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" table:style-name="ta1">
        <table:shapes>
          <draw:frame draw:z-index="0" draw:style-name="gr1" draw:text-style-name="P1" svg:width="453.51pt" svg:height="255.09pt" svg:x="115.77pt" svg:y="59.33pt">
            <draw:object draw:notify-on-update-of-ranges="source_1.D1:source_1.D1 source_1.D2:source_1.D335 source_1.E1:source_1.E1 source_1.E2:source_1.E335 source_1.D1:source_1.D1 source_1.H2:source_1.H335 source_1.I1:source_1.I1 source_1.I2:source_1.I3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number-columns-repeated="2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22941.23615" calcext:value-type="float">
            <text:p>1443122941.23615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22941.45941" calcext:value-type="float">
            <text:p>1443122941.45941</text:p>
          </table:table-cell>
          <table:table-cell table:formula="of:=[.G2]-[.$B$2]" office:value-type="float" office:value="0.223258018493652" calcext:value-type="float">
            <text:p>0.2232580185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223258018493652" calcext:value-type="float">
            <text:p>0.2232580185</text:p>
          </table:table-cell>
          <table:table-cell table:formula="of:=MAX([.J2:.J2001])" office:value-type="float" office:value="5.02931714057922" calcext:value-type="float">
            <text:p>5.0293171406</text:p>
          </table:table-cell>
          <table:table-cell office:value-type="float" office:value="1443122941.45941" calcext:value-type="float">
            <text:p>1443122941.45941</text:p>
          </table:table-cell>
          <table:table-cell table:formula="of:=[.L2]-[.$B$2]" office:value-type="float" office:value="0.223258018493652" calcext:value-type="float">
            <text:p>0.2232580185</text:p>
          </table:table-cell>
          <table:table-cell office:value-type="float" office:value="0" calcext:value-type="float">
            <text:p>0</text:p>
          </table:table-cell>
          <table:table-cell table:formula="of:=[.L2]-[.$B2]" office:value-type="float" office:value="0.223258018493652" calcext:value-type="float">
            <text:p>0.2232580185</text:p>
          </table:table-cell>
          <table:table-cell table:formula="of:=MAX([.O2:.O2001])" office:value-type="float" office:value="5.02931714057922" calcext:value-type="float">
            <text:p>5.0293171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22941.28447" calcext:value-type="float">
            <text:p>1443122941.28447</text:p>
          </table:table-cell>
          <table:table-cell office:value-type="float" office:value="4096" calcext:value-type="float">
            <text:p>4096</text:p>
          </table:table-cell>
          <table:table-cell table:formula="of:=[.B3]-[.$B$2]" office:value-type="float" office:value="0.0483229160308838" calcext:value-type="float">
            <text:p>0.048322916</text:p>
          </table:table-cell>
          <table:table-cell table:formula="of:=[.C3]/([.D3]-[.D2])" office:value-type="float" office:value="84763.0966099437" calcext:value-type="float">
            <text:p>84763.0966099437</text:p>
          </table:table-cell>
          <table:table-cell/>
          <table:table-cell office:value-type="float" office:value="1443122941.50756" calcext:value-type="float">
            <text:p>1443122941.50756</text:p>
          </table:table-cell>
          <table:table-cell table:formula="of:=[.G3]-[.$B$2]" office:value-type="float" office:value="0.27140736579895" calcext:value-type="float">
            <text:p>0.2714073658</text:p>
          </table:table-cell>
          <table:table-cell table:formula="of:=[.C3]/([.H3]-[.H2])" office:value-type="float" office:value="85068.6505474046" calcext:value-type="float">
            <text:p>85068.6505474046</text:p>
          </table:table-cell>
          <table:table-cell table:formula="of:=[.G3]-[.$B3]" office:value-type="float" office:value="0.223084449768066" calcext:value-type="float">
            <text:p>0.2230844498</text:p>
          </table:table-cell>
          <table:table-cell/>
          <table:table-cell office:value-type="float" office:value="1443122941.50756" calcext:value-type="float">
            <text:p>1443122941.50756</text:p>
          </table:table-cell>
          <table:table-cell table:formula="of:=[.L3]-[.$B$2]" office:value-type="float" office:value="0.27140736579895" calcext:value-type="float">
            <text:p>0.2714073658</text:p>
          </table:table-cell>
          <table:table-cell table:formula="of:=[.C3]/([.M3]-[.M2])" office:value-type="float" office:value="85068.6505474046" calcext:value-type="float">
            <text:p>85068.6505474046</text:p>
          </table:table-cell>
          <table:table-cell table:formula="of:=[.L3]-[.$B3]" office:value-type="float" office:value="0.223084449768066" calcext:value-type="float">
            <text:p>0.223084449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22941.33279" calcext:value-type="float">
            <text:p>1443122941.33279</text:p>
          </table:table-cell>
          <table:table-cell office:value-type="float" office:value="4096" calcext:value-type="float">
            <text:p>4096</text:p>
          </table:table-cell>
          <table:table-cell table:formula="of:=[.B4]-[.$B$2]" office:value-type="float" office:value="0.0966432094573975" calcext:value-type="float">
            <text:p>0.0966432095</text:p>
          </table:table-cell>
          <table:table-cell table:formula="of:=[.C4]/([.D4]-[.D3])" office:value-type="float" office:value="84767.6971628756" calcext:value-type="float">
            <text:p>84767.6971628756</text:p>
          </table:table-cell>
          <table:table-cell/>
          <table:table-cell office:value-type="float" office:value="1443122941.55583" calcext:value-type="float">
            <text:p>1443122941.55583</text:p>
          </table:table-cell>
          <table:table-cell table:formula="of:=[.G4]-[.$B$2]" office:value-type="float" office:value="0.319682598114014" calcext:value-type="float">
            <text:p>0.3196825981</text:p>
          </table:table-cell>
          <table:table-cell table:formula="of:=[.C4]/([.H4]-[.H3])" office:value-type="float" office:value="84846.8211042024" calcext:value-type="float">
            <text:p>84846.8211042024</text:p>
          </table:table-cell>
          <table:table-cell table:formula="of:=[.G4]-[.$B4]" office:value-type="float" office:value="0.223039388656616" calcext:value-type="float">
            <text:p>0.2230393887</text:p>
          </table:table-cell>
          <table:table-cell/>
          <table:table-cell office:value-type="float" office:value="1443122941.55583" calcext:value-type="float">
            <text:p>1443122941.55583</text:p>
          </table:table-cell>
          <table:table-cell table:formula="of:=[.L4]-[.$B$2]" office:value-type="float" office:value="0.319682598114014" calcext:value-type="float">
            <text:p>0.3196825981</text:p>
          </table:table-cell>
          <table:table-cell table:formula="of:=[.C4]/([.M4]-[.M3])" office:value-type="float" office:value="84846.8211042024" calcext:value-type="float">
            <text:p>84846.8211042024</text:p>
          </table:table-cell>
          <table:table-cell table:formula="of:=[.L4]-[.$B4]" office:value-type="float" office:value="0.223039388656616" calcext:value-type="float">
            <text:p>0.223039388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22941.38116" calcext:value-type="float">
            <text:p>1443122941.38116</text:p>
          </table:table-cell>
          <table:table-cell office:value-type="float" office:value="4096" calcext:value-type="float">
            <text:p>4096</text:p>
          </table:table-cell>
          <table:table-cell table:formula="of:=[.B5]-[.$B$2]" office:value-type="float" office:value="0.145009994506836" calcext:value-type="float">
            <text:p>0.1450099945</text:p>
          </table:table-cell>
          <table:table-cell table:formula="of:=[.C5]/([.D5]-[.D4])" office:value-type="float" office:value="84686.215877554" calcext:value-type="float">
            <text:p>84686.215877554</text:p>
          </table:table-cell>
          <table:table-cell/>
          <table:table-cell office:value-type="float" office:value="1443122941.60418" calcext:value-type="float">
            <text:p>1443122941.60418</text:p>
          </table:table-cell>
          <table:table-cell table:formula="of:=[.G5]-[.$B$2]" office:value-type="float" office:value="0.368030786514282" calcext:value-type="float">
            <text:p>0.3680307865</text:p>
          </table:table-cell>
          <table:table-cell table:formula="of:=[.C5]/([.H5]-[.H4])" office:value-type="float" office:value="84718.7895871037" calcext:value-type="float">
            <text:p>84718.7895871037</text:p>
          </table:table-cell>
          <table:table-cell table:formula="of:=[.G5]-[.$B5]" office:value-type="float" office:value="0.223020792007446" calcext:value-type="float">
            <text:p>0.223020792</text:p>
          </table:table-cell>
          <table:table-cell/>
          <table:table-cell office:value-type="float" office:value="1443122941.60418" calcext:value-type="float">
            <text:p>1443122941.60418</text:p>
          </table:table-cell>
          <table:table-cell table:formula="of:=[.L5]-[.$B$2]" office:value-type="float" office:value="0.368030786514282" calcext:value-type="float">
            <text:p>0.3680307865</text:p>
          </table:table-cell>
          <table:table-cell table:formula="of:=[.C5]/([.M5]-[.M4])" office:value-type="float" office:value="84718.7895871037" calcext:value-type="float">
            <text:p>84718.7895871037</text:p>
          </table:table-cell>
          <table:table-cell table:formula="of:=[.L5]-[.$B5]" office:value-type="float" office:value="0.223020792007446" calcext:value-type="float">
            <text:p>0.22302079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22941.42945" calcext:value-type="float">
            <text:p>1443122941.42945</text:p>
          </table:table-cell>
          <table:table-cell office:value-type="float" office:value="4096" calcext:value-type="float">
            <text:p>4096</text:p>
          </table:table-cell>
          <table:table-cell table:formula="of:=[.B6]-[.$B$2]" office:value-type="float" office:value="0.193303108215332" calcext:value-type="float">
            <text:p>0.1933031082</text:p>
          </table:table-cell>
          <table:table-cell table:formula="of:=[.C6]/([.D6]-[.D5])" office:value-type="float" office:value="84815.4050435435" calcext:value-type="float">
            <text:p>84815.4050435435</text:p>
          </table:table-cell>
          <table:table-cell/>
          <table:table-cell office:value-type="float" office:value="1443122941.65257" calcext:value-type="float">
            <text:p>1443122941.65257</text:p>
          </table:table-cell>
          <table:table-cell table:formula="of:=[.G6]-[.$B$2]" office:value-type="float" office:value="0.416421890258789" calcext:value-type="float">
            <text:p>0.4164218903</text:p>
          </table:table-cell>
          <table:table-cell table:formula="of:=[.C6]/([.H6]-[.H5])" office:value-type="float" office:value="84643.6572644814" calcext:value-type="float">
            <text:p>84643.6572644814</text:p>
          </table:table-cell>
          <table:table-cell table:formula="of:=[.G6]-[.$B6]" office:value-type="float" office:value="0.223118782043457" calcext:value-type="float">
            <text:p>0.223118782</text:p>
          </table:table-cell>
          <table:table-cell/>
          <table:table-cell office:value-type="float" office:value="1443122941.65257" calcext:value-type="float">
            <text:p>1443122941.65257</text:p>
          </table:table-cell>
          <table:table-cell table:formula="of:=[.L6]-[.$B$2]" office:value-type="float" office:value="0.416421890258789" calcext:value-type="float">
            <text:p>0.4164218903</text:p>
          </table:table-cell>
          <table:table-cell table:formula="of:=[.C6]/([.M6]-[.M5])" office:value-type="float" office:value="84643.6572644814" calcext:value-type="float">
            <text:p>84643.6572644814</text:p>
          </table:table-cell>
          <table:table-cell table:formula="of:=[.L6]-[.$B6]" office:value-type="float" office:value="0.223118782043457" calcext:value-type="float">
            <text:p>0.22311878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22941.47774" calcext:value-type="float">
            <text:p>1443122941.47774</text:p>
          </table:table-cell>
          <table:table-cell office:value-type="float" office:value="4096" calcext:value-type="float">
            <text:p>4096</text:p>
          </table:table-cell>
          <table:table-cell table:formula="of:=[.B7]-[.$B$2]" office:value-type="float" office:value="0.241588354110718" calcext:value-type="float">
            <text:p>0.2415883541</text:p>
          </table:table-cell>
          <table:table-cell table:formula="of:=[.C7]/([.D7]-[.D6])" office:value-type="float" office:value="84829.2252435526" calcext:value-type="float">
            <text:p>84829.2252435526</text:p>
          </table:table-cell>
          <table:table-cell/>
          <table:table-cell office:value-type="float" office:value="1443122941.70096" calcext:value-type="float">
            <text:p>1443122941.70096</text:p>
          </table:table-cell>
          <table:table-cell table:formula="of:=[.G7]-[.$B$2]" office:value-type="float" office:value="0.464812994003296" calcext:value-type="float">
            <text:p>0.464812994</text:p>
          </table:table-cell>
          <table:table-cell table:formula="of:=[.C7]/([.H7]-[.H6])" office:value-type="float" office:value="84643.6572644814" calcext:value-type="float">
            <text:p>84643.6572644814</text:p>
          </table:table-cell>
          <table:table-cell table:formula="of:=[.G7]-[.$B7]" office:value-type="float" office:value="0.223224639892578" calcext:value-type="float">
            <text:p>0.2232246399</text:p>
          </table:table-cell>
          <table:table-cell/>
          <table:table-cell office:value-type="float" office:value="1443122941.70096" calcext:value-type="float">
            <text:p>1443122941.70096</text:p>
          </table:table-cell>
          <table:table-cell table:formula="of:=[.L7]-[.$B$2]" office:value-type="float" office:value="0.464812994003296" calcext:value-type="float">
            <text:p>0.464812994</text:p>
          </table:table-cell>
          <table:table-cell table:formula="of:=[.C7]/([.M7]-[.M6])" office:value-type="float" office:value="84643.6572644814" calcext:value-type="float">
            <text:p>84643.6572644814</text:p>
          </table:table-cell>
          <table:table-cell table:formula="of:=[.L7]-[.$B7]" office:value-type="float" office:value="0.223224639892578" calcext:value-type="float">
            <text:p>0.223224639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22941.52604" calcext:value-type="float">
            <text:p>1443122941.52604</text:p>
          </table:table-cell>
          <table:table-cell office:value-type="float" office:value="4096" calcext:value-type="float">
            <text:p>4096</text:p>
          </table:table-cell>
          <table:table-cell table:formula="of:=[.B8]-[.$B$2]" office:value-type="float" office:value="0.289897203445435" calcext:value-type="float">
            <text:p>0.2898972034</text:p>
          </table:table-cell>
          <table:table-cell table:formula="of:=[.C8]/([.D8]-[.D7])" office:value-type="float" office:value="84787.7781484735" calcext:value-type="float">
            <text:p>84787.7781484735</text:p>
          </table:table-cell>
          <table:table-cell/>
          <table:table-cell office:value-type="float" office:value="1443122941.74919" calcext:value-type="float">
            <text:p>1443122941.74919</text:p>
          </table:table-cell>
          <table:table-cell table:formula="of:=[.G8]-[.$B$2]" office:value-type="float" office:value="0.51304292678833" calcext:value-type="float">
            <text:p>0.5130429268</text:p>
          </table:table-cell>
          <table:table-cell table:formula="of:=[.C8]/([.H8]-[.H7])" office:value-type="float" office:value="84926.5127168287" calcext:value-type="float">
            <text:p>84926.5127168287</text:p>
          </table:table-cell>
          <table:table-cell table:formula="of:=[.G8]-[.$B8]" office:value-type="float" office:value="0.223145723342895" calcext:value-type="float">
            <text:p>0.2231457233</text:p>
          </table:table-cell>
          <table:table-cell/>
          <table:table-cell office:value-type="float" office:value="1443122941.74919" calcext:value-type="float">
            <text:p>1443122941.74919</text:p>
          </table:table-cell>
          <table:table-cell table:formula="of:=[.L8]-[.$B$2]" office:value-type="float" office:value="0.51304292678833" calcext:value-type="float">
            <text:p>0.5130429268</text:p>
          </table:table-cell>
          <table:table-cell table:formula="of:=[.C8]/([.M8]-[.M7])" office:value-type="float" office:value="84926.5127168287" calcext:value-type="float">
            <text:p>84926.5127168287</text:p>
          </table:table-cell>
          <table:table-cell table:formula="of:=[.L8]-[.$B8]" office:value-type="float" office:value="0.223145723342895" calcext:value-type="float">
            <text:p>0.223145723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22941.57438" calcext:value-type="float">
            <text:p>1443122941.57438</text:p>
          </table:table-cell>
          <table:table-cell office:value-type="float" office:value="4096" calcext:value-type="float">
            <text:p>4096</text:p>
          </table:table-cell>
          <table:table-cell table:formula="of:=[.B9]-[.$B$2]" office:value-type="float" office:value="0.33823299407959" calcext:value-type="float">
            <text:p>0.3382329941</text:p>
          </table:table-cell>
          <table:table-cell table:formula="of:=[.C9]/([.D9]-[.D8])" office:value-type="float" office:value="84740.519318322" calcext:value-type="float">
            <text:p>84740.519318322</text:p>
          </table:table-cell>
          <table:table-cell/>
          <table:table-cell office:value-type="float" office:value="1443122941.79771" calcext:value-type="float">
            <text:p>1443122941.79771</text:p>
          </table:table-cell>
          <table:table-cell table:formula="of:=[.G9]-[.$B$2]" office:value-type="float" office:value="0.561562538146973" calcext:value-type="float">
            <text:p>0.5615625381</text:p>
          </table:table-cell>
          <table:table-cell table:formula="of:=[.C9]/([.H9]-[.H8])" office:value-type="float" office:value="84419.4725659194" calcext:value-type="float">
            <text:p>84419.4725659194</text:p>
          </table:table-cell>
          <table:table-cell table:formula="of:=[.G9]-[.$B9]" office:value-type="float" office:value="0.223329544067383" calcext:value-type="float">
            <text:p>0.2233295441</text:p>
          </table:table-cell>
          <table:table-cell/>
          <table:table-cell office:value-type="float" office:value="1443122941.79771" calcext:value-type="float">
            <text:p>1443122941.79771</text:p>
          </table:table-cell>
          <table:table-cell table:formula="of:=[.L9]-[.$B$2]" office:value-type="float" office:value="0.561562538146973" calcext:value-type="float">
            <text:p>0.5615625381</text:p>
          </table:table-cell>
          <table:table-cell table:formula="of:=[.C9]/([.M9]-[.M8])" office:value-type="float" office:value="84419.4725659194" calcext:value-type="float">
            <text:p>84419.4725659194</text:p>
          </table:table-cell>
          <table:table-cell table:formula="of:=[.L9]-[.$B9]" office:value-type="float" office:value="0.223329544067383" calcext:value-type="float">
            <text:p>0.22332954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22941.62271" calcext:value-type="float">
            <text:p>1443122941.62271</text:p>
          </table:table-cell>
          <table:table-cell office:value-type="float" office:value="4096" calcext:value-type="float">
            <text:p>4096</text:p>
          </table:table-cell>
          <table:table-cell table:formula="of:=[.B10]-[.$B$2]" office:value-type="float" office:value="0.386564493179321" calcext:value-type="float">
            <text:p>0.3865644932</text:p>
          </table:table-cell>
          <table:table-cell table:formula="of:=[.C10]/([.D10]-[.D9])" office:value-type="float" office:value="84748.0437457145" calcext:value-type="float">
            <text:p>84748.0437457145</text:p>
          </table:table-cell>
          <table:table-cell/>
          <table:table-cell office:value-type="float" office:value="1443122941.84588" calcext:value-type="float">
            <text:p>1443122941.84588</text:p>
          </table:table-cell>
          <table:table-cell table:formula="of:=[.G10]-[.$B$2]" office:value-type="float" office:value="0.609728097915649" calcext:value-type="float">
            <text:p>0.6097280979</text:p>
          </table:table-cell>
          <table:table-cell table:formula="of:=[.C10]/([.H10]-[.H9])" office:value-type="float" office:value="85040.0165527346" calcext:value-type="float">
            <text:p>85040.0165527346</text:p>
          </table:table-cell>
          <table:table-cell table:formula="of:=[.G10]-[.$B10]" office:value-type="float" office:value="0.223163604736328" calcext:value-type="float">
            <text:p>0.2231636047</text:p>
          </table:table-cell>
          <table:table-cell/>
          <table:table-cell office:value-type="float" office:value="1443122941.84588" calcext:value-type="float">
            <text:p>1443122941.84588</text:p>
          </table:table-cell>
          <table:table-cell table:formula="of:=[.L10]-[.$B$2]" office:value-type="float" office:value="0.609728097915649" calcext:value-type="float">
            <text:p>0.6097280979</text:p>
          </table:table-cell>
          <table:table-cell table:formula="of:=[.C10]/([.M10]-[.M9])" office:value-type="float" office:value="85040.0165527346" calcext:value-type="float">
            <text:p>85040.0165527346</text:p>
          </table:table-cell>
          <table:table-cell table:formula="of:=[.L10]-[.$B10]" office:value-type="float" office:value="0.223163604736328" calcext:value-type="float">
            <text:p>0.223163604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22941.67103" calcext:value-type="float">
            <text:p>1443122941.67103</text:p>
          </table:table-cell>
          <table:table-cell office:value-type="float" office:value="4096" calcext:value-type="float">
            <text:p>4096</text:p>
          </table:table-cell>
          <table:table-cell table:formula="of:=[.B11]-[.$B$2]" office:value-type="float" office:value="0.434883594512939" calcext:value-type="float">
            <text:p>0.4348835945</text:p>
          </table:table-cell>
          <table:table-cell table:formula="of:=[.C11]/([.D11]-[.D10])" office:value-type="float" office:value="84769.7884883922" calcext:value-type="float">
            <text:p>84769.7884883922</text:p>
          </table:table-cell>
          <table:table-cell/>
          <table:table-cell office:value-type="float" office:value="1443122941.89419" calcext:value-type="float">
            <text:p>1443122941.89419</text:p>
          </table:table-cell>
          <table:table-cell table:formula="of:=[.G11]-[.$B$2]" office:value-type="float" office:value="0.658038854598999" calcext:value-type="float">
            <text:p>0.6580388546</text:p>
          </table:table-cell>
          <table:table-cell table:formula="of:=[.C11]/([.H11]-[.H10])" office:value-type="float" office:value="84784.4306568623" calcext:value-type="float">
            <text:p>84784.4306568623</text:p>
          </table:table-cell>
          <table:table-cell table:formula="of:=[.G11]-[.$B11]" office:value-type="float" office:value="0.22315526008606" calcext:value-type="float">
            <text:p>0.2231552601</text:p>
          </table:table-cell>
          <table:table-cell/>
          <table:table-cell office:value-type="float" office:value="1443122941.89419" calcext:value-type="float">
            <text:p>1443122941.89419</text:p>
          </table:table-cell>
          <table:table-cell table:formula="of:=[.L11]-[.$B$2]" office:value-type="float" office:value="0.658038854598999" calcext:value-type="float">
            <text:p>0.6580388546</text:p>
          </table:table-cell>
          <table:table-cell table:formula="of:=[.C11]/([.M11]-[.M10])" office:value-type="float" office:value="84784.4306568623" calcext:value-type="float">
            <text:p>84784.4306568623</text:p>
          </table:table-cell>
          <table:table-cell table:formula="of:=[.L11]-[.$B11]" office:value-type="float" office:value="0.22315526008606" calcext:value-type="float">
            <text:p>0.22315526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22941.71938" calcext:value-type="float">
            <text:p>1443122941.71938</text:p>
          </table:table-cell>
          <table:table-cell office:value-type="float" office:value="4096" calcext:value-type="float">
            <text:p>4096</text:p>
          </table:table-cell>
          <table:table-cell table:formula="of:=[.B12]-[.$B$2]" office:value-type="float" office:value="0.483229637145996" calcext:value-type="float">
            <text:p>0.4832296371</text:p>
          </table:table-cell>
          <table:table-cell table:formula="of:=[.C12]/([.D12]-[.D11])" office:value-type="float" office:value="84722.5497046031" calcext:value-type="float">
            <text:p>84722.5497046031</text:p>
          </table:table-cell>
          <table:table-cell/>
          <table:table-cell office:value-type="float" office:value="1443122941.94252" calcext:value-type="float">
            <text:p>1443122941.94252</text:p>
          </table:table-cell>
          <table:table-cell table:formula="of:=[.G12]-[.$B$2]" office:value-type="float" office:value="0.706375360488892" calcext:value-type="float">
            <text:p>0.7063753605</text:p>
          </table:table-cell>
          <table:table-cell table:formula="of:=[.C12]/([.H12]-[.H11])" office:value-type="float" office:value="84739.265376989" calcext:value-type="float">
            <text:p>84739.265376989</text:p>
          </table:table-cell>
          <table:table-cell table:formula="of:=[.G12]-[.$B12]" office:value-type="float" office:value="0.223145723342895" calcext:value-type="float">
            <text:p>0.2231457233</text:p>
          </table:table-cell>
          <table:table-cell/>
          <table:table-cell office:value-type="float" office:value="1443122941.94252" calcext:value-type="float">
            <text:p>1443122941.94252</text:p>
          </table:table-cell>
          <table:table-cell table:formula="of:=[.L12]-[.$B$2]" office:value-type="float" office:value="0.706375360488892" calcext:value-type="float">
            <text:p>0.7063753605</text:p>
          </table:table-cell>
          <table:table-cell table:formula="of:=[.C12]/([.M12]-[.M11])" office:value-type="float" office:value="84739.265376989" calcext:value-type="float">
            <text:p>84739.265376989</text:p>
          </table:table-cell>
          <table:table-cell table:formula="of:=[.L12]-[.$B12]" office:value-type="float" office:value="0.223145723342895" calcext:value-type="float">
            <text:p>0.223145723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22941.7677" calcext:value-type="float">
            <text:p>1443122941.7677</text:p>
          </table:table-cell>
          <table:table-cell office:value-type="float" office:value="4096" calcext:value-type="float">
            <text:p>4096</text:p>
          </table:table-cell>
          <table:table-cell table:formula="of:=[.B13]-[.$B$2]" office:value-type="float" office:value="0.531549453735352" calcext:value-type="float">
            <text:p>0.5315494537</text:p>
          </table:table-cell>
          <table:table-cell table:formula="of:=[.C13]/([.D13]-[.D12])" office:value-type="float" office:value="84768.5336806995" calcext:value-type="float">
            <text:p>84768.5336806995</text:p>
          </table:table-cell>
          <table:table-cell/>
          <table:table-cell office:value-type="float" office:value="1443122941.99084" calcext:value-type="float">
            <text:p>1443122941.99084</text:p>
          </table:table-cell>
          <table:table-cell table:formula="of:=[.G13]-[.$B$2]" office:value-type="float" office:value="0.754693746566772" calcext:value-type="float">
            <text:p>0.7546937466</text:p>
          </table:table-cell>
          <table:table-cell table:formula="of:=[.C13]/([.H13]-[.H12])" office:value-type="float" office:value="84771.0433332346" calcext:value-type="float">
            <text:p>84771.0433332346</text:p>
          </table:table-cell>
          <table:table-cell table:formula="of:=[.G13]-[.$B13]" office:value-type="float" office:value="0.223144292831421" calcext:value-type="float">
            <text:p>0.2231442928</text:p>
          </table:table-cell>
          <table:table-cell/>
          <table:table-cell office:value-type="float" office:value="1443122941.99084" calcext:value-type="float">
            <text:p>1443122941.99084</text:p>
          </table:table-cell>
          <table:table-cell table:formula="of:=[.L13]-[.$B$2]" office:value-type="float" office:value="0.754693746566772" calcext:value-type="float">
            <text:p>0.7546937466</text:p>
          </table:table-cell>
          <table:table-cell table:formula="of:=[.C13]/([.M13]-[.M12])" office:value-type="float" office:value="84771.0433332346" calcext:value-type="float">
            <text:p>84771.0433332346</text:p>
          </table:table-cell>
          <table:table-cell table:formula="of:=[.L13]-[.$B13]" office:value-type="float" office:value="0.223144292831421" calcext:value-type="float">
            <text:p>0.223144292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22941.81601" calcext:value-type="float">
            <text:p>1443122941.81601</text:p>
          </table:table-cell>
          <table:table-cell office:value-type="float" office:value="4096" calcext:value-type="float">
            <text:p>4096</text:p>
          </table:table-cell>
          <table:table-cell table:formula="of:=[.B14]-[.$B$2]" office:value-type="float" office:value="0.579866886138916" calcext:value-type="float">
            <text:p>0.5798668861</text:p>
          </table:table-cell>
          <table:table-cell table:formula="of:=[.C14]/([.D14]-[.D13])" office:value-type="float" office:value="84772.7165174827" calcext:value-type="float">
            <text:p>84772.7165174827</text:p>
          </table:table-cell>
          <table:table-cell/>
          <table:table-cell office:value-type="float" office:value="1443122942.03916" calcext:value-type="float">
            <text:p>1443122942.03916</text:p>
          </table:table-cell>
          <table:table-cell table:formula="of:=[.G14]-[.$B$2]" office:value-type="float" office:value="0.803016424179077" calcext:value-type="float">
            <text:p>0.8030164242</text:p>
          </table:table-cell>
          <table:table-cell table:formula="of:=[.C14]/([.H14]-[.H13])" office:value-type="float" office:value="84763.5148213933" calcext:value-type="float">
            <text:p>84763.5148213933</text:p>
          </table:table-cell>
          <table:table-cell table:formula="of:=[.G14]-[.$B14]" office:value-type="float" office:value="0.223149538040161" calcext:value-type="float">
            <text:p>0.223149538</text:p>
          </table:table-cell>
          <table:table-cell/>
          <table:table-cell office:value-type="float" office:value="1443122942.03916" calcext:value-type="float">
            <text:p>1443122942.03916</text:p>
          </table:table-cell>
          <table:table-cell table:formula="of:=[.L14]-[.$B$2]" office:value-type="float" office:value="0.803016424179077" calcext:value-type="float">
            <text:p>0.8030164242</text:p>
          </table:table-cell>
          <table:table-cell table:formula="of:=[.C14]/([.M14]-[.M13])" office:value-type="float" office:value="84763.5148213933" calcext:value-type="float">
            <text:p>84763.5148213933</text:p>
          </table:table-cell>
          <table:table-cell table:formula="of:=[.L14]-[.$B14]" office:value-type="float" office:value="0.223149538040161" calcext:value-type="float">
            <text:p>0.22314953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22941.86433" calcext:value-type="float">
            <text:p>1443122941.86433</text:p>
          </table:table-cell>
          <table:table-cell office:value-type="float" office:value="4096" calcext:value-type="float">
            <text:p>4096</text:p>
          </table:table-cell>
          <table:table-cell table:formula="of:=[.B15]-[.$B$2]" office:value-type="float" office:value="0.628183364868164" calcext:value-type="float">
            <text:p>0.6281833649</text:p>
          </table:table-cell>
          <table:table-cell table:formula="of:=[.C15]/([.D15]-[.D14])" office:value-type="float" office:value="84774.3897677815" calcext:value-type="float">
            <text:p>84774.3897677815</text:p>
          </table:table-cell>
          <table:table-cell/>
          <table:table-cell office:value-type="float" office:value="1443122942.0875" calcext:value-type="float">
            <text:p>1443122942.0875</text:p>
          </table:table-cell>
          <table:table-cell table:formula="of:=[.G15]-[.$B$2]" office:value-type="float" office:value="0.851356983184814" calcext:value-type="float">
            <text:p>0.8513569832</text:p>
          </table:table-cell>
          <table:table-cell table:formula="of:=[.C15]/([.H15]-[.H14])" office:value-type="float" office:value="84732.1604103475" calcext:value-type="float">
            <text:p>84732.1604103475</text:p>
          </table:table-cell>
          <table:table-cell table:formula="of:=[.G15]-[.$B15]" office:value-type="float" office:value="0.22317361831665" calcext:value-type="float">
            <text:p>0.2231736183</text:p>
          </table:table-cell>
          <table:table-cell/>
          <table:table-cell office:value-type="float" office:value="1443122942.0875" calcext:value-type="float">
            <text:p>1443122942.0875</text:p>
          </table:table-cell>
          <table:table-cell table:formula="of:=[.L15]-[.$B$2]" office:value-type="float" office:value="0.851356983184814" calcext:value-type="float">
            <text:p>0.8513569832</text:p>
          </table:table-cell>
          <table:table-cell table:formula="of:=[.C15]/([.M15]-[.M14])" office:value-type="float" office:value="84732.1604103475" calcext:value-type="float">
            <text:p>84732.1604103475</text:p>
          </table:table-cell>
          <table:table-cell table:formula="of:=[.L15]-[.$B15]" office:value-type="float" office:value="0.22317361831665" calcext:value-type="float">
            <text:p>0.223173618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22941.91265" calcext:value-type="float">
            <text:p>1443122941.91265</text:p>
          </table:table-cell>
          <table:table-cell office:value-type="float" office:value="4096" calcext:value-type="float">
            <text:p>4096</text:p>
          </table:table-cell>
          <table:table-cell table:formula="of:=[.B16]-[.$B$2]" office:value-type="float" office:value="0.676500558853149" calcext:value-type="float">
            <text:p>0.6765005589</text:p>
          </table:table-cell>
          <table:table-cell table:formula="of:=[.C16]/([.D16]-[.D15])" office:value-type="float" office:value="84773.134823865" calcext:value-type="float">
            <text:p>84773.134823865</text:p>
          </table:table-cell>
          <table:table-cell/>
          <table:table-cell office:value-type="float" office:value="1443122942.1359" calcext:value-type="float">
            <text:p>1443122942.1359</text:p>
          </table:table-cell>
          <table:table-cell table:formula="of:=[.G16]-[.$B$2]" office:value-type="float" office:value="0.8997483253479" calcext:value-type="float">
            <text:p>0.8997483253</text:p>
          </table:table-cell>
          <table:table-cell table:formula="of:=[.C16]/([.H16]-[.H15])" office:value-type="float" office:value="84643.2402349139" calcext:value-type="float">
            <text:p>84643.2402349139</text:p>
          </table:table-cell>
          <table:table-cell table:formula="of:=[.G16]-[.$B16]" office:value-type="float" office:value="0.223247766494751" calcext:value-type="float">
            <text:p>0.2232477665</text:p>
          </table:table-cell>
          <table:table-cell/>
          <table:table-cell office:value-type="float" office:value="1443122942.1359" calcext:value-type="float">
            <text:p>1443122942.1359</text:p>
          </table:table-cell>
          <table:table-cell table:formula="of:=[.L16]-[.$B$2]" office:value-type="float" office:value="0.8997483253479" calcext:value-type="float">
            <text:p>0.8997483253</text:p>
          </table:table-cell>
          <table:table-cell table:formula="of:=[.C16]/([.M16]-[.M15])" office:value-type="float" office:value="84643.2402349139" calcext:value-type="float">
            <text:p>84643.2402349139</text:p>
          </table:table-cell>
          <table:table-cell table:formula="of:=[.L16]-[.$B16]" office:value-type="float" office:value="0.223247766494751" calcext:value-type="float">
            <text:p>0.223247766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22941.96097" calcext:value-type="float">
            <text:p>1443122941.96097</text:p>
          </table:table-cell>
          <table:table-cell office:value-type="float" office:value="4096" calcext:value-type="float">
            <text:p>4096</text:p>
          </table:table-cell>
          <table:table-cell table:formula="of:=[.B17]-[.$B$2]" office:value-type="float" office:value="0.724817276000977" calcext:value-type="float">
            <text:p>0.724817276</text:p>
          </table:table-cell>
          <table:table-cell table:formula="of:=[.C17]/([.D17]-[.D16])" office:value-type="float" office:value="84773.9714490143" calcext:value-type="float">
            <text:p>84773.9714490143</text:p>
          </table:table-cell>
          <table:table-cell/>
          <table:table-cell office:value-type="float" office:value="1443122942.1842" calcext:value-type="float">
            <text:p>1443122942.1842</text:p>
          </table:table-cell>
          <table:table-cell table:formula="of:=[.G17]-[.$B$2]" office:value-type="float" office:value="0.94805121421814" calcext:value-type="float">
            <text:p>0.9480512142</text:p>
          </table:table-cell>
          <table:table-cell table:formula="of:=[.C17]/([.H17]-[.H16])" office:value-type="float" office:value="84798.2407636836" calcext:value-type="float">
            <text:p>84798.2407636836</text:p>
          </table:table-cell>
          <table:table-cell table:formula="of:=[.G17]-[.$B17]" office:value-type="float" office:value="0.223233938217163" calcext:value-type="float">
            <text:p>0.2232339382</text:p>
          </table:table-cell>
          <table:table-cell/>
          <table:table-cell office:value-type="float" office:value="1443122942.1842" calcext:value-type="float">
            <text:p>1443122942.1842</text:p>
          </table:table-cell>
          <table:table-cell table:formula="of:=[.L17]-[.$B$2]" office:value-type="float" office:value="0.94805121421814" calcext:value-type="float">
            <text:p>0.9480512142</text:p>
          </table:table-cell>
          <table:table-cell table:formula="of:=[.C17]/([.M17]-[.M16])" office:value-type="float" office:value="84798.2407636836" calcext:value-type="float">
            <text:p>84798.2407636836</text:p>
          </table:table-cell>
          <table:table-cell table:formula="of:=[.L17]-[.$B17]" office:value-type="float" office:value="0.223233938217163" calcext:value-type="float">
            <text:p>0.223233938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22942.00774" calcext:value-type="float">
            <text:p>1443122942.00774</text:p>
          </table:table-cell>
          <table:table-cell office:value-type="float" office:value="4096" calcext:value-type="float">
            <text:p>4096</text:p>
          </table:table-cell>
          <table:table-cell table:formula="of:=[.B18]-[.$B$2]" office:value-type="float" office:value="0.771596670150757" calcext:value-type="float">
            <text:p>0.7715966702</text:p>
          </table:table-cell>
          <table:table-cell table:formula="of:=[.C18]/([.D18]-[.D17])" office:value-type="float" office:value="87559.9197989878" calcext:value-type="float">
            <text:p>87559.9197989878</text:p>
          </table:table-cell>
          <table:table-cell/>
          <table:table-cell office:value-type="float" office:value="1443122942.23096" calcext:value-type="float">
            <text:p>1443122942.23096</text:p>
          </table:table-cell>
          <table:table-cell table:formula="of:=[.G18]-[.$B$2]" office:value-type="float" office:value="0.994807720184326" calcext:value-type="float">
            <text:p>0.9948077202</text:p>
          </table:table-cell>
          <table:table-cell table:formula="of:=[.C18]/([.H18]-[.H17])" office:value-type="float" office:value="87602.7820163071" calcext:value-type="float">
            <text:p>87602.7820163071</text:p>
          </table:table-cell>
          <table:table-cell table:formula="of:=[.G18]-[.$B18]" office:value-type="float" office:value="0.223211050033569" calcext:value-type="float">
            <text:p>0.22321105</text:p>
          </table:table-cell>
          <table:table-cell/>
          <table:table-cell office:value-type="float" office:value="1443122942.23096" calcext:value-type="float">
            <text:p>1443122942.23096</text:p>
          </table:table-cell>
          <table:table-cell table:formula="of:=[.L18]-[.$B$2]" office:value-type="float" office:value="0.994807720184326" calcext:value-type="float">
            <text:p>0.9948077202</text:p>
          </table:table-cell>
          <table:table-cell table:formula="of:=[.C18]/([.M18]-[.M17])" office:value-type="float" office:value="87602.7820163071" calcext:value-type="float">
            <text:p>87602.7820163071</text:p>
          </table:table-cell>
          <table:table-cell table:formula="of:=[.L18]-[.$B18]" office:value-type="float" office:value="0.223211050033569" calcext:value-type="float">
            <text:p>0.223211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22942.04787" calcext:value-type="float">
            <text:p>1443122942.04787</text:p>
          </table:table-cell>
          <table:table-cell office:value-type="float" office:value="4096" calcext:value-type="float">
            <text:p>4096</text:p>
          </table:table-cell>
          <table:table-cell table:formula="of:=[.B19]-[.$B$2]" office:value-type="float" office:value="0.811725616455078" calcext:value-type="float">
            <text:p>0.8117256165</text:p>
          </table:table-cell>
          <table:table-cell table:formula="of:=[.C19]/([.D19]-[.D18])" office:value-type="float" office:value="102070.958179107" calcext:value-type="float">
            <text:p>102070.958179107</text:p>
          </table:table-cell>
          <table:table-cell/>
          <table:table-cell office:value-type="float" office:value="1443122942.27113" calcext:value-type="float">
            <text:p>1443122942.27113</text:p>
          </table:table-cell>
          <table:table-cell table:formula="of:=[.G19]-[.$B$2]" office:value-type="float" office:value="1.03497767448425" calcext:value-type="float">
            <text:p>1.0349776745</text:p>
          </table:table-cell>
          <table:table-cell table:formula="of:=[.C19]/([.H19]-[.H18])" office:value-type="float" office:value="101966.757776657" calcext:value-type="float">
            <text:p>101966.757776657</text:p>
          </table:table-cell>
          <table:table-cell table:formula="of:=[.G19]-[.$B19]" office:value-type="float" office:value="0.223252058029175" calcext:value-type="float">
            <text:p>0.223252058</text:p>
          </table:table-cell>
          <table:table-cell/>
          <table:table-cell office:value-type="float" office:value="1443122942.27113" calcext:value-type="float">
            <text:p>1443122942.27113</text:p>
          </table:table-cell>
          <table:table-cell table:formula="of:=[.L19]-[.$B$2]" office:value-type="float" office:value="1.03497767448425" calcext:value-type="float">
            <text:p>1.0349776745</text:p>
          </table:table-cell>
          <table:table-cell table:formula="of:=[.C19]/([.M19]-[.M18])" office:value-type="float" office:value="101966.757776657" calcext:value-type="float">
            <text:p>101966.757776657</text:p>
          </table:table-cell>
          <table:table-cell table:formula="of:=[.L19]-[.$B19]" office:value-type="float" office:value="0.223252058029175" calcext:value-type="float">
            <text:p>0.22325205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22942.088" calcext:value-type="float">
            <text:p>1443122942.088</text:p>
          </table:table-cell>
          <table:table-cell office:value-type="float" office:value="4096" calcext:value-type="float">
            <text:p>4096</text:p>
          </table:table-cell>
          <table:table-cell table:formula="of:=[.B20]-[.$B$2]" office:value-type="float" office:value="0.851853132247925" calcext:value-type="float">
            <text:p>0.8518531322</text:p>
          </table:table-cell>
          <table:table-cell table:formula="of:=[.C20]/([.D20]-[.D19])" office:value-type="float" office:value="102074.596921103" calcext:value-type="float">
            <text:p>102074.596921103</text:p>
          </table:table-cell>
          <table:table-cell/>
          <table:table-cell office:value-type="float" office:value="1443122942.31112" calcext:value-type="float">
            <text:p>1443122942.31112</text:p>
          </table:table-cell>
          <table:table-cell table:formula="of:=[.G20]-[.$B$2]" office:value-type="float" office:value="1.07497262954712" calcext:value-type="float">
            <text:p>1.0749726295</text:p>
          </table:table-cell>
          <table:table-cell table:formula="of:=[.C20]/([.H20]-[.H19])" office:value-type="float" office:value="102412.916668157" calcext:value-type="float">
            <text:p>102412.916668157</text:p>
          </table:table-cell>
          <table:table-cell table:formula="of:=[.G20]-[.$B20]" office:value-type="float" office:value="0.223119497299194" calcext:value-type="float">
            <text:p>0.2231194973</text:p>
          </table:table-cell>
          <table:table-cell/>
          <table:table-cell office:value-type="float" office:value="1443122942.31112" calcext:value-type="float">
            <text:p>1443122942.31112</text:p>
          </table:table-cell>
          <table:table-cell table:formula="of:=[.L20]-[.$B$2]" office:value-type="float" office:value="1.07497262954712" calcext:value-type="float">
            <text:p>1.0749726295</text:p>
          </table:table-cell>
          <table:table-cell table:formula="of:=[.C20]/([.M20]-[.M19])" office:value-type="float" office:value="102412.916668157" calcext:value-type="float">
            <text:p>102412.916668157</text:p>
          </table:table-cell>
          <table:table-cell table:formula="of:=[.L20]-[.$B20]" office:value-type="float" office:value="0.223119497299194" calcext:value-type="float">
            <text:p>0.223119497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22942.12812" calcext:value-type="float">
            <text:p>1443122942.12812</text:p>
          </table:table-cell>
          <table:table-cell office:value-type="float" office:value="4096" calcext:value-type="float">
            <text:p>4096</text:p>
          </table:table-cell>
          <table:table-cell table:formula="of:=[.B21]-[.$B$2]" office:value-type="float" office:value="0.891971111297607" calcext:value-type="float">
            <text:p>0.8919711113</text:p>
          </table:table-cell>
          <table:table-cell table:formula="of:=[.C21]/([.D21]-[.D20])" office:value-type="float" office:value="102098.861832683" calcext:value-type="float">
            <text:p>102098.861832683</text:p>
          </table:table-cell>
          <table:table-cell/>
          <table:table-cell office:value-type="float" office:value="1443122942.35133" calcext:value-type="float">
            <text:p>1443122942.35133</text:p>
          </table:table-cell>
          <table:table-cell table:formula="of:=[.G21]-[.$B$2]" office:value-type="float" office:value="1.11518335342407" calcext:value-type="float">
            <text:p>1.1151833534</text:p>
          </table:table-cell>
          <table:table-cell table:formula="of:=[.C21]/([.H21]-[.H20])" office:value-type="float" office:value="101863.373873447" calcext:value-type="float">
            <text:p>101863.373873447</text:p>
          </table:table-cell>
          <table:table-cell table:formula="of:=[.G21]-[.$B21]" office:value-type="float" office:value="0.223212242126465" calcext:value-type="float">
            <text:p>0.2232122421</text:p>
          </table:table-cell>
          <table:table-cell/>
          <table:table-cell office:value-type="float" office:value="1443122942.35133" calcext:value-type="float">
            <text:p>1443122942.35133</text:p>
          </table:table-cell>
          <table:table-cell table:formula="of:=[.L21]-[.$B$2]" office:value-type="float" office:value="1.11518335342407" calcext:value-type="float">
            <text:p>1.1151833534</text:p>
          </table:table-cell>
          <table:table-cell table:formula="of:=[.C21]/([.M21]-[.M20])" office:value-type="float" office:value="101863.373873447" calcext:value-type="float">
            <text:p>101863.373873447</text:p>
          </table:table-cell>
          <table:table-cell table:formula="of:=[.L21]-[.$B21]" office:value-type="float" office:value="0.223212242126465" calcext:value-type="float">
            <text:p>0.223212242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22942.16825" calcext:value-type="float">
            <text:p>1443122942.16825</text:p>
          </table:table-cell>
          <table:table-cell office:value-type="float" office:value="4096" calcext:value-type="float">
            <text:p>4096</text:p>
          </table:table-cell>
          <table:table-cell table:formula="of:=[.B22]-[.$B$2]" office:value-type="float" office:value="0.932099103927612" calcext:value-type="float">
            <text:p>0.9320991039</text:p>
          </table:table-cell>
          <table:table-cell table:formula="of:=[.C22]/([.D22]-[.D21])" office:value-type="float" office:value="102073.383978278" calcext:value-type="float">
            <text:p>102073.383978278</text:p>
          </table:table-cell>
          <table:table-cell/>
          <table:table-cell office:value-type="float" office:value="1443122942.39146" calcext:value-type="float">
            <text:p>1443122942.39146</text:p>
          </table:table-cell>
          <table:table-cell table:formula="of:=[.G22]-[.$B$2]" office:value-type="float" office:value="1.15531277656555" calcext:value-type="float">
            <text:p>1.1553127766</text:p>
          </table:table-cell>
          <table:table-cell table:formula="of:=[.C22]/([.H22]-[.H21])" office:value-type="float" office:value="102069.745322758" calcext:value-type="float">
            <text:p>102069.745322758</text:p>
          </table:table-cell>
          <table:table-cell table:formula="of:=[.G22]-[.$B22]" office:value-type="float" office:value="0.223213672637939" calcext:value-type="float">
            <text:p>0.2232136726</text:p>
          </table:table-cell>
          <table:table-cell/>
          <table:table-cell office:value-type="float" office:value="1443122942.39146" calcext:value-type="float">
            <text:p>1443122942.39146</text:p>
          </table:table-cell>
          <table:table-cell table:formula="of:=[.L22]-[.$B$2]" office:value-type="float" office:value="1.15531277656555" calcext:value-type="float">
            <text:p>1.1553127766</text:p>
          </table:table-cell>
          <table:table-cell table:formula="of:=[.C22]/([.M22]-[.M21])" office:value-type="float" office:value="102069.745322758" calcext:value-type="float">
            <text:p>102069.745322758</text:p>
          </table:table-cell>
          <table:table-cell table:formula="of:=[.L22]-[.$B22]" office:value-type="float" office:value="0.223213672637939" calcext:value-type="float">
            <text:p>0.223213672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22942.20838" calcext:value-type="float">
            <text:p>1443122942.20838</text:p>
          </table:table-cell>
          <table:table-cell office:value-type="float" office:value="4096" calcext:value-type="float">
            <text:p>4096</text:p>
          </table:table-cell>
          <table:table-cell table:formula="of:=[.B23]-[.$B$2]" office:value-type="float" office:value="0.972233057022095" calcext:value-type="float">
            <text:p>0.972233057</text:p>
          </table:table-cell>
          <table:table-cell table:formula="of:=[.C23]/([.D23]-[.D22])" office:value-type="float" office:value="102058.224624853" calcext:value-type="float">
            <text:p>102058.224624853</text:p>
          </table:table-cell>
          <table:table-cell/>
          <table:table-cell office:value-type="float" office:value="1443122942.43161" calcext:value-type="float">
            <text:p>1443122942.43161</text:p>
          </table:table-cell>
          <table:table-cell table:formula="of:=[.G23]-[.$B$2]" office:value-type="float" office:value="1.19546222686768" calcext:value-type="float">
            <text:p>1.1954622269</text:p>
          </table:table-cell>
          <table:table-cell table:formula="of:=[.C23]/([.H23]-[.H22])" office:value-type="float" office:value="102018.831370733" calcext:value-type="float">
            <text:p>102018.831370733</text:p>
          </table:table-cell>
          <table:table-cell table:formula="of:=[.G23]-[.$B23]" office:value-type="float" office:value="0.223229169845581" calcext:value-type="float">
            <text:p>0.2232291698</text:p>
          </table:table-cell>
          <table:table-cell/>
          <table:table-cell office:value-type="float" office:value="1443122942.43161" calcext:value-type="float">
            <text:p>1443122942.43161</text:p>
          </table:table-cell>
          <table:table-cell table:formula="of:=[.L23]-[.$B$2]" office:value-type="float" office:value="1.19546222686768" calcext:value-type="float">
            <text:p>1.1954622269</text:p>
          </table:table-cell>
          <table:table-cell table:formula="of:=[.C23]/([.M23]-[.M22])" office:value-type="float" office:value="102018.831370733" calcext:value-type="float">
            <text:p>102018.831370733</text:p>
          </table:table-cell>
          <table:table-cell table:formula="of:=[.L23]-[.$B23]" office:value-type="float" office:value="0.223229169845581" calcext:value-type="float">
            <text:p>0.223229169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22942.24856" calcext:value-type="float">
            <text:p>1443122942.24856</text:p>
          </table:table-cell>
          <table:table-cell office:value-type="float" office:value="4096" calcext:value-type="float">
            <text:p>4096</text:p>
          </table:table-cell>
          <table:table-cell table:formula="of:=[.B24]-[.$B$2]" office:value-type="float" office:value="1.01241111755371" calcext:value-type="float">
            <text:p>1.0124111176</text:p>
          </table:table-cell>
          <table:table-cell table:formula="of:=[.C24]/([.D24]-[.D23])" office:value-type="float" office:value="101946.185201669" calcext:value-type="float">
            <text:p>101946.185201669</text:p>
          </table:table-cell>
          <table:table-cell/>
          <table:table-cell office:value-type="float" office:value="1443122942.47174" calcext:value-type="float">
            <text:p>1443122942.47174</text:p>
          </table:table-cell>
          <table:table-cell table:formula="of:=[.G24]-[.$B$2]" office:value-type="float" office:value="1.23559212684631" calcext:value-type="float">
            <text:p>1.2355921268</text:p>
          </table:table-cell>
          <table:table-cell table:formula="of:=[.C24]/([.H24]-[.H23])" office:value-type="float" office:value="102068.532495232" calcext:value-type="float">
            <text:p>102068.532495232</text:p>
          </table:table-cell>
          <table:table-cell table:formula="of:=[.G24]-[.$B24]" office:value-type="float" office:value="0.223181009292603" calcext:value-type="float">
            <text:p>0.2231810093</text:p>
          </table:table-cell>
          <table:table-cell/>
          <table:table-cell office:value-type="float" office:value="1443122942.47174" calcext:value-type="float">
            <text:p>1443122942.47174</text:p>
          </table:table-cell>
          <table:table-cell table:formula="of:=[.L24]-[.$B$2]" office:value-type="float" office:value="1.23559212684631" calcext:value-type="float">
            <text:p>1.2355921268</text:p>
          </table:table-cell>
          <table:table-cell table:formula="of:=[.C24]/([.M24]-[.M23])" office:value-type="float" office:value="102068.532495232" calcext:value-type="float">
            <text:p>102068.532495232</text:p>
          </table:table-cell>
          <table:table-cell table:formula="of:=[.L24]-[.$B24]" office:value-type="float" office:value="0.223181009292603" calcext:value-type="float">
            <text:p>0.223181009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22942.28872" calcext:value-type="float">
            <text:p>1443122942.28872</text:p>
          </table:table-cell>
          <table:table-cell office:value-type="float" office:value="4096" calcext:value-type="float">
            <text:p>4096</text:p>
          </table:table-cell>
          <table:table-cell table:formula="of:=[.B25]-[.$B$2]" office:value-type="float" office:value="1.05257511138916" calcext:value-type="float">
            <text:p>1.0525751114</text:p>
          </table:table-cell>
          <table:table-cell table:formula="of:=[.C25]/([.D25]-[.D24])" office:value-type="float" office:value="101981.889967945" calcext:value-type="float">
            <text:p>101981.889967945</text:p>
          </table:table-cell>
          <table:table-cell/>
          <table:table-cell office:value-type="float" office:value="1443122942.51201" calcext:value-type="float">
            <text:p>1443122942.51201</text:p>
          </table:table-cell>
          <table:table-cell table:formula="of:=[.G25]-[.$B$2]" office:value-type="float" office:value="1.27586030960083" calcext:value-type="float">
            <text:p>1.2758603096</text:p>
          </table:table-cell>
          <table:table-cell table:formula="of:=[.C25]/([.H25]-[.H24])" office:value-type="float" office:value="101718.024500139" calcext:value-type="float">
            <text:p>101718.024500139</text:p>
          </table:table-cell>
          <table:table-cell table:formula="of:=[.G25]-[.$B25]" office:value-type="float" office:value="0.22328519821167" calcext:value-type="float">
            <text:p>0.2232851982</text:p>
          </table:table-cell>
          <table:table-cell/>
          <table:table-cell office:value-type="float" office:value="1443122942.51201" calcext:value-type="float">
            <text:p>1443122942.51201</text:p>
          </table:table-cell>
          <table:table-cell table:formula="of:=[.L25]-[.$B$2]" office:value-type="float" office:value="1.27586030960083" calcext:value-type="float">
            <text:p>1.2758603096</text:p>
          </table:table-cell>
          <table:table-cell table:formula="of:=[.C25]/([.M25]-[.M24])" office:value-type="float" office:value="101718.024500139" calcext:value-type="float">
            <text:p>101718.024500139</text:p>
          </table:table-cell>
          <table:table-cell table:formula="of:=[.L25]-[.$B25]" office:value-type="float" office:value="0.22328519821167" calcext:value-type="float">
            <text:p>0.223285198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22942.32884" calcext:value-type="float">
            <text:p>1443122942.32884</text:p>
          </table:table-cell>
          <table:table-cell office:value-type="float" office:value="4096" calcext:value-type="float">
            <text:p>4096</text:p>
          </table:table-cell>
          <table:table-cell table:formula="of:=[.B26]-[.$B$2]" office:value-type="float" office:value="1.09269285202026" calcext:value-type="float">
            <text:p>1.092692852</text:p>
          </table:table-cell>
          <table:table-cell table:formula="of:=[.C26]/([.D26]-[.D25])" office:value-type="float" office:value="102099.468603283" calcext:value-type="float">
            <text:p>102099.468603283</text:p>
          </table:table-cell>
          <table:table-cell/>
          <table:table-cell office:value-type="float" office:value="1443122942.55202" calcext:value-type="float">
            <text:p>1443122942.55202</text:p>
          </table:table-cell>
          <table:table-cell table:formula="of:=[.G26]-[.$B$2]" office:value-type="float" office:value="1.31587195396423" calcext:value-type="float">
            <text:p>1.315871954</text:p>
          </table:table-cell>
          <table:table-cell table:formula="of:=[.C26]/([.H26]-[.H25])" office:value-type="float" office:value="102370.199104999" calcext:value-type="float">
            <text:p>102370.199104999</text:p>
          </table:table-cell>
          <table:table-cell table:formula="of:=[.G26]-[.$B26]" office:value-type="float" office:value="0.22317910194397" calcext:value-type="float">
            <text:p>0.2231791019</text:p>
          </table:table-cell>
          <table:table-cell/>
          <table:table-cell office:value-type="float" office:value="1443122942.55202" calcext:value-type="float">
            <text:p>1443122942.55202</text:p>
          </table:table-cell>
          <table:table-cell table:formula="of:=[.L26]-[.$B$2]" office:value-type="float" office:value="1.31587195396423" calcext:value-type="float">
            <text:p>1.315871954</text:p>
          </table:table-cell>
          <table:table-cell table:formula="of:=[.C26]/([.M26]-[.M25])" office:value-type="float" office:value="102370.199104999" calcext:value-type="float">
            <text:p>102370.199104999</text:p>
          </table:table-cell>
          <table:table-cell table:formula="of:=[.L26]-[.$B26]" office:value-type="float" office:value="0.22317910194397" calcext:value-type="float">
            <text:p>0.223179101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22942.36896" calcext:value-type="float">
            <text:p>1443122942.36896</text:p>
          </table:table-cell>
          <table:table-cell office:value-type="float" office:value="4096" calcext:value-type="float">
            <text:p>4096</text:p>
          </table:table-cell>
          <table:table-cell table:formula="of:=[.B27]-[.$B$2]" office:value-type="float" office:value="1.13280987739563" calcext:value-type="float">
            <text:p>1.1328098774</text:p>
          </table:table-cell>
          <table:table-cell table:formula="of:=[.C27]/([.D27]-[.D26])" office:value-type="float" office:value="102101.288958357" calcext:value-type="float">
            <text:p>102101.288958357</text:p>
          </table:table-cell>
          <table:table-cell/>
          <table:table-cell office:value-type="float" office:value="1443122942.59214" calcext:value-type="float">
            <text:p>1443122942.59214</text:p>
          </table:table-cell>
          <table:table-cell table:formula="of:=[.G27]-[.$B$2]" office:value-type="float" office:value="1.35598802566528" calcext:value-type="float">
            <text:p>1.3559880257</text:p>
          </table:table-cell>
          <table:table-cell table:formula="of:=[.C27]/([.H27]-[.H26])" office:value-type="float" office:value="102103.716199431" calcext:value-type="float">
            <text:p>102103.716199431</text:p>
          </table:table-cell>
          <table:table-cell table:formula="of:=[.G27]-[.$B27]" office:value-type="float" office:value="0.223178148269653" calcext:value-type="float">
            <text:p>0.2231781483</text:p>
          </table:table-cell>
          <table:table-cell/>
          <table:table-cell office:value-type="float" office:value="1443122942.59214" calcext:value-type="float">
            <text:p>1443122942.59214</text:p>
          </table:table-cell>
          <table:table-cell table:formula="of:=[.L27]-[.$B$2]" office:value-type="float" office:value="1.35598802566528" calcext:value-type="float">
            <text:p>1.3559880257</text:p>
          </table:table-cell>
          <table:table-cell table:formula="of:=[.C27]/([.M27]-[.M26])" office:value-type="float" office:value="102103.716199431" calcext:value-type="float">
            <text:p>102103.716199431</text:p>
          </table:table-cell>
          <table:table-cell table:formula="of:=[.L27]-[.$B27]" office:value-type="float" office:value="0.223178148269653" calcext:value-type="float">
            <text:p>0.223178148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22942.40907" calcext:value-type="float">
            <text:p>1443122942.40907</text:p>
          </table:table-cell>
          <table:table-cell office:value-type="float" office:value="4096" calcext:value-type="float">
            <text:p>4096</text:p>
          </table:table-cell>
          <table:table-cell table:formula="of:=[.B28]-[.$B$2]" office:value-type="float" office:value="1.17292642593384" calcext:value-type="float">
            <text:p>1.1729264259</text:p>
          </table:table-cell>
          <table:table-cell table:formula="of:=[.C28]/([.D28]-[.D27])" office:value-type="float" office:value="102102.502564468" calcext:value-type="float">
            <text:p>102102.502564468</text:p>
          </table:table-cell>
          <table:table-cell/>
          <table:table-cell office:value-type="float" office:value="1443122942.63225" calcext:value-type="float">
            <text:p>1443122942.63225</text:p>
          </table:table-cell>
          <table:table-cell table:formula="of:=[.G28]-[.$B$2]" office:value-type="float" office:value="1.3961033821106" calcext:value-type="float">
            <text:p>1.3961033821</text:p>
          </table:table-cell>
          <table:table-cell table:formula="of:=[.C28]/([.H28]-[.H27])" office:value-type="float" office:value="102105.536705972" calcext:value-type="float">
            <text:p>102105.536705972</text:p>
          </table:table-cell>
          <table:table-cell table:formula="of:=[.G28]-[.$B28]" office:value-type="float" office:value="0.223176956176758" calcext:value-type="float">
            <text:p>0.2231769562</text:p>
          </table:table-cell>
          <table:table-cell/>
          <table:table-cell office:value-type="float" office:value="1443122942.63225" calcext:value-type="float">
            <text:p>1443122942.63225</text:p>
          </table:table-cell>
          <table:table-cell table:formula="of:=[.L28]-[.$B$2]" office:value-type="float" office:value="1.3961033821106" calcext:value-type="float">
            <text:p>1.3961033821</text:p>
          </table:table-cell>
          <table:table-cell table:formula="of:=[.C28]/([.M28]-[.M27])" office:value-type="float" office:value="102105.536705972" calcext:value-type="float">
            <text:p>102105.536705972</text:p>
          </table:table-cell>
          <table:table-cell table:formula="of:=[.L28]-[.$B28]" office:value-type="float" office:value="0.223176956176758" calcext:value-type="float">
            <text:p>0.223176956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22942.44919" calcext:value-type="float">
            <text:p>1443122942.44919</text:p>
          </table:table-cell>
          <table:table-cell office:value-type="float" office:value="4096" calcext:value-type="float">
            <text:p>4096</text:p>
          </table:table-cell>
          <table:table-cell table:formula="of:=[.B29]-[.$B$2]" office:value-type="float" office:value="1.21304321289063" calcext:value-type="float">
            <text:p>1.2130432129</text:p>
          </table:table-cell>
          <table:table-cell table:formula="of:=[.C29]/([.D29]-[.D28])" office:value-type="float" office:value="102101.895757806" calcext:value-type="float">
            <text:p>102101.895757806</text:p>
          </table:table-cell>
          <table:table-cell/>
          <table:table-cell office:value-type="float" office:value="1443122942.67237" calcext:value-type="float">
            <text:p>1443122942.67237</text:p>
          </table:table-cell>
          <table:table-cell table:formula="of:=[.G29]-[.$B$2]" office:value-type="float" office:value="1.43622016906738" calcext:value-type="float">
            <text:p>1.4362201691</text:p>
          </table:table-cell>
          <table:table-cell table:formula="of:=[.C29]/([.H29]-[.H28])" office:value-type="float" office:value="102101.895757806" calcext:value-type="float">
            <text:p>102101.895757806</text:p>
          </table:table-cell>
          <table:table-cell table:formula="of:=[.G29]-[.$B29]" office:value-type="float" office:value="0.223176956176758" calcext:value-type="float">
            <text:p>0.2231769562</text:p>
          </table:table-cell>
          <table:table-cell/>
          <table:table-cell office:value-type="float" office:value="1443122942.67237" calcext:value-type="float">
            <text:p>1443122942.67237</text:p>
          </table:table-cell>
          <table:table-cell table:formula="of:=[.L29]-[.$B$2]" office:value-type="float" office:value="1.43622016906738" calcext:value-type="float">
            <text:p>1.4362201691</text:p>
          </table:table-cell>
          <table:table-cell table:formula="of:=[.C29]/([.M29]-[.M28])" office:value-type="float" office:value="102101.895757806" calcext:value-type="float">
            <text:p>102101.895757806</text:p>
          </table:table-cell>
          <table:table-cell table:formula="of:=[.L29]-[.$B29]" office:value-type="float" office:value="0.223176956176758" calcext:value-type="float">
            <text:p>0.223176956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22942.48931" calcext:value-type="float">
            <text:p>1443122942.48931</text:p>
          </table:table-cell>
          <table:table-cell office:value-type="float" office:value="4096" calcext:value-type="float">
            <text:p>4096</text:p>
          </table:table-cell>
          <table:table-cell table:formula="of:=[.B30]-[.$B$2]" office:value-type="float" office:value="1.25315976142883" calcext:value-type="float">
            <text:p>1.2531597614</text:p>
          </table:table-cell>
          <table:table-cell table:formula="of:=[.C30]/([.D30]-[.D29])" office:value-type="float" office:value="102102.502564468" calcext:value-type="float">
            <text:p>102102.502564468</text:p>
          </table:table-cell>
          <table:table-cell/>
          <table:table-cell office:value-type="float" office:value="1443122942.71248" calcext:value-type="float">
            <text:p>1443122942.71248</text:p>
          </table:table-cell>
          <table:table-cell table:formula="of:=[.G30]-[.$B$2]" office:value-type="float" office:value="1.47632884979248" calcext:value-type="float">
            <text:p>1.4763288498</text:p>
          </table:table-cell>
          <table:table-cell table:formula="of:=[.C30]/([.H30]-[.H29])" office:value-type="float" office:value="102122.531231424" calcext:value-type="float">
            <text:p>102122.531231424</text:p>
          </table:table-cell>
          <table:table-cell table:formula="of:=[.G30]-[.$B30]" office:value-type="float" office:value="0.223169088363647" calcext:value-type="float">
            <text:p>0.2231690884</text:p>
          </table:table-cell>
          <table:table-cell/>
          <table:table-cell office:value-type="float" office:value="1443122942.71248" calcext:value-type="float">
            <text:p>1443122942.71248</text:p>
          </table:table-cell>
          <table:table-cell table:formula="of:=[.L30]-[.$B$2]" office:value-type="float" office:value="1.47632884979248" calcext:value-type="float">
            <text:p>1.4763288498</text:p>
          </table:table-cell>
          <table:table-cell table:formula="of:=[.C30]/([.M30]-[.M29])" office:value-type="float" office:value="102122.531231424" calcext:value-type="float">
            <text:p>102122.531231424</text:p>
          </table:table-cell>
          <table:table-cell table:formula="of:=[.L30]-[.$B30]" office:value-type="float" office:value="0.223169088363647" calcext:value-type="float">
            <text:p>0.223169088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22942.52943" calcext:value-type="float">
            <text:p>1443122942.52943</text:p>
          </table:table-cell>
          <table:table-cell office:value-type="float" office:value="4096" calcext:value-type="float">
            <text:p>4096</text:p>
          </table:table-cell>
          <table:table-cell table:formula="of:=[.B31]-[.$B$2]" office:value-type="float" office:value="1.29328012466431" calcext:value-type="float">
            <text:p>1.2932801247</text:p>
          </table:table-cell>
          <table:table-cell table:formula="of:=[.C31]/([.D31]-[.D30])" office:value-type="float" office:value="102092.794523316" calcext:value-type="float">
            <text:p>102092.794523316</text:p>
          </table:table-cell>
          <table:table-cell/>
          <table:table-cell office:value-type="float" office:value="1443122942.75264" calcext:value-type="float">
            <text:p>1443122942.75264</text:p>
          </table:table-cell>
          <table:table-cell table:formula="of:=[.G31]-[.$B$2]" office:value-type="float" office:value="1.51648759841919" calcext:value-type="float">
            <text:p>1.5164875984</text:p>
          </table:table-cell>
          <table:table-cell table:formula="of:=[.C31]/([.H31]-[.H30])" office:value-type="float" office:value="101995.210011993" calcext:value-type="float">
            <text:p>101995.210011993</text:p>
          </table:table-cell>
          <table:table-cell table:formula="of:=[.G31]-[.$B31]" office:value-type="float" office:value="0.223207473754883" calcext:value-type="float">
            <text:p>0.2232074738</text:p>
          </table:table-cell>
          <table:table-cell/>
          <table:table-cell office:value-type="float" office:value="1443122942.75264" calcext:value-type="float">
            <text:p>1443122942.75264</text:p>
          </table:table-cell>
          <table:table-cell table:formula="of:=[.L31]-[.$B$2]" office:value-type="float" office:value="1.51648759841919" calcext:value-type="float">
            <text:p>1.5164875984</text:p>
          </table:table-cell>
          <table:table-cell table:formula="of:=[.C31]/([.M31]-[.M30])" office:value-type="float" office:value="101995.210011993" calcext:value-type="float">
            <text:p>101995.210011993</text:p>
          </table:table-cell>
          <table:table-cell table:formula="of:=[.L31]-[.$B31]" office:value-type="float" office:value="0.223207473754883" calcext:value-type="float">
            <text:p>0.223207473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22942.56955" calcext:value-type="float">
            <text:p>1443122942.56955</text:p>
          </table:table-cell>
          <table:table-cell office:value-type="float" office:value="4096" calcext:value-type="float">
            <text:p>4096</text:p>
          </table:table-cell>
          <table:table-cell table:formula="of:=[.B32]-[.$B$2]" office:value-type="float" office:value="1.33339738845825" calcext:value-type="float">
            <text:p>1.3333973885</text:p>
          </table:table-cell>
          <table:table-cell table:formula="of:=[.C32]/([.D32]-[.D31])" office:value-type="float" office:value="102100.68216612" calcext:value-type="float">
            <text:p>102100.68216612</text:p>
          </table:table-cell>
          <table:table-cell/>
          <table:table-cell office:value-type="float" office:value="1443122942.7928" calcext:value-type="float">
            <text:p>1443122942.7928</text:p>
          </table:table-cell>
          <table:table-cell table:formula="of:=[.G32]-[.$B$2]" office:value-type="float" office:value="1.55664920806885" calcext:value-type="float">
            <text:p>1.5566492081</text:p>
          </table:table-cell>
          <table:table-cell table:formula="of:=[.C32]/([.H32]-[.H31])" office:value-type="float" office:value="101987.944102107" calcext:value-type="float">
            <text:p>101987.944102107</text:p>
          </table:table-cell>
          <table:table-cell table:formula="of:=[.G32]-[.$B32]" office:value-type="float" office:value="0.223251819610596" calcext:value-type="float">
            <text:p>0.2232518196</text:p>
          </table:table-cell>
          <table:table-cell/>
          <table:table-cell office:value-type="float" office:value="1443122942.7928" calcext:value-type="float">
            <text:p>1443122942.7928</text:p>
          </table:table-cell>
          <table:table-cell table:formula="of:=[.L32]-[.$B$2]" office:value-type="float" office:value="1.55664920806885" calcext:value-type="float">
            <text:p>1.5566492081</text:p>
          </table:table-cell>
          <table:table-cell table:formula="of:=[.C32]/([.M32]-[.M31])" office:value-type="float" office:value="101987.944102107" calcext:value-type="float">
            <text:p>101987.944102107</text:p>
          </table:table-cell>
          <table:table-cell table:formula="of:=[.L32]-[.$B32]" office:value-type="float" office:value="0.223251819610596" calcext:value-type="float">
            <text:p>0.223251819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22942.60966" calcext:value-type="float">
            <text:p>1443122942.60966</text:p>
          </table:table-cell>
          <table:table-cell office:value-type="float" office:value="4096" calcext:value-type="float">
            <text:p>4096</text:p>
          </table:table-cell>
          <table:table-cell table:formula="of:=[.B33]-[.$B$2]" office:value-type="float" office:value="1.3735134601593" calcext:value-type="float">
            <text:p>1.3735134602</text:p>
          </table:table-cell>
          <table:table-cell table:formula="of:=[.C33]/([.D33]-[.D32])" office:value-type="float" office:value="102103.716199431" calcext:value-type="float">
            <text:p>102103.716199431</text:p>
          </table:table-cell>
          <table:table-cell/>
          <table:table-cell office:value-type="float" office:value="1443122942.8329" calcext:value-type="float">
            <text:p>1443122942.8329</text:p>
          </table:table-cell>
          <table:table-cell table:formula="of:=[.G33]-[.$B$2]" office:value-type="float" office:value="1.59675526618958" calcext:value-type="float">
            <text:p>1.5967552662</text:p>
          </table:table-cell>
          <table:table-cell table:formula="of:=[.C33]/([.H33]-[.H32])" office:value-type="float" office:value="102129.209200021" calcext:value-type="float">
            <text:p>102129.209200021</text:p>
          </table:table-cell>
          <table:table-cell table:formula="of:=[.G33]-[.$B33]" office:value-type="float" office:value="0.223241806030273" calcext:value-type="float">
            <text:p>0.223241806</text:p>
          </table:table-cell>
          <table:table-cell/>
          <table:table-cell office:value-type="float" office:value="1443122942.8329" calcext:value-type="float">
            <text:p>1443122942.8329</text:p>
          </table:table-cell>
          <table:table-cell table:formula="of:=[.L33]-[.$B$2]" office:value-type="float" office:value="1.59675526618958" calcext:value-type="float">
            <text:p>1.5967552662</text:p>
          </table:table-cell>
          <table:table-cell table:formula="of:=[.C33]/([.M33]-[.M32])" office:value-type="float" office:value="102129.209200021" calcext:value-type="float">
            <text:p>102129.209200021</text:p>
          </table:table-cell>
          <table:table-cell table:formula="of:=[.L33]-[.$B33]" office:value-type="float" office:value="0.223241806030273" calcext:value-type="float">
            <text:p>0.22324180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22942.64978" calcext:value-type="float">
            <text:p>1443122942.64978</text:p>
          </table:table-cell>
          <table:table-cell office:value-type="float" office:value="4096" calcext:value-type="float">
            <text:p>4096</text:p>
          </table:table-cell>
          <table:table-cell table:formula="of:=[.B34]-[.$B$2]" office:value-type="float" office:value="1.41363286972046" calcext:value-type="float">
            <text:p>1.4136328697</text:p>
          </table:table-cell>
          <table:table-cell table:formula="of:=[.C34]/([.D34]-[.D33])" office:value-type="float" office:value="102095.221360527" calcext:value-type="float">
            <text:p>102095.221360527</text:p>
          </table:table-cell>
          <table:table-cell/>
          <table:table-cell office:value-type="float" office:value="1443122942.91314" calcext:value-type="float">
            <text:p>1443122942.91314</text:p>
          </table:table-cell>
          <table:table-cell table:formula="of:=[.G34]-[.$B$2]" office:value-type="float" office:value="1.67699456214905" calcext:value-type="float">
            <text:p>1.6769945621</text:p>
          </table:table-cell>
          <table:table-cell table:formula="of:=[.C34]/([.H34]-[.H33])" office:value-type="float" office:value="51047.307320204" calcext:value-type="float">
            <text:p>51047.307320204</text:p>
          </table:table-cell>
          <table:table-cell table:formula="of:=[.G34]-[.$B34]" office:value-type="float" office:value="0.263361692428589" calcext:value-type="float">
            <text:p>0.2633616924</text:p>
          </table:table-cell>
          <table:table-cell/>
          <table:table-cell office:value-type="float" office:value="1443122942.91314" calcext:value-type="float">
            <text:p>1443122942.91314</text:p>
          </table:table-cell>
          <table:table-cell table:formula="of:=[.L34]-[.$B$2]" office:value-type="float" office:value="1.67699456214905" calcext:value-type="float">
            <text:p>1.6769945621</text:p>
          </table:table-cell>
          <table:table-cell table:formula="of:=[.C34]/([.M34]-[.M33])" office:value-type="float" office:value="51047.307320204" calcext:value-type="float">
            <text:p>51047.307320204</text:p>
          </table:table-cell>
          <table:table-cell table:formula="of:=[.L34]-[.$B34]" office:value-type="float" office:value="0.263361692428589" calcext:value-type="float">
            <text:p>0.263361692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22942.68991" calcext:value-type="float">
            <text:p>1443122942.68991</text:p>
          </table:table-cell>
          <table:table-cell office:value-type="float" office:value="4096" calcext:value-type="float">
            <text:p>4096</text:p>
          </table:table-cell>
          <table:table-cell table:formula="of:=[.B35]-[.$B$2]" office:value-type="float" office:value="1.45375895500183" calcext:value-type="float">
            <text:p>1.453758955</text:p>
          </table:table-cell>
          <table:table-cell table:formula="of:=[.C35]/([.D35]-[.D34])" office:value-type="float" office:value="102078.235922544" calcext:value-type="float">
            <text:p>102078.235922544</text:p>
          </table:table-cell>
          <table:table-cell/>
          <table:table-cell office:value-type="float" office:value="1443122942.95329" calcext:value-type="float">
            <text:p>1443122942.95329</text:p>
          </table:table-cell>
          <table:table-cell table:formula="of:=[.G35]-[.$B$2]" office:value-type="float" office:value="1.71713900566101" calcext:value-type="float">
            <text:p>1.7171390057</text:p>
          </table:table-cell>
          <table:table-cell table:formula="of:=[.C35]/([.H35]-[.H34])" office:value-type="float" office:value="102031.555096271" calcext:value-type="float">
            <text:p>102031.555096271</text:p>
          </table:table-cell>
          <table:table-cell table:formula="of:=[.G35]-[.$B35]" office:value-type="float" office:value="0.26338005065918" calcext:value-type="float">
            <text:p>0.2633800507</text:p>
          </table:table-cell>
          <table:table-cell/>
          <table:table-cell office:value-type="float" office:value="1443122942.95329" calcext:value-type="float">
            <text:p>1443122942.95329</text:p>
          </table:table-cell>
          <table:table-cell table:formula="of:=[.L35]-[.$B$2]" office:value-type="float" office:value="1.71713900566101" calcext:value-type="float">
            <text:p>1.7171390057</text:p>
          </table:table-cell>
          <table:table-cell table:formula="of:=[.C35]/([.M35]-[.M34])" office:value-type="float" office:value="102031.555096271" calcext:value-type="float">
            <text:p>102031.555096271</text:p>
          </table:table-cell>
          <table:table-cell table:formula="of:=[.L35]-[.$B35]" office:value-type="float" office:value="0.26338005065918" calcext:value-type="float">
            <text:p>0.263380050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22942.73004" calcext:value-type="float">
            <text:p>1443122942.73004</text:p>
          </table:table-cell>
          <table:table-cell office:value-type="float" office:value="4096" calcext:value-type="float">
            <text:p>4096</text:p>
          </table:table-cell>
          <table:table-cell table:formula="of:=[.B36]-[.$B$2]" office:value-type="float" office:value="1.49388742446899" calcext:value-type="float">
            <text:p>1.4938874245</text:p>
          </table:table-cell>
          <table:table-cell table:formula="of:=[.C36]/([.D36]-[.D35])" office:value-type="float" office:value="102072.17106428" calcext:value-type="float">
            <text:p>102072.17106428</text:p>
          </table:table-cell>
          <table:table-cell/>
          <table:table-cell office:value-type="float" office:value="1443122942.99339" calcext:value-type="float">
            <text:p>1443122942.99339</text:p>
          </table:table-cell>
          <table:table-cell table:formula="of:=[.G36]-[.$B$2]" office:value-type="float" office:value="1.7572386264801" calcext:value-type="float">
            <text:p>1.7572386265</text:p>
          </table:table-cell>
          <table:table-cell table:formula="of:=[.C36]/([.H36]-[.H35])" office:value-type="float" office:value="102145.604280873" calcext:value-type="float">
            <text:p>102145.604280873</text:p>
          </table:table-cell>
          <table:table-cell table:formula="of:=[.G36]-[.$B36]" office:value-type="float" office:value="0.263351202011108" calcext:value-type="float">
            <text:p>0.263351202</text:p>
          </table:table-cell>
          <table:table-cell/>
          <table:table-cell office:value-type="float" office:value="1443122942.99339" calcext:value-type="float">
            <text:p>1443122942.99339</text:p>
          </table:table-cell>
          <table:table-cell table:formula="of:=[.L36]-[.$B$2]" office:value-type="float" office:value="1.7572386264801" calcext:value-type="float">
            <text:p>1.7572386265</text:p>
          </table:table-cell>
          <table:table-cell table:formula="of:=[.C36]/([.M36]-[.M35])" office:value-type="float" office:value="102145.604280873" calcext:value-type="float">
            <text:p>102145.604280873</text:p>
          </table:table-cell>
          <table:table-cell table:formula="of:=[.L36]-[.$B36]" office:value-type="float" office:value="0.263351202011108" calcext:value-type="float">
            <text:p>0.26335120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22942.77015" calcext:value-type="float">
            <text:p>1443122942.77015</text:p>
          </table:table-cell>
          <table:table-cell office:value-type="float" office:value="4096" calcext:value-type="float">
            <text:p>4096</text:p>
          </table:table-cell>
          <table:table-cell table:formula="of:=[.B37]-[.$B$2]" office:value-type="float" office:value="1.53399777412415" calcext:value-type="float">
            <text:p>1.5339977741</text:p>
          </table:table-cell>
          <table:table-cell table:formula="of:=[.C37]/([.D37]-[.D36])" office:value-type="float" office:value="102118.282069724" calcext:value-type="float">
            <text:p>102118.282069724</text:p>
          </table:table-cell>
          <table:table-cell/>
          <table:table-cell office:value-type="float" office:value="1443122943.03356" calcext:value-type="float">
            <text:p>1443122943.03356</text:p>
          </table:table-cell>
          <table:table-cell table:formula="of:=[.G37]-[.$B$2]" office:value-type="float" office:value="1.79740786552429" calcext:value-type="float">
            <text:p>1.7974078655</text:p>
          </table:table-cell>
          <table:table-cell table:formula="of:=[.C37]/([.H37]-[.H36])" office:value-type="float" office:value="101968.5734025" calcext:value-type="float">
            <text:p>101968.5734025</text:p>
          </table:table-cell>
          <table:table-cell table:formula="of:=[.G37]-[.$B37]" office:value-type="float" office:value="0.263410091400146" calcext:value-type="float">
            <text:p>0.2634100914</text:p>
          </table:table-cell>
          <table:table-cell/>
          <table:table-cell office:value-type="float" office:value="1443122943.03356" calcext:value-type="float">
            <text:p>1443122943.03356</text:p>
          </table:table-cell>
          <table:table-cell table:formula="of:=[.L37]-[.$B$2]" office:value-type="float" office:value="1.79740786552429" calcext:value-type="float">
            <text:p>1.7974078655</text:p>
          </table:table-cell>
          <table:table-cell table:formula="of:=[.C37]/([.M37]-[.M36])" office:value-type="float" office:value="101968.5734025" calcext:value-type="float">
            <text:p>101968.5734025</text:p>
          </table:table-cell>
          <table:table-cell table:formula="of:=[.L37]-[.$B37]" office:value-type="float" office:value="0.263410091400146" calcext:value-type="float">
            <text:p>0.263410091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22942.81026" calcext:value-type="float">
            <text:p>1443122942.81026</text:p>
          </table:table-cell>
          <table:table-cell office:value-type="float" office:value="4096" calcext:value-type="float">
            <text:p>4096</text:p>
          </table:table-cell>
          <table:table-cell table:formula="of:=[.B38]-[.$B$2]" office:value-type="float" office:value="1.57410955429077" calcext:value-type="float">
            <text:p>1.5741095543</text:p>
          </table:table-cell>
          <table:table-cell table:formula="of:=[.C38]/([.D38]-[.D37])" office:value-type="float" office:value="102114.640212552" calcext:value-type="float">
            <text:p>102114.640212552</text:p>
          </table:table-cell>
          <table:table-cell/>
          <table:table-cell office:value-type="float" office:value="1443122943.07365" calcext:value-type="float">
            <text:p>1443122943.07365</text:p>
          </table:table-cell>
          <table:table-cell table:formula="of:=[.G38]-[.$B$2]" office:value-type="float" office:value="1.83750176429749" calcext:value-type="float">
            <text:p>1.8375017643</text:p>
          </table:table-cell>
          <table:table-cell table:formula="of:=[.C38]/([.H38]-[.H37])" office:value-type="float" office:value="102160.182105776" calcext:value-type="float">
            <text:p>102160.182105776</text:p>
          </table:table-cell>
          <table:table-cell table:formula="of:=[.G38]-[.$B38]" office:value-type="float" office:value="0.263392210006714" calcext:value-type="float">
            <text:p>0.26339221</text:p>
          </table:table-cell>
          <table:table-cell/>
          <table:table-cell office:value-type="float" office:value="1443122943.07365" calcext:value-type="float">
            <text:p>1443122943.07365</text:p>
          </table:table-cell>
          <table:table-cell table:formula="of:=[.L38]-[.$B$2]" office:value-type="float" office:value="1.83750176429749" calcext:value-type="float">
            <text:p>1.8375017643</text:p>
          </table:table-cell>
          <table:table-cell table:formula="of:=[.C38]/([.M38]-[.M37])" office:value-type="float" office:value="102160.182105776" calcext:value-type="float">
            <text:p>102160.182105776</text:p>
          </table:table-cell>
          <table:table-cell table:formula="of:=[.L38]-[.$B38]" office:value-type="float" office:value="0.263392210006714" calcext:value-type="float">
            <text:p>0.2633922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22942.85039" calcext:value-type="float">
            <text:p>1443122942.85039</text:p>
          </table:table-cell>
          <table:table-cell office:value-type="float" office:value="4096" calcext:value-type="float">
            <text:p>4096</text:p>
          </table:table-cell>
          <table:table-cell table:formula="of:=[.B39]-[.$B$2]" office:value-type="float" office:value="1.61424612998962" calcext:value-type="float">
            <text:p>1.61424613</text:p>
          </table:table-cell>
          <table:table-cell table:formula="of:=[.C39]/([.D39]-[.D38])" office:value-type="float" office:value="102051.555935727" calcext:value-type="float">
            <text:p>102051.555935727</text:p>
          </table:table-cell>
          <table:table-cell/>
          <table:table-cell office:value-type="float" office:value="1443122943.11372" calcext:value-type="float">
            <text:p>1443122943.11372</text:p>
          </table:table-cell>
          <table:table-cell table:formula="of:=[.G39]-[.$B$2]" office:value-type="float" office:value="1.87756752967834" calcext:value-type="float">
            <text:p>1.8775675297</text:p>
          </table:table-cell>
          <table:table-cell table:formula="of:=[.C39]/([.H39]-[.H38])" office:value-type="float" office:value="102231.916976102" calcext:value-type="float">
            <text:p>102231.916976102</text:p>
          </table:table-cell>
          <table:table-cell table:formula="of:=[.G39]-[.$B39]" office:value-type="float" office:value="0.263321399688721" calcext:value-type="float">
            <text:p>0.2633213997</text:p>
          </table:table-cell>
          <table:table-cell/>
          <table:table-cell office:value-type="float" office:value="1443122943.11372" calcext:value-type="float">
            <text:p>1443122943.11372</text:p>
          </table:table-cell>
          <table:table-cell table:formula="of:=[.L39]-[.$B$2]" office:value-type="float" office:value="1.87756752967834" calcext:value-type="float">
            <text:p>1.8775675297</text:p>
          </table:table-cell>
          <table:table-cell table:formula="of:=[.C39]/([.M39]-[.M38])" office:value-type="float" office:value="102231.916976102" calcext:value-type="float">
            <text:p>102231.916976102</text:p>
          </table:table-cell>
          <table:table-cell table:formula="of:=[.L39]-[.$B39]" office:value-type="float" office:value="0.263321399688721" calcext:value-type="float">
            <text:p>0.263321399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22942.8905" calcext:value-type="float">
            <text:p>1443122942.8905</text:p>
          </table:table-cell>
          <table:table-cell office:value-type="float" office:value="4096" calcext:value-type="float">
            <text:p>4096</text:p>
          </table:table-cell>
          <table:table-cell table:formula="of:=[.B40]-[.$B$2]" office:value-type="float" office:value="1.65435457229614" calcext:value-type="float">
            <text:p>1.6543545723</text:p>
          </table:table-cell>
          <table:table-cell table:formula="of:=[.C40]/([.D40]-[.D39])" office:value-type="float" office:value="102123.138283391" calcext:value-type="float">
            <text:p>102123.138283391</text:p>
          </table:table-cell>
          <table:table-cell/>
          <table:table-cell office:value-type="float" office:value="1443122943.19401" calcext:value-type="float">
            <text:p>1443122943.19401</text:p>
          </table:table-cell>
          <table:table-cell table:formula="of:=[.G40]-[.$B$2]" office:value-type="float" office:value="1.95785760879517" calcext:value-type="float">
            <text:p>1.9578576088</text:p>
          </table:table-cell>
          <table:table-cell table:formula="of:=[.C40]/([.H40]-[.H39])" office:value-type="float" office:value="51015.0201003085" calcext:value-type="float">
            <text:p>51015.0201003085</text:p>
          </table:table-cell>
          <table:table-cell table:formula="of:=[.G40]-[.$B40]" office:value-type="float" office:value="0.303503036499023" calcext:value-type="float">
            <text:p>0.3035030365</text:p>
          </table:table-cell>
          <table:table-cell/>
          <table:table-cell office:value-type="float" office:value="1443122943.19401" calcext:value-type="float">
            <text:p>1443122943.19401</text:p>
          </table:table-cell>
          <table:table-cell table:formula="of:=[.L40]-[.$B$2]" office:value-type="float" office:value="1.95785760879517" calcext:value-type="float">
            <text:p>1.9578576088</text:p>
          </table:table-cell>
          <table:table-cell table:formula="of:=[.C40]/([.M40]-[.M39])" office:value-type="float" office:value="51015.0201003085" calcext:value-type="float">
            <text:p>51015.0201003085</text:p>
          </table:table-cell>
          <table:table-cell table:formula="of:=[.L40]-[.$B40]" office:value-type="float" office:value="0.303503036499023" calcext:value-type="float">
            <text:p>0.303503036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22942.93064" calcext:value-type="float">
            <text:p>1443122942.93064</text:p>
          </table:table-cell>
          <table:table-cell office:value-type="float" office:value="4096" calcext:value-type="float">
            <text:p>4096</text:p>
          </table:table-cell>
          <table:table-cell table:formula="of:=[.B41]-[.$B$2]" office:value-type="float" office:value="1.69448971748352" calcext:value-type="float">
            <text:p>1.6944897175</text:p>
          </table:table-cell>
          <table:table-cell table:formula="of:=[.C41]/([.D41]-[.D40])" office:value-type="float" office:value="102055.193294483" calcext:value-type="float">
            <text:p>102055.193294483</text:p>
          </table:table-cell>
          <table:table-cell/>
          <table:table-cell office:value-type="float" office:value="1443122943.23434" calcext:value-type="float">
            <text:p>1443122943.23434</text:p>
          </table:table-cell>
          <table:table-cell table:formula="of:=[.G41]-[.$B$2]" office:value-type="float" office:value="1.99818801879883" calcext:value-type="float">
            <text:p>1.9981880188</text:p>
          </table:table-cell>
          <table:table-cell table:formula="of:=[.C41]/([.H41]-[.H40])" office:value-type="float" office:value="101561.080078979" calcext:value-type="float">
            <text:p>101561.080078979</text:p>
          </table:table-cell>
          <table:table-cell table:formula="of:=[.G41]-[.$B41]" office:value-type="float" office:value="0.303698301315308" calcext:value-type="float">
            <text:p>0.3036983013</text:p>
          </table:table-cell>
          <table:table-cell/>
          <table:table-cell office:value-type="float" office:value="1443122943.23434" calcext:value-type="float">
            <text:p>1443122943.23434</text:p>
          </table:table-cell>
          <table:table-cell table:formula="of:=[.L41]-[.$B$2]" office:value-type="float" office:value="1.99818801879883" calcext:value-type="float">
            <text:p>1.9981880188</text:p>
          </table:table-cell>
          <table:table-cell table:formula="of:=[.C41]/([.M41]-[.M40])" office:value-type="float" office:value="101561.080078979" calcext:value-type="float">
            <text:p>101561.080078979</text:p>
          </table:table-cell>
          <table:table-cell table:formula="of:=[.L41]-[.$B41]" office:value-type="float" office:value="0.303698301315308" calcext:value-type="float">
            <text:p>0.303698301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22942.97075" calcext:value-type="float">
            <text:p>1443122942.97075</text:p>
          </table:table-cell>
          <table:table-cell office:value-type="float" office:value="4096" calcext:value-type="float">
            <text:p>4096</text:p>
          </table:table-cell>
          <table:table-cell table:formula="of:=[.B42]-[.$B$2]" office:value-type="float" office:value="1.73460388183594" calcext:value-type="float">
            <text:p>1.7346038818</text:p>
          </table:table-cell>
          <table:table-cell table:formula="of:=[.C42]/([.D42]-[.D41])" office:value-type="float" office:value="102108.57102781" calcext:value-type="float">
            <text:p>102108.57102781</text:p>
          </table:table-cell>
          <table:table-cell/>
          <table:table-cell office:value-type="float" office:value="1443122943.27543" calcext:value-type="float">
            <text:p>1443122943.27543</text:p>
          </table:table-cell>
          <table:table-cell table:formula="of:=[.G42]-[.$B$2]" office:value-type="float" office:value="2.03928542137146" calcext:value-type="float">
            <text:p>2.0392854214</text:p>
          </table:table-cell>
          <table:table-cell table:formula="of:=[.C42]/([.H42]-[.H41])" office:value-type="float" office:value="99665.6660420595" calcext:value-type="float">
            <text:p>99665.6660420595</text:p>
          </table:table-cell>
          <table:table-cell table:formula="of:=[.G42]-[.$B42]" office:value-type="float" office:value="0.304681539535522" calcext:value-type="float">
            <text:p>0.3046815395</text:p>
          </table:table-cell>
          <table:table-cell/>
          <table:table-cell office:value-type="float" office:value="1443122943.27543" calcext:value-type="float">
            <text:p>1443122943.27543</text:p>
          </table:table-cell>
          <table:table-cell table:formula="of:=[.L42]-[.$B$2]" office:value-type="float" office:value="2.03928542137146" calcext:value-type="float">
            <text:p>2.0392854214</text:p>
          </table:table-cell>
          <table:table-cell table:formula="of:=[.C42]/([.M42]-[.M41])" office:value-type="float" office:value="99665.6660420595" calcext:value-type="float">
            <text:p>99665.6660420595</text:p>
          </table:table-cell>
          <table:table-cell table:formula="of:=[.L42]-[.$B42]" office:value-type="float" office:value="0.304681539535522" calcext:value-type="float">
            <text:p>0.304681539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22943.01112" calcext:value-type="float">
            <text:p>1443122943.01112</text:p>
          </table:table-cell>
          <table:table-cell office:value-type="float" office:value="4096" calcext:value-type="float">
            <text:p>4096</text:p>
          </table:table-cell>
          <table:table-cell table:formula="of:=[.B43]-[.$B$2]" office:value-type="float" office:value="1.77497291564941" calcext:value-type="float">
            <text:p>1.7749729156</text:p>
          </table:table-cell>
          <table:table-cell table:formula="of:=[.C43]/([.D43]-[.D42])" office:value-type="float" office:value="101463.909662178" calcext:value-type="float">
            <text:p>101463.909662178</text:p>
          </table:table-cell>
          <table:table-cell/>
          <table:table-cell office:value-type="float" office:value="1443122943.31652" calcext:value-type="float">
            <text:p>1443122943.31652</text:p>
          </table:table-cell>
          <table:table-cell table:formula="of:=[.G43]-[.$B$2]" office:value-type="float" office:value="2.08037281036377" calcext:value-type="float">
            <text:p>2.0803728104</text:p>
          </table:table-cell>
          <table:table-cell table:formula="of:=[.C43]/([.H43]-[.H42])" office:value-type="float" office:value="99689.9559805725" calcext:value-type="float">
            <text:p>99689.9559805725</text:p>
          </table:table-cell>
          <table:table-cell table:formula="of:=[.G43]-[.$B43]" office:value-type="float" office:value="0.305399894714355" calcext:value-type="float">
            <text:p>0.3053998947</text:p>
          </table:table-cell>
          <table:table-cell/>
          <table:table-cell office:value-type="float" office:value="1443122943.31652" calcext:value-type="float">
            <text:p>1443122943.31652</text:p>
          </table:table-cell>
          <table:table-cell table:formula="of:=[.L43]-[.$B$2]" office:value-type="float" office:value="2.08037281036377" calcext:value-type="float">
            <text:p>2.0803728104</text:p>
          </table:table-cell>
          <table:table-cell table:formula="of:=[.C43]/([.M43]-[.M42])" office:value-type="float" office:value="99689.9559805725" calcext:value-type="float">
            <text:p>99689.9559805725</text:p>
          </table:table-cell>
          <table:table-cell table:formula="of:=[.L43]-[.$B43]" office:value-type="float" office:value="0.305399894714355" calcext:value-type="float">
            <text:p>0.305399894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22943.05222" calcext:value-type="float">
            <text:p>1443122943.05222</text:p>
          </table:table-cell>
          <table:table-cell office:value-type="float" office:value="4096" calcext:value-type="float">
            <text:p>4096</text:p>
          </table:table-cell>
          <table:table-cell table:formula="of:=[.B44]-[.$B$2]" office:value-type="float" office:value="1.81607460975647" calcext:value-type="float">
            <text:p>1.8160746098</text:p>
          </table:table-cell>
          <table:table-cell table:formula="of:=[.C44]/([.D44]-[.D43])" office:value-type="float" office:value="99655.2596915188" calcext:value-type="float">
            <text:p>99655.2596915188</text:p>
          </table:table-cell>
          <table:table-cell/>
          <table:table-cell office:value-type="float" office:value="1443122943.35762" calcext:value-type="float">
            <text:p>1443122943.35762</text:p>
          </table:table-cell>
          <table:table-cell table:formula="of:=[.G44]-[.$B$2]" office:value-type="float" office:value="2.12146949768066" calcext:value-type="float">
            <text:p>2.1214694977</text:p>
          </table:table-cell>
          <table:table-cell table:formula="of:=[.C44]/([.H44]-[.H43])" office:value-type="float" office:value="99667.4006451164" calcext:value-type="float">
            <text:p>99667.4006451164</text:p>
          </table:table-cell>
          <table:table-cell table:formula="of:=[.G44]-[.$B44]" office:value-type="float" office:value="0.305394887924194" calcext:value-type="float">
            <text:p>0.3053948879</text:p>
          </table:table-cell>
          <table:table-cell/>
          <table:table-cell office:value-type="float" office:value="1443122943.35762" calcext:value-type="float">
            <text:p>1443122943.35762</text:p>
          </table:table-cell>
          <table:table-cell table:formula="of:=[.L44]-[.$B$2]" office:value-type="float" office:value="2.12146949768066" calcext:value-type="float">
            <text:p>2.1214694977</text:p>
          </table:table-cell>
          <table:table-cell table:formula="of:=[.C44]/([.M44]-[.M43])" office:value-type="float" office:value="99667.4006451164" calcext:value-type="float">
            <text:p>99667.4006451164</text:p>
          </table:table-cell>
          <table:table-cell table:formula="of:=[.L44]-[.$B44]" office:value-type="float" office:value="0.305394887924194" calcext:value-type="float">
            <text:p>0.305394887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22943.09331" calcext:value-type="float">
            <text:p>1443122943.09331</text:p>
          </table:table-cell>
          <table:table-cell office:value-type="float" office:value="4096" calcext:value-type="float">
            <text:p>4096</text:p>
          </table:table-cell>
          <table:table-cell table:formula="of:=[.B45]-[.$B$2]" office:value-type="float" office:value="1.85716152191162" calcext:value-type="float">
            <text:p>1.8571615219</text:p>
          </table:table-cell>
          <table:table-cell table:formula="of:=[.C45]/([.D45]-[.D44])" office:value-type="float" office:value="99691.1129396336" calcext:value-type="float">
            <text:p>99691.1129396336</text:p>
          </table:table-cell>
          <table:table-cell/>
          <table:table-cell office:value-type="float" office:value="1443122943.39867" calcext:value-type="float">
            <text:p>1443122943.39867</text:p>
          </table:table-cell>
          <table:table-cell table:formula="of:=[.G45]-[.$B$2]" office:value-type="float" office:value="2.16251873970032" calcext:value-type="float">
            <text:p>2.1625187397</text:p>
          </table:table-cell>
          <table:table-cell table:formula="of:=[.C45]/([.H45]-[.H44])" office:value-type="float" office:value="99782.5976430683" calcext:value-type="float">
            <text:p>99782.5976430683</text:p>
          </table:table-cell>
          <table:table-cell table:formula="of:=[.G45]-[.$B45]" office:value-type="float" office:value="0.305357217788696" calcext:value-type="float">
            <text:p>0.3053572178</text:p>
          </table:table-cell>
          <table:table-cell/>
          <table:table-cell office:value-type="float" office:value="1443122943.39867" calcext:value-type="float">
            <text:p>1443122943.39867</text:p>
          </table:table-cell>
          <table:table-cell table:formula="of:=[.L45]-[.$B$2]" office:value-type="float" office:value="2.16251873970032" calcext:value-type="float">
            <text:p>2.1625187397</text:p>
          </table:table-cell>
          <table:table-cell table:formula="of:=[.C45]/([.M45]-[.M44])" office:value-type="float" office:value="99782.5976430683" calcext:value-type="float">
            <text:p>99782.5976430683</text:p>
          </table:table-cell>
          <table:table-cell table:formula="of:=[.L45]-[.$B45]" office:value-type="float" office:value="0.305357217788696" calcext:value-type="float">
            <text:p>0.305357217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22943.1344" calcext:value-type="float">
            <text:p>1443122943.1344</text:p>
          </table:table-cell>
          <table:table-cell office:value-type="float" office:value="4096" calcext:value-type="float">
            <text:p>4096</text:p>
          </table:table-cell>
          <table:table-cell table:formula="of:=[.B46]-[.$B$2]" office:value-type="float" office:value="1.89824891090393" calcext:value-type="float">
            <text:p>1.8982489109</text:p>
          </table:table-cell>
          <table:table-cell table:formula="of:=[.C46]/([.D46]-[.D45])" office:value-type="float" office:value="99689.9559805725" calcext:value-type="float">
            <text:p>99689.9559805725</text:p>
          </table:table-cell>
          <table:table-cell/>
          <table:table-cell office:value-type="float" office:value="1443122943.43977" calcext:value-type="float">
            <text:p>1443122943.43977</text:p>
          </table:table-cell>
          <table:table-cell table:formula="of:=[.G46]-[.$B$2]" office:value-type="float" office:value="2.20362162590027" calcext:value-type="float">
            <text:p>2.2036216259</text:p>
          </table:table-cell>
          <table:table-cell table:formula="of:=[.C46]/([.H46]-[.H45])" office:value-type="float" office:value="99652.3694242393" calcext:value-type="float">
            <text:p>99652.3694242393</text:p>
          </table:table-cell>
          <table:table-cell table:formula="of:=[.G46]-[.$B46]" office:value-type="float" office:value="0.305372714996338" calcext:value-type="float">
            <text:p>0.305372715</text:p>
          </table:table-cell>
          <table:table-cell/>
          <table:table-cell office:value-type="float" office:value="1443122943.43977" calcext:value-type="float">
            <text:p>1443122943.43977</text:p>
          </table:table-cell>
          <table:table-cell table:formula="of:=[.L46]-[.$B$2]" office:value-type="float" office:value="2.20362162590027" calcext:value-type="float">
            <text:p>2.2036216259</text:p>
          </table:table-cell>
          <table:table-cell table:formula="of:=[.C46]/([.M46]-[.M45])" office:value-type="float" office:value="99652.3694242393" calcext:value-type="float">
            <text:p>99652.3694242393</text:p>
          </table:table-cell>
          <table:table-cell table:formula="of:=[.L46]-[.$B46]" office:value-type="float" office:value="0.305372714996338" calcext:value-type="float">
            <text:p>0.30537271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22943.17548" calcext:value-type="float">
            <text:p>1443122943.17548</text:p>
          </table:table-cell>
          <table:table-cell office:value-type="float" office:value="4096" calcext:value-type="float">
            <text:p>4096</text:p>
          </table:table-cell>
          <table:table-cell table:formula="of:=[.B47]-[.$B$2]" office:value-type="float" office:value="1.93933486938477" calcext:value-type="float">
            <text:p>1.9393348694</text:p>
          </table:table-cell>
          <table:table-cell table:formula="of:=[.C47]/([.D47]-[.D46])" office:value-type="float" office:value="99693.4269383208" calcext:value-type="float">
            <text:p>99693.4269383208</text:p>
          </table:table-cell>
          <table:table-cell/>
          <table:table-cell office:value-type="float" office:value="1443122943.48085" calcext:value-type="float">
            <text:p>1443122943.48085</text:p>
          </table:table-cell>
          <table:table-cell table:formula="of:=[.G47]-[.$B$2]" office:value-type="float" office:value="2.24470639228821" calcext:value-type="float">
            <text:p>2.2447063923</text:p>
          </table:table-cell>
          <table:table-cell table:formula="of:=[.C47]/([.H47]-[.H46])" office:value-type="float" office:value="99696.3195877485" calcext:value-type="float">
            <text:p>99696.3195877485</text:p>
          </table:table-cell>
          <table:table-cell table:formula="of:=[.G47]-[.$B47]" office:value-type="float" office:value="0.305371522903442" calcext:value-type="float">
            <text:p>0.3053715229</text:p>
          </table:table-cell>
          <table:table-cell/>
          <table:table-cell office:value-type="float" office:value="1443122943.48085" calcext:value-type="float">
            <text:p>1443122943.48085</text:p>
          </table:table-cell>
          <table:table-cell table:formula="of:=[.L47]-[.$B$2]" office:value-type="float" office:value="2.24470639228821" calcext:value-type="float">
            <text:p>2.2447063923</text:p>
          </table:table-cell>
          <table:table-cell table:formula="of:=[.C47]/([.M47]-[.M46])" office:value-type="float" office:value="99696.3195877485" calcext:value-type="float">
            <text:p>99696.3195877485</text:p>
          </table:table-cell>
          <table:table-cell table:formula="of:=[.L47]-[.$B47]" office:value-type="float" office:value="0.305371522903442" calcext:value-type="float">
            <text:p>0.305371522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22943.21657" calcext:value-type="float">
            <text:p>1443122943.21657</text:p>
          </table:table-cell>
          <table:table-cell office:value-type="float" office:value="4096" calcext:value-type="float">
            <text:p>4096</text:p>
          </table:table-cell>
          <table:table-cell table:formula="of:=[.B48]-[.$B$2]" office:value-type="float" office:value="1.98042058944702" calcext:value-type="float">
            <text:p>1.9804205894</text:p>
          </table:table-cell>
          <table:table-cell table:formula="of:=[.C48]/([.D48]-[.D47])" office:value-type="float" office:value="99694.0054547776" calcext:value-type="float">
            <text:p>99694.0054547776</text:p>
          </table:table-cell>
          <table:table-cell/>
          <table:table-cell office:value-type="float" office:value="1443122943.5219" calcext:value-type="float">
            <text:p>1443122943.5219</text:p>
          </table:table-cell>
          <table:table-cell table:formula="of:=[.G48]-[.$B$2]" office:value-type="float" office:value="2.28574872016907" calcext:value-type="float">
            <text:p>2.2857487202</text:p>
          </table:table-cell>
          <table:table-cell table:formula="of:=[.C48]/([.H48]-[.H47])" office:value-type="float" office:value="99799.407379868" calcext:value-type="float">
            <text:p>99799.407379868</text:p>
          </table:table-cell>
          <table:table-cell table:formula="of:=[.G48]-[.$B48]" office:value-type="float" office:value="0.305328130722046" calcext:value-type="float">
            <text:p>0.3053281307</text:p>
          </table:table-cell>
          <table:table-cell/>
          <table:table-cell office:value-type="float" office:value="1443122943.5219" calcext:value-type="float">
            <text:p>1443122943.5219</text:p>
          </table:table-cell>
          <table:table-cell table:formula="of:=[.L48]-[.$B$2]" office:value-type="float" office:value="2.28574872016907" calcext:value-type="float">
            <text:p>2.2857487202</text:p>
          </table:table-cell>
          <table:table-cell table:formula="of:=[.C48]/([.M48]-[.M47])" office:value-type="float" office:value="99799.407379868" calcext:value-type="float">
            <text:p>99799.407379868</text:p>
          </table:table-cell>
          <table:table-cell table:formula="of:=[.L48]-[.$B48]" office:value-type="float" office:value="0.305328130722046" calcext:value-type="float">
            <text:p>0.305328130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22943.25766" calcext:value-type="float">
            <text:p>1443122943.25766</text:p>
          </table:table-cell>
          <table:table-cell office:value-type="float" office:value="4096" calcext:value-type="float">
            <text:p>4096</text:p>
          </table:table-cell>
          <table:table-cell table:formula="of:=[.B49]-[.$B$2]" office:value-type="float" office:value="2.02150893211365" calcext:value-type="float">
            <text:p>2.0215089321</text:p>
          </table:table-cell>
          <table:table-cell table:formula="of:=[.C49]/([.D49]-[.D48])" office:value-type="float" office:value="99687.6421430105" calcext:value-type="float">
            <text:p>99687.6421430105</text:p>
          </table:table-cell>
          <table:table-cell/>
          <table:table-cell office:value-type="float" office:value="1443122943.56303" calcext:value-type="float">
            <text:p>1443122943.56303</text:p>
          </table:table-cell>
          <table:table-cell table:formula="of:=[.G49]-[.$B$2]" office:value-type="float" office:value="2.32688355445862" calcext:value-type="float">
            <text:p>2.3268835545</text:p>
          </table:table-cell>
          <table:table-cell table:formula="of:=[.C49]/([.H49]-[.H48])" office:value-type="float" office:value="99574.9726659402" calcext:value-type="float">
            <text:p>99574.9726659402</text:p>
          </table:table-cell>
          <table:table-cell table:formula="of:=[.G49]-[.$B49]" office:value-type="float" office:value="0.305374622344971" calcext:value-type="float">
            <text:p>0.3053746223</text:p>
          </table:table-cell>
          <table:table-cell/>
          <table:table-cell office:value-type="float" office:value="1443122943.56303" calcext:value-type="float">
            <text:p>1443122943.56303</text:p>
          </table:table-cell>
          <table:table-cell table:formula="of:=[.L49]-[.$B$2]" office:value-type="float" office:value="2.32688355445862" calcext:value-type="float">
            <text:p>2.3268835545</text:p>
          </table:table-cell>
          <table:table-cell table:formula="of:=[.C49]/([.M49]-[.M48])" office:value-type="float" office:value="99574.9726659402" calcext:value-type="float">
            <text:p>99574.9726659402</text:p>
          </table:table-cell>
          <table:table-cell table:formula="of:=[.L49]-[.$B49]" office:value-type="float" office:value="0.305374622344971" calcext:value-type="float">
            <text:p>0.305374622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22943.29874" calcext:value-type="float">
            <text:p>1443122943.29874</text:p>
          </table:table-cell>
          <table:table-cell office:value-type="float" office:value="4096" calcext:value-type="float">
            <text:p>4096</text:p>
          </table:table-cell>
          <table:table-cell table:formula="of:=[.B50]-[.$B$2]" office:value-type="float" office:value="2.06259536743164" calcext:value-type="float">
            <text:p>2.0625953674</text:p>
          </table:table-cell>
          <table:table-cell table:formula="of:=[.C50]/([.D50]-[.D49])" office:value-type="float" office:value="99692.2699255494" calcext:value-type="float">
            <text:p>99692.2699255494</text:p>
          </table:table-cell>
          <table:table-cell/>
          <table:table-cell office:value-type="float" office:value="1443122943.60412" calcext:value-type="float">
            <text:p>1443122943.60412</text:p>
          </table:table-cell>
          <table:table-cell table:formula="of:=[.G50]-[.$B$2]" office:value-type="float" office:value="2.36796832084656" calcext:value-type="float">
            <text:p>2.3679683208</text:p>
          </table:table-cell>
          <table:table-cell table:formula="of:=[.C50]/([.H50]-[.H49])" office:value-type="float" office:value="99696.3195877485" calcext:value-type="float">
            <text:p>99696.3195877485</text:p>
          </table:table-cell>
          <table:table-cell table:formula="of:=[.G50]-[.$B50]" office:value-type="float" office:value="0.305372953414917" calcext:value-type="float">
            <text:p>0.3053729534</text:p>
          </table:table-cell>
          <table:table-cell/>
          <table:table-cell office:value-type="float" office:value="1443122943.60412" calcext:value-type="float">
            <text:p>1443122943.60412</text:p>
          </table:table-cell>
          <table:table-cell table:formula="of:=[.L50]-[.$B$2]" office:value-type="float" office:value="2.36796832084656" calcext:value-type="float">
            <text:p>2.3679683208</text:p>
          </table:table-cell>
          <table:table-cell table:formula="of:=[.C50]/([.M50]-[.M49])" office:value-type="float" office:value="99696.3195877485" calcext:value-type="float">
            <text:p>99696.3195877485</text:p>
          </table:table-cell>
          <table:table-cell table:formula="of:=[.L50]-[.$B50]" office:value-type="float" office:value="0.305372953414917" calcext:value-type="float">
            <text:p>0.305372953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22943.33984" calcext:value-type="float">
            <text:p>1443122943.33984</text:p>
          </table:table-cell>
          <table:table-cell office:value-type="float" office:value="4096" calcext:value-type="float">
            <text:p>4096</text:p>
          </table:table-cell>
          <table:table-cell table:formula="of:=[.B51]-[.$B$2]" office:value-type="float" office:value="2.10369300842285" calcext:value-type="float">
            <text:p>2.1036930084</text:p>
          </table:table-cell>
          <table:table-cell table:formula="of:=[.C51]/([.D51]-[.D50])" office:value-type="float" office:value="99665.0878544577" calcext:value-type="float">
            <text:p>99665.0878544577</text:p>
          </table:table-cell>
          <table:table-cell/>
          <table:table-cell office:value-type="float" office:value="1443122943.64524" calcext:value-type="float">
            <text:p>1443122943.64524</text:p>
          </table:table-cell>
          <table:table-cell table:formula="of:=[.G51]-[.$B$2]" office:value-type="float" office:value="2.40909147262573" calcext:value-type="float">
            <text:p>2.4090914726</text:p>
          </table:table-cell>
          <table:table-cell table:formula="of:=[.C51]/([.H51]-[.H50])" office:value-type="float" office:value="99603.2605184279" calcext:value-type="float">
            <text:p>99603.2605184279</text:p>
          </table:table-cell>
          <table:table-cell table:formula="of:=[.G51]-[.$B51]" office:value-type="float" office:value="0.305398464202881" calcext:value-type="float">
            <text:p>0.3053984642</text:p>
          </table:table-cell>
          <table:table-cell/>
          <table:table-cell office:value-type="float" office:value="1443122943.64524" calcext:value-type="float">
            <text:p>1443122943.64524</text:p>
          </table:table-cell>
          <table:table-cell table:formula="of:=[.L51]-[.$B$2]" office:value-type="float" office:value="2.40909147262573" calcext:value-type="float">
            <text:p>2.4090914726</text:p>
          </table:table-cell>
          <table:table-cell table:formula="of:=[.C51]/([.M51]-[.M50])" office:value-type="float" office:value="99603.2605184279" calcext:value-type="float">
            <text:p>99603.2605184279</text:p>
          </table:table-cell>
          <table:table-cell table:formula="of:=[.L51]-[.$B51]" office:value-type="float" office:value="0.305398464202881" calcext:value-type="float">
            <text:p>0.305398464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22943.38093" calcext:value-type="float">
            <text:p>1443122943.38093</text:p>
          </table:table-cell>
          <table:table-cell office:value-type="float" office:value="4096" calcext:value-type="float">
            <text:p>4096</text:p>
          </table:table-cell>
          <table:table-cell table:formula="of:=[.B52]-[.$B$2]" office:value-type="float" office:value="2.14478278160095" calcext:value-type="float">
            <text:p>2.1447827816</text:p>
          </table:table-cell>
          <table:table-cell table:formula="of:=[.C52]/([.D52]-[.D51])" office:value-type="float" office:value="99684.1715880541" calcext:value-type="float">
            <text:p>99684.1715880541</text:p>
          </table:table-cell>
          <table:table-cell/>
          <table:table-cell office:value-type="float" office:value="1443122943.72737" calcext:value-type="float">
            <text:p>1443122943.72737</text:p>
          </table:table-cell>
          <table:table-cell table:formula="of:=[.G52]-[.$B$2]" office:value-type="float" office:value="2.49122381210327" calcext:value-type="float">
            <text:p>2.4912238121</text:p>
          </table:table-cell>
          <table:table-cell table:formula="of:=[.C52]/([.H52]-[.H51])" office:value-type="float" office:value="49870.7333317851" calcext:value-type="float">
            <text:p>49870.7333317851</text:p>
          </table:table-cell>
          <table:table-cell table:formula="of:=[.G52]-[.$B52]" office:value-type="float" office:value="0.346441030502319" calcext:value-type="float">
            <text:p>0.3464410305</text:p>
          </table:table-cell>
          <table:table-cell/>
          <table:table-cell office:value-type="float" office:value="1443122943.72737" calcext:value-type="float">
            <text:p>1443122943.72737</text:p>
          </table:table-cell>
          <table:table-cell table:formula="of:=[.L52]-[.$B$2]" office:value-type="float" office:value="2.49122381210327" calcext:value-type="float">
            <text:p>2.4912238121</text:p>
          </table:table-cell>
          <table:table-cell table:formula="of:=[.C52]/([.M52]-[.M51])" office:value-type="float" office:value="49870.7333317851" calcext:value-type="float">
            <text:p>49870.7333317851</text:p>
          </table:table-cell>
          <table:table-cell table:formula="of:=[.L52]-[.$B52]" office:value-type="float" office:value="0.346441030502319" calcext:value-type="float">
            <text:p>0.346441030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22943.42202" calcext:value-type="float">
            <text:p>1443122943.42202</text:p>
          </table:table-cell>
          <table:table-cell office:value-type="float" office:value="4096" calcext:value-type="float">
            <text:p>4096</text:p>
          </table:table-cell>
          <table:table-cell table:formula="of:=[.B53]-[.$B$2]" office:value-type="float" office:value="2.18587183952332" calcext:value-type="float">
            <text:p>2.1858718395</text:p>
          </table:table-cell>
          <table:table-cell table:formula="of:=[.C53]/([.D53]-[.D52])" office:value-type="float" office:value="99685.9068353255" calcext:value-type="float">
            <text:p>99685.9068353255</text:p>
          </table:table-cell>
          <table:table-cell/>
          <table:table-cell office:value-type="float" office:value="1443122943.76843" calcext:value-type="float">
            <text:p>1443122943.76843</text:p>
          </table:table-cell>
          <table:table-cell table:formula="of:=[.G53]-[.$B$2]" office:value-type="float" office:value="2.53228235244751" calcext:value-type="float">
            <text:p>2.5322823524</text:p>
          </table:table-cell>
          <table:table-cell table:formula="of:=[.C53]/([.H53]-[.H52])" office:value-type="float" office:value="99760.000371635" calcext:value-type="float">
            <text:p>99760.000371635</text:p>
          </table:table-cell>
          <table:table-cell table:formula="of:=[.G53]-[.$B53]" office:value-type="float" office:value="0.346410512924194" calcext:value-type="float">
            <text:p>0.3464105129</text:p>
          </table:table-cell>
          <table:table-cell/>
          <table:table-cell office:value-type="float" office:value="1443122943.76843" calcext:value-type="float">
            <text:p>1443122943.76843</text:p>
          </table:table-cell>
          <table:table-cell table:formula="of:=[.L53]-[.$B$2]" office:value-type="float" office:value="2.53228235244751" calcext:value-type="float">
            <text:p>2.5322823524</text:p>
          </table:table-cell>
          <table:table-cell table:formula="of:=[.C53]/([.M53]-[.M52])" office:value-type="float" office:value="99760.000371635" calcext:value-type="float">
            <text:p>99760.000371635</text:p>
          </table:table-cell>
          <table:table-cell table:formula="of:=[.L53]-[.$B53]" office:value-type="float" office:value="0.346410512924194" calcext:value-type="float">
            <text:p>0.346410512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22943.46311" calcext:value-type="float">
            <text:p>1443122943.46311</text:p>
          </table:table-cell>
          <table:table-cell office:value-type="float" office:value="4096" calcext:value-type="float">
            <text:p>4096</text:p>
          </table:table-cell>
          <table:table-cell table:formula="of:=[.B54]-[.$B$2]" office:value-type="float" office:value="2.22695994377136" calcext:value-type="float">
            <text:p>2.2269599438</text:p>
          </table:table-cell>
          <table:table-cell table:formula="of:=[.C54]/([.D54]-[.D53])" office:value-type="float" office:value="99688.2205923313" calcext:value-type="float">
            <text:p>99688.2205923313</text:p>
          </table:table-cell>
          <table:table-cell/>
          <table:table-cell office:value-type="float" office:value="1443122943.80951" calcext:value-type="float">
            <text:p>1443122943.80951</text:p>
          </table:table-cell>
          <table:table-cell table:formula="of:=[.G54]-[.$B$2]" office:value-type="float" office:value="2.57335948944092" calcext:value-type="float">
            <text:p>2.5733594894</text:p>
          </table:table-cell>
          <table:table-cell table:formula="of:=[.C54]/([.H54]-[.H53])" office:value-type="float" office:value="99714.8365198212" calcext:value-type="float">
            <text:p>99714.8365198212</text:p>
          </table:table-cell>
          <table:table-cell table:formula="of:=[.G54]-[.$B54]" office:value-type="float" office:value="0.346399545669556" calcext:value-type="float">
            <text:p>0.3463995457</text:p>
          </table:table-cell>
          <table:table-cell/>
          <table:table-cell office:value-type="float" office:value="1443122943.80951" calcext:value-type="float">
            <text:p>1443122943.80951</text:p>
          </table:table-cell>
          <table:table-cell table:formula="of:=[.L54]-[.$B$2]" office:value-type="float" office:value="2.57335948944092" calcext:value-type="float">
            <text:p>2.5733594894</text:p>
          </table:table-cell>
          <table:table-cell table:formula="of:=[.C54]/([.M54]-[.M53])" office:value-type="float" office:value="99714.8365198212" calcext:value-type="float">
            <text:p>99714.8365198212</text:p>
          </table:table-cell>
          <table:table-cell table:formula="of:=[.L54]-[.$B54]" office:value-type="float" office:value="0.346399545669556" calcext:value-type="float">
            <text:p>0.346399545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22943.50419" calcext:value-type="float">
            <text:p>1443122943.50419</text:p>
          </table:table-cell>
          <table:table-cell office:value-type="float" office:value="4096" calcext:value-type="float">
            <text:p>4096</text:p>
          </table:table-cell>
          <table:table-cell table:formula="of:=[.B55]-[.$B$2]" office:value-type="float" office:value="2.26804685592651" calcext:value-type="float">
            <text:p>2.2680468559</text:p>
          </table:table-cell>
          <table:table-cell table:formula="of:=[.C55]/([.D55]-[.D54])" office:value-type="float" office:value="99691.1129396336" calcext:value-type="float">
            <text:p>99691.1129396336</text:p>
          </table:table-cell>
          <table:table-cell/>
          <table:table-cell office:value-type="float" office:value="1443122943.85056" calcext:value-type="float">
            <text:p>1443122943.85056</text:p>
          </table:table-cell>
          <table:table-cell table:formula="of:=[.G55]-[.$B$2]" office:value-type="float" office:value="2.6144106388092" calcext:value-type="float">
            <text:p>2.6144106388</text:p>
          </table:table-cell>
          <table:table-cell table:formula="of:=[.C55]/([.H55]-[.H54])" office:value-type="float" office:value="99777.9614707778" calcext:value-type="float">
            <text:p>99777.9614707778</text:p>
          </table:table-cell>
          <table:table-cell table:formula="of:=[.G55]-[.$B55]" office:value-type="float" office:value="0.34636378288269" calcext:value-type="float">
            <text:p>0.3463637829</text:p>
          </table:table-cell>
          <table:table-cell/>
          <table:table-cell office:value-type="float" office:value="1443122943.85056" calcext:value-type="float">
            <text:p>1443122943.85056</text:p>
          </table:table-cell>
          <table:table-cell table:formula="of:=[.L55]-[.$B$2]" office:value-type="float" office:value="2.6144106388092" calcext:value-type="float">
            <text:p>2.6144106388</text:p>
          </table:table-cell>
          <table:table-cell table:formula="of:=[.C55]/([.M55]-[.M54])" office:value-type="float" office:value="99777.9614707778" calcext:value-type="float">
            <text:p>99777.9614707778</text:p>
          </table:table-cell>
          <table:table-cell table:formula="of:=[.L55]-[.$B55]" office:value-type="float" office:value="0.34636378288269" calcext:value-type="float">
            <text:p>0.346363782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22943.54528" calcext:value-type="float">
            <text:p>1443122943.54528</text:p>
          </table:table-cell>
          <table:table-cell office:value-type="float" office:value="4096" calcext:value-type="float">
            <text:p>4096</text:p>
          </table:table-cell>
          <table:table-cell table:formula="of:=[.B56]-[.$B$2]" office:value-type="float" office:value="2.30913305282593" calcext:value-type="float">
            <text:p>2.3091330528</text:p>
          </table:table-cell>
          <table:table-cell table:formula="of:=[.C56]/([.D56]-[.D55])" office:value-type="float" office:value="99692.8484285781" calcext:value-type="float">
            <text:p>99692.8484285781</text:p>
          </table:table-cell>
          <table:table-cell/>
          <table:table-cell office:value-type="float" office:value="1443122943.89164" calcext:value-type="float">
            <text:p>1443122943.89164</text:p>
          </table:table-cell>
          <table:table-cell table:formula="of:=[.G56]-[.$B$2]" office:value-type="float" office:value="2.65549206733704" calcext:value-type="float">
            <text:p>2.6554920673</text:p>
          </table:table-cell>
          <table:table-cell table:formula="of:=[.C56]/([.H56]-[.H55])" office:value-type="float" office:value="99704.4198992502" calcext:value-type="float">
            <text:p>99704.4198992502</text:p>
          </table:table-cell>
          <table:table-cell table:formula="of:=[.G56]-[.$B56]" office:value-type="float" office:value="0.346359014511108" calcext:value-type="float">
            <text:p>0.3463590145</text:p>
          </table:table-cell>
          <table:table-cell/>
          <table:table-cell office:value-type="float" office:value="1443122943.89164" calcext:value-type="float">
            <text:p>1443122943.89164</text:p>
          </table:table-cell>
          <table:table-cell table:formula="of:=[.L56]-[.$B$2]" office:value-type="float" office:value="2.65549206733704" calcext:value-type="float">
            <text:p>2.6554920673</text:p>
          </table:table-cell>
          <table:table-cell table:formula="of:=[.C56]/([.M56]-[.M55])" office:value-type="float" office:value="99704.4198992502" calcext:value-type="float">
            <text:p>99704.4198992502</text:p>
          </table:table-cell>
          <table:table-cell table:formula="of:=[.L56]-[.$B56]" office:value-type="float" office:value="0.346359014511108" calcext:value-type="float">
            <text:p>0.346359014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22943.58637" calcext:value-type="float">
            <text:p>1443122943.58637</text:p>
          </table:table-cell>
          <table:table-cell office:value-type="float" office:value="4096" calcext:value-type="float">
            <text:p>4096</text:p>
          </table:table-cell>
          <table:table-cell table:formula="of:=[.B57]-[.$B$2]" office:value-type="float" office:value="2.3502197265625" calcext:value-type="float">
            <text:p>2.3502197266</text:p>
          </table:table-cell>
          <table:table-cell table:formula="of:=[.C57]/([.D57]-[.D56])" office:value-type="float" office:value="99691.6914292346" calcext:value-type="float">
            <text:p>99691.6914292346</text:p>
          </table:table-cell>
          <table:table-cell/>
          <table:table-cell office:value-type="float" office:value="1443122943.93271" calcext:value-type="float">
            <text:p>1443122943.93271</text:p>
          </table:table-cell>
          <table:table-cell table:formula="of:=[.G57]-[.$B$2]" office:value-type="float" office:value="2.69656014442444" calcext:value-type="float">
            <text:p>2.6965601444</text:p>
          </table:table-cell>
          <table:table-cell table:formula="of:=[.C57]/([.H57]-[.H56])" office:value-type="float" office:value="99736.8343125189" calcext:value-type="float">
            <text:p>99736.8343125189</text:p>
          </table:table-cell>
          <table:table-cell table:formula="of:=[.G57]-[.$B57]" office:value-type="float" office:value="0.346340417861938" calcext:value-type="float">
            <text:p>0.3463404179</text:p>
          </table:table-cell>
          <table:table-cell/>
          <table:table-cell office:value-type="float" office:value="1443122943.93271" calcext:value-type="float">
            <text:p>1443122943.93271</text:p>
          </table:table-cell>
          <table:table-cell table:formula="of:=[.L57]-[.$B$2]" office:value-type="float" office:value="2.69656014442444" calcext:value-type="float">
            <text:p>2.6965601444</text:p>
          </table:table-cell>
          <table:table-cell table:formula="of:=[.C57]/([.M57]-[.M56])" office:value-type="float" office:value="99736.8343125189" calcext:value-type="float">
            <text:p>99736.8343125189</text:p>
          </table:table-cell>
          <table:table-cell table:formula="of:=[.L57]-[.$B57]" office:value-type="float" office:value="0.346340417861938" calcext:value-type="float">
            <text:p>0.346340417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22943.62745" calcext:value-type="float">
            <text:p>1443122943.62745</text:p>
          </table:table-cell>
          <table:table-cell office:value-type="float" office:value="4096" calcext:value-type="float">
            <text:p>4096</text:p>
          </table:table-cell>
          <table:table-cell table:formula="of:=[.B58]-[.$B$2]" office:value-type="float" office:value="2.39130640029907" calcext:value-type="float">
            <text:p>2.3913064003</text:p>
          </table:table-cell>
          <table:table-cell table:formula="of:=[.C58]/([.D58]-[.D57])" office:value-type="float" office:value="99691.6914292346" calcext:value-type="float">
            <text:p>99691.6914292346</text:p>
          </table:table-cell>
          <table:table-cell/>
          <table:table-cell office:value-type="float" office:value="1443122943.97385" calcext:value-type="float">
            <text:p>1443122943.97385</text:p>
          </table:table-cell>
          <table:table-cell table:formula="of:=[.G58]-[.$B$2]" office:value-type="float" office:value="2.73770236968994" calcext:value-type="float">
            <text:p>2.7377023697</text:p>
          </table:table-cell>
          <table:table-cell table:formula="of:=[.C58]/([.H58]-[.H57])" office:value-type="float" office:value="99557.0845662164" calcext:value-type="float">
            <text:p>99557.0845662164</text:p>
          </table:table-cell>
          <table:table-cell table:formula="of:=[.G58]-[.$B58]" office:value-type="float" office:value="0.346395969390869" calcext:value-type="float">
            <text:p>0.3463959694</text:p>
          </table:table-cell>
          <table:table-cell/>
          <table:table-cell office:value-type="float" office:value="1443122943.97385" calcext:value-type="float">
            <text:p>1443122943.97385</text:p>
          </table:table-cell>
          <table:table-cell table:formula="of:=[.L58]-[.$B$2]" office:value-type="float" office:value="2.73770236968994" calcext:value-type="float">
            <text:p>2.7377023697</text:p>
          </table:table-cell>
          <table:table-cell table:formula="of:=[.C58]/([.M58]-[.M57])" office:value-type="float" office:value="99557.0845662164" calcext:value-type="float">
            <text:p>99557.0845662164</text:p>
          </table:table-cell>
          <table:table-cell table:formula="of:=[.L58]-[.$B58]" office:value-type="float" office:value="0.346395969390869" calcext:value-type="float">
            <text:p>0.346395969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22943.66854" calcext:value-type="float">
            <text:p>1443122943.66854</text:p>
          </table:table-cell>
          <table:table-cell office:value-type="float" office:value="4096" calcext:value-type="float">
            <text:p>4096</text:p>
          </table:table-cell>
          <table:table-cell table:formula="of:=[.B59]-[.$B$2]" office:value-type="float" office:value="2.4323935508728" calcext:value-type="float">
            <text:p>2.4323935509</text:p>
          </table:table-cell>
          <table:table-cell table:formula="of:=[.C59]/([.D59]-[.D58])" office:value-type="float" office:value="99690.5344567463" calcext:value-type="float">
            <text:p>99690.5344567463</text:p>
          </table:table-cell>
          <table:table-cell/>
          <table:table-cell office:value-type="float" office:value="1443122944.01489" calcext:value-type="float">
            <text:p>1443122944.01489</text:p>
          </table:table-cell>
          <table:table-cell table:formula="of:=[.G59]-[.$B$2]" office:value-type="float" office:value="2.77874422073364" calcext:value-type="float">
            <text:p>2.7787442207</text:p>
          </table:table-cell>
          <table:table-cell table:formula="of:=[.C59]/([.H59]-[.H58])" office:value-type="float" office:value="99800.5668808309" calcext:value-type="float">
            <text:p>99800.5668808309</text:p>
          </table:table-cell>
          <table:table-cell table:formula="of:=[.G59]-[.$B59]" office:value-type="float" office:value="0.34635066986084" calcext:value-type="float">
            <text:p>0.3463506699</text:p>
          </table:table-cell>
          <table:table-cell/>
          <table:table-cell office:value-type="float" office:value="1443122944.01489" calcext:value-type="float">
            <text:p>1443122944.01489</text:p>
          </table:table-cell>
          <table:table-cell table:formula="of:=[.L59]-[.$B$2]" office:value-type="float" office:value="2.77874422073364" calcext:value-type="float">
            <text:p>2.7787442207</text:p>
          </table:table-cell>
          <table:table-cell table:formula="of:=[.C59]/([.M59]-[.M58])" office:value-type="float" office:value="99800.5668808309" calcext:value-type="float">
            <text:p>99800.5668808309</text:p>
          </table:table-cell>
          <table:table-cell table:formula="of:=[.L59]-[.$B59]" office:value-type="float" office:value="0.34635066986084" calcext:value-type="float">
            <text:p>0.346350669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22943.70963" calcext:value-type="float">
            <text:p>1443122943.70963</text:p>
          </table:table-cell>
          <table:table-cell office:value-type="float" office:value="4096" calcext:value-type="float">
            <text:p>4096</text:p>
          </table:table-cell>
          <table:table-cell table:formula="of:=[.B60]-[.$B$2]" office:value-type="float" office:value="2.47348093986511" calcext:value-type="float">
            <text:p>2.4734809399</text:p>
          </table:table-cell>
          <table:table-cell table:formula="of:=[.C60]/([.D60]-[.D59])" office:value-type="float" office:value="99689.9559805725" calcext:value-type="float">
            <text:p>99689.9559805725</text:p>
          </table:table-cell>
          <table:table-cell/>
          <table:table-cell office:value-type="float" office:value="1443122944.05612" calcext:value-type="float">
            <text:p>1443122944.05612</text:p>
          </table:table-cell>
          <table:table-cell table:formula="of:=[.G60]-[.$B$2]" office:value-type="float" office:value="2.81996750831604" calcext:value-type="float">
            <text:p>2.8199675083</text:p>
          </table:table-cell>
          <table:table-cell table:formula="of:=[.C60]/([.H60]-[.H59])" office:value-type="float" office:value="99361.3134763422" calcext:value-type="float">
            <text:p>99361.3134763422</text:p>
          </table:table-cell>
          <table:table-cell table:formula="of:=[.G60]-[.$B60]" office:value-type="float" office:value="0.346486568450928" calcext:value-type="float">
            <text:p>0.3464865685</text:p>
          </table:table-cell>
          <table:table-cell/>
          <table:table-cell office:value-type="float" office:value="1443122944.05612" calcext:value-type="float">
            <text:p>1443122944.05612</text:p>
          </table:table-cell>
          <table:table-cell table:formula="of:=[.L60]-[.$B$2]" office:value-type="float" office:value="2.81996750831604" calcext:value-type="float">
            <text:p>2.8199675083</text:p>
          </table:table-cell>
          <table:table-cell table:formula="of:=[.C60]/([.M60]-[.M59])" office:value-type="float" office:value="99361.3134763422" calcext:value-type="float">
            <text:p>99361.3134763422</text:p>
          </table:table-cell>
          <table:table-cell table:formula="of:=[.L60]-[.$B60]" office:value-type="float" office:value="0.346486568450928" calcext:value-type="float">
            <text:p>0.346486568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22943.75075" calcext:value-type="float">
            <text:p>1443122943.75075</text:p>
          </table:table-cell>
          <table:table-cell office:value-type="float" office:value="4096" calcext:value-type="float">
            <text:p>4096</text:p>
          </table:table-cell>
          <table:table-cell table:formula="of:=[.B61]-[.$B$2]" office:value-type="float" office:value="2.51459741592407" calcext:value-type="float">
            <text:p>2.5145974159</text:p>
          </table:table-cell>
          <table:table-cell table:formula="of:=[.C61]/([.D61]-[.D60])" office:value-type="float" office:value="99619.4322228987" calcext:value-type="float">
            <text:p>99619.4322228987</text:p>
          </table:table-cell>
          <table:table-cell/>
          <table:table-cell office:value-type="float" office:value="1443122944.09721" calcext:value-type="float">
            <text:p>1443122944.09721</text:p>
          </table:table-cell>
          <table:table-cell table:formula="of:=[.G61]-[.$B$2]" office:value-type="float" office:value="2.86106085777283" calcext:value-type="float">
            <text:p>2.8610608578</text:p>
          </table:table-cell>
          <table:table-cell table:formula="of:=[.C61]/([.H61]-[.H60])" office:value-type="float" office:value="99675.496257789" calcext:value-type="float">
            <text:p>99675.496257789</text:p>
          </table:table-cell>
          <table:table-cell table:formula="of:=[.G61]-[.$B61]" office:value-type="float" office:value="0.346463441848755" calcext:value-type="float">
            <text:p>0.3464634418</text:p>
          </table:table-cell>
          <table:table-cell/>
          <table:table-cell office:value-type="float" office:value="1443122944.09721" calcext:value-type="float">
            <text:p>1443122944.09721</text:p>
          </table:table-cell>
          <table:table-cell table:formula="of:=[.L61]-[.$B$2]" office:value-type="float" office:value="2.86106085777283" calcext:value-type="float">
            <text:p>2.8610608578</text:p>
          </table:table-cell>
          <table:table-cell table:formula="of:=[.C61]/([.M61]-[.M60])" office:value-type="float" office:value="99675.496257789" calcext:value-type="float">
            <text:p>99675.496257789</text:p>
          </table:table-cell>
          <table:table-cell table:formula="of:=[.L61]-[.$B61]" office:value-type="float" office:value="0.346463441848755" calcext:value-type="float">
            <text:p>0.346463441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22943.79182" calcext:value-type="float">
            <text:p>1443122943.79182</text:p>
          </table:table-cell>
          <table:table-cell office:value-type="float" office:value="4096" calcext:value-type="float">
            <text:p>4096</text:p>
          </table:table-cell>
          <table:table-cell table:formula="of:=[.B62]-[.$B$2]" office:value-type="float" office:value="2.55567383766174" calcext:value-type="float">
            <text:p>2.5556738377</text:p>
          </table:table-cell>
          <table:table-cell table:formula="of:=[.C62]/([.D62]-[.D61])" office:value-type="float" office:value="99716.5728348628" calcext:value-type="float">
            <text:p>99716.5728348628</text:p>
          </table:table-cell>
          <table:table-cell/>
          <table:table-cell office:value-type="float" office:value="1443122944.13839" calcext:value-type="float">
            <text:p>1443122944.13839</text:p>
          </table:table-cell>
          <table:table-cell table:formula="of:=[.G62]-[.$B$2]" office:value-type="float" office:value="2.90223789215088" calcext:value-type="float">
            <text:p>2.9022378922</text:p>
          </table:table-cell>
          <table:table-cell table:formula="of:=[.C62]/([.H62]-[.H61])" office:value-type="float" office:value="99472.9237271943" calcext:value-type="float">
            <text:p>99472.9237271943</text:p>
          </table:table-cell>
          <table:table-cell table:formula="of:=[.G62]-[.$B62]" office:value-type="float" office:value="0.346564054489136" calcext:value-type="float">
            <text:p>0.3465640545</text:p>
          </table:table-cell>
          <table:table-cell/>
          <table:table-cell office:value-type="float" office:value="1443122944.13839" calcext:value-type="float">
            <text:p>1443122944.13839</text:p>
          </table:table-cell>
          <table:table-cell table:formula="of:=[.L62]-[.$B$2]" office:value-type="float" office:value="2.90223789215088" calcext:value-type="float">
            <text:p>2.9022378922</text:p>
          </table:table-cell>
          <table:table-cell table:formula="of:=[.C62]/([.M62]-[.M61])" office:value-type="float" office:value="99472.9237271943" calcext:value-type="float">
            <text:p>99472.9237271943</text:p>
          </table:table-cell>
          <table:table-cell table:formula="of:=[.L62]-[.$B62]" office:value-type="float" office:value="0.346564054489136" calcext:value-type="float">
            <text:p>0.346564054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22943.83291" calcext:value-type="float">
            <text:p>1443122943.83291</text:p>
          </table:table-cell>
          <table:table-cell office:value-type="float" office:value="4096" calcext:value-type="float">
            <text:p>4096</text:p>
          </table:table-cell>
          <table:table-cell table:formula="of:=[.B63]-[.$B$2]" office:value-type="float" office:value="2.596764087677" calcext:value-type="float">
            <text:p>2.5967640877</text:p>
          </table:table-cell>
          <table:table-cell table:formula="of:=[.C63]/([.D63]-[.D62])" office:value-type="float" office:value="99683.0147901013" calcext:value-type="float">
            <text:p>99683.0147901013</text:p>
          </table:table-cell>
          <table:table-cell/>
          <table:table-cell office:value-type="float" office:value="1443122944.22055" calcext:value-type="float">
            <text:p>1443122944.22055</text:p>
          </table:table-cell>
          <table:table-cell table:formula="of:=[.G63]-[.$B$2]" office:value-type="float" office:value="2.98440384864807" calcext:value-type="float">
            <text:p>2.9844038486</text:p>
          </table:table-cell>
          <table:table-cell table:formula="of:=[.C63]/([.H63]-[.H62])" office:value-type="float" office:value="49850.3294383235" calcext:value-type="float">
            <text:p>49850.3294383235</text:p>
          </table:table-cell>
          <table:table-cell table:formula="of:=[.G63]-[.$B63]" office:value-type="float" office:value="0.387639760971069" calcext:value-type="float">
            <text:p>0.387639761</text:p>
          </table:table-cell>
          <table:table-cell/>
          <table:table-cell office:value-type="float" office:value="1443122944.22055" calcext:value-type="float">
            <text:p>1443122944.22055</text:p>
          </table:table-cell>
          <table:table-cell table:formula="of:=[.L63]-[.$B$2]" office:value-type="float" office:value="2.98440384864807" calcext:value-type="float">
            <text:p>2.9844038486</text:p>
          </table:table-cell>
          <table:table-cell table:formula="of:=[.C63]/([.M63]-[.M62])" office:value-type="float" office:value="49850.3294383235" calcext:value-type="float">
            <text:p>49850.3294383235</text:p>
          </table:table-cell>
          <table:table-cell table:formula="of:=[.L63]-[.$B63]" office:value-type="float" office:value="0.387639760971069" calcext:value-type="float">
            <text:p>0.38763976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22943.874" calcext:value-type="float">
            <text:p>1443122943.874</text:p>
          </table:table-cell>
          <table:table-cell office:value-type="float" office:value="4096" calcext:value-type="float">
            <text:p>4096</text:p>
          </table:table-cell>
          <table:table-cell table:formula="of:=[.B64]-[.$B$2]" office:value-type="float" office:value="2.63785290718079" calcext:value-type="float">
            <text:p>2.6378529072</text:p>
          </table:table-cell>
          <table:table-cell table:formula="of:=[.C64]/([.D64]-[.D63])" office:value-type="float" office:value="99686.4852645077" calcext:value-type="float">
            <text:p>99686.4852645077</text:p>
          </table:table-cell>
          <table:table-cell/>
          <table:table-cell office:value-type="float" office:value="1443122944.26151" calcext:value-type="float">
            <text:p>1443122944.26151</text:p>
          </table:table-cell>
          <table:table-cell table:formula="of:=[.G64]-[.$B$2]" office:value-type="float" office:value="3.02536010742187" calcext:value-type="float">
            <text:p>3.0253601074</text:p>
          </table:table-cell>
          <table:table-cell table:formula="of:=[.C64]/([.H64]-[.H63])" office:value-type="float" office:value="100009.134687367" calcext:value-type="float">
            <text:p>100009.134687367</text:p>
          </table:table-cell>
          <table:table-cell table:formula="of:=[.G64]-[.$B64]" office:value-type="float" office:value="0.387507200241089" calcext:value-type="float">
            <text:p>0.3875072002</text:p>
          </table:table-cell>
          <table:table-cell/>
          <table:table-cell office:value-type="float" office:value="1443122944.26151" calcext:value-type="float">
            <text:p>1443122944.26151</text:p>
          </table:table-cell>
          <table:table-cell table:formula="of:=[.L64]-[.$B$2]" office:value-type="float" office:value="3.02536010742187" calcext:value-type="float">
            <text:p>3.0253601074</text:p>
          </table:table-cell>
          <table:table-cell table:formula="of:=[.C64]/([.M64]-[.M63])" office:value-type="float" office:value="100009.134687367" calcext:value-type="float">
            <text:p>100009.134687367</text:p>
          </table:table-cell>
          <table:table-cell table:formula="of:=[.L64]-[.$B64]" office:value-type="float" office:value="0.387507200241089" calcext:value-type="float">
            <text:p>0.387507200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22943.91509" calcext:value-type="float">
            <text:p>1443122943.91509</text:p>
          </table:table-cell>
          <table:table-cell office:value-type="float" office:value="4096" calcext:value-type="float">
            <text:p>4096</text:p>
          </table:table-cell>
          <table:table-cell table:formula="of:=[.B65]-[.$B$2]" office:value-type="float" office:value="2.67894577980041" calcext:value-type="float">
            <text:p>2.6789457798</text:p>
          </table:table-cell>
          <table:table-cell table:formula="of:=[.C65]/([.D65]-[.D64])" office:value-type="float" office:value="99676.6528812458" calcext:value-type="float">
            <text:p>99676.6528812458</text:p>
          </table:table-cell>
          <table:table-cell/>
          <table:table-cell office:value-type="float" office:value="1443122944.30231" calcext:value-type="float">
            <text:p>1443122944.30231</text:p>
          </table:table-cell>
          <table:table-cell table:formula="of:=[.G65]-[.$B$2]" office:value-type="float" office:value="3.06616520881653" calcext:value-type="float">
            <text:p>3.0661652088</text:p>
          </table:table-cell>
          <table:table-cell table:formula="of:=[.C65]/([.H65]-[.H64])" office:value-type="float" office:value="100379.605980754" calcext:value-type="float">
            <text:p>100379.605980754</text:p>
          </table:table-cell>
          <table:table-cell table:formula="of:=[.G65]-[.$B65]" office:value-type="float" office:value="0.387219429016113" calcext:value-type="float">
            <text:p>0.387219429</text:p>
          </table:table-cell>
          <table:table-cell/>
          <table:table-cell office:value-type="float" office:value="1443122944.30231" calcext:value-type="float">
            <text:p>1443122944.30231</text:p>
          </table:table-cell>
          <table:table-cell table:formula="of:=[.L65]-[.$B$2]" office:value-type="float" office:value="3.06616520881653" calcext:value-type="float">
            <text:p>3.0661652088</text:p>
          </table:table-cell>
          <table:table-cell table:formula="of:=[.C65]/([.M65]-[.M64])" office:value-type="float" office:value="100379.605980754" calcext:value-type="float">
            <text:p>100379.605980754</text:p>
          </table:table-cell>
          <table:table-cell table:formula="of:=[.L65]-[.$B65]" office:value-type="float" office:value="0.387219429016113" calcext:value-type="float">
            <text:p>0.38721942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22943.9562" calcext:value-type="float">
            <text:p>1443122943.9562</text:p>
          </table:table-cell>
          <table:table-cell office:value-type="float" office:value="4096" calcext:value-type="float">
            <text:p>4096</text:p>
          </table:table-cell>
          <table:table-cell table:formula="of:=[.B66]-[.$B$2]" office:value-type="float" office:value="2.72005105018616" calcext:value-type="float">
            <text:p>2.7200510502</text:p>
          </table:table-cell>
          <table:table-cell table:formula="of:=[.C66]/([.D66]-[.D65])" office:value-type="float" office:value="99646.5893926036" calcext:value-type="float">
            <text:p>99646.5893926036</text:p>
          </table:table-cell>
          <table:table-cell/>
          <table:table-cell office:value-type="float" office:value="1443122944.34321" calcext:value-type="float">
            <text:p>1443122944.34321</text:p>
          </table:table-cell>
          <table:table-cell table:formula="of:=[.G66]-[.$B$2]" office:value-type="float" office:value="3.1070613861084" calcext:value-type="float">
            <text:p>3.1070613861</text:p>
          </table:table-cell>
          <table:table-cell table:formula="of:=[.C66]/([.H66]-[.H65])" office:value-type="float" office:value="100156.060327288" calcext:value-type="float">
            <text:p>100156.060327288</text:p>
          </table:table-cell>
          <table:table-cell table:formula="of:=[.G66]-[.$B66]" office:value-type="float" office:value="0.387010335922241" calcext:value-type="float">
            <text:p>0.3870103359</text:p>
          </table:table-cell>
          <table:table-cell/>
          <table:table-cell office:value-type="float" office:value="1443122944.34321" calcext:value-type="float">
            <text:p>1443122944.34321</text:p>
          </table:table-cell>
          <table:table-cell table:formula="of:=[.L66]-[.$B$2]" office:value-type="float" office:value="3.1070613861084" calcext:value-type="float">
            <text:p>3.1070613861</text:p>
          </table:table-cell>
          <table:table-cell table:formula="of:=[.C66]/([.M66]-[.M65])" office:value-type="float" office:value="100156.060327288" calcext:value-type="float">
            <text:p>100156.060327288</text:p>
          </table:table-cell>
          <table:table-cell table:formula="of:=[.L66]-[.$B66]" office:value-type="float" office:value="0.387010335922241" calcext:value-type="float">
            <text:p>0.387010335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22943.99731" calcext:value-type="float">
            <text:p>1443122943.99731</text:p>
          </table:table-cell>
          <table:table-cell office:value-type="float" office:value="4096" calcext:value-type="float">
            <text:p>4096</text:p>
          </table:table-cell>
          <table:table-cell table:formula="of:=[.B67]-[.$B$2]" office:value-type="float" office:value="2.76116228103638" calcext:value-type="float">
            <text:p>2.761162281</text:p>
          </table:table-cell>
          <table:table-cell table:formula="of:=[.C67]/([.D67]-[.D66])" office:value-type="float" office:value="99632.1422465537" calcext:value-type="float">
            <text:p>99632.1422465537</text:p>
          </table:table-cell>
          <table:table-cell/>
          <table:table-cell office:value-type="float" office:value="1443122944.38402" calcext:value-type="float">
            <text:p>1443122944.38402</text:p>
          </table:table-cell>
          <table:table-cell table:formula="of:=[.G67]-[.$B$2]" office:value-type="float" office:value="3.14787530899048" calcext:value-type="float">
            <text:p>3.147875309</text:p>
          </table:table-cell>
          <table:table-cell table:formula="of:=[.C67]/([.H67]-[.H66])" office:value-type="float" office:value="100357.910016006" calcext:value-type="float">
            <text:p>100357.910016006</text:p>
          </table:table-cell>
          <table:table-cell table:formula="of:=[.G67]-[.$B67]" office:value-type="float" office:value="0.386713027954102" calcext:value-type="float">
            <text:p>0.386713028</text:p>
          </table:table-cell>
          <table:table-cell/>
          <table:table-cell office:value-type="float" office:value="1443122944.38402" calcext:value-type="float">
            <text:p>1443122944.38402</text:p>
          </table:table-cell>
          <table:table-cell table:formula="of:=[.L67]-[.$B$2]" office:value-type="float" office:value="3.14787530899048" calcext:value-type="float">
            <text:p>3.147875309</text:p>
          </table:table-cell>
          <table:table-cell table:formula="of:=[.C67]/([.M67]-[.M66])" office:value-type="float" office:value="100357.910016006" calcext:value-type="float">
            <text:p>100357.910016006</text:p>
          </table:table-cell>
          <table:table-cell table:formula="of:=[.L67]-[.$B67]" office:value-type="float" office:value="0.386713027954102" calcext:value-type="float">
            <text:p>0.38671302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22944.03821" calcext:value-type="float">
            <text:p>1443122944.03821</text:p>
          </table:table-cell>
          <table:table-cell office:value-type="float" office:value="4096" calcext:value-type="float">
            <text:p>4096</text:p>
          </table:table-cell>
          <table:table-cell table:formula="of:=[.B68]-[.$B$2]" office:value-type="float" office:value="2.80206489562988" calcext:value-type="float">
            <text:p>2.8020648956</text:p>
          </table:table-cell>
          <table:table-cell table:formula="of:=[.C68]/([.D68]-[.D67])" office:value-type="float" office:value="100140.297648609" calcext:value-type="float">
            <text:p>100140.297648609</text:p>
          </table:table-cell>
          <table:table-cell/>
          <table:table-cell office:value-type="float" office:value="1443122944.46588" calcext:value-type="float">
            <text:p>1443122944.46588</text:p>
          </table:table-cell>
          <table:table-cell table:formula="of:=[.G68]-[.$B$2]" office:value-type="float" office:value="3.22972965240479" calcext:value-type="float">
            <text:p>3.2297296524</text:p>
          </table:table-cell>
          <table:table-cell table:formula="of:=[.C68]/([.H68]-[.H67])" office:value-type="float" office:value="50040.1057432964" calcext:value-type="float">
            <text:p>50040.1057432964</text:p>
          </table:table-cell>
          <table:table-cell table:formula="of:=[.G68]-[.$B68]" office:value-type="float" office:value="0.427664756774902" calcext:value-type="float">
            <text:p>0.4276647568</text:p>
          </table:table-cell>
          <table:table-cell/>
          <table:table-cell office:value-type="float" office:value="1443122944.46588" calcext:value-type="float">
            <text:p>1443122944.46588</text:p>
          </table:table-cell>
          <table:table-cell table:formula="of:=[.L68]-[.$B$2]" office:value-type="float" office:value="3.22972965240479" calcext:value-type="float">
            <text:p>3.2297296524</text:p>
          </table:table-cell>
          <table:table-cell table:formula="of:=[.C68]/([.M68]-[.M67])" office:value-type="float" office:value="50040.1057432964" calcext:value-type="float">
            <text:p>50040.1057432964</text:p>
          </table:table-cell>
          <table:table-cell table:formula="of:=[.L68]-[.$B68]" office:value-type="float" office:value="0.427664756774902" calcext:value-type="float">
            <text:p>0.427664756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22944.0791" calcext:value-type="float">
            <text:p>1443122944.0791</text:p>
          </table:table-cell>
          <table:table-cell office:value-type="float" office:value="4096" calcext:value-type="float">
            <text:p>4096</text:p>
          </table:table-cell>
          <table:table-cell table:formula="of:=[.B69]-[.$B$2]" office:value-type="float" office:value="2.84295558929443" calcext:value-type="float">
            <text:p>2.8429555893</text:p>
          </table:table-cell>
          <table:table-cell table:formula="of:=[.C69]/([.D69]-[.D68])" office:value-type="float" office:value="100169.491708842" calcext:value-type="float">
            <text:p>100169.491708842</text:p>
          </table:table-cell>
          <table:table-cell/>
          <table:table-cell office:value-type="float" office:value="1443122944.5068" calcext:value-type="float">
            <text:p>1443122944.5068</text:p>
          </table:table-cell>
          <table:table-cell table:formula="of:=[.G69]-[.$B$2]" office:value-type="float" office:value="3.2706515789032" calcext:value-type="float">
            <text:p>3.2706515789</text:p>
          </table:table-cell>
          <table:table-cell table:formula="of:=[.C69]/([.H69]-[.H68])" office:value-type="float" office:value="100093.03936751" calcext:value-type="float">
            <text:p>100093.03936751</text:p>
          </table:table-cell>
          <table:table-cell table:formula="of:=[.G69]-[.$B69]" office:value-type="float" office:value="0.427695989608765" calcext:value-type="float">
            <text:p>0.4276959896</text:p>
          </table:table-cell>
          <table:table-cell/>
          <table:table-cell office:value-type="float" office:value="1443122944.5068" calcext:value-type="float">
            <text:p>1443122944.5068</text:p>
          </table:table-cell>
          <table:table-cell table:formula="of:=[.L69]-[.$B$2]" office:value-type="float" office:value="3.2706515789032" calcext:value-type="float">
            <text:p>3.2706515789</text:p>
          </table:table-cell>
          <table:table-cell table:formula="of:=[.C69]/([.M69]-[.M68])" office:value-type="float" office:value="100093.03936751" calcext:value-type="float">
            <text:p>100093.03936751</text:p>
          </table:table-cell>
          <table:table-cell table:formula="of:=[.L69]-[.$B69]" office:value-type="float" office:value="0.427695989608765" calcext:value-type="float">
            <text:p>0.427695989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22944.11999" calcext:value-type="float">
            <text:p>1443122944.11999</text:p>
          </table:table-cell>
          <table:table-cell office:value-type="float" office:value="4096" calcext:value-type="float">
            <text:p>4096</text:p>
          </table:table-cell>
          <table:table-cell table:formula="of:=[.B70]-[.$B$2]" office:value-type="float" office:value="2.88384485244751" calcext:value-type="float">
            <text:p>2.8838448524</text:p>
          </table:table-cell>
          <table:table-cell table:formula="of:=[.C70]/([.D70]-[.D69])" office:value-type="float" office:value="100172.996139987" calcext:value-type="float">
            <text:p>100172.996139987</text:p>
          </table:table-cell>
          <table:table-cell/>
          <table:table-cell office:value-type="float" office:value="1443122944.54768" calcext:value-type="float">
            <text:p>1443122944.54768</text:p>
          </table:table-cell>
          <table:table-cell table:formula="of:=[.G70]-[.$B$2]" office:value-type="float" office:value="3.31153512001038" calcext:value-type="float">
            <text:p>3.31153512</text:p>
          </table:table-cell>
          <table:table-cell table:formula="of:=[.C70]/([.H70]-[.H69])" office:value-type="float" office:value="100187.016316962" calcext:value-type="float">
            <text:p>100187.016316962</text:p>
          </table:table-cell>
          <table:table-cell table:formula="of:=[.G70]-[.$B70]" office:value-type="float" office:value="0.427690267562866" calcext:value-type="float">
            <text:p>0.4276902676</text:p>
          </table:table-cell>
          <table:table-cell/>
          <table:table-cell office:value-type="float" office:value="1443122944.54768" calcext:value-type="float">
            <text:p>1443122944.54768</text:p>
          </table:table-cell>
          <table:table-cell table:formula="of:=[.L70]-[.$B$2]" office:value-type="float" office:value="3.31153512001038" calcext:value-type="float">
            <text:p>3.31153512</text:p>
          </table:table-cell>
          <table:table-cell table:formula="of:=[.C70]/([.M70]-[.M69])" office:value-type="float" office:value="100187.016316962" calcext:value-type="float">
            <text:p>100187.016316962</text:p>
          </table:table-cell>
          <table:table-cell table:formula="of:=[.L70]-[.$B70]" office:value-type="float" office:value="0.427690267562866" calcext:value-type="float">
            <text:p>0.427690267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22944.16088" calcext:value-type="float">
            <text:p>1443122944.16088</text:p>
          </table:table-cell>
          <table:table-cell office:value-type="float" office:value="4096" calcext:value-type="float">
            <text:p>4096</text:p>
          </table:table-cell>
          <table:table-cell table:formula="of:=[.B71]-[.$B$2]" office:value-type="float" office:value="2.92473268508911" calcext:value-type="float">
            <text:p>2.9247326851</text:p>
          </table:table-cell>
          <table:table-cell table:formula="of:=[.C71]/([.D71]-[.D70])" office:value-type="float" office:value="100176.500816346" calcext:value-type="float">
            <text:p>100176.500816346</text:p>
          </table:table-cell>
          <table:table-cell/>
          <table:table-cell office:value-type="float" office:value="1443122944.58857" calcext:value-type="float">
            <text:p>1443122944.58857</text:p>
          </table:table-cell>
          <table:table-cell table:formula="of:=[.G71]-[.$B$2]" office:value-type="float" office:value="3.35242176055908" calcext:value-type="float">
            <text:p>3.3524217606</text:p>
          </table:table-cell>
          <table:table-cell table:formula="of:=[.C71]/([.H71]-[.H70])" office:value-type="float" office:value="100179.421567313" calcext:value-type="float">
            <text:p>100179.421567313</text:p>
          </table:table-cell>
          <table:table-cell table:formula="of:=[.G71]-[.$B71]" office:value-type="float" office:value="0.427689075469971" calcext:value-type="float">
            <text:p>0.4276890755</text:p>
          </table:table-cell>
          <table:table-cell/>
          <table:table-cell office:value-type="float" office:value="1443122944.58857" calcext:value-type="float">
            <text:p>1443122944.58857</text:p>
          </table:table-cell>
          <table:table-cell table:formula="of:=[.L71]-[.$B$2]" office:value-type="float" office:value="3.35242176055908" calcext:value-type="float">
            <text:p>3.3524217606</text:p>
          </table:table-cell>
          <table:table-cell table:formula="of:=[.C71]/([.M71]-[.M70])" office:value-type="float" office:value="100179.421567313" calcext:value-type="float">
            <text:p>100179.421567313</text:p>
          </table:table-cell>
          <table:table-cell table:formula="of:=[.L71]-[.$B71]" office:value-type="float" office:value="0.427689075469971" calcext:value-type="float">
            <text:p>0.427689075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22944.20178" calcext:value-type="float">
            <text:p>1443122944.20178</text:p>
          </table:table-cell>
          <table:table-cell office:value-type="float" office:value="4096" calcext:value-type="float">
            <text:p>4096</text:p>
          </table:table-cell>
          <table:table-cell table:formula="of:=[.B72]-[.$B$2]" office:value-type="float" office:value="2.96563363075256" calcext:value-type="float">
            <text:p>2.9656336308</text:p>
          </table:table-cell>
          <table:table-cell table:formula="of:=[.C72]/([.D72]-[.D71])" office:value-type="float" office:value="100144.383792575" calcext:value-type="float">
            <text:p>100144.383792575</text:p>
          </table:table-cell>
          <table:table-cell/>
          <table:table-cell office:value-type="float" office:value="1443122944.62944" calcext:value-type="float">
            <text:p>1443122944.62944</text:p>
          </table:table-cell>
          <table:table-cell table:formula="of:=[.G72]-[.$B$2]" office:value-type="float" office:value="3.39329218864441" calcext:value-type="float">
            <text:p>3.3932921886</text:p>
          </table:table-cell>
          <table:table-cell table:formula="of:=[.C72]/([.H72]-[.H71])" office:value-type="float" office:value="100219.160696056" calcext:value-type="float">
            <text:p>100219.160696056</text:p>
          </table:table-cell>
          <table:table-cell table:formula="of:=[.G72]-[.$B72]" office:value-type="float" office:value="0.427658557891846" calcext:value-type="float">
            <text:p>0.4276585579</text:p>
          </table:table-cell>
          <table:table-cell/>
          <table:table-cell office:value-type="float" office:value="1443122944.62944" calcext:value-type="float">
            <text:p>1443122944.62944</text:p>
          </table:table-cell>
          <table:table-cell table:formula="of:=[.L72]-[.$B$2]" office:value-type="float" office:value="3.39329218864441" calcext:value-type="float">
            <text:p>3.3932921886</text:p>
          </table:table-cell>
          <table:table-cell table:formula="of:=[.C72]/([.M72]-[.M71])" office:value-type="float" office:value="100219.160696056" calcext:value-type="float">
            <text:p>100219.160696056</text:p>
          </table:table-cell>
          <table:table-cell table:formula="of:=[.L72]-[.$B72]" office:value-type="float" office:value="0.427658557891846" calcext:value-type="float">
            <text:p>0.427658557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22944.24271" calcext:value-type="float">
            <text:p>1443122944.24271</text:p>
          </table:table-cell>
          <table:table-cell office:value-type="float" office:value="4096" calcext:value-type="float">
            <text:p>4096</text:p>
          </table:table-cell>
          <table:table-cell table:formula="of:=[.B73]-[.$B$2]" office:value-type="float" office:value="3.00655913352966" calcext:value-type="float">
            <text:p>3.0065591335</text:p>
          </table:table-cell>
          <table:table-cell table:formula="of:=[.C73]/([.D73]-[.D72])" office:value-type="float" office:value="100084.292728396" calcext:value-type="float">
            <text:p>100084.292728396</text:p>
          </table:table-cell>
          <table:table-cell/>
          <table:table-cell office:value-type="float" office:value="1443122944.71125" calcext:value-type="float">
            <text:p>1443122944.71125</text:p>
          </table:table-cell>
          <table:table-cell table:formula="of:=[.G73]-[.$B$2]" office:value-type="float" office:value="3.4750988483429" calcext:value-type="float">
            <text:p>3.4750988483</text:p>
          </table:table-cell>
          <table:table-cell table:formula="of:=[.C73]/([.H73]-[.H72])" office:value-type="float" office:value="50069.2732730632" calcext:value-type="float">
            <text:p>50069.2732730632</text:p>
          </table:table-cell>
          <table:table-cell table:formula="of:=[.G73]-[.$B73]" office:value-type="float" office:value="0.468539714813232" calcext:value-type="float">
            <text:p>0.4685397148</text:p>
          </table:table-cell>
          <table:table-cell/>
          <table:table-cell office:value-type="float" office:value="1443122944.71125" calcext:value-type="float">
            <text:p>1443122944.71125</text:p>
          </table:table-cell>
          <table:table-cell table:formula="of:=[.L73]-[.$B$2]" office:value-type="float" office:value="3.4750988483429" calcext:value-type="float">
            <text:p>3.4750988483</text:p>
          </table:table-cell>
          <table:table-cell table:formula="of:=[.C73]/([.M73]-[.M72])" office:value-type="float" office:value="50069.2732730632" calcext:value-type="float">
            <text:p>50069.2732730632</text:p>
          </table:table-cell>
          <table:table-cell table:formula="of:=[.L73]-[.$B73]" office:value-type="float" office:value="0.468539714813232" calcext:value-type="float">
            <text:p>0.468539714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22944.28359" calcext:value-type="float">
            <text:p>1443122944.28359</text:p>
          </table:table-cell>
          <table:table-cell office:value-type="float" office:value="4096" calcext:value-type="float">
            <text:p>4096</text:p>
          </table:table-cell>
          <table:table-cell table:formula="of:=[.B74]-[.$B$2]" office:value-type="float" office:value="3.04744410514832" calcext:value-type="float">
            <text:p>3.0474441051</text:p>
          </table:table-cell>
          <table:table-cell table:formula="of:=[.C74]/([.D74]-[.D73])" office:value-type="float" office:value="100183.510904807" calcext:value-type="float">
            <text:p>100183.510904807</text:p>
          </table:table-cell>
          <table:table-cell/>
          <table:table-cell office:value-type="float" office:value="1443122944.75215" calcext:value-type="float">
            <text:p>1443122944.75215</text:p>
          </table:table-cell>
          <table:table-cell table:formula="of:=[.G74]-[.$B$2]" office:value-type="float" office:value="3.51600122451782" calcext:value-type="float">
            <text:p>3.5160012245</text:p>
          </table:table-cell>
          <table:table-cell table:formula="of:=[.C74]/([.H74]-[.H73])" office:value-type="float" office:value="100140.881363046" calcext:value-type="float">
            <text:p>100140.881363046</text:p>
          </table:table-cell>
          <table:table-cell table:formula="of:=[.G74]-[.$B74]" office:value-type="float" office:value="0.468557119369507" calcext:value-type="float">
            <text:p>0.4685571194</text:p>
          </table:table-cell>
          <table:table-cell/>
          <table:table-cell office:value-type="float" office:value="1443122944.75215" calcext:value-type="float">
            <text:p>1443122944.75215</text:p>
          </table:table-cell>
          <table:table-cell table:formula="of:=[.L74]-[.$B$2]" office:value-type="float" office:value="3.51600122451782" calcext:value-type="float">
            <text:p>3.5160012245</text:p>
          </table:table-cell>
          <table:table-cell table:formula="of:=[.C74]/([.M74]-[.M73])" office:value-type="float" office:value="100140.881363046" calcext:value-type="float">
            <text:p>100140.881363046</text:p>
          </table:table-cell>
          <table:table-cell table:formula="of:=[.L74]-[.$B74]" office:value-type="float" office:value="0.468557119369507" calcext:value-type="float">
            <text:p>0.468557119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22944.32447" calcext:value-type="float">
            <text:p>1443122944.32447</text:p>
          </table:table-cell>
          <table:table-cell office:value-type="float" office:value="4096" calcext:value-type="float">
            <text:p>4096</text:p>
          </table:table-cell>
          <table:table-cell table:formula="of:=[.B75]-[.$B$2]" office:value-type="float" office:value="3.08832716941833" calcext:value-type="float">
            <text:p>3.0883271694</text:p>
          </table:table-cell>
          <table:table-cell table:formula="of:=[.C75]/([.D75]-[.D74])" office:value-type="float" office:value="100188.184842194" calcext:value-type="float">
            <text:p>100188.184842194</text:p>
          </table:table-cell>
          <table:table-cell/>
          <table:table-cell office:value-type="float" office:value="1443122944.79297" calcext:value-type="float">
            <text:p>1443122944.79297</text:p>
          </table:table-cell>
          <table:table-cell table:formula="of:=[.G75]-[.$B$2]" office:value-type="float" office:value="3.55681872367859" calcext:value-type="float">
            <text:p>3.5568187237</text:p>
          </table:table-cell>
          <table:table-cell table:formula="of:=[.C75]/([.H75]-[.H74])" office:value-type="float" office:value="100349.117026186" calcext:value-type="float">
            <text:p>100349.117026186</text:p>
          </table:table-cell>
          <table:table-cell table:formula="of:=[.G75]-[.$B75]" office:value-type="float" office:value="0.468491554260254" calcext:value-type="float">
            <text:p>0.4684915543</text:p>
          </table:table-cell>
          <table:table-cell/>
          <table:table-cell office:value-type="float" office:value="1443122944.79297" calcext:value-type="float">
            <text:p>1443122944.79297</text:p>
          </table:table-cell>
          <table:table-cell table:formula="of:=[.L75]-[.$B$2]" office:value-type="float" office:value="3.55681872367859" calcext:value-type="float">
            <text:p>3.5568187237</text:p>
          </table:table-cell>
          <table:table-cell table:formula="of:=[.C75]/([.M75]-[.M74])" office:value-type="float" office:value="100349.117026186" calcext:value-type="float">
            <text:p>100349.117026186</text:p>
          </table:table-cell>
          <table:table-cell table:formula="of:=[.L75]-[.$B75]" office:value-type="float" office:value="0.468491554260254" calcext:value-type="float">
            <text:p>0.468491554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22944.36536" calcext:value-type="float">
            <text:p>1443122944.36536</text:p>
          </table:table-cell>
          <table:table-cell office:value-type="float" office:value="4096" calcext:value-type="float">
            <text:p>4096</text:p>
          </table:table-cell>
          <table:table-cell table:formula="of:=[.B76]-[.$B$2]" office:value-type="float" office:value="3.12921571731567" calcext:value-type="float">
            <text:p>3.1292157173</text:p>
          </table:table-cell>
          <table:table-cell table:formula="of:=[.C76]/([.D76]-[.D75])" office:value-type="float" office:value="100174.748447513" calcext:value-type="float">
            <text:p>100174.748447513</text:p>
          </table:table-cell>
          <table:table-cell/>
          <table:table-cell office:value-type="float" office:value="1443122944.83387" calcext:value-type="float">
            <text:p>1443122944.83387</text:p>
          </table:table-cell>
          <table:table-cell table:formula="of:=[.G76]-[.$B$2]" office:value-type="float" office:value="3.59772610664368" calcext:value-type="float">
            <text:p>3.5977261066</text:p>
          </table:table-cell>
          <table:table-cell table:formula="of:=[.C76]/([.H76]-[.H75])" office:value-type="float" office:value="100128.624788726" calcext:value-type="float">
            <text:p>100128.624788726</text:p>
          </table:table-cell>
          <table:table-cell table:formula="of:=[.G76]-[.$B76]" office:value-type="float" office:value="0.468510389328003" calcext:value-type="float">
            <text:p>0.4685103893</text:p>
          </table:table-cell>
          <table:table-cell/>
          <table:table-cell office:value-type="float" office:value="1443122944.83387" calcext:value-type="float">
            <text:p>1443122944.83387</text:p>
          </table:table-cell>
          <table:table-cell table:formula="of:=[.L76]-[.$B$2]" office:value-type="float" office:value="3.59772610664368" calcext:value-type="float">
            <text:p>3.5977261066</text:p>
          </table:table-cell>
          <table:table-cell table:formula="of:=[.C76]/([.M76]-[.M75])" office:value-type="float" office:value="100128.624788726" calcext:value-type="float">
            <text:p>100128.624788726</text:p>
          </table:table-cell>
          <table:table-cell table:formula="of:=[.L76]-[.$B76]" office:value-type="float" office:value="0.468510389328003" calcext:value-type="float">
            <text:p>0.468510389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22944.40626" calcext:value-type="float">
            <text:p>1443122944.40626</text:p>
          </table:table-cell>
          <table:table-cell office:value-type="float" office:value="4096" calcext:value-type="float">
            <text:p>4096</text:p>
          </table:table-cell>
          <table:table-cell table:formula="of:=[.B77]-[.$B$2]" office:value-type="float" office:value="3.17010927200317" calcext:value-type="float">
            <text:p>3.170109272</text:p>
          </table:table-cell>
          <table:table-cell table:formula="of:=[.C77]/([.D77]-[.D76])" office:value-type="float" office:value="100162.48358209" calcext:value-type="float">
            <text:p>100162.48358209</text:p>
          </table:table-cell>
          <table:table-cell/>
          <table:table-cell office:value-type="float" office:value="1443122944.87477" calcext:value-type="float">
            <text:p>1443122944.87477</text:p>
          </table:table-cell>
          <table:table-cell table:formula="of:=[.G77]-[.$B$2]" office:value-type="float" office:value="3.63861870765686" calcext:value-type="float">
            <text:p>3.6386187077</text:p>
          </table:table-cell>
          <table:table-cell table:formula="of:=[.C77]/([.H77]-[.H76])" office:value-type="float" office:value="100164.81951538" calcext:value-type="float">
            <text:p>100164.81951538</text:p>
          </table:table-cell>
          <table:table-cell table:formula="of:=[.G77]-[.$B77]" office:value-type="float" office:value="0.468509435653687" calcext:value-type="float">
            <text:p>0.4685094357</text:p>
          </table:table-cell>
          <table:table-cell/>
          <table:table-cell office:value-type="float" office:value="1443122944.87477" calcext:value-type="float">
            <text:p>1443122944.87477</text:p>
          </table:table-cell>
          <table:table-cell table:formula="of:=[.L77]-[.$B$2]" office:value-type="float" office:value="3.63861870765686" calcext:value-type="float">
            <text:p>3.6386187077</text:p>
          </table:table-cell>
          <table:table-cell table:formula="of:=[.C77]/([.M77]-[.M76])" office:value-type="float" office:value="100164.81951538" calcext:value-type="float">
            <text:p>100164.81951538</text:p>
          </table:table-cell>
          <table:table-cell table:formula="of:=[.L77]-[.$B77]" office:value-type="float" office:value="0.468509435653687" calcext:value-type="float">
            <text:p>0.468509435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22944.44716" calcext:value-type="float">
            <text:p>1443122944.44716</text:p>
          </table:table-cell>
          <table:table-cell office:value-type="float" office:value="4096" calcext:value-type="float">
            <text:p>4096</text:p>
          </table:table-cell>
          <table:table-cell table:formula="of:=[.B78]-[.$B$2]" office:value-type="float" office:value="3.21100831031799" calcext:value-type="float">
            <text:p>3.2110083103</text:p>
          </table:table-cell>
          <table:table-cell table:formula="of:=[.C78]/([.D78]-[.D77])" office:value-type="float" office:value="100149.054079735" calcext:value-type="float">
            <text:p>100149.054079735</text:p>
          </table:table-cell>
          <table:table-cell/>
          <table:table-cell office:value-type="float" office:value="1443122944.95659" calcext:value-type="float">
            <text:p>1443122944.95659</text:p>
          </table:table-cell>
          <table:table-cell table:formula="of:=[.G78]-[.$B$2]" office:value-type="float" office:value="3.72044539451599" calcext:value-type="float">
            <text:p>3.7204453945</text:p>
          </table:table-cell>
          <table:table-cell table:formula="of:=[.C78]/([.H78]-[.H77])" office:value-type="float" office:value="50057.0187700681" calcext:value-type="float">
            <text:p>50057.0187700681</text:p>
          </table:table-cell>
          <table:table-cell table:formula="of:=[.G78]-[.$B78]" office:value-type="float" office:value="0.509437084197998" calcext:value-type="float">
            <text:p>0.5094370842</text:p>
          </table:table-cell>
          <table:table-cell/>
          <table:table-cell office:value-type="float" office:value="1443122944.95659" calcext:value-type="float">
            <text:p>1443122944.95659</text:p>
          </table:table-cell>
          <table:table-cell table:formula="of:=[.L78]-[.$B$2]" office:value-type="float" office:value="3.72044539451599" calcext:value-type="float">
            <text:p>3.7204453945</text:p>
          </table:table-cell>
          <table:table-cell table:formula="of:=[.C78]/([.M78]-[.M77])" office:value-type="float" office:value="50057.0187700681" calcext:value-type="float">
            <text:p>50057.0187700681</text:p>
          </table:table-cell>
          <table:table-cell table:formula="of:=[.L78]-[.$B78]" office:value-type="float" office:value="0.509437084197998" calcext:value-type="float">
            <text:p>0.509437084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22944.48805" calcext:value-type="float">
            <text:p>1443122944.48805</text:p>
          </table:table-cell>
          <table:table-cell office:value-type="float" office:value="4096" calcext:value-type="float">
            <text:p>4096</text:p>
          </table:table-cell>
          <table:table-cell table:formula="of:=[.B79]-[.$B$2]" office:value-type="float" office:value="3.25190544128418" calcext:value-type="float">
            <text:p>3.2519054413</text:p>
          </table:table-cell>
          <table:table-cell table:formula="of:=[.C79]/([.D79]-[.D78])" office:value-type="float" office:value="100153.724802518" calcext:value-type="float">
            <text:p>100153.724802518</text:p>
          </table:table-cell>
          <table:table-cell/>
          <table:table-cell office:value-type="float" office:value="1443122944.99746" calcext:value-type="float">
            <text:p>1443122944.99746</text:p>
          </table:table-cell>
          <table:table-cell table:formula="of:=[.G79]-[.$B$2]" office:value-type="float" office:value="3.761314868927" calcext:value-type="float">
            <text:p>3.7613148689</text:p>
          </table:table-cell>
          <table:table-cell table:formula="of:=[.C79]/([.H79]-[.H78])" office:value-type="float" office:value="100221.499273709" calcext:value-type="float">
            <text:p>100221.499273709</text:p>
          </table:table-cell>
          <table:table-cell table:formula="of:=[.G79]-[.$B79]" office:value-type="float" office:value="0.509409427642822" calcext:value-type="float">
            <text:p>0.5094094276</text:p>
          </table:table-cell>
          <table:table-cell/>
          <table:table-cell office:value-type="float" office:value="1443122944.99746" calcext:value-type="float">
            <text:p>1443122944.99746</text:p>
          </table:table-cell>
          <table:table-cell table:formula="of:=[.L79]-[.$B$2]" office:value-type="float" office:value="3.761314868927" calcext:value-type="float">
            <text:p>3.7613148689</text:p>
          </table:table-cell>
          <table:table-cell table:formula="of:=[.C79]/([.M79]-[.M78])" office:value-type="float" office:value="100221.499273709" calcext:value-type="float">
            <text:p>100221.499273709</text:p>
          </table:table-cell>
          <table:table-cell table:formula="of:=[.L79]-[.$B79]" office:value-type="float" office:value="0.509409427642822" calcext:value-type="float">
            <text:p>0.509409427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22944.52895" calcext:value-type="float">
            <text:p>1443122944.52895</text:p>
          </table:table-cell>
          <table:table-cell office:value-type="float" office:value="4096" calcext:value-type="float">
            <text:p>4096</text:p>
          </table:table-cell>
          <table:table-cell table:formula="of:=[.B80]-[.$B$2]" office:value-type="float" office:value="3.29280591011047" calcext:value-type="float">
            <text:p>3.2928059101</text:p>
          </table:table-cell>
          <table:table-cell table:formula="of:=[.C80]/([.D80]-[.D79])" office:value-type="float" office:value="100145.551323529" calcext:value-type="float">
            <text:p>100145.551323529</text:p>
          </table:table-cell>
          <table:table-cell/>
          <table:table-cell office:value-type="float" office:value="1443122945.03842" calcext:value-type="float">
            <text:p>1443122945.03842</text:p>
          </table:table-cell>
          <table:table-cell table:formula="of:=[.G80]-[.$B$2]" office:value-type="float" office:value="3.80227112770081" calcext:value-type="float">
            <text:p>3.8022711277</text:p>
          </table:table-cell>
          <table:table-cell table:formula="of:=[.C80]/([.H80]-[.H79])" office:value-type="float" office:value="100009.134687367" calcext:value-type="float">
            <text:p>100009.134687367</text:p>
          </table:table-cell>
          <table:table-cell table:formula="of:=[.G80]-[.$B80]" office:value-type="float" office:value="0.509465217590332" calcext:value-type="float">
            <text:p>0.5094652176</text:p>
          </table:table-cell>
          <table:table-cell/>
          <table:table-cell office:value-type="float" office:value="1443122945.03842" calcext:value-type="float">
            <text:p>1443122945.03842</text:p>
          </table:table-cell>
          <table:table-cell table:formula="of:=[.L80]-[.$B$2]" office:value-type="float" office:value="3.80227112770081" calcext:value-type="float">
            <text:p>3.8022711277</text:p>
          </table:table-cell>
          <table:table-cell table:formula="of:=[.C80]/([.M80]-[.M79])" office:value-type="float" office:value="100009.134687367" calcext:value-type="float">
            <text:p>100009.134687367</text:p>
          </table:table-cell>
          <table:table-cell table:formula="of:=[.L80]-[.$B80]" office:value-type="float" office:value="0.509465217590332" calcext:value-type="float">
            <text:p>0.509465217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22944.56982" calcext:value-type="float">
            <text:p>1443122944.56982</text:p>
          </table:table-cell>
          <table:table-cell office:value-type="float" office:value="4096" calcext:value-type="float">
            <text:p>4096</text:p>
          </table:table-cell>
          <table:table-cell table:formula="of:=[.B81]-[.$B$2]" office:value-type="float" office:value="3.33367228507996" calcext:value-type="float">
            <text:p>3.3336722851</text:p>
          </table:table-cell>
          <table:table-cell table:formula="of:=[.C81]/([.D81]-[.D80])" office:value-type="float" office:value="100229.100404887" calcext:value-type="float">
            <text:p>100229.100404887</text:p>
          </table:table-cell>
          <table:table-cell/>
          <table:table-cell office:value-type="float" office:value="1443122945.07917" calcext:value-type="float">
            <text:p>1443122945.07917</text:p>
          </table:table-cell>
          <table:table-cell table:formula="of:=[.G81]-[.$B$2]" office:value-type="float" office:value="3.84302568435669" calcext:value-type="float">
            <text:p>3.8430256844</text:p>
          </table:table-cell>
          <table:table-cell table:formula="of:=[.C81]/([.H81]-[.H80])" office:value-type="float" office:value="100504.099077438" calcext:value-type="float">
            <text:p>100504.099077438</text:p>
          </table:table-cell>
          <table:table-cell table:formula="of:=[.G81]-[.$B81]" office:value-type="float" office:value="0.509353399276733" calcext:value-type="float">
            <text:p>0.5093533993</text:p>
          </table:table-cell>
          <table:table-cell/>
          <table:table-cell office:value-type="float" office:value="1443122945.07917" calcext:value-type="float">
            <text:p>1443122945.07917</text:p>
          </table:table-cell>
          <table:table-cell table:formula="of:=[.L81]-[.$B$2]" office:value-type="float" office:value="3.84302568435669" calcext:value-type="float">
            <text:p>3.8430256844</text:p>
          </table:table-cell>
          <table:table-cell table:formula="of:=[.C81]/([.M81]-[.M80])" office:value-type="float" office:value="100504.099077438" calcext:value-type="float">
            <text:p>100504.099077438</text:p>
          </table:table-cell>
          <table:table-cell table:formula="of:=[.L81]-[.$B81]" office:value-type="float" office:value="0.509353399276733" calcext:value-type="float">
            <text:p>0.509353399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22944.61072" calcext:value-type="float">
            <text:p>1443122944.61072</text:p>
          </table:table-cell>
          <table:table-cell office:value-type="float" office:value="4096" calcext:value-type="float">
            <text:p>4096</text:p>
          </table:table-cell>
          <table:table-cell table:formula="of:=[.B82]-[.$B$2]" office:value-type="float" office:value="3.37457275390625" calcext:value-type="float">
            <text:p>3.3745727539</text:p>
          </table:table-cell>
          <table:table-cell table:formula="of:=[.C82]/([.D82]-[.D81])" office:value-type="float" office:value="100145.551323529" calcext:value-type="float">
            <text:p>100145.551323529</text:p>
          </table:table-cell>
          <table:table-cell/>
          <table:table-cell office:value-type="float" office:value="1443122945.12003" calcext:value-type="float">
            <text:p>1443122945.12003</text:p>
          </table:table-cell>
          <table:table-cell table:formula="of:=[.G82]-[.$B$2]" office:value-type="float" office:value="3.88388109207153" calcext:value-type="float">
            <text:p>3.8838810921</text:p>
          </table:table-cell>
          <table:table-cell table:formula="of:=[.C82]/([.H82]-[.H81])" office:value-type="float" office:value="100256.005975724" calcext:value-type="float">
            <text:p>100256.005975724</text:p>
          </table:table-cell>
          <table:table-cell table:formula="of:=[.G82]-[.$B82]" office:value-type="float" office:value="0.509308338165283" calcext:value-type="float">
            <text:p>0.5093083382</text:p>
          </table:table-cell>
          <table:table-cell/>
          <table:table-cell office:value-type="float" office:value="1443122945.12003" calcext:value-type="float">
            <text:p>1443122945.12003</text:p>
          </table:table-cell>
          <table:table-cell table:formula="of:=[.L82]-[.$B$2]" office:value-type="float" office:value="3.88388109207153" calcext:value-type="float">
            <text:p>3.8838810921</text:p>
          </table:table-cell>
          <table:table-cell table:formula="of:=[.C82]/([.M82]-[.M81])" office:value-type="float" office:value="100256.005975724" calcext:value-type="float">
            <text:p>100256.005975724</text:p>
          </table:table-cell>
          <table:table-cell table:formula="of:=[.L82]-[.$B82]" office:value-type="float" office:value="0.509308338165283" calcext:value-type="float">
            <text:p>0.509308338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22944.6516" calcext:value-type="float">
            <text:p>1443122944.6516</text:p>
          </table:table-cell>
          <table:table-cell office:value-type="float" office:value="4096" calcext:value-type="float">
            <text:p>4096</text:p>
          </table:table-cell>
          <table:table-cell table:formula="of:=[.B83]-[.$B$2]" office:value-type="float" office:value="3.41545629501343" calcext:value-type="float">
            <text:p>3.415456295</text:p>
          </table:table-cell>
          <table:table-cell table:formula="of:=[.C83]/([.D83]-[.D82])" office:value-type="float" office:value="100187.016316962" calcext:value-type="float">
            <text:p>100187.016316962</text:p>
          </table:table-cell>
          <table:table-cell/>
          <table:table-cell office:value-type="float" office:value="1443122945.20183" calcext:value-type="float">
            <text:p>1443122945.20183</text:p>
          </table:table-cell>
          <table:table-cell table:formula="of:=[.G83]-[.$B$2]" office:value-type="float" office:value="3.96568417549133" calcext:value-type="float">
            <text:p>3.9656841755</text:p>
          </table:table-cell>
          <table:table-cell table:formula="of:=[.C83]/([.H83]-[.H82])" office:value-type="float" office:value="50071.4622085822" calcext:value-type="float">
            <text:p>50071.4622085822</text:p>
          </table:table-cell>
          <table:table-cell table:formula="of:=[.G83]-[.$B83]" office:value-type="float" office:value="0.550227880477905" calcext:value-type="float">
            <text:p>0.5502278805</text:p>
          </table:table-cell>
          <table:table-cell/>
          <table:table-cell office:value-type="float" office:value="1443122945.20183" calcext:value-type="float">
            <text:p>1443122945.20183</text:p>
          </table:table-cell>
          <table:table-cell table:formula="of:=[.L83]-[.$B$2]" office:value-type="float" office:value="3.96568417549133" calcext:value-type="float">
            <text:p>3.9656841755</text:p>
          </table:table-cell>
          <table:table-cell table:formula="of:=[.C83]/([.M83]-[.M82])" office:value-type="float" office:value="50071.4622085822" calcext:value-type="float">
            <text:p>50071.4622085822</text:p>
          </table:table-cell>
          <table:table-cell table:formula="of:=[.L83]-[.$B83]" office:value-type="float" office:value="0.550227880477905" calcext:value-type="float">
            <text:p>0.550227880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22944.69249" calcext:value-type="float">
            <text:p>1443122944.69249</text:p>
          </table:table-cell>
          <table:table-cell office:value-type="float" office:value="4096" calcext:value-type="float">
            <text:p>4096</text:p>
          </table:table-cell>
          <table:table-cell table:formula="of:=[.B84]-[.$B$2]" office:value-type="float" office:value="3.45634365081787" calcext:value-type="float">
            <text:p>3.4563436508</text:p>
          </table:table-cell>
          <table:table-cell table:formula="of:=[.C84]/([.D84]-[.D83])" office:value-type="float" office:value="100177.669096295" calcext:value-type="float">
            <text:p>100177.669096295</text:p>
          </table:table-cell>
          <table:table-cell/>
          <table:table-cell office:value-type="float" office:value="1443122945.24194" calcext:value-type="float">
            <text:p>1443122945.24194</text:p>
          </table:table-cell>
          <table:table-cell table:formula="of:=[.G84]-[.$B$2]" office:value-type="float" office:value="4.00578904151917" calcext:value-type="float">
            <text:p>4.0057890415</text:p>
          </table:table-cell>
          <table:table-cell table:formula="of:=[.C84]/([.H84]-[.H83])" office:value-type="float" office:value="102132.244929018" calcext:value-type="float">
            <text:p>102132.244929018</text:p>
          </table:table-cell>
          <table:table-cell table:formula="of:=[.G84]-[.$B84]" office:value-type="float" office:value="0.549445390701294" calcext:value-type="float">
            <text:p>0.5494453907</text:p>
          </table:table-cell>
          <table:table-cell/>
          <table:table-cell office:value-type="float" office:value="1443122945.24194" calcext:value-type="float">
            <text:p>1443122945.24194</text:p>
          </table:table-cell>
          <table:table-cell table:formula="of:=[.L84]-[.$B$2]" office:value-type="float" office:value="4.00578904151917" calcext:value-type="float">
            <text:p>4.0057890415</text:p>
          </table:table-cell>
          <table:table-cell table:formula="of:=[.C84]/([.M84]-[.M83])" office:value-type="float" office:value="102132.244929018" calcext:value-type="float">
            <text:p>102132.244929018</text:p>
          </table:table-cell>
          <table:table-cell table:formula="of:=[.L84]-[.$B84]" office:value-type="float" office:value="0.549445390701294" calcext:value-type="float">
            <text:p>0.549445390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22944.73338" calcext:value-type="float">
            <text:p>1443122944.73338</text:p>
          </table:table-cell>
          <table:table-cell office:value-type="float" office:value="4096" calcext:value-type="float">
            <text:p>4096</text:p>
          </table:table-cell>
          <table:table-cell table:formula="of:=[.B85]-[.$B$2]" office:value-type="float" office:value="3.49722862243652" calcext:value-type="float">
            <text:p>3.4972286224</text:p>
          </table:table-cell>
          <table:table-cell table:formula="of:=[.C85]/([.D85]-[.D84])" office:value-type="float" office:value="100183.510904807" calcext:value-type="float">
            <text:p>100183.510904807</text:p>
          </table:table-cell>
          <table:table-cell/>
          <table:table-cell office:value-type="float" office:value="1443122945.28107" calcext:value-type="float">
            <text:p>1443122945.28107</text:p>
          </table:table-cell>
          <table:table-cell table:formula="of:=[.G85]-[.$B$2]" office:value-type="float" office:value="4.04492211341858" calcext:value-type="float">
            <text:p>4.0449221134</text:p>
          </table:table-cell>
          <table:table-cell table:formula="of:=[.C85]/([.H85]-[.H84])" office:value-type="float" office:value="104668.501632792" calcext:value-type="float">
            <text:p>104668.501632792</text:p>
          </table:table-cell>
          <table:table-cell table:formula="of:=[.G85]-[.$B85]" office:value-type="float" office:value="0.547693490982056" calcext:value-type="float">
            <text:p>0.547693491</text:p>
          </table:table-cell>
          <table:table-cell/>
          <table:table-cell office:value-type="float" office:value="1443122945.28107" calcext:value-type="float">
            <text:p>1443122945.28107</text:p>
          </table:table-cell>
          <table:table-cell table:formula="of:=[.L85]-[.$B$2]" office:value-type="float" office:value="4.04492211341858" calcext:value-type="float">
            <text:p>4.0449221134</text:p>
          </table:table-cell>
          <table:table-cell table:formula="of:=[.C85]/([.M85]-[.M84])" office:value-type="float" office:value="104668.501632792" calcext:value-type="float">
            <text:p>104668.501632792</text:p>
          </table:table-cell>
          <table:table-cell table:formula="of:=[.L85]-[.$B85]" office:value-type="float" office:value="0.547693490982056" calcext:value-type="float">
            <text:p>0.54769349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22944.77425" calcext:value-type="float">
            <text:p>1443122944.77425</text:p>
          </table:table-cell>
          <table:table-cell office:value-type="float" office:value="4096" calcext:value-type="float">
            <text:p>4096</text:p>
          </table:table-cell>
          <table:table-cell table:formula="of:=[.B86]-[.$B$2]" office:value-type="float" office:value="3.5380973815918" calcext:value-type="float">
            <text:p>3.5380973816</text:p>
          </table:table-cell>
          <table:table-cell table:formula="of:=[.C86]/([.D86]-[.D85])" office:value-type="float" office:value="100223.253278574" calcext:value-type="float">
            <text:p>100223.253278574</text:p>
          </table:table-cell>
          <table:table-cell/>
          <table:table-cell office:value-type="float" office:value="1443122945.32024" calcext:value-type="float">
            <text:p>1443122945.32024</text:p>
          </table:table-cell>
          <table:table-cell table:formula="of:=[.G86]-[.$B$2]" office:value-type="float" office:value="4.08409357070923" calcext:value-type="float">
            <text:p>4.0840935707</text:p>
          </table:table-cell>
          <table:table-cell table:formula="of:=[.C86]/([.H86]-[.H85])" office:value-type="float" office:value="104565.933547174" calcext:value-type="float">
            <text:p>104565.933547174</text:p>
          </table:table-cell>
          <table:table-cell table:formula="of:=[.G86]-[.$B86]" office:value-type="float" office:value="0.545996189117432" calcext:value-type="float">
            <text:p>0.5459961891</text:p>
          </table:table-cell>
          <table:table-cell/>
          <table:table-cell office:value-type="float" office:value="1443122945.32024" calcext:value-type="float">
            <text:p>1443122945.32024</text:p>
          </table:table-cell>
          <table:table-cell table:formula="of:=[.L86]-[.$B$2]" office:value-type="float" office:value="4.08409357070923" calcext:value-type="float">
            <text:p>4.0840935707</text:p>
          </table:table-cell>
          <table:table-cell table:formula="of:=[.C86]/([.M86]-[.M85])" office:value-type="float" office:value="104565.933547174" calcext:value-type="float">
            <text:p>104565.933547174</text:p>
          </table:table-cell>
          <table:table-cell table:formula="of:=[.L86]-[.$B86]" office:value-type="float" office:value="0.545996189117432" calcext:value-type="float">
            <text:p>0.545996189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22944.81513" calcext:value-type="float">
            <text:p>1443122944.81513</text:p>
          </table:table-cell>
          <table:table-cell office:value-type="float" office:value="4096" calcext:value-type="float">
            <text:p>4096</text:p>
          </table:table-cell>
          <table:table-cell table:formula="of:=[.B87]-[.$B$2]" office:value-type="float" office:value="3.57898712158203" calcext:value-type="float">
            <text:p>3.5789871216</text:p>
          </table:table-cell>
          <table:table-cell table:formula="of:=[.C87]/([.D87]-[.D86])" office:value-type="float" office:value="100171.827969027" calcext:value-type="float">
            <text:p>100171.827969027</text:p>
          </table:table-cell>
          <table:table-cell/>
          <table:table-cell office:value-type="float" office:value="1443122945.35934" calcext:value-type="float">
            <text:p>1443122945.35934</text:p>
          </table:table-cell>
          <table:table-cell table:formula="of:=[.G87]-[.$B$2]" office:value-type="float" office:value="4.12319254875183" calcext:value-type="float">
            <text:p>4.1231925488</text:p>
          </table:table-cell>
          <table:table-cell table:formula="of:=[.C87]/([.H87]-[.H86])" office:value-type="float" office:value="104759.771356094" calcext:value-type="float">
            <text:p>104759.771356094</text:p>
          </table:table-cell>
          <table:table-cell table:formula="of:=[.G87]-[.$B87]" office:value-type="float" office:value="0.5442054271698" calcext:value-type="float">
            <text:p>0.5442054272</text:p>
          </table:table-cell>
          <table:table-cell/>
          <table:table-cell office:value-type="float" office:value="1443122945.35934" calcext:value-type="float">
            <text:p>1443122945.35934</text:p>
          </table:table-cell>
          <table:table-cell table:formula="of:=[.L87]-[.$B$2]" office:value-type="float" office:value="4.12319254875183" calcext:value-type="float">
            <text:p>4.1231925488</text:p>
          </table:table-cell>
          <table:table-cell table:formula="of:=[.C87]/([.M87]-[.M86])" office:value-type="float" office:value="104759.771356094" calcext:value-type="float">
            <text:p>104759.771356094</text:p>
          </table:table-cell>
          <table:table-cell table:formula="of:=[.L87]-[.$B87]" office:value-type="float" office:value="0.5442054271698" calcext:value-type="float">
            <text:p>0.544205427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22944.85602" calcext:value-type="float">
            <text:p>1443122944.85602</text:p>
          </table:table-cell>
          <table:table-cell office:value-type="float" office:value="4096" calcext:value-type="float">
            <text:p>4096</text:p>
          </table:table-cell>
          <table:table-cell table:formula="of:=[.B88]-[.$B$2]" office:value-type="float" office:value="3.61987328529358" calcext:value-type="float">
            <text:p>3.6198732853</text:p>
          </table:table-cell>
          <table:table-cell table:formula="of:=[.C88]/([.D88]-[.D87])" office:value-type="float" office:value="100180.589915388" calcext:value-type="float">
            <text:p>100180.589915388</text:p>
          </table:table-cell>
          <table:table-cell/>
          <table:table-cell office:value-type="float" office:value="1443122945.39847" calcext:value-type="float">
            <text:p>1443122945.39847</text:p>
          </table:table-cell>
          <table:table-cell table:formula="of:=[.G88]-[.$B$2]" office:value-type="float" office:value="4.16232204437256" calcext:value-type="float">
            <text:p>4.1623220444</text:p>
          </table:table-cell>
          <table:table-cell table:formula="of:=[.C88]/([.H88]-[.H87])" office:value-type="float" office:value="104678.067913308" calcext:value-type="float">
            <text:p>104678.067913308</text:p>
          </table:table-cell>
          <table:table-cell table:formula="of:=[.G88]-[.$B88]" office:value-type="float" office:value="0.54244875907898" calcext:value-type="float">
            <text:p>0.5424487591</text:p>
          </table:table-cell>
          <table:table-cell/>
          <table:table-cell office:value-type="float" office:value="1443122945.39847" calcext:value-type="float">
            <text:p>1443122945.39847</text:p>
          </table:table-cell>
          <table:table-cell table:formula="of:=[.L88]-[.$B$2]" office:value-type="float" office:value="4.16232204437256" calcext:value-type="float">
            <text:p>4.1623220444</text:p>
          </table:table-cell>
          <table:table-cell table:formula="of:=[.C88]/([.M88]-[.M87])" office:value-type="float" office:value="104678.067913308" calcext:value-type="float">
            <text:p>104678.067913308</text:p>
          </table:table-cell>
          <table:table-cell table:formula="of:=[.L88]-[.$B88]" office:value-type="float" office:value="0.54244875907898" calcext:value-type="float">
            <text:p>0.542448759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22944.8969" calcext:value-type="float">
            <text:p>1443122944.8969</text:p>
          </table:table-cell>
          <table:table-cell office:value-type="float" office:value="4096" calcext:value-type="float">
            <text:p>4096</text:p>
          </table:table-cell>
          <table:table-cell table:formula="of:=[.B89]-[.$B$2]" office:value-type="float" office:value="3.66075468063354" calcext:value-type="float">
            <text:p>3.6607546806</text:p>
          </table:table-cell>
          <table:table-cell table:formula="of:=[.C89]/([.D89]-[.D88])" office:value-type="float" office:value="100192.274895171" calcext:value-type="float">
            <text:p>100192.274895171</text:p>
          </table:table-cell>
          <table:table-cell/>
          <table:table-cell office:value-type="float" office:value="1443122945.43768" calcext:value-type="float">
            <text:p>1443122945.43768</text:p>
          </table:table-cell>
          <table:table-cell table:formula="of:=[.G89]-[.$B$2]" office:value-type="float" office:value="4.20153069496155" calcext:value-type="float">
            <text:p>4.201530695</text:p>
          </table:table-cell>
          <table:table-cell table:formula="of:=[.C89]/([.H89]-[.H88])" office:value-type="float" office:value="104466.742376241" calcext:value-type="float">
            <text:p>104466.742376241</text:p>
          </table:table-cell>
          <table:table-cell table:formula="of:=[.G89]-[.$B89]" office:value-type="float" office:value="0.540776014328003" calcext:value-type="float">
            <text:p>0.5407760143</text:p>
          </table:table-cell>
          <table:table-cell/>
          <table:table-cell office:value-type="float" office:value="1443122945.43768" calcext:value-type="float">
            <text:p>1443122945.43768</text:p>
          </table:table-cell>
          <table:table-cell table:formula="of:=[.L89]-[.$B$2]" office:value-type="float" office:value="4.20153069496155" calcext:value-type="float">
            <text:p>4.201530695</text:p>
          </table:table-cell>
          <table:table-cell table:formula="of:=[.C89]/([.M89]-[.M88])" office:value-type="float" office:value="104466.742376241" calcext:value-type="float">
            <text:p>104466.742376241</text:p>
          </table:table-cell>
          <table:table-cell table:formula="of:=[.L89]-[.$B89]" office:value-type="float" office:value="0.540776014328003" calcext:value-type="float">
            <text:p>0.540776014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22944.93779" calcext:value-type="float">
            <text:p>1443122944.93779</text:p>
          </table:table-cell>
          <table:table-cell office:value-type="float" office:value="4096" calcext:value-type="float">
            <text:p>4096</text:p>
          </table:table-cell>
          <table:table-cell table:formula="of:=[.B90]-[.$B$2]" office:value-type="float" office:value="3.70163726806641" calcext:value-type="float">
            <text:p>3.7016372681</text:p>
          </table:table-cell>
          <table:table-cell table:formula="of:=[.C90]/([.D90]-[.D89])" office:value-type="float" office:value="100189.353394684" calcext:value-type="float">
            <text:p>100189.353394684</text:p>
          </table:table-cell>
          <table:table-cell/>
          <table:table-cell office:value-type="float" office:value="1443122945.47673" calcext:value-type="float">
            <text:p>1443122945.47673</text:p>
          </table:table-cell>
          <table:table-cell table:formula="of:=[.G90]-[.$B$2]" office:value-type="float" office:value="4.24058437347412" calcext:value-type="float">
            <text:p>4.2405843735</text:p>
          </table:table-cell>
          <table:table-cell table:formula="of:=[.C90]/([.H90]-[.H89])" office:value-type="float" office:value="104881.285348864" calcext:value-type="float">
            <text:p>104881.285348864</text:p>
          </table:table-cell>
          <table:table-cell table:formula="of:=[.G90]-[.$B90]" office:value-type="float" office:value="0.538947105407715" calcext:value-type="float">
            <text:p>0.5389471054</text:p>
          </table:table-cell>
          <table:table-cell/>
          <table:table-cell office:value-type="float" office:value="1443122945.47673" calcext:value-type="float">
            <text:p>1443122945.47673</text:p>
          </table:table-cell>
          <table:table-cell table:formula="of:=[.L90]-[.$B$2]" office:value-type="float" office:value="4.24058437347412" calcext:value-type="float">
            <text:p>4.2405843735</text:p>
          </table:table-cell>
          <table:table-cell table:formula="of:=[.C90]/([.M90]-[.M89])" office:value-type="float" office:value="104881.285348864" calcext:value-type="float">
            <text:p>104881.285348864</text:p>
          </table:table-cell>
          <table:table-cell table:formula="of:=[.L90]-[.$B90]" office:value-type="float" office:value="0.538947105407715" calcext:value-type="float">
            <text:p>0.538947105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22944.97868" calcext:value-type="float">
            <text:p>1443122944.97868</text:p>
          </table:table-cell>
          <table:table-cell office:value-type="float" office:value="4096" calcext:value-type="float">
            <text:p>4096</text:p>
          </table:table-cell>
          <table:table-cell table:formula="of:=[.B91]-[.$B$2]" office:value-type="float" office:value="3.74252963066101" calcext:value-type="float">
            <text:p>3.7425296307</text:p>
          </table:table-cell>
          <table:table-cell table:formula="of:=[.C91]/([.D91]-[.D90])" office:value-type="float" office:value="100165.403515728" calcext:value-type="float">
            <text:p>100165.403515728</text:p>
          </table:table-cell>
          <table:table-cell/>
          <table:table-cell office:value-type="float" office:value="1443122945.51589" calcext:value-type="float">
            <text:p>1443122945.51589</text:p>
          </table:table-cell>
          <table:table-cell table:formula="of:=[.G91]-[.$B$2]" office:value-type="float" office:value="4.27974081039429" calcext:value-type="float">
            <text:p>4.2797408104</text:p>
          </table:table-cell>
          <table:table-cell table:formula="of:=[.C91]/([.H91]-[.H90])" office:value-type="float" office:value="104606.044935884" calcext:value-type="float">
            <text:p>104606.044935884</text:p>
          </table:table-cell>
          <table:table-cell table:formula="of:=[.G91]-[.$B91]" office:value-type="float" office:value="0.537211179733276" calcext:value-type="float">
            <text:p>0.5372111797</text:p>
          </table:table-cell>
          <table:table-cell/>
          <table:table-cell office:value-type="float" office:value="1443122945.51589" calcext:value-type="float">
            <text:p>1443122945.51589</text:p>
          </table:table-cell>
          <table:table-cell table:formula="of:=[.L91]-[.$B$2]" office:value-type="float" office:value="4.27974081039429" calcext:value-type="float">
            <text:p>4.2797408104</text:p>
          </table:table-cell>
          <table:table-cell table:formula="of:=[.C91]/([.M91]-[.M90])" office:value-type="float" office:value="104606.044935884" calcext:value-type="float">
            <text:p>104606.044935884</text:p>
          </table:table-cell>
          <table:table-cell table:formula="of:=[.L91]-[.$B91]" office:value-type="float" office:value="0.537211179733276" calcext:value-type="float">
            <text:p>0.537211179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22945.01874" calcext:value-type="float">
            <text:p>1443122945.01874</text:p>
          </table:table-cell>
          <table:table-cell office:value-type="float" office:value="4096" calcext:value-type="float">
            <text:p>4096</text:p>
          </table:table-cell>
          <table:table-cell table:formula="of:=[.B92]-[.$B$2]" office:value-type="float" office:value="3.78259253501892" calcext:value-type="float">
            <text:p>3.782592535</text:p>
          </table:table-cell>
          <table:table-cell table:formula="of:=[.C92]/([.D92]-[.D91])" office:value-type="float" office:value="102239.217691447" calcext:value-type="float">
            <text:p>102239.217691447</text:p>
          </table:table-cell>
          <table:table-cell/>
          <table:table-cell office:value-type="float" office:value="1443122945.55502" calcext:value-type="float">
            <text:p>1443122945.55502</text:p>
          </table:table-cell>
          <table:table-cell table:formula="of:=[.G92]-[.$B$2]" office:value-type="float" office:value="4.31886839866638" calcext:value-type="float">
            <text:p>4.3188683987</text:p>
          </table:table-cell>
          <table:table-cell table:formula="of:=[.C92]/([.H92]-[.H91])" office:value-type="float" office:value="104683.170644617" calcext:value-type="float">
            <text:p>104683.170644617</text:p>
          </table:table-cell>
          <table:table-cell table:formula="of:=[.G92]-[.$B92]" office:value-type="float" office:value="0.536275863647461" calcext:value-type="float">
            <text:p>0.5362758636</text:p>
          </table:table-cell>
          <table:table-cell/>
          <table:table-cell office:value-type="float" office:value="1443122945.55502" calcext:value-type="float">
            <text:p>1443122945.55502</text:p>
          </table:table-cell>
          <table:table-cell table:formula="of:=[.L92]-[.$B$2]" office:value-type="float" office:value="4.31886839866638" calcext:value-type="float">
            <text:p>4.3188683987</text:p>
          </table:table-cell>
          <table:table-cell table:formula="of:=[.C92]/([.M92]-[.M91])" office:value-type="float" office:value="104683.170644617" calcext:value-type="float">
            <text:p>104683.170644617</text:p>
          </table:table-cell>
          <table:table-cell table:formula="of:=[.L92]-[.$B92]" office:value-type="float" office:value="0.536275863647461" calcext:value-type="float">
            <text:p>0.536275863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22945.05788" calcext:value-type="float">
            <text:p>1443122945.05788</text:p>
          </table:table-cell>
          <table:table-cell office:value-type="float" office:value="4096" calcext:value-type="float">
            <text:p>4096</text:p>
          </table:table-cell>
          <table:table-cell table:formula="of:=[.B93]-[.$B$2]" office:value-type="float" office:value="3.82172966003418" calcext:value-type="float">
            <text:p>3.82172966</text:p>
          </table:table-cell>
          <table:table-cell table:formula="of:=[.C93]/([.D93]-[.D92])" office:value-type="float" office:value="104657.661961706" calcext:value-type="float">
            <text:p>104657.661961706</text:p>
          </table:table-cell>
          <table:table-cell/>
          <table:table-cell office:value-type="float" office:value="1443122945.59416" calcext:value-type="float">
            <text:p>1443122945.59416</text:p>
          </table:table-cell>
          <table:table-cell table:formula="of:=[.G93]-[.$B$2]" office:value-type="float" office:value="4.3580117225647" calcext:value-type="float">
            <text:p>4.3580117226</text:p>
          </table:table-cell>
          <table:table-cell table:formula="of:=[.C93]/([.H93]-[.H92])" office:value-type="float" office:value="104641.087983238" calcext:value-type="float">
            <text:p>104641.087983238</text:p>
          </table:table-cell>
          <table:table-cell table:formula="of:=[.G93]-[.$B93]" office:value-type="float" office:value="0.536282062530518" calcext:value-type="float">
            <text:p>0.5362820625</text:p>
          </table:table-cell>
          <table:table-cell/>
          <table:table-cell office:value-type="float" office:value="1443122945.59416" calcext:value-type="float">
            <text:p>1443122945.59416</text:p>
          </table:table-cell>
          <table:table-cell table:formula="of:=[.L93]-[.$B$2]" office:value-type="float" office:value="4.3580117225647" calcext:value-type="float">
            <text:p>4.3580117226</text:p>
          </table:table-cell>
          <table:table-cell table:formula="of:=[.C93]/([.M93]-[.M92])" office:value-type="float" office:value="104641.087983238" calcext:value-type="float">
            <text:p>104641.087983238</text:p>
          </table:table-cell>
          <table:table-cell table:formula="of:=[.L93]-[.$B93]" office:value-type="float" office:value="0.536282062530518" calcext:value-type="float">
            <text:p>0.536282062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22945.097" calcext:value-type="float">
            <text:p>1443122945.097</text:p>
          </table:table-cell>
          <table:table-cell office:value-type="float" office:value="4096" calcext:value-type="float">
            <text:p>4096</text:p>
          </table:table-cell>
          <table:table-cell table:formula="of:=[.B94]-[.$B$2]" office:value-type="float" office:value="3.86084723472595" calcext:value-type="float">
            <text:p>3.8608472347</text:p>
          </table:table-cell>
          <table:table-cell table:formula="of:=[.C94]/([.D94]-[.D93])" office:value-type="float" office:value="104709.968147936" calcext:value-type="float">
            <text:p>104709.968147936</text:p>
          </table:table-cell>
          <table:table-cell/>
          <table:table-cell office:value-type="float" office:value="1443122945.6333" calcext:value-type="float">
            <text:p>1443122945.6333</text:p>
          </table:table-cell>
          <table:table-cell table:formula="of:=[.G94]-[.$B$2]" office:value-type="float" office:value="4.39715027809143" calcext:value-type="float">
            <text:p>4.3971502781</text:p>
          </table:table-cell>
          <table:table-cell table:formula="of:=[.C94]/([.H94]-[.H93])" office:value-type="float" office:value="104653.836731462" calcext:value-type="float">
            <text:p>104653.836731462</text:p>
          </table:table-cell>
          <table:table-cell table:formula="of:=[.G94]-[.$B94]" office:value-type="float" office:value="0.536303043365479" calcext:value-type="float">
            <text:p>0.5363030434</text:p>
          </table:table-cell>
          <table:table-cell/>
          <table:table-cell office:value-type="float" office:value="1443122945.6333" calcext:value-type="float">
            <text:p>1443122945.6333</text:p>
          </table:table-cell>
          <table:table-cell table:formula="of:=[.L94]-[.$B$2]" office:value-type="float" office:value="4.39715027809143" calcext:value-type="float">
            <text:p>4.3971502781</text:p>
          </table:table-cell>
          <table:table-cell table:formula="of:=[.C94]/([.M94]-[.M93])" office:value-type="float" office:value="104653.836731462" calcext:value-type="float">
            <text:p>104653.836731462</text:p>
          </table:table-cell>
          <table:table-cell table:formula="of:=[.L94]-[.$B94]" office:value-type="float" office:value="0.536303043365479" calcext:value-type="float">
            <text:p>0.536303043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22945.13611" calcext:value-type="float">
            <text:p>1443122945.13611</text:p>
          </table:table-cell>
          <table:table-cell office:value-type="float" office:value="4096" calcext:value-type="float">
            <text:p>4096</text:p>
          </table:table-cell>
          <table:table-cell table:formula="of:=[.B95]-[.$B$2]" office:value-type="float" office:value="3.89996480941772" calcext:value-type="float">
            <text:p>3.8999648094</text:p>
          </table:table-cell>
          <table:table-cell table:formula="of:=[.C95]/([.D95]-[.D94])" office:value-type="float" office:value="104709.968147936" calcext:value-type="float">
            <text:p>104709.968147936</text:p>
          </table:table-cell>
          <table:table-cell/>
          <table:table-cell office:value-type="float" office:value="1443122945.67243" calcext:value-type="float">
            <text:p>1443122945.67243</text:p>
          </table:table-cell>
          <table:table-cell table:formula="of:=[.G95]-[.$B$2]" office:value-type="float" office:value="4.43627738952637" calcext:value-type="float">
            <text:p>4.4362773895</text:p>
          </table:table-cell>
          <table:table-cell table:formula="of:=[.C95]/([.H95]-[.H94])" office:value-type="float" office:value="104684.446405177" calcext:value-type="float">
            <text:p>104684.446405177</text:p>
          </table:table-cell>
          <table:table-cell table:formula="of:=[.G95]-[.$B95]" office:value-type="float" office:value="0.536312580108643" calcext:value-type="float">
            <text:p>0.5363125801</text:p>
          </table:table-cell>
          <table:table-cell/>
          <table:table-cell office:value-type="float" office:value="1443122945.67243" calcext:value-type="float">
            <text:p>1443122945.67243</text:p>
          </table:table-cell>
          <table:table-cell table:formula="of:=[.L95]-[.$B$2]" office:value-type="float" office:value="4.43627738952637" calcext:value-type="float">
            <text:p>4.4362773895</text:p>
          </table:table-cell>
          <table:table-cell table:formula="of:=[.C95]/([.M95]-[.M94])" office:value-type="float" office:value="104684.446405177" calcext:value-type="float">
            <text:p>104684.446405177</text:p>
          </table:table-cell>
          <table:table-cell table:formula="of:=[.L95]-[.$B95]" office:value-type="float" office:value="0.536312580108643" calcext:value-type="float">
            <text:p>0.536312580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22945.17523" calcext:value-type="float">
            <text:p>1443122945.17523</text:p>
          </table:table-cell>
          <table:table-cell office:value-type="float" office:value="4096" calcext:value-type="float">
            <text:p>4096</text:p>
          </table:table-cell>
          <table:table-cell table:formula="of:=[.B96]-[.$B$2]" office:value-type="float" office:value="3.93908309936523" calcext:value-type="float">
            <text:p>3.9390830994</text:p>
          </table:table-cell>
          <table:table-cell table:formula="of:=[.C96]/([.D96]-[.D95])" office:value-type="float" office:value="104708.053585577" calcext:value-type="float">
            <text:p>104708.053585577</text:p>
          </table:table-cell>
          <table:table-cell/>
          <table:table-cell office:value-type="float" office:value="1443122945.71159" calcext:value-type="float">
            <text:p>1443122945.71159</text:p>
          </table:table-cell>
          <table:table-cell table:formula="of:=[.G96]-[.$B$2]" office:value-type="float" office:value="4.47544550895691" calcext:value-type="float">
            <text:p>4.475445509</text:p>
          </table:table-cell>
          <table:table-cell table:formula="of:=[.C96]/([.H96]-[.H95])" office:value-type="float" office:value="104574.844530475" calcext:value-type="float">
            <text:p>104574.844530475</text:p>
          </table:table-cell>
          <table:table-cell table:formula="of:=[.G96]-[.$B96]" office:value-type="float" office:value="0.536362409591675" calcext:value-type="float">
            <text:p>0.5363624096</text:p>
          </table:table-cell>
          <table:table-cell/>
          <table:table-cell office:value-type="float" office:value="1443122945.71159" calcext:value-type="float">
            <text:p>1443122945.71159</text:p>
          </table:table-cell>
          <table:table-cell table:formula="of:=[.L96]-[.$B$2]" office:value-type="float" office:value="4.47544550895691" calcext:value-type="float">
            <text:p>4.475445509</text:p>
          </table:table-cell>
          <table:table-cell table:formula="of:=[.C96]/([.M96]-[.M95])" office:value-type="float" office:value="104574.844530475" calcext:value-type="float">
            <text:p>104574.844530475</text:p>
          </table:table-cell>
          <table:table-cell table:formula="of:=[.L96]-[.$B96]" office:value-type="float" office:value="0.536362409591675" calcext:value-type="float">
            <text:p>0.536362409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22945.21438" calcext:value-type="float">
            <text:p>1443122945.21438</text:p>
          </table:table-cell>
          <table:table-cell office:value-type="float" office:value="4096" calcext:value-type="float">
            <text:p>4096</text:p>
          </table:table-cell>
          <table:table-cell table:formula="of:=[.B97]-[.$B$2]" office:value-type="float" office:value="3.97822856903076" calcext:value-type="float">
            <text:p>3.978228569</text:p>
          </table:table-cell>
          <table:table-cell table:formula="of:=[.C97]/([.D97]-[.D96])" office:value-type="float" office:value="104635.352059834" calcext:value-type="float">
            <text:p>104635.352059834</text:p>
          </table:table-cell>
          <table:table-cell/>
          <table:table-cell office:value-type="float" office:value="1443122945.75074" calcext:value-type="float">
            <text:p>1443122945.75074</text:p>
          </table:table-cell>
          <table:table-cell table:formula="of:=[.G97]-[.$B$2]" office:value-type="float" office:value="4.51459336280823" calcext:value-type="float">
            <text:p>4.5145933628</text:p>
          </table:table-cell>
          <table:table-cell table:formula="of:=[.C97]/([.H97]-[.H96])" office:value-type="float" office:value="104628.979549081" calcext:value-type="float">
            <text:p>104628.979549081</text:p>
          </table:table-cell>
          <table:table-cell table:formula="of:=[.G97]-[.$B97]" office:value-type="float" office:value="0.536364793777466" calcext:value-type="float">
            <text:p>0.5363647938</text:p>
          </table:table-cell>
          <table:table-cell/>
          <table:table-cell office:value-type="float" office:value="1443122945.75074" calcext:value-type="float">
            <text:p>1443122945.75074</text:p>
          </table:table-cell>
          <table:table-cell table:formula="of:=[.L97]-[.$B$2]" office:value-type="float" office:value="4.51459336280823" calcext:value-type="float">
            <text:p>4.5145933628</text:p>
          </table:table-cell>
          <table:table-cell table:formula="of:=[.C97]/([.M97]-[.M96])" office:value-type="float" office:value="104628.979549081" calcext:value-type="float">
            <text:p>104628.979549081</text:p>
          </table:table-cell>
          <table:table-cell table:formula="of:=[.L97]-[.$B97]" office:value-type="float" office:value="0.536364793777466" calcext:value-type="float">
            <text:p>0.536364793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22945.25352" calcext:value-type="float">
            <text:p>1443122945.25352</text:p>
          </table:table-cell>
          <table:table-cell office:value-type="float" office:value="4096" calcext:value-type="float">
            <text:p>4096</text:p>
          </table:table-cell>
          <table:table-cell table:formula="of:=[.B98]-[.$B$2]" office:value-type="float" office:value="4.0173761844635" calcext:value-type="float">
            <text:p>4.0173761845</text:p>
          </table:table-cell>
          <table:table-cell table:formula="of:=[.C98]/([.D98]-[.D97])" office:value-type="float" office:value="104629.616765227" calcext:value-type="float">
            <text:p>104629.616765227</text:p>
          </table:table-cell>
          <table:table-cell/>
          <table:table-cell office:value-type="float" office:value="1443122945.78991" calcext:value-type="float">
            <text:p>1443122945.78991</text:p>
          </table:table-cell>
          <table:table-cell table:formula="of:=[.G98]-[.$B$2]" office:value-type="float" office:value="4.55376648902893" calcext:value-type="float">
            <text:p>4.553766489</text:p>
          </table:table-cell>
          <table:table-cell table:formula="of:=[.C98]/([.H98]-[.H97])" office:value-type="float" office:value="104561.478624988" calcext:value-type="float">
            <text:p>104561.478624988</text:p>
          </table:table-cell>
          <table:table-cell table:formula="of:=[.G98]-[.$B98]" office:value-type="float" office:value="0.53639030456543" calcext:value-type="float">
            <text:p>0.5363903046</text:p>
          </table:table-cell>
          <table:table-cell/>
          <table:table-cell office:value-type="float" office:value="1443122945.78991" calcext:value-type="float">
            <text:p>1443122945.78991</text:p>
          </table:table-cell>
          <table:table-cell table:formula="of:=[.L98]-[.$B$2]" office:value-type="float" office:value="4.55376648902893" calcext:value-type="float">
            <text:p>4.553766489</text:p>
          </table:table-cell>
          <table:table-cell table:formula="of:=[.C98]/([.M98]-[.M97])" office:value-type="float" office:value="104561.478624988" calcext:value-type="float">
            <text:p>104561.478624988</text:p>
          </table:table-cell>
          <table:table-cell table:formula="of:=[.L98]-[.$B98]" office:value-type="float" office:value="0.53639030456543" calcext:value-type="float">
            <text:p>0.536390304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22945.29267" calcext:value-type="float">
            <text:p>1443122945.29267</text:p>
          </table:table-cell>
          <table:table-cell office:value-type="float" office:value="4096" calcext:value-type="float">
            <text:p>4096</text:p>
          </table:table-cell>
          <table:table-cell table:formula="of:=[.B99]-[.$B$2]" office:value-type="float" office:value="4.05652165412903" calcext:value-type="float">
            <text:p>4.0565216541</text:p>
          </table:table-cell>
          <table:table-cell table:formula="of:=[.C99]/([.D99]-[.D98])" office:value-type="float" office:value="104635.352059834" calcext:value-type="float">
            <text:p>104635.352059834</text:p>
          </table:table-cell>
          <table:table-cell/>
          <table:table-cell office:value-type="float" office:value="1443122945.82906" calcext:value-type="float">
            <text:p>1443122945.82906</text:p>
          </table:table-cell>
          <table:table-cell table:formula="of:=[.G99]-[.$B$2]" office:value-type="float" office:value="4.59291315078735" calcext:value-type="float">
            <text:p>4.5929131508</text:p>
          </table:table-cell>
          <table:table-cell table:formula="of:=[.C99]/([.H99]-[.H98])" office:value-type="float" office:value="104632.16570743" calcext:value-type="float">
            <text:p>104632.16570743</text:p>
          </table:table-cell>
          <table:table-cell table:formula="of:=[.G99]-[.$B99]" office:value-type="float" office:value="0.536391496658325" calcext:value-type="float">
            <text:p>0.5363914967</text:p>
          </table:table-cell>
          <table:table-cell/>
          <table:table-cell office:value-type="float" office:value="1443122945.82906" calcext:value-type="float">
            <text:p>1443122945.82906</text:p>
          </table:table-cell>
          <table:table-cell table:formula="of:=[.L99]-[.$B$2]" office:value-type="float" office:value="4.59291315078735" calcext:value-type="float">
            <text:p>4.5929131508</text:p>
          </table:table-cell>
          <table:table-cell table:formula="of:=[.C99]/([.M99]-[.M98])" office:value-type="float" office:value="104632.16570743" calcext:value-type="float">
            <text:p>104632.16570743</text:p>
          </table:table-cell>
          <table:table-cell table:formula="of:=[.L99]-[.$B99]" office:value-type="float" office:value="0.536391496658325" calcext:value-type="float">
            <text:p>0.536391496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22945.33181" calcext:value-type="float">
            <text:p>1443122945.33181</text:p>
          </table:table-cell>
          <table:table-cell office:value-type="float" office:value="4096" calcext:value-type="float">
            <text:p>4096</text:p>
          </table:table-cell>
          <table:table-cell table:formula="of:=[.B100]-[.$B$2]" office:value-type="float" office:value="4.09565997123718" calcext:value-type="float">
            <text:p>4.0956599712</text:p>
          </table:table-cell>
          <table:table-cell table:formula="of:=[.C100]/([.D100]-[.D99])" office:value-type="float" office:value="104654.474250417" calcext:value-type="float">
            <text:p>104654.474250417</text:p>
          </table:table-cell>
          <table:table-cell/>
          <table:table-cell office:value-type="float" office:value="1443122945.86816" calcext:value-type="float">
            <text:p>1443122945.86816</text:p>
          </table:table-cell>
          <table:table-cell table:formula="of:=[.G100]-[.$B$2]" office:value-type="float" office:value="4.63200902938843" calcext:value-type="float">
            <text:p>4.6320090294</text:p>
          </table:table-cell>
          <table:table-cell table:formula="of:=[.C100]/([.H100]-[.H99])" office:value-type="float" office:value="104768.076497134" calcext:value-type="float">
            <text:p>104768.076497134</text:p>
          </table:table-cell>
          <table:table-cell table:formula="of:=[.G100]-[.$B100]" office:value-type="float" office:value="0.536349058151245" calcext:value-type="float">
            <text:p>0.5363490582</text:p>
          </table:table-cell>
          <table:table-cell/>
          <table:table-cell office:value-type="float" office:value="1443122945.86816" calcext:value-type="float">
            <text:p>1443122945.86816</text:p>
          </table:table-cell>
          <table:table-cell table:formula="of:=[.L100]-[.$B$2]" office:value-type="float" office:value="4.63200902938843" calcext:value-type="float">
            <text:p>4.6320090294</text:p>
          </table:table-cell>
          <table:table-cell table:formula="of:=[.C100]/([.M100]-[.M99])" office:value-type="float" office:value="104768.076497134" calcext:value-type="float">
            <text:p>104768.076497134</text:p>
          </table:table-cell>
          <table:table-cell table:formula="of:=[.L100]-[.$B100]" office:value-type="float" office:value="0.536349058151245" calcext:value-type="float">
            <text:p>0.536349058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22945.37094" calcext:value-type="float">
            <text:p>1443122945.37094</text:p>
          </table:table-cell>
          <table:table-cell office:value-type="float" office:value="4096" calcext:value-type="float">
            <text:p>4096</text:p>
          </table:table-cell>
          <table:table-cell table:formula="of:=[.B101]-[.$B$2]" office:value-type="float" office:value="4.13479709625244" calcext:value-type="float">
            <text:p>4.1347970963</text:p>
          </table:table-cell>
          <table:table-cell table:formula="of:=[.C101]/([.D101]-[.D100])" office:value-type="float" office:value="104657.661961706" calcext:value-type="float">
            <text:p>104657.661961706</text:p>
          </table:table-cell>
          <table:table-cell/>
          <table:table-cell office:value-type="float" office:value="1443122945.90729" calcext:value-type="float">
            <text:p>1443122945.90729</text:p>
          </table:table-cell>
          <table:table-cell table:formula="of:=[.G101]-[.$B$2]" office:value-type="float" office:value="4.67114186286926" calcext:value-type="float">
            <text:p>4.6711418629</text:p>
          </table:table-cell>
          <table:table-cell table:formula="of:=[.C101]/([.H101]-[.H100])" office:value-type="float" office:value="104669.139330429" calcext:value-type="float">
            <text:p>104669.139330429</text:p>
          </table:table-cell>
          <table:table-cell table:formula="of:=[.G101]-[.$B101]" office:value-type="float" office:value="0.536344766616821" calcext:value-type="float">
            <text:p>0.5363447666</text:p>
          </table:table-cell>
          <table:table-cell/>
          <table:table-cell office:value-type="float" office:value="1443122945.90729" calcext:value-type="float">
            <text:p>1443122945.90729</text:p>
          </table:table-cell>
          <table:table-cell table:formula="of:=[.L101]-[.$B$2]" office:value-type="float" office:value="4.67114186286926" calcext:value-type="float">
            <text:p>4.6711418629</text:p>
          </table:table-cell>
          <table:table-cell table:formula="of:=[.C101]/([.M101]-[.M100])" office:value-type="float" office:value="104669.139330429" calcext:value-type="float">
            <text:p>104669.139330429</text:p>
          </table:table-cell>
          <table:table-cell table:formula="of:=[.L101]-[.$B101]" office:value-type="float" office:value="0.536344766616821" calcext:value-type="float">
            <text:p>0.536344766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22945.41008" calcext:value-type="float">
            <text:p>1443122945.41008</text:p>
          </table:table-cell>
          <table:table-cell office:value-type="float" office:value="4096" calcext:value-type="float">
            <text:p>4096</text:p>
          </table:table-cell>
          <table:table-cell table:formula="of:=[.B102]-[.$B$2]" office:value-type="float" office:value="4.17393469810486" calcext:value-type="float">
            <text:p>4.1739346981</text:p>
          </table:table-cell>
          <table:table-cell table:formula="of:=[.C102]/([.D102]-[.D101])" office:value-type="float" office:value="104656.386853888" calcext:value-type="float">
            <text:p>104656.386853888</text:p>
          </table:table-cell>
          <table:table-cell/>
          <table:table-cell office:value-type="float" office:value="1443122945.94641" calcext:value-type="float">
            <text:p>1443122945.94641</text:p>
          </table:table-cell>
          <table:table-cell table:formula="of:=[.G102]-[.$B$2]" office:value-type="float" office:value="4.71026468276978" calcext:value-type="float">
            <text:p>4.7102646828</text:p>
          </table:table-cell>
          <table:table-cell table:formula="of:=[.C102]/([.H102]-[.H101])" office:value-type="float" office:value="104695.92964965" calcext:value-type="float">
            <text:p>104695.92964965</text:p>
          </table:table-cell>
          <table:table-cell table:formula="of:=[.G102]-[.$B102]" office:value-type="float" office:value="0.536329984664917" calcext:value-type="float">
            <text:p>0.5363299847</text:p>
          </table:table-cell>
          <table:table-cell/>
          <table:table-cell office:value-type="float" office:value="1443122945.94641" calcext:value-type="float">
            <text:p>1443122945.94641</text:p>
          </table:table-cell>
          <table:table-cell table:formula="of:=[.L102]-[.$B$2]" office:value-type="float" office:value="4.71026468276978" calcext:value-type="float">
            <text:p>4.7102646828</text:p>
          </table:table-cell>
          <table:table-cell table:formula="of:=[.C102]/([.M102]-[.M101])" office:value-type="float" office:value="104695.92964965" calcext:value-type="float">
            <text:p>104695.92964965</text:p>
          </table:table-cell>
          <table:table-cell table:formula="of:=[.L102]-[.$B102]" office:value-type="float" office:value="0.536329984664917" calcext:value-type="float">
            <text:p>0.536329984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22945.44922" calcext:value-type="float">
            <text:p>1443122945.44922</text:p>
          </table:table-cell>
          <table:table-cell office:value-type="float" office:value="4096" calcext:value-type="float">
            <text:p>4096</text:p>
          </table:table-cell>
          <table:table-cell table:formula="of:=[.B103]-[.$B$2]" office:value-type="float" office:value="4.21306991577148" calcext:value-type="float">
            <text:p>4.2130699158</text:p>
          </table:table-cell>
          <table:table-cell table:formula="of:=[.C103]/([.D103]-[.D102])" office:value-type="float" office:value="104662.762703707" calcext:value-type="float">
            <text:p>104662.762703707</text:p>
          </table:table-cell>
          <table:table-cell/>
          <table:table-cell office:value-type="float" office:value="1443122945.98553" calcext:value-type="float">
            <text:p>1443122945.98553</text:p>
          </table:table-cell>
          <table:table-cell table:formula="of:=[.G103]-[.$B$2]" office:value-type="float" office:value="4.7493851184845" calcext:value-type="float">
            <text:p>4.7493851185</text:p>
          </table:table-cell>
          <table:table-cell table:formula="of:=[.C103]/([.H103]-[.H102])" office:value-type="float" office:value="104702.310318558" calcext:value-type="float">
            <text:p>104702.310318558</text:p>
          </table:table-cell>
          <table:table-cell table:formula="of:=[.G103]-[.$B103]" office:value-type="float" office:value="0.536315202713013" calcext:value-type="float">
            <text:p>0.5363152027</text:p>
          </table:table-cell>
          <table:table-cell/>
          <table:table-cell office:value-type="float" office:value="1443122945.98553" calcext:value-type="float">
            <text:p>1443122945.98553</text:p>
          </table:table-cell>
          <table:table-cell table:formula="of:=[.L103]-[.$B$2]" office:value-type="float" office:value="4.7493851184845" calcext:value-type="float">
            <text:p>4.7493851185</text:p>
          </table:table-cell>
          <table:table-cell table:formula="of:=[.C103]/([.M103]-[.M102])" office:value-type="float" office:value="104702.310318558" calcext:value-type="float">
            <text:p>104702.310318558</text:p>
          </table:table-cell>
          <table:table-cell table:formula="of:=[.L103]-[.$B103]" office:value-type="float" office:value="0.536315202713013" calcext:value-type="float">
            <text:p>0.536315202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22945.48836" calcext:value-type="float">
            <text:p>1443122945.48836</text:p>
          </table:table-cell>
          <table:table-cell office:value-type="float" office:value="4096" calcext:value-type="float">
            <text:p>4096</text:p>
          </table:table-cell>
          <table:table-cell table:formula="of:=[.B104]-[.$B$2]" office:value-type="float" office:value="4.25221586227417" calcext:value-type="float">
            <text:p>4.2522158623</text:p>
          </table:table-cell>
          <table:table-cell table:formula="of:=[.C104]/([.D104]-[.D103])" office:value-type="float" office:value="104634.077495584" calcext:value-type="float">
            <text:p>104634.077495584</text:p>
          </table:table-cell>
          <table:table-cell/>
          <table:table-cell office:value-type="float" office:value="1443122946.02468" calcext:value-type="float">
            <text:p>1443122946.02468</text:p>
          </table:table-cell>
          <table:table-cell table:formula="of:=[.G104]-[.$B$2]" office:value-type="float" office:value="4.78852963447571" calcext:value-type="float">
            <text:p>4.7885296345</text:p>
          </table:table-cell>
          <table:table-cell table:formula="of:=[.C104]/([.H104]-[.H103])" office:value-type="float" office:value="104637.901281489" calcext:value-type="float">
            <text:p>104637.901281489</text:p>
          </table:table-cell>
          <table:table-cell table:formula="of:=[.G104]-[.$B104]" office:value-type="float" office:value="0.536313772201538" calcext:value-type="float">
            <text:p>0.5363137722</text:p>
          </table:table-cell>
          <table:table-cell/>
          <table:table-cell office:value-type="float" office:value="1443122946.02468" calcext:value-type="float">
            <text:p>1443122946.02468</text:p>
          </table:table-cell>
          <table:table-cell table:formula="of:=[.L104]-[.$B$2]" office:value-type="float" office:value="4.78852963447571" calcext:value-type="float">
            <text:p>4.7885296345</text:p>
          </table:table-cell>
          <table:table-cell table:formula="of:=[.C104]/([.M104]-[.M103])" office:value-type="float" office:value="104637.901281489" calcext:value-type="float">
            <text:p>104637.901281489</text:p>
          </table:table-cell>
          <table:table-cell table:formula="of:=[.L104]-[.$B104]" office:value-type="float" office:value="0.536313772201538" calcext:value-type="float">
            <text:p>0.536313772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22945.5275" calcext:value-type="float">
            <text:p>1443122945.5275</text:p>
          </table:table-cell>
          <table:table-cell office:value-type="float" office:value="4096" calcext:value-type="float">
            <text:p>4096</text:p>
          </table:table-cell>
          <table:table-cell table:formula="of:=[.B105]-[.$B$2]" office:value-type="float" office:value="4.29135537147522" calcext:value-type="float">
            <text:p>4.2913553715</text:p>
          </table:table-cell>
          <table:table-cell table:formula="of:=[.C105]/([.D105]-[.D104])" office:value-type="float" office:value="104651.286733308" calcext:value-type="float">
            <text:p>104651.286733308</text:p>
          </table:table-cell>
          <table:table-cell/>
          <table:table-cell office:value-type="float" office:value="1443122946.06383" calcext:value-type="float">
            <text:p>1443122946.06383</text:p>
          </table:table-cell>
          <table:table-cell table:formula="of:=[.G105]-[.$B$2]" office:value-type="float" office:value="4.82768368721008" calcext:value-type="float">
            <text:p>4.8276836872</text:p>
          </table:table-cell>
          <table:table-cell table:formula="of:=[.C105]/([.H105]-[.H104])" office:value-type="float" office:value="104612.414653157" calcext:value-type="float">
            <text:p>104612.414653157</text:p>
          </table:table-cell>
          <table:table-cell table:formula="of:=[.G105]-[.$B105]" office:value-type="float" office:value="0.536328315734863" calcext:value-type="float">
            <text:p>0.5363283157</text:p>
          </table:table-cell>
          <table:table-cell/>
          <table:table-cell office:value-type="float" office:value="1443122946.06383" calcext:value-type="float">
            <text:p>1443122946.06383</text:p>
          </table:table-cell>
          <table:table-cell table:formula="of:=[.L105]-[.$B$2]" office:value-type="float" office:value="4.82768368721008" calcext:value-type="float">
            <text:p>4.8276836872</text:p>
          </table:table-cell>
          <table:table-cell table:formula="of:=[.C105]/([.M105]-[.M104])" office:value-type="float" office:value="104612.414653157" calcext:value-type="float">
            <text:p>104612.414653157</text:p>
          </table:table-cell>
          <table:table-cell table:formula="of:=[.L105]-[.$B105]" office:value-type="float" office:value="0.536328315734863" calcext:value-type="float">
            <text:p>0.536328315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22945.56666" calcext:value-type="float">
            <text:p>1443122945.56666</text:p>
          </table:table-cell>
          <table:table-cell office:value-type="float" office:value="4096" calcext:value-type="float">
            <text:p>4096</text:p>
          </table:table-cell>
          <table:table-cell table:formula="of:=[.B106]-[.$B$2]" office:value-type="float" office:value="4.33051538467407" calcext:value-type="float">
            <text:p>4.3305153847</text:p>
          </table:table-cell>
          <table:table-cell table:formula="of:=[.C106]/([.D106]-[.D105])" office:value-type="float" office:value="104596.491814258" calcext:value-type="float">
            <text:p>104596.491814258</text:p>
          </table:table-cell>
          <table:table-cell/>
          <table:table-cell office:value-type="float" office:value="1443122946.10297" calcext:value-type="float">
            <text:p>1443122946.10297</text:p>
          </table:table-cell>
          <table:table-cell table:formula="of:=[.G106]-[.$B$2]" office:value-type="float" office:value="4.86682438850403" calcext:value-type="float">
            <text:p>4.8668243885</text:p>
          </table:table-cell>
          <table:table-cell table:formula="of:=[.C106]/([.H106]-[.H105])" office:value-type="float" office:value="104648.09941036" calcext:value-type="float">
            <text:p>104648.09941036</text:p>
          </table:table-cell>
          <table:table-cell table:formula="of:=[.G106]-[.$B106]" office:value-type="float" office:value="0.536309003829956" calcext:value-type="float">
            <text:p>0.5363090038</text:p>
          </table:table-cell>
          <table:table-cell/>
          <table:table-cell office:value-type="float" office:value="1443122946.10297" calcext:value-type="float">
            <text:p>1443122946.10297</text:p>
          </table:table-cell>
          <table:table-cell table:formula="of:=[.L106]-[.$B$2]" office:value-type="float" office:value="4.86682438850403" calcext:value-type="float">
            <text:p>4.8668243885</text:p>
          </table:table-cell>
          <table:table-cell table:formula="of:=[.C106]/([.M106]-[.M105])" office:value-type="float" office:value="104648.09941036" calcext:value-type="float">
            <text:p>104648.09941036</text:p>
          </table:table-cell>
          <table:table-cell table:formula="of:=[.L106]-[.$B106]" office:value-type="float" office:value="0.536309003829956" calcext:value-type="float">
            <text:p>0.536309003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22945.6058" calcext:value-type="float">
            <text:p>1443122945.6058</text:p>
          </table:table-cell>
          <table:table-cell office:value-type="float" office:value="4096" calcext:value-type="float">
            <text:p>4096</text:p>
          </table:table-cell>
          <table:table-cell table:formula="of:=[.B107]-[.$B$2]" office:value-type="float" office:value="4.36965394020081" calcext:value-type="float">
            <text:p>4.3696539402</text:p>
          </table:table-cell>
          <table:table-cell table:formula="of:=[.C107]/([.D107]-[.D106])" office:value-type="float" office:value="104653.836731462" calcext:value-type="float">
            <text:p>104653.836731462</text:p>
          </table:table-cell>
          <table:table-cell/>
          <table:table-cell office:value-type="float" office:value="1443122946.14215" calcext:value-type="float">
            <text:p>1443122946.14215</text:p>
          </table:table-cell>
          <table:table-cell table:formula="of:=[.G107]-[.$B$2]" office:value-type="float" office:value="4.90600633621216" calcext:value-type="float">
            <text:p>4.9060063362</text:p>
          </table:table-cell>
          <table:table-cell table:formula="of:=[.C107]/([.H107]-[.H106])" office:value-type="float" office:value="104537.937483647" calcext:value-type="float">
            <text:p>104537.937483647</text:p>
          </table:table-cell>
          <table:table-cell table:formula="of:=[.G107]-[.$B107]" office:value-type="float" office:value="0.536352396011353" calcext:value-type="float">
            <text:p>0.536352396</text:p>
          </table:table-cell>
          <table:table-cell/>
          <table:table-cell office:value-type="float" office:value="1443122946.14215" calcext:value-type="float">
            <text:p>1443122946.14215</text:p>
          </table:table-cell>
          <table:table-cell table:formula="of:=[.L107]-[.$B$2]" office:value-type="float" office:value="4.90600633621216" calcext:value-type="float">
            <text:p>4.9060063362</text:p>
          </table:table-cell>
          <table:table-cell table:formula="of:=[.C107]/([.M107]-[.M106])" office:value-type="float" office:value="104537.937483647" calcext:value-type="float">
            <text:p>104537.937483647</text:p>
          </table:table-cell>
          <table:table-cell table:formula="of:=[.L107]-[.$B107]" office:value-type="float" office:value="0.536352396011353" calcext:value-type="float">
            <text:p>0.53635239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22945.64494" calcext:value-type="float">
            <text:p>1443122945.64494</text:p>
          </table:table-cell>
          <table:table-cell office:value-type="float" office:value="4096" calcext:value-type="float">
            <text:p>4096</text:p>
          </table:table-cell>
          <table:table-cell table:formula="of:=[.B108]-[.$B$2]" office:value-type="float" office:value="4.40879225730896" calcext:value-type="float">
            <text:p>4.4087922573</text:p>
          </table:table-cell>
          <table:table-cell table:formula="of:=[.C108]/([.D108]-[.D107])" office:value-type="float" office:value="104654.474250417" calcext:value-type="float">
            <text:p>104654.474250417</text:p>
          </table:table-cell>
          <table:table-cell/>
          <table:table-cell office:value-type="float" office:value="1443122946.18128" calcext:value-type="float">
            <text:p>1443122946.18128</text:p>
          </table:table-cell>
          <table:table-cell table:formula="of:=[.G108]-[.$B$2]" office:value-type="float" office:value="4.94513583183289" calcext:value-type="float">
            <text:p>4.9451358318</text:p>
          </table:table-cell>
          <table:table-cell table:formula="of:=[.C108]/([.H108]-[.H107])" office:value-type="float" office:value="104678.067913308" calcext:value-type="float">
            <text:p>104678.067913308</text:p>
          </table:table-cell>
          <table:table-cell table:formula="of:=[.G108]-[.$B108]" office:value-type="float" office:value="0.536343574523926" calcext:value-type="float">
            <text:p>0.5363435745</text:p>
          </table:table-cell>
          <table:table-cell/>
          <table:table-cell office:value-type="float" office:value="1443122946.18128" calcext:value-type="float">
            <text:p>1443122946.18128</text:p>
          </table:table-cell>
          <table:table-cell table:formula="of:=[.L108]-[.$B$2]" office:value-type="float" office:value="4.94513583183289" calcext:value-type="float">
            <text:p>4.9451358318</text:p>
          </table:table-cell>
          <table:table-cell table:formula="of:=[.C108]/([.M108]-[.M107])" office:value-type="float" office:value="104678.067913308" calcext:value-type="float">
            <text:p>104678.067913308</text:p>
          </table:table-cell>
          <table:table-cell table:formula="of:=[.L108]-[.$B108]" office:value-type="float" office:value="0.536343574523926" calcext:value-type="float">
            <text:p>0.536343574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22945.68408" calcext:value-type="float">
            <text:p>1443122945.68408</text:p>
          </table:table-cell>
          <table:table-cell office:value-type="float" office:value="4096" calcext:value-type="float">
            <text:p>4096</text:p>
          </table:table-cell>
          <table:table-cell table:formula="of:=[.B109]-[.$B$2]" office:value-type="float" office:value="4.44793128967285" calcext:value-type="float">
            <text:p>4.4479312897</text:p>
          </table:table-cell>
          <table:table-cell table:formula="of:=[.C109]/([.D109]-[.D108])" office:value-type="float" office:value="104652.561716851" calcext:value-type="float">
            <text:p>104652.561716851</text:p>
          </table:table-cell>
          <table:table-cell/>
          <table:table-cell office:value-type="float" office:value="1443122946.22042" calcext:value-type="float">
            <text:p>1443122946.22042</text:p>
          </table:table-cell>
          <table:table-cell table:formula="of:=[.G109]-[.$B$2]" office:value-type="float" office:value="4.98427414894104" calcext:value-type="float">
            <text:p>4.9842741489</text:p>
          </table:table-cell>
          <table:table-cell table:formula="of:=[.C109]/([.H109]-[.H108])" office:value-type="float" office:value="104654.474250417" calcext:value-type="float">
            <text:p>104654.474250417</text:p>
          </table:table-cell>
          <table:table-cell table:formula="of:=[.G109]-[.$B109]" office:value-type="float" office:value="0.536342859268189" calcext:value-type="float">
            <text:p>0.5363428593</text:p>
          </table:table-cell>
          <table:table-cell/>
          <table:table-cell office:value-type="float" office:value="1443122946.22042" calcext:value-type="float">
            <text:p>1443122946.22042</text:p>
          </table:table-cell>
          <table:table-cell table:formula="of:=[.L109]-[.$B$2]" office:value-type="float" office:value="4.98427414894104" calcext:value-type="float">
            <text:p>4.9842741489</text:p>
          </table:table-cell>
          <table:table-cell table:formula="of:=[.C109]/([.M109]-[.M108])" office:value-type="float" office:value="104654.474250417" calcext:value-type="float">
            <text:p>104654.474250417</text:p>
          </table:table-cell>
          <table:table-cell table:formula="of:=[.L109]-[.$B109]" office:value-type="float" office:value="0.536342859268189" calcext:value-type="float">
            <text:p>0.536342859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22945.72322" calcext:value-type="float">
            <text:p>1443122945.72322</text:p>
          </table:table-cell>
          <table:table-cell office:value-type="float" office:value="4096" calcext:value-type="float">
            <text:p>4096</text:p>
          </table:table-cell>
          <table:table-cell table:formula="of:=[.B110]-[.$B$2]" office:value-type="float" office:value="4.48707246780396" calcext:value-type="float">
            <text:p>4.4870724678</text:p>
          </table:table-cell>
          <table:table-cell table:formula="of:=[.C110]/([.D110]-[.D109])" office:value-type="float" office:value="104646.824535542" calcext:value-type="float">
            <text:p>104646.824535542</text:p>
          </table:table-cell>
          <table:table-cell/>
          <table:table-cell office:value-type="float" office:value="1443122946.25794" calcext:value-type="float">
            <text:p>1443122946.25794</text:p>
          </table:table-cell>
          <table:table-cell table:formula="of:=[.G110]-[.$B$2]" office:value-type="float" office:value="5.02179622650147" calcext:value-type="float">
            <text:p>5.0217962265</text:p>
          </table:table-cell>
          <table:table-cell table:formula="of:=[.C110]/([.H110]-[.H109])" office:value-type="float" office:value="109162.398947763" calcext:value-type="float">
            <text:p>109162.398947763</text:p>
          </table:table-cell>
          <table:table-cell table:formula="of:=[.G110]-[.$B110]" office:value-type="float" office:value="0.53472375869751" calcext:value-type="float">
            <text:p>0.5347237587</text:p>
          </table:table-cell>
          <table:table-cell/>
          <table:table-cell office:value-type="float" office:value="1443122946.25794" calcext:value-type="float">
            <text:p>1443122946.25794</text:p>
          </table:table-cell>
          <table:table-cell table:formula="of:=[.L110]-[.$B$2]" office:value-type="float" office:value="5.02179622650147" calcext:value-type="float">
            <text:p>5.0217962265</text:p>
          </table:table-cell>
          <table:table-cell table:formula="of:=[.C110]/([.M110]-[.M109])" office:value-type="float" office:value="109162.398947763" calcext:value-type="float">
            <text:p>109162.398947763</text:p>
          </table:table-cell>
          <table:table-cell table:formula="of:=[.L110]-[.$B110]" office:value-type="float" office:value="0.53472375869751" calcext:value-type="float">
            <text:p>0.534723758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22945.76236" calcext:value-type="float">
            <text:p>1443122945.76236</text:p>
          </table:table-cell>
          <table:table-cell office:value-type="float" office:value="4096" calcext:value-type="float">
            <text:p>4096</text:p>
          </table:table-cell>
          <table:table-cell table:formula="of:=[.B111]-[.$B$2]" office:value-type="float" office:value="4.52621173858643" calcext:value-type="float">
            <text:p>4.5262117386</text:p>
          </table:table-cell>
          <table:table-cell table:formula="of:=[.C111]/([.D111]-[.D110])" office:value-type="float" office:value="104651.924221196" calcext:value-type="float">
            <text:p>104651.924221196</text:p>
          </table:table-cell>
          <table:table-cell/>
          <table:table-cell office:value-type="float" office:value="1443122946.29527" calcext:value-type="float">
            <text:p>1443122946.29527</text:p>
          </table:table-cell>
          <table:table-cell table:formula="of:=[.G111]-[.$B$2]" office:value-type="float" office:value="5.0591254234314" calcext:value-type="float">
            <text:p>5.0591254234</text:p>
          </table:table-cell>
          <table:table-cell table:formula="of:=[.C111]/([.H111]-[.H110])" office:value-type="float" office:value="109726.44302229" calcext:value-type="float">
            <text:p>109726.44302229</text:p>
          </table:table-cell>
          <table:table-cell table:formula="of:=[.G111]-[.$B111]" office:value-type="float" office:value="0.532913684844971" calcext:value-type="float">
            <text:p>0.5329136848</text:p>
          </table:table-cell>
          <table:table-cell/>
          <table:table-cell office:value-type="float" office:value="1443122946.29527" calcext:value-type="float">
            <text:p>1443122946.29527</text:p>
          </table:table-cell>
          <table:table-cell table:formula="of:=[.L111]-[.$B$2]" office:value-type="float" office:value="5.0591254234314" calcext:value-type="float">
            <text:p>5.0591254234</text:p>
          </table:table-cell>
          <table:table-cell table:formula="of:=[.C111]/([.M111]-[.M110])" office:value-type="float" office:value="109726.44302229" calcext:value-type="float">
            <text:p>109726.44302229</text:p>
          </table:table-cell>
          <table:table-cell table:formula="of:=[.L111]-[.$B111]" office:value-type="float" office:value="0.532913684844971" calcext:value-type="float">
            <text:p>0.532913684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22945.8015" calcext:value-type="float">
            <text:p>1443122945.8015</text:p>
          </table:table-cell>
          <table:table-cell office:value-type="float" office:value="4096" calcext:value-type="float">
            <text:p>4096</text:p>
          </table:table-cell>
          <table:table-cell table:formula="of:=[.B112]-[.$B$2]" office:value-type="float" office:value="4.56535005569458" calcext:value-type="float">
            <text:p>4.5653500557</text:p>
          </table:table-cell>
          <table:table-cell table:formula="of:=[.C112]/([.D112]-[.D111])" office:value-type="float" office:value="104654.474250417" calcext:value-type="float">
            <text:p>104654.474250417</text:p>
          </table:table-cell>
          <table:table-cell/>
          <table:table-cell office:value-type="float" office:value="1443122946.33264" calcext:value-type="float">
            <text:p>1443122946.33264</text:p>
          </table:table-cell>
          <table:table-cell table:formula="of:=[.G112]-[.$B$2]" office:value-type="float" office:value="5.09649229049683" calcext:value-type="float">
            <text:p>5.0964922905</text:p>
          </table:table-cell>
          <table:table-cell table:formula="of:=[.C112]/([.H112]-[.H111])" office:value-type="float" office:value="109615.826042571" calcext:value-type="float">
            <text:p>109615.826042571</text:p>
          </table:table-cell>
          <table:table-cell table:formula="of:=[.G112]-[.$B112]" office:value-type="float" office:value="0.531142234802246" calcext:value-type="float">
            <text:p>0.5311422348</text:p>
          </table:table-cell>
          <table:table-cell/>
          <table:table-cell office:value-type="float" office:value="1443122946.33264" calcext:value-type="float">
            <text:p>1443122946.33264</text:p>
          </table:table-cell>
          <table:table-cell table:formula="of:=[.L112]-[.$B$2]" office:value-type="float" office:value="5.09649229049683" calcext:value-type="float">
            <text:p>5.0964922905</text:p>
          </table:table-cell>
          <table:table-cell table:formula="of:=[.C112]/([.M112]-[.M111])" office:value-type="float" office:value="109615.826042571" calcext:value-type="float">
            <text:p>109615.826042571</text:p>
          </table:table-cell>
          <table:table-cell table:formula="of:=[.L112]-[.$B112]" office:value-type="float" office:value="0.531142234802246" calcext:value-type="float">
            <text:p>0.531142234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22945.84064" calcext:value-type="float">
            <text:p>1443122945.84064</text:p>
          </table:table-cell>
          <table:table-cell office:value-type="float" office:value="4096" calcext:value-type="float">
            <text:p>4096</text:p>
          </table:table-cell>
          <table:table-cell table:formula="of:=[.B113]-[.$B$2]" office:value-type="float" office:value="4.60448861122131" calcext:value-type="float">
            <text:p>4.6044886112</text:p>
          </table:table-cell>
          <table:table-cell table:formula="of:=[.C113]/([.D113]-[.D112])" office:value-type="float" office:value="104653.836731462" calcext:value-type="float">
            <text:p>104653.836731462</text:p>
          </table:table-cell>
          <table:table-cell/>
          <table:table-cell office:value-type="float" office:value="1443122946.37002" calcext:value-type="float">
            <text:p>1443122946.37002</text:p>
          </table:table-cell>
          <table:table-cell table:formula="of:=[.G113]-[.$B$2]" office:value-type="float" office:value="5.13387155532837" calcext:value-type="float">
            <text:p>5.1338715553</text:p>
          </table:table-cell>
          <table:table-cell table:formula="of:=[.C113]/([.H113]-[.H112])" office:value-type="float" office:value="109579.469218013" calcext:value-type="float">
            <text:p>109579.469218013</text:p>
          </table:table-cell>
          <table:table-cell table:formula="of:=[.G113]-[.$B113]" office:value-type="float" office:value="0.529382944107056" calcext:value-type="float">
            <text:p>0.5293829441</text:p>
          </table:table-cell>
          <table:table-cell/>
          <table:table-cell office:value-type="float" office:value="1443122946.37002" calcext:value-type="float">
            <text:p>1443122946.37002</text:p>
          </table:table-cell>
          <table:table-cell table:formula="of:=[.L113]-[.$B$2]" office:value-type="float" office:value="5.13387155532837" calcext:value-type="float">
            <text:p>5.1338715553</text:p>
          </table:table-cell>
          <table:table-cell table:formula="of:=[.C113]/([.M113]-[.M112])" office:value-type="float" office:value="109579.469218013" calcext:value-type="float">
            <text:p>109579.469218013</text:p>
          </table:table-cell>
          <table:table-cell table:formula="of:=[.L113]-[.$B113]" office:value-type="float" office:value="0.529382944107056" calcext:value-type="float">
            <text:p>0.529382944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22945.87977" calcext:value-type="float">
            <text:p>1443122945.87977</text:p>
          </table:table-cell>
          <table:table-cell office:value-type="float" office:value="4096" calcext:value-type="float">
            <text:p>4096</text:p>
          </table:table-cell>
          <table:table-cell table:formula="of:=[.B114]-[.$B$2]" office:value-type="float" office:value="4.64362597465515" calcext:value-type="float">
            <text:p>4.6436259747</text:p>
          </table:table-cell>
          <table:table-cell table:formula="of:=[.C114]/([.D114]-[.D113])" office:value-type="float" office:value="104657.024403913" calcext:value-type="float">
            <text:p>104657.024403913</text:p>
          </table:table-cell>
          <table:table-cell/>
          <table:table-cell office:value-type="float" office:value="1443122946.40737" calcext:value-type="float">
            <text:p>1443122946.40737</text:p>
          </table:table-cell>
          <table:table-cell table:formula="of:=[.G114]-[.$B$2]" office:value-type="float" office:value="5.17122530937195" calcext:value-type="float">
            <text:p>5.1712253094</text:p>
          </table:table-cell>
          <table:table-cell table:formula="of:=[.C114]/([.H114]-[.H113])" office:value-type="float" office:value="109654.306638668" calcext:value-type="float">
            <text:p>109654.306638668</text:p>
          </table:table-cell>
          <table:table-cell table:formula="of:=[.G114]-[.$B114]" office:value-type="float" office:value="0.527599334716797" calcext:value-type="float">
            <text:p>0.5275993347</text:p>
          </table:table-cell>
          <table:table-cell/>
          <table:table-cell office:value-type="float" office:value="1443122946.40737" calcext:value-type="float">
            <text:p>1443122946.40737</text:p>
          </table:table-cell>
          <table:table-cell table:formula="of:=[.L114]-[.$B$2]" office:value-type="float" office:value="5.17122530937195" calcext:value-type="float">
            <text:p>5.1712253094</text:p>
          </table:table-cell>
          <table:table-cell table:formula="of:=[.C114]/([.M114]-[.M113])" office:value-type="float" office:value="109654.306638668" calcext:value-type="float">
            <text:p>109654.306638668</text:p>
          </table:table-cell>
          <table:table-cell table:formula="of:=[.L114]-[.$B114]" office:value-type="float" office:value="0.527599334716797" calcext:value-type="float">
            <text:p>0.527599334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22945.91891" calcext:value-type="float">
            <text:p>1443122945.91891</text:p>
          </table:table-cell>
          <table:table-cell office:value-type="float" office:value="4096" calcext:value-type="float">
            <text:p>4096</text:p>
          </table:table-cell>
          <table:table-cell table:formula="of:=[.B115]-[.$B$2]" office:value-type="float" office:value="4.68276405334473" calcext:value-type="float">
            <text:p>4.6827640533</text:p>
          </table:table-cell>
          <table:table-cell table:formula="of:=[.C115]/([.D115]-[.D114])" office:value-type="float" office:value="104655.11177714" calcext:value-type="float">
            <text:p>104655.11177714</text:p>
          </table:table-cell>
          <table:table-cell/>
          <table:table-cell office:value-type="float" office:value="1443122946.44473" calcext:value-type="float">
            <text:p>1443122946.44473</text:p>
          </table:table-cell>
          <table:table-cell table:formula="of:=[.G115]-[.$B$2]" office:value-type="float" office:value="5.20858597755432" calcext:value-type="float">
            <text:p>5.2085859776</text:p>
          </table:table-cell>
          <table:table-cell table:formula="of:=[.C115]/([.H115]-[.H114])" office:value-type="float" office:value="109634.013503338" calcext:value-type="float">
            <text:p>109634.013503338</text:p>
          </table:table-cell>
          <table:table-cell table:formula="of:=[.G115]-[.$B115]" office:value-type="float" office:value="0.525821924209595" calcext:value-type="float">
            <text:p>0.5258219242</text:p>
          </table:table-cell>
          <table:table-cell/>
          <table:table-cell office:value-type="float" office:value="1443122946.44473" calcext:value-type="float">
            <text:p>1443122946.44473</text:p>
          </table:table-cell>
          <table:table-cell table:formula="of:=[.L115]-[.$B$2]" office:value-type="float" office:value="5.20858597755432" calcext:value-type="float">
            <text:p>5.2085859776</text:p>
          </table:table-cell>
          <table:table-cell table:formula="of:=[.C115]/([.M115]-[.M114])" office:value-type="float" office:value="109634.013503338" calcext:value-type="float">
            <text:p>109634.013503338</text:p>
          </table:table-cell>
          <table:table-cell table:formula="of:=[.L115]-[.$B115]" office:value-type="float" office:value="0.525821924209595" calcext:value-type="float">
            <text:p>0.525821924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22945.95805" calcext:value-type="float">
            <text:p>1443122945.95805</text:p>
          </table:table-cell>
          <table:table-cell office:value-type="float" office:value="4096" calcext:value-type="float">
            <text:p>4096</text:p>
          </table:table-cell>
          <table:table-cell table:formula="of:=[.B116]-[.$B$2]" office:value-type="float" office:value="4.72190093994141" calcext:value-type="float">
            <text:p>4.7219009399</text:p>
          </table:table-cell>
          <table:table-cell table:formula="of:=[.C116]/([.D116]-[.D115])" office:value-type="float" office:value="104658.299527267" calcext:value-type="float">
            <text:p>104658.299527267</text:p>
          </table:table-cell>
          <table:table-cell/>
          <table:table-cell office:value-type="float" office:value="1443122946.48213" calcext:value-type="float">
            <text:p>1443122946.48213</text:p>
          </table:table-cell>
          <table:table-cell table:formula="of:=[.G116]-[.$B$2]" office:value-type="float" office:value="5.24598479270935" calcext:value-type="float">
            <text:p>5.2459847927</text:p>
          </table:table-cell>
          <table:table-cell table:formula="of:=[.C116]/([.H116]-[.H115])" office:value-type="float" office:value="109522.186278385" calcext:value-type="float">
            <text:p>109522.186278385</text:p>
          </table:table-cell>
          <table:table-cell table:formula="of:=[.G116]-[.$B116]" office:value-type="float" office:value="0.524083852767944" calcext:value-type="float">
            <text:p>0.5240838528</text:p>
          </table:table-cell>
          <table:table-cell/>
          <table:table-cell office:value-type="float" office:value="1443122946.48213" calcext:value-type="float">
            <text:p>1443122946.48213</text:p>
          </table:table-cell>
          <table:table-cell table:formula="of:=[.L116]-[.$B$2]" office:value-type="float" office:value="5.24598479270935" calcext:value-type="float">
            <text:p>5.2459847927</text:p>
          </table:table-cell>
          <table:table-cell table:formula="of:=[.C116]/([.M116]-[.M115])" office:value-type="float" office:value="109522.186278385" calcext:value-type="float">
            <text:p>109522.186278385</text:p>
          </table:table-cell>
          <table:table-cell table:formula="of:=[.L116]-[.$B116]" office:value-type="float" office:value="0.524083852767944" calcext:value-type="float">
            <text:p>0.524083852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22945.99718" calcext:value-type="float">
            <text:p>1443122945.99718</text:p>
          </table:table-cell>
          <table:table-cell office:value-type="float" office:value="4096" calcext:value-type="float">
            <text:p>4096</text:p>
          </table:table-cell>
          <table:table-cell table:formula="of:=[.B117]-[.$B$2]" office:value-type="float" office:value="4.76102876663208" calcext:value-type="float">
            <text:p>4.7610287666</text:p>
          </table:table-cell>
          <table:table-cell table:formula="of:=[.C117]/([.D117]-[.D116])" office:value-type="float" office:value="104682.532775997" calcext:value-type="float">
            <text:p>104682.532775997</text:p>
          </table:table-cell>
          <table:table-cell/>
          <table:table-cell office:value-type="float" office:value="1443122946.51956" calcext:value-type="float">
            <text:p>1443122946.51956</text:p>
          </table:table-cell>
          <table:table-cell table:formula="of:=[.G117]-[.$B$2]" office:value-type="float" office:value="5.2834153175354" calcext:value-type="float">
            <text:p>5.2834153175</text:p>
          </table:table-cell>
          <table:table-cell table:formula="of:=[.C117]/([.H117]-[.H116])" office:value-type="float" office:value="109429.403382273" calcext:value-type="float">
            <text:p>109429.403382273</text:p>
          </table:table-cell>
          <table:table-cell table:formula="of:=[.G117]-[.$B117]" office:value-type="float" office:value="0.52238655090332" calcext:value-type="float">
            <text:p>0.5223865509</text:p>
          </table:table-cell>
          <table:table-cell/>
          <table:table-cell office:value-type="float" office:value="1443122946.51956" calcext:value-type="float">
            <text:p>1443122946.51956</text:p>
          </table:table-cell>
          <table:table-cell table:formula="of:=[.L117]-[.$B$2]" office:value-type="float" office:value="5.2834153175354" calcext:value-type="float">
            <text:p>5.2834153175</text:p>
          </table:table-cell>
          <table:table-cell table:formula="of:=[.C117]/([.M117]-[.M116])" office:value-type="float" office:value="109429.403382273" calcext:value-type="float">
            <text:p>109429.403382273</text:p>
          </table:table-cell>
          <table:table-cell table:formula="of:=[.L117]-[.$B117]" office:value-type="float" office:value="0.52238655090332" calcext:value-type="float">
            <text:p>0.522386550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22946.03468" calcext:value-type="float">
            <text:p>1443122946.03468</text:p>
          </table:table-cell>
          <table:table-cell office:value-type="float" office:value="4096" calcext:value-type="float">
            <text:p>4096</text:p>
          </table:table-cell>
          <table:table-cell table:formula="of:=[.B118]-[.$B$2]" office:value-type="float" office:value="4.79853320121765" calcext:value-type="float">
            <text:p>4.7985332012</text:p>
          </table:table-cell>
          <table:table-cell table:formula="of:=[.C118]/([.D118]-[.D117])" office:value-type="float" office:value="109213.751527288" calcext:value-type="float">
            <text:p>109213.751527288</text:p>
          </table:table-cell>
          <table:table-cell/>
          <table:table-cell office:value-type="float" office:value="1443122946.55689" calcext:value-type="float">
            <text:p>1443122946.55689</text:p>
          </table:table-cell>
          <table:table-cell table:formula="of:=[.G118]-[.$B$2]" office:value-type="float" office:value="5.32074427604675" calcext:value-type="float">
            <text:p>5.320744276</text:p>
          </table:table-cell>
          <table:table-cell table:formula="of:=[.C118]/([.H118]-[.H117])" office:value-type="float" office:value="109727.143840735" calcext:value-type="float">
            <text:p>109727.143840735</text:p>
          </table:table-cell>
          <table:table-cell table:formula="of:=[.G118]-[.$B118]" office:value-type="float" office:value="0.522211074829102" calcext:value-type="float">
            <text:p>0.5222110748</text:p>
          </table:table-cell>
          <table:table-cell/>
          <table:table-cell office:value-type="float" office:value="1443122946.55689" calcext:value-type="float">
            <text:p>1443122946.55689</text:p>
          </table:table-cell>
          <table:table-cell table:formula="of:=[.L118]-[.$B$2]" office:value-type="float" office:value="5.32074427604675" calcext:value-type="float">
            <text:p>5.320744276</text:p>
          </table:table-cell>
          <table:table-cell table:formula="of:=[.C118]/([.M118]-[.M117])" office:value-type="float" office:value="109727.143840735" calcext:value-type="float">
            <text:p>109727.143840735</text:p>
          </table:table-cell>
          <table:table-cell table:formula="of:=[.L118]-[.$B118]" office:value-type="float" office:value="0.522211074829102" calcext:value-type="float">
            <text:p>0.522211074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22946.07203" calcext:value-type="float">
            <text:p>1443122946.07203</text:p>
          </table:table-cell>
          <table:table-cell office:value-type="float" office:value="4096" calcext:value-type="float">
            <text:p>4096</text:p>
          </table:table-cell>
          <table:table-cell table:formula="of:=[.B119]-[.$B$2]" office:value-type="float" office:value="4.83588433265686" calcext:value-type="float">
            <text:p>4.8358843327</text:p>
          </table:table-cell>
          <table:table-cell table:formula="of:=[.C119]/([.D119]-[.D118])" office:value-type="float" office:value="109662.006000179" calcext:value-type="float">
            <text:p>109662.006000179</text:p>
          </table:table-cell>
          <table:table-cell/>
          <table:table-cell office:value-type="float" office:value="1443122946.59424" calcext:value-type="float">
            <text:p>1443122946.59424</text:p>
          </table:table-cell>
          <table:table-cell table:formula="of:=[.G119]-[.$B$2]" office:value-type="float" office:value="5.35808920860291" calcext:value-type="float">
            <text:p>5.3580892086</text:p>
          </table:table-cell>
          <table:table-cell table:formula="of:=[.C119]/([.H119]-[.H118])" office:value-type="float" office:value="109680.208789806" calcext:value-type="float">
            <text:p>109680.208789806</text:p>
          </table:table-cell>
          <table:table-cell table:formula="of:=[.G119]-[.$B119]" office:value-type="float" office:value="0.522204875946045" calcext:value-type="float">
            <text:p>0.5222048759</text:p>
          </table:table-cell>
          <table:table-cell/>
          <table:table-cell office:value-type="float" office:value="1443122946.59424" calcext:value-type="float">
            <text:p>1443122946.59424</text:p>
          </table:table-cell>
          <table:table-cell table:formula="of:=[.L119]-[.$B$2]" office:value-type="float" office:value="5.35808920860291" calcext:value-type="float">
            <text:p>5.3580892086</text:p>
          </table:table-cell>
          <table:table-cell table:formula="of:=[.C119]/([.M119]-[.M118])" office:value-type="float" office:value="109680.208789806" calcext:value-type="float">
            <text:p>109680.208789806</text:p>
          </table:table-cell>
          <table:table-cell table:formula="of:=[.L119]-[.$B119]" office:value-type="float" office:value="0.522204875946045" calcext:value-type="float">
            <text:p>0.522204875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22946.1094" calcext:value-type="float">
            <text:p>1443122946.1094</text:p>
          </table:table-cell>
          <table:table-cell office:value-type="float" office:value="4096" calcext:value-type="float">
            <text:p>4096</text:p>
          </table:table-cell>
          <table:table-cell table:formula="of:=[.B120]-[.$B$2]" office:value-type="float" office:value="4.8732488155365" calcext:value-type="float">
            <text:p>4.8732488155</text:p>
          </table:table-cell>
          <table:table-cell table:formula="of:=[.C120]/([.D120]-[.D119])" office:value-type="float" office:value="109622.820505622" calcext:value-type="float">
            <text:p>109622.820505622</text:p>
          </table:table-cell>
          <table:table-cell/>
          <table:table-cell office:value-type="float" office:value="1443122946.63163" calcext:value-type="float">
            <text:p>1443122946.63163</text:p>
          </table:table-cell>
          <table:table-cell table:formula="of:=[.G120]-[.$B$2]" office:value-type="float" office:value="5.3954873085022" calcext:value-type="float">
            <text:p>5.3954873085</text:p>
          </table:table-cell>
          <table:table-cell table:formula="of:=[.C120]/([.H120]-[.H119])" office:value-type="float" office:value="109524.280940207" calcext:value-type="float">
            <text:p>109524.280940207</text:p>
          </table:table-cell>
          <table:table-cell table:formula="of:=[.G120]-[.$B120]" office:value-type="float" office:value="0.522238492965698" calcext:value-type="float">
            <text:p>0.522238493</text:p>
          </table:table-cell>
          <table:table-cell/>
          <table:table-cell office:value-type="float" office:value="1443122946.63163" calcext:value-type="float">
            <text:p>1443122946.63163</text:p>
          </table:table-cell>
          <table:table-cell table:formula="of:=[.L120]-[.$B$2]" office:value-type="float" office:value="5.3954873085022" calcext:value-type="float">
            <text:p>5.3954873085</text:p>
          </table:table-cell>
          <table:table-cell table:formula="of:=[.C120]/([.M120]-[.M119])" office:value-type="float" office:value="109524.280940207" calcext:value-type="float">
            <text:p>109524.280940207</text:p>
          </table:table-cell>
          <table:table-cell table:formula="of:=[.L120]-[.$B120]" office:value-type="float" office:value="0.522238492965698" calcext:value-type="float">
            <text:p>0.52223849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22946.14676" calcext:value-type="float">
            <text:p>1443122946.14676</text:p>
          </table:table-cell>
          <table:table-cell office:value-type="float" office:value="4096" calcext:value-type="float">
            <text:p>4096</text:p>
          </table:table-cell>
          <table:table-cell table:formula="of:=[.B121]-[.$B$2]" office:value-type="float" office:value="4.91061472892761" calcext:value-type="float">
            <text:p>4.9106147289</text:p>
          </table:table-cell>
          <table:table-cell table:formula="of:=[.C121]/([.D121]-[.D120])" office:value-type="float" office:value="109618.623720681" calcext:value-type="float">
            <text:p>109618.623720681</text:p>
          </table:table-cell>
          <table:table-cell/>
          <table:table-cell office:value-type="float" office:value="1443122946.66904" calcext:value-type="float">
            <text:p>1443122946.66904</text:p>
          </table:table-cell>
          <table:table-cell table:formula="of:=[.G121]-[.$B$2]" office:value-type="float" office:value="5.43288803100586" calcext:value-type="float">
            <text:p>5.432888031</text:p>
          </table:table-cell>
          <table:table-cell table:formula="of:=[.C121]/([.H121]-[.H120])" office:value-type="float" office:value="109516.600905208" calcext:value-type="float">
            <text:p>109516.600905208</text:p>
          </table:table-cell>
          <table:table-cell table:formula="of:=[.G121]-[.$B121]" office:value-type="float" office:value="0.522273302078247" calcext:value-type="float">
            <text:p>0.5222733021</text:p>
          </table:table-cell>
          <table:table-cell/>
          <table:table-cell office:value-type="float" office:value="1443122946.66904" calcext:value-type="float">
            <text:p>1443122946.66904</text:p>
          </table:table-cell>
          <table:table-cell table:formula="of:=[.L121]-[.$B$2]" office:value-type="float" office:value="5.43288803100586" calcext:value-type="float">
            <text:p>5.432888031</text:p>
          </table:table-cell>
          <table:table-cell table:formula="of:=[.C121]/([.M121]-[.M120])" office:value-type="float" office:value="109516.600905208" calcext:value-type="float">
            <text:p>109516.600905208</text:p>
          </table:table-cell>
          <table:table-cell table:formula="of:=[.L121]-[.$B121]" office:value-type="float" office:value="0.522273302078247" calcext:value-type="float">
            <text:p>0.522273302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22946.18413" calcext:value-type="float">
            <text:p>1443122946.18413</text:p>
          </table:table-cell>
          <table:table-cell office:value-type="float" office:value="4096" calcext:value-type="float">
            <text:p>4096</text:p>
          </table:table-cell>
          <table:table-cell table:formula="of:=[.B122]-[.$B$2]" office:value-type="float" office:value="4.94798254966736" calcext:value-type="float">
            <text:p>4.9479825497</text:p>
          </table:table-cell>
          <table:table-cell table:formula="of:=[.C122]/([.D122]-[.D121])" office:value-type="float" office:value="109613.028507261" calcext:value-type="float">
            <text:p>109613.028507261</text:p>
          </table:table-cell>
          <table:table-cell/>
          <table:table-cell office:value-type="float" office:value="1443122946.70637" calcext:value-type="float">
            <text:p>1443122946.70637</text:p>
          </table:table-cell>
          <table:table-cell table:formula="of:=[.G122]-[.$B$2]" office:value-type="float" office:value="5.47022104263306" calcext:value-type="float">
            <text:p>5.4702210426</text:p>
          </table:table-cell>
          <table:table-cell table:formula="of:=[.C122]/([.H122]-[.H121])" office:value-type="float" office:value="109715.231144547" calcext:value-type="float">
            <text:p>109715.231144547</text:p>
          </table:table-cell>
          <table:table-cell table:formula="of:=[.G122]-[.$B122]" office:value-type="float" office:value="0.522238492965698" calcext:value-type="float">
            <text:p>0.522238493</text:p>
          </table:table-cell>
          <table:table-cell/>
          <table:table-cell office:value-type="float" office:value="1443122946.70637" calcext:value-type="float">
            <text:p>1443122946.70637</text:p>
          </table:table-cell>
          <table:table-cell table:formula="of:=[.L122]-[.$B$2]" office:value-type="float" office:value="5.47022104263306" calcext:value-type="float">
            <text:p>5.4702210426</text:p>
          </table:table-cell>
          <table:table-cell table:formula="of:=[.C122]/([.M122]-[.M121])" office:value-type="float" office:value="109715.231144547" calcext:value-type="float">
            <text:p>109715.231144547</text:p>
          </table:table-cell>
          <table:table-cell table:formula="of:=[.L122]-[.$B122]" office:value-type="float" office:value="0.522238492965698" calcext:value-type="float">
            <text:p>0.52223849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22946.2215" calcext:value-type="float">
            <text:p>1443122946.2215</text:p>
          </table:table-cell>
          <table:table-cell office:value-type="float" office:value="4096" calcext:value-type="float">
            <text:p>4096</text:p>
          </table:table-cell>
          <table:table-cell table:formula="of:=[.B123]-[.$B$2]" office:value-type="float" office:value="4.98535251617432" calcext:value-type="float">
            <text:p>4.9853525162</text:p>
          </table:table-cell>
          <table:table-cell table:formula="of:=[.C123]/([.D123]-[.D122])" office:value-type="float" office:value="109606.734574872" calcext:value-type="float">
            <text:p>109606.734574872</text:p>
          </table:table-cell>
          <table:table-cell/>
          <table:table-cell office:value-type="float" office:value="1443122946.74364" calcext:value-type="float">
            <text:p>1443122946.74364</text:p>
          </table:table-cell>
          <table:table-cell table:formula="of:=[.G123]-[.$B$2]" office:value-type="float" office:value="5.50748991966248" calcext:value-type="float">
            <text:p>5.5074899197</text:p>
          </table:table-cell>
          <table:table-cell table:formula="of:=[.C123]/([.H123]-[.H122])" office:value-type="float" office:value="109904.035926995" calcext:value-type="float">
            <text:p>109904.035926995</text:p>
          </table:table-cell>
          <table:table-cell table:formula="of:=[.G123]-[.$B123]" office:value-type="float" office:value="0.522137403488159" calcext:value-type="float">
            <text:p>0.5221374035</text:p>
          </table:table-cell>
          <table:table-cell/>
          <table:table-cell office:value-type="float" office:value="1443122946.74364" calcext:value-type="float">
            <text:p>1443122946.74364</text:p>
          </table:table-cell>
          <table:table-cell table:formula="of:=[.L123]-[.$B$2]" office:value-type="float" office:value="5.50748991966248" calcext:value-type="float">
            <text:p>5.5074899197</text:p>
          </table:table-cell>
          <table:table-cell table:formula="of:=[.C123]/([.M123]-[.M122])" office:value-type="float" office:value="109904.035926995" calcext:value-type="float">
            <text:p>109904.035926995</text:p>
          </table:table-cell>
          <table:table-cell table:formula="of:=[.L123]-[.$B123]" office:value-type="float" office:value="0.522137403488159" calcext:value-type="float">
            <text:p>0.522137403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22946.25887" calcext:value-type="float">
            <text:p>1443122946.25887</text:p>
          </table:table-cell>
          <table:table-cell office:value-type="float" office:value="4096" calcext:value-type="float">
            <text:p>4096</text:p>
          </table:table-cell>
          <table:table-cell table:formula="of:=[.B124]-[.$B$2]" office:value-type="float" office:value="5.02271890640259" calcext:value-type="float">
            <text:p>5.0227189064</text:p>
          </table:table-cell>
          <table:table-cell table:formula="of:=[.C124]/([.D124]-[.D123])" office:value-type="float" office:value="109617.224863775" calcext:value-type="float">
            <text:p>109617.224863775</text:p>
          </table:table-cell>
          <table:table-cell/>
          <table:table-cell office:value-type="float" office:value="1443122946.78099" calcext:value-type="float">
            <text:p>1443122946.78099</text:p>
          </table:table-cell>
          <table:table-cell table:formula="of:=[.G124]-[.$B$2]" office:value-type="float" office:value="5.54484510421753" calcext:value-type="float">
            <text:p>5.5448451042</text:p>
          </table:table-cell>
          <table:table-cell table:formula="of:=[.C124]/([.H124]-[.H123])" office:value-type="float" office:value="109650.107442606" calcext:value-type="float">
            <text:p>109650.107442606</text:p>
          </table:table-cell>
          <table:table-cell table:formula="of:=[.G124]-[.$B124]" office:value-type="float" office:value="0.522126197814941" calcext:value-type="float">
            <text:p>0.5221261978</text:p>
          </table:table-cell>
          <table:table-cell/>
          <table:table-cell office:value-type="float" office:value="1443122946.78099" calcext:value-type="float">
            <text:p>1443122946.78099</text:p>
          </table:table-cell>
          <table:table-cell table:formula="of:=[.L124]-[.$B$2]" office:value-type="float" office:value="5.54484510421753" calcext:value-type="float">
            <text:p>5.5448451042</text:p>
          </table:table-cell>
          <table:table-cell table:formula="of:=[.C124]/([.M124]-[.M123])" office:value-type="float" office:value="109650.107442606" calcext:value-type="float">
            <text:p>109650.107442606</text:p>
          </table:table-cell>
          <table:table-cell table:formula="of:=[.L124]-[.$B124]" office:value-type="float" office:value="0.522126197814941" calcext:value-type="float">
            <text:p>0.522126197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22946.29623" calcext:value-type="float">
            <text:p>1443122946.29623</text:p>
          </table:table-cell>
          <table:table-cell office:value-type="float" office:value="4096" calcext:value-type="float">
            <text:p>4096</text:p>
          </table:table-cell>
          <table:table-cell table:formula="of:=[.B125]-[.$B$2]" office:value-type="float" office:value="5.06008505821228" calcext:value-type="float">
            <text:p>5.0600850582</text:p>
          </table:table-cell>
          <table:table-cell table:formula="of:=[.C125]/([.D125]-[.D124])" office:value-type="float" office:value="109617.924287765" calcext:value-type="float">
            <text:p>109617.924287765</text:p>
          </table:table-cell>
          <table:table-cell/>
          <table:table-cell office:value-type="float" office:value="1443122946.81827" calcext:value-type="float">
            <text:p>1443122946.81827</text:p>
          </table:table-cell>
          <table:table-cell table:formula="of:=[.G125]-[.$B$2]" office:value-type="float" office:value="5.58211827278137" calcext:value-type="float">
            <text:p>5.5821182728</text:p>
          </table:table-cell>
          <table:table-cell table:formula="of:=[.C125]/([.H125]-[.H124])" office:value-type="float" office:value="109891.381865865" calcext:value-type="float">
            <text:p>109891.381865865</text:p>
          </table:table-cell>
          <table:table-cell table:formula="of:=[.G125]-[.$B125]" office:value-type="float" office:value="0.522033214569092" calcext:value-type="float">
            <text:p>0.5220332146</text:p>
          </table:table-cell>
          <table:table-cell/>
          <table:table-cell office:value-type="float" office:value="1443122946.81827" calcext:value-type="float">
            <text:p>1443122946.81827</text:p>
          </table:table-cell>
          <table:table-cell table:formula="of:=[.L125]-[.$B$2]" office:value-type="float" office:value="5.58211827278137" calcext:value-type="float">
            <text:p>5.5821182728</text:p>
          </table:table-cell>
          <table:table-cell table:formula="of:=[.C125]/([.M125]-[.M124])" office:value-type="float" office:value="109891.381865865" calcext:value-type="float">
            <text:p>109891.381865865</text:p>
          </table:table-cell>
          <table:table-cell table:formula="of:=[.L125]-[.$B125]" office:value-type="float" office:value="0.522033214569092" calcext:value-type="float">
            <text:p>0.522033214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22946.3336" calcext:value-type="float">
            <text:p>1443122946.3336</text:p>
          </table:table-cell>
          <table:table-cell office:value-type="float" office:value="4096" calcext:value-type="float">
            <text:p>4096</text:p>
          </table:table-cell>
          <table:table-cell table:formula="of:=[.B126]-[.$B$2]" office:value-type="float" office:value="5.09745049476624" calcext:value-type="float">
            <text:p>5.0974504948</text:p>
          </table:table-cell>
          <table:table-cell table:formula="of:=[.C126]/([.D126]-[.D125])" office:value-type="float" office:value="109620.02261329" calcext:value-type="float">
            <text:p>109620.02261329</text:p>
          </table:table-cell>
          <table:table-cell/>
          <table:table-cell office:value-type="float" office:value="1443122946.85565" calcext:value-type="float">
            <text:p>1443122946.85565</text:p>
          </table:table-cell>
          <table:table-cell table:formula="of:=[.G126]-[.$B$2]" office:value-type="float" office:value="5.61950302124023" calcext:value-type="float">
            <text:p>5.6195030212</text:p>
          </table:table-cell>
          <table:table-cell table:formula="of:=[.C126]/([.H126]-[.H125])" office:value-type="float" office:value="109563.396006454" calcext:value-type="float">
            <text:p>109563.396006454</text:p>
          </table:table-cell>
          <table:table-cell table:formula="of:=[.G126]-[.$B126]" office:value-type="float" office:value="0.522052526473999" calcext:value-type="float">
            <text:p>0.5220525265</text:p>
          </table:table-cell>
          <table:table-cell/>
          <table:table-cell office:value-type="float" office:value="1443122946.85565" calcext:value-type="float">
            <text:p>1443122946.85565</text:p>
          </table:table-cell>
          <table:table-cell table:formula="of:=[.L126]-[.$B$2]" office:value-type="float" office:value="5.61950302124023" calcext:value-type="float">
            <text:p>5.6195030212</text:p>
          </table:table-cell>
          <table:table-cell table:formula="of:=[.C126]/([.M126]-[.M125])" office:value-type="float" office:value="109563.396006454" calcext:value-type="float">
            <text:p>109563.396006454</text:p>
          </table:table-cell>
          <table:table-cell table:formula="of:=[.L126]-[.$B126]" office:value-type="float" office:value="0.522052526473999" calcext:value-type="float">
            <text:p>0.522052526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22946.37096" calcext:value-type="float">
            <text:p>1443122946.37096</text:p>
          </table:table-cell>
          <table:table-cell office:value-type="float" office:value="4096" calcext:value-type="float">
            <text:p>4096</text:p>
          </table:table-cell>
          <table:table-cell table:formula="of:=[.B127]-[.$B$2]" office:value-type="float" office:value="5.13481521606445" calcext:value-type="float">
            <text:p>5.1348152161</text:p>
          </table:table-cell>
          <table:table-cell table:formula="of:=[.C127]/([.D127]-[.D126])" office:value-type="float" office:value="109622.121019149" calcext:value-type="float">
            <text:p>109622.121019149</text:p>
          </table:table-cell>
          <table:table-cell/>
          <table:table-cell office:value-type="float" office:value="1443122946.89298" calcext:value-type="float">
            <text:p>1443122946.89298</text:p>
          </table:table-cell>
          <table:table-cell table:formula="of:=[.G127]-[.$B$2]" office:value-type="float" office:value="5.65683627128601" calcext:value-type="float">
            <text:p>5.6568362713</text:p>
          </table:table-cell>
          <table:table-cell table:formula="of:=[.C127]/([.H127]-[.H126])" office:value-type="float" office:value="109714.530478264" calcext:value-type="float">
            <text:p>109714.530478264</text:p>
          </table:table-cell>
          <table:table-cell table:formula="of:=[.G127]-[.$B127]" office:value-type="float" office:value="0.522021055221558" calcext:value-type="float">
            <text:p>0.5220210552</text:p>
          </table:table-cell>
          <table:table-cell/>
          <table:table-cell office:value-type="float" office:value="1443122946.89298" calcext:value-type="float">
            <text:p>1443122946.89298</text:p>
          </table:table-cell>
          <table:table-cell table:formula="of:=[.L127]-[.$B$2]" office:value-type="float" office:value="5.65683627128601" calcext:value-type="float">
            <text:p>5.6568362713</text:p>
          </table:table-cell>
          <table:table-cell table:formula="of:=[.C127]/([.M127]-[.M126])" office:value-type="float" office:value="109714.530478264" calcext:value-type="float">
            <text:p>109714.530478264</text:p>
          </table:table-cell>
          <table:table-cell table:formula="of:=[.L127]-[.$B127]" office:value-type="float" office:value="0.522021055221558" calcext:value-type="float">
            <text:p>0.522021055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22946.40833" calcext:value-type="float">
            <text:p>1443122946.40833</text:p>
          </table:table-cell>
          <table:table-cell office:value-type="float" office:value="4096" calcext:value-type="float">
            <text:p>4096</text:p>
          </table:table-cell>
          <table:table-cell table:formula="of:=[.B128]-[.$B$2]" office:value-type="float" office:value="5.17217993736267" calcext:value-type="float">
            <text:p>5.1721799374</text:p>
          </table:table-cell>
          <table:table-cell table:formula="of:=[.C128]/([.D128]-[.D127])" office:value-type="float" office:value="109622.121019149" calcext:value-type="float">
            <text:p>109622.121019149</text:p>
          </table:table-cell>
          <table:table-cell/>
          <table:table-cell office:value-type="float" office:value="1443122946.93031" calcext:value-type="float">
            <text:p>1443122946.93031</text:p>
          </table:table-cell>
          <table:table-cell table:formula="of:=[.G128]-[.$B$2]" office:value-type="float" office:value="5.69416284561157" calcext:value-type="float">
            <text:p>5.6941628456</text:p>
          </table:table-cell>
          <table:table-cell table:formula="of:=[.C128]/([.H128]-[.H127])" office:value-type="float" office:value="109734.152517581" calcext:value-type="float">
            <text:p>109734.152517581</text:p>
          </table:table-cell>
          <table:table-cell table:formula="of:=[.G128]-[.$B128]" office:value-type="float" office:value="0.521982908248901" calcext:value-type="float">
            <text:p>0.5219829082</text:p>
          </table:table-cell>
          <table:table-cell/>
          <table:table-cell office:value-type="float" office:value="1443122946.93031" calcext:value-type="float">
            <text:p>1443122946.93031</text:p>
          </table:table-cell>
          <table:table-cell table:formula="of:=[.L128]-[.$B$2]" office:value-type="float" office:value="5.69416284561157" calcext:value-type="float">
            <text:p>5.6941628456</text:p>
          </table:table-cell>
          <table:table-cell table:formula="of:=[.C128]/([.M128]-[.M127])" office:value-type="float" office:value="109734.152517581" calcext:value-type="float">
            <text:p>109734.152517581</text:p>
          </table:table-cell>
          <table:table-cell table:formula="of:=[.L128]-[.$B128]" office:value-type="float" office:value="0.521982908248901" calcext:value-type="float">
            <text:p>0.521982908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22946.44573" calcext:value-type="float">
            <text:p>1443122946.44573</text:p>
          </table:table-cell>
          <table:table-cell office:value-type="float" office:value="4096" calcext:value-type="float">
            <text:p>4096</text:p>
          </table:table-cell>
          <table:table-cell table:formula="of:=[.B129]-[.$B$2]" office:value-type="float" office:value="5.20957732200623" calcext:value-type="float">
            <text:p>5.209577322</text:p>
          </table:table-cell>
          <table:table-cell table:formula="of:=[.C129]/([.D129]-[.D128])" office:value-type="float" office:value="109526.375682154" calcext:value-type="float">
            <text:p>109526.375682154</text:p>
          </table:table-cell>
          <table:table-cell/>
          <table:table-cell office:value-type="float" office:value="1443122946.96771" calcext:value-type="float">
            <text:p>1443122946.96771</text:p>
          </table:table-cell>
          <table:table-cell table:formula="of:=[.G129]-[.$B$2]" office:value-type="float" office:value="5.73156309127808" calcext:value-type="float">
            <text:p>5.7315630913</text:p>
          </table:table-cell>
          <table:table-cell table:formula="of:=[.C129]/([.H129]-[.H128])" office:value-type="float" office:value="109517.997195094" calcext:value-type="float">
            <text:p>109517.997195094</text:p>
          </table:table-cell>
          <table:table-cell table:formula="of:=[.G129]-[.$B129]" office:value-type="float" office:value="0.521985769271851" calcext:value-type="float">
            <text:p>0.5219857693</text:p>
          </table:table-cell>
          <table:table-cell/>
          <table:table-cell office:value-type="float" office:value="1443122946.96771" calcext:value-type="float">
            <text:p>1443122946.96771</text:p>
          </table:table-cell>
          <table:table-cell table:formula="of:=[.L129]-[.$B$2]" office:value-type="float" office:value="5.73156309127808" calcext:value-type="float">
            <text:p>5.7315630913</text:p>
          </table:table-cell>
          <table:table-cell table:formula="of:=[.C129]/([.M129]-[.M128])" office:value-type="float" office:value="109517.997195094" calcext:value-type="float">
            <text:p>109517.997195094</text:p>
          </table:table-cell>
          <table:table-cell table:formula="of:=[.L129]-[.$B129]" office:value-type="float" office:value="0.521985769271851" calcext:value-type="float">
            <text:p>0.521985769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22946.4831" calcext:value-type="float">
            <text:p>1443122946.4831</text:p>
          </table:table-cell>
          <table:table-cell office:value-type="float" office:value="4096" calcext:value-type="float">
            <text:p>4096</text:p>
          </table:table-cell>
          <table:table-cell table:formula="of:=[.B130]-[.$B$2]" office:value-type="float" office:value="5.24694800376892" calcext:value-type="float">
            <text:p>5.2469480038</text:p>
          </table:table-cell>
          <table:table-cell table:formula="of:=[.C130]/([.D130]-[.D129])" office:value-type="float" office:value="109604.636758026" calcext:value-type="float">
            <text:p>109604.636758026</text:p>
          </table:table-cell>
          <table:table-cell/>
          <table:table-cell office:value-type="float" office:value="1443122947.00512" calcext:value-type="float">
            <text:p>1443122947.00512</text:p>
          </table:table-cell>
          <table:table-cell table:formula="of:=[.G130]-[.$B$2]" office:value-type="float" office:value="5.76897215843201" calcext:value-type="float">
            <text:p>5.7689721584</text:p>
          </table:table-cell>
          <table:table-cell table:formula="of:=[.C130]/([.H130]-[.H129])" office:value-type="float" office:value="109492.171594277" calcext:value-type="float">
            <text:p>109492.171594277</text:p>
          </table:table-cell>
          <table:table-cell table:formula="of:=[.G130]-[.$B130]" office:value-type="float" office:value="0.522024154663086" calcext:value-type="float">
            <text:p>0.5220241547</text:p>
          </table:table-cell>
          <table:table-cell/>
          <table:table-cell office:value-type="float" office:value="1443122947.00512" calcext:value-type="float">
            <text:p>1443122947.00512</text:p>
          </table:table-cell>
          <table:table-cell table:formula="of:=[.L130]-[.$B$2]" office:value-type="float" office:value="5.76897215843201" calcext:value-type="float">
            <text:p>5.7689721584</text:p>
          </table:table-cell>
          <table:table-cell table:formula="of:=[.C130]/([.M130]-[.M129])" office:value-type="float" office:value="109492.171594277" calcext:value-type="float">
            <text:p>109492.171594277</text:p>
          </table:table-cell>
          <table:table-cell table:formula="of:=[.L130]-[.$B130]" office:value-type="float" office:value="0.522024154663086" calcext:value-type="float">
            <text:p>0.522024154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22946.52046" calcext:value-type="float">
            <text:p>1443122946.52046</text:p>
          </table:table-cell>
          <table:table-cell office:value-type="float" office:value="4096" calcext:value-type="float">
            <text:p>4096</text:p>
          </table:table-cell>
          <table:table-cell table:formula="of:=[.B131]-[.$B$2]" office:value-type="float" office:value="5.28431344032288" calcext:value-type="float">
            <text:p>5.2843134403</text:p>
          </table:table-cell>
          <table:table-cell table:formula="of:=[.C131]/([.D131]-[.D130])" office:value-type="float" office:value="109620.02261329" calcext:value-type="float">
            <text:p>109620.02261329</text:p>
          </table:table-cell>
          <table:table-cell/>
          <table:table-cell office:value-type="float" office:value="1443122950.0172" calcext:value-type="float">
            <text:p>1443122950.0172</text:p>
          </table:table-cell>
          <table:table-cell table:formula="of:=[.G131]-[.$B$2]" office:value-type="float" office:value="8.78105115890503" calcext:value-type="float">
            <text:p>8.7810511589</text:p>
          </table:table-cell>
          <table:table-cell table:formula="of:=[.C131]/([.H131]-[.H130])" office:value-type="float" office:value="1359.85809115789" calcext:value-type="float">
            <text:p>1359.8580911579</text:p>
          </table:table-cell>
          <table:table-cell table:formula="of:=[.G131]-[.$B131]" office:value-type="float" office:value="3.49673771858215" calcext:value-type="float">
            <text:p>3.4967377186</text:p>
          </table:table-cell>
          <table:table-cell/>
          <table:table-cell office:value-type="float" office:value="1443122950.0172" calcext:value-type="float">
            <text:p>1443122950.0172</text:p>
          </table:table-cell>
          <table:table-cell table:formula="of:=[.L131]-[.$B$2]" office:value-type="float" office:value="8.78105115890503" calcext:value-type="float">
            <text:p>8.7810511589</text:p>
          </table:table-cell>
          <table:table-cell table:formula="of:=[.C131]/([.M131]-[.M130])" office:value-type="float" office:value="1359.85809115789" calcext:value-type="float">
            <text:p>1359.8580911579</text:p>
          </table:table-cell>
          <table:table-cell table:formula="of:=[.L131]-[.$B131]" office:value-type="float" office:value="3.49673771858215" calcext:value-type="float">
            <text:p>3.496737718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22946.55783" calcext:value-type="float">
            <text:p>1443122946.55783</text:p>
          </table:table-cell>
          <table:table-cell office:value-type="float" office:value="4096" calcext:value-type="float">
            <text:p>4096</text:p>
          </table:table-cell>
          <table:table-cell table:formula="of:=[.B132]-[.$B$2]" office:value-type="float" office:value="5.32167792320251" calcext:value-type="float">
            <text:p>5.3216779232</text:p>
          </table:table-cell>
          <table:table-cell table:formula="of:=[.C132]/([.D132]-[.D131])" office:value-type="float" office:value="109622.820505622" calcext:value-type="float">
            <text:p>109622.820505622</text:p>
          </table:table-cell>
          <table:table-cell/>
          <table:table-cell office:value-type="float" office:value="1443122951.40863" calcext:value-type="float">
            <text:p>1443122951.40863</text:p>
          </table:table-cell>
          <table:table-cell table:formula="of:=[.G132]-[.$B$2]" office:value-type="float" office:value="10.1724853515625" calcext:value-type="float">
            <text:p>10.1724853516</text:p>
          </table:table-cell>
          <table:table-cell table:formula="of:=[.C132]/([.H132]-[.H131])" office:value-type="float" office:value="2943.72527397587" calcext:value-type="float">
            <text:p>2943.7252739759</text:p>
          </table:table-cell>
          <table:table-cell table:formula="of:=[.G132]-[.$B132]" office:value-type="float" office:value="4.85080742835999" calcext:value-type="float">
            <text:p>4.8508074284</text:p>
          </table:table-cell>
          <table:table-cell/>
          <table:table-cell office:value-type="float" office:value="1443122951.40863" calcext:value-type="float">
            <text:p>1443122951.40863</text:p>
          </table:table-cell>
          <table:table-cell table:formula="of:=[.L132]-[.$B$2]" office:value-type="float" office:value="10.1724853515625" calcext:value-type="float">
            <text:p>10.1724853516</text:p>
          </table:table-cell>
          <table:table-cell table:formula="of:=[.C132]/([.M132]-[.M131])" office:value-type="float" office:value="2943.72527397587" calcext:value-type="float">
            <text:p>2943.7252739759</text:p>
          </table:table-cell>
          <table:table-cell table:formula="of:=[.L132]-[.$B132]" office:value-type="float" office:value="4.85080742835999" calcext:value-type="float">
            <text:p>4.850807428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22946.59519" calcext:value-type="float">
            <text:p>1443122946.59519</text:p>
          </table:table-cell>
          <table:table-cell office:value-type="float" office:value="4096" calcext:value-type="float">
            <text:p>4096</text:p>
          </table:table-cell>
          <table:table-cell table:formula="of:=[.B133]-[.$B$2]" office:value-type="float" office:value="5.35904431343079" calcext:value-type="float">
            <text:p>5.3590443134</text:p>
          </table:table-cell>
          <table:table-cell table:formula="of:=[.C133]/([.D133]-[.D132])" office:value-type="float" office:value="109617.224863775" calcext:value-type="float">
            <text:p>109617.224863775</text:p>
          </table:table-cell>
          <table:table-cell/>
          <table:table-cell office:value-type="float" office:value="1443122951.54393" calcext:value-type="float">
            <text:p>1443122951.54393</text:p>
          </table:table-cell>
          <table:table-cell table:formula="of:=[.G133]-[.$B$2]" office:value-type="float" office:value="10.307784318924" calcext:value-type="float">
            <text:p>10.3077843189</text:p>
          </table:table-cell>
          <table:table-cell table:formula="of:=[.C133]/([.H133]-[.H132])" office:value-type="float" office:value="30273.6974263637" calcext:value-type="float">
            <text:p>30273.6974263637</text:p>
          </table:table-cell>
          <table:table-cell table:formula="of:=[.G133]-[.$B133]" office:value-type="float" office:value="4.94874000549316" calcext:value-type="float">
            <text:p>4.9487400055</text:p>
          </table:table-cell>
          <table:table-cell/>
          <table:table-cell office:value-type="float" office:value="1443122951.54393" calcext:value-type="float">
            <text:p>1443122951.54393</text:p>
          </table:table-cell>
          <table:table-cell table:formula="of:=[.L133]-[.$B$2]" office:value-type="float" office:value="10.307784318924" calcext:value-type="float">
            <text:p>10.3077843189</text:p>
          </table:table-cell>
          <table:table-cell table:formula="of:=[.C133]/([.M133]-[.M132])" office:value-type="float" office:value="30273.6974263637" calcext:value-type="float">
            <text:p>30273.6974263637</text:p>
          </table:table-cell>
          <table:table-cell table:formula="of:=[.L133]-[.$B133]" office:value-type="float" office:value="4.94874000549316" calcext:value-type="float">
            <text:p>4.948740005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22946.63256" calcext:value-type="float">
            <text:p>1443122946.63256</text:p>
          </table:table-cell>
          <table:table-cell office:value-type="float" office:value="4096" calcext:value-type="float">
            <text:p>4096</text:p>
          </table:table-cell>
          <table:table-cell table:formula="of:=[.B134]-[.$B$2]" office:value-type="float" office:value="5.3964102268219" calcext:value-type="float">
            <text:p>5.3964102268</text:p>
          </table:table-cell>
          <table:table-cell table:formula="of:=[.C134]/([.D134]-[.D133])" office:value-type="float" office:value="109618.623720681" calcext:value-type="float">
            <text:p>109618.623720681</text:p>
          </table:table-cell>
          <table:table-cell/>
          <table:table-cell office:value-type="float" office:value="1443122951.56058" calcext:value-type="float">
            <text:p>1443122951.56058</text:p>
          </table:table-cell>
          <table:table-cell table:formula="of:=[.G134]-[.$B$2]" office:value-type="float" office:value="10.324431180954" calcext:value-type="float">
            <text:p>10.324431181</text:p>
          </table:table-cell>
          <table:table-cell table:formula="of:=[.C134]/([.H134]-[.H133])" office:value-type="float" office:value="246052.378677208" calcext:value-type="float">
            <text:p>246052.378677208</text:p>
          </table:table-cell>
          <table:table-cell table:formula="of:=[.G134]-[.$B134]" office:value-type="float" office:value="4.92802095413208" calcext:value-type="float">
            <text:p>4.9280209541</text:p>
          </table:table-cell>
          <table:table-cell/>
          <table:table-cell office:value-type="float" office:value="1443122951.56058" calcext:value-type="float">
            <text:p>1443122951.56058</text:p>
          </table:table-cell>
          <table:table-cell table:formula="of:=[.L134]-[.$B$2]" office:value-type="float" office:value="10.324431180954" calcext:value-type="float">
            <text:p>10.324431181</text:p>
          </table:table-cell>
          <table:table-cell table:formula="of:=[.C134]/([.M134]-[.M133])" office:value-type="float" office:value="246052.378677208" calcext:value-type="float">
            <text:p>246052.378677208</text:p>
          </table:table-cell>
          <table:table-cell table:formula="of:=[.L134]-[.$B134]" office:value-type="float" office:value="4.92802095413208" calcext:value-type="float">
            <text:p>4.928020954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22946.66992" calcext:value-type="float">
            <text:p>1443122946.66992</text:p>
          </table:table-cell>
          <table:table-cell office:value-type="float" office:value="4096" calcext:value-type="float">
            <text:p>4096</text:p>
          </table:table-cell>
          <table:table-cell table:formula="of:=[.B135]-[.$B$2]" office:value-type="float" office:value="5.43377590179443" calcext:value-type="float">
            <text:p>5.4337759018</text:p>
          </table:table-cell>
          <table:table-cell table:formula="of:=[.C135]/([.D135]-[.D134])" office:value-type="float" office:value="109619.323162522" calcext:value-type="float">
            <text:p>109619.323162522</text:p>
          </table:table-cell>
          <table:table-cell/>
          <table:table-cell office:value-type="float" office:value="1443122951.57723" calcext:value-type="float">
            <text:p>1443122951.57723</text:p>
          </table:table-cell>
          <table:table-cell table:formula="of:=[.G135]-[.$B$2]" office:value-type="float" office:value="10.3410797119141" calcext:value-type="float">
            <text:p>10.3410797119</text:p>
          </table:table-cell>
          <table:table-cell table:formula="of:=[.C135]/([.H135]-[.H134])" office:value-type="float" office:value="246027.713185066" calcext:value-type="float">
            <text:p>246027.713185066</text:p>
          </table:table-cell>
          <table:table-cell table:formula="of:=[.G135]-[.$B135]" office:value-type="float" office:value="4.90730381011963" calcext:value-type="float">
            <text:p>4.9073038101</text:p>
          </table:table-cell>
          <table:table-cell/>
          <table:table-cell office:value-type="float" office:value="1443122951.57723" calcext:value-type="float">
            <text:p>1443122951.57723</text:p>
          </table:table-cell>
          <table:table-cell table:formula="of:=[.L135]-[.$B$2]" office:value-type="float" office:value="10.3410797119141" calcext:value-type="float">
            <text:p>10.3410797119</text:p>
          </table:table-cell>
          <table:table-cell table:formula="of:=[.C135]/([.M135]-[.M134])" office:value-type="float" office:value="246027.713185066" calcext:value-type="float">
            <text:p>246027.713185066</text:p>
          </table:table-cell>
          <table:table-cell table:formula="of:=[.L135]-[.$B135]" office:value-type="float" office:value="4.90730381011963" calcext:value-type="float">
            <text:p>4.907303810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22946.70729" calcext:value-type="float">
            <text:p>1443122946.70729</text:p>
          </table:table-cell>
          <table:table-cell office:value-type="float" office:value="4096" calcext:value-type="float">
            <text:p>4096</text:p>
          </table:table-cell>
          <table:table-cell table:formula="of:=[.B136]-[.$B$2]" office:value-type="float" office:value="5.47113966941834" calcext:value-type="float">
            <text:p>5.4711396694</text:p>
          </table:table-cell>
          <table:table-cell table:formula="of:=[.C136]/([.D136]-[.D135])" office:value-type="float" office:value="109624.919018601" calcext:value-type="float">
            <text:p>109624.919018601</text:p>
          </table:table-cell>
          <table:table-cell/>
          <table:table-cell office:value-type="float" office:value="1443122951.61343" calcext:value-type="float">
            <text:p>1443122951.61343</text:p>
          </table:table-cell>
          <table:table-cell table:formula="of:=[.G136]-[.$B$2]" office:value-type="float" office:value="10.3772799968719" calcext:value-type="float">
            <text:p>10.3772799969</text:p>
          </table:table-cell>
          <table:table-cell table:formula="of:=[.C136]/([.H136]-[.H135])" office:value-type="float" office:value="113148.280594066" calcext:value-type="float">
            <text:p>113148.280594066</text:p>
          </table:table-cell>
          <table:table-cell table:formula="of:=[.G136]-[.$B136]" office:value-type="float" office:value="4.90614032745361" calcext:value-type="float">
            <text:p>4.9061403275</text:p>
          </table:table-cell>
          <table:table-cell/>
          <table:table-cell office:value-type="float" office:value="1443122951.61343" calcext:value-type="float">
            <text:p>1443122951.61343</text:p>
          </table:table-cell>
          <table:table-cell table:formula="of:=[.L136]-[.$B$2]" office:value-type="float" office:value="10.3772799968719" calcext:value-type="float">
            <text:p>10.3772799969</text:p>
          </table:table-cell>
          <table:table-cell table:formula="of:=[.C136]/([.M136]-[.M135])" office:value-type="float" office:value="113148.280594066" calcext:value-type="float">
            <text:p>113148.280594066</text:p>
          </table:table-cell>
          <table:table-cell table:formula="of:=[.L136]-[.$B136]" office:value-type="float" office:value="4.90614032745361" calcext:value-type="float">
            <text:p>4.906140327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22946.74469" calcext:value-type="float">
            <text:p>1443122946.74469</text:p>
          </table:table-cell>
          <table:table-cell office:value-type="float" office:value="4096" calcext:value-type="float">
            <text:p>4096</text:p>
          </table:table-cell>
          <table:table-cell table:formula="of:=[.B137]-[.$B$2]" office:value-type="float" office:value="5.5085461139679" calcext:value-type="float">
            <text:p>5.508546114</text:p>
          </table:table-cell>
          <table:table-cell table:formula="of:=[.C137]/([.D137]-[.D136])" office:value-type="float" office:value="109499.848203246" calcext:value-type="float">
            <text:p>109499.848203246</text:p>
          </table:table-cell>
          <table:table-cell/>
          <table:table-cell office:value-type="float" office:value="1443122951.66435" calcext:value-type="float">
            <text:p>1443122951.66435</text:p>
          </table:table-cell>
          <table:table-cell table:formula="of:=[.G137]-[.$B$2]" office:value-type="float" office:value="10.4281985759735" calcext:value-type="float">
            <text:p>10.428198576</text:p>
          </table:table-cell>
          <table:table-cell table:formula="of:=[.C137]/([.H137]-[.H136])" office:value-type="float" office:value="80442.150434522" calcext:value-type="float">
            <text:p>80442.150434522</text:p>
          </table:table-cell>
          <table:table-cell table:formula="of:=[.G137]-[.$B137]" office:value-type="float" office:value="4.91965246200562" calcext:value-type="float">
            <text:p>4.919652462</text:p>
          </table:table-cell>
          <table:table-cell/>
          <table:table-cell office:value-type="float" office:value="1443122951.66435" calcext:value-type="float">
            <text:p>1443122951.66435</text:p>
          </table:table-cell>
          <table:table-cell table:formula="of:=[.L137]-[.$B$2]" office:value-type="float" office:value="10.4281985759735" calcext:value-type="float">
            <text:p>10.428198576</text:p>
          </table:table-cell>
          <table:table-cell table:formula="of:=[.C137]/([.M137]-[.M136])" office:value-type="float" office:value="80442.150434522" calcext:value-type="float">
            <text:p>80442.150434522</text:p>
          </table:table-cell>
          <table:table-cell table:formula="of:=[.L137]-[.$B137]" office:value-type="float" office:value="4.91965246200562" calcext:value-type="float">
            <text:p>4.91965246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22946.78205" calcext:value-type="float">
            <text:p>1443122946.78205</text:p>
          </table:table-cell>
          <table:table-cell office:value-type="float" office:value="4096" calcext:value-type="float">
            <text:p>4096</text:p>
          </table:table-cell>
          <table:table-cell table:formula="of:=[.B138]-[.$B$2]" office:value-type="float" office:value="5.5459041595459" calcext:value-type="float">
            <text:p>5.5459041595</text:p>
          </table:table-cell>
          <table:table-cell table:formula="of:=[.C138]/([.D138]-[.D137])" office:value-type="float" office:value="109641.710015253" calcext:value-type="float">
            <text:p>109641.710015253</text:p>
          </table:table-cell>
          <table:table-cell/>
          <table:table-cell office:value-type="float" office:value="1443122951.71532" calcext:value-type="float">
            <text:p>1443122951.71532</text:p>
          </table:table-cell>
          <table:table-cell table:formula="of:=[.G138]-[.$B$2]" office:value-type="float" office:value="10.4791762828827" calcext:value-type="float">
            <text:p>10.4791762829</text:p>
          </table:table-cell>
          <table:table-cell table:formula="of:=[.C138]/([.H138]-[.H137])" office:value-type="float" office:value="80348.8475324578" calcext:value-type="float">
            <text:p>80348.8475324578</text:p>
          </table:table-cell>
          <table:table-cell table:formula="of:=[.G138]-[.$B138]" office:value-type="float" office:value="4.93327212333679" calcext:value-type="float">
            <text:p>4.9332721233</text:p>
          </table:table-cell>
          <table:table-cell/>
          <table:table-cell office:value-type="float" office:value="1443122951.71532" calcext:value-type="float">
            <text:p>1443122951.71532</text:p>
          </table:table-cell>
          <table:table-cell table:formula="of:=[.L138]-[.$B$2]" office:value-type="float" office:value="10.4791762828827" calcext:value-type="float">
            <text:p>10.4791762829</text:p>
          </table:table-cell>
          <table:table-cell table:formula="of:=[.C138]/([.M138]-[.M137])" office:value-type="float" office:value="80348.8475324578" calcext:value-type="float">
            <text:p>80348.8475324578</text:p>
          </table:table-cell>
          <table:table-cell table:formula="of:=[.L138]-[.$B138]" office:value-type="float" office:value="4.93327212333679" calcext:value-type="float">
            <text:p>4.933272123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22946.8194" calcext:value-type="float">
            <text:p>1443122946.8194</text:p>
          </table:table-cell>
          <table:table-cell office:value-type="float" office:value="4096" calcext:value-type="float">
            <text:p>4096</text:p>
          </table:table-cell>
          <table:table-cell table:formula="of:=[.B139]-[.$B$2]" office:value-type="float" office:value="5.58325433731079" calcext:value-type="float">
            <text:p>5.5832543373</text:p>
          </table:table-cell>
          <table:table-cell table:formula="of:=[.C139]/([.D139]-[.D138])" office:value-type="float" office:value="109664.806036079" calcext:value-type="float">
            <text:p>109664.806036079</text:p>
          </table:table-cell>
          <table:table-cell/>
          <table:table-cell office:value-type="float" office:value="1443122951.76623" calcext:value-type="float">
            <text:p>1443122951.76623</text:p>
          </table:table-cell>
          <table:table-cell table:formula="of:=[.G139]-[.$B$2]" office:value-type="float" office:value="10.5300834178925" calcext:value-type="float">
            <text:p>10.5300834179</text:p>
          </table:table-cell>
          <table:table-cell table:formula="of:=[.C139]/([.H139]-[.H138])" office:value-type="float" office:value="80460.2340951667" calcext:value-type="float">
            <text:p>80460.2340951667</text:p>
          </table:table-cell>
          <table:table-cell table:formula="of:=[.G139]-[.$B139]" office:value-type="float" office:value="4.94682908058167" calcext:value-type="float">
            <text:p>4.9468290806</text:p>
          </table:table-cell>
          <table:table-cell/>
          <table:table-cell office:value-type="float" office:value="1443122951.76623" calcext:value-type="float">
            <text:p>1443122951.76623</text:p>
          </table:table-cell>
          <table:table-cell table:formula="of:=[.L139]-[.$B$2]" office:value-type="float" office:value="10.5300834178925" calcext:value-type="float">
            <text:p>10.5300834179</text:p>
          </table:table-cell>
          <table:table-cell table:formula="of:=[.C139]/([.M139]-[.M138])" office:value-type="float" office:value="80460.2340951667" calcext:value-type="float">
            <text:p>80460.2340951667</text:p>
          </table:table-cell>
          <table:table-cell table:formula="of:=[.L139]-[.$B139]" office:value-type="float" office:value="4.94682908058167" calcext:value-type="float">
            <text:p>4.946829080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22946.85675" calcext:value-type="float">
            <text:p>1443122946.85675</text:p>
          </table:table-cell>
          <table:table-cell office:value-type="float" office:value="4096" calcext:value-type="float">
            <text:p>4096</text:p>
          </table:table-cell>
          <table:table-cell table:formula="of:=[.B140]-[.$B$2]" office:value-type="float" office:value="5.620600938797" calcext:value-type="float">
            <text:p>5.6206009388</text:p>
          </table:table-cell>
          <table:table-cell table:formula="of:=[.C140]/([.D140]-[.D139])" office:value-type="float" office:value="109675.307444316" calcext:value-type="float">
            <text:p>109675.307444316</text:p>
          </table:table-cell>
          <table:table-cell/>
          <table:table-cell office:value-type="float" office:value="1443122951.81713" calcext:value-type="float">
            <text:p>1443122951.81713</text:p>
          </table:table-cell>
          <table:table-cell table:formula="of:=[.G140]-[.$B$2]" office:value-type="float" office:value="10.5809834003448" calcext:value-type="float">
            <text:p>10.5809834003</text:p>
          </table:table-cell>
          <table:table-cell table:formula="of:=[.C140]/([.H140]-[.H139])" office:value-type="float" office:value="80471.5405124362" calcext:value-type="float">
            <text:p>80471.5405124362</text:p>
          </table:table-cell>
          <table:table-cell table:formula="of:=[.G140]-[.$B140]" office:value-type="float" office:value="4.96038246154785" calcext:value-type="float">
            <text:p>4.9603824615</text:p>
          </table:table-cell>
          <table:table-cell/>
          <table:table-cell office:value-type="float" office:value="1443122951.81713" calcext:value-type="float">
            <text:p>1443122951.81713</text:p>
          </table:table-cell>
          <table:table-cell table:formula="of:=[.L140]-[.$B$2]" office:value-type="float" office:value="10.5809834003448" calcext:value-type="float">
            <text:p>10.5809834003</text:p>
          </table:table-cell>
          <table:table-cell table:formula="of:=[.C140]/([.M140]-[.M139])" office:value-type="float" office:value="80471.5405124362" calcext:value-type="float">
            <text:p>80471.5405124362</text:p>
          </table:table-cell>
          <table:table-cell table:formula="of:=[.L140]-[.$B140]" office:value-type="float" office:value="4.96038246154785" calcext:value-type="float">
            <text:p>4.960382461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22946.89409" calcext:value-type="float">
            <text:p>1443122946.89409</text:p>
          </table:table-cell>
          <table:table-cell office:value-type="float" office:value="4096" calcext:value-type="float">
            <text:p>4096</text:p>
          </table:table-cell>
          <table:table-cell table:formula="of:=[.B141]-[.$B$2]" office:value-type="float" office:value="5.65794467926025" calcext:value-type="float">
            <text:p>5.6579446793</text:p>
          </table:table-cell>
          <table:table-cell table:formula="of:=[.C141]/([.D141]-[.D140])" office:value-type="float" office:value="109683.710019089" calcext:value-type="float">
            <text:p>109683.710019089</text:p>
          </table:table-cell>
          <table:table-cell/>
          <table:table-cell office:value-type="float" office:value="1443122951.86808" calcext:value-type="float">
            <text:p>1443122951.86808</text:p>
          </table:table-cell>
          <table:table-cell table:formula="of:=[.G141]-[.$B$2]" office:value-type="float" office:value="10.6319344043732" calcext:value-type="float">
            <text:p>10.6319344044</text:p>
          </table:table-cell>
          <table:table-cell table:formula="of:=[.C141]/([.H141]-[.H140])" office:value-type="float" office:value="80390.9575113241" calcext:value-type="float">
            <text:p>80390.9575113241</text:p>
          </table:table-cell>
          <table:table-cell table:formula="of:=[.G141]-[.$B141]" office:value-type="float" office:value="4.97398972511292" calcext:value-type="float">
            <text:p>4.9739897251</text:p>
          </table:table-cell>
          <table:table-cell/>
          <table:table-cell office:value-type="float" office:value="1443122951.86808" calcext:value-type="float">
            <text:p>1443122951.86808</text:p>
          </table:table-cell>
          <table:table-cell table:formula="of:=[.L141]-[.$B$2]" office:value-type="float" office:value="10.6319344043732" calcext:value-type="float">
            <text:p>10.6319344044</text:p>
          </table:table-cell>
          <table:table-cell table:formula="of:=[.C141]/([.M141]-[.M140])" office:value-type="float" office:value="80390.9575113241" calcext:value-type="float">
            <text:p>80390.9575113241</text:p>
          </table:table-cell>
          <table:table-cell table:formula="of:=[.L141]-[.$B141]" office:value-type="float" office:value="4.97398972511292" calcext:value-type="float">
            <text:p>4.973989725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22946.93144" calcext:value-type="float">
            <text:p>1443122946.93144</text:p>
          </table:table-cell>
          <table:table-cell office:value-type="float" office:value="4096" calcext:value-type="float">
            <text:p>4096</text:p>
          </table:table-cell>
          <table:table-cell table:formula="of:=[.B142]-[.$B$2]" office:value-type="float" office:value="5.6952908039093" calcext:value-type="float">
            <text:p>5.6952908039</text:p>
          </table:table-cell>
          <table:table-cell table:formula="of:=[.C142]/([.D142]-[.D141])" office:value-type="float" office:value="109676.707784041" calcext:value-type="float">
            <text:p>109676.707784041</text:p>
          </table:table-cell>
          <table:table-cell/>
          <table:table-cell office:value-type="float" office:value="1443122951.91902" calcext:value-type="float">
            <text:p>1443122951.91902</text:p>
          </table:table-cell>
          <table:table-cell table:formula="of:=[.G142]-[.$B$2]" office:value-type="float" office:value="10.6828722953796" calcext:value-type="float">
            <text:p>10.6828722954</text:p>
          </table:table-cell>
          <table:table-cell table:formula="of:=[.C142]/([.H142]-[.H141])" office:value-type="float" office:value="80411.6526826711" calcext:value-type="float">
            <text:p>80411.6526826711</text:p>
          </table:table-cell>
          <table:table-cell table:formula="of:=[.G142]-[.$B142]" office:value-type="float" office:value="4.98758149147034" calcext:value-type="float">
            <text:p>4.9875814915</text:p>
          </table:table-cell>
          <table:table-cell/>
          <table:table-cell office:value-type="float" office:value="1443122951.91902" calcext:value-type="float">
            <text:p>1443122951.91902</text:p>
          </table:table-cell>
          <table:table-cell table:formula="of:=[.L142]-[.$B$2]" office:value-type="float" office:value="10.6828722953796" calcext:value-type="float">
            <text:p>10.6828722954</text:p>
          </table:table-cell>
          <table:table-cell table:formula="of:=[.C142]/([.M142]-[.M141])" office:value-type="float" office:value="80411.6526826711" calcext:value-type="float">
            <text:p>80411.6526826711</text:p>
          </table:table-cell>
          <table:table-cell table:formula="of:=[.L142]-[.$B142]" office:value-type="float" office:value="4.98758149147034" calcext:value-type="float">
            <text:p>4.987581491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22946.96881" calcext:value-type="float">
            <text:p>1443122946.96881</text:p>
          </table:table-cell>
          <table:table-cell office:value-type="float" office:value="4096" calcext:value-type="float">
            <text:p>4096</text:p>
          </table:table-cell>
          <table:table-cell table:formula="of:=[.B143]-[.$B$2]" office:value-type="float" office:value="5.73265933990479" calcext:value-type="float">
            <text:p>5.7326593399</text:p>
          </table:table-cell>
          <table:table-cell table:formula="of:=[.C143]/([.D143]-[.D142])" office:value-type="float" office:value="109610.930449485" calcext:value-type="float">
            <text:p>109610.930449485</text:p>
          </table:table-cell>
          <table:table-cell/>
          <table:table-cell office:value-type="float" office:value="1443122951.96997" calcext:value-type="float">
            <text:p>1443122951.96997</text:p>
          </table:table-cell>
          <table:table-cell table:formula="of:=[.G143]-[.$B$2]" office:value-type="float" office:value="10.7338240146637" calcext:value-type="float">
            <text:p>10.7338240147</text:p>
          </table:table-cell>
          <table:table-cell table:formula="of:=[.C143]/([.H143]-[.H142])" office:value-type="float" office:value="80389.8289901594" calcext:value-type="float">
            <text:p>80389.8289901594</text:p>
          </table:table-cell>
          <table:table-cell table:formula="of:=[.G143]-[.$B143]" office:value-type="float" office:value="5.00116467475891" calcext:value-type="float">
            <text:p>5.0011646748</text:p>
          </table:table-cell>
          <table:table-cell/>
          <table:table-cell office:value-type="float" office:value="1443122951.96997" calcext:value-type="float">
            <text:p>1443122951.96997</text:p>
          </table:table-cell>
          <table:table-cell table:formula="of:=[.L143]-[.$B$2]" office:value-type="float" office:value="10.7338240146637" calcext:value-type="float">
            <text:p>10.7338240147</text:p>
          </table:table-cell>
          <table:table-cell table:formula="of:=[.C143]/([.M143]-[.M142])" office:value-type="float" office:value="80389.8289901594" calcext:value-type="float">
            <text:p>80389.8289901594</text:p>
          </table:table-cell>
          <table:table-cell table:formula="of:=[.L143]-[.$B143]" office:value-type="float" office:value="5.00116467475891" calcext:value-type="float">
            <text:p>5.001164674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22960.00843" calcext:value-type="float">
            <text:p>1443122960.00843</text:p>
          </table:table-cell>
          <table:table-cell office:value-type="float" office:value="4096" calcext:value-type="float">
            <text:p>4096</text:p>
          </table:table-cell>
          <table:table-cell table:formula="of:=[.B144]-[.$B$2]" office:value-type="float" office:value="18.7722840309143" calcext:value-type="float">
            <text:p>18.7722840309</text:p>
          </table:table-cell>
          <table:table-cell table:formula="of:=[.C144]/([.D144]-[.D143])" office:value-type="float" office:value="314.119470234759" calcext:value-type="float">
            <text:p>314.1194702348</text:p>
          </table:table-cell>
          <table:table-cell/>
          <table:table-cell office:value-type="float" office:value="1443122960.23197" calcext:value-type="float">
            <text:p>1443122960.23197</text:p>
          </table:table-cell>
          <table:table-cell table:formula="of:=[.G144]-[.$B$2]" office:value-type="float" office:value="18.9958198070526" calcext:value-type="float">
            <text:p>18.9958198071</text:p>
          </table:table-cell>
          <table:table-cell table:formula="of:=[.C144]/([.H144]-[.H143])" office:value-type="float" office:value="495.763990072871" calcext:value-type="float">
            <text:p>495.7639900729</text:p>
          </table:table-cell>
          <table:table-cell table:formula="of:=[.G144]-[.$B144]" office:value-type="float" office:value="0.223535776138306" calcext:value-type="float">
            <text:p>0.2235357761</text:p>
          </table:table-cell>
          <table:table-cell/>
          <table:table-cell office:value-type="float" office:value="1443122960.23197" calcext:value-type="float">
            <text:p>1443122960.23197</text:p>
          </table:table-cell>
          <table:table-cell table:formula="of:=[.L144]-[.$B$2]" office:value-type="float" office:value="18.9958198070526" calcext:value-type="float">
            <text:p>18.9958198071</text:p>
          </table:table-cell>
          <table:table-cell table:formula="of:=[.C144]/([.M144]-[.M143])" office:value-type="float" office:value="495.763990072871" calcext:value-type="float">
            <text:p>495.7639900729</text:p>
          </table:table-cell>
          <table:table-cell table:formula="of:=[.L144]-[.$B144]" office:value-type="float" office:value="0.223535776138306" calcext:value-type="float">
            <text:p>0.223535776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22960.05977" calcext:value-type="float">
            <text:p>1443122960.05977</text:p>
          </table:table-cell>
          <table:table-cell office:value-type="float" office:value="4096" calcext:value-type="float">
            <text:p>4096</text:p>
          </table:table-cell>
          <table:table-cell table:formula="of:=[.B145]-[.$B$2]" office:value-type="float" office:value="18.8236176967621" calcext:value-type="float">
            <text:p>18.8236176968</text:p>
          </table:table-cell>
          <table:table-cell table:formula="of:=[.C145]/([.D145]-[.D144])" office:value-type="float" office:value="79791.6909372112" calcext:value-type="float">
            <text:p>79791.6909372112</text:p>
          </table:table-cell>
          <table:table-cell/>
          <table:table-cell office:value-type="float" office:value="1443122960.28316" calcext:value-type="float">
            <text:p>1443122960.28316</text:p>
          </table:table-cell>
          <table:table-cell table:formula="of:=[.G145]-[.$B$2]" office:value-type="float" office:value="19.04700756073" calcext:value-type="float">
            <text:p>19.0470075607</text:p>
          </table:table-cell>
          <table:table-cell table:formula="of:=[.C145]/([.H145]-[.H144])" office:value-type="float" office:value="80019.1394570022" calcext:value-type="float">
            <text:p>80019.1394570022</text:p>
          </table:table-cell>
          <table:table-cell table:formula="of:=[.G145]-[.$B145]" office:value-type="float" office:value="0.223389863967895" calcext:value-type="float">
            <text:p>0.223389864</text:p>
          </table:table-cell>
          <table:table-cell/>
          <table:table-cell office:value-type="float" office:value="1443122960.28316" calcext:value-type="float">
            <text:p>1443122960.28316</text:p>
          </table:table-cell>
          <table:table-cell table:formula="of:=[.L145]-[.$B$2]" office:value-type="float" office:value="19.04700756073" calcext:value-type="float">
            <text:p>19.0470075607</text:p>
          </table:table-cell>
          <table:table-cell table:formula="of:=[.C145]/([.M145]-[.M144])" office:value-type="float" office:value="80019.1394570022" calcext:value-type="float">
            <text:p>80019.1394570022</text:p>
          </table:table-cell>
          <table:table-cell table:formula="of:=[.L145]-[.$B145]" office:value-type="float" office:value="0.223389863967895" calcext:value-type="float">
            <text:p>0.22338986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22960.11109" calcext:value-type="float">
            <text:p>1443122960.11109</text:p>
          </table:table-cell>
          <table:table-cell office:value-type="float" office:value="4096" calcext:value-type="float">
            <text:p>4096</text:p>
          </table:table-cell>
          <table:table-cell table:formula="of:=[.B146]-[.$B$2]" office:value-type="float" office:value="18.8749458789825" calcext:value-type="float">
            <text:p>18.874945879</text:p>
          </table:table-cell>
          <table:table-cell table:formula="of:=[.C146]/([.D146]-[.D145])" office:value-type="float" office:value="79800.2154529324" calcext:value-type="float">
            <text:p>79800.2154529324</text:p>
          </table:table-cell>
          <table:table-cell/>
          <table:table-cell office:value-type="float" office:value="1443122960.33447" calcext:value-type="float">
            <text:p>1443122960.33447</text:p>
          </table:table-cell>
          <table:table-cell table:formula="of:=[.G146]-[.$B$2]" office:value-type="float" office:value="19.0983185768127" calcext:value-type="float">
            <text:p>19.0983185768</text:p>
          </table:table-cell>
          <table:table-cell table:formula="of:=[.C146]/([.H146]-[.H145])" office:value-type="float" office:value="79826.9126729674" calcext:value-type="float">
            <text:p>79826.9126729674</text:p>
          </table:table-cell>
          <table:table-cell table:formula="of:=[.G146]-[.$B146]" office:value-type="float" office:value="0.2233726978302" calcext:value-type="float">
            <text:p>0.2233726978</text:p>
          </table:table-cell>
          <table:table-cell/>
          <table:table-cell office:value-type="float" office:value="1443122960.33447" calcext:value-type="float">
            <text:p>1443122960.33447</text:p>
          </table:table-cell>
          <table:table-cell table:formula="of:=[.L146]-[.$B$2]" office:value-type="float" office:value="19.0983185768127" calcext:value-type="float">
            <text:p>19.0983185768</text:p>
          </table:table-cell>
          <table:table-cell table:formula="of:=[.C146]/([.M146]-[.M145])" office:value-type="float" office:value="79826.9126729674" calcext:value-type="float">
            <text:p>79826.9126729674</text:p>
          </table:table-cell>
          <table:table-cell table:formula="of:=[.L146]-[.$B146]" office:value-type="float" office:value="0.2233726978302" calcext:value-type="float">
            <text:p>0.223372697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22960.16242" calcext:value-type="float">
            <text:p>1443122960.16242</text:p>
          </table:table-cell>
          <table:table-cell office:value-type="float" office:value="4096" calcext:value-type="float">
            <text:p>4096</text:p>
          </table:table-cell>
          <table:table-cell table:formula="of:=[.B147]-[.$B$2]" office:value-type="float" office:value="18.9262728691101" calcext:value-type="float">
            <text:p>18.9262728691</text:p>
          </table:table-cell>
          <table:table-cell table:formula="of:=[.C147]/([.D147]-[.D146])" office:value-type="float" office:value="79802.0688495501" calcext:value-type="float">
            <text:p>79802.0688495501</text:p>
          </table:table-cell>
          <table:table-cell/>
          <table:table-cell office:value-type="float" office:value="1443122960.3858" calcext:value-type="float">
            <text:p>1443122960.3858</text:p>
          </table:table-cell>
          <table:table-cell table:formula="of:=[.G147]-[.$B$2]" office:value-type="float" office:value="19.1496520042419" calcext:value-type="float">
            <text:p>19.1496520042</text:p>
          </table:table-cell>
          <table:table-cell table:formula="of:=[.C147]/([.H147]-[.H146])" office:value-type="float" office:value="79792.0615304587" calcext:value-type="float">
            <text:p>79792.0615304587</text:p>
          </table:table-cell>
          <table:table-cell table:formula="of:=[.G147]-[.$B147]" office:value-type="float" office:value="0.223379135131836" calcext:value-type="float">
            <text:p>0.2233791351</text:p>
          </table:table-cell>
          <table:table-cell/>
          <table:table-cell office:value-type="float" office:value="1443122960.3858" calcext:value-type="float">
            <text:p>1443122960.3858</text:p>
          </table:table-cell>
          <table:table-cell table:formula="of:=[.L147]-[.$B$2]" office:value-type="float" office:value="19.1496520042419" calcext:value-type="float">
            <text:p>19.1496520042</text:p>
          </table:table-cell>
          <table:table-cell table:formula="of:=[.C147]/([.M147]-[.M146])" office:value-type="float" office:value="79792.0615304587" calcext:value-type="float">
            <text:p>79792.0615304587</text:p>
          </table:table-cell>
          <table:table-cell table:formula="of:=[.L147]-[.$B147]" office:value-type="float" office:value="0.223379135131836" calcext:value-type="float">
            <text:p>0.223379135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22960.21375" calcext:value-type="float">
            <text:p>1443122960.21375</text:p>
          </table:table-cell>
          <table:table-cell office:value-type="float" office:value="4096" calcext:value-type="float">
            <text:p>4096</text:p>
          </table:table-cell>
          <table:table-cell table:formula="of:=[.B148]-[.$B$2]" office:value-type="float" office:value="18.9775998592377" calcext:value-type="float">
            <text:p>18.9775998592</text:p>
          </table:table-cell>
          <table:table-cell table:formula="of:=[.C148]/([.D148]-[.D147])" office:value-type="float" office:value="79802.0688495501" calcext:value-type="float">
            <text:p>79802.0688495501</text:p>
          </table:table-cell>
          <table:table-cell/>
          <table:table-cell office:value-type="float" office:value="1443122960.43713" calcext:value-type="float">
            <text:p>1443122960.43713</text:p>
          </table:table-cell>
          <table:table-cell table:formula="of:=[.G148]-[.$B$2]" office:value-type="float" office:value="19.2009816169739" calcext:value-type="float">
            <text:p>19.200981617</text:p>
          </table:table-cell>
          <table:table-cell table:formula="of:=[.C148]/([.H148]-[.H147])" office:value-type="float" office:value="79797.9914906267" calcext:value-type="float">
            <text:p>79797.9914906267</text:p>
          </table:table-cell>
          <table:table-cell table:formula="of:=[.G148]-[.$B148]" office:value-type="float" office:value="0.223381757736206" calcext:value-type="float">
            <text:p>0.2233817577</text:p>
          </table:table-cell>
          <table:table-cell/>
          <table:table-cell office:value-type="float" office:value="1443122960.43713" calcext:value-type="float">
            <text:p>1443122960.43713</text:p>
          </table:table-cell>
          <table:table-cell table:formula="of:=[.L148]-[.$B$2]" office:value-type="float" office:value="19.2009816169739" calcext:value-type="float">
            <text:p>19.200981617</text:p>
          </table:table-cell>
          <table:table-cell table:formula="of:=[.C148]/([.M148]-[.M147])" office:value-type="float" office:value="79797.9914906267" calcext:value-type="float">
            <text:p>79797.9914906267</text:p>
          </table:table-cell>
          <table:table-cell table:formula="of:=[.L148]-[.$B148]" office:value-type="float" office:value="0.223381757736206" calcext:value-type="float">
            <text:p>0.223381757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22960.26508" calcext:value-type="float">
            <text:p>1443122960.26508</text:p>
          </table:table-cell>
          <table:table-cell office:value-type="float" office:value="4096" calcext:value-type="float">
            <text:p>4096</text:p>
          </table:table-cell>
          <table:table-cell table:formula="of:=[.B149]-[.$B$2]" office:value-type="float" office:value="19.0289282798767" calcext:value-type="float">
            <text:p>19.0289282799</text:p>
          </table:table-cell>
          <table:table-cell table:formula="of:=[.C149]/([.D149]-[.D148])" office:value-type="float" office:value="79799.8447839396" calcext:value-type="float">
            <text:p>79799.8447839396</text:p>
          </table:table-cell>
          <table:table-cell/>
          <table:table-cell office:value-type="float" office:value="1443122960.48846" calcext:value-type="float">
            <text:p>1443122960.48846</text:p>
          </table:table-cell>
          <table:table-cell table:formula="of:=[.G149]-[.$B$2]" office:value-type="float" office:value="19.2523112297058" calcext:value-type="float">
            <text:p>19.2523112297</text:p>
          </table:table-cell>
          <table:table-cell table:formula="of:=[.C149]/([.H149]-[.H148])" office:value-type="float" office:value="79797.9914906267" calcext:value-type="float">
            <text:p>79797.9914906267</text:p>
          </table:table-cell>
          <table:table-cell table:formula="of:=[.G149]-[.$B149]" office:value-type="float" office:value="0.223382949829102" calcext:value-type="float">
            <text:p>0.2233829498</text:p>
          </table:table-cell>
          <table:table-cell/>
          <table:table-cell office:value-type="float" office:value="1443122960.48846" calcext:value-type="float">
            <text:p>1443122960.48846</text:p>
          </table:table-cell>
          <table:table-cell table:formula="of:=[.L149]-[.$B$2]" office:value-type="float" office:value="19.2523112297058" calcext:value-type="float">
            <text:p>19.2523112297</text:p>
          </table:table-cell>
          <table:table-cell table:formula="of:=[.C149]/([.M149]-[.M148])" office:value-type="float" office:value="79797.9914906267" calcext:value-type="float">
            <text:p>79797.9914906267</text:p>
          </table:table-cell>
          <table:table-cell table:formula="of:=[.L149]-[.$B149]" office:value-type="float" office:value="0.223382949829102" calcext:value-type="float">
            <text:p>0.223382949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22960.3164" calcext:value-type="float">
            <text:p>1443122960.3164</text:p>
          </table:table-cell>
          <table:table-cell office:value-type="float" office:value="4096" calcext:value-type="float">
            <text:p>4096</text:p>
          </table:table-cell>
          <table:table-cell table:formula="of:=[.B150]-[.$B$2]" office:value-type="float" office:value="19.0802569389343" calcext:value-type="float">
            <text:p>19.0802569389</text:p>
          </table:table-cell>
          <table:table-cell table:formula="of:=[.C150]/([.D150]-[.D149])" office:value-type="float" office:value="79799.4741183903" calcext:value-type="float">
            <text:p>79799.4741183903</text:p>
          </table:table-cell>
          <table:table-cell/>
          <table:table-cell office:value-type="float" office:value="1443122960.53979" calcext:value-type="float">
            <text:p>1443122960.53979</text:p>
          </table:table-cell>
          <table:table-cell table:formula="of:=[.G150]-[.$B$2]" office:value-type="float" office:value="19.3036417961121" calcext:value-type="float">
            <text:p>19.3036417961</text:p>
          </table:table-cell>
          <table:table-cell table:formula="of:=[.C150]/([.H150]-[.H149])" office:value-type="float" office:value="79796.5089179548" calcext:value-type="float">
            <text:p>79796.5089179548</text:p>
          </table:table-cell>
          <table:table-cell table:formula="of:=[.G150]-[.$B150]" office:value-type="float" office:value="0.223384857177734" calcext:value-type="float">
            <text:p>0.2233848572</text:p>
          </table:table-cell>
          <table:table-cell/>
          <table:table-cell office:value-type="float" office:value="1443122960.53979" calcext:value-type="float">
            <text:p>1443122960.53979</text:p>
          </table:table-cell>
          <table:table-cell table:formula="of:=[.L150]-[.$B$2]" office:value-type="float" office:value="19.3036417961121" calcext:value-type="float">
            <text:p>19.3036417961</text:p>
          </table:table-cell>
          <table:table-cell table:formula="of:=[.C150]/([.M150]-[.M149])" office:value-type="float" office:value="79796.5089179548" calcext:value-type="float">
            <text:p>79796.5089179548</text:p>
          </table:table-cell>
          <table:table-cell table:formula="of:=[.L150]-[.$B150]" office:value-type="float" office:value="0.223384857177734" calcext:value-type="float">
            <text:p>0.223384857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22960.36773" calcext:value-type="float">
            <text:p>1443122960.36773</text:p>
          </table:table-cell>
          <table:table-cell office:value-type="float" office:value="4096" calcext:value-type="float">
            <text:p>4096</text:p>
          </table:table-cell>
          <table:table-cell table:formula="of:=[.B151]-[.$B$2]" office:value-type="float" office:value="19.1315855979919" calcext:value-type="float">
            <text:p>19.131585598</text:p>
          </table:table-cell>
          <table:table-cell table:formula="of:=[.C151]/([.D151]-[.D150])" office:value-type="float" office:value="79799.4741183903" calcext:value-type="float">
            <text:p>79799.4741183903</text:p>
          </table:table-cell>
          <table:table-cell/>
          <table:table-cell office:value-type="float" office:value="1443122960.59115" calcext:value-type="float">
            <text:p>1443122960.59115</text:p>
          </table:table-cell>
          <table:table-cell table:formula="of:=[.G151]-[.$B$2]" office:value-type="float" office:value="19.3550038337708" calcext:value-type="float">
            <text:p>19.3550038338</text:p>
          </table:table-cell>
          <table:table-cell table:formula="of:=[.C151]/([.H151]-[.H150])" office:value-type="float" office:value="79747.6149061403" calcext:value-type="float">
            <text:p>79747.6149061403</text:p>
          </table:table-cell>
          <table:table-cell table:formula="of:=[.G151]-[.$B151]" office:value-type="float" office:value="0.223418235778809" calcext:value-type="float">
            <text:p>0.2234182358</text:p>
          </table:table-cell>
          <table:table-cell/>
          <table:table-cell office:value-type="float" office:value="1443122960.59115" calcext:value-type="float">
            <text:p>1443122960.59115</text:p>
          </table:table-cell>
          <table:table-cell table:formula="of:=[.L151]-[.$B$2]" office:value-type="float" office:value="19.3550038337708" calcext:value-type="float">
            <text:p>19.3550038338</text:p>
          </table:table-cell>
          <table:table-cell table:formula="of:=[.C151]/([.M151]-[.M150])" office:value-type="float" office:value="79747.6149061403" calcext:value-type="float">
            <text:p>79747.6149061403</text:p>
          </table:table-cell>
          <table:table-cell table:formula="of:=[.L151]-[.$B151]" office:value-type="float" office:value="0.223418235778809" calcext:value-type="float">
            <text:p>0.223418235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22960.41906" calcext:value-type="float">
            <text:p>1443122960.41906</text:p>
          </table:table-cell>
          <table:table-cell office:value-type="float" office:value="4096" calcext:value-type="float">
            <text:p>4096</text:p>
          </table:table-cell>
          <table:table-cell table:formula="of:=[.B152]-[.$B$2]" office:value-type="float" office:value="19.1829142570496" calcext:value-type="float">
            <text:p>19.182914257</text:p>
          </table:table-cell>
          <table:table-cell table:formula="of:=[.C152]/([.D152]-[.D151])" office:value-type="float" office:value="79799.4741183903" calcext:value-type="float">
            <text:p>79799.4741183903</text:p>
          </table:table-cell>
          <table:table-cell/>
          <table:table-cell office:value-type="float" office:value="1443122960.64248" calcext:value-type="float">
            <text:p>1443122960.64248</text:p>
          </table:table-cell>
          <table:table-cell table:formula="of:=[.G152]-[.$B$2]" office:value-type="float" office:value="19.4063334465027" calcext:value-type="float">
            <text:p>19.4063334465</text:p>
          </table:table-cell>
          <table:table-cell table:formula="of:=[.C152]/([.H152]-[.H151])" office:value-type="float" office:value="79797.9914906267" calcext:value-type="float">
            <text:p>79797.9914906267</text:p>
          </table:table-cell>
          <table:table-cell table:formula="of:=[.G152]-[.$B152]" office:value-type="float" office:value="0.223419189453125" calcext:value-type="float">
            <text:p>0.2234191895</text:p>
          </table:table-cell>
          <table:table-cell/>
          <table:table-cell office:value-type="float" office:value="1443122960.64248" calcext:value-type="float">
            <text:p>1443122960.64248</text:p>
          </table:table-cell>
          <table:table-cell table:formula="of:=[.L152]-[.$B$2]" office:value-type="float" office:value="19.4063334465027" calcext:value-type="float">
            <text:p>19.4063334465</text:p>
          </table:table-cell>
          <table:table-cell table:formula="of:=[.C152]/([.M152]-[.M151])" office:value-type="float" office:value="79797.9914906267" calcext:value-type="float">
            <text:p>79797.9914906267</text:p>
          </table:table-cell>
          <table:table-cell table:formula="of:=[.L152]-[.$B152]" office:value-type="float" office:value="0.223419189453125" calcext:value-type="float">
            <text:p>0.223419189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22960.47039" calcext:value-type="float">
            <text:p>1443122960.47039</text:p>
          </table:table-cell>
          <table:table-cell office:value-type="float" office:value="4096" calcext:value-type="float">
            <text:p>4096</text:p>
          </table:table-cell>
          <table:table-cell table:formula="of:=[.B153]-[.$B$2]" office:value-type="float" office:value="19.2342417240143" calcext:value-type="float">
            <text:p>19.234241724</text:p>
          </table:table-cell>
          <table:table-cell table:formula="of:=[.C153]/([.D153]-[.D152])" office:value-type="float" office:value="79801.3274805721" calcext:value-type="float">
            <text:p>79801.3274805721</text:p>
          </table:table-cell>
          <table:table-cell/>
          <table:table-cell office:value-type="float" office:value="1443122960.69381" calcext:value-type="float">
            <text:p>1443122960.69381</text:p>
          </table:table-cell>
          <table:table-cell table:formula="of:=[.G153]-[.$B$2]" office:value-type="float" office:value="19.4576618671417" calcext:value-type="float">
            <text:p>19.4576618671</text:p>
          </table:table-cell>
          <table:table-cell table:formula="of:=[.C153]/([.H153]-[.H152])" office:value-type="float" office:value="79799.8447839396" calcext:value-type="float">
            <text:p>79799.8447839396</text:p>
          </table:table-cell>
          <table:table-cell table:formula="of:=[.G153]-[.$B153]" office:value-type="float" office:value="0.223420143127441" calcext:value-type="float">
            <text:p>0.2234201431</text:p>
          </table:table-cell>
          <table:table-cell/>
          <table:table-cell office:value-type="float" office:value="1443122960.69381" calcext:value-type="float">
            <text:p>1443122960.69381</text:p>
          </table:table-cell>
          <table:table-cell table:formula="of:=[.L153]-[.$B$2]" office:value-type="float" office:value="19.4576618671417" calcext:value-type="float">
            <text:p>19.4576618671</text:p>
          </table:table-cell>
          <table:table-cell table:formula="of:=[.C153]/([.M153]-[.M152])" office:value-type="float" office:value="79799.8447839396" calcext:value-type="float">
            <text:p>79799.8447839396</text:p>
          </table:table-cell>
          <table:table-cell table:formula="of:=[.L153]-[.$B153]" office:value-type="float" office:value="0.223420143127441" calcext:value-type="float">
            <text:p>0.223420143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22960.52172" calcext:value-type="float">
            <text:p>1443122960.52172</text:p>
          </table:table-cell>
          <table:table-cell office:value-type="float" office:value="4096" calcext:value-type="float">
            <text:p>4096</text:p>
          </table:table-cell>
          <table:table-cell table:formula="of:=[.B154]-[.$B$2]" office:value-type="float" office:value="19.2855715751648" calcext:value-type="float">
            <text:p>19.2855715752</text:p>
          </table:table-cell>
          <table:table-cell table:formula="of:=[.C154]/([.D154]-[.D153])" office:value-type="float" office:value="79797.620842294" calcext:value-type="float">
            <text:p>79797.620842294</text:p>
          </table:table-cell>
          <table:table-cell/>
          <table:table-cell office:value-type="float" office:value="1443122960.74511" calcext:value-type="float">
            <text:p>1443122960.74511</text:p>
          </table:table-cell>
          <table:table-cell table:formula="of:=[.G154]-[.$B$2]" office:value-type="float" office:value="19.5089590549469" calcext:value-type="float">
            <text:p>19.5089590549</text:p>
          </table:table-cell>
          <table:table-cell table:formula="of:=[.C154]/([.H154]-[.H153])" office:value-type="float" office:value="79848.4317611408" calcext:value-type="float">
            <text:p>79848.4317611408</text:p>
          </table:table-cell>
          <table:table-cell table:formula="of:=[.G154]-[.$B154]" office:value-type="float" office:value="0.223387479782104" calcext:value-type="float">
            <text:p>0.2233874798</text:p>
          </table:table-cell>
          <table:table-cell/>
          <table:table-cell office:value-type="float" office:value="1443122960.74511" calcext:value-type="float">
            <text:p>1443122960.74511</text:p>
          </table:table-cell>
          <table:table-cell table:formula="of:=[.L154]-[.$B$2]" office:value-type="float" office:value="19.5089590549469" calcext:value-type="float">
            <text:p>19.5089590549</text:p>
          </table:table-cell>
          <table:table-cell table:formula="of:=[.C154]/([.M154]-[.M153])" office:value-type="float" office:value="79848.4317611408" calcext:value-type="float">
            <text:p>79848.4317611408</text:p>
          </table:table-cell>
          <table:table-cell table:formula="of:=[.L154]-[.$B154]" office:value-type="float" office:value="0.223387479782104" calcext:value-type="float">
            <text:p>0.223387479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22960.57305" calcext:value-type="float">
            <text:p>1443122960.57305</text:p>
          </table:table-cell>
          <table:table-cell office:value-type="float" office:value="4096" calcext:value-type="float">
            <text:p>4096</text:p>
          </table:table-cell>
          <table:table-cell table:formula="of:=[.B155]-[.$B$2]" office:value-type="float" office:value="19.3368978500366" calcext:value-type="float">
            <text:p>19.33689785</text:p>
          </table:table-cell>
          <table:table-cell table:formula="of:=[.C155]/([.D155]-[.D154])" office:value-type="float" office:value="79803.1809288455" calcext:value-type="float">
            <text:p>79803.1809288455</text:p>
          </table:table-cell>
          <table:table-cell/>
          <table:table-cell office:value-type="float" office:value="1443122960.79644" calcext:value-type="float">
            <text:p>1443122960.79644</text:p>
          </table:table-cell>
          <table:table-cell table:formula="of:=[.G155]-[.$B$2]" office:value-type="float" office:value="19.5602874755859" calcext:value-type="float">
            <text:p>19.5602874756</text:p>
          </table:table-cell>
          <table:table-cell table:formula="of:=[.C155]/([.H155]-[.H154])" office:value-type="float" office:value="79799.8447839396" calcext:value-type="float">
            <text:p>79799.8447839396</text:p>
          </table:table-cell>
          <table:table-cell table:formula="of:=[.G155]-[.$B155]" office:value-type="float" office:value="0.223389625549316" calcext:value-type="float">
            <text:p>0.2233896255</text:p>
          </table:table-cell>
          <table:table-cell/>
          <table:table-cell office:value-type="float" office:value="1443122960.79644" calcext:value-type="float">
            <text:p>1443122960.79644</text:p>
          </table:table-cell>
          <table:table-cell table:formula="of:=[.L155]-[.$B$2]" office:value-type="float" office:value="19.5602874755859" calcext:value-type="float">
            <text:p>19.5602874756</text:p>
          </table:table-cell>
          <table:table-cell table:formula="of:=[.C155]/([.M155]-[.M154])" office:value-type="float" office:value="79799.8447839396" calcext:value-type="float">
            <text:p>79799.8447839396</text:p>
          </table:table-cell>
          <table:table-cell table:formula="of:=[.L155]-[.$B155]" office:value-type="float" office:value="0.223389625549316" calcext:value-type="float">
            <text:p>0.223389625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22960.62437" calcext:value-type="float">
            <text:p>1443122960.62437</text:p>
          </table:table-cell>
          <table:table-cell office:value-type="float" office:value="4096" calcext:value-type="float">
            <text:p>4096</text:p>
          </table:table-cell>
          <table:table-cell table:formula="of:=[.B156]-[.$B$2]" office:value-type="float" office:value="19.3882250785828" calcext:value-type="float">
            <text:p>19.3882250786</text:p>
          </table:table-cell>
          <table:table-cell table:formula="of:=[.C156]/([.D156]-[.D155])" office:value-type="float" office:value="79801.6981633392" calcext:value-type="float">
            <text:p>79801.6981633392</text:p>
          </table:table-cell>
          <table:table-cell/>
          <table:table-cell office:value-type="float" office:value="1443122960.84775" calcext:value-type="float">
            <text:p>1443122960.84775</text:p>
          </table:table-cell>
          <table:table-cell table:formula="of:=[.G156]-[.$B$2]" office:value-type="float" office:value="19.6116046905518" calcext:value-type="float">
            <text:p>19.6116046906</text:p>
          </table:table-cell>
          <table:table-cell table:formula="of:=[.C156]/([.H156]-[.H155])" office:value-type="float" office:value="79817.2699498235" calcext:value-type="float">
            <text:p>79817.2699498235</text:p>
          </table:table-cell>
          <table:table-cell table:formula="of:=[.G156]-[.$B156]" office:value-type="float" office:value="0.223379611968994" calcext:value-type="float">
            <text:p>0.223379612</text:p>
          </table:table-cell>
          <table:table-cell/>
          <table:table-cell office:value-type="float" office:value="1443122960.84775" calcext:value-type="float">
            <text:p>1443122960.84775</text:p>
          </table:table-cell>
          <table:table-cell table:formula="of:=[.L156]-[.$B$2]" office:value-type="float" office:value="19.6116046905518" calcext:value-type="float">
            <text:p>19.6116046906</text:p>
          </table:table-cell>
          <table:table-cell table:formula="of:=[.C156]/([.M156]-[.M155])" office:value-type="float" office:value="79817.2699498235" calcext:value-type="float">
            <text:p>79817.2699498235</text:p>
          </table:table-cell>
          <table:table-cell table:formula="of:=[.L156]-[.$B156]" office:value-type="float" office:value="0.223379611968994" calcext:value-type="float">
            <text:p>0.22337961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22960.6757" calcext:value-type="float">
            <text:p>1443122960.6757</text:p>
          </table:table-cell>
          <table:table-cell office:value-type="float" office:value="4096" calcext:value-type="float">
            <text:p>4096</text:p>
          </table:table-cell>
          <table:table-cell table:formula="of:=[.B157]-[.$B$2]" office:value-type="float" office:value="19.4395518302917" calcext:value-type="float">
            <text:p>19.4395518303</text:p>
          </table:table-cell>
          <table:table-cell table:formula="of:=[.C157]/([.D157]-[.D156])" office:value-type="float" office:value="79802.4395392048" calcext:value-type="float">
            <text:p>79802.4395392048</text:p>
          </table:table-cell>
          <table:table-cell/>
          <table:table-cell office:value-type="float" office:value="1443122960.89908" calcext:value-type="float">
            <text:p>1443122960.89908</text:p>
          </table:table-cell>
          <table:table-cell table:formula="of:=[.G157]-[.$B$2]" office:value-type="float" office:value="19.6629276275635" calcext:value-type="float">
            <text:p>19.6629276276</text:p>
          </table:table-cell>
          <table:table-cell table:formula="of:=[.C157]/([.H157]-[.H156])" office:value-type="float" office:value="79808.3710420693" calcext:value-type="float">
            <text:p>79808.3710420693</text:p>
          </table:table-cell>
          <table:table-cell table:formula="of:=[.G157]-[.$B157]" office:value-type="float" office:value="0.223375797271729" calcext:value-type="float">
            <text:p>0.2233757973</text:p>
          </table:table-cell>
          <table:table-cell/>
          <table:table-cell office:value-type="float" office:value="1443122960.89908" calcext:value-type="float">
            <text:p>1443122960.89908</text:p>
          </table:table-cell>
          <table:table-cell table:formula="of:=[.L157]-[.$B$2]" office:value-type="float" office:value="19.6629276275635" calcext:value-type="float">
            <text:p>19.6629276276</text:p>
          </table:table-cell>
          <table:table-cell table:formula="of:=[.C157]/([.M157]-[.M156])" office:value-type="float" office:value="79808.3710420693" calcext:value-type="float">
            <text:p>79808.3710420693</text:p>
          </table:table-cell>
          <table:table-cell table:formula="of:=[.L157]-[.$B157]" office:value-type="float" office:value="0.223375797271729" calcext:value-type="float">
            <text:p>0.223375797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22960.72703" calcext:value-type="float">
            <text:p>1443122960.72703</text:p>
          </table:table-cell>
          <table:table-cell office:value-type="float" office:value="4096" calcext:value-type="float">
            <text:p>4096</text:p>
          </table:table-cell>
          <table:table-cell table:formula="of:=[.B158]-[.$B$2]" office:value-type="float" office:value="19.4908812046051" calcext:value-type="float">
            <text:p>19.4908812046</text:p>
          </table:table-cell>
          <table:table-cell table:formula="of:=[.C158]/([.D158]-[.D157])" office:value-type="float" office:value="79798.3621424026" calcext:value-type="float">
            <text:p>79798.3621424026</text:p>
          </table:table-cell>
          <table:table-cell/>
          <table:table-cell office:value-type="float" office:value="1443122960.95042" calcext:value-type="float">
            <text:p>1443122960.95042</text:p>
          </table:table-cell>
          <table:table-cell table:formula="of:=[.G158]-[.$B$2]" office:value-type="float" office:value="19.7142739295959" calcext:value-type="float">
            <text:p>19.7142739296</text:p>
          </table:table-cell>
          <table:table-cell table:formula="of:=[.C158]/([.H158]-[.H157])" office:value-type="float" office:value="79772.0544199998" calcext:value-type="float">
            <text:p>79772.0544199998</text:p>
          </table:table-cell>
          <table:table-cell table:formula="of:=[.G158]-[.$B158]" office:value-type="float" office:value="0.223392724990845" calcext:value-type="float">
            <text:p>0.223392725</text:p>
          </table:table-cell>
          <table:table-cell/>
          <table:table-cell office:value-type="float" office:value="1443122960.95042" calcext:value-type="float">
            <text:p>1443122960.95042</text:p>
          </table:table-cell>
          <table:table-cell table:formula="of:=[.L158]-[.$B$2]" office:value-type="float" office:value="19.7142739295959" calcext:value-type="float">
            <text:p>19.7142739296</text:p>
          </table:table-cell>
          <table:table-cell table:formula="of:=[.C158]/([.M158]-[.M157])" office:value-type="float" office:value="79772.0544199998" calcext:value-type="float">
            <text:p>79772.0544199998</text:p>
          </table:table-cell>
          <table:table-cell table:formula="of:=[.L158]-[.$B158]" office:value-type="float" office:value="0.223392724990845" calcext:value-type="float">
            <text:p>0.22339272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22960.77836" calcext:value-type="float">
            <text:p>1443122960.77836</text:p>
          </table:table-cell>
          <table:table-cell office:value-type="float" office:value="4096" calcext:value-type="float">
            <text:p>4096</text:p>
          </table:table-cell>
          <table:table-cell table:formula="of:=[.B159]-[.$B$2]" office:value-type="float" office:value="19.5422081947327" calcext:value-type="float">
            <text:p>19.5422081947</text:p>
          </table:table-cell>
          <table:table-cell table:formula="of:=[.C159]/([.D159]-[.D158])" office:value-type="float" office:value="79802.0688495501" calcext:value-type="float">
            <text:p>79802.0688495501</text:p>
          </table:table-cell>
          <table:table-cell/>
          <table:table-cell office:value-type="float" office:value="1443122961.00174" calcext:value-type="float">
            <text:p>1443122961.00174</text:p>
          </table:table-cell>
          <table:table-cell table:formula="of:=[.G159]-[.$B$2]" office:value-type="float" office:value="19.7655944824219" calcext:value-type="float">
            <text:p>19.7655944824</text:p>
          </table:table-cell>
          <table:table-cell table:formula="of:=[.C159]/([.H159]-[.H158])" office:value-type="float" office:value="79812.0786791419" calcext:value-type="float">
            <text:p>79812.0786791419</text:p>
          </table:table-cell>
          <table:table-cell table:formula="of:=[.G159]-[.$B159]" office:value-type="float" office:value="0.223386287689209" calcext:value-type="float">
            <text:p>0.2233862877</text:p>
          </table:table-cell>
          <table:table-cell/>
          <table:table-cell office:value-type="float" office:value="1443122961.00174" calcext:value-type="float">
            <text:p>1443122961.00174</text:p>
          </table:table-cell>
          <table:table-cell table:formula="of:=[.L159]-[.$B$2]" office:value-type="float" office:value="19.7655944824219" calcext:value-type="float">
            <text:p>19.7655944824</text:p>
          </table:table-cell>
          <table:table-cell table:formula="of:=[.C159]/([.M159]-[.M158])" office:value-type="float" office:value="79812.0786791419" calcext:value-type="float">
            <text:p>79812.0786791419</text:p>
          </table:table-cell>
          <table:table-cell table:formula="of:=[.L159]-[.$B159]" office:value-type="float" office:value="0.223386287689209" calcext:value-type="float">
            <text:p>0.223386287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22960.82968" calcext:value-type="float">
            <text:p>1443122960.82968</text:p>
          </table:table-cell>
          <table:table-cell office:value-type="float" office:value="4096" calcext:value-type="float">
            <text:p>4096</text:p>
          </table:table-cell>
          <table:table-cell table:formula="of:=[.B160]-[.$B$2]" office:value-type="float" office:value="19.5935347080231" calcext:value-type="float">
            <text:p>19.593534708</text:p>
          </table:table-cell>
          <table:table-cell table:formula="of:=[.C160]/([.D160]-[.D159])" office:value-type="float" office:value="79802.8102323032" calcext:value-type="float">
            <text:p>79802.8102323032</text:p>
          </table:table-cell>
          <table:table-cell/>
          <table:table-cell office:value-type="float" office:value="1443122961.0532" calcext:value-type="float">
            <text:p>1443122961.0532</text:p>
          </table:table-cell>
          <table:table-cell table:formula="of:=[.G160]-[.$B$2]" office:value-type="float" office:value="19.8170523643494" calcext:value-type="float">
            <text:p>19.8170523643</text:p>
          </table:table-cell>
          <table:table-cell table:formula="of:=[.C160]/([.H160]-[.H159])" office:value-type="float" office:value="79599.0788305611" calcext:value-type="float">
            <text:p>79599.0788305611</text:p>
          </table:table-cell>
          <table:table-cell table:formula="of:=[.G160]-[.$B160]" office:value-type="float" office:value="0.223517656326294" calcext:value-type="float">
            <text:p>0.2235176563</text:p>
          </table:table-cell>
          <table:table-cell/>
          <table:table-cell office:value-type="float" office:value="1443122961.0532" calcext:value-type="float">
            <text:p>1443122961.0532</text:p>
          </table:table-cell>
          <table:table-cell table:formula="of:=[.L160]-[.$B$2]" office:value-type="float" office:value="19.8170523643494" calcext:value-type="float">
            <text:p>19.8170523643</text:p>
          </table:table-cell>
          <table:table-cell table:formula="of:=[.C160]/([.M160]-[.M159])" office:value-type="float" office:value="79599.0788305611" calcext:value-type="float">
            <text:p>79599.0788305611</text:p>
          </table:table-cell>
          <table:table-cell table:formula="of:=[.L160]-[.$B160]" office:value-type="float" office:value="0.223517656326294" calcext:value-type="float">
            <text:p>0.223517656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22960.88101" calcext:value-type="float">
            <text:p>1443122960.88101</text:p>
          </table:table-cell>
          <table:table-cell office:value-type="float" office:value="4096" calcext:value-type="float">
            <text:p>4096</text:p>
          </table:table-cell>
          <table:table-cell table:formula="of:=[.B161]-[.$B$2]" office:value-type="float" office:value="19.6448612213135" calcext:value-type="float">
            <text:p>19.6448612213</text:p>
          </table:table-cell>
          <table:table-cell table:formula="of:=[.C161]/([.D161]-[.D160])" office:value-type="float" office:value="79802.8102323032" calcext:value-type="float">
            <text:p>79802.8102323032</text:p>
          </table:table-cell>
          <table:table-cell/>
          <table:table-cell office:value-type="float" office:value="1443122961.10444" calcext:value-type="float">
            <text:p>1443122961.10444</text:p>
          </table:table-cell>
          <table:table-cell table:formula="of:=[.G161]-[.$B$2]" office:value-type="float" office:value="19.8682949542999" calcext:value-type="float">
            <text:p>19.8682949543</text:p>
          </table:table-cell>
          <table:table-cell table:formula="of:=[.C161]/([.H161]-[.H160])" office:value-type="float" office:value="79933.5085121925" calcext:value-type="float">
            <text:p>79933.5085121925</text:p>
          </table:table-cell>
          <table:table-cell table:formula="of:=[.G161]-[.$B161]" office:value-type="float" office:value="0.22343373298645" calcext:value-type="float">
            <text:p>0.223433733</text:p>
          </table:table-cell>
          <table:table-cell/>
          <table:table-cell office:value-type="float" office:value="1443122961.10444" calcext:value-type="float">
            <text:p>1443122961.10444</text:p>
          </table:table-cell>
          <table:table-cell table:formula="of:=[.L161]-[.$B$2]" office:value-type="float" office:value="19.8682949542999" calcext:value-type="float">
            <text:p>19.8682949543</text:p>
          </table:table-cell>
          <table:table-cell table:formula="of:=[.C161]/([.M161]-[.M160])" office:value-type="float" office:value="79933.5085121925" calcext:value-type="float">
            <text:p>79933.5085121925</text:p>
          </table:table-cell>
          <table:table-cell table:formula="of:=[.L161]-[.$B161]" office:value-type="float" office:value="0.22343373298645" calcext:value-type="float">
            <text:p>0.22343373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22960.93234" calcext:value-type="float">
            <text:p>1443122960.93234</text:p>
          </table:table-cell>
          <table:table-cell office:value-type="float" office:value="4096" calcext:value-type="float">
            <text:p>4096</text:p>
          </table:table-cell>
          <table:table-cell table:formula="of:=[.B162]-[.$B$2]" office:value-type="float" office:value="19.6961877346039" calcext:value-type="float">
            <text:p>19.6961877346</text:p>
          </table:table-cell>
          <table:table-cell table:formula="of:=[.C162]/([.D162]-[.D161])" office:value-type="float" office:value="79802.8102323032" calcext:value-type="float">
            <text:p>79802.8102323032</text:p>
          </table:table-cell>
          <table:table-cell/>
          <table:table-cell office:value-type="float" office:value="1443122961.15571" calcext:value-type="float">
            <text:p>1443122961.15571</text:p>
          </table:table-cell>
          <table:table-cell table:formula="of:=[.G162]-[.$B$2]" office:value-type="float" office:value="19.9195623397827" calcext:value-type="float">
            <text:p>19.9195623398</text:p>
          </table:table-cell>
          <table:table-cell table:formula="of:=[.C162]/([.H162]-[.H161])" office:value-type="float" office:value="79894.8485753217" calcext:value-type="float">
            <text:p>79894.8485753217</text:p>
          </table:table-cell>
          <table:table-cell table:formula="of:=[.G162]-[.$B162]" office:value-type="float" office:value="0.223374605178833" calcext:value-type="float">
            <text:p>0.2233746052</text:p>
          </table:table-cell>
          <table:table-cell/>
          <table:table-cell office:value-type="float" office:value="1443122961.15571" calcext:value-type="float">
            <text:p>1443122961.15571</text:p>
          </table:table-cell>
          <table:table-cell table:formula="of:=[.L162]-[.$B$2]" office:value-type="float" office:value="19.9195623397827" calcext:value-type="float">
            <text:p>19.9195623398</text:p>
          </table:table-cell>
          <table:table-cell table:formula="of:=[.C162]/([.M162]-[.M161])" office:value-type="float" office:value="79894.8485753217" calcext:value-type="float">
            <text:p>79894.8485753217</text:p>
          </table:table-cell>
          <table:table-cell table:formula="of:=[.L162]-[.$B162]" office:value-type="float" office:value="0.223374605178833" calcext:value-type="float">
            <text:p>0.223374605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22960.98366" calcext:value-type="float">
            <text:p>1443122960.98366</text:p>
          </table:table-cell>
          <table:table-cell office:value-type="float" office:value="4096" calcext:value-type="float">
            <text:p>4096</text:p>
          </table:table-cell>
          <table:table-cell table:formula="of:=[.B163]-[.$B$2]" office:value-type="float" office:value="19.7475147247314" calcext:value-type="float">
            <text:p>19.7475147247</text:p>
          </table:table-cell>
          <table:table-cell table:formula="of:=[.C163]/([.D163]-[.D162])" office:value-type="float" office:value="79802.0688495501" calcext:value-type="float">
            <text:p>79802.0688495501</text:p>
          </table:table-cell>
          <table:table-cell/>
          <table:table-cell office:value-type="float" office:value="1443122961.2071" calcext:value-type="float">
            <text:p>1443122961.2071</text:p>
          </table:table-cell>
          <table:table-cell table:formula="of:=[.G163]-[.$B$2]" office:value-type="float" office:value="19.9709527492523" calcext:value-type="float">
            <text:p>19.9709527493</text:p>
          </table:table-cell>
          <table:table-cell table:formula="of:=[.C163]/([.H163]-[.H162])" office:value-type="float" office:value="79703.5875423922" calcext:value-type="float">
            <text:p>79703.5875423922</text:p>
          </table:table-cell>
          <table:table-cell table:formula="of:=[.G163]-[.$B163]" office:value-type="float" office:value="0.223438024520874" calcext:value-type="float">
            <text:p>0.2234380245</text:p>
          </table:table-cell>
          <table:table-cell/>
          <table:table-cell office:value-type="float" office:value="1443122961.2071" calcext:value-type="float">
            <text:p>1443122961.2071</text:p>
          </table:table-cell>
          <table:table-cell table:formula="of:=[.L163]-[.$B$2]" office:value-type="float" office:value="19.9709527492523" calcext:value-type="float">
            <text:p>19.9709527493</text:p>
          </table:table-cell>
          <table:table-cell table:formula="of:=[.C163]/([.M163]-[.M162])" office:value-type="float" office:value="79703.5875423922" calcext:value-type="float">
            <text:p>79703.5875423922</text:p>
          </table:table-cell>
          <table:table-cell table:formula="of:=[.L163]-[.$B163]" office:value-type="float" office:value="0.223438024520874" calcext:value-type="float">
            <text:p>0.223438024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22961.03292" calcext:value-type="float">
            <text:p>1443122961.03292</text:p>
          </table:table-cell>
          <table:table-cell office:value-type="float" office:value="4096" calcext:value-type="float">
            <text:p>4096</text:p>
          </table:table-cell>
          <table:table-cell table:formula="of:=[.B164]-[.$B$2]" office:value-type="float" office:value="19.7967689037323" calcext:value-type="float">
            <text:p>19.7967689037</text:p>
          </table:table-cell>
          <table:table-cell table:formula="of:=[.C164]/([.D164]-[.D163])" office:value-type="float" office:value="83160.4562920223" calcext:value-type="float">
            <text:p>83160.4562920223</text:p>
          </table:table-cell>
          <table:table-cell/>
          <table:table-cell office:value-type="float" office:value="1443122961.25636" calcext:value-type="float">
            <text:p>1443122961.25636</text:p>
          </table:table-cell>
          <table:table-cell table:formula="of:=[.G164]-[.$B$2]" office:value-type="float" office:value="20.0202147960663" calcext:value-type="float">
            <text:p>20.0202147961</text:p>
          </table:table-cell>
          <table:table-cell table:formula="of:=[.C164]/([.H164]-[.H163])" office:value-type="float" office:value="83147.1744458426" calcext:value-type="float">
            <text:p>83147.1744458426</text:p>
          </table:table-cell>
          <table:table-cell table:formula="of:=[.G164]-[.$B164]" office:value-type="float" office:value="0.223445892333984" calcext:value-type="float">
            <text:p>0.2234458923</text:p>
          </table:table-cell>
          <table:table-cell/>
          <table:table-cell office:value-type="float" office:value="1443122961.25636" calcext:value-type="float">
            <text:p>1443122961.25636</text:p>
          </table:table-cell>
          <table:table-cell table:formula="of:=[.L164]-[.$B$2]" office:value-type="float" office:value="20.0202147960663" calcext:value-type="float">
            <text:p>20.0202147961</text:p>
          </table:table-cell>
          <table:table-cell table:formula="of:=[.C164]/([.M164]-[.M163])" office:value-type="float" office:value="83147.1744458426" calcext:value-type="float">
            <text:p>83147.1744458426</text:p>
          </table:table-cell>
          <table:table-cell table:formula="of:=[.L164]-[.$B164]" office:value-type="float" office:value="0.223445892333984" calcext:value-type="float">
            <text:p>0.223445892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22961.08124" calcext:value-type="float">
            <text:p>1443122961.08124</text:p>
          </table:table-cell>
          <table:table-cell office:value-type="float" office:value="4096" calcext:value-type="float">
            <text:p>4096</text:p>
          </table:table-cell>
          <table:table-cell table:formula="of:=[.B165]-[.$B$2]" office:value-type="float" office:value="19.8450937271118" calcext:value-type="float">
            <text:p>19.8450937271</text:p>
          </table:table-cell>
          <table:table-cell table:formula="of:=[.C165]/([.D165]-[.D164])" office:value-type="float" office:value="84759.7510669055" calcext:value-type="float">
            <text:p>84759.7510669055</text:p>
          </table:table-cell>
          <table:table-cell/>
          <table:table-cell office:value-type="float" office:value="1443122961.30464" calcext:value-type="float">
            <text:p>1443122961.30464</text:p>
          </table:table-cell>
          <table:table-cell table:formula="of:=[.G165]-[.$B$2]" office:value-type="float" office:value="20.0684971809387" calcext:value-type="float">
            <text:p>20.0684971809</text:p>
          </table:table-cell>
          <table:table-cell table:formula="of:=[.C165]/([.H165]-[.H164])" office:value-type="float" office:value="84834.2518875518" calcext:value-type="float">
            <text:p>84834.2518875518</text:p>
          </table:table-cell>
          <table:table-cell table:formula="of:=[.G165]-[.$B165]" office:value-type="float" office:value="0.223403453826904" calcext:value-type="float">
            <text:p>0.2234034538</text:p>
          </table:table-cell>
          <table:table-cell/>
          <table:table-cell office:value-type="float" office:value="1443122961.30464" calcext:value-type="float">
            <text:p>1443122961.30464</text:p>
          </table:table-cell>
          <table:table-cell table:formula="of:=[.L165]-[.$B$2]" office:value-type="float" office:value="20.0684971809387" calcext:value-type="float">
            <text:p>20.0684971809</text:p>
          </table:table-cell>
          <table:table-cell table:formula="of:=[.C165]/([.M165]-[.M164])" office:value-type="float" office:value="84834.2518875518" calcext:value-type="float">
            <text:p>84834.2518875518</text:p>
          </table:table-cell>
          <table:table-cell table:formula="of:=[.L165]-[.$B165]" office:value-type="float" office:value="0.223403453826904" calcext:value-type="float">
            <text:p>0.223403453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22961.12957" calcext:value-type="float">
            <text:p>1443122961.12957</text:p>
          </table:table-cell>
          <table:table-cell office:value-type="float" office:value="4096" calcext:value-type="float">
            <text:p>4096</text:p>
          </table:table-cell>
          <table:table-cell table:formula="of:=[.B166]-[.$B$2]" office:value-type="float" office:value="19.8934183120728" calcext:value-type="float">
            <text:p>19.8934183121</text:p>
          </table:table-cell>
          <table:table-cell table:formula="of:=[.C166]/([.D166]-[.D165])" office:value-type="float" office:value="84760.1692453426" calcext:value-type="float">
            <text:p>84760.1692453426</text:p>
          </table:table-cell>
          <table:table-cell/>
          <table:table-cell office:value-type="float" office:value="1443122961.353" calcext:value-type="float">
            <text:p>1443122961.353</text:p>
          </table:table-cell>
          <table:table-cell table:formula="of:=[.G166]-[.$B$2]" office:value-type="float" office:value="20.1168496608734" calcext:value-type="float">
            <text:p>20.1168496609</text:p>
          </table:table-cell>
          <table:table-cell table:formula="of:=[.C166]/([.H166]-[.H165])" office:value-type="float" office:value="84711.270353295" calcext:value-type="float">
            <text:p>84711.270353295</text:p>
          </table:table-cell>
          <table:table-cell table:formula="of:=[.G166]-[.$B166]" office:value-type="float" office:value="0.223431348800659" calcext:value-type="float">
            <text:p>0.2234313488</text:p>
          </table:table-cell>
          <table:table-cell/>
          <table:table-cell office:value-type="float" office:value="1443122961.353" calcext:value-type="float">
            <text:p>1443122961.353</text:p>
          </table:table-cell>
          <table:table-cell table:formula="of:=[.L166]-[.$B$2]" office:value-type="float" office:value="20.1168496608734" calcext:value-type="float">
            <text:p>20.1168496609</text:p>
          </table:table-cell>
          <table:table-cell table:formula="of:=[.C166]/([.M166]-[.M165])" office:value-type="float" office:value="84711.270353295" calcext:value-type="float">
            <text:p>84711.270353295</text:p>
          </table:table-cell>
          <table:table-cell table:formula="of:=[.L166]-[.$B166]" office:value-type="float" office:value="0.223431348800659" calcext:value-type="float">
            <text:p>0.223431348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22961.17789" calcext:value-type="float">
            <text:p>1443122961.17789</text:p>
          </table:table-cell>
          <table:table-cell office:value-type="float" office:value="4096" calcext:value-type="float">
            <text:p>4096</text:p>
          </table:table-cell>
          <table:table-cell table:formula="of:=[.B167]-[.$B$2]" office:value-type="float" office:value="19.9417390823364" calcext:value-type="float">
            <text:p>19.9417390823</text:p>
          </table:table-cell>
          <table:table-cell table:formula="of:=[.C167]/([.D167]-[.D166])" office:value-type="float" office:value="84766.8606615615" calcext:value-type="float">
            <text:p>84766.8606615615</text:p>
          </table:table-cell>
          <table:table-cell/>
          <table:table-cell office:value-type="float" office:value="1443122961.4013" calcext:value-type="float">
            <text:p>1443122961.4013</text:p>
          </table:table-cell>
          <table:table-cell table:formula="of:=[.G167]-[.$B$2]" office:value-type="float" office:value="20.1651558876038" calcext:value-type="float">
            <text:p>20.1651558876</text:p>
          </table:table-cell>
          <table:table-cell table:formula="of:=[.C167]/([.H167]-[.H166])" office:value-type="float" office:value="84792.3813810701" calcext:value-type="float">
            <text:p>84792.3813810701</text:p>
          </table:table-cell>
          <table:table-cell table:formula="of:=[.G167]-[.$B167]" office:value-type="float" office:value="0.223416805267334" calcext:value-type="float">
            <text:p>0.2234168053</text:p>
          </table:table-cell>
          <table:table-cell/>
          <table:table-cell office:value-type="float" office:value="1443122961.4013" calcext:value-type="float">
            <text:p>1443122961.4013</text:p>
          </table:table-cell>
          <table:table-cell table:formula="of:=[.L167]-[.$B$2]" office:value-type="float" office:value="20.1651558876038" calcext:value-type="float">
            <text:p>20.1651558876</text:p>
          </table:table-cell>
          <table:table-cell table:formula="of:=[.C167]/([.M167]-[.M166])" office:value-type="float" office:value="84792.3813810701" calcext:value-type="float">
            <text:p>84792.3813810701</text:p>
          </table:table-cell>
          <table:table-cell table:formula="of:=[.L167]-[.$B167]" office:value-type="float" office:value="0.223416805267334" calcext:value-type="float">
            <text:p>0.223416805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22961.22621" calcext:value-type="float">
            <text:p>1443122961.22621</text:p>
          </table:table-cell>
          <table:table-cell office:value-type="float" office:value="4096" calcext:value-type="float">
            <text:p>4096</text:p>
          </table:table-cell>
          <table:table-cell table:formula="of:=[.B168]-[.$B$2]" office:value-type="float" office:value="19.9900605678558" calcext:value-type="float">
            <text:p>19.9900605679</text:p>
          </table:table-cell>
          <table:table-cell table:formula="of:=[.C168]/([.D168]-[.D167])" office:value-type="float" office:value="84765.6059405452" calcext:value-type="float">
            <text:p>84765.6059405452</text:p>
          </table:table-cell>
          <table:table-cell/>
          <table:table-cell office:value-type="float" office:value="1443122961.44964" calcext:value-type="float">
            <text:p>1443122961.44964</text:p>
          </table:table-cell>
          <table:table-cell table:formula="of:=[.G168]-[.$B$2]" office:value-type="float" office:value="20.2134916782379" calcext:value-type="float">
            <text:p>20.2134916782</text:p>
          </table:table-cell>
          <table:table-cell table:formula="of:=[.C168]/([.H168]-[.H167])" office:value-type="float" office:value="84740.519318322" calcext:value-type="float">
            <text:p>84740.519318322</text:p>
          </table:table-cell>
          <table:table-cell table:formula="of:=[.G168]-[.$B168]" office:value-type="float" office:value="0.22343111038208" calcext:value-type="float">
            <text:p>0.2234311104</text:p>
          </table:table-cell>
          <table:table-cell/>
          <table:table-cell office:value-type="float" office:value="1443122961.44964" calcext:value-type="float">
            <text:p>1443122961.44964</text:p>
          </table:table-cell>
          <table:table-cell table:formula="of:=[.L168]-[.$B$2]" office:value-type="float" office:value="20.2134916782379" calcext:value-type="float">
            <text:p>20.2134916782</text:p>
          </table:table-cell>
          <table:table-cell table:formula="of:=[.C168]/([.M168]-[.M167])" office:value-type="float" office:value="84740.519318322" calcext:value-type="float">
            <text:p>84740.519318322</text:p>
          </table:table-cell>
          <table:table-cell table:formula="of:=[.L168]-[.$B168]" office:value-type="float" office:value="0.22343111038208" calcext:value-type="float">
            <text:p>0.223431110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22961.27453" calcext:value-type="float">
            <text:p>1443122961.27453</text:p>
          </table:table-cell>
          <table:table-cell office:value-type="float" office:value="4096" calcext:value-type="float">
            <text:p>4096</text:p>
          </table:table-cell>
          <table:table-cell table:formula="of:=[.B169]-[.$B$2]" office:value-type="float" office:value="20.0383815765381" calcext:value-type="float">
            <text:p>20.0383815765</text:p>
          </table:table-cell>
          <table:table-cell table:formula="of:=[.C169]/([.D169]-[.D168])" office:value-type="float" office:value="84766.4424170955" calcext:value-type="float">
            <text:p>84766.4424170955</text:p>
          </table:table-cell>
          <table:table-cell/>
          <table:table-cell office:value-type="float" office:value="1443122961.49794" calcext:value-type="float">
            <text:p>1443122961.49794</text:p>
          </table:table-cell>
          <table:table-cell table:formula="of:=[.G169]-[.$B$2]" office:value-type="float" office:value="20.2617883682251" calcext:value-type="float">
            <text:p>20.2617883682</text:p>
          </table:table-cell>
          <table:table-cell table:formula="of:=[.C169]/([.H169]-[.H168])" office:value-type="float" office:value="84809.1246229717" calcext:value-type="float">
            <text:p>84809.1246229717</text:p>
          </table:table-cell>
          <table:table-cell table:formula="of:=[.G169]-[.$B169]" office:value-type="float" office:value="0.223406791687012" calcext:value-type="float">
            <text:p>0.2234067917</text:p>
          </table:table-cell>
          <table:table-cell/>
          <table:table-cell office:value-type="float" office:value="1443122961.49794" calcext:value-type="float">
            <text:p>1443122961.49794</text:p>
          </table:table-cell>
          <table:table-cell table:formula="of:=[.L169]-[.$B$2]" office:value-type="float" office:value="20.2617883682251" calcext:value-type="float">
            <text:p>20.2617883682</text:p>
          </table:table-cell>
          <table:table-cell table:formula="of:=[.C169]/([.M169]-[.M168])" office:value-type="float" office:value="84809.1246229717" calcext:value-type="float">
            <text:p>84809.1246229717</text:p>
          </table:table-cell>
          <table:table-cell table:formula="of:=[.L169]-[.$B169]" office:value-type="float" office:value="0.223406791687012" calcext:value-type="float">
            <text:p>0.223406791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22961.32285" calcext:value-type="float">
            <text:p>1443122961.32285</text:p>
          </table:table-cell>
          <table:table-cell office:value-type="float" office:value="4096" calcext:value-type="float">
            <text:p>4096</text:p>
          </table:table-cell>
          <table:table-cell table:formula="of:=[.B170]-[.$B$2]" office:value-type="float" office:value="20.0866978168488" calcext:value-type="float">
            <text:p>20.0866978168</text:p>
          </table:table-cell>
          <table:table-cell table:formula="of:=[.C170]/([.D170]-[.D169])" office:value-type="float" office:value="84774.8080906772" calcext:value-type="float">
            <text:p>84774.8080906772</text:p>
          </table:table-cell>
          <table:table-cell/>
          <table:table-cell office:value-type="float" office:value="1443122961.54624" calcext:value-type="float">
            <text:p>1443122961.54624</text:p>
          </table:table-cell>
          <table:table-cell table:formula="of:=[.G170]-[.$B$2]" office:value-type="float" office:value="20.3100965023041" calcext:value-type="float">
            <text:p>20.3100965023</text:p>
          </table:table-cell>
          <table:table-cell table:formula="of:=[.C170]/([.H170]-[.H169])" office:value-type="float" office:value="84789.0335259773" calcext:value-type="float">
            <text:p>84789.0335259773</text:p>
          </table:table-cell>
          <table:table-cell table:formula="of:=[.G170]-[.$B170]" office:value-type="float" office:value="0.223398685455322" calcext:value-type="float">
            <text:p>0.2233986855</text:p>
          </table:table-cell>
          <table:table-cell/>
          <table:table-cell office:value-type="float" office:value="1443122961.54624" calcext:value-type="float">
            <text:p>1443122961.54624</text:p>
          </table:table-cell>
          <table:table-cell table:formula="of:=[.L170]-[.$B$2]" office:value-type="float" office:value="20.3100965023041" calcext:value-type="float">
            <text:p>20.3100965023</text:p>
          </table:table-cell>
          <table:table-cell table:formula="of:=[.C170]/([.M170]-[.M169])" office:value-type="float" office:value="84789.0335259773" calcext:value-type="float">
            <text:p>84789.0335259773</text:p>
          </table:table-cell>
          <table:table-cell table:formula="of:=[.L170]-[.$B170]" office:value-type="float" office:value="0.223398685455322" calcext:value-type="float">
            <text:p>0.223398685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22961.37116" calcext:value-type="float">
            <text:p>1443122961.37116</text:p>
          </table:table-cell>
          <table:table-cell office:value-type="float" office:value="4096" calcext:value-type="float">
            <text:p>4096</text:p>
          </table:table-cell>
          <table:table-cell table:formula="of:=[.B171]-[.$B$2]" office:value-type="float" office:value="20.1350150108337" calcext:value-type="float">
            <text:p>20.1350150108</text:p>
          </table:table-cell>
          <table:table-cell table:formula="of:=[.C171]/([.D171]-[.D170])" office:value-type="float" office:value="84773.134823865" calcext:value-type="float">
            <text:p>84773.134823865</text:p>
          </table:table-cell>
          <table:table-cell/>
          <table:table-cell office:value-type="float" office:value="1443122961.59456" calcext:value-type="float">
            <text:p>1443122961.59456</text:p>
          </table:table-cell>
          <table:table-cell table:formula="of:=[.G171]-[.$B$2]" office:value-type="float" office:value="20.3584151268005" calcext:value-type="float">
            <text:p>20.3584151268</text:p>
          </table:table-cell>
          <table:table-cell table:formula="of:=[.C171]/([.H171]-[.H170])" office:value-type="float" office:value="84770.6250474926" calcext:value-type="float">
            <text:p>84770.6250474926</text:p>
          </table:table-cell>
          <table:table-cell table:formula="of:=[.G171]-[.$B171]" office:value-type="float" office:value="0.223400115966797" calcext:value-type="float">
            <text:p>0.223400116</text:p>
          </table:table-cell>
          <table:table-cell/>
          <table:table-cell office:value-type="float" office:value="1443122961.59456" calcext:value-type="float">
            <text:p>1443122961.59456</text:p>
          </table:table-cell>
          <table:table-cell table:formula="of:=[.L171]-[.$B$2]" office:value-type="float" office:value="20.3584151268005" calcext:value-type="float">
            <text:p>20.3584151268</text:p>
          </table:table-cell>
          <table:table-cell table:formula="of:=[.C171]/([.M171]-[.M170])" office:value-type="float" office:value="84770.6250474926" calcext:value-type="float">
            <text:p>84770.6250474926</text:p>
          </table:table-cell>
          <table:table-cell table:formula="of:=[.L171]-[.$B171]" office:value-type="float" office:value="0.223400115966797" calcext:value-type="float">
            <text:p>0.22340011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22961.41948" calcext:value-type="float">
            <text:p>1443122961.41948</text:p>
          </table:table-cell>
          <table:table-cell office:value-type="float" office:value="4096" calcext:value-type="float">
            <text:p>4096</text:p>
          </table:table-cell>
          <table:table-cell table:formula="of:=[.B172]-[.$B$2]" office:value-type="float" office:value="20.1833322048187" calcext:value-type="float">
            <text:p>20.1833322048</text:p>
          </table:table-cell>
          <table:table-cell table:formula="of:=[.C172]/([.D172]-[.D171])" office:value-type="float" office:value="84773.134823865" calcext:value-type="float">
            <text:p>84773.134823865</text:p>
          </table:table-cell>
          <table:table-cell/>
          <table:table-cell office:value-type="float" office:value="1443122961.64285" calcext:value-type="float">
            <text:p>1443122961.64285</text:p>
          </table:table-cell>
          <table:table-cell table:formula="of:=[.G172]-[.$B$2]" office:value-type="float" office:value="20.4067039489746" calcext:value-type="float">
            <text:p>20.406703949</text:p>
          </table:table-cell>
          <table:table-cell table:formula="of:=[.C172]/([.H172]-[.H171])" office:value-type="float" office:value="84822.9427761704" calcext:value-type="float">
            <text:p>84822.9427761704</text:p>
          </table:table-cell>
          <table:table-cell table:formula="of:=[.G172]-[.$B172]" office:value-type="float" office:value="0.223371744155884" calcext:value-type="float">
            <text:p>0.2233717442</text:p>
          </table:table-cell>
          <table:table-cell/>
          <table:table-cell office:value-type="float" office:value="1443122961.64285" calcext:value-type="float">
            <text:p>1443122961.64285</text:p>
          </table:table-cell>
          <table:table-cell table:formula="of:=[.L172]-[.$B$2]" office:value-type="float" office:value="20.4067039489746" calcext:value-type="float">
            <text:p>20.406703949</text:p>
          </table:table-cell>
          <table:table-cell table:formula="of:=[.C172]/([.M172]-[.M171])" office:value-type="float" office:value="84822.9427761704" calcext:value-type="float">
            <text:p>84822.9427761704</text:p>
          </table:table-cell>
          <table:table-cell table:formula="of:=[.L172]-[.$B172]" office:value-type="float" office:value="0.223371744155884" calcext:value-type="float">
            <text:p>0.223371744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22961.4678" calcext:value-type="float">
            <text:p>1443122961.4678</text:p>
          </table:table-cell>
          <table:table-cell office:value-type="float" office:value="4096" calcext:value-type="float">
            <text:p>4096</text:p>
          </table:table-cell>
          <table:table-cell table:formula="of:=[.B173]-[.$B$2]" office:value-type="float" office:value="20.2316479682922" calcext:value-type="float">
            <text:p>20.2316479683</text:p>
          </table:table-cell>
          <table:table-cell table:formula="of:=[.C173]/([.D173]-[.D172])" office:value-type="float" office:value="84775.6447488539" calcext:value-type="float">
            <text:p>84775.6447488539</text:p>
          </table:table-cell>
          <table:table-cell/>
          <table:table-cell office:value-type="float" office:value="1443122961.69119" calcext:value-type="float">
            <text:p>1443122961.69119</text:p>
          </table:table-cell>
          <table:table-cell table:formula="of:=[.G173]-[.$B$2]" office:value-type="float" office:value="20.4550440311432" calcext:value-type="float">
            <text:p>20.4550440311</text:p>
          </table:table-cell>
          <table:table-cell table:formula="of:=[.C173]/([.H173]-[.H172])" office:value-type="float" office:value="84732.9962269362" calcext:value-type="float">
            <text:p>84732.9962269362</text:p>
          </table:table-cell>
          <table:table-cell table:formula="of:=[.G173]-[.$B173]" office:value-type="float" office:value="0.223396062850952" calcext:value-type="float">
            <text:p>0.2233960629</text:p>
          </table:table-cell>
          <table:table-cell/>
          <table:table-cell office:value-type="float" office:value="1443122961.69119" calcext:value-type="float">
            <text:p>1443122961.69119</text:p>
          </table:table-cell>
          <table:table-cell table:formula="of:=[.L173]-[.$B$2]" office:value-type="float" office:value="20.4550440311432" calcext:value-type="float">
            <text:p>20.4550440311</text:p>
          </table:table-cell>
          <table:table-cell table:formula="of:=[.C173]/([.M173]-[.M172])" office:value-type="float" office:value="84732.9962269362" calcext:value-type="float">
            <text:p>84732.9962269362</text:p>
          </table:table-cell>
          <table:table-cell table:formula="of:=[.L173]-[.$B173]" office:value-type="float" office:value="0.223396062850952" calcext:value-type="float">
            <text:p>0.223396062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22961.51611" calcext:value-type="float">
            <text:p>1443122961.51611</text:p>
          </table:table-cell>
          <table:table-cell office:value-type="float" office:value="4096" calcext:value-type="float">
            <text:p>4096</text:p>
          </table:table-cell>
          <table:table-cell table:formula="of:=[.B174]-[.$B$2]" office:value-type="float" office:value="20.2799632549286" calcext:value-type="float">
            <text:p>20.2799632549</text:p>
          </table:table-cell>
          <table:table-cell table:formula="of:=[.C174]/([.D174]-[.D173])" office:value-type="float" office:value="84776.4814235451" calcext:value-type="float">
            <text:p>84776.4814235451</text:p>
          </table:table-cell>
          <table:table-cell/>
          <table:table-cell office:value-type="float" office:value="1443122961.73951" calcext:value-type="float">
            <text:p>1443122961.73951</text:p>
          </table:table-cell>
          <table:table-cell table:formula="of:=[.G174]-[.$B$2]" office:value-type="float" office:value="20.5033602714539" calcext:value-type="float">
            <text:p>20.5033602715</text:p>
          </table:table-cell>
          <table:table-cell table:formula="of:=[.C174]/([.H174]-[.H173])" office:value-type="float" office:value="84774.8080906772" calcext:value-type="float">
            <text:p>84774.8080906772</text:p>
          </table:table-cell>
          <table:table-cell table:formula="of:=[.G174]-[.$B174]" office:value-type="float" office:value="0.223397016525269" calcext:value-type="float">
            <text:p>0.2233970165</text:p>
          </table:table-cell>
          <table:table-cell/>
          <table:table-cell office:value-type="float" office:value="1443122961.73951" calcext:value-type="float">
            <text:p>1443122961.73951</text:p>
          </table:table-cell>
          <table:table-cell table:formula="of:=[.L174]-[.$B$2]" office:value-type="float" office:value="20.5033602714539" calcext:value-type="float">
            <text:p>20.5033602715</text:p>
          </table:table-cell>
          <table:table-cell table:formula="of:=[.C174]/([.M174]-[.M173])" office:value-type="float" office:value="84774.8080906772" calcext:value-type="float">
            <text:p>84774.8080906772</text:p>
          </table:table-cell>
          <table:table-cell table:formula="of:=[.L174]-[.$B174]" office:value-type="float" office:value="0.223397016525269" calcext:value-type="float">
            <text:p>0.223397016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22961.56443" calcext:value-type="float">
            <text:p>1443122961.56443</text:p>
          </table:table-cell>
          <table:table-cell office:value-type="float" office:value="4096" calcext:value-type="float">
            <text:p>4096</text:p>
          </table:table-cell>
          <table:table-cell table:formula="of:=[.B175]-[.$B$2]" office:value-type="float" office:value="20.3282792568207" calcext:value-type="float">
            <text:p>20.3282792568</text:p>
          </table:table-cell>
          <table:table-cell table:formula="of:=[.C175]/([.D175]-[.D174])" office:value-type="float" office:value="84775.2264177013" calcext:value-type="float">
            <text:p>84775.2264177013</text:p>
          </table:table-cell>
          <table:table-cell/>
          <table:table-cell office:value-type="float" office:value="1443122961.78773" calcext:value-type="float">
            <text:p>1443122961.78773</text:p>
          </table:table-cell>
          <table:table-cell table:formula="of:=[.G175]-[.$B$2]" office:value-type="float" office:value="20.5515856742859" calcext:value-type="float">
            <text:p>20.5515856743</text:p>
          </table:table-cell>
          <table:table-cell table:formula="of:=[.C175]/([.H175]-[.H174])" office:value-type="float" office:value="84934.490112324" calcext:value-type="float">
            <text:p>84934.490112324</text:p>
          </table:table-cell>
          <table:table-cell table:formula="of:=[.G175]-[.$B175]" office:value-type="float" office:value="0.22330641746521" calcext:value-type="float">
            <text:p>0.2233064175</text:p>
          </table:table-cell>
          <table:table-cell/>
          <table:table-cell office:value-type="float" office:value="1443122961.78773" calcext:value-type="float">
            <text:p>1443122961.78773</text:p>
          </table:table-cell>
          <table:table-cell table:formula="of:=[.L175]-[.$B$2]" office:value-type="float" office:value="20.5515856742859" calcext:value-type="float">
            <text:p>20.5515856743</text:p>
          </table:table-cell>
          <table:table-cell table:formula="of:=[.C175]/([.M175]-[.M174])" office:value-type="float" office:value="84934.490112324" calcext:value-type="float">
            <text:p>84934.490112324</text:p>
          </table:table-cell>
          <table:table-cell table:formula="of:=[.L175]-[.$B175]" office:value-type="float" office:value="0.22330641746521" calcext:value-type="float">
            <text:p>0.223306417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22961.61274" calcext:value-type="float">
            <text:p>1443122961.61274</text:p>
          </table:table-cell>
          <table:table-cell office:value-type="float" office:value="4096" calcext:value-type="float">
            <text:p>4096</text:p>
          </table:table-cell>
          <table:table-cell table:formula="of:=[.B176]-[.$B$2]" office:value-type="float" office:value="20.376594543457" calcext:value-type="float">
            <text:p>20.3765945435</text:p>
          </table:table-cell>
          <table:table-cell table:formula="of:=[.C176]/([.D176]-[.D175])" office:value-type="float" office:value="84776.4814235451" calcext:value-type="float">
            <text:p>84776.4814235451</text:p>
          </table:table-cell>
          <table:table-cell/>
          <table:table-cell office:value-type="float" office:value="1443122961.83606" calcext:value-type="float">
            <text:p>1443122961.83606</text:p>
          </table:table-cell>
          <table:table-cell table:formula="of:=[.G176]-[.$B$2]" office:value-type="float" office:value="20.5999100208282" calcext:value-type="float">
            <text:p>20.5999100208</text:p>
          </table:table-cell>
          <table:table-cell table:formula="of:=[.C176]/([.H176]-[.H175])" office:value-type="float" office:value="84760.5874279061" calcext:value-type="float">
            <text:p>84760.5874279061</text:p>
          </table:table-cell>
          <table:table-cell table:formula="of:=[.G176]-[.$B176]" office:value-type="float" office:value="0.223315477371216" calcext:value-type="float">
            <text:p>0.2233154774</text:p>
          </table:table-cell>
          <table:table-cell/>
          <table:table-cell office:value-type="float" office:value="1443122961.83606" calcext:value-type="float">
            <text:p>1443122961.83606</text:p>
          </table:table-cell>
          <table:table-cell table:formula="of:=[.L176]-[.$B$2]" office:value-type="float" office:value="20.5999100208282" calcext:value-type="float">
            <text:p>20.5999100208</text:p>
          </table:table-cell>
          <table:table-cell table:formula="of:=[.C176]/([.M176]-[.M175])" office:value-type="float" office:value="84760.5874279061" calcext:value-type="float">
            <text:p>84760.5874279061</text:p>
          </table:table-cell>
          <table:table-cell table:formula="of:=[.L176]-[.$B176]" office:value-type="float" office:value="0.223315477371216" calcext:value-type="float">
            <text:p>0.223315477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22961.66106" calcext:value-type="float">
            <text:p>1443122961.66106</text:p>
          </table:table-cell>
          <table:table-cell office:value-type="float" office:value="4096" calcext:value-type="float">
            <text:p>4096</text:p>
          </table:table-cell>
          <table:table-cell table:formula="of:=[.B177]-[.$B$2]" office:value-type="float" office:value="20.424911737442" calcext:value-type="float">
            <text:p>20.4249117374</text:p>
          </table:table-cell>
          <table:table-cell table:formula="of:=[.C177]/([.D177]-[.D176])" office:value-type="float" office:value="84773.134823865" calcext:value-type="float">
            <text:p>84773.134823865</text:p>
          </table:table-cell>
          <table:table-cell/>
          <table:table-cell office:value-type="float" office:value="1443122961.88426" calcext:value-type="float">
            <text:p>1443122961.88426</text:p>
          </table:table-cell>
          <table:table-cell table:formula="of:=[.G177]-[.$B$2]" office:value-type="float" office:value="20.6481096744537" calcext:value-type="float">
            <text:p>20.6481096745</text:p>
          </table:table-cell>
          <table:table-cell table:formula="of:=[.C177]/([.H177]-[.H176])" office:value-type="float" office:value="84979.8637937516" calcext:value-type="float">
            <text:p>84979.8637937516</text:p>
          </table:table-cell>
          <table:table-cell table:formula="of:=[.G177]-[.$B177]" office:value-type="float" office:value="0.223197937011719" calcext:value-type="float">
            <text:p>0.223197937</text:p>
          </table:table-cell>
          <table:table-cell/>
          <table:table-cell office:value-type="float" office:value="1443122961.88426" calcext:value-type="float">
            <text:p>1443122961.88426</text:p>
          </table:table-cell>
          <table:table-cell table:formula="of:=[.L177]-[.$B$2]" office:value-type="float" office:value="20.6481096744537" calcext:value-type="float">
            <text:p>20.6481096745</text:p>
          </table:table-cell>
          <table:table-cell table:formula="of:=[.C177]/([.M177]-[.M176])" office:value-type="float" office:value="84979.8637937516" calcext:value-type="float">
            <text:p>84979.8637937516</text:p>
          </table:table-cell>
          <table:table-cell table:formula="of:=[.L177]-[.$B177]" office:value-type="float" office:value="0.223197937011719" calcext:value-type="float">
            <text:p>0.22319793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22961.70938" calcext:value-type="float">
            <text:p>1443122961.70938</text:p>
          </table:table-cell>
          <table:table-cell office:value-type="float" office:value="4096" calcext:value-type="float">
            <text:p>4096</text:p>
          </table:table-cell>
          <table:table-cell table:formula="of:=[.B178]-[.$B$2]" office:value-type="float" office:value="20.4732279777527" calcext:value-type="float">
            <text:p>20.4732279778</text:p>
          </table:table-cell>
          <table:table-cell table:formula="of:=[.C178]/([.D178]-[.D177])" office:value-type="float" office:value="84774.8080906772" calcext:value-type="float">
            <text:p>84774.8080906772</text:p>
          </table:table-cell>
          <table:table-cell/>
          <table:table-cell office:value-type="float" office:value="1443122961.93272" calcext:value-type="float">
            <text:p>1443122961.93272</text:p>
          </table:table-cell>
          <table:table-cell table:formula="of:=[.G178]-[.$B$2]" office:value-type="float" office:value="20.6965770721436" calcext:value-type="float">
            <text:p>20.6965770721</text:p>
          </table:table-cell>
          <table:table-cell table:formula="of:=[.C178]/([.H178]-[.H177])" office:value-type="float" office:value="84510.4172131027" calcext:value-type="float">
            <text:p>84510.4172131027</text:p>
          </table:table-cell>
          <table:table-cell table:formula="of:=[.G178]-[.$B178]" office:value-type="float" office:value="0.223349094390869" calcext:value-type="float">
            <text:p>0.2233490944</text:p>
          </table:table-cell>
          <table:table-cell/>
          <table:table-cell office:value-type="float" office:value="1443122961.93272" calcext:value-type="float">
            <text:p>1443122961.93272</text:p>
          </table:table-cell>
          <table:table-cell table:formula="of:=[.L178]-[.$B$2]" office:value-type="float" office:value="20.6965770721436" calcext:value-type="float">
            <text:p>20.6965770721</text:p>
          </table:table-cell>
          <table:table-cell table:formula="of:=[.C178]/([.M178]-[.M177])" office:value-type="float" office:value="84510.4172131027" calcext:value-type="float">
            <text:p>84510.4172131027</text:p>
          </table:table-cell>
          <table:table-cell table:formula="of:=[.L178]-[.$B178]" office:value-type="float" office:value="0.223349094390869" calcext:value-type="float">
            <text:p>0.223349094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22961.75771" calcext:value-type="float">
            <text:p>1443122961.75771</text:p>
          </table:table-cell>
          <table:table-cell office:value-type="float" office:value="4096" calcext:value-type="float">
            <text:p>4096</text:p>
          </table:table-cell>
          <table:table-cell table:formula="of:=[.B179]-[.$B$2]" office:value-type="float" office:value="20.5215663909912" calcext:value-type="float">
            <text:p>20.521566391</text:p>
          </table:table-cell>
          <table:table-cell table:formula="of:=[.C179]/([.D179]-[.D178])" office:value-type="float" office:value="84735.921714855" calcext:value-type="float">
            <text:p>84735.921714855</text:p>
          </table:table-cell>
          <table:table-cell/>
          <table:table-cell office:value-type="float" office:value="1443122961.98096" calcext:value-type="float">
            <text:p>1443122961.98096</text:p>
          </table:table-cell>
          <table:table-cell table:formula="of:=[.G179]-[.$B$2]" office:value-type="float" office:value="20.744815826416" calcext:value-type="float">
            <text:p>20.7448158264</text:p>
          </table:table-cell>
          <table:table-cell table:formula="of:=[.C179]/([.H179]-[.H178])" office:value-type="float" office:value="84910.98208849" calcext:value-type="float">
            <text:p>84910.98208849</text:p>
          </table:table-cell>
          <table:table-cell table:formula="of:=[.G179]-[.$B179]" office:value-type="float" office:value="0.223249435424805" calcext:value-type="float">
            <text:p>0.2232494354</text:p>
          </table:table-cell>
          <table:table-cell/>
          <table:table-cell office:value-type="float" office:value="1443122961.98096" calcext:value-type="float">
            <text:p>1443122961.98096</text:p>
          </table:table-cell>
          <table:table-cell table:formula="of:=[.L179]-[.$B$2]" office:value-type="float" office:value="20.744815826416" calcext:value-type="float">
            <text:p>20.7448158264</text:p>
          </table:table-cell>
          <table:table-cell table:formula="of:=[.C179]/([.M179]-[.M178])" office:value-type="float" office:value="84910.98208849" calcext:value-type="float">
            <text:p>84910.98208849</text:p>
          </table:table-cell>
          <table:table-cell table:formula="of:=[.L179]-[.$B179]" office:value-type="float" office:value="0.223249435424805" calcext:value-type="float">
            <text:p>0.223249435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22961.80602" calcext:value-type="float">
            <text:p>1443122961.80602</text:p>
          </table:table-cell>
          <table:table-cell office:value-type="float" office:value="4096" calcext:value-type="float">
            <text:p>4096</text:p>
          </table:table-cell>
          <table:table-cell table:formula="of:=[.B180]-[.$B$2]" office:value-type="float" office:value="20.5698742866516" calcext:value-type="float">
            <text:p>20.5698742867</text:p>
          </table:table-cell>
          <table:table-cell table:formula="of:=[.C180]/([.D180]-[.D179])" office:value-type="float" office:value="84789.4519934063" calcext:value-type="float">
            <text:p>84789.4519934063</text:p>
          </table:table-cell>
          <table:table-cell/>
          <table:table-cell office:value-type="float" office:value="1443122962.02939" calcext:value-type="float">
            <text:p>1443122962.02939</text:p>
          </table:table-cell>
          <table:table-cell table:formula="of:=[.G180]-[.$B$2]" office:value-type="float" office:value="20.7932460308075" calcext:value-type="float">
            <text:p>20.7932460308</text:p>
          </table:table-cell>
          <table:table-cell table:formula="of:=[.C180]/([.H180]-[.H179])" office:value-type="float" office:value="84575.3192964146" calcext:value-type="float">
            <text:p>84575.3192964146</text:p>
          </table:table-cell>
          <table:table-cell table:formula="of:=[.G180]-[.$B180]" office:value-type="float" office:value="0.223371744155884" calcext:value-type="float">
            <text:p>0.2233717442</text:p>
          </table:table-cell>
          <table:table-cell/>
          <table:table-cell office:value-type="float" office:value="1443122962.02939" calcext:value-type="float">
            <text:p>1443122962.02939</text:p>
          </table:table-cell>
          <table:table-cell table:formula="of:=[.L180]-[.$B$2]" office:value-type="float" office:value="20.7932460308075" calcext:value-type="float">
            <text:p>20.7932460308</text:p>
          </table:table-cell>
          <table:table-cell table:formula="of:=[.C180]/([.M180]-[.M179])" office:value-type="float" office:value="84575.3192964146" calcext:value-type="float">
            <text:p>84575.3192964146</text:p>
          </table:table-cell>
          <table:table-cell table:formula="of:=[.L180]-[.$B180]" office:value-type="float" office:value="0.223371744155884" calcext:value-type="float">
            <text:p>0.223371744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22961.85432" calcext:value-type="float">
            <text:p>1443122961.85432</text:p>
          </table:table-cell>
          <table:table-cell office:value-type="float" office:value="4096" calcext:value-type="float">
            <text:p>4096</text:p>
          </table:table-cell>
          <table:table-cell table:formula="of:=[.B181]-[.$B$2]" office:value-type="float" office:value="20.6181704998016" calcext:value-type="float">
            <text:p>20.6181704998</text:p>
          </table:table-cell>
          <table:table-cell table:formula="of:=[.C181]/([.D181]-[.D180])" office:value-type="float" office:value="84809.9619586413" calcext:value-type="float">
            <text:p>84809.9619586413</text:p>
          </table:table-cell>
          <table:table-cell/>
          <table:table-cell office:value-type="float" office:value="1443122962.07769" calcext:value-type="float">
            <text:p>1443122962.07769</text:p>
          </table:table-cell>
          <table:table-cell table:formula="of:=[.G181]-[.$B$2]" office:value-type="float" office:value="20.841545343399" calcext:value-type="float">
            <text:p>20.8415453434</text:p>
          </table:table-cell>
          <table:table-cell table:formula="of:=[.C181]/([.H181]-[.H180])" office:value-type="float" office:value="84804.5195723213" calcext:value-type="float">
            <text:p>84804.5195723213</text:p>
          </table:table-cell>
          <table:table-cell table:formula="of:=[.G181]-[.$B181]" office:value-type="float" office:value="0.223374843597412" calcext:value-type="float">
            <text:p>0.2233748436</text:p>
          </table:table-cell>
          <table:table-cell/>
          <table:table-cell office:value-type="float" office:value="1443122962.07769" calcext:value-type="float">
            <text:p>1443122962.07769</text:p>
          </table:table-cell>
          <table:table-cell table:formula="of:=[.L181]-[.$B$2]" office:value-type="float" office:value="20.841545343399" calcext:value-type="float">
            <text:p>20.8415453434</text:p>
          </table:table-cell>
          <table:table-cell table:formula="of:=[.C181]/([.M181]-[.M180])" office:value-type="float" office:value="84804.5195723213" calcext:value-type="float">
            <text:p>84804.5195723213</text:p>
          </table:table-cell>
          <table:table-cell table:formula="of:=[.L181]-[.$B181]" office:value-type="float" office:value="0.223374843597412" calcext:value-type="float">
            <text:p>0.223374843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22961.90263" calcext:value-type="float">
            <text:p>1443122961.90263</text:p>
          </table:table-cell>
          <table:table-cell office:value-type="float" office:value="4096" calcext:value-type="float">
            <text:p>4096</text:p>
          </table:table-cell>
          <table:table-cell table:formula="of:=[.B182]-[.$B$2]" office:value-type="float" office:value="20.6664803028107" calcext:value-type="float">
            <text:p>20.6664803028</text:p>
          </table:table-cell>
          <table:table-cell table:formula="of:=[.C182]/([.D182]-[.D181])" office:value-type="float" office:value="84786.1043696268" calcext:value-type="float">
            <text:p>84786.1043696268</text:p>
          </table:table-cell>
          <table:table-cell/>
          <table:table-cell office:value-type="float" office:value="1443122962.126" calcext:value-type="float">
            <text:p>1443122962.126</text:p>
          </table:table-cell>
          <table:table-cell table:formula="of:=[.G182]-[.$B$2]" office:value-type="float" office:value="20.8898551464081" calcext:value-type="float">
            <text:p>20.8898551464</text:p>
          </table:table-cell>
          <table:table-cell table:formula="of:=[.C182]/([.H182]-[.H181])" office:value-type="float" office:value="84786.1043696268" calcext:value-type="float">
            <text:p>84786.1043696268</text:p>
          </table:table-cell>
          <table:table-cell table:formula="of:=[.G182]-[.$B182]" office:value-type="float" office:value="0.223374843597412" calcext:value-type="float">
            <text:p>0.2233748436</text:p>
          </table:table-cell>
          <table:table-cell/>
          <table:table-cell office:value-type="float" office:value="1443122962.126" calcext:value-type="float">
            <text:p>1443122962.126</text:p>
          </table:table-cell>
          <table:table-cell table:formula="of:=[.L182]-[.$B$2]" office:value-type="float" office:value="20.8898551464081" calcext:value-type="float">
            <text:p>20.8898551464</text:p>
          </table:table-cell>
          <table:table-cell table:formula="of:=[.C182]/([.M182]-[.M181])" office:value-type="float" office:value="84786.1043696268" calcext:value-type="float">
            <text:p>84786.1043696268</text:p>
          </table:table-cell>
          <table:table-cell table:formula="of:=[.L182]-[.$B182]" office:value-type="float" office:value="0.223374843597412" calcext:value-type="float">
            <text:p>0.223374843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22961.95091" calcext:value-type="float">
            <text:p>1443122961.95091</text:p>
          </table:table-cell>
          <table:table-cell office:value-type="float" office:value="4096" calcext:value-type="float">
            <text:p>4096</text:p>
          </table:table-cell>
          <table:table-cell table:formula="of:=[.B183]-[.$B$2]" office:value-type="float" office:value="20.7147645950317" calcext:value-type="float">
            <text:p>20.714764595</text:p>
          </table:table-cell>
          <table:table-cell table:formula="of:=[.C183]/([.D183]-[.D182])" office:value-type="float" office:value="84830.900725364" calcext:value-type="float">
            <text:p>84830.900725364</text:p>
          </table:table-cell>
          <table:table-cell/>
          <table:table-cell office:value-type="float" office:value="1443122962.17438" calcext:value-type="float">
            <text:p>1443122962.17438</text:p>
          </table:table-cell>
          <table:table-cell table:formula="of:=[.G183]-[.$B$2]" office:value-type="float" office:value="20.9382333755493" calcext:value-type="float">
            <text:p>20.9382333755</text:p>
          </table:table-cell>
          <table:table-cell table:formula="of:=[.C183]/([.H183]-[.H182])" office:value-type="float" office:value="84666.1829651131" calcext:value-type="float">
            <text:p>84666.1829651131</text:p>
          </table:table-cell>
          <table:table-cell table:formula="of:=[.G183]-[.$B183]" office:value-type="float" office:value="0.223468780517578" calcext:value-type="float">
            <text:p>0.2234687805</text:p>
          </table:table-cell>
          <table:table-cell/>
          <table:table-cell office:value-type="float" office:value="1443122962.17438" calcext:value-type="float">
            <text:p>1443122962.17438</text:p>
          </table:table-cell>
          <table:table-cell table:formula="of:=[.L183]-[.$B$2]" office:value-type="float" office:value="20.9382333755493" calcext:value-type="float">
            <text:p>20.9382333755</text:p>
          </table:table-cell>
          <table:table-cell table:formula="of:=[.C183]/([.M183]-[.M182])" office:value-type="float" office:value="84666.1829651131" calcext:value-type="float">
            <text:p>84666.1829651131</text:p>
          </table:table-cell>
          <table:table-cell table:formula="of:=[.L183]-[.$B183]" office:value-type="float" office:value="0.223468780517578" calcext:value-type="float">
            <text:p>0.223468780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22961.99924" calcext:value-type="float">
            <text:p>1443122961.99924</text:p>
          </table:table-cell>
          <table:table-cell office:value-type="float" office:value="4096" calcext:value-type="float">
            <text:p>4096</text:p>
          </table:table-cell>
          <table:table-cell table:formula="of:=[.B184]-[.$B$2]" office:value-type="float" office:value="20.7630884647369" calcext:value-type="float">
            <text:p>20.7630884647</text:p>
          </table:table-cell>
          <table:table-cell table:formula="of:=[.C184]/([.D184]-[.D183])" office:value-type="float" office:value="84761.4238054123" calcext:value-type="float">
            <text:p>84761.4238054123</text:p>
          </table:table-cell>
          <table:table-cell/>
          <table:table-cell office:value-type="float" office:value="1443122962.22266" calcext:value-type="float">
            <text:p>1443122962.22266</text:p>
          </table:table-cell>
          <table:table-cell table:formula="of:=[.G184]-[.$B$2]" office:value-type="float" office:value="20.9865093231201" calcext:value-type="float">
            <text:p>20.9865093231</text:p>
          </table:table-cell>
          <table:table-cell table:formula="of:=[.C184]/([.H184]-[.H183])" office:value-type="float" office:value="84845.5640149345" calcext:value-type="float">
            <text:p>84845.5640149345</text:p>
          </table:table-cell>
          <table:table-cell table:formula="of:=[.G184]-[.$B184]" office:value-type="float" office:value="0.223420858383179" calcext:value-type="float">
            <text:p>0.2234208584</text:p>
          </table:table-cell>
          <table:table-cell/>
          <table:table-cell office:value-type="float" office:value="1443122962.22266" calcext:value-type="float">
            <text:p>1443122962.22266</text:p>
          </table:table-cell>
          <table:table-cell table:formula="of:=[.L184]-[.$B$2]" office:value-type="float" office:value="20.9865093231201" calcext:value-type="float">
            <text:p>20.9865093231</text:p>
          </table:table-cell>
          <table:table-cell table:formula="of:=[.C184]/([.M184]-[.M183])" office:value-type="float" office:value="84845.5640149345" calcext:value-type="float">
            <text:p>84845.5640149345</text:p>
          </table:table-cell>
          <table:table-cell table:formula="of:=[.L184]-[.$B184]" office:value-type="float" office:value="0.223420858383179" calcext:value-type="float">
            <text:p>0.223420858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22962.03951" calcext:value-type="float">
            <text:p>1443122962.03951</text:p>
          </table:table-cell>
          <table:table-cell office:value-type="float" office:value="4096" calcext:value-type="float">
            <text:p>4096</text:p>
          </table:table-cell>
          <table:table-cell table:formula="of:=[.B185]-[.$B$2]" office:value-type="float" office:value="20.8033595085144" calcext:value-type="float">
            <text:p>20.8033595085</text:p>
          </table:table-cell>
          <table:table-cell table:formula="of:=[.C185]/([.D185]-[.D184])" office:value-type="float" office:value="101710.79802734" calcext:value-type="float">
            <text:p>101710.79802734</text:p>
          </table:table-cell>
          <table:table-cell/>
          <table:table-cell office:value-type="float" office:value="1443122962.26293" calcext:value-type="float">
            <text:p>1443122962.26293</text:p>
          </table:table-cell>
          <table:table-cell table:formula="of:=[.G185]-[.$B$2]" office:value-type="float" office:value="21.026784658432" calcext:value-type="float">
            <text:p>21.0267846584</text:p>
          </table:table-cell>
          <table:table-cell table:formula="of:=[.C185]/([.H185]-[.H184])" office:value-type="float" office:value="101699.960243182" calcext:value-type="float">
            <text:p>101699.960243182</text:p>
          </table:table-cell>
          <table:table-cell table:formula="of:=[.G185]-[.$B185]" office:value-type="float" office:value="0.223425149917603" calcext:value-type="float">
            <text:p>0.2234251499</text:p>
          </table:table-cell>
          <table:table-cell/>
          <table:table-cell office:value-type="float" office:value="1443122962.26293" calcext:value-type="float">
            <text:p>1443122962.26293</text:p>
          </table:table-cell>
          <table:table-cell table:formula="of:=[.L185]-[.$B$2]" office:value-type="float" office:value="21.026784658432" calcext:value-type="float">
            <text:p>21.0267846584</text:p>
          </table:table-cell>
          <table:table-cell table:formula="of:=[.C185]/([.M185]-[.M184])" office:value-type="float" office:value="101699.960243182" calcext:value-type="float">
            <text:p>101699.960243182</text:p>
          </table:table-cell>
          <table:table-cell table:formula="of:=[.L185]-[.$B185]" office:value-type="float" office:value="0.223425149917603" calcext:value-type="float">
            <text:p>0.223425149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22962.07964" calcext:value-type="float">
            <text:p>1443122962.07964</text:p>
          </table:table-cell>
          <table:table-cell office:value-type="float" office:value="4096" calcext:value-type="float">
            <text:p>4096</text:p>
          </table:table-cell>
          <table:table-cell table:formula="of:=[.B186]-[.$B$2]" office:value-type="float" office:value="20.8434901237488" calcext:value-type="float">
            <text:p>20.8434901237</text:p>
          </table:table-cell>
          <table:table-cell table:formula="of:=[.C186]/([.D186]-[.D185])" office:value-type="float" office:value="102066.713307985" calcext:value-type="float">
            <text:p>102066.713307985</text:p>
          </table:table-cell>
          <table:table-cell/>
          <table:table-cell office:value-type="float" office:value="1443122962.30303" calcext:value-type="float">
            <text:p>1443122962.30303</text:p>
          </table:table-cell>
          <table:table-cell table:formula="of:=[.G186]-[.$B$2]" office:value-type="float" office:value="21.0668857097626" calcext:value-type="float">
            <text:p>21.0668857098</text:p>
          </table:table-cell>
          <table:table-cell table:formula="of:=[.C186]/([.H186]-[.H185])" office:value-type="float" office:value="102141.960474684" calcext:value-type="float">
            <text:p>102141.960474684</text:p>
          </table:table-cell>
          <table:table-cell table:formula="of:=[.G186]-[.$B186]" office:value-type="float" office:value="0.223395586013794" calcext:value-type="float">
            <text:p>0.223395586</text:p>
          </table:table-cell>
          <table:table-cell/>
          <table:table-cell office:value-type="float" office:value="1443122962.30303" calcext:value-type="float">
            <text:p>1443122962.30303</text:p>
          </table:table-cell>
          <table:table-cell table:formula="of:=[.L186]-[.$B$2]" office:value-type="float" office:value="21.0668857097626" calcext:value-type="float">
            <text:p>21.0668857098</text:p>
          </table:table-cell>
          <table:table-cell table:formula="of:=[.C186]/([.M186]-[.M185])" office:value-type="float" office:value="102141.960474684" calcext:value-type="float">
            <text:p>102141.960474684</text:p>
          </table:table-cell>
          <table:table-cell table:formula="of:=[.L186]-[.$B186]" office:value-type="float" office:value="0.223395586013794" calcext:value-type="float">
            <text:p>0.22339558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22962.11977" calcext:value-type="float">
            <text:p>1443122962.11977</text:p>
          </table:table-cell>
          <table:table-cell office:value-type="float" office:value="4096" calcext:value-type="float">
            <text:p>4096</text:p>
          </table:table-cell>
          <table:table-cell table:formula="of:=[.B187]-[.$B$2]" office:value-type="float" office:value="20.883620262146" calcext:value-type="float">
            <text:p>20.8836202621</text:p>
          </table:table-cell>
          <table:table-cell table:formula="of:=[.C187]/([.D187]-[.D186])" office:value-type="float" office:value="102067.926092278" calcext:value-type="float">
            <text:p>102067.926092278</text:p>
          </table:table-cell>
          <table:table-cell/>
          <table:table-cell office:value-type="float" office:value="1443122962.34316" calcext:value-type="float">
            <text:p>1443122962.34316</text:p>
          </table:table-cell>
          <table:table-cell table:formula="of:=[.G187]-[.$B$2]" office:value-type="float" office:value="21.1070144176483" calcext:value-type="float">
            <text:p>21.1070144176</text:p>
          </table:table-cell>
          <table:table-cell table:formula="of:=[.C187]/([.H187]-[.H186])" office:value-type="float" office:value="102071.56461809" calcext:value-type="float">
            <text:p>102071.56461809</text:p>
          </table:table-cell>
          <table:table-cell table:formula="of:=[.G187]-[.$B187]" office:value-type="float" office:value="0.223394155502319" calcext:value-type="float">
            <text:p>0.2233941555</text:p>
          </table:table-cell>
          <table:table-cell/>
          <table:table-cell office:value-type="float" office:value="1443122962.34316" calcext:value-type="float">
            <text:p>1443122962.34316</text:p>
          </table:table-cell>
          <table:table-cell table:formula="of:=[.L187]-[.$B$2]" office:value-type="float" office:value="21.1070144176483" calcext:value-type="float">
            <text:p>21.1070144176</text:p>
          </table:table-cell>
          <table:table-cell table:formula="of:=[.C187]/([.M187]-[.M186])" office:value-type="float" office:value="102071.56461809" calcext:value-type="float">
            <text:p>102071.56461809</text:p>
          </table:table-cell>
          <table:table-cell table:formula="of:=[.L187]-[.$B187]" office:value-type="float" office:value="0.223394155502319" calcext:value-type="float">
            <text:p>0.223394155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22962.1599" calcext:value-type="float">
            <text:p>1443122962.1599</text:p>
          </table:table-cell>
          <table:table-cell office:value-type="float" office:value="4096" calcext:value-type="float">
            <text:p>4096</text:p>
          </table:table-cell>
          <table:table-cell table:formula="of:=[.B188]-[.$B$2]" office:value-type="float" office:value="20.9237484931946" calcext:value-type="float">
            <text:p>20.9237484932</text:p>
          </table:table-cell>
          <table:table-cell table:formula="of:=[.C188]/([.D188]-[.D187])" office:value-type="float" office:value="102072.777517676" calcext:value-type="float">
            <text:p>102072.777517676</text:p>
          </table:table-cell>
          <table:table-cell/>
          <table:table-cell office:value-type="float" office:value="1443122962.3833" calcext:value-type="float">
            <text:p>1443122962.3833</text:p>
          </table:table-cell>
          <table:table-cell table:formula="of:=[.G188]-[.$B$2]" office:value-type="float" office:value="21.1471483707428" calcext:value-type="float">
            <text:p>21.1471483707</text:p>
          </table:table-cell>
          <table:table-cell table:formula="of:=[.C188]/([.H188]-[.H187])" office:value-type="float" office:value="102058.224624853" calcext:value-type="float">
            <text:p>102058.224624853</text:p>
          </table:table-cell>
          <table:table-cell table:formula="of:=[.G188]-[.$B188]" office:value-type="float" office:value="0.223399877548218" calcext:value-type="float">
            <text:p>0.2233998775</text:p>
          </table:table-cell>
          <table:table-cell/>
          <table:table-cell office:value-type="float" office:value="1443122962.3833" calcext:value-type="float">
            <text:p>1443122962.3833</text:p>
          </table:table-cell>
          <table:table-cell table:formula="of:=[.L188]-[.$B$2]" office:value-type="float" office:value="21.1471483707428" calcext:value-type="float">
            <text:p>21.1471483707</text:p>
          </table:table-cell>
          <table:table-cell table:formula="of:=[.C188]/([.M188]-[.M187])" office:value-type="float" office:value="102058.224624853" calcext:value-type="float">
            <text:p>102058.224624853</text:p>
          </table:table-cell>
          <table:table-cell table:formula="of:=[.L188]-[.$B188]" office:value-type="float" office:value="0.223399877548218" calcext:value-type="float">
            <text:p>0.223399877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22962.20001" calcext:value-type="float">
            <text:p>1443122962.20001</text:p>
          </table:table-cell>
          <table:table-cell office:value-type="float" office:value="4096" calcext:value-type="float">
            <text:p>4096</text:p>
          </table:table-cell>
          <table:table-cell table:formula="of:=[.B189]-[.$B$2]" office:value-type="float" office:value="20.9638667106628" calcext:value-type="float">
            <text:p>20.9638667107</text:p>
          </table:table-cell>
          <table:table-cell table:formula="of:=[.C189]/([.D189]-[.D188])" office:value-type="float" office:value="102098.255069294" calcext:value-type="float">
            <text:p>102098.255069294</text:p>
          </table:table-cell>
          <table:table-cell/>
          <table:table-cell office:value-type="float" office:value="1443122962.42343" calcext:value-type="float">
            <text:p>1443122962.42343</text:p>
          </table:table-cell>
          <table:table-cell table:formula="of:=[.G189]-[.$B$2]" office:value-type="float" office:value="21.1872844696045" calcext:value-type="float">
            <text:p>21.1872844696</text:p>
          </table:table-cell>
          <table:table-cell table:formula="of:=[.C189]/([.H189]-[.H188])" office:value-type="float" office:value="102052.768359837" calcext:value-type="float">
            <text:p>102052.768359837</text:p>
          </table:table-cell>
          <table:table-cell table:formula="of:=[.G189]-[.$B189]" office:value-type="float" office:value="0.22341775894165" calcext:value-type="float">
            <text:p>0.2234177589</text:p>
          </table:table-cell>
          <table:table-cell/>
          <table:table-cell office:value-type="float" office:value="1443122962.42343" calcext:value-type="float">
            <text:p>1443122962.42343</text:p>
          </table:table-cell>
          <table:table-cell table:formula="of:=[.L189]-[.$B$2]" office:value-type="float" office:value="21.1872844696045" calcext:value-type="float">
            <text:p>21.1872844696</text:p>
          </table:table-cell>
          <table:table-cell table:formula="of:=[.C189]/([.M189]-[.M188])" office:value-type="float" office:value="102052.768359837" calcext:value-type="float">
            <text:p>102052.768359837</text:p>
          </table:table-cell>
          <table:table-cell table:formula="of:=[.L189]-[.$B189]" office:value-type="float" office:value="0.22341775894165" calcext:value-type="float">
            <text:p>0.223417758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22962.24012" calcext:value-type="float">
            <text:p>1443122962.24012</text:p>
          </table:table-cell>
          <table:table-cell office:value-type="float" office:value="4096" calcext:value-type="float">
            <text:p>4096</text:p>
          </table:table-cell>
          <table:table-cell table:formula="of:=[.B190]-[.$B$2]" office:value-type="float" office:value="21.0039737224579" calcext:value-type="float">
            <text:p>21.0039737225</text:p>
          </table:table-cell>
          <table:table-cell table:formula="of:=[.C190]/([.D190]-[.D189])" office:value-type="float" office:value="102126.780746756" calcext:value-type="float">
            <text:p>102126.780746756</text:p>
          </table:table-cell>
          <table:table-cell/>
          <table:table-cell office:value-type="float" office:value="1443122962.46349" calcext:value-type="float">
            <text:p>1443122962.46349</text:p>
          </table:table-cell>
          <table:table-cell table:formula="of:=[.G190]-[.$B$2]" office:value-type="float" office:value="21.2273409366608" calcext:value-type="float">
            <text:p>21.2273409367</text:p>
          </table:table-cell>
          <table:table-cell table:formula="of:=[.C190]/([.H190]-[.H189])" office:value-type="float" office:value="102255.648114089" calcext:value-type="float">
            <text:p>102255.648114089</text:p>
          </table:table-cell>
          <table:table-cell table:formula="of:=[.G190]-[.$B190]" office:value-type="float" office:value="0.223367214202881" calcext:value-type="float">
            <text:p>0.2233672142</text:p>
          </table:table-cell>
          <table:table-cell/>
          <table:table-cell office:value-type="float" office:value="1443122962.46349" calcext:value-type="float">
            <text:p>1443122962.46349</text:p>
          </table:table-cell>
          <table:table-cell table:formula="of:=[.L190]-[.$B$2]" office:value-type="float" office:value="21.2273409366608" calcext:value-type="float">
            <text:p>21.2273409367</text:p>
          </table:table-cell>
          <table:table-cell table:formula="of:=[.C190]/([.M190]-[.M189])" office:value-type="float" office:value="102255.648114089" calcext:value-type="float">
            <text:p>102255.648114089</text:p>
          </table:table-cell>
          <table:table-cell table:formula="of:=[.L190]-[.$B190]" office:value-type="float" office:value="0.223367214202881" calcext:value-type="float">
            <text:p>0.2233672142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22962.28023" calcext:value-type="float">
            <text:p>1443122962.28023</text:p>
          </table:table-cell>
          <table:table-cell office:value-type="float" office:value="4096" calcext:value-type="float">
            <text:p>4096</text:p>
          </table:table-cell>
          <table:table-cell table:formula="of:=[.B191]-[.$B$2]" office:value-type="float" office:value="21.0440809726715" calcext:value-type="float">
            <text:p>21.0440809727</text:p>
          </table:table-cell>
          <table:table-cell table:formula="of:=[.C191]/([.D191]-[.D190])" office:value-type="float" office:value="102126.173651484" calcext:value-type="float">
            <text:p>102126.173651484</text:p>
          </table:table-cell>
          <table:table-cell/>
          <table:table-cell office:value-type="float" office:value="1443122962.50362" calcext:value-type="float">
            <text:p>1443122962.50362</text:p>
          </table:table-cell>
          <table:table-cell table:formula="of:=[.G191]-[.$B$2]" office:value-type="float" office:value="21.2674741744995" calcext:value-type="float">
            <text:p>21.2674741745</text:p>
          </table:table-cell>
          <table:table-cell table:formula="of:=[.C191]/([.H191]-[.H190])" office:value-type="float" office:value="102060.043509514" calcext:value-type="float">
            <text:p>102060.043509514</text:p>
          </table:table-cell>
          <table:table-cell table:formula="of:=[.G191]-[.$B191]" office:value-type="float" office:value="0.223393201828003" calcext:value-type="float">
            <text:p>0.2233932018</text:p>
          </table:table-cell>
          <table:table-cell/>
          <table:table-cell office:value-type="float" office:value="1443122962.50362" calcext:value-type="float">
            <text:p>1443122962.50362</text:p>
          </table:table-cell>
          <table:table-cell table:formula="of:=[.L191]-[.$B$2]" office:value-type="float" office:value="21.2674741744995" calcext:value-type="float">
            <text:p>21.2674741745</text:p>
          </table:table-cell>
          <table:table-cell table:formula="of:=[.C191]/([.M191]-[.M190])" office:value-type="float" office:value="102060.043509514" calcext:value-type="float">
            <text:p>102060.043509514</text:p>
          </table:table-cell>
          <table:table-cell table:formula="of:=[.L191]-[.$B191]" office:value-type="float" office:value="0.223393201828003" calcext:value-type="float">
            <text:p>0.223393201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22962.32034" calcext:value-type="float">
            <text:p>1443122962.32034</text:p>
          </table:table-cell>
          <table:table-cell office:value-type="float" office:value="4096" calcext:value-type="float">
            <text:p>4096</text:p>
          </table:table-cell>
          <table:table-cell table:formula="of:=[.B192]-[.$B$2]" office:value-type="float" office:value="21.0841872692108" calcext:value-type="float">
            <text:p>21.0841872692</text:p>
          </table:table-cell>
          <table:table-cell table:formula="of:=[.C192]/([.D192]-[.D191])" office:value-type="float" office:value="102128.602075878" calcext:value-type="float">
            <text:p>102128.602075878</text:p>
          </table:table-cell>
          <table:table-cell/>
          <table:table-cell office:value-type="float" office:value="1443122962.54374" calcext:value-type="float">
            <text:p>1443122962.54374</text:p>
          </table:table-cell>
          <table:table-cell table:formula="of:=[.G192]-[.$B$2]" office:value-type="float" office:value="21.3075969219208" calcext:value-type="float">
            <text:p>21.3075969219</text:p>
          </table:table-cell>
          <table:table-cell table:formula="of:=[.C192]/([.H192]-[.H191])" office:value-type="float" office:value="102086.727935016" calcext:value-type="float">
            <text:p>102086.727935016</text:p>
          </table:table-cell>
          <table:table-cell table:formula="of:=[.G192]-[.$B192]" office:value-type="float" office:value="0.223409652709961" calcext:value-type="float">
            <text:p>0.2234096527</text:p>
          </table:table-cell>
          <table:table-cell/>
          <table:table-cell office:value-type="float" office:value="1443122962.54374" calcext:value-type="float">
            <text:p>1443122962.54374</text:p>
          </table:table-cell>
          <table:table-cell table:formula="of:=[.L192]-[.$B$2]" office:value-type="float" office:value="21.3075969219208" calcext:value-type="float">
            <text:p>21.3075969219</text:p>
          </table:table-cell>
          <table:table-cell table:formula="of:=[.C192]/([.M192]-[.M191])" office:value-type="float" office:value="102086.727935016" calcext:value-type="float">
            <text:p>102086.727935016</text:p>
          </table:table-cell>
          <table:table-cell table:formula="of:=[.L192]-[.$B192]" office:value-type="float" office:value="0.223409652709961" calcext:value-type="float">
            <text:p>0.223409652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22962.36044" calcext:value-type="float">
            <text:p>1443122962.36044</text:p>
          </table:table-cell>
          <table:table-cell office:value-type="float" office:value="4096" calcext:value-type="float">
            <text:p>4096</text:p>
          </table:table-cell>
          <table:table-cell table:formula="of:=[.B193]-[.$B$2]" office:value-type="float" office:value="21.124294757843" calcext:value-type="float">
            <text:p>21.1242947578</text:p>
          </table:table-cell>
          <table:table-cell table:formula="of:=[.C193]/([.D193]-[.D192])" office:value-type="float" office:value="102125.566563431" calcext:value-type="float">
            <text:p>102125.566563431</text:p>
          </table:table-cell>
          <table:table-cell/>
          <table:table-cell office:value-type="float" office:value="1443122962.58378" calcext:value-type="float">
            <text:p>1443122962.58378</text:p>
          </table:table-cell>
          <table:table-cell table:formula="of:=[.G193]-[.$B$2]" office:value-type="float" office:value="21.347633600235" calcext:value-type="float">
            <text:p>21.3476336002</text:p>
          </table:table-cell>
          <table:table-cell table:formula="of:=[.C193]/([.H193]-[.H192])" office:value-type="float" office:value="102306.189535867" calcext:value-type="float">
            <text:p>102306.189535867</text:p>
          </table:table-cell>
          <table:table-cell table:formula="of:=[.G193]-[.$B193]" office:value-type="float" office:value="0.223338842391968" calcext:value-type="float">
            <text:p>0.2233388424</text:p>
          </table:table-cell>
          <table:table-cell/>
          <table:table-cell office:value-type="float" office:value="1443122962.58378" calcext:value-type="float">
            <text:p>1443122962.58378</text:p>
          </table:table-cell>
          <table:table-cell table:formula="of:=[.L193]-[.$B$2]" office:value-type="float" office:value="21.347633600235" calcext:value-type="float">
            <text:p>21.3476336002</text:p>
          </table:table-cell>
          <table:table-cell table:formula="of:=[.C193]/([.M193]-[.M192])" office:value-type="float" office:value="102306.189535867" calcext:value-type="float">
            <text:p>102306.189535867</text:p>
          </table:table-cell>
          <table:table-cell table:formula="of:=[.L193]-[.$B193]" office:value-type="float" office:value="0.223338842391968" calcext:value-type="float">
            <text:p>0.223338842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22962.40055" calcext:value-type="float">
            <text:p>1443122962.40055</text:p>
          </table:table-cell>
          <table:table-cell office:value-type="float" office:value="4096" calcext:value-type="float">
            <text:p>4096</text:p>
          </table:table-cell>
          <table:table-cell table:formula="of:=[.B194]-[.$B$2]" office:value-type="float" office:value="21.1644003391266" calcext:value-type="float">
            <text:p>21.1644003391</text:p>
          </table:table-cell>
          <table:table-cell table:formula="of:=[.C194]/([.D194]-[.D193])" office:value-type="float" office:value="102130.423469964" calcext:value-type="float">
            <text:p>102130.423469964</text:p>
          </table:table-cell>
          <table:table-cell/>
          <table:table-cell office:value-type="float" office:value="1443122962.62394" calcext:value-type="float">
            <text:p>1443122962.62394</text:p>
          </table:table-cell>
          <table:table-cell table:formula="of:=[.G194]-[.$B$2]" office:value-type="float" office:value="21.3877956867218" calcext:value-type="float">
            <text:p>21.3877956867</text:p>
          </table:table-cell>
          <table:table-cell table:formula="of:=[.C194]/([.H194]-[.H193])" office:value-type="float" office:value="101986.733217771" calcext:value-type="float">
            <text:p>101986.733217771</text:p>
          </table:table-cell>
          <table:table-cell table:formula="of:=[.G194]-[.$B194]" office:value-type="float" office:value="0.223395347595215" calcext:value-type="float">
            <text:p>0.2233953476</text:p>
          </table:table-cell>
          <table:table-cell/>
          <table:table-cell office:value-type="float" office:value="1443122962.62394" calcext:value-type="float">
            <text:p>1443122962.62394</text:p>
          </table:table-cell>
          <table:table-cell table:formula="of:=[.L194]-[.$B$2]" office:value-type="float" office:value="21.3877956867218" calcext:value-type="float">
            <text:p>21.3877956867</text:p>
          </table:table-cell>
          <table:table-cell table:formula="of:=[.C194]/([.M194]-[.M193])" office:value-type="float" office:value="101986.733217771" calcext:value-type="float">
            <text:p>101986.733217771</text:p>
          </table:table-cell>
          <table:table-cell table:formula="of:=[.L194]-[.$B194]" office:value-type="float" office:value="0.223395347595215" calcext:value-type="float">
            <text:p>0.223395347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22962.44065" calcext:value-type="float">
            <text:p>1443122962.44065</text:p>
          </table:table-cell>
          <table:table-cell office:value-type="float" office:value="4096" calcext:value-type="float">
            <text:p>4096</text:p>
          </table:table-cell>
          <table:table-cell table:formula="of:=[.B195]-[.$B$2]" office:value-type="float" office:value="21.2045071125031" calcext:value-type="float">
            <text:p>21.2045071125</text:p>
          </table:table-cell>
          <table:table-cell table:formula="of:=[.C195]/([.D195]-[.D194])" office:value-type="float" office:value="102127.387849245" calcext:value-type="float">
            <text:p>102127.387849245</text:p>
          </table:table-cell>
          <table:table-cell/>
          <table:table-cell office:value-type="float" office:value="1443122962.66406" calcext:value-type="float">
            <text:p>1443122962.66406</text:p>
          </table:table-cell>
          <table:table-cell table:formula="of:=[.G195]-[.$B$2]" office:value-type="float" office:value="21.42791056633" calcext:value-type="float">
            <text:p>21.4279105663</text:p>
          </table:table-cell>
          <table:table-cell table:formula="of:=[.C195]/([.H195]-[.H194])" office:value-type="float" office:value="102106.750413066" calcext:value-type="float">
            <text:p>102106.750413066</text:p>
          </table:table-cell>
          <table:table-cell table:formula="of:=[.G195]-[.$B195]" office:value-type="float" office:value="0.223403453826904" calcext:value-type="float">
            <text:p>0.2234034538</text:p>
          </table:table-cell>
          <table:table-cell/>
          <table:table-cell office:value-type="float" office:value="1443122962.66406" calcext:value-type="float">
            <text:p>1443122962.66406</text:p>
          </table:table-cell>
          <table:table-cell table:formula="of:=[.L195]-[.$B$2]" office:value-type="float" office:value="21.42791056633" calcext:value-type="float">
            <text:p>21.4279105663</text:p>
          </table:table-cell>
          <table:table-cell table:formula="of:=[.C195]/([.M195]-[.M194])" office:value-type="float" office:value="102106.750413066" calcext:value-type="float">
            <text:p>102106.750413066</text:p>
          </table:table-cell>
          <table:table-cell table:formula="of:=[.L195]-[.$B195]" office:value-type="float" office:value="0.223403453826904" calcext:value-type="float">
            <text:p>0.223403453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22962.48076" calcext:value-type="float">
            <text:p>1443122962.48076</text:p>
          </table:table-cell>
          <table:table-cell office:value-type="float" office:value="4096" calcext:value-type="float">
            <text:p>4096</text:p>
          </table:table-cell>
          <table:table-cell table:formula="of:=[.B196]-[.$B$2]" office:value-type="float" office:value="21.2446143627167" calcext:value-type="float">
            <text:p>21.2446143627</text:p>
          </table:table-cell>
          <table:table-cell table:formula="of:=[.C196]/([.D196]-[.D195])" office:value-type="float" office:value="102126.173651484" calcext:value-type="float">
            <text:p>102126.173651484</text:p>
          </table:table-cell>
          <table:table-cell/>
          <table:table-cell office:value-type="float" office:value="1443122962.70417" calcext:value-type="float">
            <text:p>1443122962.70417</text:p>
          </table:table-cell>
          <table:table-cell table:formula="of:=[.G196]-[.$B$2]" office:value-type="float" office:value="21.4680254459381" calcext:value-type="float">
            <text:p>21.4680254459</text:p>
          </table:table-cell>
          <table:table-cell table:formula="of:=[.C196]/([.H196]-[.H195])" office:value-type="float" office:value="102106.750413066" calcext:value-type="float">
            <text:p>102106.750413066</text:p>
          </table:table-cell>
          <table:table-cell table:formula="of:=[.G196]-[.$B196]" office:value-type="float" office:value="0.223411083221436" calcext:value-type="float">
            <text:p>0.2234110832</text:p>
          </table:table-cell>
          <table:table-cell/>
          <table:table-cell office:value-type="float" office:value="1443122962.70417" calcext:value-type="float">
            <text:p>1443122962.70417</text:p>
          </table:table-cell>
          <table:table-cell table:formula="of:=[.L196]-[.$B$2]" office:value-type="float" office:value="21.4680254459381" calcext:value-type="float">
            <text:p>21.4680254459</text:p>
          </table:table-cell>
          <table:table-cell table:formula="of:=[.C196]/([.M196]-[.M195])" office:value-type="float" office:value="102106.750413066" calcext:value-type="float">
            <text:p>102106.750413066</text:p>
          </table:table-cell>
          <table:table-cell table:formula="of:=[.L196]-[.$B196]" office:value-type="float" office:value="0.223411083221436" calcext:value-type="float">
            <text:p>0.223411083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22962.52087" calcext:value-type="float">
            <text:p>1443122962.52087</text:p>
          </table:table-cell>
          <table:table-cell office:value-type="float" office:value="4096" calcext:value-type="float">
            <text:p>4096</text:p>
          </table:table-cell>
          <table:table-cell table:formula="of:=[.B197]-[.$B$2]" office:value-type="float" office:value="21.2847266197205" calcext:value-type="float">
            <text:p>21.2847266197</text:p>
          </table:table-cell>
          <table:table-cell table:formula="of:=[.C197]/([.D197]-[.D196])" office:value-type="float" office:value="102113.426317885" calcext:value-type="float">
            <text:p>102113.426317885</text:p>
          </table:table-cell>
          <table:table-cell/>
          <table:table-cell office:value-type="float" office:value="1443122962.74428" calcext:value-type="float">
            <text:p>1443122962.74428</text:p>
          </table:table-cell>
          <table:table-cell table:formula="of:=[.G197]-[.$B$2]" office:value-type="float" office:value="21.5081322193146" calcext:value-type="float">
            <text:p>21.5081322193</text:p>
          </table:table-cell>
          <table:table-cell table:formula="of:=[.C197]/([.H197]-[.H196])" office:value-type="float" office:value="102127.387849245" calcext:value-type="float">
            <text:p>102127.387849245</text:p>
          </table:table-cell>
          <table:table-cell table:formula="of:=[.G197]-[.$B197]" office:value-type="float" office:value="0.223405599594116" calcext:value-type="float">
            <text:p>0.2234055996</text:p>
          </table:table-cell>
          <table:table-cell/>
          <table:table-cell office:value-type="float" office:value="1443122962.74428" calcext:value-type="float">
            <text:p>1443122962.74428</text:p>
          </table:table-cell>
          <table:table-cell table:formula="of:=[.L197]-[.$B$2]" office:value-type="float" office:value="21.5081322193146" calcext:value-type="float">
            <text:p>21.5081322193</text:p>
          </table:table-cell>
          <table:table-cell table:formula="of:=[.C197]/([.M197]-[.M196])" office:value-type="float" office:value="102127.387849245" calcext:value-type="float">
            <text:p>102127.387849245</text:p>
          </table:table-cell>
          <table:table-cell table:formula="of:=[.L197]-[.$B197]" office:value-type="float" office:value="0.223405599594116" calcext:value-type="float">
            <text:p>0.223405599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22962.56098" calcext:value-type="float">
            <text:p>1443122962.56098</text:p>
          </table:table-cell>
          <table:table-cell office:value-type="float" office:value="4096" calcext:value-type="float">
            <text:p>4096</text:p>
          </table:table-cell>
          <table:table-cell table:formula="of:=[.B198]-[.$B$2]" office:value-type="float" office:value="21.3248341083527" calcext:value-type="float">
            <text:p>21.3248341084</text:p>
          </table:table-cell>
          <table:table-cell table:formula="of:=[.C198]/([.D198]-[.D197])" office:value-type="float" office:value="102125.566563431" calcext:value-type="float">
            <text:p>102125.566563431</text:p>
          </table:table-cell>
          <table:table-cell/>
          <table:table-cell office:value-type="float" office:value="1443122962.82452" calcext:value-type="float">
            <text:p>1443122962.82452</text:p>
          </table:table-cell>
          <table:table-cell table:formula="of:=[.G198]-[.$B$2]" office:value-type="float" office:value="21.5883746147156" calcext:value-type="float">
            <text:p>21.5883746147</text:p>
          </table:table-cell>
          <table:table-cell table:formula="of:=[.C198]/([.H198]-[.H197])" office:value-type="float" office:value="51045.335567698" calcext:value-type="float">
            <text:p>51045.335567698</text:p>
          </table:table-cell>
          <table:table-cell table:formula="of:=[.G198]-[.$B198]" office:value-type="float" office:value="0.263540506362915" calcext:value-type="float">
            <text:p>0.2635405064</text:p>
          </table:table-cell>
          <table:table-cell/>
          <table:table-cell office:value-type="float" office:value="1443122962.82452" calcext:value-type="float">
            <text:p>1443122962.82452</text:p>
          </table:table-cell>
          <table:table-cell table:formula="of:=[.L198]-[.$B$2]" office:value-type="float" office:value="21.5883746147156" calcext:value-type="float">
            <text:p>21.5883746147</text:p>
          </table:table-cell>
          <table:table-cell table:formula="of:=[.C198]/([.M198]-[.M197])" office:value-type="float" office:value="51045.335567698" calcext:value-type="float">
            <text:p>51045.335567698</text:p>
          </table:table-cell>
          <table:table-cell table:formula="of:=[.L198]-[.$B198]" office:value-type="float" office:value="0.263540506362915" calcext:value-type="float">
            <text:p>0.263540506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22962.60109" calcext:value-type="float">
            <text:p>1443122962.60109</text:p>
          </table:table-cell>
          <table:table-cell office:value-type="float" office:value="4096" calcext:value-type="float">
            <text:p>4096</text:p>
          </table:table-cell>
          <table:table-cell table:formula="of:=[.B199]-[.$B$2]" office:value-type="float" office:value="21.3649413585663" calcext:value-type="float">
            <text:p>21.3649413586</text:p>
          </table:table-cell>
          <table:table-cell table:formula="of:=[.C199]/([.D199]-[.D198])" office:value-type="float" office:value="102126.173651484" calcext:value-type="float">
            <text:p>102126.173651484</text:p>
          </table:table-cell>
          <table:table-cell/>
          <table:table-cell office:value-type="float" office:value="1443122962.86456" calcext:value-type="float">
            <text:p>1443122962.86456</text:p>
          </table:table-cell>
          <table:table-cell table:formula="of:=[.G199]-[.$B$2]" office:value-type="float" office:value="21.6284132003784" calcext:value-type="float">
            <text:p>21.6284132004</text:p>
          </table:table-cell>
          <table:table-cell table:formula="of:=[.C199]/([.H199]-[.H198])" office:value-type="float" office:value="102301.315897912" calcext:value-type="float">
            <text:p>102301.315897912</text:p>
          </table:table-cell>
          <table:table-cell table:formula="of:=[.G199]-[.$B199]" office:value-type="float" office:value="0.263471841812134" calcext:value-type="float">
            <text:p>0.2634718418</text:p>
          </table:table-cell>
          <table:table-cell/>
          <table:table-cell office:value-type="float" office:value="1443122962.86456" calcext:value-type="float">
            <text:p>1443122962.86456</text:p>
          </table:table-cell>
          <table:table-cell table:formula="of:=[.L199]-[.$B$2]" office:value-type="float" office:value="21.6284132003784" calcext:value-type="float">
            <text:p>21.6284132004</text:p>
          </table:table-cell>
          <table:table-cell table:formula="of:=[.C199]/([.M199]-[.M198])" office:value-type="float" office:value="102301.315897912" calcext:value-type="float">
            <text:p>102301.315897912</text:p>
          </table:table-cell>
          <table:table-cell table:formula="of:=[.L199]-[.$B199]" office:value-type="float" office:value="0.263471841812134" calcext:value-type="float">
            <text:p>0.263471841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22962.6412" calcext:value-type="float">
            <text:p>1443122962.6412</text:p>
          </table:table-cell>
          <table:table-cell office:value-type="float" office:value="4096" calcext:value-type="float">
            <text:p>4096</text:p>
          </table:table-cell>
          <table:table-cell table:formula="of:=[.B200]-[.$B$2]" office:value-type="float" office:value="21.4050483703613" calcext:value-type="float">
            <text:p>21.4050483704</text:p>
          </table:table-cell>
          <table:table-cell table:formula="of:=[.C200]/([.D200]-[.D199])" office:value-type="float" office:value="102126.780746756" calcext:value-type="float">
            <text:p>102126.780746756</text:p>
          </table:table-cell>
          <table:table-cell/>
          <table:table-cell office:value-type="float" office:value="1443122962.90472" calcext:value-type="float">
            <text:p>1443122962.90472</text:p>
          </table:table-cell>
          <table:table-cell table:formula="of:=[.G200]-[.$B$2]" office:value-type="float" office:value="21.668571472168" calcext:value-type="float">
            <text:p>21.6685714722</text:p>
          </table:table-cell>
          <table:table-cell table:formula="of:=[.C200]/([.H200]-[.H199])" office:value-type="float" office:value="101996.421097628" calcext:value-type="float">
            <text:p>101996.421097628</text:p>
          </table:table-cell>
          <table:table-cell table:formula="of:=[.G200]-[.$B200]" office:value-type="float" office:value="0.263523101806641" calcext:value-type="float">
            <text:p>0.2635231018</text:p>
          </table:table-cell>
          <table:table-cell/>
          <table:table-cell office:value-type="float" office:value="1443122962.90472" calcext:value-type="float">
            <text:p>1443122962.90472</text:p>
          </table:table-cell>
          <table:table-cell table:formula="of:=[.L200]-[.$B$2]" office:value-type="float" office:value="21.668571472168" calcext:value-type="float">
            <text:p>21.6685714722</text:p>
          </table:table-cell>
          <table:table-cell table:formula="of:=[.C200]/([.M200]-[.M199])" office:value-type="float" office:value="101996.421097628" calcext:value-type="float">
            <text:p>101996.421097628</text:p>
          </table:table-cell>
          <table:table-cell table:formula="of:=[.L200]-[.$B200]" office:value-type="float" office:value="0.263523101806641" calcext:value-type="float">
            <text:p>0.263523101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22962.6813" calcext:value-type="float">
            <text:p>1443122962.6813</text:p>
          </table:table-cell>
          <table:table-cell office:value-type="float" office:value="4096" calcext:value-type="float">
            <text:p>4096</text:p>
          </table:table-cell>
          <table:table-cell table:formula="of:=[.B201]-[.$B$2]" office:value-type="float" office:value="21.4451541900635" calcext:value-type="float">
            <text:p>21.4451541901</text:p>
          </table:table-cell>
          <table:table-cell table:formula="of:=[.C201]/([.D201]-[.D200])" office:value-type="float" office:value="102129.816331383" calcext:value-type="float">
            <text:p>102129.816331383</text:p>
          </table:table-cell>
          <table:table-cell/>
          <table:table-cell office:value-type="float" office:value="1443122962.94487" calcext:value-type="float">
            <text:p>1443122962.94487</text:p>
          </table:table-cell>
          <table:table-cell table:formula="of:=[.G201]-[.$B$2]" office:value-type="float" office:value="21.7087261676788" calcext:value-type="float">
            <text:p>21.7087261677</text:p>
          </table:table-cell>
          <table:table-cell table:formula="of:=[.C201]/([.H201]-[.H200])" office:value-type="float" office:value="102005.50515672" calcext:value-type="float">
            <text:p>102005.50515672</text:p>
          </table:table-cell>
          <table:table-cell table:formula="of:=[.G201]-[.$B201]" office:value-type="float" office:value="0.263571977615356" calcext:value-type="float">
            <text:p>0.2635719776</text:p>
          </table:table-cell>
          <table:table-cell/>
          <table:table-cell office:value-type="float" office:value="1443122962.94487" calcext:value-type="float">
            <text:p>1443122962.94487</text:p>
          </table:table-cell>
          <table:table-cell table:formula="of:=[.L201]-[.$B$2]" office:value-type="float" office:value="21.7087261676788" calcext:value-type="float">
            <text:p>21.7087261677</text:p>
          </table:table-cell>
          <table:table-cell table:formula="of:=[.C201]/([.M201]-[.M200])" office:value-type="float" office:value="102005.50515672" calcext:value-type="float">
            <text:p>102005.50515672</text:p>
          </table:table-cell>
          <table:table-cell table:formula="of:=[.L201]-[.$B201]" office:value-type="float" office:value="0.263571977615356" calcext:value-type="float">
            <text:p>0.263571977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22962.72141" calcext:value-type="float">
            <text:p>1443122962.72141</text:p>
          </table:table-cell>
          <table:table-cell office:value-type="float" office:value="4096" calcext:value-type="float">
            <text:p>4096</text:p>
          </table:table-cell>
          <table:table-cell table:formula="of:=[.B202]-[.$B$2]" office:value-type="float" office:value="21.4852614402771" calcext:value-type="float">
            <text:p>21.4852614403</text:p>
          </table:table-cell>
          <table:table-cell table:formula="of:=[.C202]/([.D202]-[.D201])" office:value-type="float" office:value="102126.173651484" calcext:value-type="float">
            <text:p>102126.173651484</text:p>
          </table:table-cell>
          <table:table-cell/>
          <table:table-cell office:value-type="float" office:value="1443122962.98495" calcext:value-type="float">
            <text:p>1443122962.98495</text:p>
          </table:table-cell>
          <table:table-cell table:formula="of:=[.G202]-[.$B$2]" office:value-type="float" office:value="21.7488009929657" calcext:value-type="float">
            <text:p>21.748800993</text:p>
          </table:table-cell>
          <table:table-cell table:formula="of:=[.C202]/([.H202]-[.H201])" office:value-type="float" office:value="102208.80492129" calcext:value-type="float">
            <text:p>102208.80492129</text:p>
          </table:table-cell>
          <table:table-cell table:formula="of:=[.G202]-[.$B202]" office:value-type="float" office:value="0.263539552688599" calcext:value-type="float">
            <text:p>0.2635395527</text:p>
          </table:table-cell>
          <table:table-cell/>
          <table:table-cell office:value-type="float" office:value="1443122962.98495" calcext:value-type="float">
            <text:p>1443122962.98495</text:p>
          </table:table-cell>
          <table:table-cell table:formula="of:=[.L202]-[.$B$2]" office:value-type="float" office:value="21.7488009929657" calcext:value-type="float">
            <text:p>21.748800993</text:p>
          </table:table-cell>
          <table:table-cell table:formula="of:=[.C202]/([.M202]-[.M201])" office:value-type="float" office:value="102208.80492129" calcext:value-type="float">
            <text:p>102208.80492129</text:p>
          </table:table-cell>
          <table:table-cell table:formula="of:=[.L202]-[.$B202]" office:value-type="float" office:value="0.263539552688599" calcext:value-type="float">
            <text:p>0.2635395527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22962.76154" calcext:value-type="float">
            <text:p>1443122962.76154</text:p>
          </table:table-cell>
          <table:table-cell office:value-type="float" office:value="4096" calcext:value-type="float">
            <text:p>4096</text:p>
          </table:table-cell>
          <table:table-cell table:formula="of:=[.B203]-[.$B$2]" office:value-type="float" office:value="21.5253875255585" calcext:value-type="float">
            <text:p>21.5253875256</text:p>
          </table:table-cell>
          <table:table-cell table:formula="of:=[.C203]/([.D203]-[.D202])" office:value-type="float" office:value="102078.235922544" calcext:value-type="float">
            <text:p>102078.235922544</text:p>
          </table:table-cell>
          <table:table-cell/>
          <table:table-cell office:value-type="float" office:value="1443122963.02506" calcext:value-type="float">
            <text:p>1443122963.02506</text:p>
          </table:table-cell>
          <table:table-cell table:formula="of:=[.G203]-[.$B$2]" office:value-type="float" office:value="21.7889158725738" calcext:value-type="float">
            <text:p>21.7889158726</text:p>
          </table:table-cell>
          <table:table-cell table:formula="of:=[.C203]/([.H203]-[.H202])" office:value-type="float" office:value="102106.750413066" calcext:value-type="float">
            <text:p>102106.750413066</text:p>
          </table:table-cell>
          <table:table-cell table:formula="of:=[.G203]-[.$B203]" office:value-type="float" office:value="0.263528347015381" calcext:value-type="float">
            <text:p>0.263528347</text:p>
          </table:table-cell>
          <table:table-cell/>
          <table:table-cell office:value-type="float" office:value="1443122963.02506" calcext:value-type="float">
            <text:p>1443122963.02506</text:p>
          </table:table-cell>
          <table:table-cell table:formula="of:=[.L203]-[.$B$2]" office:value-type="float" office:value="21.7889158725738" calcext:value-type="float">
            <text:p>21.7889158726</text:p>
          </table:table-cell>
          <table:table-cell table:formula="of:=[.C203]/([.M203]-[.M202])" office:value-type="float" office:value="102106.750413066" calcext:value-type="float">
            <text:p>102106.750413066</text:p>
          </table:table-cell>
          <table:table-cell table:formula="of:=[.L203]-[.$B203]" office:value-type="float" office:value="0.263528347015381" calcext:value-type="float">
            <text:p>0.263528347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22962.80165" calcext:value-type="float">
            <text:p>1443122962.80165</text:p>
          </table:table-cell>
          <table:table-cell office:value-type="float" office:value="4096" calcext:value-type="float">
            <text:p>4096</text:p>
          </table:table-cell>
          <table:table-cell table:formula="of:=[.B204]-[.$B$2]" office:value-type="float" office:value="21.5655059814453" calcext:value-type="float">
            <text:p>21.5655059814</text:p>
          </table:table-cell>
          <table:table-cell table:formula="of:=[.C204]/([.D204]-[.D203])" office:value-type="float" office:value="102097.648313118" calcext:value-type="float">
            <text:p>102097.648313118</text:p>
          </table:table-cell>
          <table:table-cell/>
          <table:table-cell office:value-type="float" office:value="1443122963.10543" calcext:value-type="float">
            <text:p>1443122963.10543</text:p>
          </table:table-cell>
          <table:table-cell table:formula="of:=[.G204]-[.$B$2]" office:value-type="float" office:value="21.8692772388458" calcext:value-type="float">
            <text:p>21.8692772388</text:p>
          </table:table-cell>
          <table:table-cell table:formula="of:=[.C204]/([.H204]-[.H203])" office:value-type="float" office:value="50969.765572895" calcext:value-type="float">
            <text:p>50969.765572895</text:p>
          </table:table-cell>
          <table:table-cell table:formula="of:=[.G204]-[.$B204]" office:value-type="float" office:value="0.303771257400513" calcext:value-type="float">
            <text:p>0.3037712574</text:p>
          </table:table-cell>
          <table:table-cell/>
          <table:table-cell office:value-type="float" office:value="1443122963.10543" calcext:value-type="float">
            <text:p>1443122963.10543</text:p>
          </table:table-cell>
          <table:table-cell table:formula="of:=[.L204]-[.$B$2]" office:value-type="float" office:value="21.8692772388458" calcext:value-type="float">
            <text:p>21.8692772388</text:p>
          </table:table-cell>
          <table:table-cell table:formula="of:=[.C204]/([.M204]-[.M203])" office:value-type="float" office:value="50969.765572895" calcext:value-type="float">
            <text:p>50969.765572895</text:p>
          </table:table-cell>
          <table:table-cell table:formula="of:=[.L204]-[.$B204]" office:value-type="float" office:value="0.303771257400513" calcext:value-type="float">
            <text:p>0.303771257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22962.84176" calcext:value-type="float">
            <text:p>1443122962.84176</text:p>
          </table:table-cell>
          <table:table-cell office:value-type="float" office:value="4096" calcext:value-type="float">
            <text:p>4096</text:p>
          </table:table-cell>
          <table:table-cell table:formula="of:=[.B205]-[.$B$2]" office:value-type="float" office:value="21.6056127548218" calcext:value-type="float">
            <text:p>21.6056127548</text:p>
          </table:table-cell>
          <table:table-cell table:formula="of:=[.C205]/([.D205]-[.D204])" office:value-type="float" office:value="102127.387849245" calcext:value-type="float">
            <text:p>102127.387849245</text:p>
          </table:table-cell>
          <table:table-cell/>
          <table:table-cell office:value-type="float" office:value="1443122963.1455" calcext:value-type="float">
            <text:p>1443122963.1455</text:p>
          </table:table-cell>
          <table:table-cell table:formula="of:=[.G205]-[.$B$2]" office:value-type="float" office:value="21.9093544483185" calcext:value-type="float">
            <text:p>21.9093544483</text:p>
          </table:table-cell>
          <table:table-cell table:formula="of:=[.C205]/([.H205]-[.H204])" office:value-type="float" office:value="102202.724538359" calcext:value-type="float">
            <text:p>102202.724538359</text:p>
          </table:table-cell>
          <table:table-cell table:formula="of:=[.G205]-[.$B205]" office:value-type="float" office:value="0.303741693496704" calcext:value-type="float">
            <text:p>0.3037416935</text:p>
          </table:table-cell>
          <table:table-cell/>
          <table:table-cell office:value-type="float" office:value="1443122963.1455" calcext:value-type="float">
            <text:p>1443122963.1455</text:p>
          </table:table-cell>
          <table:table-cell table:formula="of:=[.L205]-[.$B$2]" office:value-type="float" office:value="21.9093544483185" calcext:value-type="float">
            <text:p>21.9093544483</text:p>
          </table:table-cell>
          <table:table-cell table:formula="of:=[.C205]/([.M205]-[.M204])" office:value-type="float" office:value="102202.724538359" calcext:value-type="float">
            <text:p>102202.724538359</text:p>
          </table:table-cell>
          <table:table-cell table:formula="of:=[.L205]-[.$B205]" office:value-type="float" office:value="0.303741693496704" calcext:value-type="float">
            <text:p>0.303741693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22962.88187" calcext:value-type="float">
            <text:p>1443122962.88187</text:p>
          </table:table-cell>
          <table:table-cell office:value-type="float" office:value="4096" calcext:value-type="float">
            <text:p>4096</text:p>
          </table:table-cell>
          <table:table-cell table:formula="of:=[.B206]-[.$B$2]" office:value-type="float" office:value="21.6457190513611" calcext:value-type="float">
            <text:p>21.6457190514</text:p>
          </table:table-cell>
          <table:table-cell table:formula="of:=[.C206]/([.D206]-[.D205])" office:value-type="float" office:value="102128.602075878" calcext:value-type="float">
            <text:p>102128.602075878</text:p>
          </table:table-cell>
          <table:table-cell/>
          <table:table-cell office:value-type="float" office:value="1443122963.18568" calcext:value-type="float">
            <text:p>1443122963.18568</text:p>
          </table:table-cell>
          <table:table-cell table:formula="of:=[.G206]-[.$B$2]" office:value-type="float" office:value="21.9495284557343" calcext:value-type="float">
            <text:p>21.9495284557</text:p>
          </table:table-cell>
          <table:table-cell table:formula="of:=[.C206]/([.H206]-[.H205])" office:value-type="float" office:value="101956.470451389" calcext:value-type="float">
            <text:p>101956.470451389</text:p>
          </table:table-cell>
          <table:table-cell table:formula="of:=[.G206]-[.$B206]" office:value-type="float" office:value="0.303809404373169" calcext:value-type="float">
            <text:p>0.3038094044</text:p>
          </table:table-cell>
          <table:table-cell/>
          <table:table-cell office:value-type="float" office:value="1443122963.18568" calcext:value-type="float">
            <text:p>1443122963.18568</text:p>
          </table:table-cell>
          <table:table-cell table:formula="of:=[.L206]-[.$B$2]" office:value-type="float" office:value="21.9495284557343" calcext:value-type="float">
            <text:p>21.9495284557</text:p>
          </table:table-cell>
          <table:table-cell table:formula="of:=[.C206]/([.M206]-[.M205])" office:value-type="float" office:value="101956.470451389" calcext:value-type="float">
            <text:p>101956.470451389</text:p>
          </table:table-cell>
          <table:table-cell table:formula="of:=[.L206]-[.$B206]" office:value-type="float" office:value="0.303809404373169" calcext:value-type="float">
            <text:p>0.303809404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22962.92205" calcext:value-type="float">
            <text:p>1443122962.92205</text:p>
          </table:table-cell>
          <table:table-cell office:value-type="float" office:value="4096" calcext:value-type="float">
            <text:p>4096</text:p>
          </table:table-cell>
          <table:table-cell table:formula="of:=[.B207]-[.$B$2]" office:value-type="float" office:value="21.6858994960785" calcext:value-type="float">
            <text:p>21.6858994961</text:p>
          </table:table-cell>
          <table:table-cell table:formula="of:=[.C207]/([.D207]-[.D206])" office:value-type="float" office:value="101940.136024067" calcext:value-type="float">
            <text:p>101940.136024067</text:p>
          </table:table-cell>
          <table:table-cell/>
          <table:table-cell office:value-type="float" office:value="1443122963.22584" calcext:value-type="float">
            <text:p>1443122963.22584</text:p>
          </table:table-cell>
          <table:table-cell table:formula="of:=[.G207]-[.$B$2]" office:value-type="float" office:value="21.9896895885468" calcext:value-type="float">
            <text:p>21.9896895885</text:p>
          </table:table-cell>
          <table:table-cell table:formula="of:=[.C207]/([.H207]-[.H206])" office:value-type="float" office:value="101989.155015198" calcext:value-type="float">
            <text:p>101989.155015198</text:p>
          </table:table-cell>
          <table:table-cell table:formula="of:=[.G207]-[.$B207]" office:value-type="float" office:value="0.303790092468262" calcext:value-type="float">
            <text:p>0.3037900925</text:p>
          </table:table-cell>
          <table:table-cell/>
          <table:table-cell office:value-type="float" office:value="1443122963.22584" calcext:value-type="float">
            <text:p>1443122963.22584</text:p>
          </table:table-cell>
          <table:table-cell table:formula="of:=[.L207]-[.$B$2]" office:value-type="float" office:value="21.9896895885468" calcext:value-type="float">
            <text:p>21.9896895885</text:p>
          </table:table-cell>
          <table:table-cell table:formula="of:=[.C207]/([.M207]-[.M206])" office:value-type="float" office:value="101989.155015198" calcext:value-type="float">
            <text:p>101989.155015198</text:p>
          </table:table-cell>
          <table:table-cell table:formula="of:=[.L207]-[.$B207]" office:value-type="float" office:value="0.303790092468262" calcext:value-type="float">
            <text:p>0.303790092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22962.96218" calcext:value-type="float">
            <text:p>1443122962.96218</text:p>
          </table:table-cell>
          <table:table-cell office:value-type="float" office:value="4096" calcext:value-type="float">
            <text:p>4096</text:p>
          </table:table-cell>
          <table:table-cell table:formula="of:=[.B208]-[.$B$2]" office:value-type="float" office:value="21.7260298728943" calcext:value-type="float">
            <text:p>21.7260298729</text:p>
          </table:table-cell>
          <table:table-cell table:formula="of:=[.C208]/([.D208]-[.D207])" office:value-type="float" office:value="102067.319696529" calcext:value-type="float">
            <text:p>102067.319696529</text:p>
          </table:table-cell>
          <table:table-cell/>
          <table:table-cell office:value-type="float" office:value="1443122963.26684" calcext:value-type="float">
            <text:p>1443122963.26684</text:p>
          </table:table-cell>
          <table:table-cell table:formula="of:=[.G208]-[.$B$2]" office:value-type="float" office:value="22.0306949615478" calcext:value-type="float">
            <text:p>22.0306949615</text:p>
          </table:table-cell>
          <table:table-cell table:formula="of:=[.C208]/([.H208]-[.H207])" office:value-type="float" office:value="99889.34864439" calcext:value-type="float">
            <text:p>99889.34864439</text:p>
          </table:table-cell>
          <table:table-cell table:formula="of:=[.G208]-[.$B208]" office:value-type="float" office:value="0.304665088653564" calcext:value-type="float">
            <text:p>0.3046650887</text:p>
          </table:table-cell>
          <table:table-cell/>
          <table:table-cell office:value-type="float" office:value="1443122963.26684" calcext:value-type="float">
            <text:p>1443122963.26684</text:p>
          </table:table-cell>
          <table:table-cell table:formula="of:=[.L208]-[.$B$2]" office:value-type="float" office:value="22.0306949615478" calcext:value-type="float">
            <text:p>22.0306949615</text:p>
          </table:table-cell>
          <table:table-cell table:formula="of:=[.C208]/([.M208]-[.M207])" office:value-type="float" office:value="99889.34864439" calcext:value-type="float">
            <text:p>99889.34864439</text:p>
          </table:table-cell>
          <table:table-cell table:formula="of:=[.L208]-[.$B208]" office:value-type="float" office:value="0.304665088653564" calcext:value-type="float">
            <text:p>0.3046650887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22963.00234" calcext:value-type="float">
            <text:p>1443122963.00234</text:p>
          </table:table-cell>
          <table:table-cell office:value-type="float" office:value="4096" calcext:value-type="float">
            <text:p>4096</text:p>
          </table:table-cell>
          <table:table-cell table:formula="of:=[.B209]-[.$B$2]" office:value-type="float" office:value="21.7661914825439" calcext:value-type="float">
            <text:p>21.7661914825</text:p>
          </table:table-cell>
          <table:table-cell table:formula="of:=[.C209]/([.D209]-[.D208])" office:value-type="float" office:value="101987.944102107" calcext:value-type="float">
            <text:p>101987.944102107</text:p>
          </table:table-cell>
          <table:table-cell/>
          <table:table-cell office:value-type="float" office:value="1443122963.30793" calcext:value-type="float">
            <text:p>1443122963.30793</text:p>
          </table:table-cell>
          <table:table-cell table:formula="of:=[.G209]-[.$B$2]" office:value-type="float" office:value="22.0717849731445" calcext:value-type="float">
            <text:p>22.0717849731</text:p>
          </table:table-cell>
          <table:table-cell table:formula="of:=[.C209]/([.H209]-[.H208])" office:value-type="float" office:value="99683.5931857216" calcext:value-type="float">
            <text:p>99683.5931857216</text:p>
          </table:table-cell>
          <table:table-cell table:formula="of:=[.G209]-[.$B209]" office:value-type="float" office:value="0.305593490600586" calcext:value-type="float">
            <text:p>0.3055934906</text:p>
          </table:table-cell>
          <table:table-cell/>
          <table:table-cell office:value-type="float" office:value="1443122963.30793" calcext:value-type="float">
            <text:p>1443122963.30793</text:p>
          </table:table-cell>
          <table:table-cell table:formula="of:=[.L209]-[.$B$2]" office:value-type="float" office:value="22.0717849731445" calcext:value-type="float">
            <text:p>22.0717849731</text:p>
          </table:table-cell>
          <table:table-cell table:formula="of:=[.C209]/([.M209]-[.M208])" office:value-type="float" office:value="99683.5931857216" calcext:value-type="float">
            <text:p>99683.5931857216</text:p>
          </table:table-cell>
          <table:table-cell table:formula="of:=[.L209]-[.$B209]" office:value-type="float" office:value="0.305593490600586" calcext:value-type="float">
            <text:p>0.305593490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22963.04342" calcext:value-type="float">
            <text:p>1443122963.04342</text:p>
          </table:table-cell>
          <table:table-cell office:value-type="float" office:value="4096" calcext:value-type="float">
            <text:p>4096</text:p>
          </table:table-cell>
          <table:table-cell table:formula="of:=[.B210]-[.$B$2]" office:value-type="float" office:value="21.8072772026062" calcext:value-type="float">
            <text:p>21.8072772026</text:p>
          </table:table-cell>
          <table:table-cell table:formula="of:=[.C210]/([.D210]-[.D209])" office:value-type="float" office:value="99694.0054547776" calcext:value-type="float">
            <text:p>99694.0054547776</text:p>
          </table:table-cell>
          <table:table-cell/>
          <table:table-cell office:value-type="float" office:value="1443122963.34903" calcext:value-type="float">
            <text:p>1443122963.34903</text:p>
          </table:table-cell>
          <table:table-cell table:formula="of:=[.G210]-[.$B$2]" office:value-type="float" office:value="22.1128783226013" calcext:value-type="float">
            <text:p>22.1128783226</text:p>
          </table:table-cell>
          <table:table-cell table:formula="of:=[.C210]/([.H210]-[.H209])" office:value-type="float" office:value="99675.496257789" calcext:value-type="float">
            <text:p>99675.496257789</text:p>
          </table:table-cell>
          <table:table-cell table:formula="of:=[.G210]-[.$B210]" office:value-type="float" office:value="0.305601119995117" calcext:value-type="float">
            <text:p>0.30560112</text:p>
          </table:table-cell>
          <table:table-cell/>
          <table:table-cell office:value-type="float" office:value="1443122963.34903" calcext:value-type="float">
            <text:p>1443122963.34903</text:p>
          </table:table-cell>
          <table:table-cell table:formula="of:=[.L210]-[.$B$2]" office:value-type="float" office:value="22.1128783226013" calcext:value-type="float">
            <text:p>22.1128783226</text:p>
          </table:table-cell>
          <table:table-cell table:formula="of:=[.C210]/([.M210]-[.M209])" office:value-type="float" office:value="99675.496257789" calcext:value-type="float">
            <text:p>99675.496257789</text:p>
          </table:table-cell>
          <table:table-cell table:formula="of:=[.L210]-[.$B210]" office:value-type="float" office:value="0.305601119995117" calcext:value-type="float">
            <text:p>0.3056011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22963.08452" calcext:value-type="float">
            <text:p>1443122963.08452</text:p>
          </table:table-cell>
          <table:table-cell office:value-type="float" office:value="4096" calcext:value-type="float">
            <text:p>4096</text:p>
          </table:table-cell>
          <table:table-cell table:formula="of:=[.B211]-[.$B$2]" office:value-type="float" office:value="21.8483729362488" calcext:value-type="float">
            <text:p>21.8483729362</text:p>
          </table:table-cell>
          <table:table-cell table:formula="of:=[.C211]/([.D211]-[.D210])" office:value-type="float" office:value="99669.713543117" calcext:value-type="float">
            <text:p>99669.713543117</text:p>
          </table:table-cell>
          <table:table-cell/>
          <table:table-cell office:value-type="float" office:value="1443122963.39011" calcext:value-type="float">
            <text:p>1443122963.39011</text:p>
          </table:table-cell>
          <table:table-cell table:formula="of:=[.G211]-[.$B$2]" office:value-type="float" office:value="22.153963804245" calcext:value-type="float">
            <text:p>22.1539638042</text:p>
          </table:table-cell>
          <table:table-cell table:formula="of:=[.C211]/([.H211]-[.H210])" office:value-type="float" office:value="99694.5839779487" calcext:value-type="float">
            <text:p>99694.5839779487</text:p>
          </table:table-cell>
          <table:table-cell table:formula="of:=[.G211]-[.$B211]" office:value-type="float" office:value="0.305590867996216" calcext:value-type="float">
            <text:p>0.305590868</text:p>
          </table:table-cell>
          <table:table-cell/>
          <table:table-cell office:value-type="float" office:value="1443122963.39011" calcext:value-type="float">
            <text:p>1443122963.39011</text:p>
          </table:table-cell>
          <table:table-cell table:formula="of:=[.L211]-[.$B$2]" office:value-type="float" office:value="22.153963804245" calcext:value-type="float">
            <text:p>22.1539638042</text:p>
          </table:table-cell>
          <table:table-cell table:formula="of:=[.C211]/([.M211]-[.M210])" office:value-type="float" office:value="99694.5839779487" calcext:value-type="float">
            <text:p>99694.5839779487</text:p>
          </table:table-cell>
          <table:table-cell table:formula="of:=[.L211]-[.$B211]" office:value-type="float" office:value="0.305590867996216" calcext:value-type="float">
            <text:p>0.30559086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22963.12561" calcext:value-type="float">
            <text:p>1443122963.12561</text:p>
          </table:table-cell>
          <table:table-cell office:value-type="float" office:value="4096" calcext:value-type="float">
            <text:p>4096</text:p>
          </table:table-cell>
          <table:table-cell table:formula="of:=[.B212]-[.$B$2]" office:value-type="float" office:value="21.8894588947296" calcext:value-type="float">
            <text:p>21.8894588947</text:p>
          </table:table-cell>
          <table:table-cell table:formula="of:=[.C212]/([.D212]-[.D211])" office:value-type="float" office:value="99693.4269383208" calcext:value-type="float">
            <text:p>99693.4269383208</text:p>
          </table:table-cell>
          <table:table-cell/>
          <table:table-cell office:value-type="float" office:value="1443122963.43119" calcext:value-type="float">
            <text:p>1443122963.43119</text:p>
          </table:table-cell>
          <table:table-cell table:formula="of:=[.G212]-[.$B$2]" office:value-type="float" office:value="22.1950407028198" calcext:value-type="float">
            <text:p>22.1950407028</text:p>
          </table:table-cell>
          <table:table-cell table:formula="of:=[.C212]/([.H212]-[.H211])" office:value-type="float" office:value="99715.4152847831" calcext:value-type="float">
            <text:p>99715.4152847831</text:p>
          </table:table-cell>
          <table:table-cell table:formula="of:=[.G212]-[.$B212]" office:value-type="float" office:value="0.30558180809021" calcext:value-type="float">
            <text:p>0.3055818081</text:p>
          </table:table-cell>
          <table:table-cell/>
          <table:table-cell office:value-type="float" office:value="1443122963.43119" calcext:value-type="float">
            <text:p>1443122963.43119</text:p>
          </table:table-cell>
          <table:table-cell table:formula="of:=[.L212]-[.$B$2]" office:value-type="float" office:value="22.1950407028198" calcext:value-type="float">
            <text:p>22.1950407028</text:p>
          </table:table-cell>
          <table:table-cell table:formula="of:=[.C212]/([.M212]-[.M211])" office:value-type="float" office:value="99715.4152847831" calcext:value-type="float">
            <text:p>99715.4152847831</text:p>
          </table:table-cell>
          <table:table-cell table:formula="of:=[.L212]-[.$B212]" office:value-type="float" office:value="0.30558180809021" calcext:value-type="float">
            <text:p>0.305581808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22963.16669" calcext:value-type="float">
            <text:p>1443122963.16669</text:p>
          </table:table-cell>
          <table:table-cell office:value-type="float" office:value="4096" calcext:value-type="float">
            <text:p>4096</text:p>
          </table:table-cell>
          <table:table-cell table:formula="of:=[.B213]-[.$B$2]" office:value-type="float" office:value="21.9305458068848" calcext:value-type="float">
            <text:p>21.9305458069</text:p>
          </table:table-cell>
          <table:table-cell table:formula="of:=[.C213]/([.D213]-[.D212])" office:value-type="float" office:value="99691.1129396336" calcext:value-type="float">
            <text:p>99691.1129396336</text:p>
          </table:table-cell>
          <table:table-cell/>
          <table:table-cell office:value-type="float" office:value="1443122963.47228" calcext:value-type="float">
            <text:p>1443122963.47228</text:p>
          </table:table-cell>
          <table:table-cell table:formula="of:=[.G213]-[.$B$2]" office:value-type="float" office:value="22.2361357212067" calcext:value-type="float">
            <text:p>22.2361357212</text:p>
          </table:table-cell>
          <table:table-cell table:formula="of:=[.C213]/([.H213]-[.H212])" office:value-type="float" office:value="99671.4482870653" calcext:value-type="float">
            <text:p>99671.4482870653</text:p>
          </table:table-cell>
          <table:table-cell table:formula="of:=[.G213]-[.$B213]" office:value-type="float" office:value="0.305589914321899" calcext:value-type="float">
            <text:p>0.3055899143</text:p>
          </table:table-cell>
          <table:table-cell/>
          <table:table-cell office:value-type="float" office:value="1443122963.47228" calcext:value-type="float">
            <text:p>1443122963.47228</text:p>
          </table:table-cell>
          <table:table-cell table:formula="of:=[.L213]-[.$B$2]" office:value-type="float" office:value="22.2361357212067" calcext:value-type="float">
            <text:p>22.2361357212</text:p>
          </table:table-cell>
          <table:table-cell table:formula="of:=[.C213]/([.M213]-[.M212])" office:value-type="float" office:value="99671.4482870653" calcext:value-type="float">
            <text:p>99671.4482870653</text:p>
          </table:table-cell>
          <table:table-cell table:formula="of:=[.L213]-[.$B213]" office:value-type="float" office:value="0.305589914321899" calcext:value-type="float">
            <text:p>0.3055899143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22963.20778" calcext:value-type="float">
            <text:p>1443122963.20778</text:p>
          </table:table-cell>
          <table:table-cell office:value-type="float" office:value="4096" calcext:value-type="float">
            <text:p>4096</text:p>
          </table:table-cell>
          <table:table-cell table:formula="of:=[.B214]-[.$B$2]" office:value-type="float" office:value="21.9716339111328" calcext:value-type="float">
            <text:p>21.9716339111</text:p>
          </table:table-cell>
          <table:table-cell table:formula="of:=[.C214]/([.D214]-[.D213])" office:value-type="float" office:value="99688.2205923313" calcext:value-type="float">
            <text:p>99688.2205923313</text:p>
          </table:table-cell>
          <table:table-cell/>
          <table:table-cell office:value-type="float" office:value="1443122963.55447" calcext:value-type="float">
            <text:p>1443122963.55447</text:p>
          </table:table-cell>
          <table:table-cell table:formula="of:=[.G214]-[.$B$2]" office:value-type="float" office:value="22.3183181285858" calcext:value-type="float">
            <text:p>22.3183181286</text:p>
          </table:table-cell>
          <table:table-cell table:formula="of:=[.C214]/([.H214]-[.H213])" office:value-type="float" office:value="49840.3506373695" calcext:value-type="float">
            <text:p>49840.3506373695</text:p>
          </table:table-cell>
          <table:table-cell table:formula="of:=[.G214]-[.$B214]" office:value-type="float" office:value="0.346684217453003" calcext:value-type="float">
            <text:p>0.3466842175</text:p>
          </table:table-cell>
          <table:table-cell/>
          <table:table-cell office:value-type="float" office:value="1443122963.55447" calcext:value-type="float">
            <text:p>1443122963.55447</text:p>
          </table:table-cell>
          <table:table-cell table:formula="of:=[.L214]-[.$B$2]" office:value-type="float" office:value="22.3183181285858" calcext:value-type="float">
            <text:p>22.3183181286</text:p>
          </table:table-cell>
          <table:table-cell table:formula="of:=[.C214]/([.M214]-[.M213])" office:value-type="float" office:value="49840.3506373695" calcext:value-type="float">
            <text:p>49840.3506373695</text:p>
          </table:table-cell>
          <table:table-cell table:formula="of:=[.L214]-[.$B214]" office:value-type="float" office:value="0.346684217453003" calcext:value-type="float">
            <text:p>0.3466842175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22963.24887" calcext:value-type="float">
            <text:p>1443122963.24887</text:p>
          </table:table-cell>
          <table:table-cell office:value-type="float" office:value="4096" calcext:value-type="float">
            <text:p>4096</text:p>
          </table:table-cell>
          <table:table-cell table:formula="of:=[.B215]-[.$B$2]" office:value-type="float" office:value="22.0127222537994" calcext:value-type="float">
            <text:p>22.0127222538</text:p>
          </table:table-cell>
          <table:table-cell table:formula="of:=[.C215]/([.D215]-[.D214])" office:value-type="float" office:value="99687.6421430105" calcext:value-type="float">
            <text:p>99687.6421430105</text:p>
          </table:table-cell>
          <table:table-cell/>
          <table:table-cell office:value-type="float" office:value="1443122963.5956" calcext:value-type="float">
            <text:p>1443122963.5956</text:p>
          </table:table-cell>
          <table:table-cell table:formula="of:=[.G215]-[.$B$2]" office:value-type="float" office:value="22.3594512939453" calcext:value-type="float">
            <text:p>22.3594512939</text:p>
          </table:table-cell>
          <table:table-cell table:formula="of:=[.C215]/([.H215]-[.H214])" office:value-type="float" office:value="99579.0128039415" calcext:value-type="float">
            <text:p>99579.0128039415</text:p>
          </table:table-cell>
          <table:table-cell table:formula="of:=[.G215]-[.$B215]" office:value-type="float" office:value="0.346729040145874" calcext:value-type="float">
            <text:p>0.3467290401</text:p>
          </table:table-cell>
          <table:table-cell/>
          <table:table-cell office:value-type="float" office:value="1443122963.5956" calcext:value-type="float">
            <text:p>1443122963.5956</text:p>
          </table:table-cell>
          <table:table-cell table:formula="of:=[.L215]-[.$B$2]" office:value-type="float" office:value="22.3594512939453" calcext:value-type="float">
            <text:p>22.3594512939</text:p>
          </table:table-cell>
          <table:table-cell table:formula="of:=[.C215]/([.M215]-[.M214])" office:value-type="float" office:value="99579.0128039415" calcext:value-type="float">
            <text:p>99579.0128039415</text:p>
          </table:table-cell>
          <table:table-cell table:formula="of:=[.L215]-[.$B215]" office:value-type="float" office:value="0.346729040145874" calcext:value-type="float">
            <text:p>0.346729040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22963.28996" calcext:value-type="float">
            <text:p>1443122963.28996</text:p>
          </table:table-cell>
          <table:table-cell office:value-type="float" office:value="4096" calcext:value-type="float">
            <text:p>4096</text:p>
          </table:table-cell>
          <table:table-cell table:formula="of:=[.B216]-[.$B$2]" office:value-type="float" office:value="22.0538096427917" calcext:value-type="float">
            <text:p>22.0538096428</text:p>
          </table:table-cell>
          <table:table-cell table:formula="of:=[.C216]/([.D216]-[.D215])" office:value-type="float" office:value="99689.9559805725" calcext:value-type="float">
            <text:p>99689.9559805725</text:p>
          </table:table-cell>
          <table:table-cell/>
          <table:table-cell office:value-type="float" office:value="1443122963.63664" calcext:value-type="float">
            <text:p>1443122963.63664</text:p>
          </table:table-cell>
          <table:table-cell table:formula="of:=[.G216]-[.$B$2]" office:value-type="float" office:value="22.4004964828491" calcext:value-type="float">
            <text:p>22.4004964828</text:p>
          </table:table-cell>
          <table:table-cell table:formula="of:=[.C216]/([.H216]-[.H215])" office:value-type="float" office:value="99792.4509398453" calcext:value-type="float">
            <text:p>99792.4509398453</text:p>
          </table:table-cell>
          <table:table-cell table:formula="of:=[.G216]-[.$B216]" office:value-type="float" office:value="0.346686840057373" calcext:value-type="float">
            <text:p>0.3466868401</text:p>
          </table:table-cell>
          <table:table-cell/>
          <table:table-cell office:value-type="float" office:value="1443122963.63664" calcext:value-type="float">
            <text:p>1443122963.63664</text:p>
          </table:table-cell>
          <table:table-cell table:formula="of:=[.L216]-[.$B$2]" office:value-type="float" office:value="22.4004964828491" calcext:value-type="float">
            <text:p>22.4004964828</text:p>
          </table:table-cell>
          <table:table-cell table:formula="of:=[.C216]/([.M216]-[.M215])" office:value-type="float" office:value="99792.4509398453" calcext:value-type="float">
            <text:p>99792.4509398453</text:p>
          </table:table-cell>
          <table:table-cell table:formula="of:=[.L216]-[.$B216]" office:value-type="float" office:value="0.346686840057373" calcext:value-type="float">
            <text:p>0.346686840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22963.33104" calcext:value-type="float">
            <text:p>1443122963.33104</text:p>
          </table:table-cell>
          <table:table-cell office:value-type="float" office:value="4096" calcext:value-type="float">
            <text:p>4096</text:p>
          </table:table-cell>
          <table:table-cell table:formula="of:=[.B217]-[.$B$2]" office:value-type="float" office:value="22.0948884487152" calcext:value-type="float">
            <text:p>22.0948884487</text:p>
          </table:table-cell>
          <table:table-cell table:formula="of:=[.C217]/([.D217]-[.D216])" office:value-type="float" office:value="99710.7853531983" calcext:value-type="float">
            <text:p>99710.7853531983</text:p>
          </table:table-cell>
          <table:table-cell/>
          <table:table-cell office:value-type="float" office:value="1443122963.67783" calcext:value-type="float">
            <text:p>1443122963.67783</text:p>
          </table:table-cell>
          <table:table-cell table:formula="of:=[.G217]-[.$B$2]" office:value-type="float" office:value="22.4416787624359" calcext:value-type="float">
            <text:p>22.4416787624</text:p>
          </table:table-cell>
          <table:table-cell table:formula="of:=[.C217]/([.H217]-[.H216])" office:value-type="float" office:value="99460.2542913548" calcext:value-type="float">
            <text:p>99460.2542913548</text:p>
          </table:table-cell>
          <table:table-cell table:formula="of:=[.G217]-[.$B217]" office:value-type="float" office:value="0.346790313720703" calcext:value-type="float">
            <text:p>0.3467903137</text:p>
          </table:table-cell>
          <table:table-cell/>
          <table:table-cell office:value-type="float" office:value="1443122963.67783" calcext:value-type="float">
            <text:p>1443122963.67783</text:p>
          </table:table-cell>
          <table:table-cell table:formula="of:=[.L217]-[.$B$2]" office:value-type="float" office:value="22.4416787624359" calcext:value-type="float">
            <text:p>22.4416787624</text:p>
          </table:table-cell>
          <table:table-cell table:formula="of:=[.C217]/([.M217]-[.M216])" office:value-type="float" office:value="99460.2542913548" calcext:value-type="float">
            <text:p>99460.2542913548</text:p>
          </table:table-cell>
          <table:table-cell table:formula="of:=[.L217]-[.$B217]" office:value-type="float" office:value="0.346790313720703" calcext:value-type="float">
            <text:p>0.346790313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22963.37212" calcext:value-type="float">
            <text:p>1443122963.37212</text:p>
          </table:table-cell>
          <table:table-cell office:value-type="float" office:value="4096" calcext:value-type="float">
            <text:p>4096</text:p>
          </table:table-cell>
          <table:table-cell table:formula="of:=[.B218]-[.$B$2]" office:value-type="float" office:value="22.1359760761261" calcext:value-type="float">
            <text:p>22.1359760761</text:p>
          </table:table-cell>
          <table:table-cell table:formula="of:=[.C218]/([.D218]-[.D217])" office:value-type="float" office:value="99689.3775111121" calcext:value-type="float">
            <text:p>99689.3775111121</text:p>
          </table:table-cell>
          <table:table-cell/>
          <table:table-cell office:value-type="float" office:value="1443122963.71882" calcext:value-type="float">
            <text:p>1443122963.71882</text:p>
          </table:table-cell>
          <table:table-cell table:formula="of:=[.G218]-[.$B$2]" office:value-type="float" office:value="22.482675075531" calcext:value-type="float">
            <text:p>22.4826750755</text:p>
          </table:table-cell>
          <table:table-cell table:formula="of:=[.C218]/([.H218]-[.H217])" office:value-type="float" office:value="99911.423510186" calcext:value-type="float">
            <text:p>99911.423510186</text:p>
          </table:table-cell>
          <table:table-cell table:formula="of:=[.G218]-[.$B218]" office:value-type="float" office:value="0.346698999404907" calcext:value-type="float">
            <text:p>0.3466989994</text:p>
          </table:table-cell>
          <table:table-cell/>
          <table:table-cell office:value-type="float" office:value="1443122963.71882" calcext:value-type="float">
            <text:p>1443122963.71882</text:p>
          </table:table-cell>
          <table:table-cell table:formula="of:=[.L218]-[.$B$2]" office:value-type="float" office:value="22.482675075531" calcext:value-type="float">
            <text:p>22.4826750755</text:p>
          </table:table-cell>
          <table:table-cell table:formula="of:=[.C218]/([.M218]-[.M217])" office:value-type="float" office:value="99911.423510186" calcext:value-type="float">
            <text:p>99911.423510186</text:p>
          </table:table-cell>
          <table:table-cell table:formula="of:=[.L218]-[.$B218]" office:value-type="float" office:value="0.346698999404907" calcext:value-type="float">
            <text:p>0.346698999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22963.41321" calcext:value-type="float">
            <text:p>1443122963.41321</text:p>
          </table:table-cell>
          <table:table-cell office:value-type="float" office:value="4096" calcext:value-type="float">
            <text:p>4096</text:p>
          </table:table-cell>
          <table:table-cell table:formula="of:=[.B219]-[.$B$2]" office:value-type="float" office:value="22.1770639419556" calcext:value-type="float">
            <text:p>22.177063942</text:p>
          </table:table-cell>
          <table:table-cell table:formula="of:=[.C219]/([.D219]-[.D218])" office:value-type="float" office:value="99688.7990483651" calcext:value-type="float">
            <text:p>99688.7990483651</text:p>
          </table:table-cell>
          <table:table-cell/>
          <table:table-cell office:value-type="float" office:value="1443122963.75991" calcext:value-type="float">
            <text:p>1443122963.75991</text:p>
          </table:table-cell>
          <table:table-cell table:formula="of:=[.G219]-[.$B$2]" office:value-type="float" office:value="22.5237653255463" calcext:value-type="float">
            <text:p>22.5237653255</text:p>
          </table:table-cell>
          <table:table-cell table:formula="of:=[.C219]/([.H219]-[.H218])" office:value-type="float" office:value="99683.0147901013" calcext:value-type="float">
            <text:p>99683.0147901013</text:p>
          </table:table-cell>
          <table:table-cell table:formula="of:=[.G219]-[.$B219]" office:value-type="float" office:value="0.346701383590698" calcext:value-type="float">
            <text:p>0.3467013836</text:p>
          </table:table-cell>
          <table:table-cell/>
          <table:table-cell office:value-type="float" office:value="1443122963.75991" calcext:value-type="float">
            <text:p>1443122963.75991</text:p>
          </table:table-cell>
          <table:table-cell table:formula="of:=[.L219]-[.$B$2]" office:value-type="float" office:value="22.5237653255463" calcext:value-type="float">
            <text:p>22.5237653255</text:p>
          </table:table-cell>
          <table:table-cell table:formula="of:=[.C219]/([.M219]-[.M218])" office:value-type="float" office:value="99683.0147901013" calcext:value-type="float">
            <text:p>99683.0147901013</text:p>
          </table:table-cell>
          <table:table-cell table:formula="of:=[.L219]-[.$B219]" office:value-type="float" office:value="0.346701383590698" calcext:value-type="float">
            <text:p>0.346701383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22963.4543" calcext:value-type="float">
            <text:p>1443122963.4543</text:p>
          </table:table-cell>
          <table:table-cell office:value-type="float" office:value="4096" calcext:value-type="float">
            <text:p>4096</text:p>
          </table:table-cell>
          <table:table-cell table:formula="of:=[.B220]-[.$B$2]" office:value-type="float" office:value="22.218151807785" calcext:value-type="float">
            <text:p>22.2181518078</text:p>
          </table:table-cell>
          <table:table-cell table:formula="of:=[.C220]/([.D220]-[.D219])" office:value-type="float" office:value="99688.7990483651" calcext:value-type="float">
            <text:p>99688.7990483651</text:p>
          </table:table-cell>
          <table:table-cell/>
          <table:table-cell office:value-type="float" office:value="1443122963.80098" calcext:value-type="float">
            <text:p>1443122963.80098</text:p>
          </table:table-cell>
          <table:table-cell table:formula="of:=[.G220]-[.$B$2]" office:value-type="float" office:value="22.5648334026337" calcext:value-type="float">
            <text:p>22.5648334026</text:p>
          </table:table-cell>
          <table:table-cell table:formula="of:=[.C220]/([.H220]-[.H219])" office:value-type="float" office:value="99736.8343125189" calcext:value-type="float">
            <text:p>99736.8343125189</text:p>
          </table:table-cell>
          <table:table-cell table:formula="of:=[.G220]-[.$B220]" office:value-type="float" office:value="0.346681594848633" calcext:value-type="float">
            <text:p>0.3466815948</text:p>
          </table:table-cell>
          <table:table-cell/>
          <table:table-cell office:value-type="float" office:value="1443122963.80098" calcext:value-type="float">
            <text:p>1443122963.80098</text:p>
          </table:table-cell>
          <table:table-cell table:formula="of:=[.L220]-[.$B$2]" office:value-type="float" office:value="22.5648334026337" calcext:value-type="float">
            <text:p>22.5648334026</text:p>
          </table:table-cell>
          <table:table-cell table:formula="of:=[.C220]/([.M220]-[.M219])" office:value-type="float" office:value="99736.8343125189" calcext:value-type="float">
            <text:p>99736.8343125189</text:p>
          </table:table-cell>
          <table:table-cell table:formula="of:=[.L220]-[.$B220]" office:value-type="float" office:value="0.346681594848633" calcext:value-type="float">
            <text:p>0.346681594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22963.49539" calcext:value-type="float">
            <text:p>1443122963.49539</text:p>
          </table:table-cell>
          <table:table-cell office:value-type="float" office:value="4096" calcext:value-type="float">
            <text:p>4096</text:p>
          </table:table-cell>
          <table:table-cell table:formula="of:=[.B221]-[.$B$2]" office:value-type="float" office:value="22.2592401504517" calcext:value-type="float">
            <text:p>22.2592401505</text:p>
          </table:table-cell>
          <table:table-cell table:formula="of:=[.C221]/([.D221]-[.D220])" office:value-type="float" office:value="99687.6421430105" calcext:value-type="float">
            <text:p>99687.6421430105</text:p>
          </table:table-cell>
          <table:table-cell/>
          <table:table-cell office:value-type="float" office:value="1443122963.84204" calcext:value-type="float">
            <text:p>1443122963.84204</text:p>
          </table:table-cell>
          <table:table-cell table:formula="of:=[.G221]-[.$B$2]" office:value-type="float" office:value="22.6058940887451" calcext:value-type="float">
            <text:p>22.6058940887</text:p>
          </table:table-cell>
          <table:table-cell table:formula="of:=[.C221]/([.H221]-[.H220])" office:value-type="float" office:value="99754.7870701018" calcext:value-type="float">
            <text:p>99754.7870701018</text:p>
          </table:table-cell>
          <table:table-cell table:formula="of:=[.G221]-[.$B221]" office:value-type="float" office:value="0.346653938293457" calcext:value-type="float">
            <text:p>0.3466539383</text:p>
          </table:table-cell>
          <table:table-cell/>
          <table:table-cell office:value-type="float" office:value="1443122963.84204" calcext:value-type="float">
            <text:p>1443122963.84204</text:p>
          </table:table-cell>
          <table:table-cell table:formula="of:=[.L221]-[.$B$2]" office:value-type="float" office:value="22.6058940887451" calcext:value-type="float">
            <text:p>22.6058940887</text:p>
          </table:table-cell>
          <table:table-cell table:formula="of:=[.C221]/([.M221]-[.M220])" office:value-type="float" office:value="99754.7870701018" calcext:value-type="float">
            <text:p>99754.7870701018</text:p>
          </table:table-cell>
          <table:table-cell table:formula="of:=[.L221]-[.$B221]" office:value-type="float" office:value="0.346653938293457" calcext:value-type="float">
            <text:p>0.346653938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22963.53648" calcext:value-type="float">
            <text:p>1443122963.53648</text:p>
          </table:table-cell>
          <table:table-cell office:value-type="float" office:value="4096" calcext:value-type="float">
            <text:p>4096</text:p>
          </table:table-cell>
          <table:table-cell table:formula="of:=[.B222]-[.$B$2]" office:value-type="float" office:value="22.3003287315369" calcext:value-type="float">
            <text:p>22.3003287315</text:p>
          </table:table-cell>
          <table:table-cell table:formula="of:=[.C222]/([.D222]-[.D221])" office:value-type="float" office:value="99687.0637004027" calcext:value-type="float">
            <text:p>99687.0637004027</text:p>
          </table:table-cell>
          <table:table-cell/>
          <table:table-cell office:value-type="float" office:value="1443122963.88311" calcext:value-type="float">
            <text:p>1443122963.88311</text:p>
          </table:table-cell>
          <table:table-cell table:formula="of:=[.G222]-[.$B$2]" office:value-type="float" office:value="22.6469626426697" calcext:value-type="float">
            <text:p>22.6469626427</text:p>
          </table:table-cell>
          <table:table-cell table:formula="of:=[.C222]/([.H222]-[.H221])" office:value-type="float" office:value="99735.6762919874" calcext:value-type="float">
            <text:p>99735.6762919874</text:p>
          </table:table-cell>
          <table:table-cell table:formula="of:=[.G222]-[.$B222]" office:value-type="float" office:value="0.346633911132812" calcext:value-type="float">
            <text:p>0.3466339111</text:p>
          </table:table-cell>
          <table:table-cell/>
          <table:table-cell office:value-type="float" office:value="1443122963.88311" calcext:value-type="float">
            <text:p>1443122963.88311</text:p>
          </table:table-cell>
          <table:table-cell table:formula="of:=[.L222]-[.$B$2]" office:value-type="float" office:value="22.6469626426697" calcext:value-type="float">
            <text:p>22.6469626427</text:p>
          </table:table-cell>
          <table:table-cell table:formula="of:=[.C222]/([.M222]-[.M221])" office:value-type="float" office:value="99735.6762919874" calcext:value-type="float">
            <text:p>99735.6762919874</text:p>
          </table:table-cell>
          <table:table-cell table:formula="of:=[.L222]-[.$B222]" office:value-type="float" office:value="0.346633911132812" calcext:value-type="float">
            <text:p>0.346633911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22963.57756" calcext:value-type="float">
            <text:p>1443122963.57756</text:p>
          </table:table-cell>
          <table:table-cell office:value-type="float" office:value="4096" calcext:value-type="float">
            <text:p>4096</text:p>
          </table:table-cell>
          <table:table-cell table:formula="of:=[.B223]-[.$B$2]" office:value-type="float" office:value="22.3414170742035" calcext:value-type="float">
            <text:p>22.3414170742</text:p>
          </table:table-cell>
          <table:table-cell table:formula="of:=[.C223]/([.D223]-[.D222])" office:value-type="float" office:value="99687.6421430105" calcext:value-type="float">
            <text:p>99687.6421430105</text:p>
          </table:table-cell>
          <table:table-cell/>
          <table:table-cell office:value-type="float" office:value="1443122963.92419" calcext:value-type="float">
            <text:p>1443122963.92419</text:p>
          </table:table-cell>
          <table:table-cell table:formula="of:=[.G223]-[.$B$2]" office:value-type="float" office:value="22.6880373954773" calcext:value-type="float">
            <text:p>22.6880373955</text:p>
          </table:table-cell>
          <table:table-cell table:formula="of:=[.C223]/([.H223]-[.H222])" office:value-type="float" office:value="99720.6244717901" calcext:value-type="float">
            <text:p>99720.6244717901</text:p>
          </table:table-cell>
          <table:table-cell table:formula="of:=[.G223]-[.$B223]" office:value-type="float" office:value="0.346620321273804" calcext:value-type="float">
            <text:p>0.3466203213</text:p>
          </table:table-cell>
          <table:table-cell/>
          <table:table-cell office:value-type="float" office:value="1443122963.92419" calcext:value-type="float">
            <text:p>1443122963.92419</text:p>
          </table:table-cell>
          <table:table-cell table:formula="of:=[.L223]-[.$B$2]" office:value-type="float" office:value="22.6880373954773" calcext:value-type="float">
            <text:p>22.6880373955</text:p>
          </table:table-cell>
          <table:table-cell table:formula="of:=[.C223]/([.M223]-[.M222])" office:value-type="float" office:value="99720.6244717901" calcext:value-type="float">
            <text:p>99720.6244717901</text:p>
          </table:table-cell>
          <table:table-cell table:formula="of:=[.L223]-[.$B223]" office:value-type="float" office:value="0.346620321273804" calcext:value-type="float">
            <text:p>0.346620321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22963.61865" calcext:value-type="float">
            <text:p>1443122963.61865</text:p>
          </table:table-cell>
          <table:table-cell office:value-type="float" office:value="4096" calcext:value-type="float">
            <text:p>4096</text:p>
          </table:table-cell>
          <table:table-cell table:formula="of:=[.B224]-[.$B$2]" office:value-type="float" office:value="22.382506608963" calcext:value-type="float">
            <text:p>22.382506609</text:p>
          </table:table-cell>
          <table:table-cell table:formula="of:=[.C224]/([.D224]-[.D223])" office:value-type="float" office:value="99684.7499970988" calcext:value-type="float">
            <text:p>99684.7499970988</text:p>
          </table:table-cell>
          <table:table-cell/>
          <table:table-cell office:value-type="float" office:value="1443122963.96528" calcext:value-type="float">
            <text:p>1443122963.96528</text:p>
          </table:table-cell>
          <table:table-cell table:formula="of:=[.G224]-[.$B$2]" office:value-type="float" office:value="22.7291367053986" calcext:value-type="float">
            <text:p>22.7291367054</text:p>
          </table:table-cell>
          <table:table-cell table:formula="of:=[.C224]/([.H224]-[.H223])" office:value-type="float" office:value="99661.0407290742" calcext:value-type="float">
            <text:p>99661.0407290742</text:p>
          </table:table-cell>
          <table:table-cell table:formula="of:=[.G224]-[.$B224]" office:value-type="float" office:value="0.346630096435547" calcext:value-type="float">
            <text:p>0.3466300964</text:p>
          </table:table-cell>
          <table:table-cell/>
          <table:table-cell office:value-type="float" office:value="1443122963.96528" calcext:value-type="float">
            <text:p>1443122963.96528</text:p>
          </table:table-cell>
          <table:table-cell table:formula="of:=[.L224]-[.$B$2]" office:value-type="float" office:value="22.7291367053986" calcext:value-type="float">
            <text:p>22.7291367054</text:p>
          </table:table-cell>
          <table:table-cell table:formula="of:=[.C224]/([.M224]-[.M223])" office:value-type="float" office:value="99661.0407290742" calcext:value-type="float">
            <text:p>99661.0407290742</text:p>
          </table:table-cell>
          <table:table-cell table:formula="of:=[.L224]-[.$B224]" office:value-type="float" office:value="0.346630096435547" calcext:value-type="float">
            <text:p>0.346630096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22963.65974" calcext:value-type="float">
            <text:p>1443122963.65974</text:p>
          </table:table-cell>
          <table:table-cell office:value-type="float" office:value="4096" calcext:value-type="float">
            <text:p>4096</text:p>
          </table:table-cell>
          <table:table-cell table:formula="of:=[.B225]-[.$B$2]" office:value-type="float" office:value="22.4235954284668" calcext:value-type="float">
            <text:p>22.4235954285</text:p>
          </table:table-cell>
          <table:table-cell table:formula="of:=[.C225]/([.D225]-[.D224])" office:value-type="float" office:value="99686.4852645077" calcext:value-type="float">
            <text:p>99686.4852645077</text:p>
          </table:table-cell>
          <table:table-cell/>
          <table:table-cell office:value-type="float" office:value="1443122964.00637" calcext:value-type="float">
            <text:p>1443122964.00637</text:p>
          </table:table-cell>
          <table:table-cell table:formula="of:=[.G225]-[.$B$2]" office:value-type="float" office:value="22.7702240943909" calcext:value-type="float">
            <text:p>22.7702240944</text:p>
          </table:table-cell>
          <table:table-cell table:formula="of:=[.C225]/([.H225]-[.H224])" office:value-type="float" office:value="99689.9559805725" calcext:value-type="float">
            <text:p>99689.9559805725</text:p>
          </table:table-cell>
          <table:table-cell table:formula="of:=[.G225]-[.$B225]" office:value-type="float" office:value="0.346628665924072" calcext:value-type="float">
            <text:p>0.3466286659</text:p>
          </table:table-cell>
          <table:table-cell/>
          <table:table-cell office:value-type="float" office:value="1443122964.00637" calcext:value-type="float">
            <text:p>1443122964.00637</text:p>
          </table:table-cell>
          <table:table-cell table:formula="of:=[.L225]-[.$B$2]" office:value-type="float" office:value="22.7702240943909" calcext:value-type="float">
            <text:p>22.7702240944</text:p>
          </table:table-cell>
          <table:table-cell table:formula="of:=[.C225]/([.M225]-[.M224])" office:value-type="float" office:value="99689.9559805725" calcext:value-type="float">
            <text:p>99689.9559805725</text:p>
          </table:table-cell>
          <table:table-cell table:formula="of:=[.L225]-[.$B225]" office:value-type="float" office:value="0.346628665924072" calcext:value-type="float">
            <text:p>0.346628665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22963.7008" calcext:value-type="float">
            <text:p>1443122963.7008</text:p>
          </table:table-cell>
          <table:table-cell office:value-type="float" office:value="4096" calcext:value-type="float">
            <text:p>4096</text:p>
          </table:table-cell>
          <table:table-cell table:formula="of:=[.B226]-[.$B$2]" office:value-type="float" office:value="22.4646553993225" calcext:value-type="float">
            <text:p>22.4646553993</text:p>
          </table:table-cell>
          <table:table-cell table:formula="of:=[.C226]/([.D226]-[.D225])" office:value-type="float" office:value="99756.5247767365" calcext:value-type="float">
            <text:p>99756.5247767365</text:p>
          </table:table-cell>
          <table:table-cell/>
          <table:table-cell office:value-type="float" office:value="1443122964.04743" calcext:value-type="float">
            <text:p>1443122964.04743</text:p>
          </table:table-cell>
          <table:table-cell table:formula="of:=[.G226]-[.$B$2]" office:value-type="float" office:value="22.8112797737122" calcext:value-type="float">
            <text:p>22.8112797737</text:p>
          </table:table-cell>
          <table:table-cell table:formula="of:=[.C226]/([.H226]-[.H225])" office:value-type="float" office:value="99766.9522880372" calcext:value-type="float">
            <text:p>99766.9522880372</text:p>
          </table:table-cell>
          <table:table-cell table:formula="of:=[.G226]-[.$B226]" office:value-type="float" office:value="0.346624374389648" calcext:value-type="float">
            <text:p>0.3466243744</text:p>
          </table:table-cell>
          <table:table-cell/>
          <table:table-cell office:value-type="float" office:value="1443122964.04743" calcext:value-type="float">
            <text:p>1443122964.04743</text:p>
          </table:table-cell>
          <table:table-cell table:formula="of:=[.L226]-[.$B$2]" office:value-type="float" office:value="22.8112797737122" calcext:value-type="float">
            <text:p>22.8112797737</text:p>
          </table:table-cell>
          <table:table-cell table:formula="of:=[.C226]/([.M226]-[.M225])" office:value-type="float" office:value="99766.9522880372" calcext:value-type="float">
            <text:p>99766.9522880372</text:p>
          </table:table-cell>
          <table:table-cell table:formula="of:=[.L226]-[.$B226]" office:value-type="float" office:value="0.346624374389648" calcext:value-type="float">
            <text:p>0.346624374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22963.74189" calcext:value-type="float">
            <text:p>1443122963.74189</text:p>
          </table:table-cell>
          <table:table-cell office:value-type="float" office:value="4096" calcext:value-type="float">
            <text:p>4096</text:p>
          </table:table-cell>
          <table:table-cell table:formula="of:=[.B227]-[.$B$2]" office:value-type="float" office:value="22.5057411193848" calcext:value-type="float">
            <text:p>22.5057411194</text:p>
          </table:table-cell>
          <table:table-cell table:formula="of:=[.C227]/([.D227]-[.D226])" office:value-type="float" office:value="99694.0054547776" calcext:value-type="float">
            <text:p>99694.0054547776</text:p>
          </table:table-cell>
          <table:table-cell/>
          <table:table-cell office:value-type="float" office:value="1443122964.1297" calcext:value-type="float">
            <text:p>1443122964.1297</text:p>
          </table:table-cell>
          <table:table-cell table:formula="of:=[.G227]-[.$B$2]" office:value-type="float" office:value="22.8935499191284" calcext:value-type="float">
            <text:p>22.8935499191</text:p>
          </table:table-cell>
          <table:table-cell table:formula="of:=[.C227]/([.H227]-[.H226])" office:value-type="float" office:value="49787.1977650652" calcext:value-type="float">
            <text:p>49787.1977650652</text:p>
          </table:table-cell>
          <table:table-cell table:formula="of:=[.G227]-[.$B227]" office:value-type="float" office:value="0.387808799743652" calcext:value-type="float">
            <text:p>0.3878087997</text:p>
          </table:table-cell>
          <table:table-cell/>
          <table:table-cell office:value-type="float" office:value="1443122964.1297" calcext:value-type="float">
            <text:p>1443122964.1297</text:p>
          </table:table-cell>
          <table:table-cell table:formula="of:=[.L227]-[.$B$2]" office:value-type="float" office:value="22.8935499191284" calcext:value-type="float">
            <text:p>22.8935499191</text:p>
          </table:table-cell>
          <table:table-cell table:formula="of:=[.C227]/([.M227]-[.M226])" office:value-type="float" office:value="49787.1977650652" calcext:value-type="float">
            <text:p>49787.1977650652</text:p>
          </table:table-cell>
          <table:table-cell table:formula="of:=[.L227]-[.$B227]" office:value-type="float" office:value="0.387808799743652" calcext:value-type="float">
            <text:p>0.387808799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22963.78298" calcext:value-type="float">
            <text:p>1443122963.78298</text:p>
          </table:table-cell>
          <table:table-cell office:value-type="float" office:value="4096" calcext:value-type="float">
            <text:p>4096</text:p>
          </table:table-cell>
          <table:table-cell table:formula="of:=[.B228]-[.$B$2]" office:value-type="float" office:value="22.5468313694" calcext:value-type="float">
            <text:p>22.5468313694</text:p>
          </table:table-cell>
          <table:table-cell table:formula="of:=[.C228]/([.D228]-[.D227])" office:value-type="float" office:value="99683.0147901013" calcext:value-type="float">
            <text:p>99683.0147901013</text:p>
          </table:table-cell>
          <table:table-cell/>
          <table:table-cell office:value-type="float" office:value="1443122964.17079" calcext:value-type="float">
            <text:p>1443122964.17079</text:p>
          </table:table-cell>
          <table:table-cell table:formula="of:=[.G228]-[.$B$2]" office:value-type="float" office:value="22.9346394538879" calcext:value-type="float">
            <text:p>22.9346394539</text:p>
          </table:table-cell>
          <table:table-cell table:formula="of:=[.C228]/([.H228]-[.H227])" office:value-type="float" office:value="99684.7499970988" calcext:value-type="float">
            <text:p>99684.7499970988</text:p>
          </table:table-cell>
          <table:table-cell table:formula="of:=[.G228]-[.$B228]" office:value-type="float" office:value="0.387808084487915" calcext:value-type="float">
            <text:p>0.3878080845</text:p>
          </table:table-cell>
          <table:table-cell/>
          <table:table-cell office:value-type="float" office:value="1443122964.17079" calcext:value-type="float">
            <text:p>1443122964.17079</text:p>
          </table:table-cell>
          <table:table-cell table:formula="of:=[.L228]-[.$B$2]" office:value-type="float" office:value="22.9346394538879" calcext:value-type="float">
            <text:p>22.9346394539</text:p>
          </table:table-cell>
          <table:table-cell table:formula="of:=[.C228]/([.M228]-[.M227])" office:value-type="float" office:value="99684.7499970988" calcext:value-type="float">
            <text:p>99684.7499970988</text:p>
          </table:table-cell>
          <table:table-cell table:formula="of:=[.L228]-[.$B228]" office:value-type="float" office:value="0.387808084487915" calcext:value-type="float">
            <text:p>0.387808084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22963.82407" calcext:value-type="float">
            <text:p>1443122963.82407</text:p>
          </table:table-cell>
          <table:table-cell office:value-type="float" office:value="4096" calcext:value-type="float">
            <text:p>4096</text:p>
          </table:table-cell>
          <table:table-cell table:formula="of:=[.B229]-[.$B$2]" office:value-type="float" office:value="22.5879211425781" calcext:value-type="float">
            <text:p>22.5879211426</text:p>
          </table:table-cell>
          <table:table-cell table:formula="of:=[.C229]/([.D229]-[.D228])" office:value-type="float" office:value="99684.1715880541" calcext:value-type="float">
            <text:p>99684.1715880541</text:p>
          </table:table-cell>
          <table:table-cell/>
          <table:table-cell office:value-type="float" office:value="1443122964.2119" calcext:value-type="float">
            <text:p>1443122964.2119</text:p>
          </table:table-cell>
          <table:table-cell table:formula="of:=[.G229]-[.$B$2]" office:value-type="float" office:value="22.9757478237152" calcext:value-type="float">
            <text:p>22.9757478237</text:p>
          </table:table-cell>
          <table:table-cell table:formula="of:=[.C229]/([.H229]-[.H228])" office:value-type="float" office:value="99639.0763538084" calcext:value-type="float">
            <text:p>99639.0763538084</text:p>
          </table:table-cell>
          <table:table-cell table:formula="of:=[.G229]-[.$B229]" office:value-type="float" office:value="0.387826681137085" calcext:value-type="float">
            <text:p>0.3878266811</text:p>
          </table:table-cell>
          <table:table-cell/>
          <table:table-cell office:value-type="float" office:value="1443122964.2119" calcext:value-type="float">
            <text:p>1443122964.2119</text:p>
          </table:table-cell>
          <table:table-cell table:formula="of:=[.L229]-[.$B$2]" office:value-type="float" office:value="22.9757478237152" calcext:value-type="float">
            <text:p>22.9757478237</text:p>
          </table:table-cell>
          <table:table-cell table:formula="of:=[.C229]/([.M229]-[.M228])" office:value-type="float" office:value="99639.0763538084" calcext:value-type="float">
            <text:p>99639.0763538084</text:p>
          </table:table-cell>
          <table:table-cell table:formula="of:=[.L229]-[.$B229]" office:value-type="float" office:value="0.387826681137085" calcext:value-type="float">
            <text:p>0.387826681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22963.86516" calcext:value-type="float">
            <text:p>1443122963.86516</text:p>
          </table:table-cell>
          <table:table-cell office:value-type="float" office:value="4096" calcext:value-type="float">
            <text:p>4096</text:p>
          </table:table-cell>
          <table:table-cell table:formula="of:=[.B230]-[.$B$2]" office:value-type="float" office:value="22.629008769989" calcext:value-type="float">
            <text:p>22.62900877</text:p>
          </table:table-cell>
          <table:table-cell table:formula="of:=[.C230]/([.D230]-[.D229])" office:value-type="float" office:value="99689.3775111121" calcext:value-type="float">
            <text:p>99689.3775111121</text:p>
          </table:table-cell>
          <table:table-cell/>
          <table:table-cell office:value-type="float" office:value="1443122964.25283" calcext:value-type="float">
            <text:p>1443122964.25283</text:p>
          </table:table-cell>
          <table:table-cell table:formula="of:=[.G230]-[.$B$2]" office:value-type="float" office:value="23.0166823863983" calcext:value-type="float">
            <text:p>23.0166823864</text:p>
          </table:table-cell>
          <table:table-cell table:formula="of:=[.C230]/([.H230]-[.H229])" office:value-type="float" office:value="100062.141416024" calcext:value-type="float">
            <text:p>100062.141416024</text:p>
          </table:table-cell>
          <table:table-cell table:formula="of:=[.G230]-[.$B230]" office:value-type="float" office:value="0.387673616409302" calcext:value-type="float">
            <text:p>0.3876736164</text:p>
          </table:table-cell>
          <table:table-cell/>
          <table:table-cell office:value-type="float" office:value="1443122964.25283" calcext:value-type="float">
            <text:p>1443122964.25283</text:p>
          </table:table-cell>
          <table:table-cell table:formula="of:=[.L230]-[.$B$2]" office:value-type="float" office:value="23.0166823863983" calcext:value-type="float">
            <text:p>23.0166823864</text:p>
          </table:table-cell>
          <table:table-cell table:formula="of:=[.C230]/([.M230]-[.M229])" office:value-type="float" office:value="100062.141416024" calcext:value-type="float">
            <text:p>100062.141416024</text:p>
          </table:table-cell>
          <table:table-cell table:formula="of:=[.L230]-[.$B230]" office:value-type="float" office:value="0.387673616409302" calcext:value-type="float">
            <text:p>0.387673616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22963.90625" calcext:value-type="float">
            <text:p>1443122963.90625</text:p>
          </table:table-cell>
          <table:table-cell office:value-type="float" office:value="4096" calcext:value-type="float">
            <text:p>4096</text:p>
          </table:table-cell>
          <table:table-cell table:formula="of:=[.B231]-[.$B$2]" office:value-type="float" office:value="22.6700975894928" calcext:value-type="float">
            <text:p>22.6700975895</text:p>
          </table:table-cell>
          <table:table-cell table:formula="of:=[.C231]/([.D231]-[.D230])" office:value-type="float" office:value="99686.4852645077" calcext:value-type="float">
            <text:p>99686.4852645077</text:p>
          </table:table-cell>
          <table:table-cell/>
          <table:table-cell office:value-type="float" office:value="1443122964.29364" calcext:value-type="float">
            <text:p>1443122964.29364</text:p>
          </table:table-cell>
          <table:table-cell table:formula="of:=[.G231]-[.$B$2]" office:value-type="float" office:value="23.0574901103973" calcext:value-type="float">
            <text:p>23.0574901104</text:p>
          </table:table-cell>
          <table:table-cell table:formula="of:=[.C231]/([.H231]-[.H230])" office:value-type="float" office:value="100373.154849264" calcext:value-type="float">
            <text:p>100373.154849264</text:p>
          </table:table-cell>
          <table:table-cell table:formula="of:=[.G231]-[.$B231]" office:value-type="float" office:value="0.387392520904541" calcext:value-type="float">
            <text:p>0.3873925209</text:p>
          </table:table-cell>
          <table:table-cell/>
          <table:table-cell office:value-type="float" office:value="1443122964.29364" calcext:value-type="float">
            <text:p>1443122964.29364</text:p>
          </table:table-cell>
          <table:table-cell table:formula="of:=[.L231]-[.$B$2]" office:value-type="float" office:value="23.0574901103973" calcext:value-type="float">
            <text:p>23.0574901104</text:p>
          </table:table-cell>
          <table:table-cell table:formula="of:=[.C231]/([.M231]-[.M230])" office:value-type="float" office:value="100373.154849264" calcext:value-type="float">
            <text:p>100373.154849264</text:p>
          </table:table-cell>
          <table:table-cell table:formula="of:=[.L231]-[.$B231]" office:value-type="float" office:value="0.387392520904541" calcext:value-type="float">
            <text:p>0.387392520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22963.94733" calcext:value-type="float">
            <text:p>1443122963.94733</text:p>
          </table:table-cell>
          <table:table-cell office:value-type="float" office:value="4096" calcext:value-type="float">
            <text:p>4096</text:p>
          </table:table-cell>
          <table:table-cell table:formula="of:=[.B232]-[.$B$2]" office:value-type="float" office:value="22.711186170578" calcext:value-type="float">
            <text:p>22.7111861706</text:p>
          </table:table-cell>
          <table:table-cell table:formula="of:=[.C232]/([.D232]-[.D231])" office:value-type="float" office:value="99687.0637004027" calcext:value-type="float">
            <text:p>99687.0637004027</text:p>
          </table:table-cell>
          <table:table-cell/>
          <table:table-cell office:value-type="float" office:value="1443122964.37549" calcext:value-type="float">
            <text:p>1443122964.37549</text:p>
          </table:table-cell>
          <table:table-cell table:formula="of:=[.G232]-[.$B$2]" office:value-type="float" office:value="23.1393396854401" calcext:value-type="float">
            <text:p>23.1393396854</text:p>
          </table:table-cell>
          <table:table-cell table:formula="of:=[.C232]/([.H232]-[.H231])" office:value-type="float" office:value="50043.020966962" calcext:value-type="float">
            <text:p>50043.020966962</text:p>
          </table:table-cell>
          <table:table-cell table:formula="of:=[.G232]-[.$B232]" office:value-type="float" office:value="0.428153514862061" calcext:value-type="float">
            <text:p>0.4281535149</text:p>
          </table:table-cell>
          <table:table-cell/>
          <table:table-cell office:value-type="float" office:value="1443122964.37549" calcext:value-type="float">
            <text:p>1443122964.37549</text:p>
          </table:table-cell>
          <table:table-cell table:formula="of:=[.L232]-[.$B$2]" office:value-type="float" office:value="23.1393396854401" calcext:value-type="float">
            <text:p>23.1393396854</text:p>
          </table:table-cell>
          <table:table-cell table:formula="of:=[.C232]/([.M232]-[.M231])" office:value-type="float" office:value="50043.020966962" calcext:value-type="float">
            <text:p>50043.020966962</text:p>
          </table:table-cell>
          <table:table-cell table:formula="of:=[.L232]-[.$B232]" office:value-type="float" office:value="0.428153514862061" calcext:value-type="float">
            <text:p>0.428153514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22963.98842" calcext:value-type="float">
            <text:p>1443122963.98842</text:p>
          </table:table-cell>
          <table:table-cell office:value-type="float" office:value="4096" calcext:value-type="float">
            <text:p>4096</text:p>
          </table:table-cell>
          <table:table-cell table:formula="of:=[.B233]-[.$B$2]" office:value-type="float" office:value="22.752274274826" calcext:value-type="float">
            <text:p>22.7522742748</text:p>
          </table:table-cell>
          <table:table-cell table:formula="of:=[.C233]/([.D233]-[.D232])" office:value-type="float" office:value="99688.2205923313" calcext:value-type="float">
            <text:p>99688.2205923313</text:p>
          </table:table-cell>
          <table:table-cell/>
          <table:table-cell office:value-type="float" office:value="1443122964.41636" calcext:value-type="float">
            <text:p>1443122964.41636</text:p>
          </table:table-cell>
          <table:table-cell table:formula="of:=[.G233]-[.$B$2]" office:value-type="float" office:value="23.1802163124084" calcext:value-type="float">
            <text:p>23.1802163124</text:p>
          </table:table-cell>
          <table:table-cell table:formula="of:=[.C233]/([.H233]-[.H232])" office:value-type="float" office:value="100203.962601123" calcext:value-type="float">
            <text:p>100203.962601123</text:p>
          </table:table-cell>
          <table:table-cell table:formula="of:=[.G233]-[.$B233]" office:value-type="float" office:value="0.427942037582397" calcext:value-type="float">
            <text:p>0.4279420376</text:p>
          </table:table-cell>
          <table:table-cell/>
          <table:table-cell office:value-type="float" office:value="1443122964.41636" calcext:value-type="float">
            <text:p>1443122964.41636</text:p>
          </table:table-cell>
          <table:table-cell table:formula="of:=[.L233]-[.$B$2]" office:value-type="float" office:value="23.1802163124084" calcext:value-type="float">
            <text:p>23.1802163124</text:p>
          </table:table-cell>
          <table:table-cell table:formula="of:=[.C233]/([.M233]-[.M232])" office:value-type="float" office:value="100203.962601123" calcext:value-type="float">
            <text:p>100203.962601123</text:p>
          </table:table-cell>
          <table:table-cell table:formula="of:=[.L233]-[.$B233]" office:value-type="float" office:value="0.427942037582397" calcext:value-type="float">
            <text:p>0.427942037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22964.02936" calcext:value-type="float">
            <text:p>1443122964.02936</text:p>
          </table:table-cell>
          <table:table-cell office:value-type="float" office:value="4096" calcext:value-type="float">
            <text:p>4096</text:p>
          </table:table-cell>
          <table:table-cell table:formula="of:=[.B234]-[.$B$2]" office:value-type="float" office:value="22.7932152748108" calcext:value-type="float">
            <text:p>22.7932152748</text:p>
          </table:table-cell>
          <table:table-cell table:formula="of:=[.C234]/([.D234]-[.D233])" office:value-type="float" office:value="100046.4082833" calcext:value-type="float">
            <text:p>100046.4082833</text:p>
          </table:table-cell>
          <table:table-cell/>
          <table:table-cell office:value-type="float" office:value="1443122964.45727" calcext:value-type="float">
            <text:p>1443122964.45727</text:p>
          </table:table-cell>
          <table:table-cell table:formula="of:=[.G234]-[.$B$2]" office:value-type="float" office:value="23.2211172580719" calcext:value-type="float">
            <text:p>23.2211172581</text:p>
          </table:table-cell>
          <table:table-cell table:formula="of:=[.C234]/([.H234]-[.H233])" office:value-type="float" office:value="100144.383792575" calcext:value-type="float">
            <text:p>100144.383792575</text:p>
          </table:table-cell>
          <table:table-cell table:formula="of:=[.G234]-[.$B234]" office:value-type="float" office:value="0.427901983261108" calcext:value-type="float">
            <text:p>0.4279019833</text:p>
          </table:table-cell>
          <table:table-cell/>
          <table:table-cell office:value-type="float" office:value="1443122964.45727" calcext:value-type="float">
            <text:p>1443122964.45727</text:p>
          </table:table-cell>
          <table:table-cell table:formula="of:=[.L234]-[.$B$2]" office:value-type="float" office:value="23.2211172580719" calcext:value-type="float">
            <text:p>23.2211172581</text:p>
          </table:table-cell>
          <table:table-cell table:formula="of:=[.C234]/([.M234]-[.M233])" office:value-type="float" office:value="100144.383792575" calcext:value-type="float">
            <text:p>100144.383792575</text:p>
          </table:table-cell>
          <table:table-cell table:formula="of:=[.L234]-[.$B234]" office:value-type="float" office:value="0.427901983261108" calcext:value-type="float">
            <text:p>0.427901983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22964.07025" calcext:value-type="float">
            <text:p>1443122964.07025</text:p>
          </table:table-cell>
          <table:table-cell office:value-type="float" office:value="4096" calcext:value-type="float">
            <text:p>4096</text:p>
          </table:table-cell>
          <table:table-cell table:formula="of:=[.B235]-[.$B$2]" office:value-type="float" office:value="22.8340997695923" calcext:value-type="float">
            <text:p>22.8340997696</text:p>
          </table:table-cell>
          <table:table-cell table:formula="of:=[.C235]/([.D235]-[.D234])" office:value-type="float" office:value="100184.67934827" calcext:value-type="float">
            <text:p>100184.67934827</text:p>
          </table:table-cell>
          <table:table-cell/>
          <table:table-cell office:value-type="float" office:value="1443122964.49811" calcext:value-type="float">
            <text:p>1443122964.49811</text:p>
          </table:table-cell>
          <table:table-cell table:formula="of:=[.G235]-[.$B$2]" office:value-type="float" office:value="23.2619595527649" calcext:value-type="float">
            <text:p>23.2619595528</text:p>
          </table:table-cell>
          <table:table-cell table:formula="of:=[.C235]/([.H235]-[.H234])" office:value-type="float" office:value="100288.194646975" calcext:value-type="float">
            <text:p>100288.194646975</text:p>
          </table:table-cell>
          <table:table-cell table:formula="of:=[.G235]-[.$B235]" office:value-type="float" office:value="0.427859783172607" calcext:value-type="float">
            <text:p>0.4278597832</text:p>
          </table:table-cell>
          <table:table-cell/>
          <table:table-cell office:value-type="float" office:value="1443122964.49811" calcext:value-type="float">
            <text:p>1443122964.49811</text:p>
          </table:table-cell>
          <table:table-cell table:formula="of:=[.L235]-[.$B$2]" office:value-type="float" office:value="23.2619595527649" calcext:value-type="float">
            <text:p>23.2619595528</text:p>
          </table:table-cell>
          <table:table-cell table:formula="of:=[.C235]/([.M235]-[.M234])" office:value-type="float" office:value="100288.194646975" calcext:value-type="float">
            <text:p>100288.194646975</text:p>
          </table:table-cell>
          <table:table-cell table:formula="of:=[.L235]-[.$B235]" office:value-type="float" office:value="0.427859783172607" calcext:value-type="float">
            <text:p>0.427859783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22964.11113" calcext:value-type="float">
            <text:p>1443122964.11113</text:p>
          </table:table-cell>
          <table:table-cell office:value-type="float" office:value="4096" calcext:value-type="float">
            <text:p>4096</text:p>
          </table:table-cell>
          <table:table-cell table:formula="of:=[.B236]-[.$B$2]" office:value-type="float" office:value="22.8749852180481" calcext:value-type="float">
            <text:p>22.874985218</text:p>
          </table:table-cell>
          <table:table-cell table:formula="of:=[.C236]/([.D236]-[.D235])" office:value-type="float" office:value="100182.3424886" calcext:value-type="float">
            <text:p>100182.3424886</text:p>
          </table:table-cell>
          <table:table-cell/>
          <table:table-cell office:value-type="float" office:value="1443122964.539" calcext:value-type="float">
            <text:p>1443122964.539</text:p>
          </table:table-cell>
          <table:table-cell table:formula="of:=[.G236]-[.$B$2]" office:value-type="float" office:value="23.3028478622437" calcext:value-type="float">
            <text:p>23.3028478622</text:p>
          </table:table-cell>
          <table:table-cell table:formula="of:=[.C236]/([.H236]-[.H235])" office:value-type="float" office:value="100175.332563645" calcext:value-type="float">
            <text:p>100175.332563645</text:p>
          </table:table-cell>
          <table:table-cell table:formula="of:=[.G236]-[.$B236]" office:value-type="float" office:value="0.427862644195557" calcext:value-type="float">
            <text:p>0.4278626442</text:p>
          </table:table-cell>
          <table:table-cell/>
          <table:table-cell office:value-type="float" office:value="1443122964.539" calcext:value-type="float">
            <text:p>1443122964.539</text:p>
          </table:table-cell>
          <table:table-cell table:formula="of:=[.L236]-[.$B$2]" office:value-type="float" office:value="23.3028478622437" calcext:value-type="float">
            <text:p>23.3028478622</text:p>
          </table:table-cell>
          <table:table-cell table:formula="of:=[.C236]/([.M236]-[.M235])" office:value-type="float" office:value="100175.332563645" calcext:value-type="float">
            <text:p>100175.332563645</text:p>
          </table:table-cell>
          <table:table-cell table:formula="of:=[.L236]-[.$B236]" office:value-type="float" office:value="0.427862644195557" calcext:value-type="float">
            <text:p>0.427862644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22964.15203" calcext:value-type="float">
            <text:p>1443122964.15203</text:p>
          </table:table-cell>
          <table:table-cell office:value-type="float" office:value="4096" calcext:value-type="float">
            <text:p>4096</text:p>
          </table:table-cell>
          <table:table-cell table:formula="of:=[.B237]-[.$B$2]" office:value-type="float" office:value="22.9158823490143" calcext:value-type="float">
            <text:p>22.915882349</text:p>
          </table:table-cell>
          <table:table-cell table:formula="of:=[.C237]/([.D237]-[.D236])" office:value-type="float" office:value="100153.724802518" calcext:value-type="float">
            <text:p>100153.724802518</text:p>
          </table:table-cell>
          <table:table-cell/>
          <table:table-cell office:value-type="float" office:value="1443122964.62076" calcext:value-type="float">
            <text:p>1443122964.62076</text:p>
          </table:table-cell>
          <table:table-cell table:formula="of:=[.G237]-[.$B$2]" office:value-type="float" office:value="23.3846168518066" calcext:value-type="float">
            <text:p>23.3846168518</text:p>
          </table:table-cell>
          <table:table-cell table:formula="of:=[.C237]/([.H237]-[.H236])" office:value-type="float" office:value="50092.3396741349" calcext:value-type="float">
            <text:p>50092.3396741349</text:p>
          </table:table-cell>
          <table:table-cell table:formula="of:=[.G237]-[.$B237]" office:value-type="float" office:value="0.468734502792358" calcext:value-type="float">
            <text:p>0.4687345028</text:p>
          </table:table-cell>
          <table:table-cell/>
          <table:table-cell office:value-type="float" office:value="1443122964.62076" calcext:value-type="float">
            <text:p>1443122964.62076</text:p>
          </table:table-cell>
          <table:table-cell table:formula="of:=[.L237]-[.$B$2]" office:value-type="float" office:value="23.3846168518066" calcext:value-type="float">
            <text:p>23.3846168518</text:p>
          </table:table-cell>
          <table:table-cell table:formula="of:=[.C237]/([.M237]-[.M236])" office:value-type="float" office:value="50092.3396741349" calcext:value-type="float">
            <text:p>50092.3396741349</text:p>
          </table:table-cell>
          <table:table-cell table:formula="of:=[.L237]-[.$B237]" office:value-type="float" office:value="0.468734502792358" calcext:value-type="float">
            <text:p>0.468734502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22964.19292" calcext:value-type="float">
            <text:p>1443122964.19292</text:p>
          </table:table-cell>
          <table:table-cell office:value-type="float" office:value="4096" calcext:value-type="float">
            <text:p>4096</text:p>
          </table:table-cell>
          <table:table-cell table:formula="of:=[.B238]-[.$B$2]" office:value-type="float" office:value="22.9567687511444" calcext:value-type="float">
            <text:p>22.9567687511</text:p>
          </table:table-cell>
          <table:table-cell table:formula="of:=[.C238]/([.D238]-[.D237])" office:value-type="float" office:value="100180.005737944" calcext:value-type="float">
            <text:p>100180.005737944</text:p>
          </table:table-cell>
          <table:table-cell/>
          <table:table-cell office:value-type="float" office:value="1443122964.66162" calcext:value-type="float">
            <text:p>1443122964.66162</text:p>
          </table:table-cell>
          <table:table-cell table:formula="of:=[.G238]-[.$B$2]" office:value-type="float" office:value="23.4254722595215" calcext:value-type="float">
            <text:p>23.4254722595</text:p>
          </table:table-cell>
          <table:table-cell table:formula="of:=[.C238]/([.H238]-[.H237])" office:value-type="float" office:value="100256.005975724" calcext:value-type="float">
            <text:p>100256.005975724</text:p>
          </table:table-cell>
          <table:table-cell table:formula="of:=[.G238]-[.$B238]" office:value-type="float" office:value="0.468703508377075" calcext:value-type="float">
            <text:p>0.4687035084</text:p>
          </table:table-cell>
          <table:table-cell/>
          <table:table-cell office:value-type="float" office:value="1443122964.66162" calcext:value-type="float">
            <text:p>1443122964.66162</text:p>
          </table:table-cell>
          <table:table-cell table:formula="of:=[.L238]-[.$B$2]" office:value-type="float" office:value="23.4254722595215" calcext:value-type="float">
            <text:p>23.4254722595</text:p>
          </table:table-cell>
          <table:table-cell table:formula="of:=[.C238]/([.M238]-[.M237])" office:value-type="float" office:value="100256.005975724" calcext:value-type="float">
            <text:p>100256.005975724</text:p>
          </table:table-cell>
          <table:table-cell table:formula="of:=[.L238]-[.$B238]" office:value-type="float" office:value="0.468703508377075" calcext:value-type="float">
            <text:p>0.468703508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22964.2338" calcext:value-type="float">
            <text:p>1443122964.2338</text:p>
          </table:table-cell>
          <table:table-cell office:value-type="float" office:value="4096" calcext:value-type="float">
            <text:p>4096</text:p>
          </table:table-cell>
          <table:table-cell table:formula="of:=[.B239]-[.$B$2]" office:value-type="float" office:value="22.9976525306702" calcext:value-type="float">
            <text:p>22.9976525307</text:p>
          </table:table-cell>
          <table:table-cell table:formula="of:=[.C239]/([.D239]-[.D238])" office:value-type="float" office:value="100186.432064568" calcext:value-type="float">
            <text:p>100186.432064568</text:p>
          </table:table-cell>
          <table:table-cell/>
          <table:table-cell office:value-type="float" office:value="1443122964.70254" calcext:value-type="float">
            <text:p>1443122964.70254</text:p>
          </table:table-cell>
          <table:table-cell table:formula="of:=[.G239]-[.$B$2]" office:value-type="float" office:value="23.4663937091827" calcext:value-type="float">
            <text:p>23.4663937092</text:p>
          </table:table-cell>
          <table:table-cell table:formula="of:=[.C239]/([.H239]-[.H238])" office:value-type="float" office:value="100094.205701568" calcext:value-type="float">
            <text:p>100094.205701568</text:p>
          </table:table-cell>
          <table:table-cell table:formula="of:=[.G239]-[.$B239]" office:value-type="float" office:value="0.468741178512573" calcext:value-type="float">
            <text:p>0.4687411785</text:p>
          </table:table-cell>
          <table:table-cell/>
          <table:table-cell office:value-type="float" office:value="1443122964.70254" calcext:value-type="float">
            <text:p>1443122964.70254</text:p>
          </table:table-cell>
          <table:table-cell table:formula="of:=[.L239]-[.$B$2]" office:value-type="float" office:value="23.4663937091827" calcext:value-type="float">
            <text:p>23.4663937092</text:p>
          </table:table-cell>
          <table:table-cell table:formula="of:=[.C239]/([.M239]-[.M238])" office:value-type="float" office:value="100094.205701568" calcext:value-type="float">
            <text:p>100094.205701568</text:p>
          </table:table-cell>
          <table:table-cell table:formula="of:=[.L239]-[.$B239]" office:value-type="float" office:value="0.468741178512573" calcext:value-type="float">
            <text:p>0.468741178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22964.27466" calcext:value-type="float">
            <text:p>1443122964.27466</text:p>
          </table:table-cell>
          <table:table-cell office:value-type="float" office:value="4096" calcext:value-type="float">
            <text:p>4096</text:p>
          </table:table-cell>
          <table:table-cell table:formula="of:=[.B240]-[.$B$2]" office:value-type="float" office:value="23.0385141372681" calcext:value-type="float">
            <text:p>23.0385141373</text:p>
          </table:table-cell>
          <table:table-cell table:formula="of:=[.C240]/([.D240]-[.D239])" office:value-type="float" office:value="100240.796704515" calcext:value-type="float">
            <text:p>100240.796704515</text:p>
          </table:table-cell>
          <table:table-cell/>
          <table:table-cell office:value-type="float" office:value="1443122964.74344" calcext:value-type="float">
            <text:p>1443122964.74344</text:p>
          </table:table-cell>
          <table:table-cell table:formula="of:=[.G240]-[.$B$2]" office:value-type="float" office:value="23.5072903633118" calcext:value-type="float">
            <text:p>23.5072903633</text:p>
          </table:table-cell>
          <table:table-cell table:formula="of:=[.C240]/([.H240]-[.H239])" office:value-type="float" office:value="100154.892551288" calcext:value-type="float">
            <text:p>100154.892551288</text:p>
          </table:table-cell>
          <table:table-cell table:formula="of:=[.G240]-[.$B240]" office:value-type="float" office:value="0.468776226043701" calcext:value-type="float">
            <text:p>0.468776226</text:p>
          </table:table-cell>
          <table:table-cell/>
          <table:table-cell office:value-type="float" office:value="1443122964.74344" calcext:value-type="float">
            <text:p>1443122964.74344</text:p>
          </table:table-cell>
          <table:table-cell table:formula="of:=[.L240]-[.$B$2]" office:value-type="float" office:value="23.5072903633118" calcext:value-type="float">
            <text:p>23.5072903633</text:p>
          </table:table-cell>
          <table:table-cell table:formula="of:=[.C240]/([.M240]-[.M239])" office:value-type="float" office:value="100154.892551288" calcext:value-type="float">
            <text:p>100154.892551288</text:p>
          </table:table-cell>
          <table:table-cell table:formula="of:=[.L240]-[.$B240]" office:value-type="float" office:value="0.468776226043701" calcext:value-type="float">
            <text:p>0.46877622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22964.31555" calcext:value-type="float">
            <text:p>1443122964.31555</text:p>
          </table:table-cell>
          <table:table-cell office:value-type="float" office:value="4096" calcext:value-type="float">
            <text:p>4096</text:p>
          </table:table-cell>
          <table:table-cell table:formula="of:=[.B241]-[.$B$2]" office:value-type="float" office:value="23.0793981552124" calcext:value-type="float">
            <text:p>23.0793981552</text:p>
          </table:table-cell>
          <table:table-cell table:formula="of:=[.C241]/([.D241]-[.D240])" office:value-type="float" office:value="100185.847818988" calcext:value-type="float">
            <text:p>100185.847818988</text:p>
          </table:table-cell>
          <table:table-cell/>
          <table:table-cell office:value-type="float" office:value="1443122964.78434" calcext:value-type="float">
            <text:p>1443122964.78434</text:p>
          </table:table-cell>
          <table:table-cell table:formula="of:=[.G241]-[.$B$2]" office:value-type="float" office:value="23.5481946468353" calcext:value-type="float">
            <text:p>23.5481946468</text:p>
          </table:table-cell>
          <table:table-cell table:formula="of:=[.C241]/([.H241]-[.H240])" office:value-type="float" office:value="100136.211838079" calcext:value-type="float">
            <text:p>100136.211838079</text:p>
          </table:table-cell>
          <table:table-cell table:formula="of:=[.G241]-[.$B241]" office:value-type="float" office:value="0.468796491622925" calcext:value-type="float">
            <text:p>0.4687964916</text:p>
          </table:table-cell>
          <table:table-cell/>
          <table:table-cell office:value-type="float" office:value="1443122964.78434" calcext:value-type="float">
            <text:p>1443122964.78434</text:p>
          </table:table-cell>
          <table:table-cell table:formula="of:=[.L241]-[.$B$2]" office:value-type="float" office:value="23.5481946468353" calcext:value-type="float">
            <text:p>23.5481946468</text:p>
          </table:table-cell>
          <table:table-cell table:formula="of:=[.C241]/([.M241]-[.M240])" office:value-type="float" office:value="100136.211838079" calcext:value-type="float">
            <text:p>100136.211838079</text:p>
          </table:table-cell>
          <table:table-cell table:formula="of:=[.L241]-[.$B241]" office:value-type="float" office:value="0.468796491622925" calcext:value-type="float">
            <text:p>0.468796491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22964.35643" calcext:value-type="float">
            <text:p>1443122964.35643</text:p>
          </table:table-cell>
          <table:table-cell office:value-type="float" office:value="4096" calcext:value-type="float">
            <text:p>4096</text:p>
          </table:table-cell>
          <table:table-cell table:formula="of:=[.B242]-[.$B$2]" office:value-type="float" office:value="23.1202828884125" calcext:value-type="float">
            <text:p>23.1202828884</text:p>
          </table:table-cell>
          <table:table-cell table:formula="of:=[.C242]/([.D242]-[.D241])" office:value-type="float" office:value="100184.095123132" calcext:value-type="float">
            <text:p>100184.095123132</text:p>
          </table:table-cell>
          <table:table-cell/>
          <table:table-cell office:value-type="float" office:value="1443122964.86614" calcext:value-type="float">
            <text:p>1443122964.86614</text:p>
          </table:table-cell>
          <table:table-cell table:formula="of:=[.G242]-[.$B$2]" office:value-type="float" office:value="23.629994392395" calcext:value-type="float">
            <text:p>23.6299943924</text:p>
          </table:table-cell>
          <table:table-cell table:formula="of:=[.C242]/([.H242]-[.H241])" office:value-type="float" office:value="50073.505387752" calcext:value-type="float">
            <text:p>50073.505387752</text:p>
          </table:table-cell>
          <table:table-cell table:formula="of:=[.G242]-[.$B242]" office:value-type="float" office:value="0.509711503982544" calcext:value-type="float">
            <text:p>0.509711504</text:p>
          </table:table-cell>
          <table:table-cell/>
          <table:table-cell office:value-type="float" office:value="1443122964.86614" calcext:value-type="float">
            <text:p>1443122964.86614</text:p>
          </table:table-cell>
          <table:table-cell table:formula="of:=[.L242]-[.$B$2]" office:value-type="float" office:value="23.629994392395" calcext:value-type="float">
            <text:p>23.6299943924</text:p>
          </table:table-cell>
          <table:table-cell table:formula="of:=[.C242]/([.M242]-[.M241])" office:value-type="float" office:value="50073.505387752" calcext:value-type="float">
            <text:p>50073.505387752</text:p>
          </table:table-cell>
          <table:table-cell table:formula="of:=[.L242]-[.$B242]" office:value-type="float" office:value="0.509711503982544" calcext:value-type="float">
            <text:p>0.50971150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22964.39731" calcext:value-type="float">
            <text:p>1443122964.39731</text:p>
          </table:table-cell>
          <table:table-cell office:value-type="float" office:value="4096" calcext:value-type="float">
            <text:p>4096</text:p>
          </table:table-cell>
          <table:table-cell table:formula="of:=[.B243]-[.$B$2]" office:value-type="float" office:value="23.1611671447754" calcext:value-type="float">
            <text:p>23.1611671448</text:p>
          </table:table-cell>
          <table:table-cell table:formula="of:=[.C243]/([.D243]-[.D242])" office:value-type="float" office:value="100185.263580222" calcext:value-type="float">
            <text:p>100185.263580222</text:p>
          </table:table-cell>
          <table:table-cell/>
          <table:table-cell office:value-type="float" office:value="1443122964.90695" calcext:value-type="float">
            <text:p>1443122964.90695</text:p>
          </table:table-cell>
          <table:table-cell table:formula="of:=[.G243]-[.$B$2]" office:value-type="float" office:value="23.6708028316498" calcext:value-type="float">
            <text:p>23.6708028316</text:p>
          </table:table-cell>
          <table:table-cell table:formula="of:=[.C243]/([.H243]-[.H242])" office:value-type="float" office:value="100371.395593674" calcext:value-type="float">
            <text:p>100371.395593674</text:p>
          </table:table-cell>
          <table:table-cell table:formula="of:=[.G243]-[.$B243]" office:value-type="float" office:value="0.50963568687439" calcext:value-type="float">
            <text:p>0.5096356869</text:p>
          </table:table-cell>
          <table:table-cell/>
          <table:table-cell office:value-type="float" office:value="1443122964.90695" calcext:value-type="float">
            <text:p>1443122964.90695</text:p>
          </table:table-cell>
          <table:table-cell table:formula="of:=[.L243]-[.$B$2]" office:value-type="float" office:value="23.6708028316498" calcext:value-type="float">
            <text:p>23.6708028316</text:p>
          </table:table-cell>
          <table:table-cell table:formula="of:=[.C243]/([.M243]-[.M242])" office:value-type="float" office:value="100371.395593674" calcext:value-type="float">
            <text:p>100371.395593674</text:p>
          </table:table-cell>
          <table:table-cell table:formula="of:=[.L243]-[.$B243]" office:value-type="float" office:value="0.50963568687439" calcext:value-type="float">
            <text:p>0.509635686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22964.4382" calcext:value-type="float">
            <text:p>1443122964.4382</text:p>
          </table:table-cell>
          <table:table-cell office:value-type="float" office:value="4096" calcext:value-type="float">
            <text:p>4096</text:p>
          </table:table-cell>
          <table:table-cell table:formula="of:=[.B244]-[.$B$2]" office:value-type="float" office:value="23.2020514011383" calcext:value-type="float">
            <text:p>23.2020514011</text:p>
          </table:table-cell>
          <table:table-cell table:formula="of:=[.C244]/([.D244]-[.D243])" office:value-type="float" office:value="100185.263580222" calcext:value-type="float">
            <text:p>100185.263580222</text:p>
          </table:table-cell>
          <table:table-cell/>
          <table:table-cell office:value-type="float" office:value="1443122964.94789" calcext:value-type="float">
            <text:p>1443122964.94789</text:p>
          </table:table-cell>
          <table:table-cell table:formula="of:=[.G244]-[.$B$2]" office:value-type="float" office:value="23.7117457389832" calcext:value-type="float">
            <text:p>23.711745739</text:p>
          </table:table-cell>
          <table:table-cell table:formula="of:=[.C244]/([.H244]-[.H243])" office:value-type="float" office:value="100041.747564448" calcext:value-type="float">
            <text:p>100041.747564448</text:p>
          </table:table-cell>
          <table:table-cell table:formula="of:=[.G244]-[.$B244]" office:value-type="float" office:value="0.509694337844849" calcext:value-type="float">
            <text:p>0.5096943378</text:p>
          </table:table-cell>
          <table:table-cell/>
          <table:table-cell office:value-type="float" office:value="1443122964.94789" calcext:value-type="float">
            <text:p>1443122964.94789</text:p>
          </table:table-cell>
          <table:table-cell table:formula="of:=[.L244]-[.$B$2]" office:value-type="float" office:value="23.7117457389832" calcext:value-type="float">
            <text:p>23.711745739</text:p>
          </table:table-cell>
          <table:table-cell table:formula="of:=[.C244]/([.M244]-[.M243])" office:value-type="float" office:value="100041.747564448" calcext:value-type="float">
            <text:p>100041.747564448</text:p>
          </table:table-cell>
          <table:table-cell table:formula="of:=[.L244]-[.$B244]" office:value-type="float" office:value="0.509694337844849" calcext:value-type="float">
            <text:p>0.509694337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22964.47908" calcext:value-type="float">
            <text:p>1443122964.47908</text:p>
          </table:table-cell>
          <table:table-cell office:value-type="float" office:value="4096" calcext:value-type="float">
            <text:p>4096</text:p>
          </table:table-cell>
          <table:table-cell table:formula="of:=[.B245]-[.$B$2]" office:value-type="float" office:value="23.2429368495941" calcext:value-type="float">
            <text:p>23.2429368496</text:p>
          </table:table-cell>
          <table:table-cell table:formula="of:=[.C245]/([.D245]-[.D244])" office:value-type="float" office:value="100182.3424886" calcext:value-type="float">
            <text:p>100182.3424886</text:p>
          </table:table-cell>
          <table:table-cell/>
          <table:table-cell office:value-type="float" office:value="1443122964.98876" calcext:value-type="float">
            <text:p>1443122964.98876</text:p>
          </table:table-cell>
          <table:table-cell table:formula="of:=[.G245]-[.$B$2]" office:value-type="float" office:value="23.7526164054871" calcext:value-type="float">
            <text:p>23.7526164055</text:p>
          </table:table-cell>
          <table:table-cell table:formula="of:=[.C245]/([.H245]-[.H244])" office:value-type="float" office:value="100218.576068695" calcext:value-type="float">
            <text:p>100218.576068695</text:p>
          </table:table-cell>
          <table:table-cell table:formula="of:=[.G245]-[.$B245]" office:value-type="float" office:value="0.509679555892944" calcext:value-type="float">
            <text:p>0.5096795559</text:p>
          </table:table-cell>
          <table:table-cell/>
          <table:table-cell office:value-type="float" office:value="1443122964.98876" calcext:value-type="float">
            <text:p>1443122964.98876</text:p>
          </table:table-cell>
          <table:table-cell table:formula="of:=[.L245]-[.$B$2]" office:value-type="float" office:value="23.7526164054871" calcext:value-type="float">
            <text:p>23.7526164055</text:p>
          </table:table-cell>
          <table:table-cell table:formula="of:=[.C245]/([.M245]-[.M244])" office:value-type="float" office:value="100218.576068695" calcext:value-type="float">
            <text:p>100218.576068695</text:p>
          </table:table-cell>
          <table:table-cell table:formula="of:=[.L245]-[.$B245]" office:value-type="float" office:value="0.509679555892944" calcext:value-type="float">
            <text:p>0.509679555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22964.51997" calcext:value-type="float">
            <text:p>1443122964.51997</text:p>
          </table:table-cell>
          <table:table-cell office:value-type="float" office:value="4096" calcext:value-type="float">
            <text:p>4096</text:p>
          </table:table-cell>
          <table:table-cell table:formula="of:=[.B246]-[.$B$2]" office:value-type="float" office:value="23.2838234901428" calcext:value-type="float">
            <text:p>23.2838234901</text:p>
          </table:table-cell>
          <table:table-cell table:formula="of:=[.C246]/([.D246]-[.D245])" office:value-type="float" office:value="100179.421567313" calcext:value-type="float">
            <text:p>100179.421567313</text:p>
          </table:table-cell>
          <table:table-cell/>
          <table:table-cell office:value-type="float" office:value="1443122965.0296" calcext:value-type="float">
            <text:p>1443122965.0296</text:p>
          </table:table-cell>
          <table:table-cell table:formula="of:=[.G246]-[.$B$2]" office:value-type="float" office:value="23.7934529781342" calcext:value-type="float">
            <text:p>23.7934529781</text:p>
          </table:table-cell>
          <table:table-cell table:formula="of:=[.C246]/([.H246]-[.H245])" office:value-type="float" office:value="100302.247091038" calcext:value-type="float">
            <text:p>100302.247091038</text:p>
          </table:table-cell>
          <table:table-cell table:formula="of:=[.G246]-[.$B246]" office:value-type="float" office:value="0.509629487991333" calcext:value-type="float">
            <text:p>0.509629488</text:p>
          </table:table-cell>
          <table:table-cell/>
          <table:table-cell office:value-type="float" office:value="1443122965.0296" calcext:value-type="float">
            <text:p>1443122965.0296</text:p>
          </table:table-cell>
          <table:table-cell table:formula="of:=[.L246]-[.$B$2]" office:value-type="float" office:value="23.7934529781342" calcext:value-type="float">
            <text:p>23.7934529781</text:p>
          </table:table-cell>
          <table:table-cell table:formula="of:=[.C246]/([.M246]-[.M245])" office:value-type="float" office:value="100302.247091038" calcext:value-type="float">
            <text:p>100302.247091038</text:p>
          </table:table-cell>
          <table:table-cell table:formula="of:=[.L246]-[.$B246]" office:value-type="float" office:value="0.509629487991333" calcext:value-type="float">
            <text:p>0.50962948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22964.56085" calcext:value-type="float">
            <text:p>1443122964.56085</text:p>
          </table:table-cell>
          <table:table-cell office:value-type="float" office:value="4096" calcext:value-type="float">
            <text:p>4096</text:p>
          </table:table-cell>
          <table:table-cell table:formula="of:=[.B247]-[.$B$2]" office:value-type="float" office:value="23.3247056007385" calcext:value-type="float">
            <text:p>23.3247056007</text:p>
          </table:table-cell>
          <table:table-cell table:formula="of:=[.C247]/([.D247]-[.D246])" office:value-type="float" office:value="100190.521974433" calcext:value-type="float">
            <text:p>100190.521974433</text:p>
          </table:table-cell>
          <table:table-cell/>
          <table:table-cell office:value-type="float" office:value="1443122965.11139" calcext:value-type="float">
            <text:p>1443122965.11139</text:p>
          </table:table-cell>
          <table:table-cell table:formula="of:=[.G247]-[.$B$2]" office:value-type="float" office:value="23.8752408027649" calcext:value-type="float">
            <text:p>23.8752408028</text:p>
          </table:table-cell>
          <table:table-cell table:formula="of:=[.C247]/([.H247]-[.H246])" office:value-type="float" office:value="50080.8038175972" calcext:value-type="float">
            <text:p>50080.8038175972</text:p>
          </table:table-cell>
          <table:table-cell table:formula="of:=[.G247]-[.$B247]" office:value-type="float" office:value="0.550535202026367" calcext:value-type="float">
            <text:p>0.550535202</text:p>
          </table:table-cell>
          <table:table-cell/>
          <table:table-cell office:value-type="float" office:value="1443122965.11139" calcext:value-type="float">
            <text:p>1443122965.11139</text:p>
          </table:table-cell>
          <table:table-cell table:formula="of:=[.L247]-[.$B$2]" office:value-type="float" office:value="23.8752408027649" calcext:value-type="float">
            <text:p>23.8752408028</text:p>
          </table:table-cell>
          <table:table-cell table:formula="of:=[.C247]/([.M247]-[.M246])" office:value-type="float" office:value="50080.8038175972" calcext:value-type="float">
            <text:p>50080.8038175972</text:p>
          </table:table-cell>
          <table:table-cell table:formula="of:=[.L247]-[.$B247]" office:value-type="float" office:value="0.550535202026367" calcext:value-type="float">
            <text:p>0.55053520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22964.60174" calcext:value-type="float">
            <text:p>1443122964.60174</text:p>
          </table:table-cell>
          <table:table-cell office:value-type="float" office:value="4096" calcext:value-type="float">
            <text:p>4096</text:p>
          </table:table-cell>
          <table:table-cell table:formula="of:=[.B248]-[.$B$2]" office:value-type="float" office:value="23.3655898571014" calcext:value-type="float">
            <text:p>23.3655898571</text:p>
          </table:table-cell>
          <table:table-cell table:formula="of:=[.C248]/([.D248]-[.D247])" office:value-type="float" office:value="100185.263580222" calcext:value-type="float">
            <text:p>100185.263580222</text:p>
          </table:table-cell>
          <table:table-cell/>
          <table:table-cell office:value-type="float" office:value="1443122965.15226" calcext:value-type="float">
            <text:p>1443122965.15226</text:p>
          </table:table-cell>
          <table:table-cell table:formula="of:=[.G248]-[.$B$2]" office:value-type="float" office:value="23.9161150455475" calcext:value-type="float">
            <text:p>23.9161150455</text:p>
          </table:table-cell>
          <table:table-cell table:formula="of:=[.C248]/([.H248]-[.H247])" office:value-type="float" office:value="100209.807476712" calcext:value-type="float">
            <text:p>100209.807476712</text:p>
          </table:table-cell>
          <table:table-cell table:formula="of:=[.G248]-[.$B248]" office:value-type="float" office:value="0.550525188446045" calcext:value-type="float">
            <text:p>0.5505251884</text:p>
          </table:table-cell>
          <table:table-cell/>
          <table:table-cell office:value-type="float" office:value="1443122965.15226" calcext:value-type="float">
            <text:p>1443122965.15226</text:p>
          </table:table-cell>
          <table:table-cell table:formula="of:=[.L248]-[.$B$2]" office:value-type="float" office:value="23.9161150455475" calcext:value-type="float">
            <text:p>23.9161150455</text:p>
          </table:table-cell>
          <table:table-cell table:formula="of:=[.C248]/([.M248]-[.M247])" office:value-type="float" office:value="100209.807476712" calcext:value-type="float">
            <text:p>100209.807476712</text:p>
          </table:table-cell>
          <table:table-cell table:formula="of:=[.L248]-[.$B248]" office:value-type="float" office:value="0.550525188446045" calcext:value-type="float">
            <text:p>0.550525188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22964.64265" calcext:value-type="float">
            <text:p>1443122964.64265</text:p>
          </table:table-cell>
          <table:table-cell office:value-type="float" office:value="4096" calcext:value-type="float">
            <text:p>4096</text:p>
          </table:table-cell>
          <table:table-cell table:formula="of:=[.B249]-[.$B$2]" office:value-type="float" office:value="23.4064996242523" calcext:value-type="float">
            <text:p>23.4064996243</text:p>
          </table:table-cell>
          <table:table-cell table:formula="of:=[.C249]/([.D249]-[.D248])" office:value-type="float" office:value="100122.789379211" calcext:value-type="float">
            <text:p>100122.789379211</text:p>
          </table:table-cell>
          <table:table-cell/>
          <table:table-cell office:value-type="float" office:value="1443122965.19311" calcext:value-type="float">
            <text:p>1443122965.19311</text:p>
          </table:table-cell>
          <table:table-cell table:formula="of:=[.G249]-[.$B$2]" office:value-type="float" office:value="23.9569668769836" calcext:value-type="float">
            <text:p>23.956966877</text:p>
          </table:table-cell>
          <table:table-cell table:formula="of:=[.C249]/([.H249]-[.H248])" office:value-type="float" office:value="100264.782654878" calcext:value-type="float">
            <text:p>100264.782654878</text:p>
          </table:table-cell>
          <table:table-cell table:formula="of:=[.G249]-[.$B249]" office:value-type="float" office:value="0.550467252731323" calcext:value-type="float">
            <text:p>0.5504672527</text:p>
          </table:table-cell>
          <table:table-cell/>
          <table:table-cell office:value-type="float" office:value="1443122965.19311" calcext:value-type="float">
            <text:p>1443122965.19311</text:p>
          </table:table-cell>
          <table:table-cell table:formula="of:=[.L249]-[.$B$2]" office:value-type="float" office:value="23.9569668769836" calcext:value-type="float">
            <text:p>23.956966877</text:p>
          </table:table-cell>
          <table:table-cell table:formula="of:=[.C249]/([.M249]-[.M248])" office:value-type="float" office:value="100264.782654878" calcext:value-type="float">
            <text:p>100264.782654878</text:p>
          </table:table-cell>
          <table:table-cell table:formula="of:=[.L249]-[.$B249]" office:value-type="float" office:value="0.550467252731323" calcext:value-type="float">
            <text:p>0.550467252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22964.68353" calcext:value-type="float">
            <text:p>1443122964.68353</text:p>
          </table:table-cell>
          <table:table-cell office:value-type="float" office:value="4096" calcext:value-type="float">
            <text:p>4096</text:p>
          </table:table-cell>
          <table:table-cell table:formula="of:=[.B250]-[.$B$2]" office:value-type="float" office:value="23.4473841190338" calcext:value-type="float">
            <text:p>23.447384119</text:p>
          </table:table-cell>
          <table:table-cell table:formula="of:=[.C250]/([.D250]-[.D249])" office:value-type="float" office:value="100184.67934827" calcext:value-type="float">
            <text:p>100184.67934827</text:p>
          </table:table-cell>
          <table:table-cell/>
          <table:table-cell office:value-type="float" office:value="1443122965.23363" calcext:value-type="float">
            <text:p>1443122965.23363</text:p>
          </table:table-cell>
          <table:table-cell table:formula="of:=[.G250]-[.$B$2]" office:value-type="float" office:value="23.9974808692932" calcext:value-type="float">
            <text:p>23.9974808693</text:p>
          </table:table-cell>
          <table:table-cell table:formula="of:=[.C250]/([.H250]-[.H249])" office:value-type="float" office:value="101100.873216892" calcext:value-type="float">
            <text:p>101100.873216892</text:p>
          </table:table-cell>
          <table:table-cell table:formula="of:=[.G250]-[.$B250]" office:value-type="float" office:value="0.550096750259399" calcext:value-type="float">
            <text:p>0.5500967503</text:p>
          </table:table-cell>
          <table:table-cell/>
          <table:table-cell office:value-type="float" office:value="1443122965.23363" calcext:value-type="float">
            <text:p>1443122965.23363</text:p>
          </table:table-cell>
          <table:table-cell table:formula="of:=[.L250]-[.$B$2]" office:value-type="float" office:value="23.9974808692932" calcext:value-type="float">
            <text:p>23.9974808693</text:p>
          </table:table-cell>
          <table:table-cell table:formula="of:=[.C250]/([.M250]-[.M249])" office:value-type="float" office:value="101100.873216892" calcext:value-type="float">
            <text:p>101100.873216892</text:p>
          </table:table-cell>
          <table:table-cell table:formula="of:=[.L250]-[.$B250]" office:value-type="float" office:value="0.550096750259399" calcext:value-type="float">
            <text:p>0.550096750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22964.72442" calcext:value-type="float">
            <text:p>1443122964.72442</text:p>
          </table:table-cell>
          <table:table-cell office:value-type="float" office:value="4096" calcext:value-type="float">
            <text:p>4096</text:p>
          </table:table-cell>
          <table:table-cell table:formula="of:=[.B251]-[.$B$2]" office:value-type="float" office:value="23.4882683753967" calcext:value-type="float">
            <text:p>23.4882683754</text:p>
          </table:table-cell>
          <table:table-cell table:formula="of:=[.C251]/([.D251]-[.D250])" office:value-type="float" office:value="100185.263580222" calcext:value-type="float">
            <text:p>100185.263580222</text:p>
          </table:table-cell>
          <table:table-cell/>
          <table:table-cell office:value-type="float" office:value="1443122965.27279" calcext:value-type="float">
            <text:p>1443122965.27279</text:p>
          </table:table-cell>
          <table:table-cell table:formula="of:=[.G251]-[.$B$2]" office:value-type="float" office:value="24.0366396903992" calcext:value-type="float">
            <text:p>24.0366396904</text:p>
          </table:table-cell>
          <table:table-cell table:formula="of:=[.C251]/([.H251]-[.H250])" office:value-type="float" office:value="104599.675994252" calcext:value-type="float">
            <text:p>104599.675994252</text:p>
          </table:table-cell>
          <table:table-cell table:formula="of:=[.G251]-[.$B251]" office:value-type="float" office:value="0.548371315002441" calcext:value-type="float">
            <text:p>0.548371315</text:p>
          </table:table-cell>
          <table:table-cell/>
          <table:table-cell office:value-type="float" office:value="1443122965.27279" calcext:value-type="float">
            <text:p>1443122965.27279</text:p>
          </table:table-cell>
          <table:table-cell table:formula="of:=[.L251]-[.$B$2]" office:value-type="float" office:value="24.0366396903992" calcext:value-type="float">
            <text:p>24.0366396904</text:p>
          </table:table-cell>
          <table:table-cell table:formula="of:=[.C251]/([.M251]-[.M250])" office:value-type="float" office:value="104599.675994252" calcext:value-type="float">
            <text:p>104599.675994252</text:p>
          </table:table-cell>
          <table:table-cell table:formula="of:=[.L251]-[.$B251]" office:value-type="float" office:value="0.548371315002441" calcext:value-type="float">
            <text:p>0.54837131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22964.76531" calcext:value-type="float">
            <text:p>1443122964.76531</text:p>
          </table:table-cell>
          <table:table-cell office:value-type="float" office:value="4096" calcext:value-type="float">
            <text:p>4096</text:p>
          </table:table-cell>
          <table:table-cell table:formula="of:=[.B252]-[.$B$2]" office:value-type="float" office:value="23.5291604995728" calcext:value-type="float">
            <text:p>23.5291604996</text:p>
          </table:table-cell>
          <table:table-cell table:formula="of:=[.C252]/([.D252]-[.D251])" office:value-type="float" office:value="100165.987522884" calcext:value-type="float">
            <text:p>100165.987522884</text:p>
          </table:table-cell>
          <table:table-cell/>
          <table:table-cell office:value-type="float" office:value="1443122965.3118" calcext:value-type="float">
            <text:p>1443122965.3118</text:p>
          </table:table-cell>
          <table:table-cell table:formula="of:=[.G252]-[.$B$2]" office:value-type="float" office:value="24.0756533145905" calcext:value-type="float">
            <text:p>24.0756533146</text:p>
          </table:table-cell>
          <table:table-cell table:formula="of:=[.C252]/([.H252]-[.H251])" office:value-type="float" office:value="104988.964365814" calcext:value-type="float">
            <text:p>104988.964365814</text:p>
          </table:table-cell>
          <table:table-cell table:formula="of:=[.G252]-[.$B252]" office:value-type="float" office:value="0.5464928150177" calcext:value-type="float">
            <text:p>0.546492815</text:p>
          </table:table-cell>
          <table:table-cell/>
          <table:table-cell office:value-type="float" office:value="1443122965.3118" calcext:value-type="float">
            <text:p>1443122965.3118</text:p>
          </table:table-cell>
          <table:table-cell table:formula="of:=[.L252]-[.$B$2]" office:value-type="float" office:value="24.0756533145905" calcext:value-type="float">
            <text:p>24.0756533146</text:p>
          </table:table-cell>
          <table:table-cell table:formula="of:=[.C252]/([.M252]-[.M251])" office:value-type="float" office:value="104988.964365814" calcext:value-type="float">
            <text:p>104988.964365814</text:p>
          </table:table-cell>
          <table:table-cell table:formula="of:=[.L252]-[.$B252]" office:value-type="float" office:value="0.5464928150177" calcext:value-type="float">
            <text:p>0.54649281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22964.80618" calcext:value-type="float">
            <text:p>1443122964.80618</text:p>
          </table:table-cell>
          <table:table-cell office:value-type="float" office:value="4096" calcext:value-type="float">
            <text:p>4096</text:p>
          </table:table-cell>
          <table:table-cell table:formula="of:=[.B253]-[.$B$2]" office:value-type="float" office:value="23.5700361728668" calcext:value-type="float">
            <text:p>23.5700361729</text:p>
          </table:table-cell>
          <table:table-cell table:formula="of:=[.C253]/([.D253]-[.D252])" office:value-type="float" office:value="100206.300469538" calcext:value-type="float">
            <text:p>100206.300469538</text:p>
          </table:table-cell>
          <table:table-cell/>
          <table:table-cell office:value-type="float" office:value="1443122965.35107" calcext:value-type="float">
            <text:p>1443122965.35107</text:p>
          </table:table-cell>
          <table:table-cell table:formula="of:=[.G253]-[.$B$2]" office:value-type="float" office:value="24.1149237155914" calcext:value-type="float">
            <text:p>24.1149237156</text:p>
          </table:table-cell>
          <table:table-cell table:formula="of:=[.C253]/([.H253]-[.H252])" office:value-type="float" office:value="104302.474525232" calcext:value-type="float">
            <text:p>104302.474525232</text:p>
          </table:table-cell>
          <table:table-cell table:formula="of:=[.G253]-[.$B253]" office:value-type="float" office:value="0.544887542724609" calcext:value-type="float">
            <text:p>0.5448875427</text:p>
          </table:table-cell>
          <table:table-cell/>
          <table:table-cell office:value-type="float" office:value="1443122965.35107" calcext:value-type="float">
            <text:p>1443122965.35107</text:p>
          </table:table-cell>
          <table:table-cell table:formula="of:=[.L253]-[.$B$2]" office:value-type="float" office:value="24.1149237155914" calcext:value-type="float">
            <text:p>24.1149237156</text:p>
          </table:table-cell>
          <table:table-cell table:formula="of:=[.C253]/([.M253]-[.M252])" office:value-type="float" office:value="104302.474525232" calcext:value-type="float">
            <text:p>104302.474525232</text:p>
          </table:table-cell>
          <table:table-cell table:formula="of:=[.L253]-[.$B253]" office:value-type="float" office:value="0.544887542724609" calcext:value-type="float">
            <text:p>0.544887542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22964.84707" calcext:value-type="float">
            <text:p>1443122964.84707</text:p>
          </table:table-cell>
          <table:table-cell office:value-type="float" office:value="4096" calcext:value-type="float">
            <text:p>4096</text:p>
          </table:table-cell>
          <table:table-cell table:formula="of:=[.B254]-[.$B$2]" office:value-type="float" office:value="23.6109249591827" calcext:value-type="float">
            <text:p>23.6109249592</text:p>
          </table:table-cell>
          <table:table-cell table:formula="of:=[.C254]/([.D254]-[.D253])" office:value-type="float" office:value="100174.164338192" calcext:value-type="float">
            <text:p>100174.164338192</text:p>
          </table:table-cell>
          <table:table-cell/>
          <table:table-cell office:value-type="float" office:value="1443122965.3901" calcext:value-type="float">
            <text:p>1443122965.3901</text:p>
          </table:table-cell>
          <table:table-cell table:formula="of:=[.G254]-[.$B$2]" office:value-type="float" office:value="24.1539530754089" calcext:value-type="float">
            <text:p>24.1539530754</text:p>
          </table:table-cell>
          <table:table-cell table:formula="of:=[.C254]/([.H254]-[.H253])" office:value-type="float" office:value="104946.635536741" calcext:value-type="float">
            <text:p>104946.635536741</text:p>
          </table:table-cell>
          <table:table-cell table:formula="of:=[.G254]-[.$B254]" office:value-type="float" office:value="0.543028116226196" calcext:value-type="float">
            <text:p>0.5430281162</text:p>
          </table:table-cell>
          <table:table-cell/>
          <table:table-cell office:value-type="float" office:value="1443122965.3901" calcext:value-type="float">
            <text:p>1443122965.3901</text:p>
          </table:table-cell>
          <table:table-cell table:formula="of:=[.L254]-[.$B$2]" office:value-type="float" office:value="24.1539530754089" calcext:value-type="float">
            <text:p>24.1539530754</text:p>
          </table:table-cell>
          <table:table-cell table:formula="of:=[.C254]/([.M254]-[.M253])" office:value-type="float" office:value="104946.635536741" calcext:value-type="float">
            <text:p>104946.635536741</text:p>
          </table:table-cell>
          <table:table-cell table:formula="of:=[.L254]-[.$B254]" office:value-type="float" office:value="0.543028116226196" calcext:value-type="float">
            <text:p>0.543028116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22964.88796" calcext:value-type="float">
            <text:p>1443122964.88796</text:p>
          </table:table-cell>
          <table:table-cell office:value-type="float" office:value="4096" calcext:value-type="float">
            <text:p>4096</text:p>
          </table:table-cell>
          <table:table-cell table:formula="of:=[.B255]-[.$B$2]" office:value-type="float" office:value="23.6518092155457" calcext:value-type="float">
            <text:p>23.6518092155</text:p>
          </table:table-cell>
          <table:table-cell table:formula="of:=[.C255]/([.D255]-[.D254])" office:value-type="float" office:value="100185.263580222" calcext:value-type="float">
            <text:p>100185.263580222</text:p>
          </table:table-cell>
          <table:table-cell/>
          <table:table-cell office:value-type="float" office:value="1443122965.4293" calcext:value-type="float">
            <text:p>1443122965.4293</text:p>
          </table:table-cell>
          <table:table-cell table:formula="of:=[.G255]-[.$B$2]" office:value-type="float" office:value="24.1931521892548" calcext:value-type="float">
            <text:p>24.1931521893</text:p>
          </table:table-cell>
          <table:table-cell table:formula="of:=[.C255]/([.H255]-[.H254])" office:value-type="float" office:value="104492.15806536" calcext:value-type="float">
            <text:p>104492.15806536</text:p>
          </table:table-cell>
          <table:table-cell table:formula="of:=[.G255]-[.$B255]" office:value-type="float" office:value="0.541342973709106" calcext:value-type="float">
            <text:p>0.5413429737</text:p>
          </table:table-cell>
          <table:table-cell/>
          <table:table-cell office:value-type="float" office:value="1443122965.4293" calcext:value-type="float">
            <text:p>1443122965.4293</text:p>
          </table:table-cell>
          <table:table-cell table:formula="of:=[.L255]-[.$B$2]" office:value-type="float" office:value="24.1931521892548" calcext:value-type="float">
            <text:p>24.1931521893</text:p>
          </table:table-cell>
          <table:table-cell table:formula="of:=[.C255]/([.M255]-[.M254])" office:value-type="float" office:value="104492.15806536" calcext:value-type="float">
            <text:p>104492.15806536</text:p>
          </table:table-cell>
          <table:table-cell table:formula="of:=[.L255]-[.$B255]" office:value-type="float" office:value="0.541342973709106" calcext:value-type="float">
            <text:p>0.541342973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22964.92884" calcext:value-type="float">
            <text:p>1443122964.92884</text:p>
          </table:table-cell>
          <table:table-cell office:value-type="float" office:value="4096" calcext:value-type="float">
            <text:p>4096</text:p>
          </table:table-cell>
          <table:table-cell table:formula="of:=[.B256]-[.$B$2]" office:value-type="float" office:value="23.6926939487457" calcext:value-type="float">
            <text:p>23.6926939487</text:p>
          </table:table-cell>
          <table:table-cell table:formula="of:=[.C256]/([.D256]-[.D255])" office:value-type="float" office:value="100184.095123132" calcext:value-type="float">
            <text:p>100184.095123132</text:p>
          </table:table-cell>
          <table:table-cell/>
          <table:table-cell office:value-type="float" office:value="1443122965.46842" calcext:value-type="float">
            <text:p>1443122965.46842</text:p>
          </table:table-cell>
          <table:table-cell table:formula="of:=[.G256]-[.$B$2]" office:value-type="float" office:value="24.2322738170624" calcext:value-type="float">
            <text:p>24.2322738171</text:p>
          </table:table-cell>
          <table:table-cell table:formula="of:=[.C256]/([.H256]-[.H255])" office:value-type="float" office:value="104699.11988689" calcext:value-type="float">
            <text:p>104699.11988689</text:p>
          </table:table-cell>
          <table:table-cell table:formula="of:=[.G256]-[.$B256]" office:value-type="float" office:value="0.53957986831665" calcext:value-type="float">
            <text:p>0.5395798683</text:p>
          </table:table-cell>
          <table:table-cell/>
          <table:table-cell office:value-type="float" office:value="1443122965.46842" calcext:value-type="float">
            <text:p>1443122965.46842</text:p>
          </table:table-cell>
          <table:table-cell table:formula="of:=[.L256]-[.$B$2]" office:value-type="float" office:value="24.2322738170624" calcext:value-type="float">
            <text:p>24.2322738171</text:p>
          </table:table-cell>
          <table:table-cell table:formula="of:=[.C256]/([.M256]-[.M255])" office:value-type="float" office:value="104699.11988689" calcext:value-type="float">
            <text:p>104699.11988689</text:p>
          </table:table-cell>
          <table:table-cell table:formula="of:=[.L256]-[.$B256]" office:value-type="float" office:value="0.53957986831665" calcext:value-type="float">
            <text:p>0.539579868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22964.96972" calcext:value-type="float">
            <text:p>1443122964.96972</text:p>
          </table:table-cell>
          <table:table-cell office:value-type="float" office:value="4096" calcext:value-type="float">
            <text:p>4096</text:p>
          </table:table-cell>
          <table:table-cell table:formula="of:=[.B257]-[.$B$2]" office:value-type="float" office:value="23.7335684299469" calcext:value-type="float">
            <text:p>23.7335684299</text:p>
          </table:table-cell>
          <table:table-cell table:formula="of:=[.C257]/([.D257]-[.D256])" office:value-type="float" office:value="100209.222958469" calcext:value-type="float">
            <text:p>100209.222958469</text:p>
          </table:table-cell>
          <table:table-cell/>
          <table:table-cell office:value-type="float" office:value="1443122965.5075" calcext:value-type="float">
            <text:p>1443122965.5075</text:p>
          </table:table-cell>
          <table:table-cell table:formula="of:=[.G257]-[.$B$2]" office:value-type="float" office:value="24.271356344223" calcext:value-type="float">
            <text:p>24.2713563442</text:p>
          </table:table-cell>
          <table:table-cell table:formula="of:=[.C257]/([.H257]-[.H256])" office:value-type="float" office:value="104803.867548376" calcext:value-type="float">
            <text:p>104803.867548376</text:p>
          </table:table-cell>
          <table:table-cell table:formula="of:=[.G257]-[.$B257]" office:value-type="float" office:value="0.537787914276123" calcext:value-type="float">
            <text:p>0.5377879143</text:p>
          </table:table-cell>
          <table:table-cell/>
          <table:table-cell office:value-type="float" office:value="1443122965.5075" calcext:value-type="float">
            <text:p>1443122965.5075</text:p>
          </table:table-cell>
          <table:table-cell table:formula="of:=[.L257]-[.$B$2]" office:value-type="float" office:value="24.271356344223" calcext:value-type="float">
            <text:p>24.2713563442</text:p>
          </table:table-cell>
          <table:table-cell table:formula="of:=[.C257]/([.M257]-[.M256])" office:value-type="float" office:value="104803.867548376" calcext:value-type="float">
            <text:p>104803.867548376</text:p>
          </table:table-cell>
          <table:table-cell table:formula="of:=[.L257]-[.$B257]" office:value-type="float" office:value="0.537787914276123" calcext:value-type="float">
            <text:p>0.537787914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22965.01017" calcext:value-type="float">
            <text:p>1443122965.01017</text:p>
          </table:table-cell>
          <table:table-cell office:value-type="float" office:value="4096" calcext:value-type="float">
            <text:p>4096</text:p>
          </table:table-cell>
          <table:table-cell table:formula="of:=[.B258]-[.$B$2]" office:value-type="float" office:value="23.7740252017975" calcext:value-type="float">
            <text:p>23.7740252018</text:p>
          </table:table-cell>
          <table:table-cell table:formula="of:=[.C258]/([.D258]-[.D257])" office:value-type="float" office:value="101243.86629579" calcext:value-type="float">
            <text:p>101243.86629579</text:p>
          </table:table-cell>
          <table:table-cell/>
          <table:table-cell office:value-type="float" office:value="1443122965.5466" calcext:value-type="float">
            <text:p>1443122965.5466</text:p>
          </table:table-cell>
          <table:table-cell table:formula="of:=[.G258]-[.$B$2]" office:value-type="float" office:value="24.3104557991028" calcext:value-type="float">
            <text:p>24.3104557991</text:p>
          </table:table-cell>
          <table:table-cell table:formula="of:=[.C258]/([.H258]-[.H257])" office:value-type="float" office:value="104758.493758956" calcext:value-type="float">
            <text:p>104758.493758956</text:p>
          </table:table-cell>
          <table:table-cell table:formula="of:=[.G258]-[.$B258]" office:value-type="float" office:value="0.536430597305298" calcext:value-type="float">
            <text:p>0.5364305973</text:p>
          </table:table-cell>
          <table:table-cell/>
          <table:table-cell office:value-type="float" office:value="1443122965.5466" calcext:value-type="float">
            <text:p>1443122965.5466</text:p>
          </table:table-cell>
          <table:table-cell table:formula="of:=[.L258]-[.$B$2]" office:value-type="float" office:value="24.3104557991028" calcext:value-type="float">
            <text:p>24.3104557991</text:p>
          </table:table-cell>
          <table:table-cell table:formula="of:=[.C258]/([.M258]-[.M257])" office:value-type="float" office:value="104758.493758956" calcext:value-type="float">
            <text:p>104758.493758956</text:p>
          </table:table-cell>
          <table:table-cell table:formula="of:=[.L258]-[.$B258]" office:value-type="float" office:value="0.536430597305298" calcext:value-type="float">
            <text:p>0.536430597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22965.04932" calcext:value-type="float">
            <text:p>1443122965.04932</text:p>
          </table:table-cell>
          <table:table-cell office:value-type="float" office:value="4096" calcext:value-type="float">
            <text:p>4096</text:p>
          </table:table-cell>
          <table:table-cell table:formula="of:=[.B259]-[.$B$2]" office:value-type="float" office:value="23.8131685256958" calcext:value-type="float">
            <text:p>23.8131685257</text:p>
          </table:table-cell>
          <table:table-cell table:formula="of:=[.C259]/([.D259]-[.D258])" office:value-type="float" office:value="104641.087983238" calcext:value-type="float">
            <text:p>104641.087983238</text:p>
          </table:table-cell>
          <table:table-cell/>
          <table:table-cell office:value-type="float" office:value="1443122965.58577" calcext:value-type="float">
            <text:p>1443122965.58577</text:p>
          </table:table-cell>
          <table:table-cell table:formula="of:=[.G259]-[.$B$2]" office:value-type="float" office:value="24.3496241569519" calcext:value-type="float">
            <text:p>24.349624157</text:p>
          </table:table-cell>
          <table:table-cell table:formula="of:=[.C259]/([.H259]-[.H258])" office:value-type="float" office:value="104574.207981301" calcext:value-type="float">
            <text:p>104574.207981301</text:p>
          </table:table-cell>
          <table:table-cell table:formula="of:=[.G259]-[.$B259]" office:value-type="float" office:value="0.536455631256104" calcext:value-type="float">
            <text:p>0.5364556313</text:p>
          </table:table-cell>
          <table:table-cell/>
          <table:table-cell office:value-type="float" office:value="1443122965.58577" calcext:value-type="float">
            <text:p>1443122965.58577</text:p>
          </table:table-cell>
          <table:table-cell table:formula="of:=[.L259]-[.$B$2]" office:value-type="float" office:value="24.3496241569519" calcext:value-type="float">
            <text:p>24.349624157</text:p>
          </table:table-cell>
          <table:table-cell table:formula="of:=[.C259]/([.M259]-[.M258])" office:value-type="float" office:value="104574.207981301" calcext:value-type="float">
            <text:p>104574.207981301</text:p>
          </table:table-cell>
          <table:table-cell table:formula="of:=[.L259]-[.$B259]" office:value-type="float" office:value="0.536455631256104" calcext:value-type="float">
            <text:p>0.536455631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22965.08845" calcext:value-type="float">
            <text:p>1443122965.08845</text:p>
          </table:table-cell>
          <table:table-cell office:value-type="float" office:value="4096" calcext:value-type="float">
            <text:p>4096</text:p>
          </table:table-cell>
          <table:table-cell table:formula="of:=[.B260]-[.$B$2]" office:value-type="float" office:value="23.8523066043854" calcext:value-type="float">
            <text:p>23.8523066044</text:p>
          </table:table-cell>
          <table:table-cell table:formula="of:=[.C260]/([.D260]-[.D259])" office:value-type="float" office:value="104655.11177714" calcext:value-type="float">
            <text:p>104655.11177714</text:p>
          </table:table-cell>
          <table:table-cell/>
          <table:table-cell office:value-type="float" office:value="1443122965.62493" calcext:value-type="float">
            <text:p>1443122965.62493</text:p>
          </table:table-cell>
          <table:table-cell table:formula="of:=[.G260]-[.$B$2]" office:value-type="float" office:value="24.3887779712677" calcext:value-type="float">
            <text:p>24.3887779713</text:p>
          </table:table-cell>
          <table:table-cell table:formula="of:=[.C260]/([.H260]-[.H259])" office:value-type="float" office:value="104613.05166755" calcext:value-type="float">
            <text:p>104613.05166755</text:p>
          </table:table-cell>
          <table:table-cell table:formula="of:=[.G260]-[.$B260]" office:value-type="float" office:value="0.536471366882324" calcext:value-type="float">
            <text:p>0.5364713669</text:p>
          </table:table-cell>
          <table:table-cell/>
          <table:table-cell office:value-type="float" office:value="1443122965.62493" calcext:value-type="float">
            <text:p>1443122965.62493</text:p>
          </table:table-cell>
          <table:table-cell table:formula="of:=[.L260]-[.$B$2]" office:value-type="float" office:value="24.3887779712677" calcext:value-type="float">
            <text:p>24.3887779713</text:p>
          </table:table-cell>
          <table:table-cell table:formula="of:=[.C260]/([.M260]-[.M259])" office:value-type="float" office:value="104613.05166755" calcext:value-type="float">
            <text:p>104613.05166755</text:p>
          </table:table-cell>
          <table:table-cell table:formula="of:=[.L260]-[.$B260]" office:value-type="float" office:value="0.536471366882324" calcext:value-type="float">
            <text:p>0.536471366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22965.1276" calcext:value-type="float">
            <text:p>1443122965.1276</text:p>
          </table:table-cell>
          <table:table-cell office:value-type="float" office:value="4096" calcext:value-type="float">
            <text:p>4096</text:p>
          </table:table-cell>
          <table:table-cell table:formula="of:=[.B261]-[.$B$2]" office:value-type="float" office:value="23.8914477825165" calcext:value-type="float">
            <text:p>23.8914477825</text:p>
          </table:table-cell>
          <table:table-cell table:formula="of:=[.C261]/([.D261]-[.D260])" office:value-type="float" office:value="104646.824535542" calcext:value-type="float">
            <text:p>104646.824535542</text:p>
          </table:table-cell>
          <table:table-cell/>
          <table:table-cell office:value-type="float" office:value="1443122965.66407" calcext:value-type="float">
            <text:p>1443122965.66407</text:p>
          </table:table-cell>
          <table:table-cell table:formula="of:=[.G261]-[.$B$2]" office:value-type="float" office:value="24.4279186725616" calcext:value-type="float">
            <text:p>24.4279186726</text:p>
          </table:table-cell>
          <table:table-cell table:formula="of:=[.C261]/([.H261]-[.H260])" office:value-type="float" office:value="104648.09941036" calcext:value-type="float">
            <text:p>104648.09941036</text:p>
          </table:table-cell>
          <table:table-cell table:formula="of:=[.G261]-[.$B261]" office:value-type="float" office:value="0.536470890045166" calcext:value-type="float">
            <text:p>0.53647089</text:p>
          </table:table-cell>
          <table:table-cell/>
          <table:table-cell office:value-type="float" office:value="1443122965.66407" calcext:value-type="float">
            <text:p>1443122965.66407</text:p>
          </table:table-cell>
          <table:table-cell table:formula="of:=[.L261]-[.$B$2]" office:value-type="float" office:value="24.4279186725616" calcext:value-type="float">
            <text:p>24.4279186726</text:p>
          </table:table-cell>
          <table:table-cell table:formula="of:=[.C261]/([.M261]-[.M260])" office:value-type="float" office:value="104648.09941036" calcext:value-type="float">
            <text:p>104648.09941036</text:p>
          </table:table-cell>
          <table:table-cell table:formula="of:=[.L261]-[.$B261]" office:value-type="float" office:value="0.536470890045166" calcext:value-type="float">
            <text:p>0.5364708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22965.16674" calcext:value-type="float">
            <text:p>1443122965.16674</text:p>
          </table:table-cell>
          <table:table-cell office:value-type="float" office:value="4096" calcext:value-type="float">
            <text:p>4096</text:p>
          </table:table-cell>
          <table:table-cell table:formula="of:=[.B262]-[.$B$2]" office:value-type="float" office:value="23.9305877685547" calcext:value-type="float">
            <text:p>23.9305877686</text:p>
          </table:table-cell>
          <table:table-cell table:formula="of:=[.C262]/([.D262]-[.D261])" office:value-type="float" office:value="104650.01178083" calcext:value-type="float">
            <text:p>104650.01178083</text:p>
          </table:table-cell>
          <table:table-cell/>
          <table:table-cell office:value-type="float" office:value="1443122965.70325" calcext:value-type="float">
            <text:p>1443122965.70325</text:p>
          </table:table-cell>
          <table:table-cell table:formula="of:=[.G262]-[.$B$2]" office:value-type="float" office:value="24.4671046733856" calcext:value-type="float">
            <text:p>24.4671046734</text:p>
          </table:table-cell>
          <table:table-cell table:formula="of:=[.C262]/([.H262]-[.H261])" office:value-type="float" office:value="104527.124837246" calcext:value-type="float">
            <text:p>104527.124837246</text:p>
          </table:table-cell>
          <table:table-cell table:formula="of:=[.G262]-[.$B262]" office:value-type="float" office:value="0.536516904830933" calcext:value-type="float">
            <text:p>0.5365169048</text:p>
          </table:table-cell>
          <table:table-cell/>
          <table:table-cell office:value-type="float" office:value="1443122965.70325" calcext:value-type="float">
            <text:p>1443122965.70325</text:p>
          </table:table-cell>
          <table:table-cell table:formula="of:=[.L262]-[.$B$2]" office:value-type="float" office:value="24.4671046733856" calcext:value-type="float">
            <text:p>24.4671046734</text:p>
          </table:table-cell>
          <table:table-cell table:formula="of:=[.C262]/([.M262]-[.M261])" office:value-type="float" office:value="104527.124837246" calcext:value-type="float">
            <text:p>104527.124837246</text:p>
          </table:table-cell>
          <table:table-cell table:formula="of:=[.L262]-[.$B262]" office:value-type="float" office:value="0.536516904830933" calcext:value-type="float">
            <text:p>0.536516904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22965.20587" calcext:value-type="float">
            <text:p>1443122965.20587</text:p>
          </table:table-cell>
          <table:table-cell office:value-type="float" office:value="4096" calcext:value-type="float">
            <text:p>4096</text:p>
          </table:table-cell>
          <table:table-cell table:formula="of:=[.B263]-[.$B$2]" office:value-type="float" office:value="23.9697268009186" calcext:value-type="float">
            <text:p>23.9697268009</text:p>
          </table:table-cell>
          <table:table-cell table:formula="of:=[.C263]/([.D263]-[.D262])" office:value-type="float" office:value="104652.561716851" calcext:value-type="float">
            <text:p>104652.561716851</text:p>
          </table:table-cell>
          <table:table-cell/>
          <table:table-cell office:value-type="float" office:value="1443122965.74241" calcext:value-type="float">
            <text:p>1443122965.74241</text:p>
          </table:table-cell>
          <table:table-cell table:formula="of:=[.G263]-[.$B$2]" office:value-type="float" office:value="24.5062654018402" calcext:value-type="float">
            <text:p>24.5062654018</text:p>
          </table:table-cell>
          <table:table-cell table:formula="of:=[.C263]/([.H263]-[.H262])" office:value-type="float" office:value="104594.581399313" calcext:value-type="float">
            <text:p>104594.581399313</text:p>
          </table:table-cell>
          <table:table-cell table:formula="of:=[.G263]-[.$B263]" office:value-type="float" office:value="0.536538600921631" calcext:value-type="float">
            <text:p>0.5365386009</text:p>
          </table:table-cell>
          <table:table-cell/>
          <table:table-cell office:value-type="float" office:value="1443122965.74241" calcext:value-type="float">
            <text:p>1443122965.74241</text:p>
          </table:table-cell>
          <table:table-cell table:formula="of:=[.L263]-[.$B$2]" office:value-type="float" office:value="24.5062654018402" calcext:value-type="float">
            <text:p>24.5062654018</text:p>
          </table:table-cell>
          <table:table-cell table:formula="of:=[.C263]/([.M263]-[.M262])" office:value-type="float" office:value="104594.581399313" calcext:value-type="float">
            <text:p>104594.581399313</text:p>
          </table:table-cell>
          <table:table-cell table:formula="of:=[.L263]-[.$B263]" office:value-type="float" office:value="0.536538600921631" calcext:value-type="float">
            <text:p>0.536538600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22965.245" calcext:value-type="float">
            <text:p>1443122965.245</text:p>
          </table:table-cell>
          <table:table-cell office:value-type="float" office:value="4096" calcext:value-type="float">
            <text:p>4096</text:p>
          </table:table-cell>
          <table:table-cell table:formula="of:=[.B264]-[.$B$2]" office:value-type="float" office:value="24.0088481903076" calcext:value-type="float">
            <text:p>24.0088481903</text:p>
          </table:table-cell>
          <table:table-cell table:formula="of:=[.C264]/([.D264]-[.D263])" office:value-type="float" office:value="104699.757957669" calcext:value-type="float">
            <text:p>104699.757957669</text:p>
          </table:table-cell>
          <table:table-cell/>
          <table:table-cell office:value-type="float" office:value="1443122965.78154" calcext:value-type="float">
            <text:p>1443122965.78154</text:p>
          </table:table-cell>
          <table:table-cell table:formula="of:=[.G264]-[.$B$2]" office:value-type="float" office:value="24.5453970432281" calcext:value-type="float">
            <text:p>24.5453970432</text:p>
          </table:table-cell>
          <table:table-cell table:formula="of:=[.C264]/([.H264]-[.H263])" office:value-type="float" office:value="104672.327935173" calcext:value-type="float">
            <text:p>104672.327935173</text:p>
          </table:table-cell>
          <table:table-cell table:formula="of:=[.G264]-[.$B264]" office:value-type="float" office:value="0.536548852920532" calcext:value-type="float">
            <text:p>0.5365488529</text:p>
          </table:table-cell>
          <table:table-cell/>
          <table:table-cell office:value-type="float" office:value="1443122965.78154" calcext:value-type="float">
            <text:p>1443122965.78154</text:p>
          </table:table-cell>
          <table:table-cell table:formula="of:=[.L264]-[.$B$2]" office:value-type="float" office:value="24.5453970432281" calcext:value-type="float">
            <text:p>24.5453970432</text:p>
          </table:table-cell>
          <table:table-cell table:formula="of:=[.C264]/([.M264]-[.M263])" office:value-type="float" office:value="104672.327935173" calcext:value-type="float">
            <text:p>104672.327935173</text:p>
          </table:table-cell>
          <table:table-cell table:formula="of:=[.L264]-[.$B264]" office:value-type="float" office:value="0.536548852920532" calcext:value-type="float">
            <text:p>0.536548852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22965.28413" calcext:value-type="float">
            <text:p>1443122965.28413</text:p>
          </table:table-cell>
          <table:table-cell office:value-type="float" office:value="4096" calcext:value-type="float">
            <text:p>4096</text:p>
          </table:table-cell>
          <table:table-cell table:formula="of:=[.B265]-[.$B$2]" office:value-type="float" office:value="24.0479855537415" calcext:value-type="float">
            <text:p>24.0479855537</text:p>
          </table:table-cell>
          <table:table-cell table:formula="of:=[.C265]/([.D265]-[.D264])" office:value-type="float" office:value="104657.024403913" calcext:value-type="float">
            <text:p>104657.024403913</text:p>
          </table:table-cell>
          <table:table-cell/>
          <table:table-cell office:value-type="float" office:value="1443122965.82068" calcext:value-type="float">
            <text:p>1443122965.82068</text:p>
          </table:table-cell>
          <table:table-cell table:formula="of:=[.G265]-[.$B$2]" office:value-type="float" office:value="24.5845308303833" calcext:value-type="float">
            <text:p>24.5845308304</text:p>
          </table:table-cell>
          <table:table-cell table:formula="of:=[.C265]/([.H265]-[.H264])" office:value-type="float" office:value="104666.588586503" calcext:value-type="float">
            <text:p>104666.588586503</text:p>
          </table:table-cell>
          <table:table-cell table:formula="of:=[.G265]-[.$B265]" office:value-type="float" office:value="0.536545276641846" calcext:value-type="float">
            <text:p>0.5365452766</text:p>
          </table:table-cell>
          <table:table-cell/>
          <table:table-cell office:value-type="float" office:value="1443122965.82068" calcext:value-type="float">
            <text:p>1443122965.82068</text:p>
          </table:table-cell>
          <table:table-cell table:formula="of:=[.L265]-[.$B$2]" office:value-type="float" office:value="24.5845308303833" calcext:value-type="float">
            <text:p>24.5845308304</text:p>
          </table:table-cell>
          <table:table-cell table:formula="of:=[.C265]/([.M265]-[.M264])" office:value-type="float" office:value="104666.588586503" calcext:value-type="float">
            <text:p>104666.588586503</text:p>
          </table:table-cell>
          <table:table-cell table:formula="of:=[.L265]-[.$B265]" office:value-type="float" office:value="0.536545276641846" calcext:value-type="float">
            <text:p>0.536545276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22965.32324" calcext:value-type="float">
            <text:p>1443122965.32324</text:p>
          </table:table-cell>
          <table:table-cell office:value-type="float" office:value="4096" calcext:value-type="float">
            <text:p>4096</text:p>
          </table:table-cell>
          <table:table-cell table:formula="of:=[.B266]-[.$B$2]" office:value-type="float" office:value="24.0870940685272" calcext:value-type="float">
            <text:p>24.0870940685</text:p>
          </table:table-cell>
          <table:table-cell table:formula="of:=[.C266]/([.D266]-[.D265])" office:value-type="float" office:value="104734.225332707" calcext:value-type="float">
            <text:p>104734.225332707</text:p>
          </table:table-cell>
          <table:table-cell/>
          <table:table-cell office:value-type="float" office:value="1443122965.85982" calcext:value-type="float">
            <text:p>1443122965.85982</text:p>
          </table:table-cell>
          <table:table-cell table:formula="of:=[.G266]-[.$B$2]" office:value-type="float" office:value="24.6236760616302" calcext:value-type="float">
            <text:p>24.6236760616</text:p>
          </table:table-cell>
          <table:table-cell table:formula="of:=[.C266]/([.H266]-[.H265])" office:value-type="float" office:value="104635.989353603" calcext:value-type="float">
            <text:p>104635.989353603</text:p>
          </table:table-cell>
          <table:table-cell table:formula="of:=[.G266]-[.$B266]" office:value-type="float" office:value="0.536581993103027" calcext:value-type="float">
            <text:p>0.5365819931</text:p>
          </table:table-cell>
          <table:table-cell/>
          <table:table-cell office:value-type="float" office:value="1443122965.85982" calcext:value-type="float">
            <text:p>1443122965.85982</text:p>
          </table:table-cell>
          <table:table-cell table:formula="of:=[.L266]-[.$B$2]" office:value-type="float" office:value="24.6236760616302" calcext:value-type="float">
            <text:p>24.6236760616</text:p>
          </table:table-cell>
          <table:table-cell table:formula="of:=[.C266]/([.M266]-[.M265])" office:value-type="float" office:value="104635.989353603" calcext:value-type="float">
            <text:p>104635.989353603</text:p>
          </table:table-cell>
          <table:table-cell table:formula="of:=[.L266]-[.$B266]" office:value-type="float" office:value="0.536581993103027" calcext:value-type="float">
            <text:p>0.536581993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22965.36238" calcext:value-type="float">
            <text:p>1443122965.36238</text:p>
          </table:table-cell>
          <table:table-cell office:value-type="float" office:value="4096" calcext:value-type="float">
            <text:p>4096</text:p>
          </table:table-cell>
          <table:table-cell table:formula="of:=[.B267]-[.$B$2]" office:value-type="float" office:value="24.126232624054" calcext:value-type="float">
            <text:p>24.1262326241</text:p>
          </table:table-cell>
          <table:table-cell table:formula="of:=[.C267]/([.D267]-[.D266])" office:value-type="float" office:value="104653.836731462" calcext:value-type="float">
            <text:p>104653.836731462</text:p>
          </table:table-cell>
          <table:table-cell/>
          <table:table-cell office:value-type="float" office:value="1443122965.89895" calcext:value-type="float">
            <text:p>1443122965.89895</text:p>
          </table:table-cell>
          <table:table-cell table:formula="of:=[.G267]-[.$B$2]" office:value-type="float" office:value="24.6628065109253" calcext:value-type="float">
            <text:p>24.6628065109</text:p>
          </table:table-cell>
          <table:table-cell table:formula="of:=[.C267]/([.H267]-[.H266])" office:value-type="float" office:value="104675.516734197" calcext:value-type="float">
            <text:p>104675.516734197</text:p>
          </table:table-cell>
          <table:table-cell table:formula="of:=[.G267]-[.$B267]" office:value-type="float" office:value="0.536573886871338" calcext:value-type="float">
            <text:p>0.5365738869</text:p>
          </table:table-cell>
          <table:table-cell/>
          <table:table-cell office:value-type="float" office:value="1443122965.89895" calcext:value-type="float">
            <text:p>1443122965.89895</text:p>
          </table:table-cell>
          <table:table-cell table:formula="of:=[.L267]-[.$B$2]" office:value-type="float" office:value="24.6628065109253" calcext:value-type="float">
            <text:p>24.6628065109</text:p>
          </table:table-cell>
          <table:table-cell table:formula="of:=[.C267]/([.M267]-[.M266])" office:value-type="float" office:value="104675.516734197" calcext:value-type="float">
            <text:p>104675.516734197</text:p>
          </table:table-cell>
          <table:table-cell table:formula="of:=[.L267]-[.$B267]" office:value-type="float" office:value="0.536573886871338" calcext:value-type="float">
            <text:p>0.536573886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22965.40153" calcext:value-type="float">
            <text:p>1443122965.40153</text:p>
          </table:table-cell>
          <table:table-cell office:value-type="float" office:value="4096" calcext:value-type="float">
            <text:p>4096</text:p>
          </table:table-cell>
          <table:table-cell table:formula="of:=[.B268]-[.$B$2]" office:value-type="float" office:value="24.1653814315796" calcext:value-type="float">
            <text:p>24.1653814316</text:p>
          </table:table-cell>
          <table:table-cell table:formula="of:=[.C268]/([.D268]-[.D267])" office:value-type="float" office:value="104626.43076211" calcext:value-type="float">
            <text:p>104626.43076211</text:p>
          </table:table-cell>
          <table:table-cell/>
          <table:table-cell office:value-type="float" office:value="1443122965.9381" calcext:value-type="float">
            <text:p>1443122965.9381</text:p>
          </table:table-cell>
          <table:table-cell table:formula="of:=[.G268]-[.$B$2]" office:value-type="float" office:value="24.7019538879395" calcext:value-type="float">
            <text:p>24.7019538879</text:p>
          </table:table-cell>
          <table:table-cell table:formula="of:=[.C268]/([.H268]-[.H267])" office:value-type="float" office:value="104630.253989135" calcext:value-type="float">
            <text:p>104630.253989135</text:p>
          </table:table-cell>
          <table:table-cell table:formula="of:=[.G268]-[.$B268]" office:value-type="float" office:value="0.536572456359863" calcext:value-type="float">
            <text:p>0.5365724564</text:p>
          </table:table-cell>
          <table:table-cell/>
          <table:table-cell office:value-type="float" office:value="1443122965.9381" calcext:value-type="float">
            <text:p>1443122965.9381</text:p>
          </table:table-cell>
          <table:table-cell table:formula="of:=[.L268]-[.$B$2]" office:value-type="float" office:value="24.7019538879395" calcext:value-type="float">
            <text:p>24.7019538879</text:p>
          </table:table-cell>
          <table:table-cell table:formula="of:=[.C268]/([.M268]-[.M267])" office:value-type="float" office:value="104630.253989135" calcext:value-type="float">
            <text:p>104630.253989135</text:p>
          </table:table-cell>
          <table:table-cell table:formula="of:=[.L268]-[.$B268]" office:value-type="float" office:value="0.536572456359863" calcext:value-type="float">
            <text:p>0.536572456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22965.44067" calcext:value-type="float">
            <text:p>1443122965.44067</text:p>
          </table:table-cell>
          <table:table-cell office:value-type="float" office:value="4096" calcext:value-type="float">
            <text:p>4096</text:p>
          </table:table-cell>
          <table:table-cell table:formula="of:=[.B269]-[.$B$2]" office:value-type="float" office:value="24.2045238018036" calcext:value-type="float">
            <text:p>24.2045238018</text:p>
          </table:table-cell>
          <table:table-cell table:formula="of:=[.C269]/([.D269]-[.D268])" office:value-type="float" office:value="104643.637484392" calcext:value-type="float">
            <text:p>104643.637484392</text:p>
          </table:table-cell>
          <table:table-cell/>
          <table:table-cell office:value-type="float" office:value="1443122965.97723" calcext:value-type="float">
            <text:p>1443122965.97723</text:p>
          </table:table-cell>
          <table:table-cell table:formula="of:=[.G269]-[.$B$2]" office:value-type="float" office:value="24.7410807609558" calcext:value-type="float">
            <text:p>24.741080761</text:p>
          </table:table-cell>
          <table:table-cell table:formula="of:=[.C269]/([.H269]-[.H268])" office:value-type="float" office:value="104685.084297118" calcext:value-type="float">
            <text:p>104685.084297118</text:p>
          </table:table-cell>
          <table:table-cell table:formula="of:=[.G269]-[.$B269]" office:value-type="float" office:value="0.536556959152222" calcext:value-type="float">
            <text:p>0.5365569592</text:p>
          </table:table-cell>
          <table:table-cell/>
          <table:table-cell office:value-type="float" office:value="1443122965.97723" calcext:value-type="float">
            <text:p>1443122965.97723</text:p>
          </table:table-cell>
          <table:table-cell table:formula="of:=[.L269]-[.$B$2]" office:value-type="float" office:value="24.7410807609558" calcext:value-type="float">
            <text:p>24.741080761</text:p>
          </table:table-cell>
          <table:table-cell table:formula="of:=[.C269]/([.M269]-[.M268])" office:value-type="float" office:value="104685.084297118" calcext:value-type="float">
            <text:p>104685.084297118</text:p>
          </table:table-cell>
          <table:table-cell table:formula="of:=[.L269]-[.$B269]" office:value-type="float" office:value="0.536556959152222" calcext:value-type="float">
            <text:p>0.536556959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22965.47981" calcext:value-type="float">
            <text:p>1443122965.47981</text:p>
          </table:table-cell>
          <table:table-cell office:value-type="float" office:value="4096" calcext:value-type="float">
            <text:p>4096</text:p>
          </table:table-cell>
          <table:table-cell table:formula="of:=[.B270]-[.$B$2]" office:value-type="float" office:value="24.2436645030975" calcext:value-type="float">
            <text:p>24.2436645031</text:p>
          </table:table-cell>
          <table:table-cell table:formula="of:=[.C270]/([.D270]-[.D269])" office:value-type="float" office:value="104648.09941036" calcext:value-type="float">
            <text:p>104648.09941036</text:p>
          </table:table-cell>
          <table:table-cell/>
          <table:table-cell office:value-type="float" office:value="1443122966.01637" calcext:value-type="float">
            <text:p>1443122966.01637</text:p>
          </table:table-cell>
          <table:table-cell table:formula="of:=[.G270]-[.$B$2]" office:value-type="float" office:value="24.7802202701569" calcext:value-type="float">
            <text:p>24.7802202702</text:p>
          </table:table-cell>
          <table:table-cell table:formula="of:=[.C270]/([.H270]-[.H269])" office:value-type="float" office:value="104651.286733308" calcext:value-type="float">
            <text:p>104651.286733308</text:p>
          </table:table-cell>
          <table:table-cell table:formula="of:=[.G270]-[.$B270]" office:value-type="float" office:value="0.536555767059326" calcext:value-type="float">
            <text:p>0.5365557671</text:p>
          </table:table-cell>
          <table:table-cell/>
          <table:table-cell office:value-type="float" office:value="1443122966.01637" calcext:value-type="float">
            <text:p>1443122966.01637</text:p>
          </table:table-cell>
          <table:table-cell table:formula="of:=[.L270]-[.$B$2]" office:value-type="float" office:value="24.7802202701569" calcext:value-type="float">
            <text:p>24.7802202702</text:p>
          </table:table-cell>
          <table:table-cell table:formula="of:=[.C270]/([.M270]-[.M269])" office:value-type="float" office:value="104651.286733308" calcext:value-type="float">
            <text:p>104651.286733308</text:p>
          </table:table-cell>
          <table:table-cell table:formula="of:=[.L270]-[.$B270]" office:value-type="float" office:value="0.536555767059326" calcext:value-type="float">
            <text:p>0.536555767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22965.51896" calcext:value-type="float">
            <text:p>1443122965.51896</text:p>
          </table:table-cell>
          <table:table-cell office:value-type="float" office:value="4096" calcext:value-type="float">
            <text:p>4096</text:p>
          </table:table-cell>
          <table:table-cell table:formula="of:=[.B271]-[.$B$2]" office:value-type="float" office:value="24.2828073501587" calcext:value-type="float">
            <text:p>24.2828073502</text:p>
          </table:table-cell>
          <table:table-cell table:formula="of:=[.C271]/([.D271]-[.D270])" office:value-type="float" office:value="104642.362718286" calcext:value-type="float">
            <text:p>104642.362718286</text:p>
          </table:table-cell>
          <table:table-cell/>
          <table:table-cell office:value-type="float" office:value="1443122966.05553" calcext:value-type="float">
            <text:p>1443122966.05553</text:p>
          </table:table-cell>
          <table:table-cell table:formula="of:=[.G271]-[.$B$2]" office:value-type="float" office:value="24.81938123703" calcext:value-type="float">
            <text:p>24.819381237</text:p>
          </table:table-cell>
          <table:table-cell table:formula="of:=[.C271]/([.H271]-[.H270])" office:value-type="float" office:value="104593.94460984" calcext:value-type="float">
            <text:p>104593.94460984</text:p>
          </table:table-cell>
          <table:table-cell table:formula="of:=[.G271]-[.$B271]" office:value-type="float" office:value="0.536573886871338" calcext:value-type="float">
            <text:p>0.5365738869</text:p>
          </table:table-cell>
          <table:table-cell/>
          <table:table-cell office:value-type="float" office:value="1443122966.05553" calcext:value-type="float">
            <text:p>1443122966.05553</text:p>
          </table:table-cell>
          <table:table-cell table:formula="of:=[.L271]-[.$B$2]" office:value-type="float" office:value="24.81938123703" calcext:value-type="float">
            <text:p>24.819381237</text:p>
          </table:table-cell>
          <table:table-cell table:formula="of:=[.C271]/([.M271]-[.M270])" office:value-type="float" office:value="104593.94460984" calcext:value-type="float">
            <text:p>104593.94460984</text:p>
          </table:table-cell>
          <table:table-cell table:formula="of:=[.L271]-[.$B271]" office:value-type="float" office:value="0.536573886871338" calcext:value-type="float">
            <text:p>0.536573886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22965.55809" calcext:value-type="float">
            <text:p>1443122965.55809</text:p>
          </table:table-cell>
          <table:table-cell office:value-type="float" office:value="4096" calcext:value-type="float">
            <text:p>4096</text:p>
          </table:table-cell>
          <table:table-cell table:formula="of:=[.B272]-[.$B$2]" office:value-type="float" office:value="24.3219468593597" calcext:value-type="float">
            <text:p>24.3219468594</text:p>
          </table:table-cell>
          <table:table-cell table:formula="of:=[.C272]/([.D272]-[.D271])" office:value-type="float" office:value="104651.286733308" calcext:value-type="float">
            <text:p>104651.286733308</text:p>
          </table:table-cell>
          <table:table-cell/>
          <table:table-cell office:value-type="float" office:value="1443122966.09465" calcext:value-type="float">
            <text:p>1443122966.09465</text:p>
          </table:table-cell>
          <table:table-cell table:formula="of:=[.G272]-[.$B$2]" office:value-type="float" office:value="24.8585069179535" calcext:value-type="float">
            <text:p>24.858506918</text:p>
          </table:table-cell>
          <table:table-cell table:formula="of:=[.C272]/([.H272]-[.H271])" office:value-type="float" office:value="104688.273873435" calcext:value-type="float">
            <text:p>104688.273873435</text:p>
          </table:table-cell>
          <table:table-cell table:formula="of:=[.G272]-[.$B272]" office:value-type="float" office:value="0.53656005859375" calcext:value-type="float">
            <text:p>0.5365600586</text:p>
          </table:table-cell>
          <table:table-cell/>
          <table:table-cell office:value-type="float" office:value="1443122966.09465" calcext:value-type="float">
            <text:p>1443122966.09465</text:p>
          </table:table-cell>
          <table:table-cell table:formula="of:=[.L272]-[.$B$2]" office:value-type="float" office:value="24.8585069179535" calcext:value-type="float">
            <text:p>24.858506918</text:p>
          </table:table-cell>
          <table:table-cell table:formula="of:=[.C272]/([.M272]-[.M271])" office:value-type="float" office:value="104688.273873435" calcext:value-type="float">
            <text:p>104688.273873435</text:p>
          </table:table-cell>
          <table:table-cell table:formula="of:=[.L272]-[.$B272]" office:value-type="float" office:value="0.53656005859375" calcext:value-type="float">
            <text:p>0.536560058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22965.59723" calcext:value-type="float">
            <text:p>1443122965.59723</text:p>
          </table:table-cell>
          <table:table-cell office:value-type="float" office:value="4096" calcext:value-type="float">
            <text:p>4096</text:p>
          </table:table-cell>
          <table:table-cell table:formula="of:=[.B273]-[.$B$2]" office:value-type="float" office:value="24.3610846996307" calcext:value-type="float">
            <text:p>24.3610846996</text:p>
          </table:table-cell>
          <table:table-cell table:formula="of:=[.C273]/([.D273]-[.D272])" office:value-type="float" office:value="104655.74931163" calcext:value-type="float">
            <text:p>104655.74931163</text:p>
          </table:table-cell>
          <table:table-cell/>
          <table:table-cell office:value-type="float" office:value="1443122966.1338" calcext:value-type="float">
            <text:p>1443122966.1338</text:p>
          </table:table-cell>
          <table:table-cell table:formula="of:=[.G273]-[.$B$2]" office:value-type="float" office:value="24.897647857666" calcext:value-type="float">
            <text:p>24.8976478577</text:p>
          </table:table-cell>
          <table:table-cell table:formula="of:=[.C273]/([.H273]-[.H272])" office:value-type="float" office:value="104647.461969068" calcext:value-type="float">
            <text:p>104647.461969068</text:p>
          </table:table-cell>
          <table:table-cell table:formula="of:=[.G273]-[.$B273]" office:value-type="float" office:value="0.536563158035278" calcext:value-type="float">
            <text:p>0.536563158</text:p>
          </table:table-cell>
          <table:table-cell/>
          <table:table-cell office:value-type="float" office:value="1443122966.1338" calcext:value-type="float">
            <text:p>1443122966.1338</text:p>
          </table:table-cell>
          <table:table-cell table:formula="of:=[.L273]-[.$B$2]" office:value-type="float" office:value="24.897647857666" calcext:value-type="float">
            <text:p>24.8976478577</text:p>
          </table:table-cell>
          <table:table-cell table:formula="of:=[.C273]/([.M273]-[.M272])" office:value-type="float" office:value="104647.461969068" calcext:value-type="float">
            <text:p>104647.461969068</text:p>
          </table:table-cell>
          <table:table-cell table:formula="of:=[.L273]-[.$B273]" office:value-type="float" office:value="0.536563158035278" calcext:value-type="float">
            <text:p>0.53656315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22965.63637" calcext:value-type="float">
            <text:p>1443122965.63637</text:p>
          </table:table-cell>
          <table:table-cell office:value-type="float" office:value="4096" calcext:value-type="float">
            <text:p>4096</text:p>
          </table:table-cell>
          <table:table-cell table:formula="of:=[.B274]-[.$B$2]" office:value-type="float" office:value="24.4002225399017" calcext:value-type="float">
            <text:p>24.4002225399</text:p>
          </table:table-cell>
          <table:table-cell table:formula="of:=[.C274]/([.D274]-[.D273])" office:value-type="float" office:value="104655.74931163" calcext:value-type="float">
            <text:p>104655.74931163</text:p>
          </table:table-cell>
          <table:table-cell/>
          <table:table-cell office:value-type="float" office:value="1443122966.17294" calcext:value-type="float">
            <text:p>1443122966.17294</text:p>
          </table:table-cell>
          <table:table-cell table:formula="of:=[.G274]-[.$B$2]" office:value-type="float" office:value="24.93678855896" calcext:value-type="float">
            <text:p>24.936788559</text:p>
          </table:table-cell>
          <table:table-cell table:formula="of:=[.C274]/([.H274]-[.H273])" office:value-type="float" office:value="104648.09941036" calcext:value-type="float">
            <text:p>104648.09941036</text:p>
          </table:table-cell>
          <table:table-cell table:formula="of:=[.G274]-[.$B274]" office:value-type="float" office:value="0.536566019058228" calcext:value-type="float">
            <text:p>0.5365660191</text:p>
          </table:table-cell>
          <table:table-cell/>
          <table:table-cell office:value-type="float" office:value="1443122966.17294" calcext:value-type="float">
            <text:p>1443122966.17294</text:p>
          </table:table-cell>
          <table:table-cell table:formula="of:=[.L274]-[.$B$2]" office:value-type="float" office:value="24.93678855896" calcext:value-type="float">
            <text:p>24.936788559</text:p>
          </table:table-cell>
          <table:table-cell table:formula="of:=[.C274]/([.M274]-[.M273])" office:value-type="float" office:value="104648.09941036" calcext:value-type="float">
            <text:p>104648.09941036</text:p>
          </table:table-cell>
          <table:table-cell table:formula="of:=[.L274]-[.$B274]" office:value-type="float" office:value="0.536566019058228" calcext:value-type="float">
            <text:p>0.536566019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22965.67551" calcext:value-type="float">
            <text:p>1443122965.67551</text:p>
          </table:table-cell>
          <table:table-cell office:value-type="float" office:value="4096" calcext:value-type="float">
            <text:p>4096</text:p>
          </table:table-cell>
          <table:table-cell table:formula="of:=[.B275]-[.$B$2]" office:value-type="float" office:value="24.4393603801727" calcext:value-type="float">
            <text:p>24.4393603802</text:p>
          </table:table-cell>
          <table:table-cell table:formula="of:=[.C275]/([.D275]-[.D274])" office:value-type="float" office:value="104655.74931163" calcext:value-type="float">
            <text:p>104655.74931163</text:p>
          </table:table-cell>
          <table:table-cell/>
          <table:table-cell office:value-type="float" office:value="1443122966.21209" calcext:value-type="float">
            <text:p>1443122966.21209</text:p>
          </table:table-cell>
          <table:table-cell table:formula="of:=[.G275]-[.$B$2]" office:value-type="float" office:value="24.9759404659271" calcext:value-type="float">
            <text:p>24.9759404659</text:p>
          </table:table-cell>
          <table:table-cell table:formula="of:=[.C275]/([.H275]-[.H274])" office:value-type="float" office:value="104618.148061992" calcext:value-type="float">
            <text:p>104618.148061992</text:p>
          </table:table-cell>
          <table:table-cell table:formula="of:=[.G275]-[.$B275]" office:value-type="float" office:value="0.536580085754395" calcext:value-type="float">
            <text:p>0.5365800858</text:p>
          </table:table-cell>
          <table:table-cell/>
          <table:table-cell office:value-type="float" office:value="1443122966.21209" calcext:value-type="float">
            <text:p>1443122966.21209</text:p>
          </table:table-cell>
          <table:table-cell table:formula="of:=[.L275]-[.$B$2]" office:value-type="float" office:value="24.9759404659271" calcext:value-type="float">
            <text:p>24.9759404659</text:p>
          </table:table-cell>
          <table:table-cell table:formula="of:=[.C275]/([.M275]-[.M274])" office:value-type="float" office:value="104618.148061992" calcext:value-type="float">
            <text:p>104618.148061992</text:p>
          </table:table-cell>
          <table:table-cell table:formula="of:=[.L275]-[.$B275]" office:value-type="float" office:value="0.536580085754395" calcext:value-type="float">
            <text:p>0.536580085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22965.71465" calcext:value-type="float">
            <text:p>1443122965.71465</text:p>
          </table:table-cell>
          <table:table-cell office:value-type="float" office:value="4096" calcext:value-type="float">
            <text:p>4096</text:p>
          </table:table-cell>
          <table:table-cell table:formula="of:=[.B276]-[.$B$2]" office:value-type="float" office:value="24.4784982204437" calcext:value-type="float">
            <text:p>24.4784982204</text:p>
          </table:table-cell>
          <table:table-cell table:formula="of:=[.C276]/([.D276]-[.D275])" office:value-type="float" office:value="104655.74931163" calcext:value-type="float">
            <text:p>104655.74931163</text:p>
          </table:table-cell>
          <table:table-cell/>
          <table:table-cell office:value-type="float" office:value="1443122966.25007" calcext:value-type="float">
            <text:p>1443122966.25007</text:p>
          </table:table-cell>
          <table:table-cell table:formula="of:=[.G276]-[.$B$2]" office:value-type="float" office:value="25.0139226913452" calcext:value-type="float">
            <text:p>25.0139226913</text:p>
          </table:table-cell>
          <table:table-cell table:formula="of:=[.C276]/([.H276]-[.H275])" office:value-type="float" office:value="107839.916037386" calcext:value-type="float">
            <text:p>107839.916037386</text:p>
          </table:table-cell>
          <table:table-cell table:formula="of:=[.G276]-[.$B276]" office:value-type="float" office:value="0.535424470901489" calcext:value-type="float">
            <text:p>0.5354244709</text:p>
          </table:table-cell>
          <table:table-cell/>
          <table:table-cell office:value-type="float" office:value="1443122966.25007" calcext:value-type="float">
            <text:p>1443122966.25007</text:p>
          </table:table-cell>
          <table:table-cell table:formula="of:=[.L276]-[.$B$2]" office:value-type="float" office:value="25.0139226913452" calcext:value-type="float">
            <text:p>25.0139226913</text:p>
          </table:table-cell>
          <table:table-cell table:formula="of:=[.C276]/([.M276]-[.M275])" office:value-type="float" office:value="107839.916037386" calcext:value-type="float">
            <text:p>107839.916037386</text:p>
          </table:table-cell>
          <table:table-cell table:formula="of:=[.L276]-[.$B276]" office:value-type="float" office:value="0.535424470901489" calcext:value-type="float">
            <text:p>0.5354244709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22965.75379" calcext:value-type="float">
            <text:p>1443122965.75379</text:p>
          </table:table-cell>
          <table:table-cell office:value-type="float" office:value="4096" calcext:value-type="float">
            <text:p>4096</text:p>
          </table:table-cell>
          <table:table-cell table:formula="of:=[.B277]-[.$B$2]" office:value-type="float" office:value="24.5176374912262" calcext:value-type="float">
            <text:p>24.5176374912</text:p>
          </table:table-cell>
          <table:table-cell table:formula="of:=[.C277]/([.D277]-[.D276])" office:value-type="float" office:value="104651.924221196" calcext:value-type="float">
            <text:p>104651.924221196</text:p>
          </table:table-cell>
          <table:table-cell/>
          <table:table-cell office:value-type="float" office:value="1443122966.28732" calcext:value-type="float">
            <text:p>1443122966.28732</text:p>
          </table:table-cell>
          <table:table-cell table:formula="of:=[.G277]-[.$B$2]" office:value-type="float" office:value="25.051176071167" calcext:value-type="float">
            <text:p>25.0511760712</text:p>
          </table:table-cell>
          <table:table-cell table:formula="of:=[.C277]/([.H277]-[.H276])" office:value-type="float" office:value="109949.755420731" calcext:value-type="float">
            <text:p>109949.755420731</text:p>
          </table:table-cell>
          <table:table-cell table:formula="of:=[.G277]-[.$B277]" office:value-type="float" office:value="0.533538579940796" calcext:value-type="float">
            <text:p>0.5335385799</text:p>
          </table:table-cell>
          <table:table-cell/>
          <table:table-cell office:value-type="float" office:value="1443122966.28732" calcext:value-type="float">
            <text:p>1443122966.28732</text:p>
          </table:table-cell>
          <table:table-cell table:formula="of:=[.L277]-[.$B$2]" office:value-type="float" office:value="25.051176071167" calcext:value-type="float">
            <text:p>25.0511760712</text:p>
          </table:table-cell>
          <table:table-cell table:formula="of:=[.C277]/([.M277]-[.M276])" office:value-type="float" office:value="109949.755420731" calcext:value-type="float">
            <text:p>109949.755420731</text:p>
          </table:table-cell>
          <table:table-cell table:formula="of:=[.L277]-[.$B277]" office:value-type="float" office:value="0.533538579940796" calcext:value-type="float">
            <text:p>0.533538579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22965.79292" calcext:value-type="float">
            <text:p>1443122965.79292</text:p>
          </table:table-cell>
          <table:table-cell office:value-type="float" office:value="4096" calcext:value-type="float">
            <text:p>4096</text:p>
          </table:table-cell>
          <table:table-cell table:formula="of:=[.B278]-[.$B$2]" office:value-type="float" office:value="24.5567750930786" calcext:value-type="float">
            <text:p>24.5567750931</text:p>
          </table:table-cell>
          <table:table-cell table:formula="of:=[.C278]/([.D278]-[.D277])" office:value-type="float" office:value="104656.386853888" calcext:value-type="float">
            <text:p>104656.386853888</text:p>
          </table:table-cell>
          <table:table-cell/>
          <table:table-cell office:value-type="float" office:value="1443122966.32459" calcext:value-type="float">
            <text:p>1443122966.32459</text:p>
          </table:table-cell>
          <table:table-cell table:formula="of:=[.G278]-[.$B$2]" office:value-type="float" office:value="25.0884470939636" calcext:value-type="float">
            <text:p>25.088447094</text:p>
          </table:table-cell>
          <table:table-cell table:formula="of:=[.C278]/([.H278]-[.H277])" office:value-type="float" office:value="109897.70853217" calcext:value-type="float">
            <text:p>109897.70853217</text:p>
          </table:table-cell>
          <table:table-cell table:formula="of:=[.G278]-[.$B278]" office:value-type="float" office:value="0.53167200088501" calcext:value-type="float">
            <text:p>0.5316720009</text:p>
          </table:table-cell>
          <table:table-cell/>
          <table:table-cell office:value-type="float" office:value="1443122966.32459" calcext:value-type="float">
            <text:p>1443122966.32459</text:p>
          </table:table-cell>
          <table:table-cell table:formula="of:=[.L278]-[.$B$2]" office:value-type="float" office:value="25.0884470939636" calcext:value-type="float">
            <text:p>25.088447094</text:p>
          </table:table-cell>
          <table:table-cell table:formula="of:=[.C278]/([.M278]-[.M277])" office:value-type="float" office:value="109897.70853217" calcext:value-type="float">
            <text:p>109897.70853217</text:p>
          </table:table-cell>
          <table:table-cell table:formula="of:=[.L278]-[.$B278]" office:value-type="float" office:value="0.53167200088501" calcext:value-type="float">
            <text:p>0.531672000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22965.83206" calcext:value-type="float">
            <text:p>1443122965.83206</text:p>
          </table:table-cell>
          <table:table-cell office:value-type="float" office:value="4096" calcext:value-type="float">
            <text:p>4096</text:p>
          </table:table-cell>
          <table:table-cell table:formula="of:=[.B279]-[.$B$2]" office:value-type="float" office:value="24.5959146022797" calcext:value-type="float">
            <text:p>24.5959146023</text:p>
          </table:table-cell>
          <table:table-cell table:formula="of:=[.C279]/([.D279]-[.D278])" office:value-type="float" office:value="104651.286733308" calcext:value-type="float">
            <text:p>104651.286733308</text:p>
          </table:table-cell>
          <table:table-cell/>
          <table:table-cell office:value-type="float" office:value="1443122966.362" calcext:value-type="float">
            <text:p>1443122966.362</text:p>
          </table:table-cell>
          <table:table-cell table:formula="of:=[.G279]-[.$B$2]" office:value-type="float" office:value="25.1258509159088" calcext:value-type="float">
            <text:p>25.1258509159</text:p>
          </table:table-cell>
          <table:table-cell table:formula="of:=[.C279]/([.H279]-[.H278])" office:value-type="float" office:value="109507.52588872" calcext:value-type="float">
            <text:p>109507.52588872</text:p>
          </table:table-cell>
          <table:table-cell table:formula="of:=[.G279]-[.$B279]" office:value-type="float" office:value="0.52993631362915" calcext:value-type="float">
            <text:p>0.5299363136</text:p>
          </table:table-cell>
          <table:table-cell/>
          <table:table-cell office:value-type="float" office:value="1443122966.362" calcext:value-type="float">
            <text:p>1443122966.362</text:p>
          </table:table-cell>
          <table:table-cell table:formula="of:=[.L279]-[.$B$2]" office:value-type="float" office:value="25.1258509159088" calcext:value-type="float">
            <text:p>25.1258509159</text:p>
          </table:table-cell>
          <table:table-cell table:formula="of:=[.C279]/([.M279]-[.M278])" office:value-type="float" office:value="109507.52588872" calcext:value-type="float">
            <text:p>109507.52588872</text:p>
          </table:table-cell>
          <table:table-cell table:formula="of:=[.L279]-[.$B279]" office:value-type="float" office:value="0.52993631362915" calcext:value-type="float">
            <text:p>0.529936313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22965.8712" calcext:value-type="float">
            <text:p>1443122965.8712</text:p>
          </table:table-cell>
          <table:table-cell office:value-type="float" office:value="4096" calcext:value-type="float">
            <text:p>4096</text:p>
          </table:table-cell>
          <table:table-cell table:formula="of:=[.B280]-[.$B$2]" office:value-type="float" office:value="24.6350526809692" calcext:value-type="float">
            <text:p>24.635052681</text:p>
          </table:table-cell>
          <table:table-cell table:formula="of:=[.C280]/([.D280]-[.D279])" office:value-type="float" office:value="104655.11177714" calcext:value-type="float">
            <text:p>104655.11177714</text:p>
          </table:table-cell>
          <table:table-cell/>
          <table:table-cell office:value-type="float" office:value="1443122966.39934" calcext:value-type="float">
            <text:p>1443122966.39934</text:p>
          </table:table-cell>
          <table:table-cell table:formula="of:=[.G280]-[.$B$2]" office:value-type="float" office:value="25.1631920337677" calcext:value-type="float">
            <text:p>25.1631920338</text:p>
          </table:table-cell>
          <table:table-cell table:formula="of:=[.C280]/([.H280]-[.H279])" office:value-type="float" office:value="109691.413510407" calcext:value-type="float">
            <text:p>109691.413510407</text:p>
          </table:table-cell>
          <table:table-cell table:formula="of:=[.G280]-[.$B280]" office:value-type="float" office:value="0.528139352798462" calcext:value-type="float">
            <text:p>0.5281393528</text:p>
          </table:table-cell>
          <table:table-cell/>
          <table:table-cell office:value-type="float" office:value="1443122966.39934" calcext:value-type="float">
            <text:p>1443122966.39934</text:p>
          </table:table-cell>
          <table:table-cell table:formula="of:=[.L280]-[.$B$2]" office:value-type="float" office:value="25.1631920337677" calcext:value-type="float">
            <text:p>25.1631920338</text:p>
          </table:table-cell>
          <table:table-cell table:formula="of:=[.C280]/([.M280]-[.M279])" office:value-type="float" office:value="109691.413510407" calcext:value-type="float">
            <text:p>109691.413510407</text:p>
          </table:table-cell>
          <table:table-cell table:formula="of:=[.L280]-[.$B280]" office:value-type="float" office:value="0.528139352798462" calcext:value-type="float">
            <text:p>0.528139352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22965.91034" calcext:value-type="float">
            <text:p>1443122965.91034</text:p>
          </table:table-cell>
          <table:table-cell office:value-type="float" office:value="4096" calcext:value-type="float">
            <text:p>4096</text:p>
          </table:table-cell>
          <table:table-cell table:formula="of:=[.B281]-[.$B$2]" office:value-type="float" office:value="24.6741936206818" calcext:value-type="float">
            <text:p>24.6741936207</text:p>
          </table:table-cell>
          <table:table-cell table:formula="of:=[.C281]/([.D281]-[.D280])" office:value-type="float" office:value="104647.461969068" calcext:value-type="float">
            <text:p>104647.461969068</text:p>
          </table:table-cell>
          <table:table-cell/>
          <table:table-cell office:value-type="float" office:value="1443122966.43664" calcext:value-type="float">
            <text:p>1443122966.43664</text:p>
          </table:table-cell>
          <table:table-cell table:formula="of:=[.G281]-[.$B$2]" office:value-type="float" office:value="25.2004895210266" calcext:value-type="float">
            <text:p>25.200489521</text:p>
          </table:table-cell>
          <table:table-cell table:formula="of:=[.C281]/([.H281]-[.H280])" office:value-type="float" office:value="109819.730524109" calcext:value-type="float">
            <text:p>109819.730524109</text:p>
          </table:table-cell>
          <table:table-cell table:formula="of:=[.G281]-[.$B281]" office:value-type="float" office:value="0.526295900344849" calcext:value-type="float">
            <text:p>0.5262959003</text:p>
          </table:table-cell>
          <table:table-cell/>
          <table:table-cell office:value-type="float" office:value="1443122966.43664" calcext:value-type="float">
            <text:p>1443122966.43664</text:p>
          </table:table-cell>
          <table:table-cell table:formula="of:=[.L281]-[.$B$2]" office:value-type="float" office:value="25.2004895210266" calcext:value-type="float">
            <text:p>25.200489521</text:p>
          </table:table-cell>
          <table:table-cell table:formula="of:=[.C281]/([.M281]-[.M280])" office:value-type="float" office:value="109819.730524109" calcext:value-type="float">
            <text:p>109819.730524109</text:p>
          </table:table-cell>
          <table:table-cell table:formula="of:=[.L281]-[.$B281]" office:value-type="float" office:value="0.526295900344849" calcext:value-type="float">
            <text:p>0.526295900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22965.94948" calcext:value-type="float">
            <text:p>1443122965.94948</text:p>
          </table:table-cell>
          <table:table-cell office:value-type="float" office:value="4096" calcext:value-type="float">
            <text:p>4096</text:p>
          </table:table-cell>
          <table:table-cell table:formula="of:=[.B282]-[.$B$2]" office:value-type="float" office:value="24.7133326530457" calcext:value-type="float">
            <text:p>24.713332653</text:p>
          </table:table-cell>
          <table:table-cell table:formula="of:=[.C282]/([.D282]-[.D281])" office:value-type="float" office:value="104652.561716851" calcext:value-type="float">
            <text:p>104652.561716851</text:p>
          </table:table-cell>
          <table:table-cell/>
          <table:table-cell office:value-type="float" office:value="1443122966.47403" calcext:value-type="float">
            <text:p>1443122966.47403</text:p>
          </table:table-cell>
          <table:table-cell table:formula="of:=[.G282]-[.$B$2]" office:value-type="float" office:value="25.2378866672516" calcext:value-type="float">
            <text:p>25.2378866673</text:p>
          </table:table-cell>
          <table:table-cell table:formula="of:=[.C282]/([.H282]-[.H281])" office:value-type="float" office:value="109527.073947276" calcext:value-type="float">
            <text:p>109527.073947276</text:p>
          </table:table-cell>
          <table:table-cell table:formula="of:=[.G282]-[.$B282]" office:value-type="float" office:value="0.524554014205933" calcext:value-type="float">
            <text:p>0.5245540142</text:p>
          </table:table-cell>
          <table:table-cell/>
          <table:table-cell office:value-type="float" office:value="1443122966.47403" calcext:value-type="float">
            <text:p>1443122966.47403</text:p>
          </table:table-cell>
          <table:table-cell table:formula="of:=[.L282]-[.$B$2]" office:value-type="float" office:value="25.2378866672516" calcext:value-type="float">
            <text:p>25.2378866673</text:p>
          </table:table-cell>
          <table:table-cell table:formula="of:=[.C282]/([.M282]-[.M281])" office:value-type="float" office:value="109527.073947276" calcext:value-type="float">
            <text:p>109527.073947276</text:p>
          </table:table-cell>
          <table:table-cell table:formula="of:=[.L282]-[.$B282]" office:value-type="float" office:value="0.524554014205933" calcext:value-type="float">
            <text:p>0.524554014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22965.98862" calcext:value-type="float">
            <text:p>1443122965.98862</text:p>
          </table:table-cell>
          <table:table-cell office:value-type="float" office:value="4096" calcext:value-type="float">
            <text:p>4096</text:p>
          </table:table-cell>
          <table:table-cell table:formula="of:=[.B283]-[.$B$2]" office:value-type="float" office:value="24.7524707317352" calcext:value-type="float">
            <text:p>24.7524707317</text:p>
          </table:table-cell>
          <table:table-cell table:formula="of:=[.C283]/([.D283]-[.D282])" office:value-type="float" office:value="104655.11177714" calcext:value-type="float">
            <text:p>104655.11177714</text:p>
          </table:table-cell>
          <table:table-cell/>
          <table:table-cell office:value-type="float" office:value="1443122966.51144" calcext:value-type="float">
            <text:p>1443122966.51144</text:p>
          </table:table-cell>
          <table:table-cell table:formula="of:=[.G283]-[.$B$2]" office:value-type="float" office:value="25.2752954959869" calcext:value-type="float">
            <text:p>25.275295496</text:p>
          </table:table-cell>
          <table:table-cell table:formula="of:=[.C283]/([.H283]-[.H282])" office:value-type="float" office:value="109492.869423342" calcext:value-type="float">
            <text:p>109492.869423342</text:p>
          </table:table-cell>
          <table:table-cell table:formula="of:=[.G283]-[.$B283]" office:value-type="float" office:value="0.522824764251709" calcext:value-type="float">
            <text:p>0.5228247643</text:p>
          </table:table-cell>
          <table:table-cell/>
          <table:table-cell office:value-type="float" office:value="1443122966.51144" calcext:value-type="float">
            <text:p>1443122966.51144</text:p>
          </table:table-cell>
          <table:table-cell table:formula="of:=[.L283]-[.$B$2]" office:value-type="float" office:value="25.2752954959869" calcext:value-type="float">
            <text:p>25.275295496</text:p>
          </table:table-cell>
          <table:table-cell table:formula="of:=[.C283]/([.M283]-[.M282])" office:value-type="float" office:value="109492.869423342" calcext:value-type="float">
            <text:p>109492.869423342</text:p>
          </table:table-cell>
          <table:table-cell table:formula="of:=[.L283]-[.$B283]" office:value-type="float" office:value="0.522824764251709" calcext:value-type="float">
            <text:p>0.5228247643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22966.02651" calcext:value-type="float">
            <text:p>1443122966.02651</text:p>
          </table:table-cell>
          <table:table-cell office:value-type="float" office:value="4096" calcext:value-type="float">
            <text:p>4096</text:p>
          </table:table-cell>
          <table:table-cell table:formula="of:=[.B284]-[.$B$2]" office:value-type="float" office:value="24.7903583049774" calcext:value-type="float">
            <text:p>24.790358305</text:p>
          </table:table-cell>
          <table:table-cell table:formula="of:=[.C284]/([.D284]-[.D283])" office:value-type="float" office:value="108109.325815546" calcext:value-type="float">
            <text:p>108109.325815546</text:p>
          </table:table-cell>
          <table:table-cell/>
          <table:table-cell office:value-type="float" office:value="1443122966.54878" calcext:value-type="float">
            <text:p>1443122966.54878</text:p>
          </table:table-cell>
          <table:table-cell table:formula="of:=[.G284]-[.$B$2]" office:value-type="float" office:value="25.3126356601715" calcext:value-type="float">
            <text:p>25.3126356602</text:p>
          </table:table-cell>
          <table:table-cell table:formula="of:=[.C284]/([.H284]-[.H283])" office:value-type="float" office:value="109694.215048271" calcext:value-type="float">
            <text:p>109694.215048271</text:p>
          </table:table-cell>
          <table:table-cell table:formula="of:=[.G284]-[.$B284]" office:value-type="float" office:value="0.522277355194092" calcext:value-type="float">
            <text:p>0.5222773552</text:p>
          </table:table-cell>
          <table:table-cell/>
          <table:table-cell office:value-type="float" office:value="1443122966.54878" calcext:value-type="float">
            <text:p>1443122966.54878</text:p>
          </table:table-cell>
          <table:table-cell table:formula="of:=[.L284]-[.$B$2]" office:value-type="float" office:value="25.3126356601715" calcext:value-type="float">
            <text:p>25.3126356602</text:p>
          </table:table-cell>
          <table:table-cell table:formula="of:=[.C284]/([.M284]-[.M283])" office:value-type="float" office:value="109694.215048271" calcext:value-type="float">
            <text:p>109694.215048271</text:p>
          </table:table-cell>
          <table:table-cell table:formula="of:=[.L284]-[.$B284]" office:value-type="float" office:value="0.522277355194092" calcext:value-type="float">
            <text:p>0.522277355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22966.06388" calcext:value-type="float">
            <text:p>1443122966.06388</text:p>
          </table:table-cell>
          <table:table-cell office:value-type="float" office:value="4096" calcext:value-type="float">
            <text:p>4096</text:p>
          </table:table-cell>
          <table:table-cell table:formula="of:=[.B285]-[.$B$2]" office:value-type="float" office:value="24.8277342319489" calcext:value-type="float">
            <text:p>24.8277342319</text:p>
          </table:table-cell>
          <table:table-cell table:formula="of:=[.C285]/([.D285]-[.D284])" office:value-type="float" office:value="109589.255221158" calcext:value-type="float">
            <text:p>109589.255221158</text:p>
          </table:table-cell>
          <table:table-cell/>
          <table:table-cell office:value-type="float" office:value="1443122966.58618" calcext:value-type="float">
            <text:p>1443122966.58618</text:p>
          </table:table-cell>
          <table:table-cell table:formula="of:=[.G285]-[.$B$2]" office:value-type="float" office:value="25.3500373363495" calcext:value-type="float">
            <text:p>25.3500373363</text:p>
          </table:table-cell>
          <table:table-cell table:formula="of:=[.C285]/([.H285]-[.H284])" office:value-type="float" office:value="109513.808432245" calcext:value-type="float">
            <text:p>109513.808432245</text:p>
          </table:table-cell>
          <table:table-cell table:formula="of:=[.G285]-[.$B285]" office:value-type="float" office:value="0.522303104400635" calcext:value-type="float">
            <text:p>0.5223031044</text:p>
          </table:table-cell>
          <table:table-cell/>
          <table:table-cell office:value-type="float" office:value="1443122966.58618" calcext:value-type="float">
            <text:p>1443122966.58618</text:p>
          </table:table-cell>
          <table:table-cell table:formula="of:=[.L285]-[.$B$2]" office:value-type="float" office:value="25.3500373363495" calcext:value-type="float">
            <text:p>25.3500373363</text:p>
          </table:table-cell>
          <table:table-cell table:formula="of:=[.C285]/([.M285]-[.M284])" office:value-type="float" office:value="109513.808432245" calcext:value-type="float">
            <text:p>109513.808432245</text:p>
          </table:table-cell>
          <table:table-cell table:formula="of:=[.L285]-[.$B285]" office:value-type="float" office:value="0.522303104400635" calcext:value-type="float">
            <text:p>0.5223031044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22966.10126" calcext:value-type="float">
            <text:p>1443122966.10126</text:p>
          </table:table-cell>
          <table:table-cell office:value-type="float" office:value="4096" calcext:value-type="float">
            <text:p>4096</text:p>
          </table:table-cell>
          <table:table-cell table:formula="of:=[.B286]-[.$B$2]" office:value-type="float" office:value="24.8651101589203" calcext:value-type="float">
            <text:p>24.8651101589</text:p>
          </table:table-cell>
          <table:table-cell table:formula="of:=[.C286]/([.D286]-[.D285])" office:value-type="float" office:value="109589.255221158" calcext:value-type="float">
            <text:p>109589.255221158</text:p>
          </table:table-cell>
          <table:table-cell/>
          <table:table-cell office:value-type="float" office:value="1443122966.62352" calcext:value-type="float">
            <text:p>1443122966.62352</text:p>
          </table:table-cell>
          <table:table-cell table:formula="of:=[.G286]-[.$B$2]" office:value-type="float" office:value="25.3873724937439" calcext:value-type="float">
            <text:p>25.3873724937</text:p>
          </table:table-cell>
          <table:table-cell table:formula="of:=[.C286]/([.H286]-[.H285])" office:value-type="float" office:value="109708.925470162" calcext:value-type="float">
            <text:p>109708.925470162</text:p>
          </table:table-cell>
          <table:table-cell table:formula="of:=[.G286]-[.$B286]" office:value-type="float" office:value="0.522262334823608" calcext:value-type="float">
            <text:p>0.5222623348</text:p>
          </table:table-cell>
          <table:table-cell/>
          <table:table-cell office:value-type="float" office:value="1443122966.62352" calcext:value-type="float">
            <text:p>1443122966.62352</text:p>
          </table:table-cell>
          <table:table-cell table:formula="of:=[.L286]-[.$B$2]" office:value-type="float" office:value="25.3873724937439" calcext:value-type="float">
            <text:p>25.3873724937</text:p>
          </table:table-cell>
          <table:table-cell table:formula="of:=[.C286]/([.M286]-[.M285])" office:value-type="float" office:value="109708.925470162" calcext:value-type="float">
            <text:p>109708.925470162</text:p>
          </table:table-cell>
          <table:table-cell table:formula="of:=[.L286]-[.$B286]" office:value-type="float" office:value="0.522262334823608" calcext:value-type="float">
            <text:p>0.5222623348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22966.13863" calcext:value-type="float">
            <text:p>1443122966.13863</text:p>
          </table:table-cell>
          <table:table-cell office:value-type="float" office:value="4096" calcext:value-type="float">
            <text:p>4096</text:p>
          </table:table-cell>
          <table:table-cell table:formula="of:=[.B287]-[.$B$2]" office:value-type="float" office:value="24.9024784564972" calcext:value-type="float">
            <text:p>24.9024784565</text:p>
          </table:table-cell>
          <table:table-cell table:formula="of:=[.C287]/([.D287]-[.D286])" office:value-type="float" office:value="109611.629793153" calcext:value-type="float">
            <text:p>109611.629793153</text:p>
          </table:table-cell>
          <table:table-cell/>
          <table:table-cell office:value-type="float" office:value="1443122966.66089" calcext:value-type="float">
            <text:p>1443122966.66089</text:p>
          </table:table-cell>
          <table:table-cell table:formula="of:=[.G287]-[.$B$2]" office:value-type="float" office:value="25.4247400760651" calcext:value-type="float">
            <text:p>25.4247400761</text:p>
          </table:table-cell>
          <table:table-cell table:formula="of:=[.C287]/([.H287]-[.H286])" office:value-type="float" office:value="109613.727877701" calcext:value-type="float">
            <text:p>109613.727877701</text:p>
          </table:table-cell>
          <table:table-cell table:formula="of:=[.G287]-[.$B287]" office:value-type="float" office:value="0.522261619567871" calcext:value-type="float">
            <text:p>0.5222616196</text:p>
          </table:table-cell>
          <table:table-cell/>
          <table:table-cell office:value-type="float" office:value="1443122966.66089" calcext:value-type="float">
            <text:p>1443122966.66089</text:p>
          </table:table-cell>
          <table:table-cell table:formula="of:=[.L287]-[.$B$2]" office:value-type="float" office:value="25.4247400760651" calcext:value-type="float">
            <text:p>25.4247400761</text:p>
          </table:table-cell>
          <table:table-cell table:formula="of:=[.C287]/([.M287]-[.M286])" office:value-type="float" office:value="109613.727877701" calcext:value-type="float">
            <text:p>109613.727877701</text:p>
          </table:table-cell>
          <table:table-cell table:formula="of:=[.L287]-[.$B287]" office:value-type="float" office:value="0.522261619567871" calcext:value-type="float">
            <text:p>0.522261619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22966.17598" calcext:value-type="float">
            <text:p>1443122966.17598</text:p>
          </table:table-cell>
          <table:table-cell office:value-type="float" office:value="4096" calcext:value-type="float">
            <text:p>4096</text:p>
          </table:table-cell>
          <table:table-cell table:formula="of:=[.B288]-[.$B$2]" office:value-type="float" office:value="24.9398303031921" calcext:value-type="float">
            <text:p>24.9398303032</text:p>
          </table:table-cell>
          <table:table-cell table:formula="of:=[.C288]/([.D288]-[.D287])" office:value-type="float" office:value="109659.906067086" calcext:value-type="float">
            <text:p>109659.906067086</text:p>
          </table:table-cell>
          <table:table-cell/>
          <table:table-cell office:value-type="float" office:value="1443122966.69824" calcext:value-type="float">
            <text:p>1443122966.69824</text:p>
          </table:table-cell>
          <table:table-cell table:formula="of:=[.G288]-[.$B$2]" office:value-type="float" office:value="25.462096452713" calcext:value-type="float">
            <text:p>25.4620964527</text:p>
          </table:table-cell>
          <table:table-cell table:formula="of:=[.C288]/([.H288]-[.H287])" office:value-type="float" office:value="109646.608358224" calcext:value-type="float">
            <text:p>109646.608358224</text:p>
          </table:table-cell>
          <table:table-cell table:formula="of:=[.G288]-[.$B288]" office:value-type="float" office:value="0.522266149520874" calcext:value-type="float">
            <text:p>0.5222661495</text:p>
          </table:table-cell>
          <table:table-cell/>
          <table:table-cell office:value-type="float" office:value="1443122966.69824" calcext:value-type="float">
            <text:p>1443122966.69824</text:p>
          </table:table-cell>
          <table:table-cell table:formula="of:=[.L288]-[.$B$2]" office:value-type="float" office:value="25.462096452713" calcext:value-type="float">
            <text:p>25.4620964527</text:p>
          </table:table-cell>
          <table:table-cell table:formula="of:=[.C288]/([.M288]-[.M287])" office:value-type="float" office:value="109646.608358224" calcext:value-type="float">
            <text:p>109646.608358224</text:p>
          </table:table-cell>
          <table:table-cell table:formula="of:=[.L288]-[.$B288]" office:value-type="float" office:value="0.522266149520874" calcext:value-type="float">
            <text:p>0.5222661495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22966.21335" calcext:value-type="float">
            <text:p>1443122966.21335</text:p>
          </table:table-cell>
          <table:table-cell office:value-type="float" office:value="4096" calcext:value-type="float">
            <text:p>4096</text:p>
          </table:table-cell>
          <table:table-cell table:formula="of:=[.B289]-[.$B$2]" office:value-type="float" office:value="24.9771993160248" calcext:value-type="float">
            <text:p>24.977199316</text:p>
          </table:table-cell>
          <table:table-cell table:formula="of:=[.C289]/([.D289]-[.D288])" office:value-type="float" office:value="109609.53178892" calcext:value-type="float">
            <text:p>109609.53178892</text:p>
          </table:table-cell>
          <table:table-cell/>
          <table:table-cell office:value-type="float" office:value="1443122966.73572" calcext:value-type="float">
            <text:p>1443122966.73572</text:p>
          </table:table-cell>
          <table:table-cell table:formula="of:=[.G289]-[.$B$2]" office:value-type="float" office:value="25.4995753765106" calcext:value-type="float">
            <text:p>25.4995753765</text:p>
          </table:table-cell>
          <table:table-cell table:formula="of:=[.C289]/([.H289]-[.H288])" office:value-type="float" office:value="109288.090077482" calcext:value-type="float">
            <text:p>109288.090077482</text:p>
          </table:table-cell>
          <table:table-cell table:formula="of:=[.G289]-[.$B289]" office:value-type="float" office:value="0.52237606048584" calcext:value-type="float">
            <text:p>0.5223760605</text:p>
          </table:table-cell>
          <table:table-cell/>
          <table:table-cell office:value-type="float" office:value="1443122966.73572" calcext:value-type="float">
            <text:p>1443122966.73572</text:p>
          </table:table-cell>
          <table:table-cell table:formula="of:=[.L289]-[.$B$2]" office:value-type="float" office:value="25.4995753765106" calcext:value-type="float">
            <text:p>25.4995753765</text:p>
          </table:table-cell>
          <table:table-cell table:formula="of:=[.C289]/([.M289]-[.M288])" office:value-type="float" office:value="109288.090077482" calcext:value-type="float">
            <text:p>109288.090077482</text:p>
          </table:table-cell>
          <table:table-cell table:formula="of:=[.L289]-[.$B289]" office:value-type="float" office:value="0.52237606048584" calcext:value-type="float">
            <text:p>0.522376060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22966.25073" calcext:value-type="float">
            <text:p>1443122966.25073</text:p>
          </table:table-cell>
          <table:table-cell office:value-type="float" office:value="4096" calcext:value-type="float">
            <text:p>4096</text:p>
          </table:table-cell>
          <table:table-cell table:formula="of:=[.B290]-[.$B$2]" office:value-type="float" office:value="25.0145823955536" calcext:value-type="float">
            <text:p>25.0145823956</text:p>
          </table:table-cell>
          <table:table-cell table:formula="of:=[.C290]/([.D290]-[.D289])" office:value-type="float" office:value="109568.287354269" calcext:value-type="float">
            <text:p>109568.287354269</text:p>
          </table:table-cell>
          <table:table-cell/>
          <table:table-cell office:value-type="float" office:value="1443122966.77307" calcext:value-type="float">
            <text:p>1443122966.77307</text:p>
          </table:table-cell>
          <table:table-cell table:formula="of:=[.G290]-[.$B$2]" office:value-type="float" office:value="25.5369186401367" calcext:value-type="float">
            <text:p>25.5369186401</text:p>
          </table:table-cell>
          <table:table-cell table:formula="of:=[.C290]/([.H290]-[.H289])" office:value-type="float" office:value="109685.110573393" calcext:value-type="float">
            <text:p>109685.110573393</text:p>
          </table:table-cell>
          <table:table-cell table:formula="of:=[.G290]-[.$B290]" office:value-type="float" office:value="0.52233624458313" calcext:value-type="float">
            <text:p>0.5223362446</text:p>
          </table:table-cell>
          <table:table-cell/>
          <table:table-cell office:value-type="float" office:value="1443122966.77307" calcext:value-type="float">
            <text:p>1443122966.77307</text:p>
          </table:table-cell>
          <table:table-cell table:formula="of:=[.L290]-[.$B$2]" office:value-type="float" office:value="25.5369186401367" calcext:value-type="float">
            <text:p>25.5369186401</text:p>
          </table:table-cell>
          <table:table-cell table:formula="of:=[.C290]/([.M290]-[.M289])" office:value-type="float" office:value="109685.110573393" calcext:value-type="float">
            <text:p>109685.110573393</text:p>
          </table:table-cell>
          <table:table-cell table:formula="of:=[.L290]-[.$B290]" office:value-type="float" office:value="0.52233624458313" calcext:value-type="float">
            <text:p>0.5223362446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22966.28811" calcext:value-type="float">
            <text:p>1443122966.28811</text:p>
          </table:table-cell>
          <table:table-cell office:value-type="float" office:value="4096" calcext:value-type="float">
            <text:p>4096</text:p>
          </table:table-cell>
          <table:table-cell table:formula="of:=[.B291]-[.$B$2]" office:value-type="float" office:value="25.0519642829895" calcext:value-type="float">
            <text:p>25.051964283</text:p>
          </table:table-cell>
          <table:table-cell table:formula="of:=[.C291]/([.D291]-[.D290])" office:value-type="float" office:value="109571.781441537" calcext:value-type="float">
            <text:p>109571.781441537</text:p>
          </table:table-cell>
          <table:table-cell/>
          <table:table-cell office:value-type="float" office:value="1443122966.81041" calcext:value-type="float">
            <text:p>1443122966.81041</text:p>
          </table:table-cell>
          <table:table-cell table:formula="of:=[.G291]-[.$B$2]" office:value-type="float" office:value="25.5742619037628" calcext:value-type="float">
            <text:p>25.5742619038</text:p>
          </table:table-cell>
          <table:table-cell table:formula="of:=[.C291]/([.H291]-[.H290])" office:value-type="float" office:value="109685.110573393" calcext:value-type="float">
            <text:p>109685.110573393</text:p>
          </table:table-cell>
          <table:table-cell table:formula="of:=[.G291]-[.$B291]" office:value-type="float" office:value="0.522297620773315" calcext:value-type="float">
            <text:p>0.5222976208</text:p>
          </table:table-cell>
          <table:table-cell/>
          <table:table-cell office:value-type="float" office:value="1443122966.81041" calcext:value-type="float">
            <text:p>1443122966.81041</text:p>
          </table:table-cell>
          <table:table-cell table:formula="of:=[.L291]-[.$B$2]" office:value-type="float" office:value="25.5742619037628" calcext:value-type="float">
            <text:p>25.5742619038</text:p>
          </table:table-cell>
          <table:table-cell table:formula="of:=[.C291]/([.M291]-[.M290])" office:value-type="float" office:value="109685.110573393" calcext:value-type="float">
            <text:p>109685.110573393</text:p>
          </table:table-cell>
          <table:table-cell table:formula="of:=[.L291]-[.$B291]" office:value-type="float" office:value="0.522297620773315" calcext:value-type="float">
            <text:p>0.5222976208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22966.32546" calcext:value-type="float">
            <text:p>1443122966.32546</text:p>
          </table:table-cell>
          <table:table-cell office:value-type="float" office:value="4096" calcext:value-type="float">
            <text:p>4096</text:p>
          </table:table-cell>
          <table:table-cell table:formula="of:=[.B292]-[.$B$2]" office:value-type="float" office:value="25.0893092155457" calcext:value-type="float">
            <text:p>25.0893092155</text:p>
          </table:table-cell>
          <table:table-cell table:formula="of:=[.C292]/([.D292]-[.D291])" office:value-type="float" office:value="109680.208789806" calcext:value-type="float">
            <text:p>109680.208789806</text:p>
          </table:table-cell>
          <table:table-cell/>
          <table:table-cell office:value-type="float" office:value="1443122966.84786" calcext:value-type="float">
            <text:p>1443122966.84786</text:p>
          </table:table-cell>
          <table:table-cell table:formula="of:=[.G292]-[.$B$2]" office:value-type="float" office:value="25.6117084026337" calcext:value-type="float">
            <text:p>25.6117084026</text:p>
          </table:table-cell>
          <table:table-cell table:formula="of:=[.C292]/([.H292]-[.H291])" office:value-type="float" office:value="109382.722644561" calcext:value-type="float">
            <text:p>109382.722644561</text:p>
          </table:table-cell>
          <table:table-cell table:formula="of:=[.G292]-[.$B292]" office:value-type="float" office:value="0.522399187088013" calcext:value-type="float">
            <text:p>0.5223991871</text:p>
          </table:table-cell>
          <table:table-cell/>
          <table:table-cell office:value-type="float" office:value="1443122966.84786" calcext:value-type="float">
            <text:p>1443122966.84786</text:p>
          </table:table-cell>
          <table:table-cell table:formula="of:=[.L292]-[.$B$2]" office:value-type="float" office:value="25.6117084026337" calcext:value-type="float">
            <text:p>25.6117084026</text:p>
          </table:table-cell>
          <table:table-cell table:formula="of:=[.C292]/([.M292]-[.M291])" office:value-type="float" office:value="109382.722644561" calcext:value-type="float">
            <text:p>109382.722644561</text:p>
          </table:table-cell>
          <table:table-cell table:formula="of:=[.L292]-[.$B292]" office:value-type="float" office:value="0.522399187088013" calcext:value-type="float">
            <text:p>0.522399187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22966.36285" calcext:value-type="float">
            <text:p>1443122966.36285</text:p>
          </table:table-cell>
          <table:table-cell office:value-type="float" office:value="4096" calcext:value-type="float">
            <text:p>4096</text:p>
          </table:table-cell>
          <table:table-cell table:formula="of:=[.B293]-[.$B$2]" office:value-type="float" office:value="25.1267006397247" calcext:value-type="float">
            <text:p>25.1267006397</text:p>
          </table:table-cell>
          <table:table-cell table:formula="of:=[.C293]/([.D293]-[.D292])" office:value-type="float" office:value="109543.834981604" calcext:value-type="float">
            <text:p>109543.834981604</text:p>
          </table:table-cell>
          <table:table-cell/>
          <table:table-cell office:value-type="float" office:value="1443122966.88518" calcext:value-type="float">
            <text:p>1443122966.88518</text:p>
          </table:table-cell>
          <table:table-cell table:formula="of:=[.G293]-[.$B$2]" office:value-type="float" office:value="25.6490306854248" calcext:value-type="float">
            <text:p>25.6490306854</text:p>
          </table:table-cell>
          <table:table-cell table:formula="of:=[.C293]/([.H293]-[.H292])" office:value-type="float" office:value="109746.770392421" calcext:value-type="float">
            <text:p>109746.770392421</text:p>
          </table:table-cell>
          <table:table-cell table:formula="of:=[.G293]-[.$B293]" office:value-type="float" office:value="0.522330045700073" calcext:value-type="float">
            <text:p>0.5223300457</text:p>
          </table:table-cell>
          <table:table-cell/>
          <table:table-cell office:value-type="float" office:value="1443122966.88518" calcext:value-type="float">
            <text:p>1443122966.88518</text:p>
          </table:table-cell>
          <table:table-cell table:formula="of:=[.L293]-[.$B$2]" office:value-type="float" office:value="25.6490306854248" calcext:value-type="float">
            <text:p>25.6490306854</text:p>
          </table:table-cell>
          <table:table-cell table:formula="of:=[.C293]/([.M293]-[.M292])" office:value-type="float" office:value="109746.770392421" calcext:value-type="float">
            <text:p>109746.770392421</text:p>
          </table:table-cell>
          <table:table-cell table:formula="of:=[.L293]-[.$B293]" office:value-type="float" office:value="0.522330045700073" calcext:value-type="float">
            <text:p>0.522330045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22966.4002" calcext:value-type="float">
            <text:p>1443122966.4002</text:p>
          </table:table-cell>
          <table:table-cell office:value-type="float" office:value="4096" calcext:value-type="float">
            <text:p>4096</text:p>
          </table:table-cell>
          <table:table-cell table:formula="of:=[.B294]-[.$B$2]" office:value-type="float" office:value="25.1640560626984" calcext:value-type="float">
            <text:p>25.1640560627</text:p>
          </table:table-cell>
          <table:table-cell table:formula="of:=[.C294]/([.D294]-[.D293])" office:value-type="float" office:value="109649.407607863" calcext:value-type="float">
            <text:p>109649.407607863</text:p>
          </table:table-cell>
          <table:table-cell/>
          <table:table-cell office:value-type="float" office:value="1443122966.92255" calcext:value-type="float">
            <text:p>1443122966.92255</text:p>
          </table:table-cell>
          <table:table-cell table:formula="of:=[.G294]-[.$B$2]" office:value-type="float" office:value="25.6864051818848" calcext:value-type="float">
            <text:p>25.6864051819</text:p>
          </table:table-cell>
          <table:table-cell table:formula="of:=[.C294]/([.H294]-[.H293])" office:value-type="float" office:value="109593.449757591" calcext:value-type="float">
            <text:p>109593.449757591</text:p>
          </table:table-cell>
          <table:table-cell table:formula="of:=[.G294]-[.$B294]" office:value-type="float" office:value="0.522349119186401" calcext:value-type="float">
            <text:p>0.5223491192</text:p>
          </table:table-cell>
          <table:table-cell/>
          <table:table-cell office:value-type="float" office:value="1443122966.92255" calcext:value-type="float">
            <text:p>1443122966.92255</text:p>
          </table:table-cell>
          <table:table-cell table:formula="of:=[.L294]-[.$B$2]" office:value-type="float" office:value="25.6864051818848" calcext:value-type="float">
            <text:p>25.6864051819</text:p>
          </table:table-cell>
          <table:table-cell table:formula="of:=[.C294]/([.M294]-[.M293])" office:value-type="float" office:value="109593.449757591" calcext:value-type="float">
            <text:p>109593.449757591</text:p>
          </table:table-cell>
          <table:table-cell table:formula="of:=[.L294]-[.$B294]" office:value-type="float" office:value="0.522349119186401" calcext:value-type="float">
            <text:p>0.5223491192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22966.43757" calcext:value-type="float">
            <text:p>1443122966.43757</text:p>
          </table:table-cell>
          <table:table-cell office:value-type="float" office:value="4096" calcext:value-type="float">
            <text:p>4096</text:p>
          </table:table-cell>
          <table:table-cell table:formula="of:=[.B295]-[.$B$2]" office:value-type="float" office:value="25.2014212608337" calcext:value-type="float">
            <text:p>25.2014212608</text:p>
          </table:table-cell>
          <table:table-cell table:formula="of:=[.C295]/([.D295]-[.D294])" office:value-type="float" office:value="109620.722072983" calcext:value-type="float">
            <text:p>109620.722072983</text:p>
          </table:table-cell>
          <table:table-cell/>
          <table:table-cell office:value-type="float" office:value="1443122966.95987" calcext:value-type="float">
            <text:p>1443122966.95987</text:p>
          </table:table-cell>
          <table:table-cell table:formula="of:=[.G295]-[.$B$2]" office:value-type="float" office:value="25.7237226963043" calcext:value-type="float">
            <text:p>25.7237226963</text:p>
          </table:table-cell>
          <table:table-cell table:formula="of:=[.C295]/([.H295]-[.H294])" office:value-type="float" office:value="109760.793657081" calcext:value-type="float">
            <text:p>109760.793657081</text:p>
          </table:table-cell>
          <table:table-cell table:formula="of:=[.G295]-[.$B295]" office:value-type="float" office:value="0.522301435470581" calcext:value-type="float">
            <text:p>0.5223014355</text:p>
          </table:table-cell>
          <table:table-cell/>
          <table:table-cell office:value-type="float" office:value="1443122966.95987" calcext:value-type="float">
            <text:p>1443122966.95987</text:p>
          </table:table-cell>
          <table:table-cell table:formula="of:=[.L295]-[.$B$2]" office:value-type="float" office:value="25.7237226963043" calcext:value-type="float">
            <text:p>25.7237226963</text:p>
          </table:table-cell>
          <table:table-cell table:formula="of:=[.C295]/([.M295]-[.M294])" office:value-type="float" office:value="109760.793657081" calcext:value-type="float">
            <text:p>109760.793657081</text:p>
          </table:table-cell>
          <table:table-cell table:formula="of:=[.L295]-[.$B295]" office:value-type="float" office:value="0.522301435470581" calcext:value-type="float">
            <text:p>0.522301435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22966.47493" calcext:value-type="float">
            <text:p>1443122966.47493</text:p>
          </table:table-cell>
          <table:table-cell office:value-type="float" office:value="4096" calcext:value-type="float">
            <text:p>4096</text:p>
          </table:table-cell>
          <table:table-cell table:formula="of:=[.B296]-[.$B$2]" office:value-type="float" office:value="25.2387866973877" calcext:value-type="float">
            <text:p>25.2387866974</text:p>
          </table:table-cell>
          <table:table-cell table:formula="of:=[.C296]/([.D296]-[.D295])" office:value-type="float" office:value="109620.02261329" calcext:value-type="float">
            <text:p>109620.02261329</text:p>
          </table:table-cell>
          <table:table-cell/>
          <table:table-cell office:value-type="float" office:value="1443122966.99729" calcext:value-type="float">
            <text:p>1443122966.99729</text:p>
          </table:table-cell>
          <table:table-cell table:formula="of:=[.G296]-[.$B$2]" office:value-type="float" office:value="25.7611384391785" calcext:value-type="float">
            <text:p>25.7611384392</text:p>
          </table:table-cell>
          <table:table-cell table:formula="of:=[.C296]/([.H296]-[.H295])" office:value-type="float" office:value="109472.635991155" calcext:value-type="float">
            <text:p>109472.635991155</text:p>
          </table:table-cell>
          <table:table-cell table:formula="of:=[.G296]-[.$B296]" office:value-type="float" office:value="0.522351741790772" calcext:value-type="float">
            <text:p>0.5223517418</text:p>
          </table:table-cell>
          <table:table-cell/>
          <table:table-cell office:value-type="float" office:value="1443122966.99729" calcext:value-type="float">
            <text:p>1443122966.99729</text:p>
          </table:table-cell>
          <table:table-cell table:formula="of:=[.L296]-[.$B$2]" office:value-type="float" office:value="25.7611384391785" calcext:value-type="float">
            <text:p>25.7611384392</text:p>
          </table:table-cell>
          <table:table-cell table:formula="of:=[.C296]/([.M296]-[.M295])" office:value-type="float" office:value="109472.635991155" calcext:value-type="float">
            <text:p>109472.635991155</text:p>
          </table:table-cell>
          <table:table-cell table:formula="of:=[.L296]-[.$B296]" office:value-type="float" office:value="0.522351741790772" calcext:value-type="float">
            <text:p>0.522351741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22966.5123" calcext:value-type="float">
            <text:p>1443122966.5123</text:p>
          </table:table-cell>
          <table:table-cell office:value-type="float" office:value="4096" calcext:value-type="float">
            <text:p>4096</text:p>
          </table:table-cell>
          <table:table-cell table:formula="of:=[.B297]-[.$B$2]" office:value-type="float" office:value="25.2761509418488" calcext:value-type="float">
            <text:p>25.2761509418</text:p>
          </table:table-cell>
          <table:table-cell table:formula="of:=[.C297]/([.D297]-[.D296])" office:value-type="float" office:value="109623.520001021" calcext:value-type="float">
            <text:p>109623.520001021</text:p>
          </table:table-cell>
          <table:table-cell/>
          <table:table-cell office:value-type="float" office:value="1443122970.01314" calcext:value-type="float">
            <text:p>1443122970.01314</text:p>
          </table:table-cell>
          <table:table-cell table:formula="of:=[.G297]-[.$B$2]" office:value-type="float" office:value="28.7769913673401" calcext:value-type="float">
            <text:p>28.7769913673</text:p>
          </table:table-cell>
          <table:table-cell table:formula="of:=[.C297]/([.H297]-[.H296])" office:value-type="float" office:value="1358.15641464214" calcext:value-type="float">
            <text:p>1358.1564146422</text:p>
          </table:table-cell>
          <table:table-cell table:formula="of:=[.G297]-[.$B297]" office:value-type="float" office:value="3.50084042549133" calcext:value-type="float">
            <text:p>3.5008404255</text:p>
          </table:table-cell>
          <table:table-cell/>
          <table:table-cell office:value-type="float" office:value="1443122970.01314" calcext:value-type="float">
            <text:p>1443122970.01314</text:p>
          </table:table-cell>
          <table:table-cell table:formula="of:=[.L297]-[.$B$2]" office:value-type="float" office:value="28.7769913673401" calcext:value-type="float">
            <text:p>28.7769913673</text:p>
          </table:table-cell>
          <table:table-cell table:formula="of:=[.C297]/([.M297]-[.M296])" office:value-type="float" office:value="1358.15641464214" calcext:value-type="float">
            <text:p>1358.1564146422</text:p>
          </table:table-cell>
          <table:table-cell table:formula="of:=[.L297]-[.$B297]" office:value-type="float" office:value="3.50084042549133" calcext:value-type="float">
            <text:p>3.500840425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22966.54966" calcext:value-type="float">
            <text:p>1443122966.54966</text:p>
          </table:table-cell>
          <table:table-cell office:value-type="float" office:value="4096" calcext:value-type="float">
            <text:p>4096</text:p>
          </table:table-cell>
          <table:table-cell table:formula="of:=[.B298]-[.$B$2]" office:value-type="float" office:value="25.3135149478912" calcext:value-type="float">
            <text:p>25.3135149479</text:p>
          </table:table-cell>
          <table:table-cell table:formula="of:=[.C298]/([.D298]-[.D297])" office:value-type="float" office:value="109624.219505347" calcext:value-type="float">
            <text:p>109624.219505347</text:p>
          </table:table-cell>
          <table:table-cell/>
          <table:table-cell office:value-type="float" office:value="1443122971.41603" calcext:value-type="float">
            <text:p>1443122971.41603</text:p>
          </table:table-cell>
          <table:table-cell table:formula="of:=[.G298]-[.$B$2]" office:value-type="float" office:value="30.1798856258392" calcext:value-type="float">
            <text:p>30.1798856258</text:p>
          </table:table-cell>
          <table:table-cell table:formula="of:=[.C298]/([.H298]-[.H297])" office:value-type="float" office:value="2919.67835436294" calcext:value-type="float">
            <text:p>2919.6783543629</text:p>
          </table:table-cell>
          <table:table-cell table:formula="of:=[.G298]-[.$B298]" office:value-type="float" office:value="4.866370677948" calcext:value-type="float">
            <text:p>4.8663706779</text:p>
          </table:table-cell>
          <table:table-cell/>
          <table:table-cell office:value-type="float" office:value="1443122971.41603" calcext:value-type="float">
            <text:p>1443122971.41603</text:p>
          </table:table-cell>
          <table:table-cell table:formula="of:=[.L298]-[.$B$2]" office:value-type="float" office:value="30.1798856258392" calcext:value-type="float">
            <text:p>30.1798856258</text:p>
          </table:table-cell>
          <table:table-cell table:formula="of:=[.C298]/([.M298]-[.M297])" office:value-type="float" office:value="2919.67835436294" calcext:value-type="float">
            <text:p>2919.6783543629</text:p>
          </table:table-cell>
          <table:table-cell table:formula="of:=[.L298]-[.$B298]" office:value-type="float" office:value="4.866370677948" calcext:value-type="float">
            <text:p>4.8663706779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22966.58701" calcext:value-type="float">
            <text:p>1443122966.58701</text:p>
          </table:table-cell>
          <table:table-cell office:value-type="float" office:value="4096" calcext:value-type="float">
            <text:p>4096</text:p>
          </table:table-cell>
          <table:table-cell table:formula="of:=[.B299]-[.$B$2]" office:value-type="float" office:value="25.3508660793304" calcext:value-type="float">
            <text:p>25.3508660793</text:p>
          </table:table-cell>
          <table:table-cell table:formula="of:=[.C299]/([.D299]-[.D298])" office:value-type="float" office:value="109662.006000179" calcext:value-type="float">
            <text:p>109662.006000179</text:p>
          </table:table-cell>
          <table:table-cell/>
          <table:table-cell office:value-type="float" office:value="1443122971.56056" calcext:value-type="float">
            <text:p>1443122971.56056</text:p>
          </table:table-cell>
          <table:table-cell table:formula="of:=[.G299]-[.$B$2]" office:value-type="float" office:value="30.3244140148163" calcext:value-type="float">
            <text:p>30.3244140148</text:p>
          </table:table-cell>
          <table:table-cell table:formula="of:=[.C299]/([.H299]-[.H298])" office:value-type="float" office:value="28340.4528964229" calcext:value-type="float">
            <text:p>28340.4528964229</text:p>
          </table:table-cell>
          <table:table-cell table:formula="of:=[.G299]-[.$B299]" office:value-type="float" office:value="4.97354793548584" calcext:value-type="float">
            <text:p>4.9735479355</text:p>
          </table:table-cell>
          <table:table-cell/>
          <table:table-cell office:value-type="float" office:value="1443122971.56056" calcext:value-type="float">
            <text:p>1443122971.56056</text:p>
          </table:table-cell>
          <table:table-cell table:formula="of:=[.L299]-[.$B$2]" office:value-type="float" office:value="30.3244140148163" calcext:value-type="float">
            <text:p>30.3244140148</text:p>
          </table:table-cell>
          <table:table-cell table:formula="of:=[.C299]/([.M299]-[.M298])" office:value-type="float" office:value="28340.4528964229" calcext:value-type="float">
            <text:p>28340.4528964229</text:p>
          </table:table-cell>
          <table:table-cell table:formula="of:=[.L299]-[.$B299]" office:value-type="float" office:value="4.97354793548584" calcext:value-type="float">
            <text:p>4.9735479355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22966.62438" calcext:value-type="float">
            <text:p>1443122966.62438</text:p>
          </table:table-cell>
          <table:table-cell office:value-type="float" office:value="4096" calcext:value-type="float">
            <text:p>4096</text:p>
          </table:table-cell>
          <table:table-cell table:formula="of:=[.B300]-[.$B$2]" office:value-type="float" office:value="25.3882303237915" calcext:value-type="float">
            <text:p>25.3882303238</text:p>
          </table:table-cell>
          <table:table-cell table:formula="of:=[.C300]/([.D300]-[.D299])" office:value-type="float" office:value="109623.520001021" calcext:value-type="float">
            <text:p>109623.520001021</text:p>
          </table:table-cell>
          <table:table-cell/>
          <table:table-cell office:value-type="float" office:value="1443122971.57721" calcext:value-type="float">
            <text:p>1443122971.57721</text:p>
          </table:table-cell>
          <table:table-cell table:formula="of:=[.G300]-[.$B$2]" office:value-type="float" office:value="30.3410637378693" calcext:value-type="float">
            <text:p>30.3410637379</text:p>
          </table:table-cell>
          <table:table-cell table:formula="of:=[.C300]/([.H300]-[.H299])" office:value-type="float" office:value="246010.098003838" calcext:value-type="float">
            <text:p>246010.098003838</text:p>
          </table:table-cell>
          <table:table-cell table:formula="of:=[.G300]-[.$B300]" office:value-type="float" office:value="4.95283341407776" calcext:value-type="float">
            <text:p>4.9528334141</text:p>
          </table:table-cell>
          <table:table-cell/>
          <table:table-cell office:value-type="float" office:value="1443122971.57721" calcext:value-type="float">
            <text:p>1443122971.57721</text:p>
          </table:table-cell>
          <table:table-cell table:formula="of:=[.L300]-[.$B$2]" office:value-type="float" office:value="30.3410637378693" calcext:value-type="float">
            <text:p>30.3410637379</text:p>
          </table:table-cell>
          <table:table-cell table:formula="of:=[.C300]/([.M300]-[.M299])" office:value-type="float" office:value="246010.098003838" calcext:value-type="float">
            <text:p>246010.098003838</text:p>
          </table:table-cell>
          <table:table-cell table:formula="of:=[.L300]-[.$B300]" office:value-type="float" office:value="4.95283341407776" calcext:value-type="float">
            <text:p>4.952833414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22966.66173" calcext:value-type="float">
            <text:p>1443122966.66173</text:p>
          </table:table-cell>
          <table:table-cell office:value-type="float" office:value="4096" calcext:value-type="float">
            <text:p>4096</text:p>
          </table:table-cell>
          <table:table-cell table:formula="of:=[.B301]-[.$B$2]" office:value-type="float" office:value="25.4255855083466" calcext:value-type="float">
            <text:p>25.4255855083</text:p>
          </table:table-cell>
          <table:table-cell table:formula="of:=[.C301]/([.D301]-[.D300])" office:value-type="float" office:value="109650.107442606" calcext:value-type="float">
            <text:p>109650.107442606</text:p>
          </table:table-cell>
          <table:table-cell/>
          <table:table-cell office:value-type="float" office:value="1443122971.59386" calcext:value-type="float">
            <text:p>1443122971.59386</text:p>
          </table:table-cell>
          <table:table-cell table:formula="of:=[.G301]-[.$B$2]" office:value-type="float" office:value="30.3577132225037" calcext:value-type="float">
            <text:p>30.3577132225</text:p>
          </table:table-cell>
          <table:table-cell table:formula="of:=[.C301]/([.H301]-[.H300])" office:value-type="float" office:value="246013.620838286" calcext:value-type="float">
            <text:p>246013.620838286</text:p>
          </table:table-cell>
          <table:table-cell table:formula="of:=[.G301]-[.$B301]" office:value-type="float" office:value="4.9321277141571" calcext:value-type="float">
            <text:p>4.9321277142</text:p>
          </table:table-cell>
          <table:table-cell/>
          <table:table-cell office:value-type="float" office:value="1443122971.59386" calcext:value-type="float">
            <text:p>1443122971.59386</text:p>
          </table:table-cell>
          <table:table-cell table:formula="of:=[.L301]-[.$B$2]" office:value-type="float" office:value="30.3577132225037" calcext:value-type="float">
            <text:p>30.3577132225</text:p>
          </table:table-cell>
          <table:table-cell table:formula="of:=[.C301]/([.M301]-[.M300])" office:value-type="float" office:value="246013.620838286" calcext:value-type="float">
            <text:p>246013.620838286</text:p>
          </table:table-cell>
          <table:table-cell table:formula="of:=[.L301]-[.$B301]" office:value-type="float" office:value="4.9321277141571" calcext:value-type="float">
            <text:p>4.932127714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22966.6991" calcext:value-type="float">
            <text:p>1443122966.6991</text:p>
          </table:table-cell>
          <table:table-cell office:value-type="float" office:value="4096" calcext:value-type="float">
            <text:p>4096</text:p>
          </table:table-cell>
          <table:table-cell table:formula="of:=[.B302]-[.$B$2]" office:value-type="float" office:value="25.4629492759705" calcext:value-type="float">
            <text:p>25.462949276</text:p>
          </table:table-cell>
          <table:table-cell table:formula="of:=[.C302]/([.D302]-[.D301])" office:value-type="float" office:value="109624.919018601" calcext:value-type="float">
            <text:p>109624.919018601</text:p>
          </table:table-cell>
          <table:table-cell/>
          <table:table-cell office:value-type="float" office:value="1443122971.62051" calcext:value-type="float">
            <text:p>1443122971.62051</text:p>
          </table:table-cell>
          <table:table-cell table:formula="of:=[.G302]-[.$B$2]" office:value-type="float" office:value="30.3843615055084" calcext:value-type="float">
            <text:p>30.3843615055</text:p>
          </table:table-cell>
          <table:table-cell table:formula="of:=[.C302]/([.H302]-[.H301])" office:value-type="float" office:value="153705.962942087" calcext:value-type="float">
            <text:p>153705.962942087</text:p>
          </table:table-cell>
          <table:table-cell table:formula="of:=[.G302]-[.$B302]" office:value-type="float" office:value="4.92141222953796" calcext:value-type="float">
            <text:p>4.9214122295</text:p>
          </table:table-cell>
          <table:table-cell/>
          <table:table-cell office:value-type="float" office:value="1443122971.62051" calcext:value-type="float">
            <text:p>1443122971.62051</text:p>
          </table:table-cell>
          <table:table-cell table:formula="of:=[.L302]-[.$B$2]" office:value-type="float" office:value="30.3843615055084" calcext:value-type="float">
            <text:p>30.3843615055</text:p>
          </table:table-cell>
          <table:table-cell table:formula="of:=[.C302]/([.M302]-[.M301])" office:value-type="float" office:value="153705.962942087" calcext:value-type="float">
            <text:p>153705.962942087</text:p>
          </table:table-cell>
          <table:table-cell table:formula="of:=[.L302]-[.$B302]" office:value-type="float" office:value="4.92141222953796" calcext:value-type="float">
            <text:p>4.9214122295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22966.73646" calcext:value-type="float">
            <text:p>1443122966.73646</text:p>
          </table:table-cell>
          <table:table-cell office:value-type="float" office:value="4096" calcext:value-type="float">
            <text:p>4096</text:p>
          </table:table-cell>
          <table:table-cell table:formula="of:=[.B303]-[.$B$2]" office:value-type="float" office:value="25.50031042099" calcext:value-type="float">
            <text:p>25.500310421</text:p>
          </table:table-cell>
          <table:table-cell table:formula="of:=[.C303]/([.D303]-[.D302])" office:value-type="float" office:value="109632.614253625" calcext:value-type="float">
            <text:p>109632.614253625</text:p>
          </table:table-cell>
          <table:table-cell/>
          <table:table-cell office:value-type="float" office:value="1443122971.67145" calcext:value-type="float">
            <text:p>1443122971.67145</text:p>
          </table:table-cell>
          <table:table-cell table:formula="of:=[.G303]-[.$B$2]" office:value-type="float" office:value="30.4353051185608" calcext:value-type="float">
            <text:p>30.4353051186</text:p>
          </table:table-cell>
          <table:table-cell table:formula="of:=[.C303]/([.H303]-[.H302])" office:value-type="float" office:value="80402.620752271" calcext:value-type="float">
            <text:p>80402.620752271</text:p>
          </table:table-cell>
          <table:table-cell table:formula="of:=[.G303]-[.$B303]" office:value-type="float" office:value="4.9349946975708" calcext:value-type="float">
            <text:p>4.9349946976</text:p>
          </table:table-cell>
          <table:table-cell/>
          <table:table-cell office:value-type="float" office:value="1443122971.67145" calcext:value-type="float">
            <text:p>1443122971.67145</text:p>
          </table:table-cell>
          <table:table-cell table:formula="of:=[.L303]-[.$B$2]" office:value-type="float" office:value="30.4353051185608" calcext:value-type="float">
            <text:p>30.4353051186</text:p>
          </table:table-cell>
          <table:table-cell table:formula="of:=[.C303]/([.M303]-[.M302])" office:value-type="float" office:value="80402.620752271" calcext:value-type="float">
            <text:p>80402.620752271</text:p>
          </table:table-cell>
          <table:table-cell table:formula="of:=[.L303]-[.$B303]" office:value-type="float" office:value="4.9349946975708" calcext:value-type="float">
            <text:p>4.9349946976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22966.77383" calcext:value-type="float">
            <text:p>1443122966.77383</text:p>
          </table:table-cell>
          <table:table-cell office:value-type="float" office:value="4096" calcext:value-type="float">
            <text:p>4096</text:p>
          </table:table-cell>
          <table:table-cell table:formula="of:=[.B304]-[.$B$2]" office:value-type="float" office:value="25.5376808643341" calcext:value-type="float">
            <text:p>25.5376808643</text:p>
          </table:table-cell>
          <table:table-cell table:formula="of:=[.C304]/([.D304]-[.D303])" office:value-type="float" office:value="109605.336021385" calcext:value-type="float">
            <text:p>109605.336021385</text:p>
          </table:table-cell>
          <table:table-cell/>
          <table:table-cell office:value-type="float" office:value="1443122971.72245" calcext:value-type="float">
            <text:p>1443122971.72245</text:p>
          </table:table-cell>
          <table:table-cell table:formula="of:=[.G304]-[.$B$2]" office:value-type="float" office:value="30.4862999916077" calcext:value-type="float">
            <text:p>30.4862999916</text:p>
          </table:table-cell>
          <table:table-cell table:formula="of:=[.C304]/([.H304]-[.H303])" office:value-type="float" office:value="80321.8001196888" calcext:value-type="float">
            <text:p>80321.8001196888</text:p>
          </table:table-cell>
          <table:table-cell table:formula="of:=[.G304]-[.$B304]" office:value-type="float" office:value="4.94861912727356" calcext:value-type="float">
            <text:p>4.9486191273</text:p>
          </table:table-cell>
          <table:table-cell/>
          <table:table-cell office:value-type="float" office:value="1443122971.72245" calcext:value-type="float">
            <text:p>1443122971.72245</text:p>
          </table:table-cell>
          <table:table-cell table:formula="of:=[.L304]-[.$B$2]" office:value-type="float" office:value="30.4862999916077" calcext:value-type="float">
            <text:p>30.4862999916</text:p>
          </table:table-cell>
          <table:table-cell table:formula="of:=[.C304]/([.M304]-[.M303])" office:value-type="float" office:value="80321.8001196888" calcext:value-type="float">
            <text:p>80321.8001196888</text:p>
          </table:table-cell>
          <table:table-cell table:formula="of:=[.L304]-[.$B304]" office:value-type="float" office:value="4.94861912727356" calcext:value-type="float">
            <text:p>4.948619127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22966.81119" calcext:value-type="float">
            <text:p>1443122966.81119</text:p>
          </table:table-cell>
          <table:table-cell office:value-type="float" office:value="4096" calcext:value-type="float">
            <text:p>4096</text:p>
          </table:table-cell>
          <table:table-cell table:formula="of:=[.B305]-[.$B$2]" office:value-type="float" office:value="25.5750441551208" calcext:value-type="float">
            <text:p>25.5750441551</text:p>
          </table:table-cell>
          <table:table-cell table:formula="of:=[.C305]/([.D305]-[.D304])" office:value-type="float" office:value="109626.318071889" calcext:value-type="float">
            <text:p>109626.318071889</text:p>
          </table:table-cell>
          <table:table-cell/>
          <table:table-cell office:value-type="float" office:value="1443122971.77331" calcext:value-type="float">
            <text:p>1443122971.77331</text:p>
          </table:table-cell>
          <table:table-cell table:formula="of:=[.G305]-[.$B$2]" office:value-type="float" office:value="30.537166595459" calcext:value-type="float">
            <text:p>30.5371665955</text:p>
          </table:table-cell>
          <table:table-cell table:formula="of:=[.C305]/([.H305]-[.H304])" office:value-type="float" office:value="80524.3458354816" calcext:value-type="float">
            <text:p>80524.3458354816</text:p>
          </table:table-cell>
          <table:table-cell table:formula="of:=[.G305]-[.$B305]" office:value-type="float" office:value="4.96212244033814" calcext:value-type="float">
            <text:p>4.9621224403</text:p>
          </table:table-cell>
          <table:table-cell/>
          <table:table-cell office:value-type="float" office:value="1443122971.77331" calcext:value-type="float">
            <text:p>1443122971.77331</text:p>
          </table:table-cell>
          <table:table-cell table:formula="of:=[.L305]-[.$B$2]" office:value-type="float" office:value="30.537166595459" calcext:value-type="float">
            <text:p>30.5371665955</text:p>
          </table:table-cell>
          <table:table-cell table:formula="of:=[.C305]/([.M305]-[.M304])" office:value-type="float" office:value="80524.3458354816" calcext:value-type="float">
            <text:p>80524.3458354816</text:p>
          </table:table-cell>
          <table:table-cell table:formula="of:=[.L305]-[.$B305]" office:value-type="float" office:value="4.96212244033814" calcext:value-type="float">
            <text:p>4.9621224403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22966.84856" calcext:value-type="float">
            <text:p>1443122966.84856</text:p>
          </table:table-cell>
          <table:table-cell office:value-type="float" office:value="4096" calcext:value-type="float">
            <text:p>4096</text:p>
          </table:table-cell>
          <table:table-cell table:formula="of:=[.B306]-[.$B$2]" office:value-type="float" office:value="25.6124093532562" calcext:value-type="float">
            <text:p>25.6124093533</text:p>
          </table:table-cell>
          <table:table-cell table:formula="of:=[.C306]/([.D306]-[.D305])" office:value-type="float" office:value="109620.722072983" calcext:value-type="float">
            <text:p>109620.722072983</text:p>
          </table:table-cell>
          <table:table-cell/>
          <table:table-cell office:value-type="float" office:value="1443122971.82428" calcext:value-type="float">
            <text:p>1443122971.82428</text:p>
          </table:table-cell>
          <table:table-cell table:formula="of:=[.G306]-[.$B$2]" office:value-type="float" office:value="30.5881292819977" calcext:value-type="float">
            <text:p>30.588129282</text:p>
          </table:table-cell>
          <table:table-cell table:formula="of:=[.C306]/([.H306]-[.H305])" office:value-type="float" office:value="80372.5289656753" calcext:value-type="float">
            <text:p>80372.5289656753</text:p>
          </table:table-cell>
          <table:table-cell table:formula="of:=[.G306]-[.$B306]" office:value-type="float" office:value="4.97571992874146" calcext:value-type="float">
            <text:p>4.9757199287</text:p>
          </table:table-cell>
          <table:table-cell/>
          <table:table-cell office:value-type="float" office:value="1443122971.82428" calcext:value-type="float">
            <text:p>1443122971.82428</text:p>
          </table:table-cell>
          <table:table-cell table:formula="of:=[.L306]-[.$B$2]" office:value-type="float" office:value="30.5881292819977" calcext:value-type="float">
            <text:p>30.588129282</text:p>
          </table:table-cell>
          <table:table-cell table:formula="of:=[.C306]/([.M306]-[.M305])" office:value-type="float" office:value="80372.5289656753" calcext:value-type="float">
            <text:p>80372.5289656753</text:p>
          </table:table-cell>
          <table:table-cell table:formula="of:=[.L306]-[.$B306]" office:value-type="float" office:value="4.97571992874146" calcext:value-type="float">
            <text:p>4.975719928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22966.88592" calcext:value-type="float">
            <text:p>1443122966.88592</text:p>
          </table:table-cell>
          <table:table-cell office:value-type="float" office:value="4096" calcext:value-type="float">
            <text:p>4096</text:p>
          </table:table-cell>
          <table:table-cell table:formula="of:=[.B307]-[.$B$2]" office:value-type="float" office:value="25.6497728824615" calcext:value-type="float">
            <text:p>25.6497728825</text:p>
          </table:table-cell>
          <table:table-cell table:formula="of:=[.C307]/([.D307]-[.D306])" office:value-type="float" office:value="109625.618540781" calcext:value-type="float">
            <text:p>109625.618540781</text:p>
          </table:table-cell>
          <table:table-cell/>
          <table:table-cell office:value-type="float" office:value="1443122971.87522" calcext:value-type="float">
            <text:p>1443122971.87522</text:p>
          </table:table-cell>
          <table:table-cell table:formula="of:=[.G307]-[.$B$2]" office:value-type="float" office:value="30.63907122612" calcext:value-type="float">
            <text:p>30.6390712261</text:p>
          </table:table-cell>
          <table:table-cell table:formula="of:=[.C307]/([.H307]-[.H306])" office:value-type="float" office:value="80405.2548557094" calcext:value-type="float">
            <text:p>80405.2548557094</text:p>
          </table:table-cell>
          <table:table-cell table:formula="of:=[.G307]-[.$B307]" office:value-type="float" office:value="4.98929834365845" calcext:value-type="float">
            <text:p>4.9892983437</text:p>
          </table:table-cell>
          <table:table-cell/>
          <table:table-cell office:value-type="float" office:value="1443122971.87522" calcext:value-type="float">
            <text:p>1443122971.87522</text:p>
          </table:table-cell>
          <table:table-cell table:formula="of:=[.L307]-[.$B$2]" office:value-type="float" office:value="30.63907122612" calcext:value-type="float">
            <text:p>30.6390712261</text:p>
          </table:table-cell>
          <table:table-cell table:formula="of:=[.C307]/([.M307]-[.M306])" office:value-type="float" office:value="80405.2548557094" calcext:value-type="float">
            <text:p>80405.2548557094</text:p>
          </table:table-cell>
          <table:table-cell table:formula="of:=[.L307]-[.$B307]" office:value-type="float" office:value="4.98929834365845" calcext:value-type="float">
            <text:p>4.989298343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22966.92328" calcext:value-type="float">
            <text:p>1443122966.92328</text:p>
          </table:table-cell>
          <table:table-cell office:value-type="float" office:value="4096" calcext:value-type="float">
            <text:p>4096</text:p>
          </table:table-cell>
          <table:table-cell table:formula="of:=[.B308]-[.$B$2]" office:value-type="float" office:value="25.6871361732483" calcext:value-type="float">
            <text:p>25.6871361732</text:p>
          </table:table-cell>
          <table:table-cell table:formula="of:=[.C308]/([.D308]-[.D307])" office:value-type="float" office:value="109626.318071889" calcext:value-type="float">
            <text:p>109626.318071889</text:p>
          </table:table-cell>
          <table:table-cell/>
          <table:table-cell office:value-type="float" office:value="1443122971.92621" calcext:value-type="float">
            <text:p>1443122971.92621</text:p>
          </table:table-cell>
          <table:table-cell table:formula="of:=[.G308]-[.$B$2]" office:value-type="float" office:value="30.6900606155396" calcext:value-type="float">
            <text:p>30.6900606155</text:p>
          </table:table-cell>
          <table:table-cell table:formula="of:=[.C308]/([.H308]-[.H307])" office:value-type="float" office:value="80330.4382858345" calcext:value-type="float">
            <text:p>80330.4382858345</text:p>
          </table:table-cell>
          <table:table-cell table:formula="of:=[.G308]-[.$B308]" office:value-type="float" office:value="5.00292444229126" calcext:value-type="float">
            <text:p>5.0029244423</text:p>
          </table:table-cell>
          <table:table-cell/>
          <table:table-cell office:value-type="float" office:value="1443122971.92621" calcext:value-type="float">
            <text:p>1443122971.92621</text:p>
          </table:table-cell>
          <table:table-cell table:formula="of:=[.L308]-[.$B$2]" office:value-type="float" office:value="30.6900606155396" calcext:value-type="float">
            <text:p>30.6900606155</text:p>
          </table:table-cell>
          <table:table-cell table:formula="of:=[.C308]/([.M308]-[.M307])" office:value-type="float" office:value="80330.4382858345" calcext:value-type="float">
            <text:p>80330.4382858345</text:p>
          </table:table-cell>
          <table:table-cell table:formula="of:=[.L308]-[.$B308]" office:value-type="float" office:value="5.00292444229126" calcext:value-type="float">
            <text:p>5.0029244423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22966.96065" calcext:value-type="float">
            <text:p>1443122966.96065</text:p>
          </table:table-cell>
          <table:table-cell office:value-type="float" office:value="4096" calcext:value-type="float">
            <text:p>4096</text:p>
          </table:table-cell>
          <table:table-cell table:formula="of:=[.B309]-[.$B$2]" office:value-type="float" office:value="25.7245070934296" calcext:value-type="float">
            <text:p>25.7245070934</text:p>
          </table:table-cell>
          <table:table-cell table:formula="of:=[.C309]/([.D309]-[.D308])" office:value-type="float" office:value="109603.937503589" calcext:value-type="float">
            <text:p>109603.937503589</text:p>
          </table:table-cell>
          <table:table-cell/>
          <table:table-cell office:value-type="float" office:value="1443122971.97715" calcext:value-type="float">
            <text:p>1443122971.97715</text:p>
          </table:table-cell>
          <table:table-cell table:formula="of:=[.G309]-[.$B$2]" office:value-type="float" office:value="30.7410001754761" calcext:value-type="float">
            <text:p>30.7410001755</text:p>
          </table:table-cell>
          <table:table-cell table:formula="of:=[.C309]/([.H309]-[.H308])" office:value-type="float" office:value="80409.018160033" calcext:value-type="float">
            <text:p>80409.018160033</text:p>
          </table:table-cell>
          <table:table-cell table:formula="of:=[.G309]-[.$B309]" office:value-type="float" office:value="5.01649308204651" calcext:value-type="float">
            <text:p>5.016493082</text:p>
          </table:table-cell>
          <table:table-cell/>
          <table:table-cell office:value-type="float" office:value="1443122971.97715" calcext:value-type="float">
            <text:p>1443122971.97715</text:p>
          </table:table-cell>
          <table:table-cell table:formula="of:=[.L309]-[.$B$2]" office:value-type="float" office:value="30.7410001754761" calcext:value-type="float">
            <text:p>30.7410001755</text:p>
          </table:table-cell>
          <table:table-cell table:formula="of:=[.C309]/([.M309]-[.M308])" office:value-type="float" office:value="80409.018160033" calcext:value-type="float">
            <text:p>80409.018160033</text:p>
          </table:table-cell>
          <table:table-cell table:formula="of:=[.L309]-[.$B309]" office:value-type="float" office:value="5.01649308204651" calcext:value-type="float">
            <text:p>5.016493082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22966.99801" calcext:value-type="float">
            <text:p>1443122966.99801</text:p>
          </table:table-cell>
          <table:table-cell office:value-type="float" office:value="4096" calcext:value-type="float">
            <text:p>4096</text:p>
          </table:table-cell>
          <table:table-cell table:formula="of:=[.B310]-[.$B$2]" office:value-type="float" office:value="25.7618641853333" calcext:value-type="float">
            <text:p>25.7618641853</text:p>
          </table:table-cell>
          <table:table-cell table:formula="of:=[.C310]/([.D310]-[.D309])" office:value-type="float" office:value="109644.509014787" calcext:value-type="float">
            <text:p>109644.509014787</text:p>
          </table:table-cell>
          <table:table-cell/>
          <table:table-cell office:value-type="float" office:value="1443122972.02733" calcext:value-type="float">
            <text:p>1443122972.02733</text:p>
          </table:table-cell>
          <table:table-cell table:formula="of:=[.G310]-[.$B$2]" office:value-type="float" office:value="30.7911813259125" calcext:value-type="float">
            <text:p>30.7911813259</text:p>
          </table:table-cell>
          <table:table-cell table:formula="of:=[.C310]/([.H310]-[.H309])" office:value-type="float" office:value="81624.2745409194" calcext:value-type="float">
            <text:p>81624.2745409194</text:p>
          </table:table-cell>
          <table:table-cell table:formula="of:=[.G310]-[.$B310]" office:value-type="float" office:value="5.02931714057922" calcext:value-type="float">
            <text:p>5.0293171406</text:p>
          </table:table-cell>
          <table:table-cell/>
          <table:table-cell office:value-type="float" office:value="1443122972.02733" calcext:value-type="float">
            <text:p>1443122972.02733</text:p>
          </table:table-cell>
          <table:table-cell table:formula="of:=[.L310]-[.$B$2]" office:value-type="float" office:value="30.7911813259125" calcext:value-type="float">
            <text:p>30.7911813259</text:p>
          </table:table-cell>
          <table:table-cell table:formula="of:=[.C310]/([.M310]-[.M309])" office:value-type="float" office:value="81624.2745409194" calcext:value-type="float">
            <text:p>81624.2745409194</text:p>
          </table:table-cell>
          <table:table-cell table:formula="of:=[.L310]-[.$B310]" office:value-type="float" office:value="5.02931714057922" calcext:value-type="float">
            <text:p>5.0293171406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22980.04861" calcext:value-type="float">
            <text:p>1443122980.04861</text:p>
          </table:table-cell>
          <table:table-cell office:value-type="float" office:value="4096" calcext:value-type="float">
            <text:p>4096</text:p>
          </table:table-cell>
          <table:table-cell table:formula="of:=[.B311]-[.$B$2]" office:value-type="float" office:value="38.8124606609344" calcext:value-type="float">
            <text:p>38.8124606609</text:p>
          </table:table-cell>
          <table:table-cell table:formula="of:=[.C311]/([.D311]-[.D310])" office:value-type="float" office:value="313.855386430628" calcext:value-type="float">
            <text:p>313.8553864306</text:p>
          </table:table-cell>
          <table:table-cell/>
          <table:table-cell office:value-type="float" office:value="1443122980.2724" calcext:value-type="float">
            <text:p>1443122980.2724</text:p>
          </table:table-cell>
          <table:table-cell table:formula="of:=[.G311]-[.$B$2]" office:value-type="float" office:value="39.0362501144409" calcext:value-type="float">
            <text:p>39.0362501144</text:p>
          </table:table-cell>
          <table:table-cell table:formula="of:=[.C311]/([.H311]-[.H310])" office:value-type="float" office:value="496.781786187019" calcext:value-type="float">
            <text:p>496.781786187</text:p>
          </table:table-cell>
          <table:table-cell table:formula="of:=[.G311]-[.$B311]" office:value-type="float" office:value="0.22378945350647" calcext:value-type="float">
            <text:p>0.2237894535</text:p>
          </table:table-cell>
          <table:table-cell/>
          <table:table-cell office:value-type="float" office:value="1443122980.2724" calcext:value-type="float">
            <text:p>1443122980.2724</text:p>
          </table:table-cell>
          <table:table-cell table:formula="of:=[.L311]-[.$B$2]" office:value-type="float" office:value="39.0362501144409" calcext:value-type="float">
            <text:p>39.0362501144</text:p>
          </table:table-cell>
          <table:table-cell table:formula="of:=[.C311]/([.M311]-[.M310])" office:value-type="float" office:value="496.781786187019" calcext:value-type="float">
            <text:p>496.781786187</text:p>
          </table:table-cell>
          <table:table-cell table:formula="of:=[.L311]-[.$B311]" office:value-type="float" office:value="0.22378945350647" calcext:value-type="float">
            <text:p>0.223789453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22980.09992" calcext:value-type="float">
            <text:p>1443122980.09992</text:p>
          </table:table-cell>
          <table:table-cell office:value-type="float" office:value="4096" calcext:value-type="float">
            <text:p>4096</text:p>
          </table:table-cell>
          <table:table-cell table:formula="of:=[.B312]-[.$B$2]" office:value-type="float" office:value="38.863774061203" calcext:value-type="float">
            <text:p>38.8637740612</text:p>
          </table:table-cell>
          <table:table-cell table:formula="of:=[.C312]/([.D312]-[.D311])" office:value-type="float" office:value="79823.2036575847" calcext:value-type="float">
            <text:p>79823.2036575847</text:p>
          </table:table-cell>
          <table:table-cell/>
          <table:table-cell office:value-type="float" office:value="1443122980.32357" calcext:value-type="float">
            <text:p>1443122980.32357</text:p>
          </table:table-cell>
          <table:table-cell table:formula="of:=[.G312]-[.$B$2]" office:value-type="float" office:value="39.0874238014221" calcext:value-type="float">
            <text:p>39.0874238014</text:p>
          </table:table-cell>
          <table:table-cell table:formula="of:=[.C312]/([.H312]-[.H311])" office:value-type="float" office:value="80041.1352323447" calcext:value-type="float">
            <text:p>80041.1352323447</text:p>
          </table:table-cell>
          <table:table-cell table:formula="of:=[.G312]-[.$B312]" office:value-type="float" office:value="0.223649740219116" calcext:value-type="float">
            <text:p>0.2236497402</text:p>
          </table:table-cell>
          <table:table-cell/>
          <table:table-cell office:value-type="float" office:value="1443122980.32357" calcext:value-type="float">
            <text:p>1443122980.32357</text:p>
          </table:table-cell>
          <table:table-cell table:formula="of:=[.L312]-[.$B$2]" office:value-type="float" office:value="39.0874238014221" calcext:value-type="float">
            <text:p>39.0874238014</text:p>
          </table:table-cell>
          <table:table-cell table:formula="of:=[.C312]/([.M312]-[.M311])" office:value-type="float" office:value="80041.1352323447" calcext:value-type="float">
            <text:p>80041.1352323447</text:p>
          </table:table-cell>
          <table:table-cell table:formula="of:=[.L312]-[.$B312]" office:value-type="float" office:value="0.223649740219116" calcext:value-type="float">
            <text:p>0.2236497402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22980.15125" calcext:value-type="float">
            <text:p>1443122980.15125</text:p>
          </table:table-cell>
          <table:table-cell office:value-type="float" office:value="4096" calcext:value-type="float">
            <text:p>4096</text:p>
          </table:table-cell>
          <table:table-cell table:formula="of:=[.B313]-[.$B$2]" office:value-type="float" office:value="38.9151012897491" calcext:value-type="float">
            <text:p>38.9151012897</text:p>
          </table:table-cell>
          <table:table-cell table:formula="of:=[.C313]/([.D313]-[.D312])" office:value-type="float" office:value="79801.6981633392" calcext:value-type="float">
            <text:p>79801.6981633392</text:p>
          </table:table-cell>
          <table:table-cell/>
          <table:table-cell office:value-type="float" office:value="1443122980.37485" calcext:value-type="float">
            <text:p>1443122980.37485</text:p>
          </table:table-cell>
          <table:table-cell table:formula="of:=[.G313]-[.$B$2]" office:value-type="float" office:value="39.138697385788" calcext:value-type="float">
            <text:p>39.1386973858</text:p>
          </table:table-cell>
          <table:table-cell table:formula="of:=[.C313]/([.H313]-[.H312])" office:value-type="float" office:value="79885.189433499" calcext:value-type="float">
            <text:p>79885.189433499</text:p>
          </table:table-cell>
          <table:table-cell table:formula="of:=[.G313]-[.$B313]" office:value-type="float" office:value="0.223596096038818" calcext:value-type="float">
            <text:p>0.223596096</text:p>
          </table:table-cell>
          <table:table-cell/>
          <table:table-cell office:value-type="float" office:value="1443122980.37485" calcext:value-type="float">
            <text:p>1443122980.37485</text:p>
          </table:table-cell>
          <table:table-cell table:formula="of:=[.L313]-[.$B$2]" office:value-type="float" office:value="39.138697385788" calcext:value-type="float">
            <text:p>39.1386973858</text:p>
          </table:table-cell>
          <table:table-cell table:formula="of:=[.C313]/([.M313]-[.M312])" office:value-type="float" office:value="79885.189433499" calcext:value-type="float">
            <text:p>79885.189433499</text:p>
          </table:table-cell>
          <table:table-cell table:formula="of:=[.L313]-[.$B313]" office:value-type="float" office:value="0.223596096038818" calcext:value-type="float">
            <text:p>0.22359609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22980.2026" calcext:value-type="float">
            <text:p>1443122980.2026</text:p>
          </table:table-cell>
          <table:table-cell office:value-type="float" office:value="4096" calcext:value-type="float">
            <text:p>4096</text:p>
          </table:table-cell>
          <table:table-cell table:formula="of:=[.B314]-[.$B$2]" office:value-type="float" office:value="38.9664504528046" calcext:value-type="float">
            <text:p>38.9664504528</text:p>
          </table:table-cell>
          <table:table-cell table:formula="of:=[.C314]/([.D314]-[.D313])" office:value-type="float" office:value="79767.6097579095" calcext:value-type="float">
            <text:p>79767.6097579095</text:p>
          </table:table-cell>
          <table:table-cell/>
          <table:table-cell office:value-type="float" office:value="1443122980.42624" calcext:value-type="float">
            <text:p>1443122980.42624</text:p>
          </table:table-cell>
          <table:table-cell table:formula="of:=[.G314]-[.$B$2]" office:value-type="float" office:value="39.1900935173035" calcext:value-type="float">
            <text:p>39.1900935173</text:p>
          </table:table-cell>
          <table:table-cell table:formula="of:=[.C314]/([.H314]-[.H313])" office:value-type="float" office:value="79694.7139643087" calcext:value-type="float">
            <text:p>79694.7139643087</text:p>
          </table:table-cell>
          <table:table-cell table:formula="of:=[.G314]-[.$B314]" office:value-type="float" office:value="0.223643064498901" calcext:value-type="float">
            <text:p>0.2236430645</text:p>
          </table:table-cell>
          <table:table-cell/>
          <table:table-cell office:value-type="float" office:value="1443122980.42624" calcext:value-type="float">
            <text:p>1443122980.42624</text:p>
          </table:table-cell>
          <table:table-cell table:formula="of:=[.L314]-[.$B$2]" office:value-type="float" office:value="39.1900935173035" calcext:value-type="float">
            <text:p>39.1900935173</text:p>
          </table:table-cell>
          <table:table-cell table:formula="of:=[.C314]/([.M314]-[.M313])" office:value-type="float" office:value="79694.7139643087" calcext:value-type="float">
            <text:p>79694.7139643087</text:p>
          </table:table-cell>
          <table:table-cell table:formula="of:=[.L314]-[.$B314]" office:value-type="float" office:value="0.223643064498901" calcext:value-type="float">
            <text:p>0.2236430645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22980.25393" calcext:value-type="float">
            <text:p>1443122980.25393</text:p>
          </table:table-cell>
          <table:table-cell office:value-type="float" office:value="4096" calcext:value-type="float">
            <text:p>4096</text:p>
          </table:table-cell>
          <table:table-cell table:formula="of:=[.B315]-[.$B$2]" office:value-type="float" office:value="39.0177805423737" calcext:value-type="float">
            <text:p>39.0177805424</text:p>
          </table:table-cell>
          <table:table-cell table:formula="of:=[.C315]/([.D315]-[.D314])" office:value-type="float" office:value="79797.2501974045" calcext:value-type="float">
            <text:p>79797.2501974045</text:p>
          </table:table-cell>
          <table:table-cell/>
          <table:table-cell office:value-type="float" office:value="1443122980.47759" calcext:value-type="float">
            <text:p>1443122980.47759</text:p>
          </table:table-cell>
          <table:table-cell table:formula="of:=[.G315]-[.$B$2]" office:value-type="float" office:value="39.241443157196" calcext:value-type="float">
            <text:p>39.2414431572</text:p>
          </table:table-cell>
          <table:table-cell table:formula="of:=[.C315]/([.H315]-[.H314])" office:value-type="float" office:value="79766.8690290469" calcext:value-type="float">
            <text:p>79766.8690290469</text:p>
          </table:table-cell>
          <table:table-cell table:formula="of:=[.G315]-[.$B315]" office:value-type="float" office:value="0.223662614822388" calcext:value-type="float">
            <text:p>0.2236626148</text:p>
          </table:table-cell>
          <table:table-cell/>
          <table:table-cell office:value-type="float" office:value="1443122980.47759" calcext:value-type="float">
            <text:p>1443122980.47759</text:p>
          </table:table-cell>
          <table:table-cell table:formula="of:=[.L315]-[.$B$2]" office:value-type="float" office:value="39.241443157196" calcext:value-type="float">
            <text:p>39.2414431572</text:p>
          </table:table-cell>
          <table:table-cell table:formula="of:=[.C315]/([.M315]-[.M314])" office:value-type="float" office:value="79766.8690290469" calcext:value-type="float">
            <text:p>79766.8690290469</text:p>
          </table:table-cell>
          <table:table-cell table:formula="of:=[.L315]-[.$B315]" office:value-type="float" office:value="0.223662614822388" calcext:value-type="float">
            <text:p>0.2236626148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22980.30525" calcext:value-type="float">
            <text:p>1443122980.30525</text:p>
          </table:table-cell>
          <table:table-cell office:value-type="float" office:value="4096" calcext:value-type="float">
            <text:p>4096</text:p>
          </table:table-cell>
          <table:table-cell table:formula="of:=[.B316]-[.$B$2]" office:value-type="float" office:value="39.0691049098969" calcext:value-type="float">
            <text:p>39.0691049099</text:p>
          </table:table-cell>
          <table:table-cell table:formula="of:=[.C316]/([.D316]-[.D315])" office:value-type="float" office:value="79806.1466251684" calcext:value-type="float">
            <text:p>79806.1466251684</text:p>
          </table:table-cell>
          <table:table-cell/>
          <table:table-cell office:value-type="float" office:value="1443122980.52889" calcext:value-type="float">
            <text:p>1443122980.52889</text:p>
          </table:table-cell>
          <table:table-cell table:formula="of:=[.G316]-[.$B$2]" office:value-type="float" office:value="39.2927393913269" calcext:value-type="float">
            <text:p>39.2927393913</text:p>
          </table:table-cell>
          <table:table-cell table:formula="of:=[.C316]/([.H316]-[.H315])" office:value-type="float" office:value="79849.9162638507" calcext:value-type="float">
            <text:p>79849.9162638507</text:p>
          </table:table-cell>
          <table:table-cell table:formula="of:=[.G316]-[.$B316]" office:value-type="float" office:value="0.223634481430054" calcext:value-type="float">
            <text:p>0.2236344814</text:p>
          </table:table-cell>
          <table:table-cell/>
          <table:table-cell office:value-type="float" office:value="1443122980.52889" calcext:value-type="float">
            <text:p>1443122980.52889</text:p>
          </table:table-cell>
          <table:table-cell table:formula="of:=[.L316]-[.$B$2]" office:value-type="float" office:value="39.2927393913269" calcext:value-type="float">
            <text:p>39.2927393913</text:p>
          </table:table-cell>
          <table:table-cell table:formula="of:=[.C316]/([.M316]-[.M315])" office:value-type="float" office:value="79849.9162638507" calcext:value-type="float">
            <text:p>79849.9162638507</text:p>
          </table:table-cell>
          <table:table-cell table:formula="of:=[.L316]-[.$B316]" office:value-type="float" office:value="0.223634481430054" calcext:value-type="float">
            <text:p>0.223634481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22980.35658" calcext:value-type="float">
            <text:p>1443122980.35658</text:p>
          </table:table-cell>
          <table:table-cell office:value-type="float" office:value="4096" calcext:value-type="float">
            <text:p>4096</text:p>
          </table:table-cell>
          <table:table-cell table:formula="of:=[.B317]-[.$B$2]" office:value-type="float" office:value="39.1204307079315" calcext:value-type="float">
            <text:p>39.1204307079</text:p>
          </table:table-cell>
          <table:table-cell table:formula="of:=[.C317]/([.D317]-[.D316])" office:value-type="float" office:value="79803.9223322618" calcext:value-type="float">
            <text:p>79803.9223322618</text:p>
          </table:table-cell>
          <table:table-cell/>
          <table:table-cell office:value-type="float" office:value="1443122980.58023" calcext:value-type="float">
            <text:p>1443122980.58023</text:p>
          </table:table-cell>
          <table:table-cell table:formula="of:=[.G317]-[.$B$2]" office:value-type="float" office:value="39.3440775871277" calcext:value-type="float">
            <text:p>39.3440775871</text:p>
          </table:table-cell>
          <table:table-cell table:formula="of:=[.C317]/([.H317]-[.H316])" office:value-type="float" office:value="79784.6503195126" calcext:value-type="float">
            <text:p>79784.6503195126</text:p>
          </table:table-cell>
          <table:table-cell table:formula="of:=[.G317]-[.$B317]" office:value-type="float" office:value="0.223646879196167" calcext:value-type="float">
            <text:p>0.2236468792</text:p>
          </table:table-cell>
          <table:table-cell/>
          <table:table-cell office:value-type="float" office:value="1443122980.58023" calcext:value-type="float">
            <text:p>1443122980.58023</text:p>
          </table:table-cell>
          <table:table-cell table:formula="of:=[.L317]-[.$B$2]" office:value-type="float" office:value="39.3440775871277" calcext:value-type="float">
            <text:p>39.3440775871</text:p>
          </table:table-cell>
          <table:table-cell table:formula="of:=[.C317]/([.M317]-[.M316])" office:value-type="float" office:value="79784.6503195126" calcext:value-type="float">
            <text:p>79784.6503195126</text:p>
          </table:table-cell>
          <table:table-cell table:formula="of:=[.L317]-[.$B317]" office:value-type="float" office:value="0.223646879196167" calcext:value-type="float">
            <text:p>0.2236468792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22980.40791" calcext:value-type="float">
            <text:p>1443122980.40791</text:p>
          </table:table-cell>
          <table:table-cell office:value-type="float" office:value="4096" calcext:value-type="float">
            <text:p>4096</text:p>
          </table:table-cell>
          <table:table-cell table:formula="of:=[.B318]-[.$B$2]" office:value-type="float" office:value="39.1717572212219" calcext:value-type="float">
            <text:p>39.1717572212</text:p>
          </table:table-cell>
          <table:table-cell table:formula="of:=[.C318]/([.D318]-[.D317])" office:value-type="float" office:value="79802.8102323032" calcext:value-type="float">
            <text:p>79802.8102323032</text:p>
          </table:table-cell>
          <table:table-cell/>
          <table:table-cell office:value-type="float" office:value="1443122980.63154" calcext:value-type="float">
            <text:p>1443122980.63154</text:p>
          </table:table-cell>
          <table:table-cell table:formula="of:=[.G318]-[.$B$2]" office:value-type="float" office:value="39.3953948020935" calcext:value-type="float">
            <text:p>39.3953948021</text:p>
          </table:table-cell>
          <table:table-cell table:formula="of:=[.C318]/([.H318]-[.H317])" office:value-type="float" office:value="79817.2699498235" calcext:value-type="float">
            <text:p>79817.2699498235</text:p>
          </table:table-cell>
          <table:table-cell table:formula="of:=[.G318]-[.$B318]" office:value-type="float" office:value="0.223637580871582" calcext:value-type="float">
            <text:p>0.2236375809</text:p>
          </table:table-cell>
          <table:table-cell/>
          <table:table-cell office:value-type="float" office:value="1443122980.63154" calcext:value-type="float">
            <text:p>1443122980.63154</text:p>
          </table:table-cell>
          <table:table-cell table:formula="of:=[.L318]-[.$B$2]" office:value-type="float" office:value="39.3953948020935" calcext:value-type="float">
            <text:p>39.3953948021</text:p>
          </table:table-cell>
          <table:table-cell table:formula="of:=[.C318]/([.M318]-[.M317])" office:value-type="float" office:value="79817.2699498235" calcext:value-type="float">
            <text:p>79817.2699498235</text:p>
          </table:table-cell>
          <table:table-cell table:formula="of:=[.L318]-[.$B318]" office:value-type="float" office:value="0.223637580871582" calcext:value-type="float">
            <text:p>0.2236375809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22980.45923" calcext:value-type="float">
            <text:p>1443122980.45923</text:p>
          </table:table-cell>
          <table:table-cell office:value-type="float" office:value="4096" calcext:value-type="float">
            <text:p>4096</text:p>
          </table:table-cell>
          <table:table-cell table:formula="of:=[.B319]-[.$B$2]" office:value-type="float" office:value="39.223085641861" calcext:value-type="float">
            <text:p>39.2230856419</text:p>
          </table:table-cell>
          <table:table-cell table:formula="of:=[.C319]/([.D319]-[.D318])" office:value-type="float" office:value="79799.8447839396" calcext:value-type="float">
            <text:p>79799.8447839396</text:p>
          </table:table-cell>
          <table:table-cell/>
          <table:table-cell office:value-type="float" office:value="1443122980.68287" calcext:value-type="float">
            <text:p>1443122980.68287</text:p>
          </table:table-cell>
          <table:table-cell table:formula="of:=[.G319]-[.$B$2]" office:value-type="float" office:value="39.4467198848724" calcext:value-type="float">
            <text:p>39.4467198849</text:p>
          </table:table-cell>
          <table:table-cell table:formula="of:=[.C319]/([.H319]-[.H318])" office:value-type="float" office:value="79805.0344632165" calcext:value-type="float">
            <text:p>79805.0344632165</text:p>
          </table:table-cell>
          <table:table-cell table:formula="of:=[.G319]-[.$B319]" office:value-type="float" office:value="0.223634243011475" calcext:value-type="float">
            <text:p>0.223634243</text:p>
          </table:table-cell>
          <table:table-cell/>
          <table:table-cell office:value-type="float" office:value="1443122980.68287" calcext:value-type="float">
            <text:p>1443122980.68287</text:p>
          </table:table-cell>
          <table:table-cell table:formula="of:=[.L319]-[.$B$2]" office:value-type="float" office:value="39.4467198848724" calcext:value-type="float">
            <text:p>39.4467198849</text:p>
          </table:table-cell>
          <table:table-cell table:formula="of:=[.C319]/([.M319]-[.M318])" office:value-type="float" office:value="79805.0344632165" calcext:value-type="float">
            <text:p>79805.0344632165</text:p>
          </table:table-cell>
          <table:table-cell table:formula="of:=[.L319]-[.$B319]" office:value-type="float" office:value="0.223634243011475" calcext:value-type="float">
            <text:p>0.223634243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22980.51058" calcext:value-type="float">
            <text:p>1443122980.51058</text:p>
          </table:table-cell>
          <table:table-cell office:value-type="float" office:value="4096" calcext:value-type="float">
            <text:p>4096</text:p>
          </table:table-cell>
          <table:table-cell table:formula="of:=[.B320]-[.$B$2]" office:value-type="float" office:value="39.2744355201721" calcext:value-type="float">
            <text:p>39.2744355202</text:p>
          </table:table-cell>
          <table:table-cell table:formula="of:=[.C320]/([.D320]-[.D319])" office:value-type="float" office:value="79766.4986697744" calcext:value-type="float">
            <text:p>79766.4986697744</text:p>
          </table:table-cell>
          <table:table-cell/>
          <table:table-cell office:value-type="float" office:value="1443122980.7342" calcext:value-type="float">
            <text:p>1443122980.7342</text:p>
          </table:table-cell>
          <table:table-cell table:formula="of:=[.G320]-[.$B$2]" office:value-type="float" office:value="39.4980521202087" calcext:value-type="float">
            <text:p>39.4980521202</text:p>
          </table:table-cell>
          <table:table-cell table:formula="of:=[.C320]/([.H320]-[.H319])" office:value-type="float" office:value="79793.9145483342" calcext:value-type="float">
            <text:p>79793.9145483342</text:p>
          </table:table-cell>
          <table:table-cell table:formula="of:=[.G320]-[.$B320]" office:value-type="float" office:value="0.223616600036621" calcext:value-type="float">
            <text:p>0.2236166</text:p>
          </table:table-cell>
          <table:table-cell/>
          <table:table-cell office:value-type="float" office:value="1443122980.7342" calcext:value-type="float">
            <text:p>1443122980.7342</text:p>
          </table:table-cell>
          <table:table-cell table:formula="of:=[.L320]-[.$B$2]" office:value-type="float" office:value="39.4980521202087" calcext:value-type="float">
            <text:p>39.4980521202</text:p>
          </table:table-cell>
          <table:table-cell table:formula="of:=[.C320]/([.M320]-[.M319])" office:value-type="float" office:value="79793.9145483342" calcext:value-type="float">
            <text:p>79793.9145483342</text:p>
          </table:table-cell>
          <table:table-cell table:formula="of:=[.L320]-[.$B320]" office:value-type="float" office:value="0.223616600036621" calcext:value-type="float">
            <text:p>0.2236166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22980.5619" calcext:value-type="float">
            <text:p>1443122980.5619</text:p>
          </table:table-cell>
          <table:table-cell office:value-type="float" office:value="4096" calcext:value-type="float">
            <text:p>4096</text:p>
          </table:table-cell>
          <table:table-cell table:formula="of:=[.B321]-[.$B$2]" office:value-type="float" office:value="39.3257479667664" calcext:value-type="float">
            <text:p>39.3257479668</text:p>
          </table:table-cell>
          <table:table-cell table:formula="of:=[.C321]/([.D321]-[.D320])" office:value-type="float" office:value="79824.6872223771" calcext:value-type="float">
            <text:p>79824.6872223771</text:p>
          </table:table-cell>
          <table:table-cell/>
          <table:table-cell office:value-type="float" office:value="1443122980.78551" calcext:value-type="float">
            <text:p>1443122980.78551</text:p>
          </table:table-cell>
          <table:table-cell table:formula="of:=[.G321]-[.$B$2]" office:value-type="float" office:value="39.5493671894073" calcext:value-type="float">
            <text:p>39.5493671894</text:p>
          </table:table-cell>
          <table:table-cell table:formula="of:=[.C321]/([.H321]-[.H320])" office:value-type="float" office:value="79820.6075518861" calcext:value-type="float">
            <text:p>79820.6075518861</text:p>
          </table:table-cell>
          <table:table-cell table:formula="of:=[.G321]-[.$B321]" office:value-type="float" office:value="0.223619222640991" calcext:value-type="float">
            <text:p>0.2236192226</text:p>
          </table:table-cell>
          <table:table-cell/>
          <table:table-cell office:value-type="float" office:value="1443122980.78551" calcext:value-type="float">
            <text:p>1443122980.78551</text:p>
          </table:table-cell>
          <table:table-cell table:formula="of:=[.L321]-[.$B$2]" office:value-type="float" office:value="39.5493671894073" calcext:value-type="float">
            <text:p>39.5493671894</text:p>
          </table:table-cell>
          <table:table-cell table:formula="of:=[.C321]/([.M321]-[.M320])" office:value-type="float" office:value="79820.6075518861" calcext:value-type="float">
            <text:p>79820.6075518861</text:p>
          </table:table-cell>
          <table:table-cell table:formula="of:=[.L321]-[.$B321]" office:value-type="float" office:value="0.223619222640991" calcext:value-type="float">
            <text:p>0.2236192226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22980.61322" calcext:value-type="float">
            <text:p>1443122980.61322</text:p>
          </table:table-cell>
          <table:table-cell office:value-type="float" office:value="4096" calcext:value-type="float">
            <text:p>4096</text:p>
          </table:table-cell>
          <table:table-cell table:formula="of:=[.B322]-[.$B$2]" office:value-type="float" office:value="39.3770761489868" calcext:value-type="float">
            <text:p>39.377076149</text:p>
          </table:table-cell>
          <table:table-cell table:formula="of:=[.C322]/([.D322]-[.D321])" office:value-type="float" office:value="79800.2154529324" calcext:value-type="float">
            <text:p>79800.2154529324</text:p>
          </table:table-cell>
          <table:table-cell/>
          <table:table-cell office:value-type="float" office:value="1443122980.83684" calcext:value-type="float">
            <text:p>1443122980.83684</text:p>
          </table:table-cell>
          <table:table-cell table:formula="of:=[.G322]-[.$B$2]" office:value-type="float" office:value="39.6006922721863" calcext:value-type="float">
            <text:p>39.6006922722</text:p>
          </table:table-cell>
          <table:table-cell table:formula="of:=[.C322]/([.H322]-[.H321])" office:value-type="float" office:value="79805.0344632165" calcext:value-type="float">
            <text:p>79805.0344632165</text:p>
          </table:table-cell>
          <table:table-cell table:formula="of:=[.G322]-[.$B322]" office:value-type="float" office:value="0.223616123199463" calcext:value-type="float">
            <text:p>0.2236161232</text:p>
          </table:table-cell>
          <table:table-cell/>
          <table:table-cell office:value-type="float" office:value="1443122980.83684" calcext:value-type="float">
            <text:p>1443122980.83684</text:p>
          </table:table-cell>
          <table:table-cell table:formula="of:=[.L322]-[.$B$2]" office:value-type="float" office:value="39.6006922721863" calcext:value-type="float">
            <text:p>39.6006922722</text:p>
          </table:table-cell>
          <table:table-cell table:formula="of:=[.C322]/([.M322]-[.M321])" office:value-type="float" office:value="79805.0344632165" calcext:value-type="float">
            <text:p>79805.0344632165</text:p>
          </table:table-cell>
          <table:table-cell table:formula="of:=[.L322]-[.$B322]" office:value-type="float" office:value="0.223616123199463" calcext:value-type="float">
            <text:p>0.2236161232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22980.66455" calcext:value-type="float">
            <text:p>1443122980.66455</text:p>
          </table:table-cell>
          <table:table-cell office:value-type="float" office:value="4096" calcext:value-type="float">
            <text:p>4096</text:p>
          </table:table-cell>
          <table:table-cell table:formula="of:=[.B323]-[.$B$2]" office:value-type="float" office:value="39.4284012317657" calcext:value-type="float">
            <text:p>39.4284012318</text:p>
          </table:table-cell>
          <table:table-cell table:formula="of:=[.C323]/([.D323]-[.D322])" office:value-type="float" office:value="79805.0344632165" calcext:value-type="float">
            <text:p>79805.0344632165</text:p>
          </table:table-cell>
          <table:table-cell/>
          <table:table-cell office:value-type="float" office:value="1443122980.88817" calcext:value-type="float">
            <text:p>1443122980.88817</text:p>
          </table:table-cell>
          <table:table-cell table:formula="of:=[.G323]-[.$B$2]" office:value-type="float" office:value="39.6520221233368" calcext:value-type="float">
            <text:p>39.6520221233</text:p>
          </table:table-cell>
          <table:table-cell table:formula="of:=[.C323]/([.H323]-[.H322])" office:value-type="float" office:value="79797.620842294" calcext:value-type="float">
            <text:p>79797.620842294</text:p>
          </table:table-cell>
          <table:table-cell table:formula="of:=[.G323]-[.$B323]" office:value-type="float" office:value="0.223620891571045" calcext:value-type="float">
            <text:p>0.2236208916</text:p>
          </table:table-cell>
          <table:table-cell/>
          <table:table-cell office:value-type="float" office:value="1443122980.88817" calcext:value-type="float">
            <text:p>1443122980.88817</text:p>
          </table:table-cell>
          <table:table-cell table:formula="of:=[.L323]-[.$B$2]" office:value-type="float" office:value="39.6520221233368" calcext:value-type="float">
            <text:p>39.6520221233</text:p>
          </table:table-cell>
          <table:table-cell table:formula="of:=[.C323]/([.M323]-[.M322])" office:value-type="float" office:value="79797.620842294" calcext:value-type="float">
            <text:p>79797.620842294</text:p>
          </table:table-cell>
          <table:table-cell table:formula="of:=[.L323]-[.$B323]" office:value-type="float" office:value="0.223620891571045" calcext:value-type="float">
            <text:p>0.223620891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22980.71588" calcext:value-type="float">
            <text:p>1443122980.71588</text:p>
          </table:table-cell>
          <table:table-cell office:value-type="float" office:value="4096" calcext:value-type="float">
            <text:p>4096</text:p>
          </table:table-cell>
          <table:table-cell table:formula="of:=[.B324]-[.$B$2]" office:value-type="float" office:value="39.4797277450562" calcext:value-type="float">
            <text:p>39.4797277451</text:p>
          </table:table-cell>
          <table:table-cell table:formula="of:=[.C324]/([.D324]-[.D323])" office:value-type="float" office:value="79802.8102323032" calcext:value-type="float">
            <text:p>79802.8102323032</text:p>
          </table:table-cell>
          <table:table-cell/>
          <table:table-cell office:value-type="float" office:value="1443122980.93949" calcext:value-type="float">
            <text:p>1443122980.93949</text:p>
          </table:table-cell>
          <table:table-cell table:formula="of:=[.G324]-[.$B$2]" office:value-type="float" office:value="39.7033438682556" calcext:value-type="float">
            <text:p>39.7033438683</text:p>
          </table:table-cell>
          <table:table-cell table:formula="of:=[.C324]/([.H324]-[.H323])" office:value-type="float" office:value="79810.2248175454" calcext:value-type="float">
            <text:p>79810.2248175454</text:p>
          </table:table-cell>
          <table:table-cell table:formula="of:=[.G324]-[.$B324]" office:value-type="float" office:value="0.223616123199463" calcext:value-type="float">
            <text:p>0.2236161232</text:p>
          </table:table-cell>
          <table:table-cell/>
          <table:table-cell office:value-type="float" office:value="1443122980.93949" calcext:value-type="float">
            <text:p>1443122980.93949</text:p>
          </table:table-cell>
          <table:table-cell table:formula="of:=[.L324]-[.$B$2]" office:value-type="float" office:value="39.7033438682556" calcext:value-type="float">
            <text:p>39.7033438683</text:p>
          </table:table-cell>
          <table:table-cell table:formula="of:=[.C324]/([.M324]-[.M323])" office:value-type="float" office:value="79810.2248175454" calcext:value-type="float">
            <text:p>79810.2248175454</text:p>
          </table:table-cell>
          <table:table-cell table:formula="of:=[.L324]-[.$B324]" office:value-type="float" office:value="0.223616123199463" calcext:value-type="float">
            <text:p>0.223616123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22980.7672" calcext:value-type="float">
            <text:p>1443122980.7672</text:p>
          </table:table-cell>
          <table:table-cell office:value-type="float" office:value="4096" calcext:value-type="float">
            <text:p>4096</text:p>
          </table:table-cell>
          <table:table-cell table:formula="of:=[.B325]-[.$B$2]" office:value-type="float" office:value="39.5310564041138" calcext:value-type="float">
            <text:p>39.5310564041</text:p>
          </table:table-cell>
          <table:table-cell table:formula="of:=[.C325]/([.D325]-[.D324])" office:value-type="float" office:value="79799.4741183903" calcext:value-type="float">
            <text:p>79799.4741183903</text:p>
          </table:table-cell>
          <table:table-cell/>
          <table:table-cell office:value-type="float" office:value="1443122980.99087" calcext:value-type="float">
            <text:p>1443122980.99087</text:p>
          </table:table-cell>
          <table:table-cell table:formula="of:=[.G325]-[.$B$2]" office:value-type="float" office:value="39.754718542099" calcext:value-type="float">
            <text:p>39.7547185421</text:p>
          </table:table-cell>
          <table:table-cell table:formula="of:=[.C325]/([.H325]-[.H324])" office:value-type="float" office:value="79728.0000742525" calcext:value-type="float">
            <text:p>79728.0000742525</text:p>
          </table:table-cell>
          <table:table-cell table:formula="of:=[.G325]-[.$B325]" office:value-type="float" office:value="0.223662137985229" calcext:value-type="float">
            <text:p>0.223662138</text:p>
          </table:table-cell>
          <table:table-cell/>
          <table:table-cell office:value-type="float" office:value="1443122980.99087" calcext:value-type="float">
            <text:p>1443122980.99087</text:p>
          </table:table-cell>
          <table:table-cell table:formula="of:=[.L325]-[.$B$2]" office:value-type="float" office:value="39.754718542099" calcext:value-type="float">
            <text:p>39.7547185421</text:p>
          </table:table-cell>
          <table:table-cell table:formula="of:=[.C325]/([.M325]-[.M324])" office:value-type="float" office:value="79728.0000742525" calcext:value-type="float">
            <text:p>79728.0000742525</text:p>
          </table:table-cell>
          <table:table-cell table:formula="of:=[.L325]-[.$B325]" office:value-type="float" office:value="0.223662137985229" calcext:value-type="float">
            <text:p>0.223662138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22980.81855" calcext:value-type="float">
            <text:p>1443122980.81855</text:p>
          </table:table-cell>
          <table:table-cell office:value-type="float" office:value="4096" calcext:value-type="float">
            <text:p>4096</text:p>
          </table:table-cell>
          <table:table-cell table:formula="of:=[.B326]-[.$B$2]" office:value-type="float" office:value="39.5824065208435" calcext:value-type="float">
            <text:p>39.5824065208</text:p>
          </table:table-cell>
          <table:table-cell table:formula="of:=[.C326]/([.D326]-[.D325])" office:value-type="float" office:value="79766.1283139411" calcext:value-type="float">
            <text:p>79766.1283139411</text:p>
          </table:table-cell>
          <table:table-cell/>
          <table:table-cell office:value-type="float" office:value="1443122981.04218" calcext:value-type="float">
            <text:p>1443122981.04218</text:p>
          </table:table-cell>
          <table:table-cell table:formula="of:=[.G326]-[.$B$2]" office:value-type="float" office:value="39.8060340881348" calcext:value-type="float">
            <text:p>39.8060340881</text:p>
          </table:table-cell>
          <table:table-cell table:formula="of:=[.C326]/([.H326]-[.H325])" office:value-type="float" office:value="79819.865838417" calcext:value-type="float">
            <text:p>79819.865838417</text:p>
          </table:table-cell>
          <table:table-cell table:formula="of:=[.G326]-[.$B326]" office:value-type="float" office:value="0.22362756729126" calcext:value-type="float">
            <text:p>0.2236275673</text:p>
          </table:table-cell>
          <table:table-cell/>
          <table:table-cell office:value-type="float" office:value="1443122981.04218" calcext:value-type="float">
            <text:p>1443122981.04218</text:p>
          </table:table-cell>
          <table:table-cell table:formula="of:=[.L326]-[.$B$2]" office:value-type="float" office:value="39.8060340881348" calcext:value-type="float">
            <text:p>39.8060340881</text:p>
          </table:table-cell>
          <table:table-cell table:formula="of:=[.C326]/([.M326]-[.M325])" office:value-type="float" office:value="79819.865838417" calcext:value-type="float">
            <text:p>79819.865838417</text:p>
          </table:table-cell>
          <table:table-cell table:formula="of:=[.L326]-[.$B326]" office:value-type="float" office:value="0.22362756729126" calcext:value-type="float">
            <text:p>0.223627567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22980.86988" calcext:value-type="float">
            <text:p>1443122980.86988</text:p>
          </table:table-cell>
          <table:table-cell office:value-type="float" office:value="4096" calcext:value-type="float">
            <text:p>4096</text:p>
          </table:table-cell>
          <table:table-cell table:formula="of:=[.B327]-[.$B$2]" office:value-type="float" office:value="39.6337330341339" calcext:value-type="float">
            <text:p>39.6337330341</text:p>
          </table:table-cell>
          <table:table-cell table:formula="of:=[.C327]/([.D327]-[.D326])" office:value-type="float" office:value="79802.8102323032" calcext:value-type="float">
            <text:p>79802.8102323032</text:p>
          </table:table-cell>
          <table:table-cell/>
          <table:table-cell office:value-type="float" office:value="1443122981.09355" calcext:value-type="float">
            <text:p>1443122981.09355</text:p>
          </table:table-cell>
          <table:table-cell table:formula="of:=[.G327]-[.$B$2]" office:value-type="float" office:value="39.8574061393738" calcext:value-type="float">
            <text:p>39.8574061394</text:p>
          </table:table-cell>
          <table:table-cell table:formula="of:=[.C327]/([.H327]-[.H326])" office:value-type="float" office:value="79732.0702835662" calcext:value-type="float">
            <text:p>79732.0702835662</text:p>
          </table:table-cell>
          <table:table-cell table:formula="of:=[.G327]-[.$B327]" office:value-type="float" office:value="0.223673105239868" calcext:value-type="float">
            <text:p>0.2236731052</text:p>
          </table:table-cell>
          <table:table-cell/>
          <table:table-cell office:value-type="float" office:value="1443122981.09355" calcext:value-type="float">
            <text:p>1443122981.09355</text:p>
          </table:table-cell>
          <table:table-cell table:formula="of:=[.L327]-[.$B$2]" office:value-type="float" office:value="39.8574061393738" calcext:value-type="float">
            <text:p>39.8574061394</text:p>
          </table:table-cell>
          <table:table-cell table:formula="of:=[.C327]/([.M327]-[.M326])" office:value-type="float" office:value="79732.0702835662" calcext:value-type="float">
            <text:p>79732.0702835662</text:p>
          </table:table-cell>
          <table:table-cell table:formula="of:=[.L327]-[.$B327]" office:value-type="float" office:value="0.223673105239868" calcext:value-type="float">
            <text:p>0.2236731052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22980.92121" calcext:value-type="float">
            <text:p>1443122980.92121</text:p>
          </table:table-cell>
          <table:table-cell office:value-type="float" office:value="4096" calcext:value-type="float">
            <text:p>4096</text:p>
          </table:table-cell>
          <table:table-cell table:formula="of:=[.B328]-[.$B$2]" office:value-type="float" office:value="39.6850578784943" calcext:value-type="float">
            <text:p>39.6850578785</text:p>
          </table:table-cell>
          <table:table-cell table:formula="of:=[.C328]/([.D328]-[.D327])" office:value-type="float" office:value="79805.4051804229" calcext:value-type="float">
            <text:p>79805.4051804229</text:p>
          </table:table-cell>
          <table:table-cell/>
          <table:table-cell office:value-type="float" office:value="1443122981.14485" calcext:value-type="float">
            <text:p>1443122981.14485</text:p>
          </table:table-cell>
          <table:table-cell table:formula="of:=[.G328]-[.$B$2]" office:value-type="float" office:value="39.9087057113647" calcext:value-type="float">
            <text:p>39.9087057114</text:p>
          </table:table-cell>
          <table:table-cell table:formula="of:=[.C328]/([.H328]-[.H327])" office:value-type="float" office:value="79844.7207458427" calcext:value-type="float">
            <text:p>79844.7207458427</text:p>
          </table:table-cell>
          <table:table-cell table:formula="of:=[.G328]-[.$B328]" office:value-type="float" office:value="0.223647832870483" calcext:value-type="float">
            <text:p>0.2236478329</text:p>
          </table:table-cell>
          <table:table-cell/>
          <table:table-cell office:value-type="float" office:value="1443122981.14485" calcext:value-type="float">
            <text:p>1443122981.14485</text:p>
          </table:table-cell>
          <table:table-cell table:formula="of:=[.L328]-[.$B$2]" office:value-type="float" office:value="39.9087057113647" calcext:value-type="float">
            <text:p>39.9087057114</text:p>
          </table:table-cell>
          <table:table-cell table:formula="of:=[.C328]/([.M328]-[.M327])" office:value-type="float" office:value="79844.7207458427" calcext:value-type="float">
            <text:p>79844.7207458427</text:p>
          </table:table-cell>
          <table:table-cell table:formula="of:=[.L328]-[.$B328]" office:value-type="float" office:value="0.223647832870483" calcext:value-type="float">
            <text:p>0.2236478329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22980.97253" calcext:value-type="float">
            <text:p>1443122980.97253</text:p>
          </table:table-cell>
          <table:table-cell office:value-type="float" office:value="4096" calcext:value-type="float">
            <text:p>4096</text:p>
          </table:table-cell>
          <table:table-cell table:formula="of:=[.B329]-[.$B$2]" office:value-type="float" office:value="39.7363839149475" calcext:value-type="float">
            <text:p>39.7363839149</text:p>
          </table:table-cell>
          <table:table-cell table:formula="of:=[.C329]/([.D329]-[.D328])" office:value-type="float" office:value="79803.5516288317" calcext:value-type="float">
            <text:p>79803.5516288317</text:p>
          </table:table-cell>
          <table:table-cell/>
          <table:table-cell office:value-type="float" office:value="1443122981.19619" calcext:value-type="float">
            <text:p>1443122981.19619</text:p>
          </table:table-cell>
          <table:table-cell table:formula="of:=[.G329]-[.$B$2]" office:value-type="float" office:value="39.960037946701" calcext:value-type="float">
            <text:p>39.9600379467</text:p>
          </table:table-cell>
          <table:table-cell table:formula="of:=[.C329]/([.H329]-[.H328])" office:value-type="float" office:value="79793.9145483342" calcext:value-type="float">
            <text:p>79793.9145483342</text:p>
          </table:table-cell>
          <table:table-cell table:formula="of:=[.G329]-[.$B329]" office:value-type="float" office:value="0.22365403175354" calcext:value-type="float">
            <text:p>0.2236540318</text:p>
          </table:table-cell>
          <table:table-cell/>
          <table:table-cell office:value-type="float" office:value="1443122981.19619" calcext:value-type="float">
            <text:p>1443122981.19619</text:p>
          </table:table-cell>
          <table:table-cell table:formula="of:=[.L329]-[.$B$2]" office:value-type="float" office:value="39.960037946701" calcext:value-type="float">
            <text:p>39.9600379467</text:p>
          </table:table-cell>
          <table:table-cell table:formula="of:=[.C329]/([.M329]-[.M328])" office:value-type="float" office:value="79793.9145483342" calcext:value-type="float">
            <text:p>79793.9145483342</text:p>
          </table:table-cell>
          <table:table-cell table:formula="of:=[.L329]-[.$B329]" office:value-type="float" office:value="0.22365403175354" calcext:value-type="float">
            <text:p>0.2236540318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22981.02248" calcext:value-type="float">
            <text:p>1443122981.02248</text:p>
          </table:table-cell>
          <table:table-cell office:value-type="float" office:value="4096" calcext:value-type="float">
            <text:p>4096</text:p>
          </table:table-cell>
          <table:table-cell table:formula="of:=[.B330]-[.$B$2]" office:value-type="float" office:value="39.7863299846649" calcext:value-type="float">
            <text:p>39.7863299847</text:p>
          </table:table-cell>
          <table:table-cell table:formula="of:=[.C330]/([.D330]-[.D329])" office:value-type="float" office:value="82008.4547828287" calcext:value-type="float">
            <text:p>82008.4547828287</text:p>
          </table:table-cell>
          <table:table-cell/>
          <table:table-cell office:value-type="float" office:value="1443122981.24619" calcext:value-type="float">
            <text:p>1443122981.24619</text:p>
          </table:table-cell>
          <table:table-cell table:formula="of:=[.G330]-[.$B$2]" office:value-type="float" office:value="40.0100386142731" calcext:value-type="float">
            <text:p>40.0100386143</text:p>
          </table:table-cell>
          <table:table-cell table:formula="of:=[.C330]/([.H330]-[.H329])" office:value-type="float" office:value="81918.9062646029" calcext:value-type="float">
            <text:p>81918.9062646029</text:p>
          </table:table-cell>
          <table:table-cell table:formula="of:=[.G330]-[.$B330]" office:value-type="float" office:value="0.223708629608154" calcext:value-type="float">
            <text:p>0.2237086296</text:p>
          </table:table-cell>
          <table:table-cell/>
          <table:table-cell office:value-type="float" office:value="1443122981.24619" calcext:value-type="float">
            <text:p>1443122981.24619</text:p>
          </table:table-cell>
          <table:table-cell table:formula="of:=[.L330]-[.$B$2]" office:value-type="float" office:value="40.0100386142731" calcext:value-type="float">
            <text:p>40.0100386143</text:p>
          </table:table-cell>
          <table:table-cell table:formula="of:=[.C330]/([.M330]-[.M329])" office:value-type="float" office:value="81918.9062646029" calcext:value-type="float">
            <text:p>81918.9062646029</text:p>
          </table:table-cell>
          <table:table-cell table:formula="of:=[.L330]-[.$B330]" office:value-type="float" office:value="0.223708629608154" calcext:value-type="float">
            <text:p>0.223708629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22981.07079" calcext:value-type="float">
            <text:p>1443122981.07079</text:p>
          </table:table-cell>
          <table:table-cell office:value-type="float" office:value="4096" calcext:value-type="float">
            <text:p>4096</text:p>
          </table:table-cell>
          <table:table-cell table:formula="of:=[.B331]-[.$B$2]" office:value-type="float" office:value="39.834644317627" calcext:value-type="float">
            <text:p>39.8346443176</text:p>
          </table:table-cell>
          <table:table-cell table:formula="of:=[.C331]/([.D331]-[.D330])" office:value-type="float" office:value="84778.1548224728" calcext:value-type="float">
            <text:p>84778.1548224728</text:p>
          </table:table-cell>
          <table:table-cell/>
          <table:table-cell office:value-type="float" office:value="1443122981.29447" calcext:value-type="float">
            <text:p>1443122981.29447</text:p>
          </table:table-cell>
          <table:table-cell table:formula="of:=[.G331]-[.$B$2]" office:value-type="float" office:value="40.058319568634" calcext:value-type="float">
            <text:p>40.0583195686</text:p>
          </table:table-cell>
          <table:table-cell table:formula="of:=[.C331]/([.H331]-[.H330])" office:value-type="float" office:value="84836.7654329523" calcext:value-type="float">
            <text:p>84836.7654329523</text:p>
          </table:table-cell>
          <table:table-cell table:formula="of:=[.G331]-[.$B331]" office:value-type="float" office:value="0.22367525100708" calcext:value-type="float">
            <text:p>0.223675251</text:p>
          </table:table-cell>
          <table:table-cell/>
          <table:table-cell office:value-type="float" office:value="1443122981.29447" calcext:value-type="float">
            <text:p>1443122981.29447</text:p>
          </table:table-cell>
          <table:table-cell table:formula="of:=[.L331]-[.$B$2]" office:value-type="float" office:value="40.058319568634" calcext:value-type="float">
            <text:p>40.0583195686</text:p>
          </table:table-cell>
          <table:table-cell table:formula="of:=[.C331]/([.M331]-[.M330])" office:value-type="float" office:value="84836.7654329523" calcext:value-type="float">
            <text:p>84836.7654329523</text:p>
          </table:table-cell>
          <table:table-cell table:formula="of:=[.L331]-[.$B331]" office:value-type="float" office:value="0.22367525100708" calcext:value-type="float">
            <text:p>0.22367525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22981.11912" calcext:value-type="float">
            <text:p>1443122981.11912</text:p>
          </table:table-cell>
          <table:table-cell office:value-type="float" office:value="4096" calcext:value-type="float">
            <text:p>4096</text:p>
          </table:table-cell>
          <table:table-cell table:formula="of:=[.B332]-[.$B$2]" office:value-type="float" office:value="39.8829708099365" calcext:value-type="float">
            <text:p>39.8829708099</text:p>
          </table:table-cell>
          <table:table-cell table:formula="of:=[.C332]/([.D332]-[.D331])" office:value-type="float" office:value="84756.8239333781" calcext:value-type="float">
            <text:p>84756.8239333781</text:p>
          </table:table-cell>
          <table:table-cell/>
          <table:table-cell office:value-type="float" office:value="1443122981.34281" calcext:value-type="float">
            <text:p>1443122981.34281</text:p>
          </table:table-cell>
          <table:table-cell table:formula="of:=[.G332]-[.$B$2]" office:value-type="float" office:value="40.1066579818726" calcext:value-type="float">
            <text:p>40.1066579819</text:p>
          </table:table-cell>
          <table:table-cell table:formula="of:=[.C332]/([.H332]-[.H331])" office:value-type="float" office:value="84735.921714855" calcext:value-type="float">
            <text:p>84735.921714855</text:p>
          </table:table-cell>
          <table:table-cell table:formula="of:=[.G332]-[.$B332]" office:value-type="float" office:value="0.223687171936035" calcext:value-type="float">
            <text:p>0.2236871719</text:p>
          </table:table-cell>
          <table:table-cell/>
          <table:table-cell office:value-type="float" office:value="1443122981.34281" calcext:value-type="float">
            <text:p>1443122981.34281</text:p>
          </table:table-cell>
          <table:table-cell table:formula="of:=[.L332]-[.$B$2]" office:value-type="float" office:value="40.1066579818726" calcext:value-type="float">
            <text:p>40.1066579819</text:p>
          </table:table-cell>
          <table:table-cell table:formula="of:=[.C332]/([.M332]-[.M331])" office:value-type="float" office:value="84735.921714855" calcext:value-type="float">
            <text:p>84735.921714855</text:p>
          </table:table-cell>
          <table:table-cell table:formula="of:=[.L332]-[.$B332]" office:value-type="float" office:value="0.223687171936035" calcext:value-type="float">
            <text:p>0.2236871719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22981.16744" calcext:value-type="float">
            <text:p>1443122981.16744</text:p>
          </table:table-cell>
          <table:table-cell office:value-type="float" office:value="4096" calcext:value-type="float">
            <text:p>4096</text:p>
          </table:table-cell>
          <table:table-cell table:formula="of:=[.B333]-[.$B$2]" office:value-type="float" office:value="39.9312958717346" calcext:value-type="float">
            <text:p>39.9312958717</text:p>
          </table:table-cell>
          <table:table-cell table:formula="of:=[.C333]/([.D333]-[.D332])" office:value-type="float" office:value="84759.3328925946" calcext:value-type="float">
            <text:p>84759.3328925946</text:p>
          </table:table-cell>
          <table:table-cell/>
          <table:table-cell office:value-type="float" office:value="1443122981.39106" calcext:value-type="float">
            <text:p>1443122981.39106</text:p>
          </table:table-cell>
          <table:table-cell table:formula="of:=[.G333]-[.$B$2]" office:value-type="float" office:value="40.1549096107483" calcext:value-type="float">
            <text:p>40.1549096107</text:p>
          </table:table-cell>
          <table:table-cell table:formula="of:=[.C333]/([.H333]-[.H332])" office:value-type="float" office:value="84888.3259578421" calcext:value-type="float">
            <text:p>84888.3259578421</text:p>
          </table:table-cell>
          <table:table-cell table:formula="of:=[.G333]-[.$B333]" office:value-type="float" office:value="0.223613739013672" calcext:value-type="float">
            <text:p>0.223613739</text:p>
          </table:table-cell>
          <table:table-cell/>
          <table:table-cell office:value-type="float" office:value="1443122981.39106" calcext:value-type="float">
            <text:p>1443122981.39106</text:p>
          </table:table-cell>
          <table:table-cell table:formula="of:=[.L333]-[.$B$2]" office:value-type="float" office:value="40.1549096107483" calcext:value-type="float">
            <text:p>40.1549096107</text:p>
          </table:table-cell>
          <table:table-cell table:formula="of:=[.C333]/([.M333]-[.M332])" office:value-type="float" office:value="84888.3259578421" calcext:value-type="float">
            <text:p>84888.3259578421</text:p>
          </table:table-cell>
          <table:table-cell table:formula="of:=[.L333]-[.$B333]" office:value-type="float" office:value="0.223613739013672" calcext:value-type="float">
            <text:p>0.22361373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22981.21577" calcext:value-type="float">
            <text:p>1443122981.21577</text:p>
          </table:table-cell>
          <table:table-cell office:value-type="float" office:value="4096" calcext:value-type="float">
            <text:p>4096</text:p>
          </table:table-cell>
          <table:table-cell table:formula="of:=[.B334]-[.$B$2]" office:value-type="float" office:value="39.9796214103699" calcext:value-type="float">
            <text:p>39.9796214104</text:p>
          </table:table-cell>
          <table:table-cell table:formula="of:=[.C334]/([.D334]-[.D333])" office:value-type="float" office:value="84758.4965563515" calcext:value-type="float">
            <text:p>84758.4965563515</text:p>
          </table:table-cell>
          <table:table-cell/>
          <table:table-cell office:value-type="float" office:value="1443122981.4394" calcext:value-type="float">
            <text:p>1443122981.4394</text:p>
          </table:table-cell>
          <table:table-cell table:formula="of:=[.G334]-[.$B$2]" office:value-type="float" office:value="40.2032518386841" calcext:value-type="float">
            <text:p>40.2032518387</text:p>
          </table:table-cell>
          <table:table-cell table:formula="of:=[.C334]/([.H334]-[.H333])" office:value-type="float" office:value="84729.2351821347" calcext:value-type="float">
            <text:p>84729.2351821347</text:p>
          </table:table-cell>
          <table:table-cell table:formula="of:=[.G334]-[.$B334]" office:value-type="float" office:value="0.223630428314209" calcext:value-type="float">
            <text:p>0.2236304283</text:p>
          </table:table-cell>
          <table:table-cell/>
          <table:table-cell office:value-type="float" office:value="1443122981.4394" calcext:value-type="float">
            <text:p>1443122981.4394</text:p>
          </table:table-cell>
          <table:table-cell table:formula="of:=[.L334]-[.$B$2]" office:value-type="float" office:value="40.2032518386841" calcext:value-type="float">
            <text:p>40.2032518387</text:p>
          </table:table-cell>
          <table:table-cell table:formula="of:=[.C334]/([.M334]-[.M333])" office:value-type="float" office:value="84729.2351821347" calcext:value-type="float">
            <text:p>84729.2351821347</text:p>
          </table:table-cell>
          <table:table-cell table:formula="of:=[.L334]-[.$B334]" office:value-type="float" office:value="0.223630428314209" calcext:value-type="float">
            <text:p>0.2236304283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22981.26409" calcext:value-type="float">
            <text:p>1443122981.26409</text:p>
          </table:table-cell>
          <table:table-cell office:value-type="float" office:value="4096" calcext:value-type="float">
            <text:p>4096</text:p>
          </table:table-cell>
          <table:table-cell table:formula="of:=[.B335]-[.$B$2]" office:value-type="float" office:value="40.0279459953308" calcext:value-type="float">
            <text:p>40.0279459953</text:p>
          </table:table-cell>
          <table:table-cell table:formula="of:=[.C335]/([.D335]-[.D334])" office:value-type="float" office:value="84760.1692453426" calcext:value-type="float">
            <text:p>84760.1692453426</text:p>
          </table:table-cell>
          <table:table-cell/>
          <table:table-cell office:value-type="float" office:value="1443122981.48771" calcext:value-type="float">
            <text:p>1443122981.48771</text:p>
          </table:table-cell>
          <table:table-cell table:formula="of:=[.G335]-[.$B$2]" office:value-type="float" office:value="40.2515652179718" calcext:value-type="float">
            <text:p>40.251565218</text:p>
          </table:table-cell>
          <table:table-cell table:formula="of:=[.C335]/([.H335]-[.H334])" office:value-type="float" office:value="84779.828287464" calcext:value-type="float">
            <text:p>84779.828287464</text:p>
          </table:table-cell>
          <table:table-cell table:formula="of:=[.G335]-[.$B335]" office:value-type="float" office:value="0.223619222640991" calcext:value-type="float">
            <text:p>0.2236192226</text:p>
          </table:table-cell>
          <table:table-cell/>
          <table:table-cell office:value-type="float" office:value="1443122981.48771" calcext:value-type="float">
            <text:p>1443122981.48771</text:p>
          </table:table-cell>
          <table:table-cell table:formula="of:=[.L335]-[.$B$2]" office:value-type="float" office:value="40.2515652179718" calcext:value-type="float">
            <text:p>40.251565218</text:p>
          </table:table-cell>
          <table:table-cell table:formula="of:=[.C335]/([.M335]-[.M334])" office:value-type="float" office:value="84779.828287464" calcext:value-type="float">
            <text:p>84779.828287464</text:p>
          </table:table-cell>
          <table:table-cell table:formula="of:=[.L335]-[.$B335]" office:value-type="float" office:value="0.223619222640991" calcext:value-type="float">
            <text:p>0.22361922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4:40:13.012088889</dc:date>
    <meta:editing-duration>PT9M10S</meta:editing-duration>
    <meta:editing-cycles>4</meta:editing-cycles>
    <meta:generator>LibreOffice/4.4.2.2$Linux_X86_64 LibreOffice_project/40m0$Build-2</meta:generator>
    <meta:document-statistic meta:table-count="1" meta:cell-count="43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3.952cm" style:legend-expansion="high" chart:style-name="ch2"/>
        <chart:plot-area chart:style-name="ch3" table:cell-range-address="source_1.D1:source_1.E335 source_1.I1:source_1.I335" chart:data-source-has-labels="row" svg:x="0.32cm" svg:y="0.18cm" svg:width="12.825cm" svg:height="8.64cm">
          <chartooo:coordinate-region svg:x="1.682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1.E2:source_1.E335" chart:label-cell-address="source_1.E1:source_1.E1" chart:class="chart:scatter">
            <chart:domain table:cell-range-address="source_1.D2:source_1.D335"/>
            <chart:data-point chart:repeated="334"/>
          </chart:series>
          <chart:series chart:style-name="ch7" chart:values-cell-range-address="source_1.I2:source_1.I335" chart:label-cell-address="source_1.I1:source_1.I1" chart:class="chart:scatter">
            <chart:domain table:cell-range-address="source_1.H2:source_1.H335"/>
            <chart:data-point chart:repeated="3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1.E1:source_1.E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1.I1:source_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1.D2:source_1.D335</svg:desc>
                </draw:g>
              </table:table-cell>
              <table:table-cell office:value-type="float" office:value="0">
                <text:p>0</text:p>
                <draw:g>
                  <svg:desc>source_1.E2:source_1.E335</svg:desc>
                </draw:g>
              </table:table-cell>
              <table:table-cell office:value-type="float" office:value="0.223258018493652">
                <text:p>0.223258018493652</text:p>
                <draw:g>
                  <svg:desc>source_1.H2:source_1.H335</svg:desc>
                </draw:g>
              </table:table-cell>
              <table:table-cell office:value-type="float" office:value="0">
                <text:p>0</text:p>
                <draw:g>
                  <svg:desc>source_1.I2:source_1.I3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3229160308838">
                <text:p>0.0483229160308838</text:p>
              </table:table-cell>
              <table:table-cell office:value-type="float" office:value="84763.0966099437">
                <text:p>84763.0966099437</text:p>
              </table:table-cell>
              <table:table-cell office:value-type="float" office:value="0.27140736579895">
                <text:p>0.27140736579895</text:p>
              </table:table-cell>
              <table:table-cell office:value-type="float" office:value="85068.6505474046">
                <text:p>85068.6505474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66432094573975">
                <text:p>0.0966432094573975</text:p>
              </table:table-cell>
              <table:table-cell office:value-type="float" office:value="84767.6971628756">
                <text:p>84767.6971628756</text:p>
              </table:table-cell>
              <table:table-cell office:value-type="float" office:value="0.319682598114014">
                <text:p>0.319682598114014</text:p>
              </table:table-cell>
              <table:table-cell office:value-type="float" office:value="84846.8211042024">
                <text:p>84846.8211042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5009994506836">
                <text:p>0.145009994506836</text:p>
              </table:table-cell>
              <table:table-cell office:value-type="float" office:value="84686.215877554">
                <text:p>84686.215877554</text:p>
              </table:table-cell>
              <table:table-cell office:value-type="float" office:value="0.368030786514282">
                <text:p>0.368030786514282</text:p>
              </table:table-cell>
              <table:table-cell office:value-type="float" office:value="84718.7895871037">
                <text:p>84718.7895871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3303108215332">
                <text:p>0.193303108215332</text:p>
              </table:table-cell>
              <table:table-cell office:value-type="float" office:value="84815.4050435435">
                <text:p>84815.4050435435</text:p>
              </table:table-cell>
              <table:table-cell office:value-type="float" office:value="0.416421890258789">
                <text:p>0.416421890258789</text:p>
              </table:table-cell>
              <table:table-cell office:value-type="float" office:value="84643.6572644814">
                <text:p>84643.6572644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1588354110718">
                <text:p>0.241588354110718</text:p>
              </table:table-cell>
              <table:table-cell office:value-type="float" office:value="84829.2252435526">
                <text:p>84829.2252435526</text:p>
              </table:table-cell>
              <table:table-cell office:value-type="float" office:value="0.464812994003296">
                <text:p>0.464812994003296</text:p>
              </table:table-cell>
              <table:table-cell office:value-type="float" office:value="84643.6572644814">
                <text:p>84643.6572644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9897203445435">
                <text:p>0.289897203445435</text:p>
              </table:table-cell>
              <table:table-cell office:value-type="float" office:value="84787.7781484735">
                <text:p>84787.7781484735</text:p>
              </table:table-cell>
              <table:table-cell office:value-type="float" office:value="0.51304292678833">
                <text:p>0.51304292678833</text:p>
              </table:table-cell>
              <table:table-cell office:value-type="float" office:value="84926.5127168287">
                <text:p>84926.51271682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823299407959">
                <text:p>0.33823299407959</text:p>
              </table:table-cell>
              <table:table-cell office:value-type="float" office:value="84740.519318322">
                <text:p>84740.519318322</text:p>
              </table:table-cell>
              <table:table-cell office:value-type="float" office:value="0.561562538146973">
                <text:p>0.561562538146973</text:p>
              </table:table-cell>
              <table:table-cell office:value-type="float" office:value="84419.4725659194">
                <text:p>84419.47256591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6564493179321">
                <text:p>0.386564493179321</text:p>
              </table:table-cell>
              <table:table-cell office:value-type="float" office:value="84748.0437457145">
                <text:p>84748.0437457145</text:p>
              </table:table-cell>
              <table:table-cell office:value-type="float" office:value="0.609728097915649">
                <text:p>0.609728097915649</text:p>
              </table:table-cell>
              <table:table-cell office:value-type="float" office:value="85040.0165527346">
                <text:p>85040.01655273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4883594512939">
                <text:p>0.434883594512939</text:p>
              </table:table-cell>
              <table:table-cell office:value-type="float" office:value="84769.7884883922">
                <text:p>84769.7884883922</text:p>
              </table:table-cell>
              <table:table-cell office:value-type="float" office:value="0.658038854598999">
                <text:p>0.658038854598999</text:p>
              </table:table-cell>
              <table:table-cell office:value-type="float" office:value="84784.4306568623">
                <text:p>84784.43065686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3229637145996">
                <text:p>0.483229637145996</text:p>
              </table:table-cell>
              <table:table-cell office:value-type="float" office:value="84722.5497046031">
                <text:p>84722.5497046031</text:p>
              </table:table-cell>
              <table:table-cell office:value-type="float" office:value="0.706375360488892">
                <text:p>0.706375360488892</text:p>
              </table:table-cell>
              <table:table-cell office:value-type="float" office:value="84739.265376989">
                <text:p>84739.265376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1549453735352">
                <text:p>0.531549453735352</text:p>
              </table:table-cell>
              <table:table-cell office:value-type="float" office:value="84768.5336806995">
                <text:p>84768.5336806995</text:p>
              </table:table-cell>
              <table:table-cell office:value-type="float" office:value="0.754693746566772">
                <text:p>0.754693746566772</text:p>
              </table:table-cell>
              <table:table-cell office:value-type="float" office:value="84771.0433332346">
                <text:p>84771.04333323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9866886138916">
                <text:p>0.579866886138916</text:p>
              </table:table-cell>
              <table:table-cell office:value-type="float" office:value="84772.7165174827">
                <text:p>84772.7165174827</text:p>
              </table:table-cell>
              <table:table-cell office:value-type="float" office:value="0.803016424179077">
                <text:p>0.803016424179077</text:p>
              </table:table-cell>
              <table:table-cell office:value-type="float" office:value="84763.5148213933">
                <text:p>84763.5148213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8183364868164">
                <text:p>0.628183364868164</text:p>
              </table:table-cell>
              <table:table-cell office:value-type="float" office:value="84774.3897677815">
                <text:p>84774.3897677815</text:p>
              </table:table-cell>
              <table:table-cell office:value-type="float" office:value="0.851356983184814">
                <text:p>0.851356983184814</text:p>
              </table:table-cell>
              <table:table-cell office:value-type="float" office:value="84732.1604103475">
                <text:p>84732.1604103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6500558853149">
                <text:p>0.676500558853149</text:p>
              </table:table-cell>
              <table:table-cell office:value-type="float" office:value="84773.134823865">
                <text:p>84773.134823865</text:p>
              </table:table-cell>
              <table:table-cell office:value-type="float" office:value="0.8997483253479">
                <text:p>0.8997483253479</text:p>
              </table:table-cell>
              <table:table-cell office:value-type="float" office:value="84643.2402349139">
                <text:p>84643.2402349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4817276000977">
                <text:p>0.724817276000977</text:p>
              </table:table-cell>
              <table:table-cell office:value-type="float" office:value="84773.9714490143">
                <text:p>84773.9714490143</text:p>
              </table:table-cell>
              <table:table-cell office:value-type="float" office:value="0.94805121421814">
                <text:p>0.94805121421814</text:p>
              </table:table-cell>
              <table:table-cell office:value-type="float" office:value="84798.2407636836">
                <text:p>84798.2407636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71596670150757">
                <text:p>0.771596670150757</text:p>
              </table:table-cell>
              <table:table-cell office:value-type="float" office:value="87559.9197989878">
                <text:p>87559.9197989878</text:p>
              </table:table-cell>
              <table:table-cell office:value-type="float" office:value="0.994807720184326">
                <text:p>0.994807720184326</text:p>
              </table:table-cell>
              <table:table-cell office:value-type="float" office:value="87602.7820163071">
                <text:p>87602.78201630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11725616455078">
                <text:p>0.811725616455078</text:p>
              </table:table-cell>
              <table:table-cell office:value-type="float" office:value="102070.958179107">
                <text:p>102070.958179107</text:p>
              </table:table-cell>
              <table:table-cell office:value-type="float" office:value="1.03497767448425">
                <text:p>1.03497767448425</text:p>
              </table:table-cell>
              <table:table-cell office:value-type="float" office:value="101966.757776657">
                <text:p>101966.757776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51853132247925">
                <text:p>0.851853132247925</text:p>
              </table:table-cell>
              <table:table-cell office:value-type="float" office:value="102074.596921103">
                <text:p>102074.596921103</text:p>
              </table:table-cell>
              <table:table-cell office:value-type="float" office:value="1.07497262954712">
                <text:p>1.07497262954712</text:p>
              </table:table-cell>
              <table:table-cell office:value-type="float" office:value="102412.916668157">
                <text:p>102412.9166681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1971111297607">
                <text:p>0.891971111297607</text:p>
              </table:table-cell>
              <table:table-cell office:value-type="float" office:value="102098.861832683">
                <text:p>102098.861832683</text:p>
              </table:table-cell>
              <table:table-cell office:value-type="float" office:value="1.11518335342407">
                <text:p>1.11518335342407</text:p>
              </table:table-cell>
              <table:table-cell office:value-type="float" office:value="101863.373873447">
                <text:p>101863.3738734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32099103927612">
                <text:p>0.932099103927612</text:p>
              </table:table-cell>
              <table:table-cell office:value-type="float" office:value="102073.383978278">
                <text:p>102073.383978278</text:p>
              </table:table-cell>
              <table:table-cell office:value-type="float" office:value="1.15531277656555">
                <text:p>1.15531277656555</text:p>
              </table:table-cell>
              <table:table-cell office:value-type="float" office:value="102069.745322758">
                <text:p>102069.7453227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72233057022095">
                <text:p>0.972233057022095</text:p>
              </table:table-cell>
              <table:table-cell office:value-type="float" office:value="102058.224624853">
                <text:p>102058.224624853</text:p>
              </table:table-cell>
              <table:table-cell office:value-type="float" office:value="1.19546222686768">
                <text:p>1.19546222686768</text:p>
              </table:table-cell>
              <table:table-cell office:value-type="float" office:value="102018.831370733">
                <text:p>102018.8313707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1241111755371">
                <text:p>1.01241111755371</text:p>
              </table:table-cell>
              <table:table-cell office:value-type="float" office:value="101946.185201669">
                <text:p>101946.185201669</text:p>
              </table:table-cell>
              <table:table-cell office:value-type="float" office:value="1.23559212684631">
                <text:p>1.23559212684631</text:p>
              </table:table-cell>
              <table:table-cell office:value-type="float" office:value="102068.532495232">
                <text:p>102068.532495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5257511138916">
                <text:p>1.05257511138916</text:p>
              </table:table-cell>
              <table:table-cell office:value-type="float" office:value="101981.889967945">
                <text:p>101981.889967945</text:p>
              </table:table-cell>
              <table:table-cell office:value-type="float" office:value="1.27586030960083">
                <text:p>1.27586030960083</text:p>
              </table:table-cell>
              <table:table-cell office:value-type="float" office:value="101718.024500139">
                <text:p>101718.024500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9269285202026">
                <text:p>1.09269285202026</text:p>
              </table:table-cell>
              <table:table-cell office:value-type="float" office:value="102099.468603283">
                <text:p>102099.468603283</text:p>
              </table:table-cell>
              <table:table-cell office:value-type="float" office:value="1.31587195396423">
                <text:p>1.31587195396423</text:p>
              </table:table-cell>
              <table:table-cell office:value-type="float" office:value="102370.199104999">
                <text:p>102370.199104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3280987739563">
                <text:p>1.13280987739563</text:p>
              </table:table-cell>
              <table:table-cell office:value-type="float" office:value="102101.288958357">
                <text:p>102101.288958357</text:p>
              </table:table-cell>
              <table:table-cell office:value-type="float" office:value="1.35598802566528">
                <text:p>1.35598802566528</text:p>
              </table:table-cell>
              <table:table-cell office:value-type="float" office:value="102103.716199431">
                <text:p>102103.7161994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7292642593384">
                <text:p>1.17292642593384</text:p>
              </table:table-cell>
              <table:table-cell office:value-type="float" office:value="102102.502564468">
                <text:p>102102.502564468</text:p>
              </table:table-cell>
              <table:table-cell office:value-type="float" office:value="1.3961033821106">
                <text:p>1.3961033821106</text:p>
              </table:table-cell>
              <table:table-cell office:value-type="float" office:value="102105.536705972">
                <text:p>102105.5367059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1304321289063">
                <text:p>1.21304321289063</text:p>
              </table:table-cell>
              <table:table-cell office:value-type="float" office:value="102101.895757806">
                <text:p>102101.895757806</text:p>
              </table:table-cell>
              <table:table-cell office:value-type="float" office:value="1.43622016906738">
                <text:p>1.43622016906738</text:p>
              </table:table-cell>
              <table:table-cell office:value-type="float" office:value="102101.895757806">
                <text:p>102101.8957578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5315976142883">
                <text:p>1.25315976142883</text:p>
              </table:table-cell>
              <table:table-cell office:value-type="float" office:value="102102.502564468">
                <text:p>102102.502564468</text:p>
              </table:table-cell>
              <table:table-cell office:value-type="float" office:value="1.47632884979248">
                <text:p>1.47632884979248</text:p>
              </table:table-cell>
              <table:table-cell office:value-type="float" office:value="102122.531231424">
                <text:p>102122.5312314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9328012466431">
                <text:p>1.29328012466431</text:p>
              </table:table-cell>
              <table:table-cell office:value-type="float" office:value="102092.794523316">
                <text:p>102092.794523316</text:p>
              </table:table-cell>
              <table:table-cell office:value-type="float" office:value="1.51648759841919">
                <text:p>1.51648759841919</text:p>
              </table:table-cell>
              <table:table-cell office:value-type="float" office:value="101995.210011993">
                <text:p>101995.210011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3339738845825">
                <text:p>1.33339738845825</text:p>
              </table:table-cell>
              <table:table-cell office:value-type="float" office:value="102100.68216612">
                <text:p>102100.68216612</text:p>
              </table:table-cell>
              <table:table-cell office:value-type="float" office:value="1.55664920806885">
                <text:p>1.55664920806885</text:p>
              </table:table-cell>
              <table:table-cell office:value-type="float" office:value="101987.944102107">
                <text:p>101987.9441021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735134601593">
                <text:p>1.3735134601593</text:p>
              </table:table-cell>
              <table:table-cell office:value-type="float" office:value="102103.716199431">
                <text:p>102103.716199431</text:p>
              </table:table-cell>
              <table:table-cell office:value-type="float" office:value="1.59675526618958">
                <text:p>1.59675526618958</text:p>
              </table:table-cell>
              <table:table-cell office:value-type="float" office:value="102129.209200021">
                <text:p>102129.2092000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1363286972046">
                <text:p>1.41363286972046</text:p>
              </table:table-cell>
              <table:table-cell office:value-type="float" office:value="102095.221360527">
                <text:p>102095.221360527</text:p>
              </table:table-cell>
              <table:table-cell office:value-type="float" office:value="1.67699456214905">
                <text:p>1.67699456214905</text:p>
              </table:table-cell>
              <table:table-cell office:value-type="float" office:value="51047.307320204">
                <text:p>51047.307320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5375895500183">
                <text:p>1.45375895500183</text:p>
              </table:table-cell>
              <table:table-cell office:value-type="float" office:value="102078.235922544">
                <text:p>102078.235922544</text:p>
              </table:table-cell>
              <table:table-cell office:value-type="float" office:value="1.71713900566101">
                <text:p>1.71713900566101</text:p>
              </table:table-cell>
              <table:table-cell office:value-type="float" office:value="102031.555096271">
                <text:p>102031.5550962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9388742446899">
                <text:p>1.49388742446899</text:p>
              </table:table-cell>
              <table:table-cell office:value-type="float" office:value="102072.17106428">
                <text:p>102072.17106428</text:p>
              </table:table-cell>
              <table:table-cell office:value-type="float" office:value="1.7572386264801">
                <text:p>1.7572386264801</text:p>
              </table:table-cell>
              <table:table-cell office:value-type="float" office:value="102145.604280873">
                <text:p>102145.6042808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3399777412415">
                <text:p>1.53399777412415</text:p>
              </table:table-cell>
              <table:table-cell office:value-type="float" office:value="102118.282069724">
                <text:p>102118.282069724</text:p>
              </table:table-cell>
              <table:table-cell office:value-type="float" office:value="1.79740786552429">
                <text:p>1.79740786552429</text:p>
              </table:table-cell>
              <table:table-cell office:value-type="float" office:value="101968.5734025">
                <text:p>101968.57340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7410955429077">
                <text:p>1.57410955429077</text:p>
              </table:table-cell>
              <table:table-cell office:value-type="float" office:value="102114.640212552">
                <text:p>102114.640212552</text:p>
              </table:table-cell>
              <table:table-cell office:value-type="float" office:value="1.83750176429749">
                <text:p>1.83750176429749</text:p>
              </table:table-cell>
              <table:table-cell office:value-type="float" office:value="102160.182105776">
                <text:p>102160.1821057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1424612998962">
                <text:p>1.61424612998962</text:p>
              </table:table-cell>
              <table:table-cell office:value-type="float" office:value="102051.555935727">
                <text:p>102051.555935727</text:p>
              </table:table-cell>
              <table:table-cell office:value-type="float" office:value="1.87756752967834">
                <text:p>1.87756752967834</text:p>
              </table:table-cell>
              <table:table-cell office:value-type="float" office:value="102231.916976102">
                <text:p>102231.9169761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5435457229614">
                <text:p>1.65435457229614</text:p>
              </table:table-cell>
              <table:table-cell office:value-type="float" office:value="102123.138283391">
                <text:p>102123.138283391</text:p>
              </table:table-cell>
              <table:table-cell office:value-type="float" office:value="1.95785760879517">
                <text:p>1.95785760879517</text:p>
              </table:table-cell>
              <table:table-cell office:value-type="float" office:value="51015.0201003085">
                <text:p>51015.02010030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9448971748352">
                <text:p>1.69448971748352</text:p>
              </table:table-cell>
              <table:table-cell office:value-type="float" office:value="102055.193294483">
                <text:p>102055.193294483</text:p>
              </table:table-cell>
              <table:table-cell office:value-type="float" office:value="1.99818801879883">
                <text:p>1.99818801879883</text:p>
              </table:table-cell>
              <table:table-cell office:value-type="float" office:value="101561.080078979">
                <text:p>101561.0800789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3460388183594">
                <text:p>1.73460388183594</text:p>
              </table:table-cell>
              <table:table-cell office:value-type="float" office:value="102108.57102781">
                <text:p>102108.57102781</text:p>
              </table:table-cell>
              <table:table-cell office:value-type="float" office:value="2.03928542137146">
                <text:p>2.03928542137146</text:p>
              </table:table-cell>
              <table:table-cell office:value-type="float" office:value="99665.6660420595">
                <text:p>99665.66604205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7497291564941">
                <text:p>1.77497291564941</text:p>
              </table:table-cell>
              <table:table-cell office:value-type="float" office:value="101463.909662178">
                <text:p>101463.909662178</text:p>
              </table:table-cell>
              <table:table-cell office:value-type="float" office:value="2.08037281036377">
                <text:p>2.08037281036377</text:p>
              </table:table-cell>
              <table:table-cell office:value-type="float" office:value="99689.9559805725">
                <text:p>99689.95598057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1607460975647">
                <text:p>1.81607460975647</text:p>
              </table:table-cell>
              <table:table-cell office:value-type="float" office:value="99655.2596915188">
                <text:p>99655.2596915188</text:p>
              </table:table-cell>
              <table:table-cell office:value-type="float" office:value="2.12146949768066">
                <text:p>2.12146949768066</text:p>
              </table:table-cell>
              <table:table-cell office:value-type="float" office:value="99667.4006451164">
                <text:p>99667.40064511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5716152191162">
                <text:p>1.85716152191162</text:p>
              </table:table-cell>
              <table:table-cell office:value-type="float" office:value="99691.1129396336">
                <text:p>99691.1129396336</text:p>
              </table:table-cell>
              <table:table-cell office:value-type="float" office:value="2.16251873970032">
                <text:p>2.16251873970032</text:p>
              </table:table-cell>
              <table:table-cell office:value-type="float" office:value="99782.5976430683">
                <text:p>99782.59764306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89824891090393">
                <text:p>1.89824891090393</text:p>
              </table:table-cell>
              <table:table-cell office:value-type="float" office:value="99689.9559805725">
                <text:p>99689.9559805725</text:p>
              </table:table-cell>
              <table:table-cell office:value-type="float" office:value="2.20362162590027">
                <text:p>2.20362162590027</text:p>
              </table:table-cell>
              <table:table-cell office:value-type="float" office:value="99652.3694242393">
                <text:p>99652.36942423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3933486938477">
                <text:p>1.93933486938477</text:p>
              </table:table-cell>
              <table:table-cell office:value-type="float" office:value="99693.4269383208">
                <text:p>99693.4269383208</text:p>
              </table:table-cell>
              <table:table-cell office:value-type="float" office:value="2.24470639228821">
                <text:p>2.24470639228821</text:p>
              </table:table-cell>
              <table:table-cell office:value-type="float" office:value="99696.3195877485">
                <text:p>99696.31958774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8042058944702">
                <text:p>1.98042058944702</text:p>
              </table:table-cell>
              <table:table-cell office:value-type="float" office:value="99694.0054547776">
                <text:p>99694.0054547776</text:p>
              </table:table-cell>
              <table:table-cell office:value-type="float" office:value="2.28574872016907">
                <text:p>2.28574872016907</text:p>
              </table:table-cell>
              <table:table-cell office:value-type="float" office:value="99799.407379868">
                <text:p>99799.4073798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2150893211365">
                <text:p>2.02150893211365</text:p>
              </table:table-cell>
              <table:table-cell office:value-type="float" office:value="99687.6421430105">
                <text:p>99687.6421430105</text:p>
              </table:table-cell>
              <table:table-cell office:value-type="float" office:value="2.32688355445862">
                <text:p>2.32688355445862</text:p>
              </table:table-cell>
              <table:table-cell office:value-type="float" office:value="99574.9726659402">
                <text:p>99574.97266594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6259536743164">
                <text:p>2.06259536743164</text:p>
              </table:table-cell>
              <table:table-cell office:value-type="float" office:value="99692.2699255494">
                <text:p>99692.2699255494</text:p>
              </table:table-cell>
              <table:table-cell office:value-type="float" office:value="2.36796832084656">
                <text:p>2.36796832084656</text:p>
              </table:table-cell>
              <table:table-cell office:value-type="float" office:value="99696.3195877485">
                <text:p>99696.31958774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0369300842285">
                <text:p>2.10369300842285</text:p>
              </table:table-cell>
              <table:table-cell office:value-type="float" office:value="99665.0878544577">
                <text:p>99665.0878544577</text:p>
              </table:table-cell>
              <table:table-cell office:value-type="float" office:value="2.40909147262573">
                <text:p>2.40909147262573</text:p>
              </table:table-cell>
              <table:table-cell office:value-type="float" office:value="99603.2605184279">
                <text:p>99603.26051842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4478278160095">
                <text:p>2.14478278160095</text:p>
              </table:table-cell>
              <table:table-cell office:value-type="float" office:value="99684.1715880541">
                <text:p>99684.1715880541</text:p>
              </table:table-cell>
              <table:table-cell office:value-type="float" office:value="2.49122381210327">
                <text:p>2.49122381210327</text:p>
              </table:table-cell>
              <table:table-cell office:value-type="float" office:value="49870.7333317851">
                <text:p>49870.73333178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8587183952332">
                <text:p>2.18587183952332</text:p>
              </table:table-cell>
              <table:table-cell office:value-type="float" office:value="99685.9068353255">
                <text:p>99685.9068353255</text:p>
              </table:table-cell>
              <table:table-cell office:value-type="float" office:value="2.53228235244751">
                <text:p>2.53228235244751</text:p>
              </table:table-cell>
              <table:table-cell office:value-type="float" office:value="99760.000371635">
                <text:p>99760.0003716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22695994377136">
                <text:p>2.22695994377136</text:p>
              </table:table-cell>
              <table:table-cell office:value-type="float" office:value="99688.2205923313">
                <text:p>99688.2205923313</text:p>
              </table:table-cell>
              <table:table-cell office:value-type="float" office:value="2.57335948944092">
                <text:p>2.57335948944092</text:p>
              </table:table-cell>
              <table:table-cell office:value-type="float" office:value="99714.8365198212">
                <text:p>99714.83651982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26804685592651">
                <text:p>2.26804685592651</text:p>
              </table:table-cell>
              <table:table-cell office:value-type="float" office:value="99691.1129396336">
                <text:p>99691.1129396336</text:p>
              </table:table-cell>
              <table:table-cell office:value-type="float" office:value="2.6144106388092">
                <text:p>2.6144106388092</text:p>
              </table:table-cell>
              <table:table-cell office:value-type="float" office:value="99777.9614707778">
                <text:p>99777.9614707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0913305282593">
                <text:p>2.30913305282593</text:p>
              </table:table-cell>
              <table:table-cell office:value-type="float" office:value="99692.8484285781">
                <text:p>99692.8484285781</text:p>
              </table:table-cell>
              <table:table-cell office:value-type="float" office:value="2.65549206733704">
                <text:p>2.65549206733704</text:p>
              </table:table-cell>
              <table:table-cell office:value-type="float" office:value="99704.4198992502">
                <text:p>99704.41989925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502197265625">
                <text:p>2.3502197265625</text:p>
              </table:table-cell>
              <table:table-cell office:value-type="float" office:value="99691.6914292346">
                <text:p>99691.6914292346</text:p>
              </table:table-cell>
              <table:table-cell office:value-type="float" office:value="2.69656014442444">
                <text:p>2.69656014442444</text:p>
              </table:table-cell>
              <table:table-cell office:value-type="float" office:value="99736.8343125189">
                <text:p>99736.83431251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9130640029907">
                <text:p>2.39130640029907</text:p>
              </table:table-cell>
              <table:table-cell office:value-type="float" office:value="99691.6914292346">
                <text:p>99691.6914292346</text:p>
              </table:table-cell>
              <table:table-cell office:value-type="float" office:value="2.73770236968994">
                <text:p>2.73770236968994</text:p>
              </table:table-cell>
              <table:table-cell office:value-type="float" office:value="99557.0845662164">
                <text:p>99557.08456621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4323935508728">
                <text:p>2.4323935508728</text:p>
              </table:table-cell>
              <table:table-cell office:value-type="float" office:value="99690.5344567463">
                <text:p>99690.5344567463</text:p>
              </table:table-cell>
              <table:table-cell office:value-type="float" office:value="2.77874422073364">
                <text:p>2.77874422073364</text:p>
              </table:table-cell>
              <table:table-cell office:value-type="float" office:value="99800.5668808309">
                <text:p>99800.56688083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47348093986511">
                <text:p>2.47348093986511</text:p>
              </table:table-cell>
              <table:table-cell office:value-type="float" office:value="99689.9559805725">
                <text:p>99689.9559805725</text:p>
              </table:table-cell>
              <table:table-cell office:value-type="float" office:value="2.81996750831604">
                <text:p>2.81996750831604</text:p>
              </table:table-cell>
              <table:table-cell office:value-type="float" office:value="99361.3134763422">
                <text:p>99361.31347634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51459741592407">
                <text:p>2.51459741592407</text:p>
              </table:table-cell>
              <table:table-cell office:value-type="float" office:value="99619.4322228987">
                <text:p>99619.4322228987</text:p>
              </table:table-cell>
              <table:table-cell office:value-type="float" office:value="2.86106085777283">
                <text:p>2.86106085777283</text:p>
              </table:table-cell>
              <table:table-cell office:value-type="float" office:value="99675.496257789">
                <text:p>99675.4962577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5567383766174">
                <text:p>2.55567383766174</text:p>
              </table:table-cell>
              <table:table-cell office:value-type="float" office:value="99716.5728348628">
                <text:p>99716.5728348628</text:p>
              </table:table-cell>
              <table:table-cell office:value-type="float" office:value="2.90223789215088">
                <text:p>2.90223789215088</text:p>
              </table:table-cell>
              <table:table-cell office:value-type="float" office:value="99472.9237271943">
                <text:p>99472.92372719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596764087677">
                <text:p>2.596764087677</text:p>
              </table:table-cell>
              <table:table-cell office:value-type="float" office:value="99683.0147901013">
                <text:p>99683.0147901013</text:p>
              </table:table-cell>
              <table:table-cell office:value-type="float" office:value="2.98440384864807">
                <text:p>2.98440384864807</text:p>
              </table:table-cell>
              <table:table-cell office:value-type="float" office:value="49850.3294383235">
                <text:p>49850.32943832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63785290718079">
                <text:p>2.63785290718079</text:p>
              </table:table-cell>
              <table:table-cell office:value-type="float" office:value="99686.4852645077">
                <text:p>99686.4852645077</text:p>
              </table:table-cell>
              <table:table-cell office:value-type="float" office:value="3.02536010742187">
                <text:p>3.02536010742187</text:p>
              </table:table-cell>
              <table:table-cell office:value-type="float" office:value="100009.134687367">
                <text:p>100009.1346873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7894577980041">
                <text:p>2.67894577980041</text:p>
              </table:table-cell>
              <table:table-cell office:value-type="float" office:value="99676.6528812458">
                <text:p>99676.6528812458</text:p>
              </table:table-cell>
              <table:table-cell office:value-type="float" office:value="3.06616520881653">
                <text:p>3.06616520881653</text:p>
              </table:table-cell>
              <table:table-cell office:value-type="float" office:value="100379.605980754">
                <text:p>100379.605980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72005105018616">
                <text:p>2.72005105018616</text:p>
              </table:table-cell>
              <table:table-cell office:value-type="float" office:value="99646.5893926036">
                <text:p>99646.5893926036</text:p>
              </table:table-cell>
              <table:table-cell office:value-type="float" office:value="3.1070613861084">
                <text:p>3.1070613861084</text:p>
              </table:table-cell>
              <table:table-cell office:value-type="float" office:value="100156.060327288">
                <text:p>100156.0603272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76116228103638">
                <text:p>2.76116228103638</text:p>
              </table:table-cell>
              <table:table-cell office:value-type="float" office:value="99632.1422465537">
                <text:p>99632.1422465537</text:p>
              </table:table-cell>
              <table:table-cell office:value-type="float" office:value="3.14787530899048">
                <text:p>3.14787530899048</text:p>
              </table:table-cell>
              <table:table-cell office:value-type="float" office:value="100357.910016006">
                <text:p>100357.910016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80206489562988">
                <text:p>2.80206489562988</text:p>
              </table:table-cell>
              <table:table-cell office:value-type="float" office:value="100140.297648609">
                <text:p>100140.297648609</text:p>
              </table:table-cell>
              <table:table-cell office:value-type="float" office:value="3.22972965240479">
                <text:p>3.22972965240479</text:p>
              </table:table-cell>
              <table:table-cell office:value-type="float" office:value="50040.1057432964">
                <text:p>50040.10574329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84295558929443">
                <text:p>2.84295558929443</text:p>
              </table:table-cell>
              <table:table-cell office:value-type="float" office:value="100169.491708842">
                <text:p>100169.491708842</text:p>
              </table:table-cell>
              <table:table-cell office:value-type="float" office:value="3.2706515789032">
                <text:p>3.2706515789032</text:p>
              </table:table-cell>
              <table:table-cell office:value-type="float" office:value="100093.03936751">
                <text:p>100093.039367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88384485244751">
                <text:p>2.88384485244751</text:p>
              </table:table-cell>
              <table:table-cell office:value-type="float" office:value="100172.996139987">
                <text:p>100172.996139987</text:p>
              </table:table-cell>
              <table:table-cell office:value-type="float" office:value="3.31153512001038">
                <text:p>3.31153512001038</text:p>
              </table:table-cell>
              <table:table-cell office:value-type="float" office:value="100187.016316962">
                <text:p>100187.0163169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92473268508911">
                <text:p>2.92473268508911</text:p>
              </table:table-cell>
              <table:table-cell office:value-type="float" office:value="100176.500816346">
                <text:p>100176.500816346</text:p>
              </table:table-cell>
              <table:table-cell office:value-type="float" office:value="3.35242176055908">
                <text:p>3.35242176055908</text:p>
              </table:table-cell>
              <table:table-cell office:value-type="float" office:value="100179.421567313">
                <text:p>100179.4215673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6563363075256">
                <text:p>2.96563363075256</text:p>
              </table:table-cell>
              <table:table-cell office:value-type="float" office:value="100144.383792575">
                <text:p>100144.383792575</text:p>
              </table:table-cell>
              <table:table-cell office:value-type="float" office:value="3.39329218864441">
                <text:p>3.39329218864441</text:p>
              </table:table-cell>
              <table:table-cell office:value-type="float" office:value="100219.160696056">
                <text:p>100219.1606960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0655913352966">
                <text:p>3.00655913352966</text:p>
              </table:table-cell>
              <table:table-cell office:value-type="float" office:value="100084.292728396">
                <text:p>100084.292728396</text:p>
              </table:table-cell>
              <table:table-cell office:value-type="float" office:value="3.4750988483429">
                <text:p>3.4750988483429</text:p>
              </table:table-cell>
              <table:table-cell office:value-type="float" office:value="50069.2732730632">
                <text:p>50069.27327306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4744410514832">
                <text:p>3.04744410514832</text:p>
              </table:table-cell>
              <table:table-cell office:value-type="float" office:value="100183.510904807">
                <text:p>100183.510904807</text:p>
              </table:table-cell>
              <table:table-cell office:value-type="float" office:value="3.51600122451782">
                <text:p>3.51600122451782</text:p>
              </table:table-cell>
              <table:table-cell office:value-type="float" office:value="100140.881363046">
                <text:p>100140.8813630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8832716941833">
                <text:p>3.08832716941833</text:p>
              </table:table-cell>
              <table:table-cell office:value-type="float" office:value="100188.184842194">
                <text:p>100188.184842194</text:p>
              </table:table-cell>
              <table:table-cell office:value-type="float" office:value="3.55681872367859">
                <text:p>3.55681872367859</text:p>
              </table:table-cell>
              <table:table-cell office:value-type="float" office:value="100349.117026186">
                <text:p>100349.1170261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12921571731567">
                <text:p>3.12921571731567</text:p>
              </table:table-cell>
              <table:table-cell office:value-type="float" office:value="100174.748447513">
                <text:p>100174.748447513</text:p>
              </table:table-cell>
              <table:table-cell office:value-type="float" office:value="3.59772610664368">
                <text:p>3.59772610664368</text:p>
              </table:table-cell>
              <table:table-cell office:value-type="float" office:value="100128.624788726">
                <text:p>100128.6247887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7010927200317">
                <text:p>3.17010927200317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3.63861870765686">
                <text:p>3.63861870765686</text:p>
              </table:table-cell>
              <table:table-cell office:value-type="float" office:value="100164.81951538">
                <text:p>100164.819515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21100831031799">
                <text:p>3.21100831031799</text:p>
              </table:table-cell>
              <table:table-cell office:value-type="float" office:value="100149.054079735">
                <text:p>100149.054079735</text:p>
              </table:table-cell>
              <table:table-cell office:value-type="float" office:value="3.72044539451599">
                <text:p>3.72044539451599</text:p>
              </table:table-cell>
              <table:table-cell office:value-type="float" office:value="50057.0187700681">
                <text:p>50057.01877006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25190544128418">
                <text:p>3.25190544128418</text:p>
              </table:table-cell>
              <table:table-cell office:value-type="float" office:value="100153.724802518">
                <text:p>100153.724802518</text:p>
              </table:table-cell>
              <table:table-cell office:value-type="float" office:value="3.761314868927">
                <text:p>3.761314868927</text:p>
              </table:table-cell>
              <table:table-cell office:value-type="float" office:value="100221.499273709">
                <text:p>100221.4992737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29280591011047">
                <text:p>3.29280591011047</text:p>
              </table:table-cell>
              <table:table-cell office:value-type="float" office:value="100145.551323529">
                <text:p>100145.551323529</text:p>
              </table:table-cell>
              <table:table-cell office:value-type="float" office:value="3.80227112770081">
                <text:p>3.80227112770081</text:p>
              </table:table-cell>
              <table:table-cell office:value-type="float" office:value="100009.134687367">
                <text:p>100009.1346873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33367228507996">
                <text:p>3.33367228507996</text:p>
              </table:table-cell>
              <table:table-cell office:value-type="float" office:value="100229.100404887">
                <text:p>100229.100404887</text:p>
              </table:table-cell>
              <table:table-cell office:value-type="float" office:value="3.84302568435669">
                <text:p>3.84302568435669</text:p>
              </table:table-cell>
              <table:table-cell office:value-type="float" office:value="100504.099077438">
                <text:p>100504.0990774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37457275390625">
                <text:p>3.37457275390625</text:p>
              </table:table-cell>
              <table:table-cell office:value-type="float" office:value="100145.551323529">
                <text:p>100145.551323529</text:p>
              </table:table-cell>
              <table:table-cell office:value-type="float" office:value="3.88388109207153">
                <text:p>3.88388109207153</text:p>
              </table:table-cell>
              <table:table-cell office:value-type="float" office:value="100256.005975724">
                <text:p>100256.0059757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41545629501343">
                <text:p>3.41545629501343</text:p>
              </table:table-cell>
              <table:table-cell office:value-type="float" office:value="100187.016316962">
                <text:p>100187.016316962</text:p>
              </table:table-cell>
              <table:table-cell office:value-type="float" office:value="3.96568417549133">
                <text:p>3.96568417549133</text:p>
              </table:table-cell>
              <table:table-cell office:value-type="float" office:value="50071.4622085822">
                <text:p>50071.46220858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45634365081787">
                <text:p>3.45634365081787</text:p>
              </table:table-cell>
              <table:table-cell office:value-type="float" office:value="100177.669096295">
                <text:p>100177.669096295</text:p>
              </table:table-cell>
              <table:table-cell office:value-type="float" office:value="4.00578904151917">
                <text:p>4.00578904151917</text:p>
              </table:table-cell>
              <table:table-cell office:value-type="float" office:value="102132.244929018">
                <text:p>102132.2449290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49722862243652">
                <text:p>3.49722862243652</text:p>
              </table:table-cell>
              <table:table-cell office:value-type="float" office:value="100183.510904807">
                <text:p>100183.510904807</text:p>
              </table:table-cell>
              <table:table-cell office:value-type="float" office:value="4.04492211341858">
                <text:p>4.04492211341858</text:p>
              </table:table-cell>
              <table:table-cell office:value-type="float" office:value="104668.501632792">
                <text:p>104668.5016327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380973815918">
                <text:p>3.5380973815918</text:p>
              </table:table-cell>
              <table:table-cell office:value-type="float" office:value="100223.253278574">
                <text:p>100223.253278574</text:p>
              </table:table-cell>
              <table:table-cell office:value-type="float" office:value="4.08409357070923">
                <text:p>4.08409357070923</text:p>
              </table:table-cell>
              <table:table-cell office:value-type="float" office:value="104565.933547174">
                <text:p>104565.9335471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7898712158203">
                <text:p>3.57898712158203</text:p>
              </table:table-cell>
              <table:table-cell office:value-type="float" office:value="100171.827969027">
                <text:p>100171.827969027</text:p>
              </table:table-cell>
              <table:table-cell office:value-type="float" office:value="4.12319254875183">
                <text:p>4.12319254875183</text:p>
              </table:table-cell>
              <table:table-cell office:value-type="float" office:value="104759.771356094">
                <text:p>104759.7713560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1987328529358">
                <text:p>3.61987328529358</text:p>
              </table:table-cell>
              <table:table-cell office:value-type="float" office:value="100180.589915388">
                <text:p>100180.589915388</text:p>
              </table:table-cell>
              <table:table-cell office:value-type="float" office:value="4.16232204437256">
                <text:p>4.16232204437256</text:p>
              </table:table-cell>
              <table:table-cell office:value-type="float" office:value="104678.067913308">
                <text:p>104678.0679133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6075468063354">
                <text:p>3.66075468063354</text:p>
              </table:table-cell>
              <table:table-cell office:value-type="float" office:value="100192.274895171">
                <text:p>100192.274895171</text:p>
              </table:table-cell>
              <table:table-cell office:value-type="float" office:value="4.20153069496155">
                <text:p>4.20153069496155</text:p>
              </table:table-cell>
              <table:table-cell office:value-type="float" office:value="104466.742376241">
                <text:p>104466.7423762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0163726806641">
                <text:p>3.70163726806641</text:p>
              </table:table-cell>
              <table:table-cell office:value-type="float" office:value="100189.353394684">
                <text:p>100189.353394684</text:p>
              </table:table-cell>
              <table:table-cell office:value-type="float" office:value="4.24058437347412">
                <text:p>4.24058437347412</text:p>
              </table:table-cell>
              <table:table-cell office:value-type="float" office:value="104881.285348864">
                <text:p>104881.2853488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74252963066101">
                <text:p>3.74252963066101</text:p>
              </table:table-cell>
              <table:table-cell office:value-type="float" office:value="100165.403515728">
                <text:p>100165.403515728</text:p>
              </table:table-cell>
              <table:table-cell office:value-type="float" office:value="4.27974081039429">
                <text:p>4.27974081039429</text:p>
              </table:table-cell>
              <table:table-cell office:value-type="float" office:value="104606.044935884">
                <text:p>104606.0449358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78259253501892">
                <text:p>3.78259253501892</text:p>
              </table:table-cell>
              <table:table-cell office:value-type="float" office:value="102239.217691447">
                <text:p>102239.217691447</text:p>
              </table:table-cell>
              <table:table-cell office:value-type="float" office:value="4.31886839866638">
                <text:p>4.31886839866638</text:p>
              </table:table-cell>
              <table:table-cell office:value-type="float" office:value="104683.170644617">
                <text:p>104683.1706446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82172966003418">
                <text:p>3.82172966003418</text:p>
              </table:table-cell>
              <table:table-cell office:value-type="float" office:value="104657.661961706">
                <text:p>104657.661961706</text:p>
              </table:table-cell>
              <table:table-cell office:value-type="float" office:value="4.3580117225647">
                <text:p>4.3580117225647</text:p>
              </table:table-cell>
              <table:table-cell office:value-type="float" office:value="104641.087983238">
                <text:p>104641.0879832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86084723472595">
                <text:p>3.86084723472595</text:p>
              </table:table-cell>
              <table:table-cell office:value-type="float" office:value="104709.968147936">
                <text:p>104709.968147936</text:p>
              </table:table-cell>
              <table:table-cell office:value-type="float" office:value="4.39715027809143">
                <text:p>4.39715027809143</text:p>
              </table:table-cell>
              <table:table-cell office:value-type="float" office:value="104653.836731462">
                <text:p>104653.8367314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89996480941772">
                <text:p>3.89996480941772</text:p>
              </table:table-cell>
              <table:table-cell office:value-type="float" office:value="104709.968147936">
                <text:p>104709.968147936</text:p>
              </table:table-cell>
              <table:table-cell office:value-type="float" office:value="4.43627738952637">
                <text:p>4.43627738952637</text:p>
              </table:table-cell>
              <table:table-cell office:value-type="float" office:value="104684.446405177">
                <text:p>104684.4464051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93908309936523">
                <text:p>3.93908309936523</text:p>
              </table:table-cell>
              <table:table-cell office:value-type="float" office:value="104708.053585577">
                <text:p>104708.053585577</text:p>
              </table:table-cell>
              <table:table-cell office:value-type="float" office:value="4.47544550895691">
                <text:p>4.47544550895691</text:p>
              </table:table-cell>
              <table:table-cell office:value-type="float" office:value="104574.844530475">
                <text:p>104574.844530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97822856903076">
                <text:p>3.97822856903076</text:p>
              </table:table-cell>
              <table:table-cell office:value-type="float" office:value="104635.352059834">
                <text:p>104635.352059834</text:p>
              </table:table-cell>
              <table:table-cell office:value-type="float" office:value="4.51459336280823">
                <text:p>4.51459336280823</text:p>
              </table:table-cell>
              <table:table-cell office:value-type="float" office:value="104628.979549081">
                <text:p>104628.9795490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0173761844635">
                <text:p>4.0173761844635</text:p>
              </table:table-cell>
              <table:table-cell office:value-type="float" office:value="104629.616765227">
                <text:p>104629.616765227</text:p>
              </table:table-cell>
              <table:table-cell office:value-type="float" office:value="4.55376648902893">
                <text:p>4.55376648902893</text:p>
              </table:table-cell>
              <table:table-cell office:value-type="float" office:value="104561.478624988">
                <text:p>104561.4786249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05652165412903">
                <text:p>4.05652165412903</text:p>
              </table:table-cell>
              <table:table-cell office:value-type="float" office:value="104635.352059834">
                <text:p>104635.352059834</text:p>
              </table:table-cell>
              <table:table-cell office:value-type="float" office:value="4.59291315078735">
                <text:p>4.59291315078735</text:p>
              </table:table-cell>
              <table:table-cell office:value-type="float" office:value="104632.16570743">
                <text:p>104632.165707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09565997123718">
                <text:p>4.09565997123718</text:p>
              </table:table-cell>
              <table:table-cell office:value-type="float" office:value="104654.474250417">
                <text:p>104654.474250417</text:p>
              </table:table-cell>
              <table:table-cell office:value-type="float" office:value="4.63200902938843">
                <text:p>4.63200902938843</text:p>
              </table:table-cell>
              <table:table-cell office:value-type="float" office:value="104768.076497134">
                <text:p>104768.0764971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13479709625244">
                <text:p>4.13479709625244</text:p>
              </table:table-cell>
              <table:table-cell office:value-type="float" office:value="104657.661961706">
                <text:p>104657.661961706</text:p>
              </table:table-cell>
              <table:table-cell office:value-type="float" office:value="4.67114186286926">
                <text:p>4.67114186286926</text:p>
              </table:table-cell>
              <table:table-cell office:value-type="float" office:value="104669.139330429">
                <text:p>104669.139330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17393469810486">
                <text:p>4.17393469810486</text:p>
              </table:table-cell>
              <table:table-cell office:value-type="float" office:value="104656.386853888">
                <text:p>104656.386853888</text:p>
              </table:table-cell>
              <table:table-cell office:value-type="float" office:value="4.71026468276978">
                <text:p>4.71026468276978</text:p>
              </table:table-cell>
              <table:table-cell office:value-type="float" office:value="104695.92964965">
                <text:p>104695.929649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21306991577148">
                <text:p>4.21306991577148</text:p>
              </table:table-cell>
              <table:table-cell office:value-type="float" office:value="104662.762703707">
                <text:p>104662.762703707</text:p>
              </table:table-cell>
              <table:table-cell office:value-type="float" office:value="4.7493851184845">
                <text:p>4.7493851184845</text:p>
              </table:table-cell>
              <table:table-cell office:value-type="float" office:value="104702.310318558">
                <text:p>104702.3103185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25221586227417">
                <text:p>4.25221586227417</text:p>
              </table:table-cell>
              <table:table-cell office:value-type="float" office:value="104634.077495584">
                <text:p>104634.077495584</text:p>
              </table:table-cell>
              <table:table-cell office:value-type="float" office:value="4.78852963447571">
                <text:p>4.78852963447571</text:p>
              </table:table-cell>
              <table:table-cell office:value-type="float" office:value="104637.901281489">
                <text:p>104637.9012814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29135537147522">
                <text:p>4.29135537147522</text:p>
              </table:table-cell>
              <table:table-cell office:value-type="float" office:value="104651.286733308">
                <text:p>104651.286733308</text:p>
              </table:table-cell>
              <table:table-cell office:value-type="float" office:value="4.82768368721008">
                <text:p>4.82768368721008</text:p>
              </table:table-cell>
              <table:table-cell office:value-type="float" office:value="104612.414653157">
                <text:p>104612.4146531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33051538467407">
                <text:p>4.33051538467407</text:p>
              </table:table-cell>
              <table:table-cell office:value-type="float" office:value="104596.491814258">
                <text:p>104596.491814258</text:p>
              </table:table-cell>
              <table:table-cell office:value-type="float" office:value="4.86682438850403">
                <text:p>4.86682438850403</text:p>
              </table:table-cell>
              <table:table-cell office:value-type="float" office:value="104648.09941036">
                <text:p>104648.099410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36965394020081">
                <text:p>4.36965394020081</text:p>
              </table:table-cell>
              <table:table-cell office:value-type="float" office:value="104653.836731462">
                <text:p>104653.836731462</text:p>
              </table:table-cell>
              <table:table-cell office:value-type="float" office:value="4.90600633621216">
                <text:p>4.90600633621216</text:p>
              </table:table-cell>
              <table:table-cell office:value-type="float" office:value="104537.937483647">
                <text:p>104537.9374836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40879225730896">
                <text:p>4.40879225730896</text:p>
              </table:table-cell>
              <table:table-cell office:value-type="float" office:value="104654.474250417">
                <text:p>104654.474250417</text:p>
              </table:table-cell>
              <table:table-cell office:value-type="float" office:value="4.94513583183289">
                <text:p>4.94513583183289</text:p>
              </table:table-cell>
              <table:table-cell office:value-type="float" office:value="104678.067913308">
                <text:p>104678.0679133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44793128967285">
                <text:p>4.44793128967285</text:p>
              </table:table-cell>
              <table:table-cell office:value-type="float" office:value="104652.561716851">
                <text:p>104652.561716851</text:p>
              </table:table-cell>
              <table:table-cell office:value-type="float" office:value="4.98427414894104">
                <text:p>4.98427414894104</text:p>
              </table:table-cell>
              <table:table-cell office:value-type="float" office:value="104654.474250417">
                <text:p>104654.4742504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48707246780396">
                <text:p>4.48707246780396</text:p>
              </table:table-cell>
              <table:table-cell office:value-type="float" office:value="104646.824535542">
                <text:p>104646.824535542</text:p>
              </table:table-cell>
              <table:table-cell office:value-type="float" office:value="5.02179622650147">
                <text:p>5.02179622650147</text:p>
              </table:table-cell>
              <table:table-cell office:value-type="float" office:value="109162.398947763">
                <text:p>109162.3989477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52621173858643">
                <text:p>4.52621173858643</text:p>
              </table:table-cell>
              <table:table-cell office:value-type="float" office:value="104651.924221196">
                <text:p>104651.924221196</text:p>
              </table:table-cell>
              <table:table-cell office:value-type="float" office:value="5.0591254234314">
                <text:p>5.0591254234314</text:p>
              </table:table-cell>
              <table:table-cell office:value-type="float" office:value="109726.44302229">
                <text:p>109726.443022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56535005569458">
                <text:p>4.56535005569458</text:p>
              </table:table-cell>
              <table:table-cell office:value-type="float" office:value="104654.474250417">
                <text:p>104654.474250417</text:p>
              </table:table-cell>
              <table:table-cell office:value-type="float" office:value="5.09649229049683">
                <text:p>5.09649229049683</text:p>
              </table:table-cell>
              <table:table-cell office:value-type="float" office:value="109615.826042571">
                <text:p>109615.8260425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60448861122131">
                <text:p>4.60448861122131</text:p>
              </table:table-cell>
              <table:table-cell office:value-type="float" office:value="104653.836731462">
                <text:p>104653.836731462</text:p>
              </table:table-cell>
              <table:table-cell office:value-type="float" office:value="5.13387155532837">
                <text:p>5.13387155532837</text:p>
              </table:table-cell>
              <table:table-cell office:value-type="float" office:value="109579.469218013">
                <text:p>109579.4692180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64362597465515">
                <text:p>4.64362597465515</text:p>
              </table:table-cell>
              <table:table-cell office:value-type="float" office:value="104657.024403913">
                <text:p>104657.024403913</text:p>
              </table:table-cell>
              <table:table-cell office:value-type="float" office:value="5.17122530937195">
                <text:p>5.17122530937195</text:p>
              </table:table-cell>
              <table:table-cell office:value-type="float" office:value="109654.306638668">
                <text:p>109654.3066386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68276405334473">
                <text:p>4.68276405334473</text:p>
              </table:table-cell>
              <table:table-cell office:value-type="float" office:value="104655.11177714">
                <text:p>104655.11177714</text:p>
              </table:table-cell>
              <table:table-cell office:value-type="float" office:value="5.20858597755432">
                <text:p>5.20858597755432</text:p>
              </table:table-cell>
              <table:table-cell office:value-type="float" office:value="109634.013503338">
                <text:p>109634.0135033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72190093994141">
                <text:p>4.72190093994141</text:p>
              </table:table-cell>
              <table:table-cell office:value-type="float" office:value="104658.299527267">
                <text:p>104658.299527267</text:p>
              </table:table-cell>
              <table:table-cell office:value-type="float" office:value="5.24598479270935">
                <text:p>5.24598479270935</text:p>
              </table:table-cell>
              <table:table-cell office:value-type="float" office:value="109522.186278385">
                <text:p>109522.1862783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76102876663208">
                <text:p>4.76102876663208</text:p>
              </table:table-cell>
              <table:table-cell office:value-type="float" office:value="104682.532775997">
                <text:p>104682.532775997</text:p>
              </table:table-cell>
              <table:table-cell office:value-type="float" office:value="5.2834153175354">
                <text:p>5.2834153175354</text:p>
              </table:table-cell>
              <table:table-cell office:value-type="float" office:value="109429.403382273">
                <text:p>109429.4033822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79853320121765">
                <text:p>4.79853320121765</text:p>
              </table:table-cell>
              <table:table-cell office:value-type="float" office:value="109213.751527288">
                <text:p>109213.751527288</text:p>
              </table:table-cell>
              <table:table-cell office:value-type="float" office:value="5.32074427604675">
                <text:p>5.32074427604675</text:p>
              </table:table-cell>
              <table:table-cell office:value-type="float" office:value="109727.143840735">
                <text:p>109727.1438407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83588433265686">
                <text:p>4.83588433265686</text:p>
              </table:table-cell>
              <table:table-cell office:value-type="float" office:value="109662.006000179">
                <text:p>109662.006000179</text:p>
              </table:table-cell>
              <table:table-cell office:value-type="float" office:value="5.35808920860291">
                <text:p>5.35808920860291</text:p>
              </table:table-cell>
              <table:table-cell office:value-type="float" office:value="109680.208789806">
                <text:p>109680.2087898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8732488155365">
                <text:p>4.8732488155365</text:p>
              </table:table-cell>
              <table:table-cell office:value-type="float" office:value="109622.820505622">
                <text:p>109622.820505622</text:p>
              </table:table-cell>
              <table:table-cell office:value-type="float" office:value="5.3954873085022">
                <text:p>5.3954873085022</text:p>
              </table:table-cell>
              <table:table-cell office:value-type="float" office:value="109524.280940207">
                <text:p>109524.2809402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91061472892761">
                <text:p>4.91061472892761</text:p>
              </table:table-cell>
              <table:table-cell office:value-type="float" office:value="109618.623720681">
                <text:p>109618.623720681</text:p>
              </table:table-cell>
              <table:table-cell office:value-type="float" office:value="5.43288803100586">
                <text:p>5.43288803100586</text:p>
              </table:table-cell>
              <table:table-cell office:value-type="float" office:value="109516.600905208">
                <text:p>109516.6009052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94798254966736">
                <text:p>4.94798254966736</text:p>
              </table:table-cell>
              <table:table-cell office:value-type="float" office:value="109613.028507261">
                <text:p>109613.028507261</text:p>
              </table:table-cell>
              <table:table-cell office:value-type="float" office:value="5.47022104263306">
                <text:p>5.47022104263306</text:p>
              </table:table-cell>
              <table:table-cell office:value-type="float" office:value="109715.231144547">
                <text:p>109715.2311445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98535251617432">
                <text:p>4.98535251617432</text:p>
              </table:table-cell>
              <table:table-cell office:value-type="float" office:value="109606.734574872">
                <text:p>109606.734574872</text:p>
              </table:table-cell>
              <table:table-cell office:value-type="float" office:value="5.50748991966248">
                <text:p>5.50748991966248</text:p>
              </table:table-cell>
              <table:table-cell office:value-type="float" office:value="109904.035926995">
                <text:p>109904.035926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02271890640259">
                <text:p>5.02271890640259</text:p>
              </table:table-cell>
              <table:table-cell office:value-type="float" office:value="109617.224863775">
                <text:p>109617.224863775</text:p>
              </table:table-cell>
              <table:table-cell office:value-type="float" office:value="5.54484510421753">
                <text:p>5.54484510421753</text:p>
              </table:table-cell>
              <table:table-cell office:value-type="float" office:value="109650.107442606">
                <text:p>109650.1074426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06008505821228">
                <text:p>5.06008505821228</text:p>
              </table:table-cell>
              <table:table-cell office:value-type="float" office:value="109617.924287765">
                <text:p>109617.924287765</text:p>
              </table:table-cell>
              <table:table-cell office:value-type="float" office:value="5.58211827278137">
                <text:p>5.58211827278137</text:p>
              </table:table-cell>
              <table:table-cell office:value-type="float" office:value="109891.381865865">
                <text:p>109891.3818658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09745049476624">
                <text:p>5.09745049476624</text:p>
              </table:table-cell>
              <table:table-cell office:value-type="float" office:value="109620.02261329">
                <text:p>109620.02261329</text:p>
              </table:table-cell>
              <table:table-cell office:value-type="float" office:value="5.61950302124023">
                <text:p>5.61950302124023</text:p>
              </table:table-cell>
              <table:table-cell office:value-type="float" office:value="109563.396006454">
                <text:p>109563.3960064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13481521606445">
                <text:p>5.13481521606445</text:p>
              </table:table-cell>
              <table:table-cell office:value-type="float" office:value="109622.121019149">
                <text:p>109622.121019149</text:p>
              </table:table-cell>
              <table:table-cell office:value-type="float" office:value="5.65683627128601">
                <text:p>5.65683627128601</text:p>
              </table:table-cell>
              <table:table-cell office:value-type="float" office:value="109714.530478264">
                <text:p>109714.5304782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17217993736267">
                <text:p>5.17217993736267</text:p>
              </table:table-cell>
              <table:table-cell office:value-type="float" office:value="109622.121019149">
                <text:p>109622.121019149</text:p>
              </table:table-cell>
              <table:table-cell office:value-type="float" office:value="5.69416284561157">
                <text:p>5.69416284561157</text:p>
              </table:table-cell>
              <table:table-cell office:value-type="float" office:value="109734.152517581">
                <text:p>109734.1525175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20957732200623">
                <text:p>5.20957732200623</text:p>
              </table:table-cell>
              <table:table-cell office:value-type="float" office:value="109526.375682154">
                <text:p>109526.375682154</text:p>
              </table:table-cell>
              <table:table-cell office:value-type="float" office:value="5.73156309127808">
                <text:p>5.73156309127808</text:p>
              </table:table-cell>
              <table:table-cell office:value-type="float" office:value="109517.997195094">
                <text:p>109517.9971950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24694800376892">
                <text:p>5.24694800376892</text:p>
              </table:table-cell>
              <table:table-cell office:value-type="float" office:value="109604.636758026">
                <text:p>109604.636758026</text:p>
              </table:table-cell>
              <table:table-cell office:value-type="float" office:value="5.76897215843201">
                <text:p>5.76897215843201</text:p>
              </table:table-cell>
              <table:table-cell office:value-type="float" office:value="109492.171594277">
                <text:p>109492.1715942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28431344032288">
                <text:p>5.28431344032288</text:p>
              </table:table-cell>
              <table:table-cell office:value-type="float" office:value="109620.02261329">
                <text:p>109620.02261329</text:p>
              </table:table-cell>
              <table:table-cell office:value-type="float" office:value="8.78105115890503">
                <text:p>8.78105115890503</text:p>
              </table:table-cell>
              <table:table-cell office:value-type="float" office:value="1359.85809115789">
                <text:p>1359.858091157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32167792320251">
                <text:p>5.32167792320251</text:p>
              </table:table-cell>
              <table:table-cell office:value-type="float" office:value="109622.820505622">
                <text:p>109622.820505622</text:p>
              </table:table-cell>
              <table:table-cell office:value-type="float" office:value="10.1724853515625">
                <text:p>10.1724853515625</text:p>
              </table:table-cell>
              <table:table-cell office:value-type="float" office:value="2943.72527397587">
                <text:p>2943.725273975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35904431343079">
                <text:p>5.35904431343079</text:p>
              </table:table-cell>
              <table:table-cell office:value-type="float" office:value="109617.224863775">
                <text:p>109617.224863775</text:p>
              </table:table-cell>
              <table:table-cell office:value-type="float" office:value="10.307784318924">
                <text:p>10.307784318924</text:p>
              </table:table-cell>
              <table:table-cell office:value-type="float" office:value="30273.6974263637">
                <text:p>30273.69742636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3964102268219">
                <text:p>5.3964102268219</text:p>
              </table:table-cell>
              <table:table-cell office:value-type="float" office:value="109618.623720681">
                <text:p>109618.623720681</text:p>
              </table:table-cell>
              <table:table-cell office:value-type="float" office:value="10.324431180954">
                <text:p>10.324431180954</text:p>
              </table:table-cell>
              <table:table-cell office:value-type="float" office:value="246052.378677208">
                <text:p>246052.3786772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43377590179443">
                <text:p>5.43377590179443</text:p>
              </table:table-cell>
              <table:table-cell office:value-type="float" office:value="109619.323162522">
                <text:p>109619.323162522</text:p>
              </table:table-cell>
              <table:table-cell office:value-type="float" office:value="10.3410797119141">
                <text:p>10.3410797119141</text:p>
              </table:table-cell>
              <table:table-cell office:value-type="float" office:value="246027.713185066">
                <text:p>246027.7131850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47113966941834">
                <text:p>5.47113966941834</text:p>
              </table:table-cell>
              <table:table-cell office:value-type="float" office:value="109624.919018601">
                <text:p>109624.919018601</text:p>
              </table:table-cell>
              <table:table-cell office:value-type="float" office:value="10.3772799968719">
                <text:p>10.3772799968719</text:p>
              </table:table-cell>
              <table:table-cell office:value-type="float" office:value="113148.280594066">
                <text:p>113148.2805940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5085461139679">
                <text:p>5.5085461139679</text:p>
              </table:table-cell>
              <table:table-cell office:value-type="float" office:value="109499.848203246">
                <text:p>109499.848203246</text:p>
              </table:table-cell>
              <table:table-cell office:value-type="float" office:value="10.4281985759735">
                <text:p>10.4281985759735</text:p>
              </table:table-cell>
              <table:table-cell office:value-type="float" office:value="80442.150434522">
                <text:p>80442.1504345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5459041595459">
                <text:p>5.5459041595459</text:p>
              </table:table-cell>
              <table:table-cell office:value-type="float" office:value="109641.710015253">
                <text:p>109641.710015253</text:p>
              </table:table-cell>
              <table:table-cell office:value-type="float" office:value="10.4791762828827">
                <text:p>10.4791762828827</text:p>
              </table:table-cell>
              <table:table-cell office:value-type="float" office:value="80348.8475324578">
                <text:p>80348.84753245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58325433731079">
                <text:p>5.58325433731079</text:p>
              </table:table-cell>
              <table:table-cell office:value-type="float" office:value="109664.806036079">
                <text:p>109664.806036079</text:p>
              </table:table-cell>
              <table:table-cell office:value-type="float" office:value="10.5300834178925">
                <text:p>10.5300834178925</text:p>
              </table:table-cell>
              <table:table-cell office:value-type="float" office:value="80460.2340951667">
                <text:p>80460.2340951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620600938797">
                <text:p>5.620600938797</text:p>
              </table:table-cell>
              <table:table-cell office:value-type="float" office:value="109675.307444316">
                <text:p>109675.307444316</text:p>
              </table:table-cell>
              <table:table-cell office:value-type="float" office:value="10.5809834003448">
                <text:p>10.5809834003448</text:p>
              </table:table-cell>
              <table:table-cell office:value-type="float" office:value="80471.5405124362">
                <text:p>80471.54051243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65794467926025">
                <text:p>5.65794467926025</text:p>
              </table:table-cell>
              <table:table-cell office:value-type="float" office:value="109683.710019089">
                <text:p>109683.710019089</text:p>
              </table:table-cell>
              <table:table-cell office:value-type="float" office:value="10.6319344043732">
                <text:p>10.6319344043732</text:p>
              </table:table-cell>
              <table:table-cell office:value-type="float" office:value="80390.9575113241">
                <text:p>80390.95751132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952908039093">
                <text:p>5.6952908039093</text:p>
              </table:table-cell>
              <table:table-cell office:value-type="float" office:value="109676.707784041">
                <text:p>109676.707784041</text:p>
              </table:table-cell>
              <table:table-cell office:value-type="float" office:value="10.6828722953796">
                <text:p>10.6828722953796</text:p>
              </table:table-cell>
              <table:table-cell office:value-type="float" office:value="80411.6526826711">
                <text:p>80411.65268267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73265933990479">
                <text:p>5.73265933990479</text:p>
              </table:table-cell>
              <table:table-cell office:value-type="float" office:value="109610.930449485">
                <text:p>109610.930449485</text:p>
              </table:table-cell>
              <table:table-cell office:value-type="float" office:value="10.7338240146637">
                <text:p>10.7338240146637</text:p>
              </table:table-cell>
              <table:table-cell office:value-type="float" office:value="80389.8289901594">
                <text:p>80389.82899015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.7722840309143">
                <text:p>18.7722840309143</text:p>
              </table:table-cell>
              <table:table-cell office:value-type="float" office:value="314.119470234759">
                <text:p>314.119470234759</text:p>
              </table:table-cell>
              <table:table-cell office:value-type="float" office:value="18.9958198070526">
                <text:p>18.9958198070526</text:p>
              </table:table-cell>
              <table:table-cell office:value-type="float" office:value="495.763990072871">
                <text:p>495.7639900728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.8236176967621">
                <text:p>18.8236176967621</text:p>
              </table:table-cell>
              <table:table-cell office:value-type="float" office:value="79791.6909372112">
                <text:p>79791.6909372112</text:p>
              </table:table-cell>
              <table:table-cell office:value-type="float" office:value="19.04700756073">
                <text:p>19.04700756073</text:p>
              </table:table-cell>
              <table:table-cell office:value-type="float" office:value="80019.1394570022">
                <text:p>80019.13945700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8749458789825">
                <text:p>18.8749458789825</text:p>
              </table:table-cell>
              <table:table-cell office:value-type="float" office:value="79800.2154529324">
                <text:p>79800.2154529324</text:p>
              </table:table-cell>
              <table:table-cell office:value-type="float" office:value="19.0983185768127">
                <text:p>19.0983185768127</text:p>
              </table:table-cell>
              <table:table-cell office:value-type="float" office:value="79826.9126729674">
                <text:p>79826.91267296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9262728691101">
                <text:p>18.9262728691101</text:p>
              </table:table-cell>
              <table:table-cell office:value-type="float" office:value="79802.0688495501">
                <text:p>79802.0688495501</text:p>
              </table:table-cell>
              <table:table-cell office:value-type="float" office:value="19.1496520042419">
                <text:p>19.1496520042419</text:p>
              </table:table-cell>
              <table:table-cell office:value-type="float" office:value="79792.0615304587">
                <text:p>79792.0615304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9775998592377">
                <text:p>18.9775998592377</text:p>
              </table:table-cell>
              <table:table-cell office:value-type="float" office:value="79802.0688495501">
                <text:p>79802.0688495501</text:p>
              </table:table-cell>
              <table:table-cell office:value-type="float" office:value="19.2009816169739">
                <text:p>19.2009816169739</text:p>
              </table:table-cell>
              <table:table-cell office:value-type="float" office:value="79797.9914906267">
                <text:p>79797.99149062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.0289282798767">
                <text:p>19.0289282798767</text:p>
              </table:table-cell>
              <table:table-cell office:value-type="float" office:value="79799.8447839396">
                <text:p>79799.8447839396</text:p>
              </table:table-cell>
              <table:table-cell office:value-type="float" office:value="19.2523112297058">
                <text:p>19.2523112297058</text:p>
              </table:table-cell>
              <table:table-cell office:value-type="float" office:value="79797.9914906267">
                <text:p>79797.99149062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.0802569389343">
                <text:p>19.0802569389343</text:p>
              </table:table-cell>
              <table:table-cell office:value-type="float" office:value="79799.4741183903">
                <text:p>79799.4741183903</text:p>
              </table:table-cell>
              <table:table-cell office:value-type="float" office:value="19.3036417961121">
                <text:p>19.3036417961121</text:p>
              </table:table-cell>
              <table:table-cell office:value-type="float" office:value="79796.5089179548">
                <text:p>79796.50891795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.1315855979919">
                <text:p>19.1315855979919</text:p>
              </table:table-cell>
              <table:table-cell office:value-type="float" office:value="79799.4741183903">
                <text:p>79799.4741183903</text:p>
              </table:table-cell>
              <table:table-cell office:value-type="float" office:value="19.3550038337708">
                <text:p>19.3550038337708</text:p>
              </table:table-cell>
              <table:table-cell office:value-type="float" office:value="79747.6149061403">
                <text:p>79747.61490614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.1829142570496">
                <text:p>19.1829142570496</text:p>
              </table:table-cell>
              <table:table-cell office:value-type="float" office:value="79799.4741183903">
                <text:p>79799.4741183903</text:p>
              </table:table-cell>
              <table:table-cell office:value-type="float" office:value="19.4063334465027">
                <text:p>19.4063334465027</text:p>
              </table:table-cell>
              <table:table-cell office:value-type="float" office:value="79797.9914906267">
                <text:p>79797.99149062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.2342417240143">
                <text:p>19.2342417240143</text:p>
              </table:table-cell>
              <table:table-cell office:value-type="float" office:value="79801.3274805721">
                <text:p>79801.3274805721</text:p>
              </table:table-cell>
              <table:table-cell office:value-type="float" office:value="19.4576618671417">
                <text:p>19.4576618671417</text:p>
              </table:table-cell>
              <table:table-cell office:value-type="float" office:value="79799.8447839396">
                <text:p>79799.84478393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.2855715751648">
                <text:p>19.2855715751648</text:p>
              </table:table-cell>
              <table:table-cell office:value-type="float" office:value="79797.620842294">
                <text:p>79797.620842294</text:p>
              </table:table-cell>
              <table:table-cell office:value-type="float" office:value="19.5089590549469">
                <text:p>19.5089590549469</text:p>
              </table:table-cell>
              <table:table-cell office:value-type="float" office:value="79848.4317611408">
                <text:p>79848.43176114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3368978500366">
                <text:p>19.3368978500366</text:p>
              </table:table-cell>
              <table:table-cell office:value-type="float" office:value="79803.1809288455">
                <text:p>79803.1809288455</text:p>
              </table:table-cell>
              <table:table-cell office:value-type="float" office:value="19.5602874755859">
                <text:p>19.5602874755859</text:p>
              </table:table-cell>
              <table:table-cell office:value-type="float" office:value="79799.8447839396">
                <text:p>79799.84478393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3882250785828">
                <text:p>19.3882250785828</text:p>
              </table:table-cell>
              <table:table-cell office:value-type="float" office:value="79801.6981633392">
                <text:p>79801.6981633392</text:p>
              </table:table-cell>
              <table:table-cell office:value-type="float" office:value="19.6116046905518">
                <text:p>19.6116046905518</text:p>
              </table:table-cell>
              <table:table-cell office:value-type="float" office:value="79817.2699498235">
                <text:p>79817.26994982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4395518302917">
                <text:p>19.4395518302917</text:p>
              </table:table-cell>
              <table:table-cell office:value-type="float" office:value="79802.4395392048">
                <text:p>79802.4395392048</text:p>
              </table:table-cell>
              <table:table-cell office:value-type="float" office:value="19.6629276275635">
                <text:p>19.6629276275635</text:p>
              </table:table-cell>
              <table:table-cell office:value-type="float" office:value="79808.3710420693">
                <text:p>79808.37104206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4908812046051">
                <text:p>19.4908812046051</text:p>
              </table:table-cell>
              <table:table-cell office:value-type="float" office:value="79798.3621424026">
                <text:p>79798.3621424026</text:p>
              </table:table-cell>
              <table:table-cell office:value-type="float" office:value="19.7142739295959">
                <text:p>19.7142739295959</text:p>
              </table:table-cell>
              <table:table-cell office:value-type="float" office:value="79772.0544199998">
                <text:p>79772.05441999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5422081947327">
                <text:p>19.5422081947327</text:p>
              </table:table-cell>
              <table:table-cell office:value-type="float" office:value="79802.0688495501">
                <text:p>79802.0688495501</text:p>
              </table:table-cell>
              <table:table-cell office:value-type="float" office:value="19.7655944824219">
                <text:p>19.7655944824219</text:p>
              </table:table-cell>
              <table:table-cell office:value-type="float" office:value="79812.0786791419">
                <text:p>79812.07867914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5935347080231">
                <text:p>19.5935347080231</text:p>
              </table:table-cell>
              <table:table-cell office:value-type="float" office:value="79802.8102323032">
                <text:p>79802.8102323032</text:p>
              </table:table-cell>
              <table:table-cell office:value-type="float" office:value="19.8170523643494">
                <text:p>19.8170523643494</text:p>
              </table:table-cell>
              <table:table-cell office:value-type="float" office:value="79599.0788305611">
                <text:p>79599.07883056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6448612213135">
                <text:p>19.6448612213135</text:p>
              </table:table-cell>
              <table:table-cell office:value-type="float" office:value="79802.8102323032">
                <text:p>79802.8102323032</text:p>
              </table:table-cell>
              <table:table-cell office:value-type="float" office:value="19.8682949542999">
                <text:p>19.8682949542999</text:p>
              </table:table-cell>
              <table:table-cell office:value-type="float" office:value="79933.5085121925">
                <text:p>79933.50851219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6961877346039">
                <text:p>19.6961877346039</text:p>
              </table:table-cell>
              <table:table-cell office:value-type="float" office:value="79802.8102323032">
                <text:p>79802.8102323032</text:p>
              </table:table-cell>
              <table:table-cell office:value-type="float" office:value="19.9195623397827">
                <text:p>19.9195623397827</text:p>
              </table:table-cell>
              <table:table-cell office:value-type="float" office:value="79894.8485753217">
                <text:p>79894.84857532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7475147247314">
                <text:p>19.7475147247314</text:p>
              </table:table-cell>
              <table:table-cell office:value-type="float" office:value="79802.0688495501">
                <text:p>79802.0688495501</text:p>
              </table:table-cell>
              <table:table-cell office:value-type="float" office:value="19.9709527492523">
                <text:p>19.9709527492523</text:p>
              </table:table-cell>
              <table:table-cell office:value-type="float" office:value="79703.5875423922">
                <text:p>79703.58754239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.7967689037323">
                <text:p>19.7967689037323</text:p>
              </table:table-cell>
              <table:table-cell office:value-type="float" office:value="83160.4562920223">
                <text:p>83160.4562920223</text:p>
              </table:table-cell>
              <table:table-cell office:value-type="float" office:value="20.0202147960663">
                <text:p>20.0202147960663</text:p>
              </table:table-cell>
              <table:table-cell office:value-type="float" office:value="83147.1744458426">
                <text:p>83147.17444584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.8450937271118">
                <text:p>19.8450937271118</text:p>
              </table:table-cell>
              <table:table-cell office:value-type="float" office:value="84759.7510669055">
                <text:p>84759.7510669055</text:p>
              </table:table-cell>
              <table:table-cell office:value-type="float" office:value="20.0684971809387">
                <text:p>20.0684971809387</text:p>
              </table:table-cell>
              <table:table-cell office:value-type="float" office:value="84834.2518875518">
                <text:p>84834.25188755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.8934183120728">
                <text:p>19.8934183120728</text:p>
              </table:table-cell>
              <table:table-cell office:value-type="float" office:value="84760.1692453426">
                <text:p>84760.1692453426</text:p>
              </table:table-cell>
              <table:table-cell office:value-type="float" office:value="20.1168496608734">
                <text:p>20.1168496608734</text:p>
              </table:table-cell>
              <table:table-cell office:value-type="float" office:value="84711.270353295">
                <text:p>84711.2703532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.9417390823364">
                <text:p>19.9417390823364</text:p>
              </table:table-cell>
              <table:table-cell office:value-type="float" office:value="84766.8606615615">
                <text:p>84766.8606615615</text:p>
              </table:table-cell>
              <table:table-cell office:value-type="float" office:value="20.1651558876038">
                <text:p>20.1651558876038</text:p>
              </table:table-cell>
              <table:table-cell office:value-type="float" office:value="84792.3813810701">
                <text:p>84792.38138107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.9900605678558">
                <text:p>19.9900605678558</text:p>
              </table:table-cell>
              <table:table-cell office:value-type="float" office:value="84765.6059405452">
                <text:p>84765.6059405452</text:p>
              </table:table-cell>
              <table:table-cell office:value-type="float" office:value="20.2134916782379">
                <text:p>20.2134916782379</text:p>
              </table:table-cell>
              <table:table-cell office:value-type="float" office:value="84740.519318322">
                <text:p>84740.5193183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0383815765381">
                <text:p>20.0383815765381</text:p>
              </table:table-cell>
              <table:table-cell office:value-type="float" office:value="84766.4424170955">
                <text:p>84766.4424170955</text:p>
              </table:table-cell>
              <table:table-cell office:value-type="float" office:value="20.2617883682251">
                <text:p>20.2617883682251</text:p>
              </table:table-cell>
              <table:table-cell office:value-type="float" office:value="84809.1246229717">
                <text:p>84809.12462297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0866978168488">
                <text:p>20.0866978168488</text:p>
              </table:table-cell>
              <table:table-cell office:value-type="float" office:value="84774.8080906772">
                <text:p>84774.8080906772</text:p>
              </table:table-cell>
              <table:table-cell office:value-type="float" office:value="20.3100965023041">
                <text:p>20.3100965023041</text:p>
              </table:table-cell>
              <table:table-cell office:value-type="float" office:value="84789.0335259773">
                <text:p>84789.03352597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1350150108337">
                <text:p>20.1350150108337</text:p>
              </table:table-cell>
              <table:table-cell office:value-type="float" office:value="84773.134823865">
                <text:p>84773.134823865</text:p>
              </table:table-cell>
              <table:table-cell office:value-type="float" office:value="20.3584151268005">
                <text:p>20.3584151268005</text:p>
              </table:table-cell>
              <table:table-cell office:value-type="float" office:value="84770.6250474926">
                <text:p>84770.62504749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1833322048187">
                <text:p>20.1833322048187</text:p>
              </table:table-cell>
              <table:table-cell office:value-type="float" office:value="84773.134823865">
                <text:p>84773.134823865</text:p>
              </table:table-cell>
              <table:table-cell office:value-type="float" office:value="20.4067039489746">
                <text:p>20.4067039489746</text:p>
              </table:table-cell>
              <table:table-cell office:value-type="float" office:value="84822.9427761704">
                <text:p>84822.94277617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2316479682922">
                <text:p>20.2316479682922</text:p>
              </table:table-cell>
              <table:table-cell office:value-type="float" office:value="84775.6447488539">
                <text:p>84775.6447488539</text:p>
              </table:table-cell>
              <table:table-cell office:value-type="float" office:value="20.4550440311432">
                <text:p>20.4550440311432</text:p>
              </table:table-cell>
              <table:table-cell office:value-type="float" office:value="84732.9962269362">
                <text:p>84732.99622693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2799632549286">
                <text:p>20.2799632549286</text:p>
              </table:table-cell>
              <table:table-cell office:value-type="float" office:value="84776.4814235451">
                <text:p>84776.4814235451</text:p>
              </table:table-cell>
              <table:table-cell office:value-type="float" office:value="20.5033602714539">
                <text:p>20.5033602714539</text:p>
              </table:table-cell>
              <table:table-cell office:value-type="float" office:value="84774.8080906772">
                <text:p>84774.80809067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3282792568207">
                <text:p>20.3282792568207</text:p>
              </table:table-cell>
              <table:table-cell office:value-type="float" office:value="84775.2264177013">
                <text:p>84775.2264177013</text:p>
              </table:table-cell>
              <table:table-cell office:value-type="float" office:value="20.5515856742859">
                <text:p>20.5515856742859</text:p>
              </table:table-cell>
              <table:table-cell office:value-type="float" office:value="84934.490112324">
                <text:p>84934.4901123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376594543457">
                <text:p>20.376594543457</text:p>
              </table:table-cell>
              <table:table-cell office:value-type="float" office:value="84776.4814235451">
                <text:p>84776.4814235451</text:p>
              </table:table-cell>
              <table:table-cell office:value-type="float" office:value="20.5999100208282">
                <text:p>20.5999100208282</text:p>
              </table:table-cell>
              <table:table-cell office:value-type="float" office:value="84760.5874279061">
                <text:p>84760.58742790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.424911737442">
                <text:p>20.424911737442</text:p>
              </table:table-cell>
              <table:table-cell office:value-type="float" office:value="84773.134823865">
                <text:p>84773.134823865</text:p>
              </table:table-cell>
              <table:table-cell office:value-type="float" office:value="20.6481096744537">
                <text:p>20.6481096744537</text:p>
              </table:table-cell>
              <table:table-cell office:value-type="float" office:value="84979.8637937516">
                <text:p>84979.86379375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4732279777527">
                <text:p>20.4732279777527</text:p>
              </table:table-cell>
              <table:table-cell office:value-type="float" office:value="84774.8080906772">
                <text:p>84774.8080906772</text:p>
              </table:table-cell>
              <table:table-cell office:value-type="float" office:value="20.6965770721436">
                <text:p>20.6965770721436</text:p>
              </table:table-cell>
              <table:table-cell office:value-type="float" office:value="84510.4172131027">
                <text:p>84510.41721310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.5215663909912">
                <text:p>20.5215663909912</text:p>
              </table:table-cell>
              <table:table-cell office:value-type="float" office:value="84735.921714855">
                <text:p>84735.921714855</text:p>
              </table:table-cell>
              <table:table-cell office:value-type="float" office:value="20.744815826416">
                <text:p>20.744815826416</text:p>
              </table:table-cell>
              <table:table-cell office:value-type="float" office:value="84910.98208849">
                <text:p>84910.982088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.5698742866516">
                <text:p>20.5698742866516</text:p>
              </table:table-cell>
              <table:table-cell office:value-type="float" office:value="84789.4519934063">
                <text:p>84789.4519934063</text:p>
              </table:table-cell>
              <table:table-cell office:value-type="float" office:value="20.7932460308075">
                <text:p>20.7932460308075</text:p>
              </table:table-cell>
              <table:table-cell office:value-type="float" office:value="84575.3192964146">
                <text:p>84575.31929641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.6181704998016">
                <text:p>20.6181704998016</text:p>
              </table:table-cell>
              <table:table-cell office:value-type="float" office:value="84809.9619586413">
                <text:p>84809.9619586413</text:p>
              </table:table-cell>
              <table:table-cell office:value-type="float" office:value="20.841545343399">
                <text:p>20.841545343399</text:p>
              </table:table-cell>
              <table:table-cell office:value-type="float" office:value="84804.5195723213">
                <text:p>84804.51957232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.6664803028107">
                <text:p>20.6664803028107</text:p>
              </table:table-cell>
              <table:table-cell office:value-type="float" office:value="84786.1043696268">
                <text:p>84786.1043696268</text:p>
              </table:table-cell>
              <table:table-cell office:value-type="float" office:value="20.8898551464081">
                <text:p>20.8898551464081</text:p>
              </table:table-cell>
              <table:table-cell office:value-type="float" office:value="84786.1043696268">
                <text:p>84786.10436962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.7147645950317">
                <text:p>20.7147645950317</text:p>
              </table:table-cell>
              <table:table-cell office:value-type="float" office:value="84830.900725364">
                <text:p>84830.900725364</text:p>
              </table:table-cell>
              <table:table-cell office:value-type="float" office:value="20.9382333755493">
                <text:p>20.9382333755493</text:p>
              </table:table-cell>
              <table:table-cell office:value-type="float" office:value="84666.1829651131">
                <text:p>84666.18296511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.7630884647369">
                <text:p>20.7630884647369</text:p>
              </table:table-cell>
              <table:table-cell office:value-type="float" office:value="84761.4238054123">
                <text:p>84761.4238054123</text:p>
              </table:table-cell>
              <table:table-cell office:value-type="float" office:value="20.9865093231201">
                <text:p>20.9865093231201</text:p>
              </table:table-cell>
              <table:table-cell office:value-type="float" office:value="84845.5640149345">
                <text:p>84845.56401493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.8033595085144">
                <text:p>20.8033595085144</text:p>
              </table:table-cell>
              <table:table-cell office:value-type="float" office:value="101710.79802734">
                <text:p>101710.79802734</text:p>
              </table:table-cell>
              <table:table-cell office:value-type="float" office:value="21.026784658432">
                <text:p>21.026784658432</text:p>
              </table:table-cell>
              <table:table-cell office:value-type="float" office:value="101699.960243182">
                <text:p>101699.9602431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.8434901237488">
                <text:p>20.8434901237488</text:p>
              </table:table-cell>
              <table:table-cell office:value-type="float" office:value="102066.713307985">
                <text:p>102066.713307985</text:p>
              </table:table-cell>
              <table:table-cell office:value-type="float" office:value="21.0668857097626">
                <text:p>21.0668857097626</text:p>
              </table:table-cell>
              <table:table-cell office:value-type="float" office:value="102141.960474684">
                <text:p>102141.9604746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.883620262146">
                <text:p>20.883620262146</text:p>
              </table:table-cell>
              <table:table-cell office:value-type="float" office:value="102067.926092278">
                <text:p>102067.926092278</text:p>
              </table:table-cell>
              <table:table-cell office:value-type="float" office:value="21.1070144176483">
                <text:p>21.1070144176483</text:p>
              </table:table-cell>
              <table:table-cell office:value-type="float" office:value="102071.56461809">
                <text:p>102071.564618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.9237484931946">
                <text:p>20.9237484931946</text:p>
              </table:table-cell>
              <table:table-cell office:value-type="float" office:value="102072.777517676">
                <text:p>102072.777517676</text:p>
              </table:table-cell>
              <table:table-cell office:value-type="float" office:value="21.1471483707428">
                <text:p>21.1471483707428</text:p>
              </table:table-cell>
              <table:table-cell office:value-type="float" office:value="102058.224624853">
                <text:p>102058.2246248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.9638667106628">
                <text:p>20.9638667106628</text:p>
              </table:table-cell>
              <table:table-cell office:value-type="float" office:value="102098.255069294">
                <text:p>102098.255069294</text:p>
              </table:table-cell>
              <table:table-cell office:value-type="float" office:value="21.1872844696045">
                <text:p>21.1872844696045</text:p>
              </table:table-cell>
              <table:table-cell office:value-type="float" office:value="102052.768359837">
                <text:p>102052.7683598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0039737224579">
                <text:p>21.0039737224579</text:p>
              </table:table-cell>
              <table:table-cell office:value-type="float" office:value="102126.780746756">
                <text:p>102126.780746756</text:p>
              </table:table-cell>
              <table:table-cell office:value-type="float" office:value="21.2273409366608">
                <text:p>21.2273409366608</text:p>
              </table:table-cell>
              <table:table-cell office:value-type="float" office:value="102255.648114089">
                <text:p>102255.6481140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0440809726715">
                <text:p>21.0440809726715</text:p>
              </table:table-cell>
              <table:table-cell office:value-type="float" office:value="102126.173651484">
                <text:p>102126.173651484</text:p>
              </table:table-cell>
              <table:table-cell office:value-type="float" office:value="21.2674741744995">
                <text:p>21.2674741744995</text:p>
              </table:table-cell>
              <table:table-cell office:value-type="float" office:value="102060.043509514">
                <text:p>102060.0435095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0841872692108">
                <text:p>21.0841872692108</text:p>
              </table:table-cell>
              <table:table-cell office:value-type="float" office:value="102128.602075878">
                <text:p>102128.602075878</text:p>
              </table:table-cell>
              <table:table-cell office:value-type="float" office:value="21.3075969219208">
                <text:p>21.3075969219208</text:p>
              </table:table-cell>
              <table:table-cell office:value-type="float" office:value="102086.727935016">
                <text:p>102086.7279350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124294757843">
                <text:p>21.124294757843</text:p>
              </table:table-cell>
              <table:table-cell office:value-type="float" office:value="102125.566563431">
                <text:p>102125.566563431</text:p>
              </table:table-cell>
              <table:table-cell office:value-type="float" office:value="21.347633600235">
                <text:p>21.347633600235</text:p>
              </table:table-cell>
              <table:table-cell office:value-type="float" office:value="102306.189535867">
                <text:p>102306.1895358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1644003391266">
                <text:p>21.1644003391266</text:p>
              </table:table-cell>
              <table:table-cell office:value-type="float" office:value="102130.423469964">
                <text:p>102130.423469964</text:p>
              </table:table-cell>
              <table:table-cell office:value-type="float" office:value="21.3877956867218">
                <text:p>21.3877956867218</text:p>
              </table:table-cell>
              <table:table-cell office:value-type="float" office:value="101986.733217771">
                <text:p>101986.7332177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2045071125031">
                <text:p>21.2045071125031</text:p>
              </table:table-cell>
              <table:table-cell office:value-type="float" office:value="102127.387849245">
                <text:p>102127.387849245</text:p>
              </table:table-cell>
              <table:table-cell office:value-type="float" office:value="21.42791056633">
                <text:p>21.42791056633</text:p>
              </table:table-cell>
              <table:table-cell office:value-type="float" office:value="102106.750413066">
                <text:p>102106.7504130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2446143627167">
                <text:p>21.2446143627167</text:p>
              </table:table-cell>
              <table:table-cell office:value-type="float" office:value="102126.173651484">
                <text:p>102126.173651484</text:p>
              </table:table-cell>
              <table:table-cell office:value-type="float" office:value="21.4680254459381">
                <text:p>21.4680254459381</text:p>
              </table:table-cell>
              <table:table-cell office:value-type="float" office:value="102106.750413066">
                <text:p>102106.7504130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2847266197205">
                <text:p>21.2847266197205</text:p>
              </table:table-cell>
              <table:table-cell office:value-type="float" office:value="102113.426317885">
                <text:p>102113.426317885</text:p>
              </table:table-cell>
              <table:table-cell office:value-type="float" office:value="21.5081322193146">
                <text:p>21.5081322193146</text:p>
              </table:table-cell>
              <table:table-cell office:value-type="float" office:value="102127.387849245">
                <text:p>102127.3878492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3248341083527">
                <text:p>21.3248341083527</text:p>
              </table:table-cell>
              <table:table-cell office:value-type="float" office:value="102125.566563431">
                <text:p>102125.566563431</text:p>
              </table:table-cell>
              <table:table-cell office:value-type="float" office:value="21.5883746147156">
                <text:p>21.5883746147156</text:p>
              </table:table-cell>
              <table:table-cell office:value-type="float" office:value="51045.335567698">
                <text:p>51045.3355676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3649413585663">
                <text:p>21.3649413585663</text:p>
              </table:table-cell>
              <table:table-cell office:value-type="float" office:value="102126.173651484">
                <text:p>102126.173651484</text:p>
              </table:table-cell>
              <table:table-cell office:value-type="float" office:value="21.6284132003784">
                <text:p>21.6284132003784</text:p>
              </table:table-cell>
              <table:table-cell office:value-type="float" office:value="102301.315897912">
                <text:p>102301.3158979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.4050483703613">
                <text:p>21.4050483703613</text:p>
              </table:table-cell>
              <table:table-cell office:value-type="float" office:value="102126.780746756">
                <text:p>102126.780746756</text:p>
              </table:table-cell>
              <table:table-cell office:value-type="float" office:value="21.668571472168">
                <text:p>21.668571472168</text:p>
              </table:table-cell>
              <table:table-cell office:value-type="float" office:value="101996.421097628">
                <text:p>101996.4210976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.4451541900635">
                <text:p>21.4451541900635</text:p>
              </table:table-cell>
              <table:table-cell office:value-type="float" office:value="102129.816331383">
                <text:p>102129.816331383</text:p>
              </table:table-cell>
              <table:table-cell office:value-type="float" office:value="21.7087261676788">
                <text:p>21.7087261676788</text:p>
              </table:table-cell>
              <table:table-cell office:value-type="float" office:value="102005.50515672">
                <text:p>102005.505156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.4852614402771">
                <text:p>21.4852614402771</text:p>
              </table:table-cell>
              <table:table-cell office:value-type="float" office:value="102126.173651484">
                <text:p>102126.173651484</text:p>
              </table:table-cell>
              <table:table-cell office:value-type="float" office:value="21.7488009929657">
                <text:p>21.7488009929657</text:p>
              </table:table-cell>
              <table:table-cell office:value-type="float" office:value="102208.80492129">
                <text:p>102208.804921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5253875255585">
                <text:p>21.5253875255585</text:p>
              </table:table-cell>
              <table:table-cell office:value-type="float" office:value="102078.235922544">
                <text:p>102078.235922544</text:p>
              </table:table-cell>
              <table:table-cell office:value-type="float" office:value="21.7889158725738">
                <text:p>21.7889158725738</text:p>
              </table:table-cell>
              <table:table-cell office:value-type="float" office:value="102106.750413066">
                <text:p>102106.7504130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.5655059814453">
                <text:p>21.5655059814453</text:p>
              </table:table-cell>
              <table:table-cell office:value-type="float" office:value="102097.648313118">
                <text:p>102097.648313118</text:p>
              </table:table-cell>
              <table:table-cell office:value-type="float" office:value="21.8692772388458">
                <text:p>21.8692772388458</text:p>
              </table:table-cell>
              <table:table-cell office:value-type="float" office:value="50969.765572895">
                <text:p>50969.7655728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6056127548218">
                <text:p>21.6056127548218</text:p>
              </table:table-cell>
              <table:table-cell office:value-type="float" office:value="102127.387849245">
                <text:p>102127.387849245</text:p>
              </table:table-cell>
              <table:table-cell office:value-type="float" office:value="21.9093544483185">
                <text:p>21.9093544483185</text:p>
              </table:table-cell>
              <table:table-cell office:value-type="float" office:value="102202.724538359">
                <text:p>102202.7245383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.6457190513611">
                <text:p>21.6457190513611</text:p>
              </table:table-cell>
              <table:table-cell office:value-type="float" office:value="102128.602075878">
                <text:p>102128.602075878</text:p>
              </table:table-cell>
              <table:table-cell office:value-type="float" office:value="21.9495284557343">
                <text:p>21.9495284557343</text:p>
              </table:table-cell>
              <table:table-cell office:value-type="float" office:value="101956.470451389">
                <text:p>101956.4704513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.6858994960785">
                <text:p>21.6858994960785</text:p>
              </table:table-cell>
              <table:table-cell office:value-type="float" office:value="101940.136024067">
                <text:p>101940.136024067</text:p>
              </table:table-cell>
              <table:table-cell office:value-type="float" office:value="21.9896895885468">
                <text:p>21.9896895885468</text:p>
              </table:table-cell>
              <table:table-cell office:value-type="float" office:value="101989.155015198">
                <text:p>101989.1550151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7260298728943">
                <text:p>21.7260298728943</text:p>
              </table:table-cell>
              <table:table-cell office:value-type="float" office:value="102067.319696529">
                <text:p>102067.319696529</text:p>
              </table:table-cell>
              <table:table-cell office:value-type="float" office:value="22.0306949615478">
                <text:p>22.0306949615478</text:p>
              </table:table-cell>
              <table:table-cell office:value-type="float" office:value="99889.34864439">
                <text:p>99889.348644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.7661914825439">
                <text:p>21.7661914825439</text:p>
              </table:table-cell>
              <table:table-cell office:value-type="float" office:value="101987.944102107">
                <text:p>101987.944102107</text:p>
              </table:table-cell>
              <table:table-cell office:value-type="float" office:value="22.0717849731445">
                <text:p>22.0717849731445</text:p>
              </table:table-cell>
              <table:table-cell office:value-type="float" office:value="99683.5931857216">
                <text:p>99683.59318572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8072772026062">
                <text:p>21.8072772026062</text:p>
              </table:table-cell>
              <table:table-cell office:value-type="float" office:value="99694.0054547776">
                <text:p>99694.0054547776</text:p>
              </table:table-cell>
              <table:table-cell office:value-type="float" office:value="22.1128783226013">
                <text:p>22.1128783226013</text:p>
              </table:table-cell>
              <table:table-cell office:value-type="float" office:value="99675.496257789">
                <text:p>99675.4962577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.8483729362488">
                <text:p>21.8483729362488</text:p>
              </table:table-cell>
              <table:table-cell office:value-type="float" office:value="99669.713543117">
                <text:p>99669.713543117</text:p>
              </table:table-cell>
              <table:table-cell office:value-type="float" office:value="22.153963804245">
                <text:p>22.153963804245</text:p>
              </table:table-cell>
              <table:table-cell office:value-type="float" office:value="99694.5839779487">
                <text:p>99694.58397794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8894588947296">
                <text:p>21.8894588947296</text:p>
              </table:table-cell>
              <table:table-cell office:value-type="float" office:value="99693.4269383208">
                <text:p>99693.4269383208</text:p>
              </table:table-cell>
              <table:table-cell office:value-type="float" office:value="22.1950407028198">
                <text:p>22.1950407028198</text:p>
              </table:table-cell>
              <table:table-cell office:value-type="float" office:value="99715.4152847831">
                <text:p>99715.41528478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9305458068848">
                <text:p>21.9305458068848</text:p>
              </table:table-cell>
              <table:table-cell office:value-type="float" office:value="99691.1129396336">
                <text:p>99691.1129396336</text:p>
              </table:table-cell>
              <table:table-cell office:value-type="float" office:value="22.2361357212067">
                <text:p>22.2361357212067</text:p>
              </table:table-cell>
              <table:table-cell office:value-type="float" office:value="99671.4482870653">
                <text:p>99671.44828706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9716339111328">
                <text:p>21.9716339111328</text:p>
              </table:table-cell>
              <table:table-cell office:value-type="float" office:value="99688.2205923313">
                <text:p>99688.2205923313</text:p>
              </table:table-cell>
              <table:table-cell office:value-type="float" office:value="22.3183181285858">
                <text:p>22.3183181285858</text:p>
              </table:table-cell>
              <table:table-cell office:value-type="float" office:value="49840.3506373695">
                <text:p>49840.35063736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0127222537994">
                <text:p>22.0127222537994</text:p>
              </table:table-cell>
              <table:table-cell office:value-type="float" office:value="99687.6421430105">
                <text:p>99687.6421430105</text:p>
              </table:table-cell>
              <table:table-cell office:value-type="float" office:value="22.3594512939453">
                <text:p>22.3594512939453</text:p>
              </table:table-cell>
              <table:table-cell office:value-type="float" office:value="99579.0128039415">
                <text:p>99579.01280394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0538096427917">
                <text:p>22.0538096427917</text:p>
              </table:table-cell>
              <table:table-cell office:value-type="float" office:value="99689.9559805725">
                <text:p>99689.9559805725</text:p>
              </table:table-cell>
              <table:table-cell office:value-type="float" office:value="22.4004964828491">
                <text:p>22.4004964828491</text:p>
              </table:table-cell>
              <table:table-cell office:value-type="float" office:value="99792.4509398453">
                <text:p>99792.45093984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.0948884487152">
                <text:p>22.0948884487152</text:p>
              </table:table-cell>
              <table:table-cell office:value-type="float" office:value="99710.7853531983">
                <text:p>99710.7853531983</text:p>
              </table:table-cell>
              <table:table-cell office:value-type="float" office:value="22.4416787624359">
                <text:p>22.4416787624359</text:p>
              </table:table-cell>
              <table:table-cell office:value-type="float" office:value="99460.2542913548">
                <text:p>99460.25429135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.1359760761261">
                <text:p>22.1359760761261</text:p>
              </table:table-cell>
              <table:table-cell office:value-type="float" office:value="99689.3775111121">
                <text:p>99689.3775111121</text:p>
              </table:table-cell>
              <table:table-cell office:value-type="float" office:value="22.482675075531">
                <text:p>22.482675075531</text:p>
              </table:table-cell>
              <table:table-cell office:value-type="float" office:value="99911.423510186">
                <text:p>99911.4235101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.1770639419556">
                <text:p>22.1770639419556</text:p>
              </table:table-cell>
              <table:table-cell office:value-type="float" office:value="99688.7990483651">
                <text:p>99688.7990483651</text:p>
              </table:table-cell>
              <table:table-cell office:value-type="float" office:value="22.5237653255463">
                <text:p>22.5237653255463</text:p>
              </table:table-cell>
              <table:table-cell office:value-type="float" office:value="99683.0147901013">
                <text:p>99683.01479010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.218151807785">
                <text:p>22.218151807785</text:p>
              </table:table-cell>
              <table:table-cell office:value-type="float" office:value="99688.7990483651">
                <text:p>99688.7990483651</text:p>
              </table:table-cell>
              <table:table-cell office:value-type="float" office:value="22.5648334026337">
                <text:p>22.5648334026337</text:p>
              </table:table-cell>
              <table:table-cell office:value-type="float" office:value="99736.8343125189">
                <text:p>99736.83431251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2592401504517">
                <text:p>22.2592401504517</text:p>
              </table:table-cell>
              <table:table-cell office:value-type="float" office:value="99687.6421430105">
                <text:p>99687.6421430105</text:p>
              </table:table-cell>
              <table:table-cell office:value-type="float" office:value="22.6058940887451">
                <text:p>22.6058940887451</text:p>
              </table:table-cell>
              <table:table-cell office:value-type="float" office:value="99754.7870701018">
                <text:p>99754.78707010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3003287315369">
                <text:p>22.3003287315369</text:p>
              </table:table-cell>
              <table:table-cell office:value-type="float" office:value="99687.0637004027">
                <text:p>99687.0637004027</text:p>
              </table:table-cell>
              <table:table-cell office:value-type="float" office:value="22.6469626426697">
                <text:p>22.6469626426697</text:p>
              </table:table-cell>
              <table:table-cell office:value-type="float" office:value="99735.6762919874">
                <text:p>99735.67629198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3414170742035">
                <text:p>22.3414170742035</text:p>
              </table:table-cell>
              <table:table-cell office:value-type="float" office:value="99687.6421430105">
                <text:p>99687.6421430105</text:p>
              </table:table-cell>
              <table:table-cell office:value-type="float" office:value="22.6880373954773">
                <text:p>22.6880373954773</text:p>
              </table:table-cell>
              <table:table-cell office:value-type="float" office:value="99720.6244717901">
                <text:p>99720.62447179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382506608963">
                <text:p>22.382506608963</text:p>
              </table:table-cell>
              <table:table-cell office:value-type="float" office:value="99684.7499970988">
                <text:p>99684.7499970988</text:p>
              </table:table-cell>
              <table:table-cell office:value-type="float" office:value="22.7291367053986">
                <text:p>22.7291367053986</text:p>
              </table:table-cell>
              <table:table-cell office:value-type="float" office:value="99661.0407290742">
                <text:p>99661.04072907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4235954284668">
                <text:p>22.4235954284668</text:p>
              </table:table-cell>
              <table:table-cell office:value-type="float" office:value="99686.4852645077">
                <text:p>99686.4852645077</text:p>
              </table:table-cell>
              <table:table-cell office:value-type="float" office:value="22.7702240943909">
                <text:p>22.7702240943909</text:p>
              </table:table-cell>
              <table:table-cell office:value-type="float" office:value="99689.9559805725">
                <text:p>99689.95598057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646553993225">
                <text:p>22.4646553993225</text:p>
              </table:table-cell>
              <table:table-cell office:value-type="float" office:value="99756.5247767365">
                <text:p>99756.5247767365</text:p>
              </table:table-cell>
              <table:table-cell office:value-type="float" office:value="22.8112797737122">
                <text:p>22.8112797737122</text:p>
              </table:table-cell>
              <table:table-cell office:value-type="float" office:value="99766.9522880372">
                <text:p>99766.95228803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057411193848">
                <text:p>22.5057411193848</text:p>
              </table:table-cell>
              <table:table-cell office:value-type="float" office:value="99694.0054547776">
                <text:p>99694.0054547776</text:p>
              </table:table-cell>
              <table:table-cell office:value-type="float" office:value="22.8935499191284">
                <text:p>22.8935499191284</text:p>
              </table:table-cell>
              <table:table-cell office:value-type="float" office:value="49787.1977650652">
                <text:p>49787.19776506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5468313694">
                <text:p>22.5468313694</text:p>
              </table:table-cell>
              <table:table-cell office:value-type="float" office:value="99683.0147901013">
                <text:p>99683.0147901013</text:p>
              </table:table-cell>
              <table:table-cell office:value-type="float" office:value="22.9346394538879">
                <text:p>22.9346394538879</text:p>
              </table:table-cell>
              <table:table-cell office:value-type="float" office:value="99684.7499970988">
                <text:p>99684.74999709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5879211425781">
                <text:p>22.5879211425781</text:p>
              </table:table-cell>
              <table:table-cell office:value-type="float" office:value="99684.1715880541">
                <text:p>99684.1715880541</text:p>
              </table:table-cell>
              <table:table-cell office:value-type="float" office:value="22.9757478237152">
                <text:p>22.9757478237152</text:p>
              </table:table-cell>
              <table:table-cell office:value-type="float" office:value="99639.0763538084">
                <text:p>99639.07635380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629008769989">
                <text:p>22.629008769989</text:p>
              </table:table-cell>
              <table:table-cell office:value-type="float" office:value="99689.3775111121">
                <text:p>99689.3775111121</text:p>
              </table:table-cell>
              <table:table-cell office:value-type="float" office:value="23.0166823863983">
                <text:p>23.0166823863983</text:p>
              </table:table-cell>
              <table:table-cell office:value-type="float" office:value="100062.141416024">
                <text:p>100062.1414160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6700975894928">
                <text:p>22.6700975894928</text:p>
              </table:table-cell>
              <table:table-cell office:value-type="float" office:value="99686.4852645077">
                <text:p>99686.4852645077</text:p>
              </table:table-cell>
              <table:table-cell office:value-type="float" office:value="23.0574901103973">
                <text:p>23.0574901103973</text:p>
              </table:table-cell>
              <table:table-cell office:value-type="float" office:value="100373.154849264">
                <text:p>100373.1548492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.711186170578">
                <text:p>22.711186170578</text:p>
              </table:table-cell>
              <table:table-cell office:value-type="float" office:value="99687.0637004027">
                <text:p>99687.0637004027</text:p>
              </table:table-cell>
              <table:table-cell office:value-type="float" office:value="23.1393396854401">
                <text:p>23.1393396854401</text:p>
              </table:table-cell>
              <table:table-cell office:value-type="float" office:value="50043.020966962">
                <text:p>50043.0209669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.752274274826">
                <text:p>22.752274274826</text:p>
              </table:table-cell>
              <table:table-cell office:value-type="float" office:value="99688.2205923313">
                <text:p>99688.2205923313</text:p>
              </table:table-cell>
              <table:table-cell office:value-type="float" office:value="23.1802163124084">
                <text:p>23.1802163124084</text:p>
              </table:table-cell>
              <table:table-cell office:value-type="float" office:value="100203.962601123">
                <text:p>100203.9626011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.7932152748108">
                <text:p>22.7932152748108</text:p>
              </table:table-cell>
              <table:table-cell office:value-type="float" office:value="100046.4082833">
                <text:p>100046.4082833</text:p>
              </table:table-cell>
              <table:table-cell office:value-type="float" office:value="23.2211172580719">
                <text:p>23.2211172580719</text:p>
              </table:table-cell>
              <table:table-cell office:value-type="float" office:value="100144.383792575">
                <text:p>100144.3837925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.8340997695923">
                <text:p>22.8340997695923</text:p>
              </table:table-cell>
              <table:table-cell office:value-type="float" office:value="100184.67934827">
                <text:p>100184.67934827</text:p>
              </table:table-cell>
              <table:table-cell office:value-type="float" office:value="23.2619595527649">
                <text:p>23.2619595527649</text:p>
              </table:table-cell>
              <table:table-cell office:value-type="float" office:value="100288.194646975">
                <text:p>100288.1946469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.8749852180481">
                <text:p>22.8749852180481</text:p>
              </table:table-cell>
              <table:table-cell office:value-type="float" office:value="100182.3424886">
                <text:p>100182.3424886</text:p>
              </table:table-cell>
              <table:table-cell office:value-type="float" office:value="23.3028478622437">
                <text:p>23.3028478622437</text:p>
              </table:table-cell>
              <table:table-cell office:value-type="float" office:value="100175.332563645">
                <text:p>100175.3325636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.9158823490143">
                <text:p>22.9158823490143</text:p>
              </table:table-cell>
              <table:table-cell office:value-type="float" office:value="100153.724802518">
                <text:p>100153.724802518</text:p>
              </table:table-cell>
              <table:table-cell office:value-type="float" office:value="23.3846168518066">
                <text:p>23.3846168518066</text:p>
              </table:table-cell>
              <table:table-cell office:value-type="float" office:value="50092.3396741349">
                <text:p>50092.33967413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9567687511444">
                <text:p>22.9567687511444</text:p>
              </table:table-cell>
              <table:table-cell office:value-type="float" office:value="100180.005737944">
                <text:p>100180.005737944</text:p>
              </table:table-cell>
              <table:table-cell office:value-type="float" office:value="23.4254722595215">
                <text:p>23.4254722595215</text:p>
              </table:table-cell>
              <table:table-cell office:value-type="float" office:value="100256.005975724">
                <text:p>100256.0059757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.9976525306702">
                <text:p>22.9976525306702</text:p>
              </table:table-cell>
              <table:table-cell office:value-type="float" office:value="100186.432064568">
                <text:p>100186.432064568</text:p>
              </table:table-cell>
              <table:table-cell office:value-type="float" office:value="23.4663937091827">
                <text:p>23.4663937091827</text:p>
              </table:table-cell>
              <table:table-cell office:value-type="float" office:value="100094.205701568">
                <text:p>100094.2057015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0385141372681">
                <text:p>23.0385141372681</text:p>
              </table:table-cell>
              <table:table-cell office:value-type="float" office:value="100240.796704515">
                <text:p>100240.796704515</text:p>
              </table:table-cell>
              <table:table-cell office:value-type="float" office:value="23.5072903633118">
                <text:p>23.5072903633118</text:p>
              </table:table-cell>
              <table:table-cell office:value-type="float" office:value="100154.892551288">
                <text:p>100154.8925512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0793981552124">
                <text:p>23.0793981552124</text:p>
              </table:table-cell>
              <table:table-cell office:value-type="float" office:value="100185.847818988">
                <text:p>100185.847818988</text:p>
              </table:table-cell>
              <table:table-cell office:value-type="float" office:value="23.5481946468353">
                <text:p>23.5481946468353</text:p>
              </table:table-cell>
              <table:table-cell office:value-type="float" office:value="100136.211838079">
                <text:p>100136.2118380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1202828884125">
                <text:p>23.1202828884125</text:p>
              </table:table-cell>
              <table:table-cell office:value-type="float" office:value="100184.095123132">
                <text:p>100184.095123132</text:p>
              </table:table-cell>
              <table:table-cell office:value-type="float" office:value="23.629994392395">
                <text:p>23.629994392395</text:p>
              </table:table-cell>
              <table:table-cell office:value-type="float" office:value="50073.505387752">
                <text:p>50073.5053877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.1611671447754">
                <text:p>23.1611671447754</text:p>
              </table:table-cell>
              <table:table-cell office:value-type="float" office:value="100185.263580222">
                <text:p>100185.263580222</text:p>
              </table:table-cell>
              <table:table-cell office:value-type="float" office:value="23.6708028316498">
                <text:p>23.6708028316498</text:p>
              </table:table-cell>
              <table:table-cell office:value-type="float" office:value="100371.395593674">
                <text:p>100371.3955936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.2020514011383">
                <text:p>23.2020514011383</text:p>
              </table:table-cell>
              <table:table-cell office:value-type="float" office:value="100185.263580222">
                <text:p>100185.263580222</text:p>
              </table:table-cell>
              <table:table-cell office:value-type="float" office:value="23.7117457389832">
                <text:p>23.7117457389832</text:p>
              </table:table-cell>
              <table:table-cell office:value-type="float" office:value="100041.747564448">
                <text:p>100041.7475644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.2429368495941">
                <text:p>23.2429368495941</text:p>
              </table:table-cell>
              <table:table-cell office:value-type="float" office:value="100182.3424886">
                <text:p>100182.3424886</text:p>
              </table:table-cell>
              <table:table-cell office:value-type="float" office:value="23.7526164054871">
                <text:p>23.7526164054871</text:p>
              </table:table-cell>
              <table:table-cell office:value-type="float" office:value="100218.576068695">
                <text:p>100218.5760686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.2838234901428">
                <text:p>23.2838234901428</text:p>
              </table:table-cell>
              <table:table-cell office:value-type="float" office:value="100179.421567313">
                <text:p>100179.421567313</text:p>
              </table:table-cell>
              <table:table-cell office:value-type="float" office:value="23.7934529781342">
                <text:p>23.7934529781342</text:p>
              </table:table-cell>
              <table:table-cell office:value-type="float" office:value="100302.247091038">
                <text:p>100302.2470910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.3247056007385">
                <text:p>23.3247056007385</text:p>
              </table:table-cell>
              <table:table-cell office:value-type="float" office:value="100190.521974433">
                <text:p>100190.521974433</text:p>
              </table:table-cell>
              <table:table-cell office:value-type="float" office:value="23.8752408027649">
                <text:p>23.8752408027649</text:p>
              </table:table-cell>
              <table:table-cell office:value-type="float" office:value="50080.8038175972">
                <text:p>50080.80381759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.3655898571014">
                <text:p>23.3655898571014</text:p>
              </table:table-cell>
              <table:table-cell office:value-type="float" office:value="100185.263580222">
                <text:p>100185.263580222</text:p>
              </table:table-cell>
              <table:table-cell office:value-type="float" office:value="23.9161150455475">
                <text:p>23.9161150455475</text:p>
              </table:table-cell>
              <table:table-cell office:value-type="float" office:value="100209.807476712">
                <text:p>100209.8074767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4064996242523">
                <text:p>23.4064996242523</text:p>
              </table:table-cell>
              <table:table-cell office:value-type="float" office:value="100122.789379211">
                <text:p>100122.789379211</text:p>
              </table:table-cell>
              <table:table-cell office:value-type="float" office:value="23.9569668769836">
                <text:p>23.9569668769836</text:p>
              </table:table-cell>
              <table:table-cell office:value-type="float" office:value="100264.782654878">
                <text:p>100264.7826548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4473841190338">
                <text:p>23.4473841190338</text:p>
              </table:table-cell>
              <table:table-cell office:value-type="float" office:value="100184.67934827">
                <text:p>100184.67934827</text:p>
              </table:table-cell>
              <table:table-cell office:value-type="float" office:value="23.9974808692932">
                <text:p>23.9974808692932</text:p>
              </table:table-cell>
              <table:table-cell office:value-type="float" office:value="101100.873216892">
                <text:p>101100.8732168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4882683753967">
                <text:p>23.4882683753967</text:p>
              </table:table-cell>
              <table:table-cell office:value-type="float" office:value="100185.263580222">
                <text:p>100185.263580222</text:p>
              </table:table-cell>
              <table:table-cell office:value-type="float" office:value="24.0366396903992">
                <text:p>24.0366396903992</text:p>
              </table:table-cell>
              <table:table-cell office:value-type="float" office:value="104599.675994252">
                <text:p>104599.6759942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5291604995728">
                <text:p>23.5291604995728</text:p>
              </table:table-cell>
              <table:table-cell office:value-type="float" office:value="100165.987522884">
                <text:p>100165.987522884</text:p>
              </table:table-cell>
              <table:table-cell office:value-type="float" office:value="24.0756533145905">
                <text:p>24.0756533145905</text:p>
              </table:table-cell>
              <table:table-cell office:value-type="float" office:value="104988.964365814">
                <text:p>104988.9643658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5700361728668">
                <text:p>23.5700361728668</text:p>
              </table:table-cell>
              <table:table-cell office:value-type="float" office:value="100206.300469538">
                <text:p>100206.300469538</text:p>
              </table:table-cell>
              <table:table-cell office:value-type="float" office:value="24.1149237155914">
                <text:p>24.1149237155914</text:p>
              </table:table-cell>
              <table:table-cell office:value-type="float" office:value="104302.474525232">
                <text:p>104302.4745252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6109249591827">
                <text:p>23.6109249591827</text:p>
              </table:table-cell>
              <table:table-cell office:value-type="float" office:value="100174.164338192">
                <text:p>100174.164338192</text:p>
              </table:table-cell>
              <table:table-cell office:value-type="float" office:value="24.1539530754089">
                <text:p>24.1539530754089</text:p>
              </table:table-cell>
              <table:table-cell office:value-type="float" office:value="104946.635536741">
                <text:p>104946.6355367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6518092155457">
                <text:p>23.6518092155457</text:p>
              </table:table-cell>
              <table:table-cell office:value-type="float" office:value="100185.263580222">
                <text:p>100185.263580222</text:p>
              </table:table-cell>
              <table:table-cell office:value-type="float" office:value="24.1931521892548">
                <text:p>24.1931521892548</text:p>
              </table:table-cell>
              <table:table-cell office:value-type="float" office:value="104492.15806536">
                <text:p>104492.158065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6926939487457">
                <text:p>23.6926939487457</text:p>
              </table:table-cell>
              <table:table-cell office:value-type="float" office:value="100184.095123132">
                <text:p>100184.095123132</text:p>
              </table:table-cell>
              <table:table-cell office:value-type="float" office:value="24.2322738170624">
                <text:p>24.2322738170624</text:p>
              </table:table-cell>
              <table:table-cell office:value-type="float" office:value="104699.11988689">
                <text:p>104699.119886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7335684299469">
                <text:p>23.7335684299469</text:p>
              </table:table-cell>
              <table:table-cell office:value-type="float" office:value="100209.222958469">
                <text:p>100209.222958469</text:p>
              </table:table-cell>
              <table:table-cell office:value-type="float" office:value="24.271356344223">
                <text:p>24.271356344223</text:p>
              </table:table-cell>
              <table:table-cell office:value-type="float" office:value="104803.867548376">
                <text:p>104803.8675483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7740252017975">
                <text:p>23.7740252017975</text:p>
              </table:table-cell>
              <table:table-cell office:value-type="float" office:value="101243.86629579">
                <text:p>101243.86629579</text:p>
              </table:table-cell>
              <table:table-cell office:value-type="float" office:value="24.3104557991028">
                <text:p>24.3104557991028</text:p>
              </table:table-cell>
              <table:table-cell office:value-type="float" office:value="104758.493758956">
                <text:p>104758.4937589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.8131685256958">
                <text:p>23.8131685256958</text:p>
              </table:table-cell>
              <table:table-cell office:value-type="float" office:value="104641.087983238">
                <text:p>104641.087983238</text:p>
              </table:table-cell>
              <table:table-cell office:value-type="float" office:value="24.3496241569519">
                <text:p>24.3496241569519</text:p>
              </table:table-cell>
              <table:table-cell office:value-type="float" office:value="104574.207981301">
                <text:p>104574.2079813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.8523066043854">
                <text:p>23.8523066043854</text:p>
              </table:table-cell>
              <table:table-cell office:value-type="float" office:value="104655.11177714">
                <text:p>104655.11177714</text:p>
              </table:table-cell>
              <table:table-cell office:value-type="float" office:value="24.3887779712677">
                <text:p>24.3887779712677</text:p>
              </table:table-cell>
              <table:table-cell office:value-type="float" office:value="104613.05166755">
                <text:p>104613.051667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.8914477825165">
                <text:p>23.8914477825165</text:p>
              </table:table-cell>
              <table:table-cell office:value-type="float" office:value="104646.824535542">
                <text:p>104646.824535542</text:p>
              </table:table-cell>
              <table:table-cell office:value-type="float" office:value="24.4279186725616">
                <text:p>24.4279186725616</text:p>
              </table:table-cell>
              <table:table-cell office:value-type="float" office:value="104648.09941036">
                <text:p>104648.099410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.9305877685547">
                <text:p>23.9305877685547</text:p>
              </table:table-cell>
              <table:table-cell office:value-type="float" office:value="104650.01178083">
                <text:p>104650.01178083</text:p>
              </table:table-cell>
              <table:table-cell office:value-type="float" office:value="24.4671046733856">
                <text:p>24.4671046733856</text:p>
              </table:table-cell>
              <table:table-cell office:value-type="float" office:value="104527.124837246">
                <text:p>104527.1248372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.9697268009186">
                <text:p>23.9697268009186</text:p>
              </table:table-cell>
              <table:table-cell office:value-type="float" office:value="104652.561716851">
                <text:p>104652.561716851</text:p>
              </table:table-cell>
              <table:table-cell office:value-type="float" office:value="24.5062654018402">
                <text:p>24.5062654018402</text:p>
              </table:table-cell>
              <table:table-cell office:value-type="float" office:value="104594.581399313">
                <text:p>104594.5813993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0088481903076">
                <text:p>24.0088481903076</text:p>
              </table:table-cell>
              <table:table-cell office:value-type="float" office:value="104699.757957669">
                <text:p>104699.757957669</text:p>
              </table:table-cell>
              <table:table-cell office:value-type="float" office:value="24.5453970432281">
                <text:p>24.5453970432281</text:p>
              </table:table-cell>
              <table:table-cell office:value-type="float" office:value="104672.327935173">
                <text:p>104672.3279351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0479855537415">
                <text:p>24.0479855537415</text:p>
              </table:table-cell>
              <table:table-cell office:value-type="float" office:value="104657.024403913">
                <text:p>104657.024403913</text:p>
              </table:table-cell>
              <table:table-cell office:value-type="float" office:value="24.5845308303833">
                <text:p>24.5845308303833</text:p>
              </table:table-cell>
              <table:table-cell office:value-type="float" office:value="104666.588586503">
                <text:p>104666.5885865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0870940685272">
                <text:p>24.0870940685272</text:p>
              </table:table-cell>
              <table:table-cell office:value-type="float" office:value="104734.225332707">
                <text:p>104734.225332707</text:p>
              </table:table-cell>
              <table:table-cell office:value-type="float" office:value="24.6236760616302">
                <text:p>24.6236760616302</text:p>
              </table:table-cell>
              <table:table-cell office:value-type="float" office:value="104635.989353603">
                <text:p>104635.9893536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126232624054">
                <text:p>24.126232624054</text:p>
              </table:table-cell>
              <table:table-cell office:value-type="float" office:value="104653.836731462">
                <text:p>104653.836731462</text:p>
              </table:table-cell>
              <table:table-cell office:value-type="float" office:value="24.6628065109253">
                <text:p>24.6628065109253</text:p>
              </table:table-cell>
              <table:table-cell office:value-type="float" office:value="104675.516734197">
                <text:p>104675.5167341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1653814315796">
                <text:p>24.1653814315796</text:p>
              </table:table-cell>
              <table:table-cell office:value-type="float" office:value="104626.43076211">
                <text:p>104626.43076211</text:p>
              </table:table-cell>
              <table:table-cell office:value-type="float" office:value="24.7019538879395">
                <text:p>24.7019538879395</text:p>
              </table:table-cell>
              <table:table-cell office:value-type="float" office:value="104630.253989135">
                <text:p>104630.2539891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2045238018036">
                <text:p>24.2045238018036</text:p>
              </table:table-cell>
              <table:table-cell office:value-type="float" office:value="104643.637484392">
                <text:p>104643.637484392</text:p>
              </table:table-cell>
              <table:table-cell office:value-type="float" office:value="24.7410807609558">
                <text:p>24.7410807609558</text:p>
              </table:table-cell>
              <table:table-cell office:value-type="float" office:value="104685.084297118">
                <text:p>104685.0842971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.2436645030975">
                <text:p>24.2436645030975</text:p>
              </table:table-cell>
              <table:table-cell office:value-type="float" office:value="104648.09941036">
                <text:p>104648.09941036</text:p>
              </table:table-cell>
              <table:table-cell office:value-type="float" office:value="24.7802202701569">
                <text:p>24.7802202701569</text:p>
              </table:table-cell>
              <table:table-cell office:value-type="float" office:value="104651.286733308">
                <text:p>104651.2867333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.2828073501587">
                <text:p>24.2828073501587</text:p>
              </table:table-cell>
              <table:table-cell office:value-type="float" office:value="104642.362718286">
                <text:p>104642.362718286</text:p>
              </table:table-cell>
              <table:table-cell office:value-type="float" office:value="24.81938123703">
                <text:p>24.81938123703</text:p>
              </table:table-cell>
              <table:table-cell office:value-type="float" office:value="104593.94460984">
                <text:p>104593.944609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.3219468593597">
                <text:p>24.3219468593597</text:p>
              </table:table-cell>
              <table:table-cell office:value-type="float" office:value="104651.286733308">
                <text:p>104651.286733308</text:p>
              </table:table-cell>
              <table:table-cell office:value-type="float" office:value="24.8585069179535">
                <text:p>24.8585069179535</text:p>
              </table:table-cell>
              <table:table-cell office:value-type="float" office:value="104688.273873435">
                <text:p>104688.2738734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.3610846996307">
                <text:p>24.3610846996307</text:p>
              </table:table-cell>
              <table:table-cell office:value-type="float" office:value="104655.74931163">
                <text:p>104655.74931163</text:p>
              </table:table-cell>
              <table:table-cell office:value-type="float" office:value="24.897647857666">
                <text:p>24.897647857666</text:p>
              </table:table-cell>
              <table:table-cell office:value-type="float" office:value="104647.461969068">
                <text:p>104647.4619690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.4002225399017">
                <text:p>24.4002225399017</text:p>
              </table:table-cell>
              <table:table-cell office:value-type="float" office:value="104655.74931163">
                <text:p>104655.74931163</text:p>
              </table:table-cell>
              <table:table-cell office:value-type="float" office:value="24.93678855896">
                <text:p>24.93678855896</text:p>
              </table:table-cell>
              <table:table-cell office:value-type="float" office:value="104648.09941036">
                <text:p>104648.099410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.4393603801727">
                <text:p>24.4393603801727</text:p>
              </table:table-cell>
              <table:table-cell office:value-type="float" office:value="104655.74931163">
                <text:p>104655.74931163</text:p>
              </table:table-cell>
              <table:table-cell office:value-type="float" office:value="24.9759404659271">
                <text:p>24.9759404659271</text:p>
              </table:table-cell>
              <table:table-cell office:value-type="float" office:value="104618.148061992">
                <text:p>104618.1480619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.4784982204437">
                <text:p>24.4784982204437</text:p>
              </table:table-cell>
              <table:table-cell office:value-type="float" office:value="104655.74931163">
                <text:p>104655.74931163</text:p>
              </table:table-cell>
              <table:table-cell office:value-type="float" office:value="25.0139226913452">
                <text:p>25.0139226913452</text:p>
              </table:table-cell>
              <table:table-cell office:value-type="float" office:value="107839.916037386">
                <text:p>107839.9160373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.5176374912262">
                <text:p>24.5176374912262</text:p>
              </table:table-cell>
              <table:table-cell office:value-type="float" office:value="104651.924221196">
                <text:p>104651.924221196</text:p>
              </table:table-cell>
              <table:table-cell office:value-type="float" office:value="25.051176071167">
                <text:p>25.051176071167</text:p>
              </table:table-cell>
              <table:table-cell office:value-type="float" office:value="109949.755420731">
                <text:p>109949.7554207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.5567750930786">
                <text:p>24.5567750930786</text:p>
              </table:table-cell>
              <table:table-cell office:value-type="float" office:value="104656.386853888">
                <text:p>104656.386853888</text:p>
              </table:table-cell>
              <table:table-cell office:value-type="float" office:value="25.0884470939636">
                <text:p>25.0884470939636</text:p>
              </table:table-cell>
              <table:table-cell office:value-type="float" office:value="109897.70853217">
                <text:p>109897.708532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.5959146022797">
                <text:p>24.5959146022797</text:p>
              </table:table-cell>
              <table:table-cell office:value-type="float" office:value="104651.286733308">
                <text:p>104651.286733308</text:p>
              </table:table-cell>
              <table:table-cell office:value-type="float" office:value="25.1258509159088">
                <text:p>25.1258509159088</text:p>
              </table:table-cell>
              <table:table-cell office:value-type="float" office:value="109507.52588872">
                <text:p>109507.525888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.6350526809692">
                <text:p>24.6350526809692</text:p>
              </table:table-cell>
              <table:table-cell office:value-type="float" office:value="104655.11177714">
                <text:p>104655.11177714</text:p>
              </table:table-cell>
              <table:table-cell office:value-type="float" office:value="25.1631920337677">
                <text:p>25.1631920337677</text:p>
              </table:table-cell>
              <table:table-cell office:value-type="float" office:value="109691.413510407">
                <text:p>109691.4135104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.6741936206818">
                <text:p>24.6741936206818</text:p>
              </table:table-cell>
              <table:table-cell office:value-type="float" office:value="104647.461969068">
                <text:p>104647.461969068</text:p>
              </table:table-cell>
              <table:table-cell office:value-type="float" office:value="25.2004895210266">
                <text:p>25.2004895210266</text:p>
              </table:table-cell>
              <table:table-cell office:value-type="float" office:value="109819.730524109">
                <text:p>109819.7305241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.7133326530457">
                <text:p>24.7133326530457</text:p>
              </table:table-cell>
              <table:table-cell office:value-type="float" office:value="104652.561716851">
                <text:p>104652.561716851</text:p>
              </table:table-cell>
              <table:table-cell office:value-type="float" office:value="25.2378866672516">
                <text:p>25.2378866672516</text:p>
              </table:table-cell>
              <table:table-cell office:value-type="float" office:value="109527.073947276">
                <text:p>109527.0739472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.7524707317352">
                <text:p>24.7524707317352</text:p>
              </table:table-cell>
              <table:table-cell office:value-type="float" office:value="104655.11177714">
                <text:p>104655.11177714</text:p>
              </table:table-cell>
              <table:table-cell office:value-type="float" office:value="25.2752954959869">
                <text:p>25.2752954959869</text:p>
              </table:table-cell>
              <table:table-cell office:value-type="float" office:value="109492.869423342">
                <text:p>109492.8694233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.7903583049774">
                <text:p>24.7903583049774</text:p>
              </table:table-cell>
              <table:table-cell office:value-type="float" office:value="108109.325815546">
                <text:p>108109.325815546</text:p>
              </table:table-cell>
              <table:table-cell office:value-type="float" office:value="25.3126356601715">
                <text:p>25.3126356601715</text:p>
              </table:table-cell>
              <table:table-cell office:value-type="float" office:value="109694.215048271">
                <text:p>109694.2150482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.8277342319489">
                <text:p>24.8277342319489</text:p>
              </table:table-cell>
              <table:table-cell office:value-type="float" office:value="109589.255221158">
                <text:p>109589.255221158</text:p>
              </table:table-cell>
              <table:table-cell office:value-type="float" office:value="25.3500373363495">
                <text:p>25.3500373363495</text:p>
              </table:table-cell>
              <table:table-cell office:value-type="float" office:value="109513.808432245">
                <text:p>109513.8084322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.8651101589203">
                <text:p>24.8651101589203</text:p>
              </table:table-cell>
              <table:table-cell office:value-type="float" office:value="109589.255221158">
                <text:p>109589.255221158</text:p>
              </table:table-cell>
              <table:table-cell office:value-type="float" office:value="25.3873724937439">
                <text:p>25.3873724937439</text:p>
              </table:table-cell>
              <table:table-cell office:value-type="float" office:value="109708.925470162">
                <text:p>109708.9254701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9024784564972">
                <text:p>24.9024784564972</text:p>
              </table:table-cell>
              <table:table-cell office:value-type="float" office:value="109611.629793153">
                <text:p>109611.629793153</text:p>
              </table:table-cell>
              <table:table-cell office:value-type="float" office:value="25.4247400760651">
                <text:p>25.4247400760651</text:p>
              </table:table-cell>
              <table:table-cell office:value-type="float" office:value="109613.727877701">
                <text:p>109613.7278777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.9398303031921">
                <text:p>24.9398303031921</text:p>
              </table:table-cell>
              <table:table-cell office:value-type="float" office:value="109659.906067086">
                <text:p>109659.906067086</text:p>
              </table:table-cell>
              <table:table-cell office:value-type="float" office:value="25.462096452713">
                <text:p>25.462096452713</text:p>
              </table:table-cell>
              <table:table-cell office:value-type="float" office:value="109646.608358224">
                <text:p>109646.6083582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9771993160248">
                <text:p>24.9771993160248</text:p>
              </table:table-cell>
              <table:table-cell office:value-type="float" office:value="109609.53178892">
                <text:p>109609.53178892</text:p>
              </table:table-cell>
              <table:table-cell office:value-type="float" office:value="25.4995753765106">
                <text:p>25.4995753765106</text:p>
              </table:table-cell>
              <table:table-cell office:value-type="float" office:value="109288.090077482">
                <text:p>109288.0900774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.0145823955536">
                <text:p>25.0145823955536</text:p>
              </table:table-cell>
              <table:table-cell office:value-type="float" office:value="109568.287354269">
                <text:p>109568.287354269</text:p>
              </table:table-cell>
              <table:table-cell office:value-type="float" office:value="25.5369186401367">
                <text:p>25.5369186401367</text:p>
              </table:table-cell>
              <table:table-cell office:value-type="float" office:value="109685.110573393">
                <text:p>109685.1105733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.0519642829895">
                <text:p>25.0519642829895</text:p>
              </table:table-cell>
              <table:table-cell office:value-type="float" office:value="109571.781441537">
                <text:p>109571.781441537</text:p>
              </table:table-cell>
              <table:table-cell office:value-type="float" office:value="25.5742619037628">
                <text:p>25.5742619037628</text:p>
              </table:table-cell>
              <table:table-cell office:value-type="float" office:value="109685.110573393">
                <text:p>109685.1105733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5.0893092155457">
                <text:p>25.0893092155457</text:p>
              </table:table-cell>
              <table:table-cell office:value-type="float" office:value="109680.208789806">
                <text:p>109680.208789806</text:p>
              </table:table-cell>
              <table:table-cell office:value-type="float" office:value="25.6117084026337">
                <text:p>25.6117084026337</text:p>
              </table:table-cell>
              <table:table-cell office:value-type="float" office:value="109382.722644561">
                <text:p>109382.7226445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5.1267006397247">
                <text:p>25.1267006397247</text:p>
              </table:table-cell>
              <table:table-cell office:value-type="float" office:value="109543.834981604">
                <text:p>109543.834981604</text:p>
              </table:table-cell>
              <table:table-cell office:value-type="float" office:value="25.6490306854248">
                <text:p>25.6490306854248</text:p>
              </table:table-cell>
              <table:table-cell office:value-type="float" office:value="109746.770392421">
                <text:p>109746.7703924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5.1640560626984">
                <text:p>25.1640560626984</text:p>
              </table:table-cell>
              <table:table-cell office:value-type="float" office:value="109649.407607863">
                <text:p>109649.407607863</text:p>
              </table:table-cell>
              <table:table-cell office:value-type="float" office:value="25.6864051818848">
                <text:p>25.6864051818848</text:p>
              </table:table-cell>
              <table:table-cell office:value-type="float" office:value="109593.449757591">
                <text:p>109593.4497575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.2014212608337">
                <text:p>25.2014212608337</text:p>
              </table:table-cell>
              <table:table-cell office:value-type="float" office:value="109620.722072983">
                <text:p>109620.722072983</text:p>
              </table:table-cell>
              <table:table-cell office:value-type="float" office:value="25.7237226963043">
                <text:p>25.7237226963043</text:p>
              </table:table-cell>
              <table:table-cell office:value-type="float" office:value="109760.793657081">
                <text:p>109760.7936570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5.2387866973877">
                <text:p>25.2387866973877</text:p>
              </table:table-cell>
              <table:table-cell office:value-type="float" office:value="109620.02261329">
                <text:p>109620.02261329</text:p>
              </table:table-cell>
              <table:table-cell office:value-type="float" office:value="25.7611384391785">
                <text:p>25.7611384391785</text:p>
              </table:table-cell>
              <table:table-cell office:value-type="float" office:value="109472.635991155">
                <text:p>109472.6359911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.2761509418488">
                <text:p>25.2761509418488</text:p>
              </table:table-cell>
              <table:table-cell office:value-type="float" office:value="109623.520001021">
                <text:p>109623.520001021</text:p>
              </table:table-cell>
              <table:table-cell office:value-type="float" office:value="28.7769913673401">
                <text:p>28.7769913673401</text:p>
              </table:table-cell>
              <table:table-cell office:value-type="float" office:value="1358.15641464214">
                <text:p>1358.156414642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.3135149478912">
                <text:p>25.3135149478912</text:p>
              </table:table-cell>
              <table:table-cell office:value-type="float" office:value="109624.219505347">
                <text:p>109624.219505347</text:p>
              </table:table-cell>
              <table:table-cell office:value-type="float" office:value="30.1798856258392">
                <text:p>30.1798856258392</text:p>
              </table:table-cell>
              <table:table-cell office:value-type="float" office:value="2919.67835436294">
                <text:p>2919.678354362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5.3508660793304">
                <text:p>25.3508660793304</text:p>
              </table:table-cell>
              <table:table-cell office:value-type="float" office:value="109662.006000179">
                <text:p>109662.006000179</text:p>
              </table:table-cell>
              <table:table-cell office:value-type="float" office:value="30.3244140148163">
                <text:p>30.3244140148163</text:p>
              </table:table-cell>
              <table:table-cell office:value-type="float" office:value="28340.4528964229">
                <text:p>28340.45289642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5.3882303237915">
                <text:p>25.3882303237915</text:p>
              </table:table-cell>
              <table:table-cell office:value-type="float" office:value="109623.520001021">
                <text:p>109623.520001021</text:p>
              </table:table-cell>
              <table:table-cell office:value-type="float" office:value="30.3410637378693">
                <text:p>30.3410637378693</text:p>
              </table:table-cell>
              <table:table-cell office:value-type="float" office:value="246010.098003838">
                <text:p>246010.0980038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5.4255855083466">
                <text:p>25.4255855083466</text:p>
              </table:table-cell>
              <table:table-cell office:value-type="float" office:value="109650.107442606">
                <text:p>109650.107442606</text:p>
              </table:table-cell>
              <table:table-cell office:value-type="float" office:value="30.3577132225037">
                <text:p>30.3577132225037</text:p>
              </table:table-cell>
              <table:table-cell office:value-type="float" office:value="246013.620838286">
                <text:p>246013.6208382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5.4629492759705">
                <text:p>25.4629492759705</text:p>
              </table:table-cell>
              <table:table-cell office:value-type="float" office:value="109624.919018601">
                <text:p>109624.919018601</text:p>
              </table:table-cell>
              <table:table-cell office:value-type="float" office:value="30.3843615055084">
                <text:p>30.3843615055084</text:p>
              </table:table-cell>
              <table:table-cell office:value-type="float" office:value="153705.962942087">
                <text:p>153705.9629420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5.50031042099">
                <text:p>25.50031042099</text:p>
              </table:table-cell>
              <table:table-cell office:value-type="float" office:value="109632.614253625">
                <text:p>109632.614253625</text:p>
              </table:table-cell>
              <table:table-cell office:value-type="float" office:value="30.4353051185608">
                <text:p>30.4353051185608</text:p>
              </table:table-cell>
              <table:table-cell office:value-type="float" office:value="80402.620752271">
                <text:p>80402.6207522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.5376808643341">
                <text:p>25.5376808643341</text:p>
              </table:table-cell>
              <table:table-cell office:value-type="float" office:value="109605.336021385">
                <text:p>109605.336021385</text:p>
              </table:table-cell>
              <table:table-cell office:value-type="float" office:value="30.4862999916077">
                <text:p>30.4862999916077</text:p>
              </table:table-cell>
              <table:table-cell office:value-type="float" office:value="80321.8001196888">
                <text:p>80321.80011968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.5750441551208">
                <text:p>25.5750441551208</text:p>
              </table:table-cell>
              <table:table-cell office:value-type="float" office:value="109626.318071889">
                <text:p>109626.318071889</text:p>
              </table:table-cell>
              <table:table-cell office:value-type="float" office:value="30.537166595459">
                <text:p>30.537166595459</text:p>
              </table:table-cell>
              <table:table-cell office:value-type="float" office:value="80524.3458354816">
                <text:p>80524.34583548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.6124093532562">
                <text:p>25.6124093532562</text:p>
              </table:table-cell>
              <table:table-cell office:value-type="float" office:value="109620.722072983">
                <text:p>109620.722072983</text:p>
              </table:table-cell>
              <table:table-cell office:value-type="float" office:value="30.5881292819977">
                <text:p>30.5881292819977</text:p>
              </table:table-cell>
              <table:table-cell office:value-type="float" office:value="80372.5289656753">
                <text:p>80372.52896567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5.6497728824615">
                <text:p>25.6497728824615</text:p>
              </table:table-cell>
              <table:table-cell office:value-type="float" office:value="109625.618540781">
                <text:p>109625.618540781</text:p>
              </table:table-cell>
              <table:table-cell office:value-type="float" office:value="30.63907122612">
                <text:p>30.63907122612</text:p>
              </table:table-cell>
              <table:table-cell office:value-type="float" office:value="80405.2548557094">
                <text:p>80405.25485570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5.6871361732483">
                <text:p>25.6871361732483</text:p>
              </table:table-cell>
              <table:table-cell office:value-type="float" office:value="109626.318071889">
                <text:p>109626.318071889</text:p>
              </table:table-cell>
              <table:table-cell office:value-type="float" office:value="30.6900606155396">
                <text:p>30.6900606155396</text:p>
              </table:table-cell>
              <table:table-cell office:value-type="float" office:value="80330.4382858345">
                <text:p>80330.43828583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5.7245070934296">
                <text:p>25.7245070934296</text:p>
              </table:table-cell>
              <table:table-cell office:value-type="float" office:value="109603.937503589">
                <text:p>109603.937503589</text:p>
              </table:table-cell>
              <table:table-cell office:value-type="float" office:value="30.7410001754761">
                <text:p>30.7410001754761</text:p>
              </table:table-cell>
              <table:table-cell office:value-type="float" office:value="80409.018160033">
                <text:p>80409.0181600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5.7618641853333">
                <text:p>25.7618641853333</text:p>
              </table:table-cell>
              <table:table-cell office:value-type="float" office:value="109644.509014787">
                <text:p>109644.509014787</text:p>
              </table:table-cell>
              <table:table-cell office:value-type="float" office:value="30.7911813259125">
                <text:p>30.7911813259125</text:p>
              </table:table-cell>
              <table:table-cell office:value-type="float" office:value="81624.2745409194">
                <text:p>81624.27454091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.8124606609344">
                <text:p>38.8124606609344</text:p>
              </table:table-cell>
              <table:table-cell office:value-type="float" office:value="313.855386430628">
                <text:p>313.855386430628</text:p>
              </table:table-cell>
              <table:table-cell office:value-type="float" office:value="39.0362501144409">
                <text:p>39.0362501144409</text:p>
              </table:table-cell>
              <table:table-cell office:value-type="float" office:value="496.781786187019">
                <text:p>496.7817861870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.863774061203">
                <text:p>38.863774061203</text:p>
              </table:table-cell>
              <table:table-cell office:value-type="float" office:value="79823.2036575847">
                <text:p>79823.2036575847</text:p>
              </table:table-cell>
              <table:table-cell office:value-type="float" office:value="39.0874238014221">
                <text:p>39.0874238014221</text:p>
              </table:table-cell>
              <table:table-cell office:value-type="float" office:value="80041.1352323447">
                <text:p>80041.13523234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.9151012897491">
                <text:p>38.9151012897491</text:p>
              </table:table-cell>
              <table:table-cell office:value-type="float" office:value="79801.6981633392">
                <text:p>79801.6981633392</text:p>
              </table:table-cell>
              <table:table-cell office:value-type="float" office:value="39.138697385788">
                <text:p>39.138697385788</text:p>
              </table:table-cell>
              <table:table-cell office:value-type="float" office:value="79885.189433499">
                <text:p>79885.1894334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8.9664504528046">
                <text:p>38.9664504528046</text:p>
              </table:table-cell>
              <table:table-cell office:value-type="float" office:value="79767.6097579095">
                <text:p>79767.6097579095</text:p>
              </table:table-cell>
              <table:table-cell office:value-type="float" office:value="39.1900935173035">
                <text:p>39.1900935173035</text:p>
              </table:table-cell>
              <table:table-cell office:value-type="float" office:value="79694.7139643087">
                <text:p>79694.71396430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9.0177805423737">
                <text:p>39.0177805423737</text:p>
              </table:table-cell>
              <table:table-cell office:value-type="float" office:value="79797.2501974045">
                <text:p>79797.2501974045</text:p>
              </table:table-cell>
              <table:table-cell office:value-type="float" office:value="39.241443157196">
                <text:p>39.241443157196</text:p>
              </table:table-cell>
              <table:table-cell office:value-type="float" office:value="79766.8690290469">
                <text:p>79766.86902904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9.0691049098969">
                <text:p>39.0691049098969</text:p>
              </table:table-cell>
              <table:table-cell office:value-type="float" office:value="79806.1466251684">
                <text:p>79806.1466251684</text:p>
              </table:table-cell>
              <table:table-cell office:value-type="float" office:value="39.2927393913269">
                <text:p>39.2927393913269</text:p>
              </table:table-cell>
              <table:table-cell office:value-type="float" office:value="79849.9162638507">
                <text:p>79849.91626385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9.1204307079315">
                <text:p>39.1204307079315</text:p>
              </table:table-cell>
              <table:table-cell office:value-type="float" office:value="79803.9223322618">
                <text:p>79803.9223322618</text:p>
              </table:table-cell>
              <table:table-cell office:value-type="float" office:value="39.3440775871277">
                <text:p>39.3440775871277</text:p>
              </table:table-cell>
              <table:table-cell office:value-type="float" office:value="79784.6503195126">
                <text:p>79784.65031951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9.1717572212219">
                <text:p>39.1717572212219</text:p>
              </table:table-cell>
              <table:table-cell office:value-type="float" office:value="79802.8102323032">
                <text:p>79802.8102323032</text:p>
              </table:table-cell>
              <table:table-cell office:value-type="float" office:value="39.3953948020935">
                <text:p>39.3953948020935</text:p>
              </table:table-cell>
              <table:table-cell office:value-type="float" office:value="79817.2699498235">
                <text:p>79817.26994982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.223085641861">
                <text:p>39.223085641861</text:p>
              </table:table-cell>
              <table:table-cell office:value-type="float" office:value="79799.8447839396">
                <text:p>79799.8447839396</text:p>
              </table:table-cell>
              <table:table-cell office:value-type="float" office:value="39.4467198848724">
                <text:p>39.4467198848724</text:p>
              </table:table-cell>
              <table:table-cell office:value-type="float" office:value="79805.0344632165">
                <text:p>79805.03446321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.2744355201721">
                <text:p>39.2744355201721</text:p>
              </table:table-cell>
              <table:table-cell office:value-type="float" office:value="79766.4986697744">
                <text:p>79766.4986697744</text:p>
              </table:table-cell>
              <table:table-cell office:value-type="float" office:value="39.4980521202087">
                <text:p>39.4980521202087</text:p>
              </table:table-cell>
              <table:table-cell office:value-type="float" office:value="79793.9145483342">
                <text:p>79793.91454833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.3257479667664">
                <text:p>39.3257479667664</text:p>
              </table:table-cell>
              <table:table-cell office:value-type="float" office:value="79824.6872223771">
                <text:p>79824.6872223771</text:p>
              </table:table-cell>
              <table:table-cell office:value-type="float" office:value="39.5493671894073">
                <text:p>39.5493671894073</text:p>
              </table:table-cell>
              <table:table-cell office:value-type="float" office:value="79820.6075518861">
                <text:p>79820.60755188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9.3770761489868">
                <text:p>39.3770761489868</text:p>
              </table:table-cell>
              <table:table-cell office:value-type="float" office:value="79800.2154529324">
                <text:p>79800.2154529324</text:p>
              </table:table-cell>
              <table:table-cell office:value-type="float" office:value="39.6006922721863">
                <text:p>39.6006922721863</text:p>
              </table:table-cell>
              <table:table-cell office:value-type="float" office:value="79805.0344632165">
                <text:p>79805.03446321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.4284012317657">
                <text:p>39.4284012317657</text:p>
              </table:table-cell>
              <table:table-cell office:value-type="float" office:value="79805.0344632165">
                <text:p>79805.0344632165</text:p>
              </table:table-cell>
              <table:table-cell office:value-type="float" office:value="39.6520221233368">
                <text:p>39.6520221233368</text:p>
              </table:table-cell>
              <table:table-cell office:value-type="float" office:value="79797.620842294">
                <text:p>79797.6208422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9.4797277450562">
                <text:p>39.4797277450562</text:p>
              </table:table-cell>
              <table:table-cell office:value-type="float" office:value="79802.8102323032">
                <text:p>79802.8102323032</text:p>
              </table:table-cell>
              <table:table-cell office:value-type="float" office:value="39.7033438682556">
                <text:p>39.7033438682556</text:p>
              </table:table-cell>
              <table:table-cell office:value-type="float" office:value="79810.2248175454">
                <text:p>79810.22481754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.5310564041138">
                <text:p>39.5310564041138</text:p>
              </table:table-cell>
              <table:table-cell office:value-type="float" office:value="79799.4741183903">
                <text:p>79799.4741183903</text:p>
              </table:table-cell>
              <table:table-cell office:value-type="float" office:value="39.754718542099">
                <text:p>39.754718542099</text:p>
              </table:table-cell>
              <table:table-cell office:value-type="float" office:value="79728.0000742525">
                <text:p>79728.00007425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.5824065208435">
                <text:p>39.5824065208435</text:p>
              </table:table-cell>
              <table:table-cell office:value-type="float" office:value="79766.1283139411">
                <text:p>79766.1283139411</text:p>
              </table:table-cell>
              <table:table-cell office:value-type="float" office:value="39.8060340881348">
                <text:p>39.8060340881348</text:p>
              </table:table-cell>
              <table:table-cell office:value-type="float" office:value="79819.865838417">
                <text:p>79819.8658384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9.6337330341339">
                <text:p>39.6337330341339</text:p>
              </table:table-cell>
              <table:table-cell office:value-type="float" office:value="79802.8102323032">
                <text:p>79802.8102323032</text:p>
              </table:table-cell>
              <table:table-cell office:value-type="float" office:value="39.8574061393738">
                <text:p>39.8574061393738</text:p>
              </table:table-cell>
              <table:table-cell office:value-type="float" office:value="79732.0702835662">
                <text:p>79732.070283566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.6850578784943">
                <text:p>39.6850578784943</text:p>
              </table:table-cell>
              <table:table-cell office:value-type="float" office:value="79805.4051804229">
                <text:p>79805.4051804229</text:p>
              </table:table-cell>
              <table:table-cell office:value-type="float" office:value="39.9087057113647">
                <text:p>39.9087057113647</text:p>
              </table:table-cell>
              <table:table-cell office:value-type="float" office:value="79844.7207458427">
                <text:p>79844.72074584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.7363839149475">
                <text:p>39.7363839149475</text:p>
              </table:table-cell>
              <table:table-cell office:value-type="float" office:value="79803.5516288317">
                <text:p>79803.5516288317</text:p>
              </table:table-cell>
              <table:table-cell office:value-type="float" office:value="39.960037946701">
                <text:p>39.960037946701</text:p>
              </table:table-cell>
              <table:table-cell office:value-type="float" office:value="79793.9145483342">
                <text:p>79793.91454833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.7863299846649">
                <text:p>39.7863299846649</text:p>
              </table:table-cell>
              <table:table-cell office:value-type="float" office:value="82008.4547828287">
                <text:p>82008.4547828287</text:p>
              </table:table-cell>
              <table:table-cell office:value-type="float" office:value="40.0100386142731">
                <text:p>40.0100386142731</text:p>
              </table:table-cell>
              <table:table-cell office:value-type="float" office:value="81918.9062646029">
                <text:p>81918.90626460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.834644317627">
                <text:p>39.834644317627</text:p>
              </table:table-cell>
              <table:table-cell office:value-type="float" office:value="84778.1548224728">
                <text:p>84778.1548224728</text:p>
              </table:table-cell>
              <table:table-cell office:value-type="float" office:value="40.058319568634">
                <text:p>40.058319568634</text:p>
              </table:table-cell>
              <table:table-cell office:value-type="float" office:value="84836.7654329523">
                <text:p>84836.76543295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.8829708099365">
                <text:p>39.8829708099365</text:p>
              </table:table-cell>
              <table:table-cell office:value-type="float" office:value="84756.8239333781">
                <text:p>84756.8239333781</text:p>
              </table:table-cell>
              <table:table-cell office:value-type="float" office:value="40.1066579818726">
                <text:p>40.1066579818726</text:p>
              </table:table-cell>
              <table:table-cell office:value-type="float" office:value="84735.921714855">
                <text:p>84735.9217148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.9312958717346">
                <text:p>39.9312958717346</text:p>
              </table:table-cell>
              <table:table-cell office:value-type="float" office:value="84759.3328925946">
                <text:p>84759.3328925946</text:p>
              </table:table-cell>
              <table:table-cell office:value-type="float" office:value="40.1549096107483">
                <text:p>40.1549096107483</text:p>
              </table:table-cell>
              <table:table-cell office:value-type="float" office:value="84888.3259578421">
                <text:p>84888.32595784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.9796214103699">
                <text:p>39.9796214103699</text:p>
              </table:table-cell>
              <table:table-cell office:value-type="float" office:value="84758.4965563515">
                <text:p>84758.4965563515</text:p>
              </table:table-cell>
              <table:table-cell office:value-type="float" office:value="40.2032518386841">
                <text:p>40.2032518386841</text:p>
              </table:table-cell>
              <table:table-cell office:value-type="float" office:value="84729.2351821347">
                <text:p>84729.23518213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.0279459953308">
                <text:p>40.0279459953308</text:p>
              </table:table-cell>
              <table:table-cell office:value-type="float" office:value="84760.1692453426">
                <text:p>84760.1692453426</text:p>
              </table:table-cell>
              <table:table-cell office:value-type="float" office:value="40.2515652179718">
                <text:p>40.2515652179718</text:p>
              </table:table-cell>
              <table:table-cell office:value-type="float" office:value="84779.828287464">
                <text:p>84779.828287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